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2" svg:font-family="Garamond"/>
    <style:font-face style:name="Garamond1" svg:font-family="Garamond" style:font-family-generic="roman"/>
    <style:font-face style:name="Garamond" svg:font-family="Garamon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66pt"/>
    </style:style>
    <style:style style:name="co2" style:family="table-column">
      <style:table-column-properties fo:break-before="auto" style:column-width="340.89pt"/>
    </style:style>
    <style:style style:name="co3" style:family="table-column">
      <style:table-column-properties fo:break-before="auto" style:column-width="63.3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62.45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07.26pt" fo:break-before="auto" style:use-optimal-row-height="false"/>
    </style:style>
    <style:style style:name="ro3" style:family="table-row">
      <style:table-row-properties style:row-height="15.51pt" fo:break-before="auto" style:use-optimal-row-height="true"/>
    </style:style>
    <style:style style:name="ro4" style:family="table-row">
      <style:table-row-properties style:row-height="15.59pt" fo:break-before="auto" style:use-optimal-row-height="true"/>
    </style:style>
    <style:style style:name="ro5" style:family="table-row">
      <style:table-row-properties style:row-height="13.75pt" fo:break-before="auto" style:use-optimal-row-height="true"/>
    </style:style>
    <style:style style:name="ro6" style:family="table-row">
      <style:table-row-properties style:row-height="14.71pt" fo:break-before="auto" style:use-optimal-row-height="true"/>
    </style:style>
    <style:style style:name="ro7" style:family="table-row">
      <style:table-row-properties style:row-height="13.86pt" fo:break-before="auto" style:use-optimal-row-height="true"/>
    </style:style>
    <style:style style:name="ro8" style:family="table-row">
      <style:table-row-properties style:row-height="13.01pt" fo:break-before="auto" style:use-optimal-row-height="true"/>
    </style:style>
    <style:style style:name="ro9" style:family="table-row">
      <style:table-row-properties style:row-height="19.81pt" fo:break-before="auto" style:use-optimal-row-height="true"/>
    </style:style>
    <style:style style:name="ro10" style:family="table-row">
      <style:table-row-properties style:row-height="15.76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4.66pt" fo:break-before="auto" style:use-optimal-row-height="true"/>
    </style:style>
    <style:style style:name="ro13" style:family="table-row">
      <style:table-row-properties style:row-height="15.65pt" fo:break-before="auto" style:use-optimal-row-height="true"/>
    </style:style>
    <style:style style:name="ro14" style:family="table-row">
      <style:table-row-properties style:row-height="29.99pt" fo:break-before="auto" style:use-optimal-row-height="true"/>
    </style:style>
    <style:style style:name="ro15" style:family="table-row">
      <style:table-row-properties style:row-height="29.85pt" fo:break-before="auto" style:use-optimal-row-height="true"/>
    </style:style>
    <style:style style:name="ro16" style:family="table-row">
      <style:table-row-properties style:row-height="29.31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420e"/>
    </style:style>
    <style:style style:name="ta3" style:family="table" style:master-page-name="Default">
      <style:table-properties table:display="true" style:writing-mode="lr-tb" tableooo:tab-color="#579d1c"/>
    </style:style>
    <style:style style:name="ta4" style:family="table" style:master-page-name="Default">
      <style:table-properties table:display="true" style:writing-mode="lr-tb" tableooo:tab-color="#83caff"/>
    </style:style>
    <style:style style:name="ta5" style:family="table" style:master-page-name="Default">
      <style:table-properties table:display="true" style:writing-mode="lr-tb" tableooo:tab-color="#c5000b"/>
    </style:style>
    <style:style style:name="ta6" style:family="table" style:master-page-name="Default">
      <style:table-properties table:display="true" style:writing-mode="lr-tb" tableooo:tab-color="#3465a4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646" style:family="table-cell" style:parent-style-name="Default">
      <style:table-cell-properties fo:border-bottom="none" fo:border-left="0.74pt solid #000000" fo:border-right="0.74pt solid #000000" fo:border-top="none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none" fo:border-left="0.74pt solid #000000" fo:border-right="0.74pt solid #000000" fo:border-top="none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397" style:family="table-cell" style:parent-style-name="Default" style:data-style-name="N134">
      <style:table-cell-properties fo:border-bottom="none" fo:border-left="0.74pt solid #000000" fo:border-right="0.74pt solid #000000" fo:border-top="none"/>
      <style:text-properties style:font-name="Garamond1" fo:font-size="12pt" style:font-size-asian="12pt" style:font-size-complex="12pt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398" style:family="table-cell" style:parent-style-name="Default" style:data-style-name="N134">
      <style:table-cell-properties fo:border-bottom="none" fo:border-left="0.74pt solid #000000" fo:border-right="0.74pt solid #000000" fo:border-top="none"/>
    </style:style>
    <style:style style:name="ce6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</style:style>
    <style:style style:name="ce652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01" style:family="table-cell" style:parent-style-name="Excel_20_Built-in_20_Title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6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fo:border-bottom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65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css3t:text-justify="auto" fo:margin-left="0pt" style:writing-mode="page"/>
    </style:style>
    <style:style style:name="ce408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12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loext:vertical-justify="auto"/>
      <style:paragraph-properties css3t:text-justify="auto" fo:margin-left="0pt" style:writing-mode="page"/>
      <style:text-properties fo:font-style="italic" style:text-underline-style="none" style:font-style-asian="italic" style:font-style-complex="italic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6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8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69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1">
      <style:map style:condition="cell-content()&lt;0.6" style:apply-style-name="Failing" style:base-cell-address="'11th Work Ed.'.D16"/>
    </style:style>
    <style:style style:name="ce419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66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42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1th Work Ed.'.F16"/>
    </style:style>
    <style:style style:name="ce67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</style:style>
    <style:style style:name="ce67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0.74pt solid #000000" fo:background-color="#00cc33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border-bottom="0.74pt solid #000000" fo:background-color="#3333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678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1th Work Ed.'.A3"/>
      <style:map style:condition="is-true-formula(NOT(ISEVEN(ROW())))" style:apply-style-name="EveryOtherRow2" style:base-cell-address="'11th Work Ed.'.A3"/>
    </style:style>
    <style:style style:name="ce68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82" style:family="table-cell" style:parent-style-name="Default">
      <style:table-cell-properties fo:border-bottom="0.74pt solid #000000" fo:background-color="#ff420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3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684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5" style:family="table-cell" style:parent-style-name="Default" style:data-style-name="N10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86" style:family="table-cell" style:parent-style-name="Excel_20_Built-in_20_Title" style:data-style-name="N0">
      <style:table-cell-properties fo:border-bottom="0.74pt solid #000000" fo:background-color="#ff420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68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Header" style:data-style-name="N0">
      <style:table-cell-properties style:cell-protect="protected" style:print-content="true"/>
    </style:style>
    <style:style style:name="ce690" style:family="table-cell" style:parent-style-name="Default">
      <style:table-cell-properties fo:border-bottom="0.74pt solid #000000" fo:background-color="#ff420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6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5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</style:style>
    <style:style style:name="ce6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6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5"/>
      <style:map style:condition="is-true-formula(NOT(ISEVEN(ROW())))" style:apply-style-name="EveryOtherRow2" style:base-cell-address="11th.D5"/>
    </style:style>
    <style:style style:name="ce6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6"/>
      <style:map style:condition="is-true-formula(NOT(ISEVEN(ROW())))" style:apply-style-name="EveryOtherRow2" style:base-cell-address="11th.D6"/>
    </style:style>
    <style:style style:name="ce6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7"/>
      <style:map style:condition="is-true-formula(NOT(ISEVEN(ROW())))" style:apply-style-name="EveryOtherRow2" style:base-cell-address="11th.D7"/>
    </style:style>
    <style:style style:name="ce7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8"/>
      <style:map style:condition="is-true-formula(NOT(ISEVEN(ROW())))" style:apply-style-name="EveryOtherRow2" style:base-cell-address="11th.D8"/>
    </style:style>
    <style:style style:name="ce7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9"/>
      <style:map style:condition="is-true-formula(NOT(ISEVEN(ROW())))" style:apply-style-name="EveryOtherRow2" style:base-cell-address="11th.D9"/>
    </style:style>
    <style:style style:name="ce7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10"/>
      <style:map style:condition="is-true-formula(NOT(ISEVEN(ROW())))" style:apply-style-name="EveryOtherRow2" style:base-cell-address="11th.D10"/>
    </style:style>
    <style:style style:name="ce7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10"/>
      <style:map style:condition="is-true-formula(NOT(ISEVEN(ROW())))" style:apply-style-name="EveryOtherRow2" style:base-cell-address="11th.D10"/>
    </style:style>
    <style:style style:name="ce7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12"/>
      <style:map style:condition="is-true-formula(NOT(ISEVEN(ROW())))" style:apply-style-name="EveryOtherRow2" style:base-cell-address="11th.D12"/>
    </style:style>
    <style:style style:name="ce705" style:family="table-cell" style:parent-style-name="Default" style:data-style-name="N11">
      <style:map style:condition="cell-content()&lt;0.6" style:apply-style-name="Failing" style:base-cell-address="11th.D16"/>
    </style:style>
    <style:style style:name="ce7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29"/>
      <style:map style:condition="is-true-formula(NOT(ISEVEN(ROW())))" style:apply-style-name="EveryOtherRow2" style:base-cell-address="11th.D29"/>
    </style:style>
    <style:style style:name="ce7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30"/>
      <style:map style:condition="is-true-formula(NOT(ISEVEN(ROW())))" style:apply-style-name="EveryOtherRow2" style:base-cell-address="11th.D30"/>
    </style:style>
    <style:style style:name="ce708" style:family="table-cell" style:parent-style-name="Default" style:data-style-name="N11">
      <style:map style:condition="cell-content()&lt;0.6" style:apply-style-name="Failing" style:base-cell-address="11th.D35"/>
    </style:style>
    <style:style style:name="ce7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D63"/>
      <style:map style:condition="is-true-formula(NOT(ISEVEN(ROW())))" style:apply-style-name="EveryOtherRow2" style:base-cell-address="11th.D63"/>
    </style:style>
    <style:style style:name="ce710" style:family="table-cell" style:parent-style-name="Default" style:data-style-name="N11">
      <style:map style:condition="cell-content()&lt;0.6" style:apply-style-name="Failing" style:base-cell-address="11th.D69"/>
    </style:style>
    <style:style style:name="ce7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E5"/>
      <style:map style:condition="is-true-formula(NOT(ISEVEN(ROW())))" style:apply-style-name="EveryOtherRow2" style:base-cell-address="11th.E5"/>
    </style:style>
    <style:style style:name="ce7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E9"/>
      <style:map style:condition="is-true-formula(NOT(ISEVEN(ROW())))" style:apply-style-name="EveryOtherRow2" style:base-cell-address="11th.E9"/>
    </style:style>
    <style:style style:name="ce7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E12"/>
      <style:map style:condition="is-true-formula(NOT(ISEVEN(ROW())))" style:apply-style-name="EveryOtherRow2" style:base-cell-address="11th.E12"/>
    </style:style>
    <style:style style:name="ce714" style:family="table-cell" style:parent-style-name="Default">
      <style:table-cell-properties fo:border-bottom="0.74pt solid #000000" fo:background-color="#ff420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7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F10"/>
      <style:map style:condition="is-true-formula(NOT(ISEVEN(ROW())))" style:apply-style-name="EveryOtherRow2" style:base-cell-address="11th.F10"/>
    </style:style>
    <style:style style:name="ce7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F11"/>
      <style:map style:condition="is-true-formula(NOT(ISEVEN(ROW())))" style:apply-style-name="EveryOtherRow2" style:base-cell-address="11th.F11"/>
    </style:style>
    <style:style style:name="ce7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11th.F16"/>
    </style:style>
    <style:style style:name="ce71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F69"/>
    </style:style>
    <style:style style:name="ce7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G4"/>
      <style:map style:condition="is-true-formula(NOT(ISEVEN(ROW())))" style:apply-style-name="EveryOtherRow2" style:base-cell-address="11th.G4"/>
    </style:style>
    <style:style style:name="ce7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G10"/>
      <style:map style:condition="is-true-formula(NOT(ISEVEN(ROW())))" style:apply-style-name="EveryOtherRow2" style:base-cell-address="11th.G10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G11"/>
      <style:map style:condition="is-true-formula(NOT(ISEVEN(ROW())))" style:apply-style-name="EveryOtherRow2" style:base-cell-address="11th.G11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G12"/>
      <style:map style:condition="is-true-formula(NOT(ISEVEN(ROW())))" style:apply-style-name="EveryOtherRow2" style:base-cell-address="11th.G12"/>
    </style:style>
    <style:style style:name="ce72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G69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H4"/>
      <style:map style:condition="is-true-formula(NOT(ISEVEN(ROW())))" style:apply-style-name="EveryOtherRow2" style:base-cell-address="11th.H4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H10"/>
      <style:map style:condition="is-true-formula(NOT(ISEVEN(ROW())))" style:apply-style-name="EveryOtherRow2" style:base-cell-address="11th.H10"/>
    </style:style>
    <style:style style:name="ce7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H11"/>
      <style:map style:condition="is-true-formula(NOT(ISEVEN(ROW())))" style:apply-style-name="EveryOtherRow2" style:base-cell-address="11th.H11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H12"/>
      <style:map style:condition="is-true-formula(NOT(ISEVEN(ROW())))" style:apply-style-name="EveryOtherRow2" style:base-cell-address="11th.H12"/>
    </style:style>
    <style:style style:name="ce72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H69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I4"/>
      <style:map style:condition="is-true-formula(NOT(ISEVEN(ROW())))" style:apply-style-name="EveryOtherRow2" style:base-cell-address="11th.I4"/>
    </style:style>
    <style:style style:name="ce7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I6"/>
      <style:map style:condition="is-true-formula(NOT(ISEVEN(ROW())))" style:apply-style-name="EveryOtherRow2" style:base-cell-address="11th.I6"/>
    </style:style>
    <style:style style:name="ce7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I10"/>
      <style:map style:condition="is-true-formula(NOT(ISEVEN(ROW())))" style:apply-style-name="EveryOtherRow2" style:base-cell-address="11th.I10"/>
    </style:style>
    <style:style style:name="ce7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I11"/>
      <style:map style:condition="is-true-formula(NOT(ISEVEN(ROW())))" style:apply-style-name="EveryOtherRow2" style:base-cell-address="11th.I11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I12"/>
      <style:map style:condition="is-true-formula(NOT(ISEVEN(ROW())))" style:apply-style-name="EveryOtherRow2" style:base-cell-address="11th.I12"/>
    </style:style>
    <style:style style:name="ce7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I30"/>
      <style:map style:condition="is-true-formula(NOT(ISEVEN(ROW())))" style:apply-style-name="EveryOtherRow2" style:base-cell-address="11th.I30"/>
    </style:style>
    <style:style style:name="ce73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I69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4"/>
      <style:map style:condition="is-true-formula(NOT(ISEVEN(ROW())))" style:apply-style-name="EveryOtherRow2" style:base-cell-address="11th.J4"/>
    </style:style>
    <style:style style:name="ce7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8"/>
      <style:map style:condition="is-true-formula(NOT(ISEVEN(ROW())))" style:apply-style-name="EveryOtherRow2" style:base-cell-address="11th.J8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10"/>
      <style:map style:condition="is-true-formula(NOT(ISEVEN(ROW())))" style:apply-style-name="EveryOtherRow2" style:base-cell-address="11th.J10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11"/>
      <style:map style:condition="is-true-formula(NOT(ISEVEN(ROW())))" style:apply-style-name="EveryOtherRow2" style:base-cell-address="11th.J11"/>
    </style:style>
    <style:style style:name="ce7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12"/>
      <style:map style:condition="is-true-formula(NOT(ISEVEN(ROW())))" style:apply-style-name="EveryOtherRow2" style:base-cell-address="11th.J12"/>
    </style:style>
    <style:style style:name="ce7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19"/>
      <style:map style:condition="is-true-formula(NOT(ISEVEN(ROW())))" style:apply-style-name="EveryOtherRow2" style:base-cell-address="11th.J19"/>
    </style:style>
    <style:style style:name="ce7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J21"/>
      <style:map style:condition="is-true-formula(NOT(ISEVEN(ROW())))" style:apply-style-name="EveryOtherRow2" style:base-cell-address="11th.J21"/>
    </style:style>
    <style:style style:name="ce74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J69"/>
    </style:style>
    <style:style style:name="ce7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K4"/>
      <style:map style:condition="is-true-formula(NOT(ISEVEN(ROW())))" style:apply-style-name="EveryOtherRow2" style:base-cell-address="11th.K4"/>
    </style:style>
    <style:style style:name="ce7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K10"/>
      <style:map style:condition="is-true-formula(NOT(ISEVEN(ROW())))" style:apply-style-name="EveryOtherRow2" style:base-cell-address="11th.K10"/>
    </style:style>
    <style:style style:name="ce7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K11"/>
      <style:map style:condition="is-true-formula(NOT(ISEVEN(ROW())))" style:apply-style-name="EveryOtherRow2" style:base-cell-address="11th.K11"/>
    </style:style>
    <style:style style:name="ce7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K12"/>
      <style:map style:condition="is-true-formula(NOT(ISEVEN(ROW())))" style:apply-style-name="EveryOtherRow2" style:base-cell-address="11th.K12"/>
    </style:style>
    <style:style style:name="ce7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K20"/>
      <style:map style:condition="is-true-formula(NOT(ISEVEN(ROW())))" style:apply-style-name="EveryOtherRow2" style:base-cell-address="11th.K20"/>
    </style:style>
    <style:style style:name="ce75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K69"/>
    </style:style>
    <style:style style:name="ce7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L4"/>
      <style:map style:condition="is-true-formula(NOT(ISEVEN(ROW())))" style:apply-style-name="EveryOtherRow2" style:base-cell-address="11th.L4"/>
    </style:style>
    <style:style style:name="ce7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L6"/>
      <style:map style:condition="is-true-formula(NOT(ISEVEN(ROW())))" style:apply-style-name="EveryOtherRow2" style:base-cell-address="11th.L6"/>
    </style:style>
    <style:style style:name="ce7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7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L11"/>
      <style:map style:condition="is-true-formula(NOT(ISEVEN(ROW())))" style:apply-style-name="EveryOtherRow2" style:base-cell-address="11th.L11"/>
    </style:style>
    <style:style style:name="ce7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L12"/>
      <style:map style:condition="is-true-formula(NOT(ISEVEN(ROW())))" style:apply-style-name="EveryOtherRow2" style:base-cell-address="11th.L12"/>
    </style:style>
    <style:style style:name="ce75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L69"/>
    </style:style>
    <style:style style:name="ce7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M4"/>
      <style:map style:condition="is-true-formula(NOT(ISEVEN(ROW())))" style:apply-style-name="EveryOtherRow2" style:base-cell-address="11th.M4"/>
    </style:style>
    <style:style style:name="ce7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M10"/>
      <style:map style:condition="is-true-formula(NOT(ISEVEN(ROW())))" style:apply-style-name="EveryOtherRow2" style:base-cell-address="11th.M10"/>
    </style:style>
    <style:style style:name="ce7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M11"/>
      <style:map style:condition="is-true-formula(NOT(ISEVEN(ROW())))" style:apply-style-name="EveryOtherRow2" style:base-cell-address="11th.M11"/>
    </style:style>
    <style:style style:name="ce7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M12"/>
      <style:map style:condition="is-true-formula(NOT(ISEVEN(ROW())))" style:apply-style-name="EveryOtherRow2" style:base-cell-address="11th.M12"/>
    </style:style>
    <style:style style:name="ce76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M69"/>
    </style:style>
    <style:style style:name="ce7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4"/>
      <style:map style:condition="is-true-formula(NOT(ISEVEN(ROW())))" style:apply-style-name="EveryOtherRow2" style:base-cell-address="11th.N4"/>
    </style:style>
    <style:style style:name="ce7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8"/>
      <style:map style:condition="is-true-formula(NOT(ISEVEN(ROW())))" style:apply-style-name="EveryOtherRow2" style:base-cell-address="11th.N8"/>
    </style:style>
    <style:style style:name="ce7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10"/>
      <style:map style:condition="is-true-formula(NOT(ISEVEN(ROW())))" style:apply-style-name="EveryOtherRow2" style:base-cell-address="11th.N10"/>
    </style:style>
    <style:style style:name="ce7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11"/>
      <style:map style:condition="is-true-formula(NOT(ISEVEN(ROW())))" style:apply-style-name="EveryOtherRow2" style:base-cell-address="11th.N11"/>
    </style:style>
    <style:style style:name="ce7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12"/>
      <style:map style:condition="is-true-formula(NOT(ISEVEN(ROW())))" style:apply-style-name="EveryOtherRow2" style:base-cell-address="11th.N12"/>
    </style:style>
    <style:style style:name="ce7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19"/>
      <style:map style:condition="is-true-formula(NOT(ISEVEN(ROW())))" style:apply-style-name="EveryOtherRow2" style:base-cell-address="11th.N19"/>
    </style:style>
    <style:style style:name="ce7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N21"/>
      <style:map style:condition="is-true-formula(NOT(ISEVEN(ROW())))" style:apply-style-name="EveryOtherRow2" style:base-cell-address="11th.N21"/>
    </style:style>
    <style:style style:name="ce7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N69"/>
    </style:style>
    <style:style style:name="ce7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O4"/>
      <style:map style:condition="is-true-formula(NOT(ISEVEN(ROW())))" style:apply-style-name="EveryOtherRow2" style:base-cell-address="11th.O4"/>
    </style:style>
    <style:style style:name="ce7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O6"/>
      <style:map style:condition="is-true-formula(NOT(ISEVEN(ROW())))" style:apply-style-name="EveryOtherRow2" style:base-cell-address="11th.O6"/>
    </style:style>
    <style:style style:name="ce7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O10"/>
      <style:map style:condition="is-true-formula(NOT(ISEVEN(ROW())))" style:apply-style-name="EveryOtherRow2" style:base-cell-address="11th.O10"/>
    </style:style>
    <style:style style:name="ce7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O11"/>
      <style:map style:condition="is-true-formula(NOT(ISEVEN(ROW())))" style:apply-style-name="EveryOtherRow2" style:base-cell-address="11th.O11"/>
    </style:style>
    <style:style style:name="ce7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O12"/>
      <style:map style:condition="is-true-formula(NOT(ISEVEN(ROW())))" style:apply-style-name="EveryOtherRow2" style:base-cell-address="11th.O12"/>
    </style:style>
    <style:style style:name="ce78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O69"/>
    </style:style>
    <style:style style:name="ce7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P4"/>
      <style:map style:condition="is-true-formula(NOT(ISEVEN(ROW())))" style:apply-style-name="EveryOtherRow2" style:base-cell-address="11th.P4"/>
    </style:style>
    <style:style style:name="ce7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P10"/>
      <style:map style:condition="is-true-formula(NOT(ISEVEN(ROW())))" style:apply-style-name="EveryOtherRow2" style:base-cell-address="11th.P10"/>
    </style:style>
    <style:style style:name="ce7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P11"/>
      <style:map style:condition="is-true-formula(NOT(ISEVEN(ROW())))" style:apply-style-name="EveryOtherRow2" style:base-cell-address="11th.P11"/>
    </style:style>
    <style:style style:name="ce7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P12"/>
      <style:map style:condition="is-true-formula(NOT(ISEVEN(ROW())))" style:apply-style-name="EveryOtherRow2" style:base-cell-address="11th.P12"/>
    </style:style>
    <style:style style:name="ce78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P69"/>
    </style:style>
    <style:style style:name="ce7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Q4"/>
      <style:map style:condition="is-true-formula(NOT(ISEVEN(ROW())))" style:apply-style-name="EveryOtherRow2" style:base-cell-address="11th.Q4"/>
    </style:style>
    <style:style style:name="ce7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Q10"/>
      <style:map style:condition="is-true-formula(NOT(ISEVEN(ROW())))" style:apply-style-name="EveryOtherRow2" style:base-cell-address="11th.Q10"/>
    </style:style>
    <style:style style:name="ce7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Q11"/>
      <style:map style:condition="is-true-formula(NOT(ISEVEN(ROW())))" style:apply-style-name="EveryOtherRow2" style:base-cell-address="11th.Q11"/>
    </style:style>
    <style:style style:name="ce7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11th.Q12"/>
      <style:map style:condition="is-true-formula(NOT(ISEVEN(ROW())))" style:apply-style-name="EveryOtherRow2" style:base-cell-address="11th.Q12"/>
    </style:style>
    <style:style style:name="ce79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Q69"/>
    </style:style>
    <style:style style:name="ce79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R69"/>
    </style:style>
    <style:style style:name="ce79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S69"/>
    </style:style>
    <style:style style:name="ce79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T69"/>
    </style:style>
    <style:style style:name="ce79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U69"/>
    </style:style>
    <style:style style:name="ce79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V69"/>
    </style:style>
    <style:style style:name="ce7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W69"/>
    </style:style>
    <style:style style:name="ce80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X69"/>
    </style:style>
    <style:style style:name="ce80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Y69"/>
    </style:style>
    <style:style style:name="ce80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Z69"/>
    </style:style>
    <style:style style:name="ce80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A69"/>
    </style:style>
    <style:style style:name="ce80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B69"/>
    </style:style>
    <style:style style:name="ce80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C69"/>
    </style:style>
    <style:style style:name="ce80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D69"/>
    </style:style>
    <style:style style:name="ce80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E69"/>
    </style:style>
    <style:style style:name="ce80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F69"/>
    </style:style>
    <style:style style:name="ce8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G69"/>
    </style:style>
    <style:style style:name="ce81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H69"/>
    </style:style>
    <style:style style:name="ce81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I69"/>
    </style:style>
    <style:style style:name="ce81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11th.AJ69"/>
    </style:style>
    <style:style style:name="ce16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816" style:family="table-cell" style:parent-style-name="Default">
      <style:table-cell-properties fo:border-bottom="0.74pt solid #000000" fo:background-color="#ff420e" fo:border-left="0.74pt solid #000000" fo:border-right="0.74pt solid #000000" fo:border-top="none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818" style:family="table-cell" style:parent-style-name="Default">
      <style:map style:condition="is-true-formula(ISEVEN(ROW()))" style:apply-style-name="EveryOtherRow" style:base-cell-address="11th.A4"/>
      <style:map style:condition="is-true-formula(NOT(ISEVEN(ROW())))" style:apply-style-name="EveryOtherRow2" style:base-cell-address="11th.A4"/>
    </style:style>
    <style:style style:name="ce819" style:family="table-cell" style:parent-style-name="Default">
      <style:table-cell-properties fo:border-bottom="0.74pt solid #000000" fo:background-color="#579d1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7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8th.A4"/>
      <style:map style:condition="is-true-formula(NOT(ISEVEN(ROW())))" style:apply-style-name="EveryOtherRow2" style:base-cell-address="8th.A4"/>
    </style:style>
    <style:style style:name="ce821" style:family="table-cell" style:parent-style-name="Excel_20_Built-in_20_Title" style:data-style-name="N0">
      <style:table-cell-properties fo:border-bottom="0.74pt solid #000000" fo:background-color="#579d1c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8th.A4"/>
      <style:map style:condition="is-true-formula(NOT(ISEVEN(ROW())))" style:apply-style-name="EveryOtherRow2" style:base-cell-address="8th.A4"/>
    </style:style>
    <style:style style:name="ce823" style:family="table-cell" style:parent-style-name="Default">
      <style:table-cell-properties fo:border-bottom="0.74pt solid #000000" fo:background-color="#579d1c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A4"/>
      <style:map style:condition="is-true-formula(NOT(ISEVEN(ROW())))" style:apply-style-name="EveryOtherRow2" style:base-cell-address="8th.A4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D6"/>
      <style:map style:condition="is-true-formula(NOT(ISEVEN(ROW())))" style:apply-style-name="EveryOtherRow2" style:base-cell-address="8th.D6"/>
    </style:style>
    <style:style style:name="ce826" style:family="table-cell" style:parent-style-name="Default" style:data-style-name="N11">
      <style:map style:condition="cell-content()&lt;0.6" style:apply-style-name="Failing" style:base-cell-address="8th.D10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D30"/>
      <style:map style:condition="is-true-formula(NOT(ISEVEN(ROW())))" style:apply-style-name="EveryOtherRow2" style:base-cell-address="8th.D30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D31"/>
      <style:map style:condition="is-true-formula(NOT(ISEVEN(ROW())))" style:apply-style-name="EveryOtherRow2" style:base-cell-address="8th.D31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D32"/>
      <style:map style:condition="is-true-formula(NOT(ISEVEN(ROW())))" style:apply-style-name="EveryOtherRow2" style:base-cell-address="8th.D32"/>
    </style:style>
    <style:style style:name="ce831" style:family="table-cell" style:parent-style-name="Default" style:data-style-name="N11">
      <style:map style:condition="cell-content()&lt;0.6" style:apply-style-name="Failing" style:base-cell-address="8th.D37"/>
    </style:style>
    <style:style style:name="ce832" style:family="table-cell" style:parent-style-name="Default" style:data-style-name="N11">
      <style:map style:condition="cell-content()&lt;0.6" style:apply-style-name="Failing" style:base-cell-address="8th.D57"/>
    </style:style>
    <style:style style:name="ce833" style:family="table-cell" style:parent-style-name="Default" style:data-style-name="N11">
      <style:map style:condition="cell-content()&lt;0.6" style:apply-style-name="Failing" style:base-cell-address="8th.D59"/>
    </style:style>
    <style:style style:name="ce834" style:family="table-cell" style:parent-style-name="Default">
      <style:table-cell-properties fo:border-bottom="0.74pt solid #000000" fo:background-color="#579d1c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8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F6"/>
      <style:map style:condition="is-true-formula(NOT(ISEVEN(ROW())))" style:apply-style-name="EveryOtherRow2" style:base-cell-address="8th.F6"/>
    </style:style>
    <style:style style:name="ce18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8th.F10"/>
    </style:style>
    <style:style style:name="ce8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F26"/>
      <style:map style:condition="is-true-formula(NOT(ISEVEN(ROW())))" style:apply-style-name="EveryOtherRow2" style:base-cell-address="8th.F26"/>
    </style:style>
    <style:style style:name="ce8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A4"/>
      <style:map style:condition="is-true-formula(NOT(ISEVEN(ROW())))" style:apply-style-name="EveryOtherRow2" style:base-cell-address="8th.A4"/>
    </style:style>
    <style:style style:name="ce83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F59"/>
    </style:style>
    <style:style style:name="ce8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G6"/>
      <style:map style:condition="is-true-formula(NOT(ISEVEN(ROW())))" style:apply-style-name="EveryOtherRow2" style:base-cell-address="8th.G6"/>
    </style:style>
    <style:style style:name="ce84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G59"/>
    </style:style>
    <style:style style:name="ce8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H6"/>
      <style:map style:condition="is-true-formula(NOT(ISEVEN(ROW())))" style:apply-style-name="EveryOtherRow2" style:base-cell-address="8th.H6"/>
    </style:style>
    <style:style style:name="ce84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H59"/>
    </style:style>
    <style:style style:name="ce8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I6"/>
      <style:map style:condition="is-true-formula(NOT(ISEVEN(ROW())))" style:apply-style-name="EveryOtherRow2" style:base-cell-address="8th.I6"/>
    </style:style>
    <style:style style:name="ce8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I26"/>
      <style:map style:condition="is-true-formula(NOT(ISEVEN(ROW())))" style:apply-style-name="EveryOtherRow2" style:base-cell-address="8th.I26"/>
    </style:style>
    <style:style style:name="ce8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I48"/>
      <style:map style:condition="is-true-formula(NOT(ISEVEN(ROW())))" style:apply-style-name="EveryOtherRow2" style:base-cell-address="8th.I48"/>
    </style:style>
    <style:style style:name="ce8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I50"/>
      <style:map style:condition="is-true-formula(NOT(ISEVEN(ROW())))" style:apply-style-name="EveryOtherRow2" style:base-cell-address="8th.I50"/>
    </style:style>
    <style:style style:name="ce84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I59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J4"/>
      <style:map style:condition="is-true-formula(NOT(ISEVEN(ROW())))" style:apply-style-name="EveryOtherRow2" style:base-cell-address="8th.J4"/>
    </style:style>
    <style:style style:name="ce8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J5"/>
      <style:map style:condition="is-true-formula(NOT(ISEVEN(ROW())))" style:apply-style-name="EveryOtherRow2" style:base-cell-address="8th.J5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J6"/>
      <style:map style:condition="is-true-formula(NOT(ISEVEN(ROW())))" style:apply-style-name="EveryOtherRow2" style:base-cell-address="8th.J6"/>
    </style:style>
    <style:style style:name="ce85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J59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K6"/>
      <style:map style:condition="is-true-formula(NOT(ISEVEN(ROW())))" style:apply-style-name="EveryOtherRow2" style:base-cell-address="8th.K6"/>
    </style:style>
    <style:style style:name="ce8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K44"/>
      <style:map style:condition="is-true-formula(NOT(ISEVEN(ROW())))" style:apply-style-name="EveryOtherRow2" style:base-cell-address="8th.K44"/>
    </style:style>
    <style:style style:name="ce8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K49"/>
      <style:map style:condition="is-true-formula(NOT(ISEVEN(ROW())))" style:apply-style-name="EveryOtherRow2" style:base-cell-address="8th.K49"/>
    </style:style>
    <style:style style:name="ce85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K59"/>
    </style:style>
    <style:style style:name="ce8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L5"/>
      <style:map style:condition="is-true-formula(NOT(ISEVEN(ROW())))" style:apply-style-name="EveryOtherRow2" style:base-cell-address="8th.L5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L6"/>
      <style:map style:condition="is-true-formula(NOT(ISEVEN(ROW())))" style:apply-style-name="EveryOtherRow2" style:base-cell-address="8th.L6"/>
    </style:style>
    <style:style style:name="ce85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L59"/>
    </style:style>
    <style:style style:name="ce8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M5"/>
      <style:map style:condition="is-true-formula(NOT(ISEVEN(ROW())))" style:apply-style-name="EveryOtherRow2" style:base-cell-address="8th.M5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M6"/>
      <style:map style:condition="is-true-formula(NOT(ISEVEN(ROW())))" style:apply-style-name="EveryOtherRow2" style:base-cell-address="8th.M6"/>
    </style:style>
    <style:style style:name="ce8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M27"/>
      <style:map style:condition="is-true-formula(NOT(ISEVEN(ROW())))" style:apply-style-name="EveryOtherRow2" style:base-cell-address="8th.M27"/>
    </style:style>
    <style:style style:name="ce8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M43"/>
      <style:map style:condition="is-true-formula(NOT(ISEVEN(ROW())))" style:apply-style-name="EveryOtherRow2" style:base-cell-address="8th.M43"/>
    </style:style>
    <style:style style:name="ce86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M59"/>
    </style:style>
    <style:style style:name="ce8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N4"/>
      <style:map style:condition="is-true-formula(NOT(ISEVEN(ROW())))" style:apply-style-name="EveryOtherRow2" style:base-cell-address="8th.N4"/>
    </style:style>
    <style:style style:name="ce8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N6"/>
      <style:map style:condition="is-true-formula(NOT(ISEVEN(ROW())))" style:apply-style-name="EveryOtherRow2" style:base-cell-address="8th.N6"/>
    </style:style>
    <style:style style:name="ce86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N59"/>
    </style:style>
    <style:style style:name="ce8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O6"/>
      <style:map style:condition="is-true-formula(NOT(ISEVEN(ROW())))" style:apply-style-name="EveryOtherRow2" style:base-cell-address="8th.O6"/>
    </style:style>
    <style:style style:name="ce86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O59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8th.A4"/>
      <style:map style:condition="is-true-formula(NOT(ISEVEN(ROW())))" style:apply-style-name="EveryOtherRow2" style:base-cell-address="8th.A4"/>
    </style:style>
    <style:style style:name="ce8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P6"/>
      <style:map style:condition="is-true-formula(NOT(ISEVEN(ROW())))" style:apply-style-name="EveryOtherRow2" style:base-cell-address="8th.P6"/>
    </style:style>
    <style:style style:name="ce8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P42"/>
      <style:map style:condition="is-true-formula(NOT(ISEVEN(ROW())))" style:apply-style-name="EveryOtherRow2" style:base-cell-address="8th.P42"/>
    </style:style>
    <style:style style:name="ce8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P59"/>
    </style:style>
    <style:style style:name="ce8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Q5"/>
      <style:map style:condition="is-true-formula(NOT(ISEVEN(ROW())))" style:apply-style-name="EveryOtherRow2" style:base-cell-address="8th.Q5"/>
    </style:style>
    <style:style style:name="ce8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Q6"/>
      <style:map style:condition="is-true-formula(NOT(ISEVEN(ROW())))" style:apply-style-name="EveryOtherRow2" style:base-cell-address="8th.Q6"/>
    </style:style>
    <style:style style:name="ce8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Q27"/>
      <style:map style:condition="is-true-formula(NOT(ISEVEN(ROW())))" style:apply-style-name="EveryOtherRow2" style:base-cell-address="8th.Q27"/>
    </style:style>
    <style:style style:name="ce8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Q59"/>
    </style:style>
    <style:style style:name="ce8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R4"/>
      <style:map style:condition="is-true-formula(NOT(ISEVEN(ROW())))" style:apply-style-name="EveryOtherRow2" style:base-cell-address="8th.R4"/>
    </style:style>
    <style:style style:name="ce8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R6"/>
      <style:map style:condition="is-true-formula(NOT(ISEVEN(ROW())))" style:apply-style-name="EveryOtherRow2" style:base-cell-address="8th.R6"/>
    </style:style>
    <style:style style:name="ce88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R59"/>
    </style:style>
    <style:style style:name="ce8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S6"/>
      <style:map style:condition="is-true-formula(NOT(ISEVEN(ROW())))" style:apply-style-name="EveryOtherRow2" style:base-cell-address="8th.S6"/>
    </style:style>
    <style:style style:name="ce88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S59"/>
    </style:style>
    <style:style style:name="ce8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T6"/>
      <style:map style:condition="is-true-formula(NOT(ISEVEN(ROW())))" style:apply-style-name="EveryOtherRow2" style:base-cell-address="8th.T6"/>
    </style:style>
    <style:style style:name="ce88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T59"/>
    </style:style>
    <style:style style:name="ce8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8th.U6"/>
      <style:map style:condition="is-true-formula(NOT(ISEVEN(ROW())))" style:apply-style-name="EveryOtherRow2" style:base-cell-address="8th.U6"/>
    </style:style>
    <style:style style:name="ce88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U59"/>
    </style:style>
    <style:style style:name="ce89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V59"/>
    </style:style>
    <style:style style:name="ce89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W59"/>
    </style:style>
    <style:style style:name="ce89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X59"/>
    </style:style>
    <style:style style:name="ce89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Y59"/>
    </style:style>
    <style:style style:name="ce90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Z59"/>
    </style:style>
    <style:style style:name="ce90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A59"/>
    </style:style>
    <style:style style:name="ce90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B59"/>
    </style:style>
    <style:style style:name="ce90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C59"/>
    </style:style>
    <style:style style:name="ce90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D59"/>
    </style:style>
    <style:style style:name="ce90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E59"/>
    </style:style>
    <style:style style:name="ce90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F59"/>
    </style:style>
    <style:style style:name="ce9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G59"/>
    </style:style>
    <style:style style:name="ce91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H59"/>
    </style:style>
    <style:style style:name="ce91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I59"/>
    </style:style>
    <style:style style:name="ce91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8th.AJ59"/>
    </style:style>
    <style:style style:name="ce24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8th.A4"/>
      <style:map style:condition="is-true-formula(NOT(ISEVEN(ROW())))" style:apply-style-name="EveryOtherRow2" style:base-cell-address="8th.A4"/>
    </style:style>
    <style:style style:name="ce918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0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251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997" style:family="table-cell" style:parent-style-name="Excel_20_Built-in_20_Title" style:data-style-name="N0">
      <style:table-cell-properties fo:border-bottom="0.74pt solid #000000" fo:background-color="#83ca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0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2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1006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D6"/>
      <style:map style:condition="is-true-formula(NOT(ISEVEN(ROW())))" style:apply-style-name="EveryOtherRow2" style:base-cell-address="9th.D6"/>
    </style:style>
    <style:style style:name="ce10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D7"/>
      <style:map style:condition="is-true-formula(NOT(ISEVEN(ROW())))" style:apply-style-name="EveryOtherRow2" style:base-cell-address="9th.D7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D9"/>
      <style:map style:condition="is-true-formula(NOT(ISEVEN(ROW())))" style:apply-style-name="EveryOtherRow2" style:base-cell-address="9th.D9"/>
    </style:style>
    <style:style style:name="ce1153" style:family="table-cell" style:parent-style-name="Default" style:data-style-name="N11">
      <style:map style:condition="cell-content()&lt;0.6" style:apply-style-name="Failing" style:base-cell-address="9th.D13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D32"/>
      <style:map style:condition="is-true-formula(NOT(ISEVEN(ROW())))" style:apply-style-name="EveryOtherRow2" style:base-cell-address="9th.D3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D33"/>
      <style:map style:condition="is-true-formula(NOT(ISEVEN(ROW())))" style:apply-style-name="EveryOtherRow2" style:base-cell-address="9th.D33"/>
    </style:style>
    <style:style style:name="ce1158" style:family="table-cell" style:parent-style-name="Default" style:data-style-name="N11">
      <style:map style:condition="cell-content()&lt;0.6" style:apply-style-name="Failing" style:base-cell-address="9th.D38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D62"/>
      <style:map style:condition="is-true-formula(NOT(ISEVEN(ROW())))" style:apply-style-name="EveryOtherRow2" style:base-cell-address="9th.D62"/>
    </style:style>
    <style:style style:name="ce1162" style:family="table-cell" style:parent-style-name="Default" style:data-style-name="N11">
      <style:map style:condition="cell-content()&lt;0.6" style:apply-style-name="Failing" style:base-cell-address="9th.D66"/>
    </style:style>
    <style:style style:name="ce1164" style:family="table-cell" style:parent-style-name="Default" style:data-style-name="N11">
      <style:map style:condition="cell-content()&lt;0.6" style:apply-style-name="Failing" style:base-cell-address="9th.D68"/>
    </style:style>
    <style:style style:name="ce1167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F7"/>
      <style:map style:condition="is-true-formula(NOT(ISEVEN(ROW())))" style:apply-style-name="EveryOtherRow2" style:base-cell-address="9th.F7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F8"/>
      <style:map style:condition="is-true-formula(NOT(ISEVEN(ROW())))" style:apply-style-name="EveryOtherRow2" style:base-cell-address="9th.F8"/>
    </style:style>
    <style:style style:name="ce1171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9th.F13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F20"/>
      <style:map style:condition="is-true-formula(NOT(ISEVEN(ROW())))" style:apply-style-name="EveryOtherRow2" style:base-cell-address="9th.F20"/>
    </style:style>
    <style:style style:name="ce1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F24"/>
      <style:map style:condition="is-true-formula(NOT(ISEVEN(ROW())))" style:apply-style-name="EveryOtherRow2" style:base-cell-address="9th.F24"/>
    </style:style>
    <style:style style:name="ce1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F27"/>
      <style:map style:condition="is-true-formula(NOT(ISEVEN(ROW())))" style:apply-style-name="EveryOtherRow2" style:base-cell-address="9th.F27"/>
    </style:style>
    <style:style style:name="ce1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F31"/>
      <style:map style:condition="is-true-formula(NOT(ISEVEN(ROW())))" style:apply-style-name="EveryOtherRow2" style:base-cell-address="9th.F31"/>
    </style:style>
    <style:style style:name="ce2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F68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G6"/>
      <style:map style:condition="is-true-formula(NOT(ISEVEN(ROW())))" style:apply-style-name="EveryOtherRow2" style:base-cell-address="9th.G6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G7"/>
      <style:map style:condition="is-true-formula(NOT(ISEVEN(ROW())))" style:apply-style-name="EveryOtherRow2" style:base-cell-address="9th.G7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G8"/>
      <style:map style:condition="is-true-formula(NOT(ISEVEN(ROW())))" style:apply-style-name="EveryOtherRow2" style:base-cell-address="9th.G8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G9"/>
      <style:map style:condition="is-true-formula(NOT(ISEVEN(ROW())))" style:apply-style-name="EveryOtherRow2" style:base-cell-address="9th.G9"/>
    </style:style>
    <style:style style:name="ce1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G44"/>
      <style:map style:condition="is-true-formula(NOT(ISEVEN(ROW())))" style:apply-style-name="EveryOtherRow2" style:base-cell-address="9th.G44"/>
    </style:style>
    <style:style style:name="ce28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G68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H7"/>
      <style:map style:condition="is-true-formula(NOT(ISEVEN(ROW())))" style:apply-style-name="EveryOtherRow2" style:base-cell-address="9th.H7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H8"/>
      <style:map style:condition="is-true-formula(NOT(ISEVEN(ROW())))" style:apply-style-name="EveryOtherRow2" style:base-cell-address="9th.H8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H9"/>
      <style:map style:condition="is-true-formula(NOT(ISEVEN(ROW())))" style:apply-style-name="EveryOtherRow2" style:base-cell-address="9th.H9"/>
    </style:style>
    <style:style style:name="ce121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H44"/>
      <style:map style:condition="is-true-formula(NOT(ISEVEN(ROW())))" style:apply-style-name="EveryOtherRow2" style:base-cell-address="9th.H44"/>
    </style:style>
    <style:style style:name="ce28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H68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I6"/>
      <style:map style:condition="is-true-formula(NOT(ISEVEN(ROW())))" style:apply-style-name="EveryOtherRow2" style:base-cell-address="9th.I6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I7"/>
      <style:map style:condition="is-true-formula(NOT(ISEVEN(ROW())))" style:apply-style-name="EveryOtherRow2" style:base-cell-address="9th.I7"/>
    </style:style>
    <style:style style:name="ce1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I8"/>
      <style:map style:condition="is-true-formula(NOT(ISEVEN(ROW())))" style:apply-style-name="EveryOtherRow2" style:base-cell-address="9th.I8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I9"/>
      <style:map style:condition="is-true-formula(NOT(ISEVEN(ROW())))" style:apply-style-name="EveryOtherRow2" style:base-cell-address="9th.I9"/>
    </style:style>
    <style:style style:name="ce1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I44"/>
      <style:map style:condition="is-true-formula(NOT(ISEVEN(ROW())))" style:apply-style-name="EveryOtherRow2" style:base-cell-address="9th.I44"/>
    </style:style>
    <style:style style:name="ce29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I68"/>
    </style:style>
    <style:style style:name="ce1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4"/>
      <style:map style:condition="is-true-formula(NOT(ISEVEN(ROW())))" style:apply-style-name="EveryOtherRow2" style:base-cell-address="9th.J4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6"/>
      <style:map style:condition="is-true-formula(NOT(ISEVEN(ROW())))" style:apply-style-name="EveryOtherRow2" style:base-cell-address="9th.J6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7"/>
      <style:map style:condition="is-true-formula(NOT(ISEVEN(ROW())))" style:apply-style-name="EveryOtherRow2" style:base-cell-address="9th.J7"/>
    </style:style>
    <style:style style:name="ce1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8"/>
      <style:map style:condition="is-true-formula(NOT(ISEVEN(ROW())))" style:apply-style-name="EveryOtherRow2" style:base-cell-address="9th.J8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9"/>
      <style:map style:condition="is-true-formula(NOT(ISEVEN(ROW())))" style:apply-style-name="EveryOtherRow2" style:base-cell-address="9th.J9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16"/>
      <style:map style:condition="is-true-formula(NOT(ISEVEN(ROW())))" style:apply-style-name="EveryOtherRow2" style:base-cell-address="9th.J16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20"/>
      <style:map style:condition="is-true-formula(NOT(ISEVEN(ROW())))" style:apply-style-name="EveryOtherRow2" style:base-cell-address="9th.J20"/>
    </style:style>
    <style:style style:name="ce1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24"/>
      <style:map style:condition="is-true-formula(NOT(ISEVEN(ROW())))" style:apply-style-name="EveryOtherRow2" style:base-cell-address="9th.J24"/>
    </style:style>
    <style:style style:name="ce1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J31"/>
      <style:map style:condition="is-true-formula(NOT(ISEVEN(ROW())))" style:apply-style-name="EveryOtherRow2" style:base-cell-address="9th.J31"/>
    </style:style>
    <style:style style:name="ce30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J68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K7"/>
      <style:map style:condition="is-true-formula(NOT(ISEVEN(ROW())))" style:apply-style-name="EveryOtherRow2" style:base-cell-address="9th.K7"/>
    </style:style>
    <style:style style:name="ce1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9th.K8"/>
      <style:map style:condition="is-true-formula(NOT(ISEVEN(ROW())))" style:apply-style-name="EveryOtherRow2" style:base-cell-address="9th.K8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K9"/>
      <style:map style:condition="is-true-formula(NOT(ISEVEN(ROW())))" style:apply-style-name="EveryOtherRow2" style:base-cell-address="9th.K9"/>
    </style:style>
    <style:style style:name="ce15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K27"/>
      <style:map style:condition="is-true-formula(NOT(ISEVEN(ROW())))" style:apply-style-name="EveryOtherRow2" style:base-cell-address="9th.K27"/>
    </style:style>
    <style:style style:name="ce15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K51"/>
      <style:map style:condition="is-true-formula(NOT(ISEVEN(ROW())))" style:apply-style-name="EveryOtherRow2" style:base-cell-address="9th.K51"/>
    </style:style>
    <style:style style:name="ce3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K68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L6"/>
      <style:map style:condition="is-true-formula(NOT(ISEVEN(ROW())))" style:apply-style-name="EveryOtherRow2" style:base-cell-address="9th.L6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L7"/>
      <style:map style:condition="is-true-formula(NOT(ISEVEN(ROW())))" style:apply-style-name="EveryOtherRow2" style:base-cell-address="9th.L7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L8"/>
      <style:map style:condition="is-true-formula(NOT(ISEVEN(ROW())))" style:apply-style-name="EveryOtherRow2" style:base-cell-address="9th.L8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L9"/>
      <style:map style:condition="is-true-formula(NOT(ISEVEN(ROW())))" style:apply-style-name="EveryOtherRow2" style:base-cell-address="9th.L9"/>
    </style:style>
    <style:style style:name="ce1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L31"/>
      <style:map style:condition="is-true-formula(NOT(ISEVEN(ROW())))" style:apply-style-name="EveryOtherRow2" style:base-cell-address="9th.L31"/>
    </style:style>
    <style:style style:name="ce3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L68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M6"/>
      <style:map style:condition="is-true-formula(NOT(ISEVEN(ROW())))" style:apply-style-name="EveryOtherRow2" style:base-cell-address="9th.M6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M7"/>
      <style:map style:condition="is-true-formula(NOT(ISEVEN(ROW())))" style:apply-style-name="EveryOtherRow2" style:base-cell-address="9th.M7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M8"/>
      <style:map style:condition="is-true-formula(NOT(ISEVEN(ROW())))" style:apply-style-name="EveryOtherRow2" style:base-cell-address="9th.M8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M9"/>
      <style:map style:condition="is-true-formula(NOT(ISEVEN(ROW())))" style:apply-style-name="EveryOtherRow2" style:base-cell-address="9th.M9"/>
    </style:style>
    <style:style style:name="ce15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M28"/>
      <style:map style:condition="is-true-formula(NOT(ISEVEN(ROW())))" style:apply-style-name="EveryOtherRow2" style:base-cell-address="9th.M28"/>
    </style:style>
    <style:style style:name="ce32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M68"/>
    </style:style>
    <style:style style:name="ce15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N4"/>
      <style:map style:condition="is-true-formula(NOT(ISEVEN(ROW())))" style:apply-style-name="EveryOtherRow2" style:base-cell-address="9th.N4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N7"/>
      <style:map style:condition="is-true-formula(NOT(ISEVEN(ROW())))" style:apply-style-name="EveryOtherRow2" style:base-cell-address="9th.N7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N8"/>
      <style:map style:condition="is-true-formula(NOT(ISEVEN(ROW())))" style:apply-style-name="EveryOtherRow2" style:base-cell-address="9th.N8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N9"/>
      <style:map style:condition="is-true-formula(NOT(ISEVEN(ROW())))" style:apply-style-name="EveryOtherRow2" style:base-cell-address="9th.N9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N16"/>
      <style:map style:condition="is-true-formula(NOT(ISEVEN(ROW())))" style:apply-style-name="EveryOtherRow2" style:base-cell-address="9th.N16"/>
    </style:style>
    <style:style style:name="ce15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N20"/>
      <style:map style:condition="is-true-formula(NOT(ISEVEN(ROW())))" style:apply-style-name="EveryOtherRow2" style:base-cell-address="9th.N20"/>
    </style:style>
    <style:style style:name="ce3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N68"/>
    </style:style>
    <style:style style:name="ce3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O6"/>
      <style:map style:condition="is-true-formula(NOT(ISEVEN(ROW())))" style:apply-style-name="EveryOtherRow2" style:base-cell-address="9th.O6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O7"/>
      <style:map style:condition="is-true-formula(NOT(ISEVEN(ROW())))" style:apply-style-name="EveryOtherRow2" style:base-cell-address="9th.O7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O8"/>
      <style:map style:condition="is-true-formula(NOT(ISEVEN(ROW())))" style:apply-style-name="EveryOtherRow2" style:base-cell-address="9th.O8"/>
    </style:style>
    <style:style style:name="ce3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O9"/>
      <style:map style:condition="is-true-formula(NOT(ISEVEN(ROW())))" style:apply-style-name="EveryOtherRow2" style:base-cell-address="9th.O9"/>
    </style:style>
    <style:style style:name="ce3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O16"/>
      <style:map style:condition="is-true-formula(NOT(ISEVEN(ROW())))" style:apply-style-name="EveryOtherRow2" style:base-cell-address="9th.O16"/>
    </style:style>
    <style:style style:name="ce15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O47"/>
      <style:map style:condition="is-true-formula(NOT(ISEVEN(ROW())))" style:apply-style-name="EveryOtherRow2" style:base-cell-address="9th.O47"/>
    </style:style>
    <style:style style:name="ce154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O68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4"/>
      <style:map style:condition="is-true-formula(NOT(ISEVEN(ROW())))" style:apply-style-name="EveryOtherRow2" style:base-cell-address="9th.P4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6"/>
      <style:map style:condition="is-true-formula(NOT(ISEVEN(ROW())))" style:apply-style-name="EveryOtherRow2" style:base-cell-address="9th.P6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7"/>
      <style:map style:condition="is-true-formula(NOT(ISEVEN(ROW())))" style:apply-style-name="EveryOtherRow2" style:base-cell-address="9th.P7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8"/>
      <style:map style:condition="is-true-formula(NOT(ISEVEN(ROW())))" style:apply-style-name="EveryOtherRow2" style:base-cell-address="9th.P8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9"/>
      <style:map style:condition="is-true-formula(NOT(ISEVEN(ROW())))" style:apply-style-name="EveryOtherRow2" style:base-cell-address="9th.P9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16"/>
      <style:map style:condition="is-true-formula(NOT(ISEVEN(ROW())))" style:apply-style-name="EveryOtherRow2" style:base-cell-address="9th.P16"/>
    </style:style>
    <style:style style:name="ce15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20"/>
      <style:map style:condition="is-true-formula(NOT(ISEVEN(ROW())))" style:apply-style-name="EveryOtherRow2" style:base-cell-address="9th.P20"/>
    </style:style>
    <style:style style:name="ce15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27"/>
      <style:map style:condition="is-true-formula(NOT(ISEVEN(ROW())))" style:apply-style-name="EveryOtherRow2" style:base-cell-address="9th.P27"/>
    </style:style>
    <style:style style:name="ce15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31"/>
      <style:map style:condition="is-true-formula(NOT(ISEVEN(ROW())))" style:apply-style-name="EveryOtherRow2" style:base-cell-address="9th.P31"/>
    </style:style>
    <style:style style:name="ce15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P50"/>
      <style:map style:condition="is-true-formula(NOT(ISEVEN(ROW())))" style:apply-style-name="EveryOtherRow2" style:base-cell-address="9th.P50"/>
    </style:style>
    <style:style style:name="ce34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P68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Q4"/>
      <style:map style:condition="is-true-formula(NOT(ISEVEN(ROW())))" style:apply-style-name="EveryOtherRow2" style:base-cell-address="9th.Q4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Q6"/>
      <style:map style:condition="is-true-formula(NOT(ISEVEN(ROW())))" style:apply-style-name="EveryOtherRow2" style:base-cell-address="9th.Q6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Q7"/>
      <style:map style:condition="is-true-formula(NOT(ISEVEN(ROW())))" style:apply-style-name="EveryOtherRow2" style:base-cell-address="9th.Q7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Q8"/>
      <style:map style:condition="is-true-formula(NOT(ISEVEN(ROW())))" style:apply-style-name="EveryOtherRow2" style:base-cell-address="9th.Q8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Q9"/>
      <style:map style:condition="is-true-formula(NOT(ISEVEN(ROW())))" style:apply-style-name="EveryOtherRow2" style:base-cell-address="9th.Q9"/>
    </style:style>
    <style:style style:name="ce1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Q52"/>
      <style:map style:condition="is-true-formula(NOT(ISEVEN(ROW())))" style:apply-style-name="EveryOtherRow2" style:base-cell-address="9th.Q52"/>
    </style:style>
    <style:style style:name="ce35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Q68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R6"/>
      <style:map style:condition="is-true-formula(NOT(ISEVEN(ROW())))" style:apply-style-name="EveryOtherRow2" style:base-cell-address="9th.R6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R7"/>
      <style:map style:condition="is-true-formula(NOT(ISEVEN(ROW())))" style:apply-style-name="EveryOtherRow2" style:base-cell-address="9th.R7"/>
    </style:style>
    <style:style style:name="ce15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9th.R8"/>
      <style:map style:condition="is-true-formula(NOT(ISEVEN(ROW())))" style:apply-style-name="EveryOtherRow2" style:base-cell-address="9th.R8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R9"/>
      <style:map style:condition="is-true-formula(NOT(ISEVEN(ROW())))" style:apply-style-name="EveryOtherRow2" style:base-cell-address="9th.R9"/>
    </style:style>
    <style:style style:name="ce36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R68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S7"/>
      <style:map style:condition="is-true-formula(NOT(ISEVEN(ROW())))" style:apply-style-name="EveryOtherRow2" style:base-cell-address="9th.S7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S8"/>
      <style:map style:condition="is-true-formula(NOT(ISEVEN(ROW())))" style:apply-style-name="EveryOtherRow2" style:base-cell-address="9th.S8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S9"/>
      <style:map style:condition="is-true-formula(NOT(ISEVEN(ROW())))" style:apply-style-name="EveryOtherRow2" style:base-cell-address="9th.S9"/>
    </style:style>
    <style:style style:name="ce36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S68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T6"/>
      <style:map style:condition="is-true-formula(NOT(ISEVEN(ROW())))" style:apply-style-name="EveryOtherRow2" style:base-cell-address="9th.T6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9th.T9"/>
      <style:map style:condition="is-true-formula(NOT(ISEVEN(ROW())))" style:apply-style-name="EveryOtherRow2" style:base-cell-address="9th.T9"/>
    </style:style>
    <style:style style:name="ce36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T68"/>
    </style:style>
    <style:style style:name="ce36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U68"/>
    </style:style>
    <style:style style:name="ce36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V68"/>
    </style:style>
    <style:style style:name="ce37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W68"/>
    </style:style>
    <style:style style:name="ce37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X68"/>
    </style:style>
    <style:style style:name="ce37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Y68"/>
    </style:style>
    <style:style style:name="ce3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Z68"/>
    </style:style>
    <style:style style:name="ce37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A68"/>
    </style:style>
    <style:style style:name="ce37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B68"/>
    </style:style>
    <style:style style:name="ce37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C68"/>
    </style:style>
    <style:style style:name="ce3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D68"/>
    </style:style>
    <style:style style:name="ce37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E68"/>
    </style:style>
    <style:style style:name="ce3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F68"/>
    </style:style>
    <style:style style:name="ce38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G68"/>
    </style:style>
    <style:style style:name="ce38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H68"/>
    </style:style>
    <style:style style:name="ce38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I68"/>
    </style:style>
    <style:style style:name="ce38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9th.AJ68"/>
    </style:style>
    <style:style style:name="ce3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1592" style:family="table-cell" style:parent-style-name="Default">
      <style:table-cell-properties fo:border-bottom="0.74pt solid #000000" fo:background-color="#83caff" fo:border-left="0.74pt solid #000000" fo:border-right="0.74pt solid #000000" fo:border-top="none"/>
    </style:style>
    <style:style style:name="ce386" style:family="table-cell" style:parent-style-name="Default">
      <style:table-cell-properties fo:border-bottom="none" fo:border-left="0.74pt solid #000000" fo:border-right="0.74pt solid #000000" fo:border-top="none"/>
      <style:map style:condition="is-true-formula(ISEVEN(ROW()))" style:apply-style-name="EveryOtherRow" style:base-cell-address="9th.A4"/>
      <style:map style:condition="is-true-formula(NOT(ISEVEN(ROW())))" style:apply-style-name="EveryOtherRow2" style:base-cell-address="9th.A4"/>
    </style:style>
    <style:style style:name="ce1594" style:family="table-cell" style:parent-style-name="Default">
      <style:table-cell-properties fo:border-bottom="0.74pt solid #000000" fo:background-color="#c5000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8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1596" style:family="table-cell" style:parent-style-name="Excel_20_Built-in_20_Title" style:data-style-name="N0">
      <style:table-cell-properties fo:border-bottom="0.74pt solid #000000" fo:background-color="#c5000b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1598" style:family="table-cell" style:parent-style-name="Default">
      <style:table-cell-properties fo:border-bottom="0.74pt solid #000000" fo:background-color="#c5000b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6"/>
      <style:map style:condition="is-true-formula(NOT(ISEVEN(ROW())))" style:apply-style-name="EveryOtherRow2" style:base-cell-address="'12th,PC'.D6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7"/>
      <style:map style:condition="is-true-formula(NOT(ISEVEN(ROW())))" style:apply-style-name="EveryOtherRow2" style:base-cell-address="'12th,PC'.D7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9"/>
      <style:map style:condition="is-true-formula(NOT(ISEVEN(ROW())))" style:apply-style-name="EveryOtherRow2" style:base-cell-address="'12th,PC'.D9"/>
    </style:style>
    <style:style style:name="ce400" style:family="table-cell" style:parent-style-name="Default" style:data-style-name="N11">
      <style:map style:condition="cell-content()&lt;0.6" style:apply-style-name="Failing" style:base-cell-address="'12th,PC'.D15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29"/>
      <style:map style:condition="is-true-formula(NOT(ISEVEN(ROW())))" style:apply-style-name="EveryOtherRow2" style:base-cell-address="'12th,PC'.D29"/>
    </style:style>
    <style:style style:name="ce405" style:family="table-cell" style:parent-style-name="Default" style:data-style-name="N11">
      <style:map style:condition="cell-content()&lt;0.6" style:apply-style-name="Failing" style:base-cell-address="'12th,PC'.D34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63"/>
      <style:map style:condition="is-true-formula(NOT(ISEVEN(ROW())))" style:apply-style-name="EveryOtherRow2" style:base-cell-address="'12th,PC'.D63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64"/>
      <style:map style:condition="is-true-formula(NOT(ISEVEN(ROW())))" style:apply-style-name="EveryOtherRow2" style:base-cell-address="'12th,PC'.D64"/>
    </style:style>
    <style:style style:name="ce415" style:family="table-cell" style:parent-style-name="Default" style:data-style-name="N11">
      <style:map style:condition="cell-content()&lt;0.6" style:apply-style-name="Failing" style:base-cell-address="'12th,PC'.D68"/>
    </style:style>
    <style:style style:name="ce416" style:family="table-cell" style:parent-style-name="Default" style:data-style-name="N11">
      <style:map style:condition="cell-content()&lt;0.6" style:apply-style-name="Failing" style:base-cell-address="'12th,PC'.D70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E9"/>
      <style:map style:condition="is-true-formula(NOT(ISEVEN(ROW())))" style:apply-style-name="EveryOtherRow2" style:base-cell-address="'12th,PC'.E9"/>
    </style:style>
    <style:style style:name="ce1611" style:family="table-cell" style:parent-style-name="Default">
      <style:table-cell-properties fo:border-bottom="0.74pt solid #000000" fo:background-color="#c5000b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4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9"/>
      <style:map style:condition="is-true-formula(NOT(ISEVEN(ROW())))" style:apply-style-name="EveryOtherRow2" style:base-cell-address="'12th,PC'.F9"/>
    </style:style>
    <style:style style:name="ce16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F10"/>
      <style:map style:condition="is-true-formula(NOT(ISEVEN(ROW())))" style:apply-style-name="EveryOtherRow2" style:base-cell-address="'12th,PC'.F10"/>
    </style:style>
    <style:style style:name="ce4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11"/>
      <style:map style:condition="is-true-formula(NOT(ISEVEN(ROW())))" style:apply-style-name="EveryOtherRow2" style:base-cell-address="'12th,PC'.F11"/>
    </style:style>
    <style:style style:name="ce42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F15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24"/>
      <style:map style:condition="is-true-formula(NOT(ISEVEN(ROW())))" style:apply-style-name="EveryOtherRow2" style:base-cell-address="'12th,PC'.F24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27"/>
      <style:map style:condition="is-true-formula(NOT(ISEVEN(ROW())))" style:apply-style-name="EveryOtherRow2" style:base-cell-address="'12th,PC'.F27"/>
    </style:style>
    <style:style style:name="ce4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F70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9"/>
      <style:map style:condition="is-true-formula(NOT(ISEVEN(ROW())))" style:apply-style-name="EveryOtherRow2" style:base-cell-address="'12th,PC'.G9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10"/>
      <style:map style:condition="is-true-formula(NOT(ISEVEN(ROW())))" style:apply-style-name="EveryOtherRow2" style:base-cell-address="'12th,PC'.G10"/>
    </style:style>
    <style:style style:name="ce4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11"/>
      <style:map style:condition="is-true-formula(NOT(ISEVEN(ROW())))" style:apply-style-name="EveryOtherRow2" style:base-cell-address="'12th,PC'.G11"/>
    </style:style>
    <style:style style:name="ce4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46"/>
      <style:map style:condition="is-true-formula(NOT(ISEVEN(ROW())))" style:apply-style-name="EveryOtherRow2" style:base-cell-address="'12th,PC'.G46"/>
    </style:style>
    <style:style style:name="ce43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G70"/>
    </style:style>
    <style:style style:name="ce4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H9"/>
      <style:map style:condition="is-true-formula(NOT(ISEVEN(ROW())))" style:apply-style-name="EveryOtherRow2" style:base-cell-address="'12th,PC'.H9"/>
    </style:style>
    <style:style style:name="ce16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H10"/>
      <style:map style:condition="is-true-formula(NOT(ISEVEN(ROW())))" style:apply-style-name="EveryOtherRow2" style:base-cell-address="'12th,PC'.H10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H11"/>
      <style:map style:condition="is-true-formula(NOT(ISEVEN(ROW())))" style:apply-style-name="EveryOtherRow2" style:base-cell-address="'12th,PC'.H11"/>
    </style:style>
    <style:style style:name="ce43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H70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4"/>
      <style:map style:condition="is-true-formula(NOT(ISEVEN(ROW())))" style:apply-style-name="EveryOtherRow2" style:base-cell-address="'12th,PC'.I4"/>
    </style:style>
    <style:style style:name="ce4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9"/>
      <style:map style:condition="is-true-formula(NOT(ISEVEN(ROW())))" style:apply-style-name="EveryOtherRow2" style:base-cell-address="'12th,PC'.I9"/>
    </style:style>
    <style:style style:name="ce4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10"/>
      <style:map style:condition="is-true-formula(NOT(ISEVEN(ROW())))" style:apply-style-name="EveryOtherRow2" style:base-cell-address="'12th,PC'.I10"/>
    </style:style>
    <style:style style:name="ce4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11"/>
      <style:map style:condition="is-true-formula(NOT(ISEVEN(ROW())))" style:apply-style-name="EveryOtherRow2" style:base-cell-address="'12th,PC'.I11"/>
    </style:style>
    <style:style style:name="ce44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I70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J9"/>
      <style:map style:condition="is-true-formula(NOT(ISEVEN(ROW())))" style:apply-style-name="EveryOtherRow2" style:base-cell-address="'12th,PC'.J9"/>
    </style:style>
    <style:style style:name="ce16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J10"/>
      <style:map style:condition="is-true-formula(NOT(ISEVEN(ROW())))" style:apply-style-name="EveryOtherRow2" style:base-cell-address="'12th,PC'.J10"/>
    </style:style>
    <style:style style:name="ce4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J11"/>
      <style:map style:condition="is-true-formula(NOT(ISEVEN(ROW())))" style:apply-style-name="EveryOtherRow2" style:base-cell-address="'12th,PC'.J11"/>
    </style:style>
    <style:style style:name="ce44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J70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9"/>
      <style:map style:condition="is-true-formula(NOT(ISEVEN(ROW())))" style:apply-style-name="EveryOtherRow2" style:base-cell-address="'12th,PC'.K9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10"/>
      <style:map style:condition="is-true-formula(NOT(ISEVEN(ROW())))" style:apply-style-name="EveryOtherRow2" style:base-cell-address="'12th,PC'.K10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11"/>
      <style:map style:condition="is-true-formula(NOT(ISEVEN(ROW())))" style:apply-style-name="EveryOtherRow2" style:base-cell-address="'12th,PC'.K11"/>
    </style:style>
    <style:style style:name="ce4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18"/>
      <style:map style:condition="is-true-formula(NOT(ISEVEN(ROW())))" style:apply-style-name="EveryOtherRow2" style:base-cell-address="'12th,PC'.K18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27"/>
      <style:map style:condition="is-true-formula(NOT(ISEVEN(ROW())))" style:apply-style-name="EveryOtherRow2" style:base-cell-address="'12th,PC'.K27"/>
    </style:style>
    <style:style style:name="ce45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K70"/>
    </style:style>
    <style:style style:name="ce4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4"/>
      <style:map style:condition="is-true-formula(NOT(ISEVEN(ROW())))" style:apply-style-name="EveryOtherRow2" style:base-cell-address="'12th,PC'.L4"/>
    </style:style>
    <style:style style:name="ce4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9"/>
      <style:map style:condition="is-true-formula(NOT(ISEVEN(ROW())))" style:apply-style-name="EveryOtherRow2" style:base-cell-address="'12th,PC'.L9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10"/>
      <style:map style:condition="is-true-formula(NOT(ISEVEN(ROW())))" style:apply-style-name="EveryOtherRow2" style:base-cell-address="'12th,PC'.L10"/>
    </style:style>
    <style:style style:name="ce4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11"/>
      <style:map style:condition="is-true-formula(NOT(ISEVEN(ROW())))" style:apply-style-name="EveryOtherRow2" style:base-cell-address="'12th,PC'.L11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24"/>
      <style:map style:condition="is-true-formula(NOT(ISEVEN(ROW())))" style:apply-style-name="EveryOtherRow2" style:base-cell-address="'12th,PC'.L24"/>
    </style:style>
    <style:style style:name="ce4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40"/>
      <style:map style:condition="is-true-formula(NOT(ISEVEN(ROW())))" style:apply-style-name="EveryOtherRow2" style:base-cell-address="'12th,PC'.L40"/>
    </style:style>
    <style:style style:name="ce4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L70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M9"/>
      <style:map style:condition="is-true-formula(NOT(ISEVEN(ROW())))" style:apply-style-name="EveryOtherRow2" style:base-cell-address="'12th,PC'.M9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M10"/>
      <style:map style:condition="is-true-formula(NOT(ISEVEN(ROW())))" style:apply-style-name="EveryOtherRow2" style:base-cell-address="'12th,PC'.M10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M11"/>
      <style:map style:condition="is-true-formula(NOT(ISEVEN(ROW())))" style:apply-style-name="EveryOtherRow2" style:base-cell-address="'12th,PC'.M11"/>
    </style:style>
    <style:style style:name="ce46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M70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N9"/>
      <style:map style:condition="is-true-formula(NOT(ISEVEN(ROW())))" style:apply-style-name="EveryOtherRow2" style:base-cell-address="'12th,PC'.N9"/>
    </style:style>
    <style:style style:name="ce16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N10"/>
      <style:map style:condition="is-true-formula(NOT(ISEVEN(ROW())))" style:apply-style-name="EveryOtherRow2" style:base-cell-address="'12th,PC'.N10"/>
    </style:style>
    <style:style style:name="ce4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N11"/>
      <style:map style:condition="is-true-formula(NOT(ISEVEN(ROW())))" style:apply-style-name="EveryOtherRow2" style:base-cell-address="'12th,PC'.N11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N46"/>
      <style:map style:condition="is-true-formula(NOT(ISEVEN(ROW())))" style:apply-style-name="EveryOtherRow2" style:base-cell-address="'12th,PC'.N46"/>
    </style:style>
    <style:style style:name="ce47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N70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4"/>
      <style:map style:condition="is-true-formula(NOT(ISEVEN(ROW())))" style:apply-style-name="EveryOtherRow2" style:base-cell-address="'12th,PC'.O4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9"/>
      <style:map style:condition="is-true-formula(NOT(ISEVEN(ROW())))" style:apply-style-name="EveryOtherRow2" style:base-cell-address="'12th,PC'.O9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10"/>
      <style:map style:condition="is-true-formula(NOT(ISEVEN(ROW())))" style:apply-style-name="EveryOtherRow2" style:base-cell-address="'12th,PC'.O10"/>
    </style:style>
    <style:style style:name="ce4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11"/>
      <style:map style:condition="is-true-formula(NOT(ISEVEN(ROW())))" style:apply-style-name="EveryOtherRow2" style:base-cell-address="'12th,PC'.O11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27"/>
      <style:map style:condition="is-true-formula(NOT(ISEVEN(ROW())))" style:apply-style-name="EveryOtherRow2" style:base-cell-address="'12th,PC'.O27"/>
    </style:style>
    <style:style style:name="ce47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O70"/>
    </style:style>
    <style:style style:name="ce4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9"/>
      <style:map style:condition="is-true-formula(NOT(ISEVEN(ROW())))" style:apply-style-name="EveryOtherRow2" style:base-cell-address="'12th,PC'.P9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10"/>
      <style:map style:condition="is-true-formula(NOT(ISEVEN(ROW())))" style:apply-style-name="EveryOtherRow2" style:base-cell-address="'12th,PC'.P10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11"/>
      <style:map style:condition="is-true-formula(NOT(ISEVEN(ROW())))" style:apply-style-name="EveryOtherRow2" style:base-cell-address="'12th,PC'.P11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18"/>
      <style:map style:condition="is-true-formula(NOT(ISEVEN(ROW())))" style:apply-style-name="EveryOtherRow2" style:base-cell-address="'12th,PC'.P18"/>
    </style:style>
    <style:style style:name="ce48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P70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9"/>
      <style:map style:condition="is-true-formula(NOT(ISEVEN(ROW())))" style:apply-style-name="EveryOtherRow2" style:base-cell-address="'12th,PC'.Q9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10"/>
      <style:map style:condition="is-true-formula(NOT(ISEVEN(ROW())))" style:apply-style-name="EveryOtherRow2" style:base-cell-address="'12th,PC'.Q10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11"/>
      <style:map style:condition="is-true-formula(NOT(ISEVEN(ROW())))" style:apply-style-name="EveryOtherRow2" style:base-cell-address="'12th,PC'.Q11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47"/>
      <style:map style:condition="is-true-formula(NOT(ISEVEN(ROW())))" style:apply-style-name="EveryOtherRow2" style:base-cell-address="'12th,PC'.Q47"/>
    </style:style>
    <style:style style:name="ce48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Q70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R4"/>
      <style:map style:condition="is-true-formula(NOT(ISEVEN(ROW())))" style:apply-style-name="EveryOtherRow2" style:base-cell-address="'12th,PC'.R4"/>
    </style:style>
    <style:style style:name="ce16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R10"/>
      <style:map style:condition="is-true-formula(NOT(ISEVEN(ROW())))" style:apply-style-name="EveryOtherRow2" style:base-cell-address="'12th,PC'.R10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R11"/>
      <style:map style:condition="is-true-formula(NOT(ISEVEN(ROW())))" style:apply-style-name="EveryOtherRow2" style:base-cell-address="'12th,PC'.R11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R27"/>
      <style:map style:condition="is-true-formula(NOT(ISEVEN(ROW())))" style:apply-style-name="EveryOtherRow2" style:base-cell-address="'12th,PC'.R27"/>
    </style:style>
    <style:style style:name="ce49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R70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9"/>
      <style:map style:condition="is-true-formula(NOT(ISEVEN(ROW())))" style:apply-style-name="EveryOtherRow2" style:base-cell-address="'12th,PC'.S9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10"/>
      <style:map style:condition="is-true-formula(NOT(ISEVEN(ROW())))" style:apply-style-name="EveryOtherRow2" style:base-cell-address="'12th,PC'.S10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11"/>
      <style:map style:condition="is-true-formula(NOT(ISEVEN(ROW())))" style:apply-style-name="EveryOtherRow2" style:base-cell-address="'12th,PC'.S11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40"/>
      <style:map style:condition="is-true-formula(NOT(ISEVEN(ROW())))" style:apply-style-name="EveryOtherRow2" style:base-cell-address="'12th,PC'.S40"/>
    </style:style>
    <style:style style:name="ce49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S70"/>
    </style:style>
    <style:style style:name="ce4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T9"/>
      <style:map style:condition="is-true-formula(NOT(ISEVEN(ROW())))" style:apply-style-name="EveryOtherRow2" style:base-cell-address="'12th,PC'.T9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T10"/>
      <style:map style:condition="is-true-formula(NOT(ISEVEN(ROW())))" style:apply-style-name="EveryOtherRow2" style:base-cell-address="'12th,PC'.T10"/>
    </style:style>
    <style:style style:name="ce5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T11"/>
      <style:map style:condition="is-true-formula(NOT(ISEVEN(ROW())))" style:apply-style-name="EveryOtherRow2" style:base-cell-address="'12th,PC'.T11"/>
    </style:style>
    <style:style style:name="ce50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T70"/>
    </style:style>
    <style:style style:name="ce50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U70"/>
    </style:style>
    <style:style style:name="ce50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V70"/>
    </style:style>
    <style:style style:name="ce50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W70"/>
    </style:style>
    <style:style style:name="ce50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X70"/>
    </style:style>
    <style:style style:name="ce50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Y70"/>
    </style:style>
    <style:style style:name="ce50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Z70"/>
    </style:style>
    <style:style style:name="ce50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A70"/>
    </style:style>
    <style:style style:name="ce50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B70"/>
    </style:style>
    <style:style style:name="ce51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C70"/>
    </style:style>
    <style:style style:name="ce5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D70"/>
    </style:style>
    <style:style style:name="ce51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E70"/>
    </style:style>
    <style:style style:name="ce51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F70"/>
    </style:style>
    <style:style style:name="ce51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G70"/>
    </style:style>
    <style:style style:name="ce51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H70"/>
    </style:style>
    <style:style style:name="ce5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I70"/>
    </style:style>
    <style:style style:name="ce5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518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5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6"/>
      <style:map style:condition="is-true-formula(NOT(ISEVEN(ROW())))" style:apply-style-name="EveryOtherRow2" style:base-cell-address="'12th,PC'.D6"/>
    </style:style>
    <style:style style:name="ce5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7"/>
      <style:map style:condition="is-true-formula(NOT(ISEVEN(ROW())))" style:apply-style-name="EveryOtherRow2" style:base-cell-address="'12th,PC'.D7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9"/>
      <style:map style:condition="is-true-formula(NOT(ISEVEN(ROW())))" style:apply-style-name="EveryOtherRow2" style:base-cell-address="'12th,PC'.D9"/>
    </style:style>
    <style:style style:name="ce524" style:family="table-cell" style:parent-style-name="Default" style:data-style-name="N11">
      <style:map style:condition="cell-content()&lt;0.6" style:apply-style-name="Failing" style:base-cell-address="'12th,PC'.D15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29"/>
      <style:map style:condition="is-true-formula(NOT(ISEVEN(ROW())))" style:apply-style-name="EveryOtherRow2" style:base-cell-address="'12th,PC'.D29"/>
    </style:style>
    <style:style style:name="ce526" style:family="table-cell" style:parent-style-name="Default" style:data-style-name="N11">
      <style:map style:condition="cell-content()&lt;0.6" style:apply-style-name="Failing" style:base-cell-address="'12th,PC'.D34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63"/>
      <style:map style:condition="is-true-formula(NOT(ISEVEN(ROW())))" style:apply-style-name="EveryOtherRow2" style:base-cell-address="'12th,PC'.D63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D64"/>
      <style:map style:condition="is-true-formula(NOT(ISEVEN(ROW())))" style:apply-style-name="EveryOtherRow2" style:base-cell-address="'12th,PC'.D64"/>
    </style:style>
    <style:style style:name="ce529" style:family="table-cell" style:parent-style-name="Default" style:data-style-name="N11">
      <style:map style:condition="cell-content()&lt;0.6" style:apply-style-name="Failing" style:base-cell-address="'12th,PC'.D68"/>
    </style:style>
    <style:style style:name="ce530" style:family="table-cell" style:parent-style-name="Default" style:data-style-name="N11">
      <style:map style:condition="cell-content()&lt;0.6" style:apply-style-name="Failing" style:base-cell-address="'12th,PC'.D70"/>
    </style:style>
    <style:style style:name="ce5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E9"/>
      <style:map style:condition="is-true-formula(NOT(ISEVEN(ROW())))" style:apply-style-name="EveryOtherRow2" style:base-cell-address="'12th,PC'.E9"/>
    </style:style>
    <style:style style:name="ce5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9"/>
      <style:map style:condition="is-true-formula(NOT(ISEVEN(ROW())))" style:apply-style-name="EveryOtherRow2" style:base-cell-address="'12th,PC'.F9"/>
    </style:style>
    <style:style style:name="ce5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F10"/>
      <style:map style:condition="is-true-formula(NOT(ISEVEN(ROW())))" style:apply-style-name="EveryOtherRow2" style:base-cell-address="'12th,PC'.F10"/>
    </style:style>
    <style:style style:name="ce5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11"/>
      <style:map style:condition="is-true-formula(NOT(ISEVEN(ROW())))" style:apply-style-name="EveryOtherRow2" style:base-cell-address="'12th,PC'.F11"/>
    </style:style>
    <style:style style:name="ce53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PC'.F15"/>
    </style:style>
    <style:style style:name="ce5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24"/>
      <style:map style:condition="is-true-formula(NOT(ISEVEN(ROW())))" style:apply-style-name="EveryOtherRow2" style:base-cell-address="'12th,PC'.F24"/>
    </style:style>
    <style:style style:name="ce5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F27"/>
      <style:map style:condition="is-true-formula(NOT(ISEVEN(ROW())))" style:apply-style-name="EveryOtherRow2" style:base-cell-address="'12th,PC'.F27"/>
    </style:style>
    <style:style style:name="ce5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F70"/>
    </style:style>
    <style:style style:name="ce5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9"/>
      <style:map style:condition="is-true-formula(NOT(ISEVEN(ROW())))" style:apply-style-name="EveryOtherRow2" style:base-cell-address="'12th,PC'.G9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10"/>
      <style:map style:condition="is-true-formula(NOT(ISEVEN(ROW())))" style:apply-style-name="EveryOtherRow2" style:base-cell-address="'12th,PC'.G10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11"/>
      <style:map style:condition="is-true-formula(NOT(ISEVEN(ROW())))" style:apply-style-name="EveryOtherRow2" style:base-cell-address="'12th,PC'.G11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G46"/>
      <style:map style:condition="is-true-formula(NOT(ISEVEN(ROW())))" style:apply-style-name="EveryOtherRow2" style:base-cell-address="'12th,PC'.G46"/>
    </style:style>
    <style:style style:name="ce54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G70"/>
    </style:style>
    <style:style style:name="ce5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H9"/>
      <style:map style:condition="is-true-formula(NOT(ISEVEN(ROW())))" style:apply-style-name="EveryOtherRow2" style:base-cell-address="'12th,PC'.H9"/>
    </style:style>
    <style:style style:name="ce5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H10"/>
      <style:map style:condition="is-true-formula(NOT(ISEVEN(ROW())))" style:apply-style-name="EveryOtherRow2" style:base-cell-address="'12th,PC'.H10"/>
    </style:style>
    <style:style style:name="ce5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H11"/>
      <style:map style:condition="is-true-formula(NOT(ISEVEN(ROW())))" style:apply-style-name="EveryOtherRow2" style:base-cell-address="'12th,PC'.H11"/>
    </style:style>
    <style:style style:name="ce54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H70"/>
    </style:style>
    <style:style style:name="ce5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4"/>
      <style:map style:condition="is-true-formula(NOT(ISEVEN(ROW())))" style:apply-style-name="EveryOtherRow2" style:base-cell-address="'12th,PC'.I4"/>
    </style:style>
    <style:style style:name="ce5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9"/>
      <style:map style:condition="is-true-formula(NOT(ISEVEN(ROW())))" style:apply-style-name="EveryOtherRow2" style:base-cell-address="'12th,PC'.I9"/>
    </style:style>
    <style:style style:name="ce5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10"/>
      <style:map style:condition="is-true-formula(NOT(ISEVEN(ROW())))" style:apply-style-name="EveryOtherRow2" style:base-cell-address="'12th,PC'.I10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I11"/>
      <style:map style:condition="is-true-formula(NOT(ISEVEN(ROW())))" style:apply-style-name="EveryOtherRow2" style:base-cell-address="'12th,PC'.I11"/>
    </style:style>
    <style:style style:name="ce55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I70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J9"/>
      <style:map style:condition="is-true-formula(NOT(ISEVEN(ROW())))" style:apply-style-name="EveryOtherRow2" style:base-cell-address="'12th,PC'.J9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J10"/>
      <style:map style:condition="is-true-formula(NOT(ISEVEN(ROW())))" style:apply-style-name="EveryOtherRow2" style:base-cell-address="'12th,PC'.J10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J11"/>
      <style:map style:condition="is-true-formula(NOT(ISEVEN(ROW())))" style:apply-style-name="EveryOtherRow2" style:base-cell-address="'12th,PC'.J11"/>
    </style:style>
    <style:style style:name="ce55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J70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9"/>
      <style:map style:condition="is-true-formula(NOT(ISEVEN(ROW())))" style:apply-style-name="EveryOtherRow2" style:base-cell-address="'12th,PC'.K9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10"/>
      <style:map style:condition="is-true-formula(NOT(ISEVEN(ROW())))" style:apply-style-name="EveryOtherRow2" style:base-cell-address="'12th,PC'.K10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11"/>
      <style:map style:condition="is-true-formula(NOT(ISEVEN(ROW())))" style:apply-style-name="EveryOtherRow2" style:base-cell-address="'12th,PC'.K11"/>
    </style:style>
    <style:style style:name="ce5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18"/>
      <style:map style:condition="is-true-formula(NOT(ISEVEN(ROW())))" style:apply-style-name="EveryOtherRow2" style:base-cell-address="'12th,PC'.K18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K27"/>
      <style:map style:condition="is-true-formula(NOT(ISEVEN(ROW())))" style:apply-style-name="EveryOtherRow2" style:base-cell-address="'12th,PC'.K27"/>
    </style:style>
    <style:style style:name="ce56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K70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4"/>
      <style:map style:condition="is-true-formula(NOT(ISEVEN(ROW())))" style:apply-style-name="EveryOtherRow2" style:base-cell-address="'12th,PC'.L4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9"/>
      <style:map style:condition="is-true-formula(NOT(ISEVEN(ROW())))" style:apply-style-name="EveryOtherRow2" style:base-cell-address="'12th,PC'.L9"/>
    </style:style>
    <style:style style:name="ce5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10"/>
      <style:map style:condition="is-true-formula(NOT(ISEVEN(ROW())))" style:apply-style-name="EveryOtherRow2" style:base-cell-address="'12th,PC'.L10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11"/>
      <style:map style:condition="is-true-formula(NOT(ISEVEN(ROW())))" style:apply-style-name="EveryOtherRow2" style:base-cell-address="'12th,PC'.L11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24"/>
      <style:map style:condition="is-true-formula(NOT(ISEVEN(ROW())))" style:apply-style-name="EveryOtherRow2" style:base-cell-address="'12th,PC'.L24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L40"/>
      <style:map style:condition="is-true-formula(NOT(ISEVEN(ROW())))" style:apply-style-name="EveryOtherRow2" style:base-cell-address="'12th,PC'.L40"/>
    </style:style>
    <style:style style:name="ce56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L70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M9"/>
      <style:map style:condition="is-true-formula(NOT(ISEVEN(ROW())))" style:apply-style-name="EveryOtherRow2" style:base-cell-address="'12th,PC'.M9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M10"/>
      <style:map style:condition="is-true-formula(NOT(ISEVEN(ROW())))" style:apply-style-name="EveryOtherRow2" style:base-cell-address="'12th,PC'.M10"/>
    </style:style>
    <style:style style:name="ce5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M11"/>
      <style:map style:condition="is-true-formula(NOT(ISEVEN(ROW())))" style:apply-style-name="EveryOtherRow2" style:base-cell-address="'12th,PC'.M11"/>
    </style:style>
    <style:style style:name="ce5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M70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N9"/>
      <style:map style:condition="is-true-formula(NOT(ISEVEN(ROW())))" style:apply-style-name="EveryOtherRow2" style:base-cell-address="'12th,PC'.N9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N10"/>
      <style:map style:condition="is-true-formula(NOT(ISEVEN(ROW())))" style:apply-style-name="EveryOtherRow2" style:base-cell-address="'12th,PC'.N10"/>
    </style:style>
    <style:style style:name="ce5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N11"/>
      <style:map style:condition="is-true-formula(NOT(ISEVEN(ROW())))" style:apply-style-name="EveryOtherRow2" style:base-cell-address="'12th,PC'.N11"/>
    </style:style>
    <style:style style:name="ce5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N46"/>
      <style:map style:condition="is-true-formula(NOT(ISEVEN(ROW())))" style:apply-style-name="EveryOtherRow2" style:base-cell-address="'12th,PC'.N46"/>
    </style:style>
    <style:style style:name="ce57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N70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4"/>
      <style:map style:condition="is-true-formula(NOT(ISEVEN(ROW())))" style:apply-style-name="EveryOtherRow2" style:base-cell-address="'12th,PC'.O4"/>
    </style:style>
    <style:style style:name="ce5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9"/>
      <style:map style:condition="is-true-formula(NOT(ISEVEN(ROW())))" style:apply-style-name="EveryOtherRow2" style:base-cell-address="'12th,PC'.O9"/>
    </style:style>
    <style:style style:name="ce5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10"/>
      <style:map style:condition="is-true-formula(NOT(ISEVEN(ROW())))" style:apply-style-name="EveryOtherRow2" style:base-cell-address="'12th,PC'.O10"/>
    </style:style>
    <style:style style:name="ce5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11"/>
      <style:map style:condition="is-true-formula(NOT(ISEVEN(ROW())))" style:apply-style-name="EveryOtherRow2" style:base-cell-address="'12th,PC'.O11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O27"/>
      <style:map style:condition="is-true-formula(NOT(ISEVEN(ROW())))" style:apply-style-name="EveryOtherRow2" style:base-cell-address="'12th,PC'.O27"/>
    </style:style>
    <style:style style:name="ce5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O70"/>
    </style:style>
    <style:style style:name="ce5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9"/>
      <style:map style:condition="is-true-formula(NOT(ISEVEN(ROW())))" style:apply-style-name="EveryOtherRow2" style:base-cell-address="'12th,PC'.P9"/>
    </style:style>
    <style:style style:name="ce5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10"/>
      <style:map style:condition="is-true-formula(NOT(ISEVEN(ROW())))" style:apply-style-name="EveryOtherRow2" style:base-cell-address="'12th,PC'.P10"/>
    </style:style>
    <style:style style:name="ce5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11"/>
      <style:map style:condition="is-true-formula(NOT(ISEVEN(ROW())))" style:apply-style-name="EveryOtherRow2" style:base-cell-address="'12th,PC'.P11"/>
    </style:style>
    <style:style style:name="ce5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P18"/>
      <style:map style:condition="is-true-formula(NOT(ISEVEN(ROW())))" style:apply-style-name="EveryOtherRow2" style:base-cell-address="'12th,PC'.P18"/>
    </style:style>
    <style:style style:name="ce59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P70"/>
    </style:style>
    <style:style style:name="ce5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9"/>
      <style:map style:condition="is-true-formula(NOT(ISEVEN(ROW())))" style:apply-style-name="EveryOtherRow2" style:base-cell-address="'12th,PC'.Q9"/>
    </style:style>
    <style:style style:name="ce5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10"/>
      <style:map style:condition="is-true-formula(NOT(ISEVEN(ROW())))" style:apply-style-name="EveryOtherRow2" style:base-cell-address="'12th,PC'.Q10"/>
    </style:style>
    <style:style style:name="ce5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11"/>
      <style:map style:condition="is-true-formula(NOT(ISEVEN(ROW())))" style:apply-style-name="EveryOtherRow2" style:base-cell-address="'12th,PC'.Q11"/>
    </style:style>
    <style:style style:name="ce5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Q47"/>
      <style:map style:condition="is-true-formula(NOT(ISEVEN(ROW())))" style:apply-style-name="EveryOtherRow2" style:base-cell-address="'12th,PC'.Q47"/>
    </style:style>
    <style:style style:name="ce59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Q70"/>
    </style:style>
    <style:style style:name="ce5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R4"/>
      <style:map style:condition="is-true-formula(NOT(ISEVEN(ROW())))" style:apply-style-name="EveryOtherRow2" style:base-cell-address="'12th,PC'.R4"/>
    </style:style>
    <style:style style:name="ce5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PC'.R10"/>
      <style:map style:condition="is-true-formula(NOT(ISEVEN(ROW())))" style:apply-style-name="EveryOtherRow2" style:base-cell-address="'12th,PC'.R10"/>
    </style:style>
    <style:style style:name="ce5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R11"/>
      <style:map style:condition="is-true-formula(NOT(ISEVEN(ROW())))" style:apply-style-name="EveryOtherRow2" style:base-cell-address="'12th,PC'.R11"/>
    </style:style>
    <style:style style:name="ce5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R27"/>
      <style:map style:condition="is-true-formula(NOT(ISEVEN(ROW())))" style:apply-style-name="EveryOtherRow2" style:base-cell-address="'12th,PC'.R27"/>
    </style:style>
    <style:style style:name="ce60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R70"/>
    </style:style>
    <style:style style:name="ce6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9"/>
      <style:map style:condition="is-true-formula(NOT(ISEVEN(ROW())))" style:apply-style-name="EveryOtherRow2" style:base-cell-address="'12th,PC'.S9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10"/>
      <style:map style:condition="is-true-formula(NOT(ISEVEN(ROW())))" style:apply-style-name="EveryOtherRow2" style:base-cell-address="'12th,PC'.S10"/>
    </style:style>
    <style:style style:name="ce6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11"/>
      <style:map style:condition="is-true-formula(NOT(ISEVEN(ROW())))" style:apply-style-name="EveryOtherRow2" style:base-cell-address="'12th,PC'.S11"/>
    </style:style>
    <style:style style:name="ce6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S40"/>
      <style:map style:condition="is-true-formula(NOT(ISEVEN(ROW())))" style:apply-style-name="EveryOtherRow2" style:base-cell-address="'12th,PC'.S40"/>
    </style:style>
    <style:style style:name="ce60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S70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T9"/>
      <style:map style:condition="is-true-formula(NOT(ISEVEN(ROW())))" style:apply-style-name="EveryOtherRow2" style:base-cell-address="'12th,PC'.T9"/>
    </style:style>
    <style:style style:name="ce6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T10"/>
      <style:map style:condition="is-true-formula(NOT(ISEVEN(ROW())))" style:apply-style-name="EveryOtherRow2" style:base-cell-address="'12th,PC'.T10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PC'.T11"/>
      <style:map style:condition="is-true-formula(NOT(ISEVEN(ROW())))" style:apply-style-name="EveryOtherRow2" style:base-cell-address="'12th,PC'.T11"/>
    </style:style>
    <style:style style:name="ce60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T70"/>
    </style:style>
    <style:style style:name="ce61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U70"/>
    </style:style>
    <style:style style:name="ce6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V70"/>
    </style:style>
    <style:style style:name="ce61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W70"/>
    </style:style>
    <style:style style:name="ce61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X70"/>
    </style:style>
    <style:style style:name="ce61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Y70"/>
    </style:style>
    <style:style style:name="ce61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Z70"/>
    </style:style>
    <style:style style:name="ce6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A70"/>
    </style:style>
    <style:style style:name="ce6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B70"/>
    </style:style>
    <style:style style:name="ce61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C70"/>
    </style:style>
    <style:style style:name="ce61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D70"/>
    </style:style>
    <style:style style:name="ce6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E70"/>
    </style:style>
    <style:style style:name="ce62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F70"/>
    </style:style>
    <style:style style:name="ce6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G70"/>
    </style:style>
    <style:style style:name="ce62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H70"/>
    </style:style>
    <style:style style:name="ce62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PC'.AI70"/>
    </style:style>
    <style:style style:name="ce6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PC'.A4"/>
      <style:map style:condition="is-true-formula(NOT(ISEVEN(ROW())))" style:apply-style-name="EveryOtherRow2" style:base-cell-address="'12th,PC'.A4"/>
    </style:style>
    <style:style style:name="ce937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7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886" style:family="table-cell" style:parent-style-name="Default" style:data-style-name="N10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939" style:family="table-cell" style:parent-style-name="Excel_20_Built-in_20_Title" style:data-style-name="N0">
      <style:table-cell-properties fo:border-bottom="0.74pt solid #000000" fo:background-color="#3465a4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Garamon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88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941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8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6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D9"/>
      <style:map style:condition="is-true-formula(NOT(ISEVEN(ROW())))" style:apply-style-name="EveryOtherRow2" style:base-cell-address="'12th,Comp'.D9"/>
    </style:style>
    <style:style style:name="ce944" style:family="table-cell" style:parent-style-name="Default" style:data-style-name="N11">
      <style:map style:condition="cell-content()&lt;0.6" style:apply-style-name="Failing" style:base-cell-address="'12th,Comp'.D13"/>
    </style:style>
    <style:style style:name="ce6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D32"/>
      <style:map style:condition="is-true-formula(NOT(ISEVEN(ROW())))" style:apply-style-name="EveryOtherRow2" style:base-cell-address="'12th,Comp'.D32"/>
    </style:style>
    <style:style style:name="ce6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D33"/>
      <style:map style:condition="is-true-formula(NOT(ISEVEN(ROW())))" style:apply-style-name="EveryOtherRow2" style:base-cell-address="'12th,Comp'.D33"/>
    </style:style>
    <style:style style:name="ce6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D34"/>
      <style:map style:condition="is-true-formula(NOT(ISEVEN(ROW())))" style:apply-style-name="EveryOtherRow2" style:base-cell-address="'12th,Comp'.D34"/>
    </style:style>
    <style:style style:name="ce948" style:family="table-cell" style:parent-style-name="Default" style:data-style-name="N11">
      <style:map style:condition="cell-content()&lt;0.6" style:apply-style-name="Failing" style:base-cell-address="'12th,Comp'.D39"/>
    </style:style>
    <style:style style:name="ce6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D64"/>
      <style:map style:condition="is-true-formula(NOT(ISEVEN(ROW())))" style:apply-style-name="EveryOtherRow2" style:base-cell-address="'12th,Comp'.D64"/>
    </style:style>
    <style:style style:name="ce6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D65"/>
      <style:map style:condition="is-true-formula(NOT(ISEVEN(ROW())))" style:apply-style-name="EveryOtherRow2" style:base-cell-address="'12th,Comp'.D65"/>
    </style:style>
    <style:style style:name="ce951" style:family="table-cell" style:parent-style-name="Default" style:data-style-name="N11">
      <style:map style:condition="cell-content()&lt;0.6" style:apply-style-name="Failing" style:base-cell-address="'12th,Comp'.D69"/>
    </style:style>
    <style:style style:name="ce952" style:family="table-cell" style:parent-style-name="Default" style:data-style-name="N11">
      <style:map style:condition="cell-content()&lt;0.6" style:apply-style-name="Failing" style:base-cell-address="'12th,Comp'.D71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2"/>
      <style:map style:condition="is-true-formula(NOT(ISEVEN(ROW())))" style:apply-style-name="EveryOtherRow2" style:base-cell-address="'12th,Comp'.E42"/>
    </style:style>
    <style:style style:name="ce6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3"/>
      <style:map style:condition="is-true-formula(NOT(ISEVEN(ROW())))" style:apply-style-name="EveryOtherRow2" style:base-cell-address="'12th,Comp'.E43"/>
    </style:style>
    <style:style style:name="ce6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4"/>
      <style:map style:condition="is-true-formula(NOT(ISEVEN(ROW())))" style:apply-style-name="EveryOtherRow2" style:base-cell-address="'12th,Comp'.E44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5"/>
      <style:map style:condition="is-true-formula(NOT(ISEVEN(ROW())))" style:apply-style-name="EveryOtherRow2" style:base-cell-address="'12th,Comp'.E45"/>
    </style:style>
    <style:style style:name="ce6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6"/>
      <style:map style:condition="is-true-formula(NOT(ISEVEN(ROW())))" style:apply-style-name="EveryOtherRow2" style:base-cell-address="'12th,Comp'.E46"/>
    </style:style>
    <style:style style:name="ce6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7"/>
      <style:map style:condition="is-true-formula(NOT(ISEVEN(ROW())))" style:apply-style-name="EveryOtherRow2" style:base-cell-address="'12th,Comp'.E47"/>
    </style:style>
    <style:style style:name="ce6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8"/>
      <style:map style:condition="is-true-formula(NOT(ISEVEN(ROW())))" style:apply-style-name="EveryOtherRow2" style:base-cell-address="'12th,Comp'.E48"/>
    </style:style>
    <style:style style:name="ce6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49"/>
      <style:map style:condition="is-true-formula(NOT(ISEVEN(ROW())))" style:apply-style-name="EveryOtherRow2" style:base-cell-address="'12th,Comp'.E49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0"/>
      <style:map style:condition="is-true-formula(NOT(ISEVEN(ROW())))" style:apply-style-name="EveryOtherRow2" style:base-cell-address="'12th,Comp'.E50"/>
    </style:style>
    <style:style style:name="ce6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1"/>
      <style:map style:condition="is-true-formula(NOT(ISEVEN(ROW())))" style:apply-style-name="EveryOtherRow2" style:base-cell-address="'12th,Comp'.E51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2"/>
      <style:map style:condition="is-true-formula(NOT(ISEVEN(ROW())))" style:apply-style-name="EveryOtherRow2" style:base-cell-address="'12th,Comp'.E52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3"/>
      <style:map style:condition="is-true-formula(NOT(ISEVEN(ROW())))" style:apply-style-name="EveryOtherRow2" style:base-cell-address="'12th,Comp'.E53"/>
    </style:style>
    <style:style style:name="ce6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4"/>
      <style:map style:condition="is-true-formula(NOT(ISEVEN(ROW())))" style:apply-style-name="EveryOtherRow2" style:base-cell-address="'12th,Comp'.E54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5"/>
      <style:map style:condition="is-true-formula(NOT(ISEVEN(ROW())))" style:apply-style-name="EveryOtherRow2" style:base-cell-address="'12th,Comp'.E55"/>
    </style:style>
    <style:style style:name="ce6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6"/>
      <style:map style:condition="is-true-formula(NOT(ISEVEN(ROW())))" style:apply-style-name="EveryOtherRow2" style:base-cell-address="'12th,Comp'.E56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7"/>
      <style:map style:condition="is-true-formula(NOT(ISEVEN(ROW())))" style:apply-style-name="EveryOtherRow2" style:base-cell-address="'12th,Comp'.E57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8"/>
      <style:map style:condition="is-true-formula(NOT(ISEVEN(ROW())))" style:apply-style-name="EveryOtherRow2" style:base-cell-address="'12th,Comp'.E58"/>
    </style:style>
    <style:style style:name="ce6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59"/>
      <style:map style:condition="is-true-formula(NOT(ISEVEN(ROW())))" style:apply-style-name="EveryOtherRow2" style:base-cell-address="'12th,Comp'.E59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60"/>
      <style:map style:condition="is-true-formula(NOT(ISEVEN(ROW())))" style:apply-style-name="EveryOtherRow2" style:base-cell-address="'12th,Comp'.E60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61"/>
      <style:map style:condition="is-true-formula(NOT(ISEVEN(ROW())))" style:apply-style-name="EveryOtherRow2" style:base-cell-address="'12th,Comp'.E61"/>
    </style:style>
    <style:style style:name="ce6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62"/>
      <style:map style:condition="is-true-formula(NOT(ISEVEN(ROW())))" style:apply-style-name="EveryOtherRow2" style:base-cell-address="'12th,Comp'.E62"/>
    </style:style>
    <style:style style:name="ce6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E63"/>
      <style:map style:condition="is-true-formula(NOT(ISEVEN(ROW())))" style:apply-style-name="EveryOtherRow2" style:base-cell-address="'12th,Comp'.E63"/>
    </style:style>
    <style:style style:name="ce724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Liberation Sans" fo:font-size="11pt" style:font-size-asian="11pt" style:font-size-complex="11pt"/>
    </style:style>
    <style:style style:name="ce6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F8"/>
      <style:map style:condition="is-true-formula(NOT(ISEVEN(ROW())))" style:apply-style-name="EveryOtherRow2" style:base-cell-address="'12th,Comp'.F8"/>
    </style:style>
    <style:style style:name="ce97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.6" style:apply-style-name="Failing" style:base-cell-address="'12th,Comp'.F13"/>
    </style:style>
    <style:style style:name="ce8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F16"/>
      <style:map style:condition="is-true-formula(NOT(ISEVEN(ROW())))" style:apply-style-name="EveryOtherRow2" style:base-cell-address="'12th,Comp'.F16"/>
    </style:style>
    <style:style style:name="ce8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F28"/>
      <style:map style:condition="is-true-formula(NOT(ISEVEN(ROW())))" style:apply-style-name="EveryOtherRow2" style:base-cell-address="'12th,Comp'.F28"/>
    </style:style>
    <style:style style:name="ce8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F71"/>
    </style:style>
    <style:style style:name="ce8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G8"/>
      <style:map style:condition="is-true-formula(NOT(ISEVEN(ROW())))" style:apply-style-name="EveryOtherRow2" style:base-cell-address="'12th,Comp'.G8"/>
    </style:style>
    <style:style style:name="ce8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G9"/>
      <style:map style:condition="is-true-formula(NOT(ISEVEN(ROW())))" style:apply-style-name="EveryOtherRow2" style:base-cell-address="'12th,Comp'.G9"/>
    </style:style>
    <style:style style:name="ce8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G29"/>
      <style:map style:condition="is-true-formula(NOT(ISEVEN(ROW())))" style:apply-style-name="EveryOtherRow2" style:base-cell-address="'12th,Comp'.G29"/>
    </style:style>
    <style:style style:name="ce8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G30"/>
      <style:map style:condition="is-true-formula(NOT(ISEVEN(ROW())))" style:apply-style-name="EveryOtherRow2" style:base-cell-address="'12th,Comp'.G30"/>
    </style:style>
    <style:style style:name="ce7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G31"/>
      <style:map style:condition="is-true-formula(NOT(ISEVEN(ROW())))" style:apply-style-name="EveryOtherRow2" style:base-cell-address="'12th,Comp'.G31"/>
    </style:style>
    <style:style style:name="ce7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G49"/>
      <style:map style:condition="is-true-formula(NOT(ISEVEN(ROW())))" style:apply-style-name="EveryOtherRow2" style:base-cell-address="'12th,Comp'.G49"/>
    </style:style>
    <style:style style:name="ce83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G71"/>
    </style:style>
    <style:style style:name="ce8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H8"/>
      <style:map style:condition="is-true-formula(NOT(ISEVEN(ROW())))" style:apply-style-name="EveryOtherRow2" style:base-cell-address="'12th,Comp'.H8"/>
    </style:style>
    <style:style style:name="ce8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H9"/>
      <style:map style:condition="is-true-formula(NOT(ISEVEN(ROW())))" style:apply-style-name="EveryOtherRow2" style:base-cell-address="'12th,Comp'.H9"/>
    </style:style>
    <style:style style:name="ce8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H32"/>
      <style:map style:condition="is-true-formula(NOT(ISEVEN(ROW())))" style:apply-style-name="EveryOtherRow2" style:base-cell-address="'12th,Comp'.H32"/>
    </style:style>
    <style:style style:name="ce9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H42"/>
      <style:map style:condition="is-true-formula(NOT(ISEVEN(ROW())))" style:apply-style-name="EveryOtherRow2" style:base-cell-address="'12th,Comp'.H42"/>
    </style:style>
    <style:style style:name="ce9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H43"/>
      <style:map style:condition="is-true-formula(NOT(ISEVEN(ROW())))" style:apply-style-name="EveryOtherRow2" style:base-cell-address="'12th,Comp'.H43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H43"/>
      <style:map style:condition="is-true-formula(NOT(ISEVEN(ROW())))" style:apply-style-name="EveryOtherRow2" style:base-cell-address="'12th,Comp'.H43"/>
    </style:style>
    <style:style style:name="ce8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H71"/>
    </style:style>
    <style:style style:name="ce8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I8"/>
      <style:map style:condition="is-true-formula(NOT(ISEVEN(ROW())))" style:apply-style-name="EveryOtherRow2" style:base-cell-address="'12th,Comp'.I8"/>
    </style:style>
    <style:style style:name="ce9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Comp'.I9"/>
      <style:map style:condition="is-true-formula(NOT(ISEVEN(ROW())))" style:apply-style-name="EveryOtherRow2" style:base-cell-address="'12th,Comp'.I9"/>
    </style:style>
    <style:style style:name="ce8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I28"/>
      <style:map style:condition="is-true-formula(NOT(ISEVEN(ROW())))" style:apply-style-name="EveryOtherRow2" style:base-cell-address="'12th,Comp'.I28"/>
    </style:style>
    <style:style style:name="ce8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I34"/>
      <style:map style:condition="is-true-formula(NOT(ISEVEN(ROW())))" style:apply-style-name="EveryOtherRow2" style:base-cell-address="'12th,Comp'.I34"/>
    </style:style>
    <style:style style:name="ce7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I54"/>
      <style:map style:condition="is-true-formula(NOT(ISEVEN(ROW())))" style:apply-style-name="EveryOtherRow2" style:base-cell-address="'12th,Comp'.I54"/>
    </style:style>
    <style:style style:name="ce90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I71"/>
    </style:style>
    <style:style style:name="ce9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4"/>
      <style:map style:condition="is-true-formula(NOT(ISEVEN(ROW())))" style:apply-style-name="EveryOtherRow2" style:base-cell-address="'12th,Comp'.J4"/>
    </style:style>
    <style:style style:name="ce9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8"/>
      <style:map style:condition="is-true-formula(NOT(ISEVEN(ROW())))" style:apply-style-name="EveryOtherRow2" style:base-cell-address="'12th,Comp'.J8"/>
    </style:style>
    <style:style style:name="ce9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27"/>
      <style:map style:condition="is-true-formula(NOT(ISEVEN(ROW())))" style:apply-style-name="EveryOtherRow2" style:base-cell-address="'12th,Comp'.J27"/>
    </style:style>
    <style:style style:name="ce9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29"/>
      <style:map style:condition="is-true-formula(NOT(ISEVEN(ROW())))" style:apply-style-name="EveryOtherRow2" style:base-cell-address="'12th,Comp'.J29"/>
    </style:style>
    <style:style style:name="ce9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30"/>
      <style:map style:condition="is-true-formula(NOT(ISEVEN(ROW())))" style:apply-style-name="EveryOtherRow2" style:base-cell-address="'12th,Comp'.J30"/>
    </style:style>
    <style:style style:name="ce7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31"/>
      <style:map style:condition="is-true-formula(NOT(ISEVEN(ROW())))" style:apply-style-name="EveryOtherRow2" style:base-cell-address="'12th,Comp'.J31"/>
    </style:style>
    <style:style style:name="ce9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32"/>
      <style:map style:condition="is-true-formula(NOT(ISEVEN(ROW())))" style:apply-style-name="EveryOtherRow2" style:base-cell-address="'12th,Comp'.J32"/>
    </style:style>
    <style:style style:name="ce7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J42"/>
      <style:map style:condition="is-true-formula(NOT(ISEVEN(ROW())))" style:apply-style-name="EveryOtherRow2" style:base-cell-address="'12th,Comp'.J42"/>
    </style:style>
    <style:style style:name="ce9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J71"/>
    </style:style>
    <style:style style:name="ce9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K8"/>
      <style:map style:condition="is-true-formula(NOT(ISEVEN(ROW())))" style:apply-style-name="EveryOtherRow2" style:base-cell-address="'12th,Comp'.K8"/>
    </style:style>
    <style:style style:name="ce9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K9"/>
      <style:map style:condition="is-true-formula(NOT(ISEVEN(ROW())))" style:apply-style-name="EveryOtherRow2" style:base-cell-address="'12th,Comp'.K9"/>
    </style:style>
    <style:style style:name="ce9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K22"/>
      <style:map style:condition="is-true-formula(NOT(ISEVEN(ROW())))" style:apply-style-name="EveryOtherRow2" style:base-cell-address="'12th,Comp'.K22"/>
    </style:style>
    <style:style style:name="ce9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K23"/>
      <style:map style:condition="is-true-formula(NOT(ISEVEN(ROW())))" style:apply-style-name="EveryOtherRow2" style:base-cell-address="'12th,Comp'.K23"/>
    </style:style>
    <style:style style:name="ce92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K71"/>
    </style:style>
    <style:style style:name="ce9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L8"/>
      <style:map style:condition="is-true-formula(NOT(ISEVEN(ROW())))" style:apply-style-name="EveryOtherRow2" style:base-cell-address="'12th,Comp'.L8"/>
    </style:style>
    <style:style style:name="ce9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L9"/>
      <style:map style:condition="is-true-formula(NOT(ISEVEN(ROW())))" style:apply-style-name="EveryOtherRow2" style:base-cell-address="'12th,Comp'.L9"/>
    </style:style>
    <style:style style:name="ce9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L16"/>
      <style:map style:condition="is-true-formula(NOT(ISEVEN(ROW())))" style:apply-style-name="EveryOtherRow2" style:base-cell-address="'12th,Comp'.L16"/>
    </style:style>
    <style:style style:name="ce9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L27"/>
      <style:map style:condition="is-true-formula(NOT(ISEVEN(ROW())))" style:apply-style-name="EveryOtherRow2" style:base-cell-address="'12th,Comp'.L27"/>
    </style:style>
    <style:style style:name="ce9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L28"/>
      <style:map style:condition="is-true-formula(NOT(ISEVEN(ROW())))" style:apply-style-name="EveryOtherRow2" style:base-cell-address="'12th,Comp'.L28"/>
    </style:style>
    <style:style style:name="ce7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L54"/>
      <style:map style:condition="is-true-formula(NOT(ISEVEN(ROW())))" style:apply-style-name="EveryOtherRow2" style:base-cell-address="'12th,Comp'.L54"/>
    </style:style>
    <style:style style:name="ce93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L71"/>
    </style:style>
    <style:style style:name="ce9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M8"/>
      <style:map style:condition="is-true-formula(NOT(ISEVEN(ROW())))" style:apply-style-name="EveryOtherRow2" style:base-cell-address="'12th,Comp'.M8"/>
    </style:style>
    <style:style style:name="ce9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Comp'.M9"/>
      <style:map style:condition="is-true-formula(NOT(ISEVEN(ROW())))" style:apply-style-name="EveryOtherRow2" style:base-cell-address="'12th,Comp'.M9"/>
    </style:style>
    <style:style style:name="ce9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M29"/>
      <style:map style:condition="is-true-formula(NOT(ISEVEN(ROW())))" style:apply-style-name="EveryOtherRow2" style:base-cell-address="'12th,Comp'.M29"/>
    </style:style>
    <style:style style:name="ce9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M30"/>
      <style:map style:condition="is-true-formula(NOT(ISEVEN(ROW())))" style:apply-style-name="EveryOtherRow2" style:base-cell-address="'12th,Comp'.M30"/>
    </style:style>
    <style:style style:name="ce9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M31"/>
      <style:map style:condition="is-true-formula(NOT(ISEVEN(ROW())))" style:apply-style-name="EveryOtherRow2" style:base-cell-address="'12th,Comp'.M31"/>
    </style:style>
    <style:style style:name="ce7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M42"/>
      <style:map style:condition="is-true-formula(NOT(ISEVEN(ROW())))" style:apply-style-name="EveryOtherRow2" style:base-cell-address="'12th,Comp'.M42"/>
    </style:style>
    <style:style style:name="ce94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M71"/>
    </style:style>
    <style:style style:name="ce9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N4"/>
      <style:map style:condition="is-true-formula(NOT(ISEVEN(ROW())))" style:apply-style-name="EveryOtherRow2" style:base-cell-address="'12th,Comp'.N4"/>
    </style:style>
    <style:style style:name="ce9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N8"/>
      <style:map style:condition="is-true-formula(NOT(ISEVEN(ROW())))" style:apply-style-name="EveryOtherRow2" style:base-cell-address="'12th,Comp'.N8"/>
    </style:style>
    <style:style style:name="ce9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N27"/>
      <style:map style:condition="is-true-formula(NOT(ISEVEN(ROW())))" style:apply-style-name="EveryOtherRow2" style:base-cell-address="'12th,Comp'.N27"/>
    </style:style>
    <style:style style:name="ce9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N29"/>
      <style:map style:condition="is-true-formula(NOT(ISEVEN(ROW())))" style:apply-style-name="EveryOtherRow2" style:base-cell-address="'12th,Comp'.N29"/>
    </style:style>
    <style:style style:name="ce9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N30"/>
      <style:map style:condition="is-true-formula(NOT(ISEVEN(ROW())))" style:apply-style-name="EveryOtherRow2" style:base-cell-address="'12th,Comp'.N30"/>
    </style:style>
    <style:style style:name="ce8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N31"/>
      <style:map style:condition="is-true-formula(NOT(ISEVEN(ROW())))" style:apply-style-name="EveryOtherRow2" style:base-cell-address="'12th,Comp'.N31"/>
    </style:style>
    <style:style style:name="ce95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N71"/>
    </style:style>
    <style:style style:name="ce9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8"/>
      <style:map style:condition="is-true-formula(NOT(ISEVEN(ROW())))" style:apply-style-name="EveryOtherRow2" style:base-cell-address="'12th,Comp'.O8"/>
    </style:style>
    <style:style style:name="ce9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9"/>
      <style:map style:condition="is-true-formula(NOT(ISEVEN(ROW())))" style:apply-style-name="EveryOtherRow2" style:base-cell-address="'12th,Comp'.O9"/>
    </style:style>
    <style:style style:name="ce9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16"/>
      <style:map style:condition="is-true-formula(NOT(ISEVEN(ROW())))" style:apply-style-name="EveryOtherRow2" style:base-cell-address="'12th,Comp'.O16"/>
    </style:style>
    <style:style style:name="ce9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22"/>
      <style:map style:condition="is-true-formula(NOT(ISEVEN(ROW())))" style:apply-style-name="EveryOtherRow2" style:base-cell-address="'12th,Comp'.O22"/>
    </style:style>
    <style:style style:name="ce9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23"/>
      <style:map style:condition="is-true-formula(NOT(ISEVEN(ROW())))" style:apply-style-name="EveryOtherRow2" style:base-cell-address="'12th,Comp'.O23"/>
    </style:style>
    <style:style style:name="ce9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28"/>
      <style:map style:condition="is-true-formula(NOT(ISEVEN(ROW())))" style:apply-style-name="EveryOtherRow2" style:base-cell-address="'12th,Comp'.O28"/>
    </style:style>
    <style:style style:name="ce8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O51"/>
      <style:map style:condition="is-true-formula(NOT(ISEVEN(ROW())))" style:apply-style-name="EveryOtherRow2" style:base-cell-address="'12th,Comp'.O51"/>
    </style:style>
    <style:style style:name="ce96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O71"/>
    </style:style>
    <style:style style:name="ce9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P4"/>
      <style:map style:condition="is-true-formula(NOT(ISEVEN(ROW())))" style:apply-style-name="EveryOtherRow2" style:base-cell-address="'12th,Comp'.P4"/>
    </style:style>
    <style:style style:name="ce9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P8"/>
      <style:map style:condition="is-true-formula(NOT(ISEVEN(ROW())))" style:apply-style-name="EveryOtherRow2" style:base-cell-address="'12th,Comp'.P8"/>
    </style:style>
    <style:style style:name="ce9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P16"/>
      <style:map style:condition="is-true-formula(NOT(ISEVEN(ROW())))" style:apply-style-name="EveryOtherRow2" style:base-cell-address="'12th,Comp'.P16"/>
    </style:style>
    <style:style style:name="ce9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P27"/>
      <style:map style:condition="is-true-formula(NOT(ISEVEN(ROW())))" style:apply-style-name="EveryOtherRow2" style:base-cell-address="'12th,Comp'.P27"/>
    </style:style>
    <style:style style:name="ce9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P28"/>
      <style:map style:condition="is-true-formula(NOT(ISEVEN(ROW())))" style:apply-style-name="EveryOtherRow2" style:base-cell-address="'12th,Comp'.P28"/>
    </style:style>
    <style:style style:name="ce97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P71"/>
    </style:style>
    <style:style style:name="ce9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Q8"/>
      <style:map style:condition="is-true-formula(NOT(ISEVEN(ROW())))" style:apply-style-name="EveryOtherRow2" style:base-cell-address="'12th,Comp'.Q8"/>
    </style:style>
    <style:style style:name="ce9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Q9"/>
      <style:map style:condition="is-true-formula(NOT(ISEVEN(ROW())))" style:apply-style-name="EveryOtherRow2" style:base-cell-address="'12th,Comp'.Q9"/>
    </style:style>
    <style:style style:name="ce9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Q16"/>
      <style:map style:condition="is-true-formula(NOT(ISEVEN(ROW())))" style:apply-style-name="EveryOtherRow2" style:base-cell-address="'12th,Comp'.Q16"/>
    </style:style>
    <style:style style:name="ce9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Q28"/>
      <style:map style:condition="is-true-formula(NOT(ISEVEN(ROW())))" style:apply-style-name="EveryOtherRow2" style:base-cell-address="'12th,Comp'.Q28"/>
    </style:style>
    <style:style style:name="ce9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Q71"/>
    </style:style>
    <style:style style:name="ce9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R8"/>
      <style:map style:condition="is-true-formula(NOT(ISEVEN(ROW())))" style:apply-style-name="EveryOtherRow2" style:base-cell-address="'12th,Comp'.R8"/>
    </style:style>
    <style:style style:name="ce9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R9"/>
      <style:map style:condition="is-true-formula(NOT(ISEVEN(ROW())))" style:apply-style-name="EveryOtherRow2" style:base-cell-address="'12th,Comp'.R9"/>
    </style:style>
    <style:style style:name="ce9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R27"/>
      <style:map style:condition="is-true-formula(NOT(ISEVEN(ROW())))" style:apply-style-name="EveryOtherRow2" style:base-cell-address="'12th,Comp'.R27"/>
    </style:style>
    <style:style style:name="ce98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R71"/>
    </style:style>
    <style:style style:name="ce9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ISEVEN(ROW()))" style:apply-style-name="EveryOtherRow" style:base-cell-address="'12th,Comp'.S8"/>
      <style:map style:condition="is-true-formula(NOT(ISEVEN(ROW())))" style:apply-style-name="EveryOtherRow2" style:base-cell-address="'12th,Comp'.S8"/>
    </style:style>
    <style:style style:name="ce8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EveryOtherRow" style:base-cell-address="'12th,Comp'.S9"/>
      <style:map style:condition="is-true-formula(NOT(ISEVEN(ROW())))" style:apply-style-name="EveryOtherRow2" style:base-cell-address="'12th,Comp'.S9"/>
    </style:style>
    <style:style style:name="ce9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S71"/>
    </style:style>
    <style:style style:name="ce98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T71"/>
    </style:style>
    <style:style style:name="ce98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U71"/>
    </style:style>
    <style:style style:name="ce98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V71"/>
    </style:style>
    <style:style style:name="ce98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W71"/>
    </style:style>
    <style:style style:name="ce99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X71"/>
    </style:style>
    <style:style style:name="ce99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Y71"/>
    </style:style>
    <style:style style:name="ce99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Z71"/>
    </style:style>
    <style:style style:name="ce99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A71"/>
    </style:style>
    <style:style style:name="ce99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B71"/>
    </style:style>
    <style:style style:name="ce99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C71"/>
    </style:style>
    <style:style style:name="ce99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D71"/>
    </style:style>
    <style:style style:name="ce99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E71"/>
    </style:style>
    <style:style style:name="ce9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F71"/>
    </style:style>
    <style:style style:name="ce100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G71"/>
    </style:style>
    <style:style style:name="ce100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H71"/>
    </style:style>
    <style:style style:name="ce100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I71"/>
    </style:style>
    <style:style style:name="ce100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J71"/>
    </style:style>
    <style:style style:name="ce100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map style:condition="cell-content()&lt;0.6" style:apply-style-name="Failing" style:base-cell-address="'12th,Comp'.AK71"/>
    </style:style>
    <style:style style:name="ce100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ISEVEN(ROW()))" style:apply-style-name="EveryOtherRow" style:base-cell-address="'12th,Comp'.A4"/>
      <style:map style:condition="is-true-formula(NOT(ISEVEN(ROW())))" style:apply-style-name="EveryOtherRow2" style:base-cell-address="'12th,Comp'.A4"/>
    </style:style>
    <style:style style:name="ce1961" style:family="table-cell" style:parent-style-name="Default" style:data-style-name="N100"/>
  </office:automatic-styles>
  <office:body>
    <office:spreadsheet>
      <table:calculation-settings table:automatic-find-labels="false"/>
      <table:table table:name="11th Work Ed." table:style-name="ta1">
        <office:forms form:automatic-focus="false" form:apply-design-mode="false"/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default-cell-style-name="ce674"/>
        <table:table-column table:style-name="co4" table:number-columns-repeated="5" table:default-cell-style-name="ce646"/>
        <table:table-column table:style-name="co4" table:default-cell-style-name="ce674"/>
        <table:table-column table:style-name="co4" table:number-columns-repeated="25" table:default-cell-style-name="ce646"/>
        <table:table-column table:style-name="co5" table:number-columns-repeated="987" table:default-cell-style-name="ce646"/>
        <table:table-row table:style-name="ro1">
          <table:table-cell table:style-name="ce646"/>
          <table:table-cell table:style-name="ce652" office:value-type="string" calcext:value-type="string">
            <text:p>Quater 1/11th/Work Education/2016-2017</text:p>
          </table:table-cell>
          <table:table-cell table:style-name="ce646" table:number-columns-repeated="3"/>
          <table:table-cell table:style-name="ce419" office:value-type="string" calcext:value-type="string">
            <text:p>Group 1</text:p>
          </table:table-cell>
          <table:table-cell table:style-name="ce675" table:number-columns-repeated="3"/>
          <table:table-cell table:style-name="ce419" office:value-type="string" calcext:value-type="string">
            <text:p>Group 2</text:p>
          </table:table-cell>
          <table:table-cell table:style-name="ce675" table:number-columns-repeated="3"/>
          <table:table-cell table:style-name="ce419" office:value-type="string" calcext:value-type="string">
            <text:p>Group 3</text:p>
          </table:table-cell>
          <table:table-cell table:style-name="ce675" table:number-columns-repeated="3"/>
          <table:table-cell table:style-name="ce678"/>
          <table:table-cell table:number-columns-repeated="1006"/>
        </table:table-row>
        <table:table-row table:style-name="ro2">
          <table:table-cell table:style-name="ce395" office:value-type="string" calcext:value-type="string">
            <text:p>Date</text:p>
          </table:table-cell>
          <table:table-cell table:style-name="ce401"/>
          <table:table-cell table:style-name="ce413" office:value-type="string" calcext:value-type="string">
            <text:p>Points Possible for Each Assignment</text:p>
          </table:table-cell>
          <table:table-cell table:style-name="ce413" office:value-type="string" calcext:value-type="string">
            <text:p>Average (non-zero)</text:p>
          </table:table-cell>
          <table:table-cell table:style-name="ce413" office:value-type="string" calcext:value-type="string">
            <text:p>Stdev (non-zero)</text:p>
          </table:table-cell>
          <table:table-cell table:number-columns-repeated="4" table:style-name="ce27" office:value-type="string" calcext:value-type="string">
            <text:p>First</text:p>
          </table:table-cell>
          <table:table-cell table:number-columns-repeated="4" table:style-name="ce31" office:value-type="string" calcext:value-type="string">
            <text:p>First</text:p>
          </table:table-cell>
          <table:table-cell table:number-columns-repeated="4" table:style-name="ce32" office:value-type="string" calcext:value-type="string">
            <text:p>First</text:p>
          </table:table-cell>
          <table:table-cell table:style-name="ce413" office:value-type="string" calcext:value-type="string">
            <text:p>Student Name 11</text:p>
          </table:table-cell>
          <table:table-cell table:style-name="ce413" office:value-type="string" calcext:value-type="string">
            <text:p>Student Name12</text:p>
          </table:table-cell>
          <table:table-cell table:style-name="ce413" office:value-type="string" calcext:value-type="string">
            <text:p>Student Name13</text:p>
          </table:table-cell>
          <table:table-cell table:style-name="ce413" office:value-type="string" calcext:value-type="string">
            <text:p>Student Name14</text:p>
          </table:table-cell>
          <table:table-cell table:style-name="ce413" office:value-type="string" calcext:value-type="string">
            <text:p>Student Name15</text:p>
          </table:table-cell>
          <table:table-cell table:style-name="ce413" office:value-type="string" calcext:value-type="string">
            <text:p>Student Name16</text:p>
          </table:table-cell>
          <table:table-cell table:style-name="ce413" office:value-type="string" calcext:value-type="string">
            <text:p>Student Name17</text:p>
          </table:table-cell>
          <table:table-cell table:style-name="ce413" office:value-type="string" calcext:value-type="string">
            <text:p>Student Name18</text:p>
          </table:table-cell>
          <table:table-cell table:style-name="ce413" office:value-type="string" calcext:value-type="string">
            <text:p>Student Name19</text:p>
          </table:table-cell>
          <table:table-cell table:style-name="ce413" office:value-type="string" calcext:value-type="string">
            <text:p>Student Name20</text:p>
          </table:table-cell>
          <table:table-cell table:style-name="ce413" office:value-type="string" calcext:value-type="string">
            <text:p>Student Name21</text:p>
          </table:table-cell>
          <table:table-cell table:style-name="ce413" office:value-type="string" calcext:value-type="string">
            <text:p>Student Name22</text:p>
          </table:table-cell>
          <table:table-cell table:style-name="ce413" office:value-type="string" calcext:value-type="string">
            <text:p>Student Name23</text:p>
          </table:table-cell>
          <table:table-cell table:style-name="ce413" office:value-type="string" calcext:value-type="string">
            <text:p>Student Name24</text:p>
          </table:table-cell>
          <table:table-cell table:style-name="ce413" office:value-type="string" calcext:value-type="string">
            <text:p>Student Name25</text:p>
          </table:table-cell>
          <table:table-cell table:style-name="ce413" office:value-type="string" calcext:value-type="string">
            <text:p>Student Name26</text:p>
          </table:table-cell>
          <table:table-cell table:style-name="ce413" office:value-type="string" calcext:value-type="string">
            <text:p>Student Name27</text:p>
          </table:table-cell>
          <table:table-cell table:style-name="ce413" office:value-type="string" calcext:value-type="string">
            <text:p>Student Name28</text:p>
          </table:table-cell>
          <table:table-cell table:style-name="ce413" office:value-type="string" calcext:value-type="string">
            <text:p>Student Name29</text:p>
          </table:table-cell>
          <table:table-cell table:style-name="ce413" office:value-type="string" calcext:value-type="string">
            <text:p>Student Name30</text:p>
          </table:table-cell>
          <table:table-cell table:style-name="ce413" table:number-columns-repeated="986"/>
          <table:table-cell table:style-name="ce429"/>
        </table:table-row>
        <table:table-row table:style-name="ro3">
          <table:table-cell table:style-name="ce396"/>
          <table:table-cell table:style-name="ce402" office:value-type="string" calcext:value-type="string">
            <text:p>Up till now…</text:p>
          </table:table-cell>
          <table:table-cell table:style-name="ce414" office:value-type="float" office:value="20" calcext:value-type="float">
            <text:p>20</text:p>
          </table:table-cell>
          <table:table-cell table:style-name="ce414" table:formula="of:=AVERAGEIF([.F3:.AMJ3];&quot;&lt;&gt;0&quot;)" office:value-type="float" office:value="20" calcext:value-type="float">
            <text:p>20</text:p>
          </table:table-cell>
          <table:table-cell table:style-name="ce414" table:number-matrix-columns-spanned="1" table:number-matrix-rows-spanned="1" table:formula="of:=STDEV(IF([.F3:.AMJ3]&lt;&gt;0;[.F3:.AMJ3]))" office:value-type="float" office:value="0" calcext:value-type="float">
            <text:p>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formula="of:=[.$C$3]" office:value-type="float" office:value="20" calcext:value-type="float">
            <text:p>20</text:p>
          </table:table-cell>
          <table:table-cell table:style-name="ce414" table:number-columns-repeated="20"/>
          <table:table-cell table:style-name="ce427" table:number-columns-repeated="986"/>
          <table:table-cell table:style-name="ce396"/>
        </table:table-row>
        <table:table-row table:style-name="ro3">
          <table:table-cell table:style-name="ce397" office:value-type="date" office:date-value="2016-10-03" calcext:value-type="date">
            <text:p>Mon, 10/3/16</text:p>
          </table:table-cell>
          <table:table-cell table:style-name="ce402" office:value-type="string" calcext:value-type="string">
            <text:p>Group 1, Group 2, Group 3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4:.AMJ4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4:.AMJ4]&lt;&gt;0;[.F4:.AMJ4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414" table:number-columns-repeated="20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4]+1" office:value-type="date" office:date-value="2016-10-04" calcext:value-type="date">
            <text:p>Tue, 10/4/16</text:p>
          </table:table-cell>
          <table:table-cell table:style-name="ce403" office:value-type="string" calcext:value-type="string">
            <text:p>Group 3, Group 1, Group 2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5:.AMJ5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5:.AMJ5]&lt;&gt;0;[.F5:.AMJ5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414" table:number-columns-repeated="20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5]+1" office:value-type="date" office:date-value="2016-10-05" calcext:value-type="date">
            <text:p>Wed, 10/5/16</text:p>
          </table:table-cell>
          <table:table-cell table:style-name="ce403" office:value-type="string" calcext:value-type="string">
            <text:p>Group 2, Group 3, Group 1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6:.AMJ6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6:.AMJ6]&lt;&gt;0;[.F6:.AMJ6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414" table:number-columns-repeated="20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6]+1" office:value-type="date" office:date-value="2016-10-06" calcext:value-type="date">
            <text:p>Thu, 10/6/16</text:p>
          </table:table-cell>
          <table:table-cell table:style-name="ce403" office:value-type="string" calcext:value-type="string">
            <text:p>Group 1, Group 2, Group 3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7:.AMJ7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7:.AMJ7]&lt;&gt;0;[.F7:.AMJ7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414" table:number-columns-repeated="20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7]+1" office:value-type="date" office:date-value="2016-10-07" calcext:value-type="date">
            <text:p>Fri, 10/7/16</text:p>
          </table:table-cell>
          <table:table-cell table:style-name="ce403" office:value-type="string" calcext:value-type="string">
            <text:p>Group 3, Group 1, Group 2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8:.AMJ8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8:.AMJ8]&lt;&gt;0;[.F8:.AMJ8]))" office:value-type="float" office:value="0" calcext:value-type="float">
            <text:p>0</text:p>
          </table:table-cell>
          <table:table-cell table:number-columns-repeated="7" table:style-name="ce414" office:value-type="float" office:value="1" calcext:value-type="float">
            <text:p>1</text:p>
          </table:table-cell>
          <table:table-cell table:number-columns-repeated="2" table:style-name="ce414" office:value-type="float" office:value="0" calcext:value-type="float">
            <text:p>0</text:p>
          </table:table-cell>
          <table:table-cell table:number-columns-repeated="3" table:style-name="ce414" office:value-type="float" office:value="1" calcext:value-type="float">
            <text:p>1</text:p>
          </table:table-cell>
          <table:table-cell table:style-name="ce396"/>
          <table:table-cell table:style-name="ce414" table:number-columns-repeated="19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8]+3" office:value-type="date" office:date-value="2016-10-10" calcext:value-type="date">
            <text:p>Mon, 10/10/16</text:p>
          </table:table-cell>
          <table:table-cell table:style-name="ce403" office:value-type="string" calcext:value-type="string">
            <text:p>Group 2, Group 3, Group 1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9:.AMJ9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9:.AMJ9]&lt;&gt;0;[.F9:.AMJ9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396"/>
          <table:table-cell table:style-name="ce414" table:number-columns-repeated="19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9]+1" office:value-type="date" office:date-value="2016-10-11" calcext:value-type="date">
            <text:p>Tue, 10/11/16</text:p>
          </table:table-cell>
          <table:table-cell table:style-name="ce403" office:value-type="string" calcext:value-type="string">
            <text:p>Group 1, Group 2, Group 3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10:.AMJ10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10:.AMJ10]&lt;&gt;0;[.F10:.AMJ10]))" office:value-type="float" office:value="0" calcext:value-type="float">
            <text:p>0</text:p>
          </table:table-cell>
          <table:table-cell table:number-columns-repeated="4" table:style-name="ce414" office:value-type="float" office:value="0" calcext:value-type="float">
            <text:p>0</text:p>
          </table:table-cell>
          <table:table-cell table:number-columns-repeated="8" table:style-name="ce414" office:value-type="float" office:value="1" calcext:value-type="float">
            <text:p>1</text:p>
          </table:table-cell>
          <table:table-cell table:style-name="ce396"/>
          <table:table-cell table:style-name="ce414" table:number-columns-repeated="19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10]+1" office:value-type="date" office:date-value="2016-10-12" calcext:value-type="date">
            <text:p>Wed, 10/12/16</text:p>
          </table:table-cell>
          <table:table-cell table:style-name="ce403" office:value-type="string" calcext:value-type="string">
            <text:p>Group 3, Group 1, Group 2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11:.AMJ11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11:.AMJ11]&lt;&gt;0;[.F11:.AMJ11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396"/>
          <table:table-cell table:style-name="ce414" table:number-columns-repeated="19"/>
          <table:table-cell table:style-name="ce427" table:number-columns-repeated="986"/>
          <table:table-cell table:style-name="ce396"/>
        </table:table-row>
        <table:table-row table:style-name="ro3">
          <table:table-cell table:style-name="ce397" table:formula="of:=[.A11]+1" office:value-type="date" office:date-value="2016-10-13" calcext:value-type="date">
            <text:p>Thu, 10/13/16</text:p>
          </table:table-cell>
          <table:table-cell table:style-name="ce403" office:value-type="string" calcext:value-type="string">
            <text:p>Group 2, Group 3, Group 1</text:p>
          </table:table-cell>
          <table:table-cell table:style-name="ce414" office:value-type="float" office:value="1" calcext:value-type="float">
            <text:p>1</text:p>
          </table:table-cell>
          <table:table-cell table:style-name="ce414" table:formula="of:=AVERAGEIF([.F12:.AMJ12];&quot;&lt;&gt;0&quot;)" office:value-type="float" office:value="1" calcext:value-type="float">
            <text:p>1</text:p>
          </table:table-cell>
          <table:table-cell table:style-name="ce414" table:number-matrix-columns-spanned="1" table:number-matrix-rows-spanned="1" table:formula="of:=STDEV(IF([.F12:.AMJ12]&lt;&gt;0;[.F12:.AMJ12]))" office:value-type="float" office:value="0" calcext:value-type="float">
            <text:p>0</text:p>
          </table:table-cell>
          <table:table-cell table:number-columns-repeated="12" table:style-name="ce414" office:value-type="float" office:value="1" calcext:value-type="float">
            <text:p>1</text:p>
          </table:table-cell>
          <table:table-cell table:style-name="ce396"/>
          <table:table-cell table:style-name="ce414" table:number-columns-repeated="19"/>
          <table:table-cell table:style-name="ce427" table:number-columns-repeated="986"/>
          <table:table-cell table:style-name="ce396"/>
        </table:table-row>
        <table:table-row table:style-name="ro4">
          <table:table-cell table:style-name="ce398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4"/>
          <table:table-cell table:style-name="ce680" table:number-columns-repeated="986"/>
          <table:table-cell/>
        </table:table-row>
        <table:table-row table:style-name="ro5">
          <table:table-cell table:style-name="ce398"/>
          <table:table-cell table:style-name="ce657" office:value-type="string" calcext:value-type="string">
            <text:p>Total Points Possible</text:p>
          </table:table-cell>
          <table:table-cell table:style-name="ce668" table:formula="of:=SUM([.C3:.C13])" office:value-type="float" office:value="29" calcext:value-type="float">
            <text:p>29</text:p>
          </table:table-cell>
          <table:table-cell table:style-name="ce668" table:number-columns-repeated="2"/>
          <table:table-cell table:style-name="ce668" table:formula="of:=SUM([.F3:.F13])" office:value-type="float" office:value="28" calcext:value-type="float">
            <text:p>28</text:p>
          </table:table-cell>
          <table:table-cell table:style-name="ce668" table:formula="of:=SUM([.G3:.G13])" office:value-type="float" office:value="28" calcext:value-type="float">
            <text:p>28</text:p>
          </table:table-cell>
          <table:table-cell table:style-name="ce668" table:formula="of:=SUM([.H3:.H13])" office:value-type="float" office:value="28" calcext:value-type="float">
            <text:p>28</text:p>
          </table:table-cell>
          <table:table-cell table:style-name="ce668" table:formula="of:=SUM([.I3:.I13])" office:value-type="float" office:value="28" calcext:value-type="float">
            <text:p>28</text:p>
          </table:table-cell>
          <table:table-cell table:style-name="ce668" table:formula="of:=SUM([.J3:.J13])" office:value-type="float" office:value="29" calcext:value-type="float">
            <text:p>29</text:p>
          </table:table-cell>
          <table:table-cell table:style-name="ce668" table:formula="of:=SUM([.K3:.K13])" office:value-type="float" office:value="29" calcext:value-type="float">
            <text:p>29</text:p>
          </table:table-cell>
          <table:table-cell table:style-name="ce668" table:formula="of:=SUM([.L3:.L13])" office:value-type="float" office:value="29" calcext:value-type="float">
            <text:p>29</text:p>
          </table:table-cell>
          <table:table-cell table:style-name="ce668" table:formula="of:=SUM([.M3:.M13])" office:value-type="float" office:value="28" calcext:value-type="float">
            <text:p>28</text:p>
          </table:table-cell>
          <table:table-cell table:style-name="ce668" table:formula="of:=SUM([.N3:.N13])" office:value-type="float" office:value="28" calcext:value-type="float">
            <text:p>28</text:p>
          </table:table-cell>
          <table:table-cell table:style-name="ce668" table:formula="of:=SUM([.O3:.O13])" office:value-type="float" office:value="29" calcext:value-type="float">
            <text:p>29</text:p>
          </table:table-cell>
          <table:table-cell table:style-name="ce668" table:formula="of:=SUM([.P3:.P13])" office:value-type="float" office:value="29" calcext:value-type="float">
            <text:p>29</text:p>
          </table:table-cell>
          <table:table-cell table:style-name="ce668" table:formula="of:=SUM([.Q3:.Q13])" office:value-type="float" office:value="29" calcext:value-type="float">
            <text:p>29</text:p>
          </table:table-cell>
          <table:table-cell table:style-name="ce668" table:formula="of:=SUM([.R3:.R13])" office:value-type="float" office:value="0" calcext:value-type="float">
            <text:p>0</text:p>
          </table:table-cell>
          <table:table-cell table:style-name="ce668" table:formula="of:=SUM([.S3:.S13])" office:value-type="float" office:value="0" calcext:value-type="float">
            <text:p>0</text:p>
          </table:table-cell>
          <table:table-cell table:style-name="ce668" table:formula="of:=SUM([.T3:.T13])" office:value-type="float" office:value="0" calcext:value-type="float">
            <text:p>0</text:p>
          </table:table-cell>
          <table:table-cell table:style-name="ce668" table:formula="of:=SUM([.U3:.U13])" office:value-type="float" office:value="0" calcext:value-type="float">
            <text:p>0</text:p>
          </table:table-cell>
          <table:table-cell table:style-name="ce668" table:formula="of:=SUM([.V3:.V13])" office:value-type="float" office:value="0" calcext:value-type="float">
            <text:p>0</text:p>
          </table:table-cell>
          <table:table-cell table:style-name="ce668" table:formula="of:=SUM([.W3:.W13])" office:value-type="float" office:value="0" calcext:value-type="float">
            <text:p>0</text:p>
          </table:table-cell>
          <table:table-cell table:style-name="ce668" table:formula="of:=SUM([.X3:.X13])" office:value-type="float" office:value="0" calcext:value-type="float">
            <text:p>0</text:p>
          </table:table-cell>
          <table:table-cell table:style-name="ce668" table:formula="of:=SUM([.Y3:.Y13])" office:value-type="float" office:value="0" calcext:value-type="float">
            <text:p>0</text:p>
          </table:table-cell>
          <table:table-cell table:style-name="ce668" table:formula="of:=SUM([.Z3:.Z13])" office:value-type="float" office:value="0" calcext:value-type="float">
            <text:p>0</text:p>
          </table:table-cell>
          <table:table-cell table:style-name="ce668" table:formula="of:=SUM([.AA3:.AA13])" office:value-type="float" office:value="0" calcext:value-type="float">
            <text:p>0</text:p>
          </table:table-cell>
          <table:table-cell table:style-name="ce668" table:formula="of:=SUM([.AB3:.AB13])" office:value-type="float" office:value="0" calcext:value-type="float">
            <text:p>0</text:p>
          </table:table-cell>
          <table:table-cell table:style-name="ce668" table:formula="of:=SUM([.AC3:.AC13])" office:value-type="float" office:value="0" calcext:value-type="float">
            <text:p>0</text:p>
          </table:table-cell>
          <table:table-cell table:style-name="ce668" table:formula="of:=SUM([.AD3:.AD13])" office:value-type="float" office:value="0" calcext:value-type="float">
            <text:p>0</text:p>
          </table:table-cell>
          <table:table-cell table:style-name="ce668" table:formula="of:=SUM([.AE3:.AE13])" office:value-type="float" office:value="0" calcext:value-type="float">
            <text:p>0</text:p>
          </table:table-cell>
          <table:table-cell table:style-name="ce668" table:formula="of:=SUM([.AF3:.AF13])" office:value-type="float" office:value="0" calcext:value-type="float">
            <text:p>0</text:p>
          </table:table-cell>
          <table:table-cell table:style-name="ce668" table:formula="of:=SUM([.AG3:.AG13])" office:value-type="float" office:value="0" calcext:value-type="float">
            <text:p>0</text:p>
          </table:table-cell>
          <table:table-cell table:style-name="ce668" table:formula="of:=SUM([.AH3:.AH13])" office:value-type="float" office:value="0" calcext:value-type="float">
            <text:p>0</text:p>
          </table:table-cell>
          <table:table-cell table:style-name="ce668" table:formula="of:=SUM([.AI3:.AI13])" office:value-type="float" office:value="0" calcext:value-type="float">
            <text:p>0</text:p>
          </table:table-cell>
          <table:table-cell table:style-name="ce668" table:formula="of:=SUM([.AJ3:.AJ13])" office:value-type="float" office:value="0" calcext:value-type="float">
            <text:p>0</text:p>
          </table:table-cell>
          <table:table-cell table:style-name="ce668" table:formula="of:=SUM([.AK3:.AK13])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398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2" table:style-name="ce668" office:value-type="float" office:value="0" calcext:value-type="float">
            <text:p>0</text:p>
          </table:table-cell>
          <table:table-cell table:number-columns-repeated="987"/>
        </table:table-row>
        <table:table-row table:style-name="ro6">
          <table:table-cell table:style-name="ce398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14]/([.$C$14]-[.C15])" office:value-type="percentage" office:value="1" calcext:value-type="percentage">
            <text:p>100%</text:p>
          </table:table-cell>
          <table:table-cell table:style-name="ce418" table:formula="of:=AVERAGEIF([.F16:.AMJ16];&quot;&lt;&gt;0&quot;)" office:value-type="percentage" office:value="0.985" calcext:value-type="percentage">
            <text:p>98.50%</text:p>
          </table:table-cell>
          <table:table-cell table:style-name="ce669"/>
          <table:table-cell table:style-name="ce421" table:formula="of:=ROUND([.F14]/([.$C$14]-[.F15]);2)" office:value-type="percentage" office:value="0.97" calcext:value-type="percentage">
            <text:p>97%</text:p>
          </table:table-cell>
          <table:table-cell table:style-name="ce421" table:formula="of:=ROUND([.G14]/([.$C$14]-[.G15]);2)" office:value-type="percentage" office:value="0.97" calcext:value-type="percentage">
            <text:p>97%</text:p>
          </table:table-cell>
          <table:table-cell table:style-name="ce421" table:formula="of:=ROUND([.H14]/([.$C$14]-[.H15]);2)" office:value-type="percentage" office:value="0.97" calcext:value-type="percentage">
            <text:p>97%</text:p>
          </table:table-cell>
          <table:table-cell table:style-name="ce421" table:formula="of:=ROUND([.I14]/([.$C$14]-[.I15]);2)" office:value-type="percentage" office:value="0.97" calcext:value-type="percentage">
            <text:p>97%</text:p>
          </table:table-cell>
          <table:table-cell table:style-name="ce421" table:formula="of:=ROUND([.J14]/([.$C$14]-[.J15]);2)" office:value-type="percentage" office:value="1" calcext:value-type="percentage">
            <text:p>100%</text:p>
          </table:table-cell>
          <table:table-cell table:style-name="ce421" table:formula="of:=ROUND([.K14]/([.$C$14]-[.K15]);2)" office:value-type="percentage" office:value="1" calcext:value-type="percentage">
            <text:p>100%</text:p>
          </table:table-cell>
          <table:table-cell table:style-name="ce421" table:formula="of:=ROUND([.L14]/([.$C$14]-[.L15]);2)" office:value-type="percentage" office:value="1" calcext:value-type="percentage">
            <text:p>100%</text:p>
          </table:table-cell>
          <table:table-cell table:style-name="ce421" table:formula="of:=ROUND([.M14]/([.$C$14]-[.M15]);2)" office:value-type="percentage" office:value="0.97" calcext:value-type="percentage">
            <text:p>97%</text:p>
          </table:table-cell>
          <table:table-cell table:style-name="ce421" table:formula="of:=ROUND([.N14]/([.$C$14]-[.N15]);2)" office:value-type="percentage" office:value="0.97" calcext:value-type="percentage">
            <text:p>97%</text:p>
          </table:table-cell>
          <table:table-cell table:style-name="ce421" table:formula="of:=ROUND([.O14]/([.$C$14]-[.O15]);2)" office:value-type="percentage" office:value="1" calcext:value-type="percentage">
            <text:p>100%</text:p>
          </table:table-cell>
          <table:table-cell table:style-name="ce421" table:formula="of:=ROUND([.P14]/([.$C$14]-[.P15]);2)" office:value-type="percentage" office:value="1" calcext:value-type="percentage">
            <text:p>100%</text:p>
          </table:table-cell>
          <table:table-cell table:style-name="ce421" table:formula="of:=ROUND([.Q14]/([.$C$14]-[.Q15]);2)" office:value-type="percentage" office:value="1" calcext:value-type="percentage">
            <text:p>100%</text:p>
          </table:table-cell>
          <table:table-cell table:style-name="ce421" table:formula="of:=ROUND([.R14]/([.$C$14]-[.R15]);2)" office:value-type="percentage" office:value="0" calcext:value-type="percentage">
            <text:p>0%</text:p>
          </table:table-cell>
          <table:table-cell table:style-name="ce421" table:formula="of:=ROUND([.S14]/([.$C$14]-[.S15]);2)" office:value-type="percentage" office:value="0" calcext:value-type="percentage">
            <text:p>0%</text:p>
          </table:table-cell>
          <table:table-cell table:style-name="ce421" table:formula="of:=ROUND([.T14]/([.$C$14]-[.T15]);2)" office:value-type="percentage" office:value="0" calcext:value-type="percentage">
            <text:p>0%</text:p>
          </table:table-cell>
          <table:table-cell table:style-name="ce421" table:formula="of:=ROUND([.U14]/([.$C$14]-[.U15]);2)" office:value-type="percentage" office:value="0" calcext:value-type="percentage">
            <text:p>0%</text:p>
          </table:table-cell>
          <table:table-cell table:style-name="ce421" table:formula="of:=ROUND([.V14]/([.$C$14]-[.V15]);2)" office:value-type="percentage" office:value="0" calcext:value-type="percentage">
            <text:p>0%</text:p>
          </table:table-cell>
          <table:table-cell table:style-name="ce421" table:formula="of:=ROUND([.W14]/([.$C$14]-[.W15]);2)" office:value-type="percentage" office:value="0" calcext:value-type="percentage">
            <text:p>0%</text:p>
          </table:table-cell>
          <table:table-cell table:style-name="ce421" table:formula="of:=ROUND([.X14]/([.$C$14]-[.X15]);2)" office:value-type="percentage" office:value="0" calcext:value-type="percentage">
            <text:p>0%</text:p>
          </table:table-cell>
          <table:table-cell table:style-name="ce421" table:formula="of:=ROUND([.Y14]/([.$C$14]-[.Y15]);2)" office:value-type="percentage" office:value="0" calcext:value-type="percentage">
            <text:p>0%</text:p>
          </table:table-cell>
          <table:table-cell table:style-name="ce421" table:formula="of:=ROUND([.Z14]/([.$C$14]-[.Z15]);2)" office:value-type="percentage" office:value="0" calcext:value-type="percentage">
            <text:p>0%</text:p>
          </table:table-cell>
          <table:table-cell table:style-name="ce421" table:formula="of:=ROUND([.AA14]/([.$C$14]-[.AA15]);2)" office:value-type="percentage" office:value="0" calcext:value-type="percentage">
            <text:p>0%</text:p>
          </table:table-cell>
          <table:table-cell table:style-name="ce421" table:formula="of:=ROUND([.AB14]/([.$C$14]-[.AB15]);2)" office:value-type="percentage" office:value="0" calcext:value-type="percentage">
            <text:p>0%</text:p>
          </table:table-cell>
          <table:table-cell table:style-name="ce421" table:formula="of:=ROUND([.AC14]/([.$C$14]-[.AC15]);2)" office:value-type="percentage" office:value="0" calcext:value-type="percentage">
            <text:p>0%</text:p>
          </table:table-cell>
          <table:table-cell table:style-name="ce421" table:formula="of:=ROUND([.AD14]/([.$C$14]-[.AD15]);2)" office:value-type="percentage" office:value="0" calcext:value-type="percentage">
            <text:p>0%</text:p>
          </table:table-cell>
          <table:table-cell table:style-name="ce421" table:formula="of:=ROUND([.AE14]/([.$C$14]-[.AE15]);2)" office:value-type="percentage" office:value="0" calcext:value-type="percentage">
            <text:p>0%</text:p>
          </table:table-cell>
          <table:table-cell table:style-name="ce421" table:formula="of:=ROUND([.AF14]/([.$C$14]-[.AF15]);2)" office:value-type="percentage" office:value="0" calcext:value-type="percentage">
            <text:p>0%</text:p>
          </table:table-cell>
          <table:table-cell table:style-name="ce421" table:formula="of:=ROUND([.AG14]/([.$C$14]-[.AG15]);2)" office:value-type="percentage" office:value="0" calcext:value-type="percentage">
            <text:p>0%</text:p>
          </table:table-cell>
          <table:table-cell table:style-name="ce421" table:formula="of:=ROUND([.AH14]/([.$C$14]-[.AH15]);2)" office:value-type="percentage" office:value="0" calcext:value-type="percentage">
            <text:p>0%</text:p>
          </table:table-cell>
          <table:table-cell table:style-name="ce421" table:formula="of:=ROUND([.AI14]/([.$C$14]-[.AI15]);2)" office:value-type="percentage" office:value="0" calcext:value-type="percentage">
            <text:p>0%</text:p>
          </table:table-cell>
          <table:table-cell table:style-name="ce421" table:formula="of:=ROUND([.AJ14]/([.$C$14]-[.AJ15]);2)" office:value-type="percentage" office:value="0" calcext:value-type="percentage">
            <text:p>0%</text:p>
          </table:table-cell>
          <table:table-cell table:style-name="ce421" table:formula="of:=ROUND([.AK14]/([.$C$14]-[.AK15]);2)" office:value-type="percentage" office:value="0" calcext:value-type="percentage">
            <text:p>0%</text:p>
          </table:table-cell>
          <table:table-cell table:style-name="ce669" table:number-columns-repeated="986"/>
          <table:table-cell/>
        </table:table-row>
        <table:table-row table:style-name="ro7">
          <table:table-cell table:style-name="ce398"/>
          <table:table-cell office:value-type="string" calcext:value-type="string">
            <text:p>Letter Grade</text:p>
          </table:table-cell>
          <table:table-cell/>
          <table:table-cell table:style-name="ce646" table:formula="of:=IF([.D16]&gt;=0.92;&quot;A&quot;;IF([.D16]&gt;=0.9;&quot;A-&quot;;IF([.D16]&gt;=0.88;&quot;B+&quot;;IF([.D16]&gt;=0.82;&quot;B&quot;;IF([.D16]&gt;=0.8;&quot;B-&quot;;IF([.D16]&gt;=0.78;&quot;C+&quot;;IF([.D16]&gt;=0.72;&quot;C&quot;;IF([.D16]&gt;=0.7;&quot;C-&quot;;IF([.D16]&gt;=0.68;&quot;D+&quot;;IF([.D16]&gt;=0.62;&quot;D&quot;;IF([.D16]&gt;=0.6;&quot;D-&quot;;&quot;F&quot;)))))))))))" office:value-type="string" office:string-value="A" calcext:value-type="string">
            <text:p>A</text:p>
          </table:table-cell>
          <table:table-cell/>
          <table:table-cell table:style-name="ce646" table:formula="of:=IF([.F16]&gt;=0.92;&quot;A&quot;;IF([.F16]&gt;=0.9;&quot;A-&quot;;IF([.F16]&gt;=0.88;&quot;B+&quot;;IF([.F16]&gt;=0.82;&quot;B&quot;;IF([.F16]&gt;=0.8;&quot;B-&quot;;IF([.F16]&gt;=0.78;&quot;C+&quot;;IF([.F16]&gt;=0.72;&quot;C&quot;;IF([.F16]&gt;=0.7;&quot;C-&quot;;IF([.F16]&gt;=0.68;&quot;D+&quot;;IF([.F16]&gt;=0.62;&quot;D&quot;;IF([.F16]&gt;=0.6;&quot;D-&quot;;&quot;F&quot;)))))))))))" office:value-type="string" office:string-value="A" calcext:value-type="string">
            <text:p>A</text:p>
          </table:table-cell>
          <table:table-cell table:formula="of:=IF([.G16]&gt;=0.92;&quot;A&quot;;IF([.G16]&gt;=0.9;&quot;A-&quot;;IF([.G16]&gt;=0.88;&quot;B+&quot;;IF([.G16]&gt;=0.82;&quot;B&quot;;IF([.G16]&gt;=0.8;&quot;B-&quot;;IF([.G16]&gt;=0.78;&quot;C+&quot;;IF([.G16]&gt;=0.72;&quot;C&quot;;IF([.G16]&gt;=0.7;&quot;C-&quot;;IF([.G16]&gt;=0.68;&quot;D+&quot;;IF([.G16]&gt;=0.62;&quot;D&quot;;IF([.G16]&gt;=0.6;&quot;D-&quot;;&quot;F&quot;)))))))))))" office:value-type="string" office:string-value="A" calcext:value-type="string">
            <text:p>A</text:p>
          </table:table-cell>
          <table:table-cell table:formula="of:=IF([.H16]&gt;=0.92;&quot;A&quot;;IF([.H16]&gt;=0.9;&quot;A-&quot;;IF([.H16]&gt;=0.88;&quot;B+&quot;;IF([.H16]&gt;=0.82;&quot;B&quot;;IF([.H16]&gt;=0.8;&quot;B-&quot;;IF([.H16]&gt;=0.78;&quot;C+&quot;;IF([.H16]&gt;=0.72;&quot;C&quot;;IF([.H16]&gt;=0.7;&quot;C-&quot;;IF([.H16]&gt;=0.68;&quot;D+&quot;;IF([.H16]&gt;=0.62;&quot;D&quot;;IF([.H16]&gt;=0.6;&quot;D-&quot;;&quot;F&quot;)))))))))))" office:value-type="string" office:string-value="A" calcext:value-type="string">
            <text:p>A</text:p>
          </table:table-cell>
          <table:table-cell table:formula="of:=IF([.I16]&gt;=0.92;&quot;A&quot;;IF([.I16]&gt;=0.9;&quot;A-&quot;;IF([.I16]&gt;=0.88;&quot;B+&quot;;IF([.I16]&gt;=0.82;&quot;B&quot;;IF([.I16]&gt;=0.8;&quot;B-&quot;;IF([.I16]&gt;=0.78;&quot;C+&quot;;IF([.I16]&gt;=0.72;&quot;C&quot;;IF([.I16]&gt;=0.7;&quot;C-&quot;;IF([.I16]&gt;=0.68;&quot;D+&quot;;IF([.I16]&gt;=0.62;&quot;D&quot;;IF([.I16]&gt;=0.6;&quot;D-&quot;;&quot;F&quot;)))))))))))" office:value-type="string" office:string-value="A" calcext:value-type="string">
            <text:p>A</text:p>
          </table:table-cell>
          <table:table-cell table:formula="of:=IF([.J16]&gt;=0.92;&quot;A&quot;;IF([.J16]&gt;=0.9;&quot;A-&quot;;IF([.J16]&gt;=0.88;&quot;B+&quot;;IF([.J16]&gt;=0.82;&quot;B&quot;;IF([.J16]&gt;=0.8;&quot;B-&quot;;IF([.J16]&gt;=0.78;&quot;C+&quot;;IF([.J16]&gt;=0.72;&quot;C&quot;;IF([.J16]&gt;=0.7;&quot;C-&quot;;IF([.J16]&gt;=0.68;&quot;D+&quot;;IF([.J16]&gt;=0.62;&quot;D&quot;;IF([.J16]&gt;=0.6;&quot;D-&quot;;&quot;F&quot;)))))))))))" office:value-type="string" office:string-value="A" calcext:value-type="string">
            <text:p>A</text:p>
          </table:table-cell>
          <table:table-cell table:formula="of:=IF([.K16]&gt;=0.92;&quot;A&quot;;IF([.K16]&gt;=0.9;&quot;A-&quot;;IF([.K16]&gt;=0.88;&quot;B+&quot;;IF([.K16]&gt;=0.82;&quot;B&quot;;IF([.K16]&gt;=0.8;&quot;B-&quot;;IF([.K16]&gt;=0.78;&quot;C+&quot;;IF([.K16]&gt;=0.72;&quot;C&quot;;IF([.K16]&gt;=0.7;&quot;C-&quot;;IF([.K16]&gt;=0.68;&quot;D+&quot;;IF([.K16]&gt;=0.62;&quot;D&quot;;IF([.K16]&gt;=0.6;&quot;D-&quot;;&quot;F&quot;)))))))))))" office:value-type="string" office:string-value="A" calcext:value-type="string">
            <text:p>A</text:p>
          </table:table-cell>
          <table:table-cell table:style-name="ce646" table:formula="of:=IF([.L16]&gt;=0.92;&quot;A&quot;;IF([.L16]&gt;=0.9;&quot;A-&quot;;IF([.L16]&gt;=0.88;&quot;B+&quot;;IF([.L16]&gt;=0.82;&quot;B&quot;;IF([.L16]&gt;=0.8;&quot;B-&quot;;IF([.L16]&gt;=0.78;&quot;C+&quot;;IF([.L16]&gt;=0.72;&quot;C&quot;;IF([.L16]&gt;=0.7;&quot;C-&quot;;IF([.L16]&gt;=0.68;&quot;D+&quot;;IF([.L16]&gt;=0.62;&quot;D&quot;;IF([.L16]&gt;=0.6;&quot;D-&quot;;&quot;F&quot;)))))))))))" office:value-type="string" office:string-value="A" calcext:value-type="string">
            <text:p>A</text:p>
          </table:table-cell>
          <table:table-cell table:formula="of:=IF([.M16]&gt;=0.92;&quot;A&quot;;IF([.M16]&gt;=0.9;&quot;A-&quot;;IF([.M16]&gt;=0.88;&quot;B+&quot;;IF([.M16]&gt;=0.82;&quot;B&quot;;IF([.M16]&gt;=0.8;&quot;B-&quot;;IF([.M16]&gt;=0.78;&quot;C+&quot;;IF([.M16]&gt;=0.72;&quot;C&quot;;IF([.M16]&gt;=0.7;&quot;C-&quot;;IF([.M16]&gt;=0.68;&quot;D+&quot;;IF([.M16]&gt;=0.62;&quot;D&quot;;IF([.M16]&gt;=0.6;&quot;D-&quot;;&quot;F&quot;)))))))))))" office:value-type="string" office:string-value="A" calcext:value-type="string">
            <text:p>A</text:p>
          </table:table-cell>
          <table:table-cell table:formula="of:=IF([.N16]&gt;=0.92;&quot;A&quot;;IF([.N16]&gt;=0.9;&quot;A-&quot;;IF([.N16]&gt;=0.88;&quot;B+&quot;;IF([.N16]&gt;=0.82;&quot;B&quot;;IF([.N16]&gt;=0.8;&quot;B-&quot;;IF([.N16]&gt;=0.78;&quot;C+&quot;;IF([.N16]&gt;=0.72;&quot;C&quot;;IF([.N16]&gt;=0.7;&quot;C-&quot;;IF([.N16]&gt;=0.68;&quot;D+&quot;;IF([.N16]&gt;=0.62;&quot;D&quot;;IF([.N16]&gt;=0.6;&quot;D-&quot;;&quot;F&quot;)))))))))))" office:value-type="string" office:string-value="A" calcext:value-type="string">
            <text:p>A</text:p>
          </table:table-cell>
          <table:table-cell table:formula="of:=IF([.O16]&gt;=0.92;&quot;A&quot;;IF([.O16]&gt;=0.9;&quot;A-&quot;;IF([.O16]&gt;=0.88;&quot;B+&quot;;IF([.O16]&gt;=0.82;&quot;B&quot;;IF([.O16]&gt;=0.8;&quot;B-&quot;;IF([.O16]&gt;=0.78;&quot;C+&quot;;IF([.O16]&gt;=0.72;&quot;C&quot;;IF([.O16]&gt;=0.7;&quot;C-&quot;;IF([.O16]&gt;=0.68;&quot;D+&quot;;IF([.O16]&gt;=0.62;&quot;D&quot;;IF([.O16]&gt;=0.6;&quot;D-&quot;;&quot;F&quot;)))))))))))" office:value-type="string" office:string-value="A" calcext:value-type="string">
            <text:p>A</text:p>
          </table:table-cell>
          <table:table-cell table:formula="of:=IF([.P16]&gt;=0.92;&quot;A&quot;;IF([.P16]&gt;=0.9;&quot;A-&quot;;IF([.P16]&gt;=0.88;&quot;B+&quot;;IF([.P16]&gt;=0.82;&quot;B&quot;;IF([.P16]&gt;=0.8;&quot;B-&quot;;IF([.P16]&gt;=0.78;&quot;C+&quot;;IF([.P16]&gt;=0.72;&quot;C&quot;;IF([.P16]&gt;=0.7;&quot;C-&quot;;IF([.P16]&gt;=0.68;&quot;D+&quot;;IF([.P16]&gt;=0.62;&quot;D&quot;;IF([.P16]&gt;=0.6;&quot;D-&quot;;&quot;F&quot;)))))))))))" office:value-type="string" office:string-value="A" calcext:value-type="string">
            <text:p>A</text:p>
          </table:table-cell>
          <table:table-cell table:formula="of:=IF([.Q16]&gt;=0.92;&quot;A&quot;;IF([.Q16]&gt;=0.9;&quot;A-&quot;;IF([.Q16]&gt;=0.88;&quot;B+&quot;;IF([.Q16]&gt;=0.82;&quot;B&quot;;IF([.Q16]&gt;=0.8;&quot;B-&quot;;IF([.Q16]&gt;=0.78;&quot;C+&quot;;IF([.Q16]&gt;=0.72;&quot;C&quot;;IF([.Q16]&gt;=0.7;&quot;C-&quot;;IF([.Q16]&gt;=0.68;&quot;D+&quot;;IF([.Q16]&gt;=0.62;&quot;D&quot;;IF([.Q16]&gt;=0.6;&quot;D-&quot;;&quot;F&quot;)))))))))))" office:value-type="string" office:string-value="A" calcext:value-type="string">
            <text:p>A</text:p>
          </table:table-cell>
          <table:table-cell table:formula="of:=IF([.R16]&gt;=0.92;&quot;A&quot;;IF([.R16]&gt;=0.9;&quot;A-&quot;;IF([.R16]&gt;=0.88;&quot;B+&quot;;IF([.R16]&gt;=0.82;&quot;B&quot;;IF([.R16]&gt;=0.8;&quot;B-&quot;;IF([.R16]&gt;=0.78;&quot;C+&quot;;IF([.R16]&gt;=0.72;&quot;C&quot;;IF([.R16]&gt;=0.7;&quot;C-&quot;;IF([.R16]&gt;=0.68;&quot;D+&quot;;IF([.R16]&gt;=0.62;&quot;D&quot;;IF([.R16]&gt;=0.6;&quot;D-&quot;;&quot;F&quot;)))))))))))" office:value-type="string" office:string-value="F" calcext:value-type="string">
            <text:p>F</text:p>
          </table:table-cell>
          <table:table-cell table:formula="of:=IF([.S16]&gt;=0.92;&quot;A&quot;;IF([.S16]&gt;=0.9;&quot;A-&quot;;IF([.S16]&gt;=0.88;&quot;B+&quot;;IF([.S16]&gt;=0.82;&quot;B&quot;;IF([.S16]&gt;=0.8;&quot;B-&quot;;IF([.S16]&gt;=0.78;&quot;C+&quot;;IF([.S16]&gt;=0.72;&quot;C&quot;;IF([.S16]&gt;=0.7;&quot;C-&quot;;IF([.S16]&gt;=0.68;&quot;D+&quot;;IF([.S16]&gt;=0.62;&quot;D&quot;;IF([.S16]&gt;=0.6;&quot;D-&quot;;&quot;F&quot;)))))))))))" office:value-type="string" office:string-value="F" calcext:value-type="string">
            <text:p>F</text:p>
          </table:table-cell>
          <table:table-cell table:formula="of:=IF([.T16]&gt;=0.92;&quot;A&quot;;IF([.T16]&gt;=0.9;&quot;A-&quot;;IF([.T16]&gt;=0.88;&quot;B+&quot;;IF([.T16]&gt;=0.82;&quot;B&quot;;IF([.T16]&gt;=0.8;&quot;B-&quot;;IF([.T16]&gt;=0.78;&quot;C+&quot;;IF([.T16]&gt;=0.72;&quot;C&quot;;IF([.T16]&gt;=0.7;&quot;C-&quot;;IF([.T16]&gt;=0.68;&quot;D+&quot;;IF([.T16]&gt;=0.62;&quot;D&quot;;IF([.T16]&gt;=0.6;&quot;D-&quot;;&quot;F&quot;)))))))))))" office:value-type="string" office:string-value="F" calcext:value-type="string">
            <text:p>F</text:p>
          </table:table-cell>
          <table:table-cell table:formula="of:=IF([.U16]&gt;=0.92;&quot;A&quot;;IF([.U16]&gt;=0.9;&quot;A-&quot;;IF([.U16]&gt;=0.88;&quot;B+&quot;;IF([.U16]&gt;=0.82;&quot;B&quot;;IF([.U16]&gt;=0.8;&quot;B-&quot;;IF([.U16]&gt;=0.78;&quot;C+&quot;;IF([.U16]&gt;=0.72;&quot;C&quot;;IF([.U16]&gt;=0.7;&quot;C-&quot;;IF([.U16]&gt;=0.68;&quot;D+&quot;;IF([.U16]&gt;=0.62;&quot;D&quot;;IF([.U16]&gt;=0.6;&quot;D-&quot;;&quot;F&quot;)))))))))))" office:value-type="string" office:string-value="F" calcext:value-type="string">
            <text:p>F</text:p>
          </table:table-cell>
          <table:table-cell table:formula="of:=IF([.V16]&gt;=0.92;&quot;A&quot;;IF([.V16]&gt;=0.9;&quot;A-&quot;;IF([.V16]&gt;=0.88;&quot;B+&quot;;IF([.V16]&gt;=0.82;&quot;B&quot;;IF([.V16]&gt;=0.8;&quot;B-&quot;;IF([.V16]&gt;=0.78;&quot;C+&quot;;IF([.V16]&gt;=0.72;&quot;C&quot;;IF([.V16]&gt;=0.7;&quot;C-&quot;;IF([.V16]&gt;=0.68;&quot;D+&quot;;IF([.V16]&gt;=0.62;&quot;D&quot;;IF([.V16]&gt;=0.6;&quot;D-&quot;;&quot;F&quot;)))))))))))" office:value-type="string" office:string-value="F" calcext:value-type="string">
            <text:p>F</text:p>
          </table:table-cell>
          <table:table-cell table:formula="of:=IF([.W16]&gt;=0.92;&quot;A&quot;;IF([.W16]&gt;=0.9;&quot;A-&quot;;IF([.W16]&gt;=0.88;&quot;B+&quot;;IF([.W16]&gt;=0.82;&quot;B&quot;;IF([.W16]&gt;=0.8;&quot;B-&quot;;IF([.W16]&gt;=0.78;&quot;C+&quot;;IF([.W16]&gt;=0.72;&quot;C&quot;;IF([.W16]&gt;=0.7;&quot;C-&quot;;IF([.W16]&gt;=0.68;&quot;D+&quot;;IF([.W16]&gt;=0.62;&quot;D&quot;;IF([.W16]&gt;=0.6;&quot;D-&quot;;&quot;F&quot;)))))))))))" office:value-type="string" office:string-value="F" calcext:value-type="string">
            <text:p>F</text:p>
          </table:table-cell>
          <table:table-cell table:formula="of:=IF([.X16]&gt;=0.92;&quot;A&quot;;IF([.X16]&gt;=0.9;&quot;A-&quot;;IF([.X16]&gt;=0.88;&quot;B+&quot;;IF([.X16]&gt;=0.82;&quot;B&quot;;IF([.X16]&gt;=0.8;&quot;B-&quot;;IF([.X16]&gt;=0.78;&quot;C+&quot;;IF([.X16]&gt;=0.72;&quot;C&quot;;IF([.X16]&gt;=0.7;&quot;C-&quot;;IF([.X16]&gt;=0.68;&quot;D+&quot;;IF([.X16]&gt;=0.62;&quot;D&quot;;IF([.X16]&gt;=0.6;&quot;D-&quot;;&quot;F&quot;)))))))))))" office:value-type="string" office:string-value="F" calcext:value-type="string">
            <text:p>F</text:p>
          </table:table-cell>
          <table:table-cell table:formula="of:=IF([.Y16]&gt;=0.92;&quot;A&quot;;IF([.Y16]&gt;=0.9;&quot;A-&quot;;IF([.Y16]&gt;=0.88;&quot;B+&quot;;IF([.Y16]&gt;=0.82;&quot;B&quot;;IF([.Y16]&gt;=0.8;&quot;B-&quot;;IF([.Y16]&gt;=0.78;&quot;C+&quot;;IF([.Y16]&gt;=0.72;&quot;C&quot;;IF([.Y16]&gt;=0.7;&quot;C-&quot;;IF([.Y16]&gt;=0.68;&quot;D+&quot;;IF([.Y16]&gt;=0.62;&quot;D&quot;;IF([.Y16]&gt;=0.6;&quot;D-&quot;;&quot;F&quot;)))))))))))" office:value-type="string" office:string-value="F" calcext:value-type="string">
            <text:p>F</text:p>
          </table:table-cell>
          <table:table-cell table:formula="of:=IF([.Z16]&gt;=0.92;&quot;A&quot;;IF([.Z16]&gt;=0.9;&quot;A-&quot;;IF([.Z16]&gt;=0.88;&quot;B+&quot;;IF([.Z16]&gt;=0.82;&quot;B&quot;;IF([.Z16]&gt;=0.8;&quot;B-&quot;;IF([.Z16]&gt;=0.78;&quot;C+&quot;;IF([.Z16]&gt;=0.72;&quot;C&quot;;IF([.Z16]&gt;=0.7;&quot;C-&quot;;IF([.Z16]&gt;=0.68;&quot;D+&quot;;IF([.Z16]&gt;=0.62;&quot;D&quot;;IF([.Z16]&gt;=0.6;&quot;D-&quot;;&quot;F&quot;)))))))))))" office:value-type="string" office:string-value="F" calcext:value-type="string">
            <text:p>F</text:p>
          </table:table-cell>
          <table:table-cell table:formula="of:=IF([.AA16]&gt;=0.92;&quot;A&quot;;IF([.AA16]&gt;=0.9;&quot;A-&quot;;IF([.AA16]&gt;=0.88;&quot;B+&quot;;IF([.AA16]&gt;=0.82;&quot;B&quot;;IF([.AA16]&gt;=0.8;&quot;B-&quot;;IF([.AA16]&gt;=0.78;&quot;C+&quot;;IF([.AA16]&gt;=0.72;&quot;C&quot;;IF([.AA16]&gt;=0.7;&quot;C-&quot;;IF([.AA16]&gt;=0.68;&quot;D+&quot;;IF([.AA16]&gt;=0.62;&quot;D&quot;;IF([.AA16]&gt;=0.6;&quot;D-&quot;;&quot;F&quot;)))))))))))" office:value-type="string" office:string-value="F" calcext:value-type="string">
            <text:p>F</text:p>
          </table:table-cell>
          <table:table-cell table:formula="of:=IF([.AB16]&gt;=0.92;&quot;A&quot;;IF([.AB16]&gt;=0.9;&quot;A-&quot;;IF([.AB16]&gt;=0.88;&quot;B+&quot;;IF([.AB16]&gt;=0.82;&quot;B&quot;;IF([.AB16]&gt;=0.8;&quot;B-&quot;;IF([.AB16]&gt;=0.78;&quot;C+&quot;;IF([.AB16]&gt;=0.72;&quot;C&quot;;IF([.AB16]&gt;=0.7;&quot;C-&quot;;IF([.AB16]&gt;=0.68;&quot;D+&quot;;IF([.AB16]&gt;=0.62;&quot;D&quot;;IF([.AB16]&gt;=0.6;&quot;D-&quot;;&quot;F&quot;)))))))))))" office:value-type="string" office:string-value="F" calcext:value-type="string">
            <text:p>F</text:p>
          </table:table-cell>
          <table:table-cell table:formula="of:=IF([.AC16]&gt;=0.92;&quot;A&quot;;IF([.AC16]&gt;=0.9;&quot;A-&quot;;IF([.AC16]&gt;=0.88;&quot;B+&quot;;IF([.AC16]&gt;=0.82;&quot;B&quot;;IF([.AC16]&gt;=0.8;&quot;B-&quot;;IF([.AC16]&gt;=0.78;&quot;C+&quot;;IF([.AC16]&gt;=0.72;&quot;C&quot;;IF([.AC16]&gt;=0.7;&quot;C-&quot;;IF([.AC16]&gt;=0.68;&quot;D+&quot;;IF([.AC16]&gt;=0.62;&quot;D&quot;;IF([.AC16]&gt;=0.6;&quot;D-&quot;;&quot;F&quot;)))))))))))" office:value-type="string" office:string-value="F" calcext:value-type="string">
            <text:p>F</text:p>
          </table:table-cell>
          <table:table-cell table:formula="of:=IF([.AD16]&gt;=0.92;&quot;A&quot;;IF([.AD16]&gt;=0.9;&quot;A-&quot;;IF([.AD16]&gt;=0.88;&quot;B+&quot;;IF([.AD16]&gt;=0.82;&quot;B&quot;;IF([.AD16]&gt;=0.8;&quot;B-&quot;;IF([.AD16]&gt;=0.78;&quot;C+&quot;;IF([.AD16]&gt;=0.72;&quot;C&quot;;IF([.AD16]&gt;=0.7;&quot;C-&quot;;IF([.AD16]&gt;=0.68;&quot;D+&quot;;IF([.AD16]&gt;=0.62;&quot;D&quot;;IF([.AD16]&gt;=0.6;&quot;D-&quot;;&quot;F&quot;)))))))))))" office:value-type="string" office:string-value="F" calcext:value-type="string">
            <text:p>F</text:p>
          </table:table-cell>
          <table:table-cell table:formula="of:=IF([.AE16]&gt;=0.92;&quot;A&quot;;IF([.AE16]&gt;=0.9;&quot;A-&quot;;IF([.AE16]&gt;=0.88;&quot;B+&quot;;IF([.AE16]&gt;=0.82;&quot;B&quot;;IF([.AE16]&gt;=0.8;&quot;B-&quot;;IF([.AE16]&gt;=0.78;&quot;C+&quot;;IF([.AE16]&gt;=0.72;&quot;C&quot;;IF([.AE16]&gt;=0.7;&quot;C-&quot;;IF([.AE16]&gt;=0.68;&quot;D+&quot;;IF([.AE16]&gt;=0.62;&quot;D&quot;;IF([.AE16]&gt;=0.6;&quot;D-&quot;;&quot;F&quot;)))))))))))" office:value-type="string" office:string-value="F" calcext:value-type="string">
            <text:p>F</text:p>
          </table:table-cell>
          <table:table-cell table:formula="of:=IF([.AF16]&gt;=0.92;&quot;A&quot;;IF([.AF16]&gt;=0.9;&quot;A-&quot;;IF([.AF16]&gt;=0.88;&quot;B+&quot;;IF([.AF16]&gt;=0.82;&quot;B&quot;;IF([.AF16]&gt;=0.8;&quot;B-&quot;;IF([.AF16]&gt;=0.78;&quot;C+&quot;;IF([.AF16]&gt;=0.72;&quot;C&quot;;IF([.AF16]&gt;=0.7;&quot;C-&quot;;IF([.AF16]&gt;=0.68;&quot;D+&quot;;IF([.AF16]&gt;=0.62;&quot;D&quot;;IF([.AF16]&gt;=0.6;&quot;D-&quot;;&quot;F&quot;)))))))))))" office:value-type="string" office:string-value="F" calcext:value-type="string">
            <text:p>F</text:p>
          </table:table-cell>
          <table:table-cell table:formula="of:=IF([.AG16]&gt;=0.92;&quot;A&quot;;IF([.AG16]&gt;=0.9;&quot;A-&quot;;IF([.AG16]&gt;=0.88;&quot;B+&quot;;IF([.AG16]&gt;=0.82;&quot;B&quot;;IF([.AG16]&gt;=0.8;&quot;B-&quot;;IF([.AG16]&gt;=0.78;&quot;C+&quot;;IF([.AG16]&gt;=0.72;&quot;C&quot;;IF([.AG16]&gt;=0.7;&quot;C-&quot;;IF([.AG16]&gt;=0.68;&quot;D+&quot;;IF([.AG16]&gt;=0.62;&quot;D&quot;;IF([.AG16]&gt;=0.6;&quot;D-&quot;;&quot;F&quot;)))))))))))" office:value-type="string" office:string-value="F" calcext:value-type="string">
            <text:p>F</text:p>
          </table:table-cell>
          <table:table-cell table:formula="of:=IF([.AH16]&gt;=0.92;&quot;A&quot;;IF([.AH16]&gt;=0.9;&quot;A-&quot;;IF([.AH16]&gt;=0.88;&quot;B+&quot;;IF([.AH16]&gt;=0.82;&quot;B&quot;;IF([.AH16]&gt;=0.8;&quot;B-&quot;;IF([.AH16]&gt;=0.78;&quot;C+&quot;;IF([.AH16]&gt;=0.72;&quot;C&quot;;IF([.AH16]&gt;=0.7;&quot;C-&quot;;IF([.AH16]&gt;=0.68;&quot;D+&quot;;IF([.AH16]&gt;=0.62;&quot;D&quot;;IF([.AH16]&gt;=0.6;&quot;D-&quot;;&quot;F&quot;)))))))))))" office:value-type="string" office:string-value="F" calcext:value-type="string">
            <text:p>F</text:p>
          </table:table-cell>
          <table:table-cell table:formula="of:=IF([.AI16]&gt;=0.92;&quot;A&quot;;IF([.AI16]&gt;=0.9;&quot;A-&quot;;IF([.AI16]&gt;=0.88;&quot;B+&quot;;IF([.AI16]&gt;=0.82;&quot;B&quot;;IF([.AI16]&gt;=0.8;&quot;B-&quot;;IF([.AI16]&gt;=0.78;&quot;C+&quot;;IF([.AI16]&gt;=0.72;&quot;C&quot;;IF([.AI16]&gt;=0.7;&quot;C-&quot;;IF([.AI16]&gt;=0.68;&quot;D+&quot;;IF([.AI16]&gt;=0.62;&quot;D&quot;;IF([.AI16]&gt;=0.6;&quot;D-&quot;;&quot;F&quot;)))))))))))" office:value-type="string" office:string-value="F" calcext:value-type="string">
            <text:p>F</text:p>
          </table:table-cell>
          <table:table-cell table:formula="of:=IF([.AJ16]&gt;=0.92;&quot;A&quot;;IF([.AJ16]&gt;=0.9;&quot;A-&quot;;IF([.AJ16]&gt;=0.88;&quot;B+&quot;;IF([.AJ16]&gt;=0.82;&quot;B&quot;;IF([.AJ16]&gt;=0.8;&quot;B-&quot;;IF([.AJ16]&gt;=0.78;&quot;C+&quot;;IF([.AJ16]&gt;=0.72;&quot;C&quot;;IF([.AJ16]&gt;=0.7;&quot;C-&quot;;IF([.AJ16]&gt;=0.68;&quot;D+&quot;;IF([.AJ16]&gt;=0.62;&quot;D&quot;;IF([.AJ16]&gt;=0.6;&quot;D-&quot;;&quot;F&quot;)))))))))))" office:value-type="string" office:string-value="F" calcext:value-type="string">
            <text:p>F</text:p>
          </table:table-cell>
          <table:table-cell table:formula="of:=IF([.AK16]&gt;=0.92;&quot;A&quot;;IF([.AK16]&gt;=0.9;&quot;A-&quot;;IF([.AK16]&gt;=0.88;&quot;B+&quot;;IF([.AK16]&gt;=0.82;&quot;B&quot;;IF([.AK16]&gt;=0.8;&quot;B-&quot;;IF([.AK16]&gt;=0.78;&quot;C+&quot;;IF([.AK16]&gt;=0.72;&quot;C&quot;;IF([.AK16]&gt;=0.7;&quot;C-&quot;;IF([.AK16]&gt;=0.68;&quot;D+&quot;;IF([.AK16]&gt;=0.62;&quot;D&quot;;IF([.AK16]&gt;=0.6;&quot;D-&quot;;&quot;F&quot;)))))))))))" office:value-type="string" office:string-value="F" calcext:value-type="string">
            <text:p>F</text:p>
          </table:table-cell>
          <table:table-cell table:number-columns-repeated="987"/>
        </table:table-row>
        <table:table-row table:style-name="ro8">
          <table:table-cell table:style-name="ce398"/>
          <table:table-cell table:number-columns-repeated="1023"/>
        </table:table-row>
        <table:table-row table:style-name="ro7">
          <table:table-cell table:style-name="ce398"/>
          <table:table-cell table:style-name="ce408" office:value-type="string" calcext:value-type="string">
            <text:p>Task 1:</text:p>
          </table:table-cell>
          <table:table-cell table:number-columns-repeated="1022"/>
        </table:table-row>
        <table:table-row table:style-name="ro8">
          <table:table-cell table:style-name="ce398"/>
          <table:table-cell table:style-name="ce409" office:value-type="string" calcext:value-type="string">
            <text:p>Sweep, Move books to back, Trash in class, Straighten desks</text:p>
          </table:table-cell>
          <table:table-cell table:number-columns-repeated="1022"/>
        </table:table-row>
        <table:table-row table:style-name="ro8">
          <table:table-cell table:style-name="ce398"/>
          <table:table-cell table:style-name="ce410" office:value-type="string" calcext:value-type="string">
            <text:p>Task 2:</text:p>
          </table:table-cell>
          <table:table-cell table:number-columns-repeated="1022"/>
        </table:table-row>
        <table:table-row table:style-name="ro8">
          <table:table-cell table:style-name="ce398"/>
          <table:table-cell table:style-name="ce409" office:value-type="string" calcext:value-type="string">
            <text:p>Clean chalkboard, Clean eraser, Straighten books, Empty pencil sharpener</text:p>
          </table:table-cell>
          <table:table-cell table:number-columns-repeated="1022"/>
        </table:table-row>
        <table:table-row table:style-name="ro8">
          <table:table-cell table:style-name="ce398"/>
          <table:table-cell table:style-name="ce411" office:value-type="string" calcext:value-type="string">
            <text:p>Task 3:</text:p>
          </table:table-cell>
          <table:table-cell table:number-columns-repeated="1022"/>
        </table:table-row>
        <table:table-row table:style-name="ro7">
          <table:table-cell table:style-name="ce398"/>
          <table:table-cell table:style-name="ce412" office:value-type="string" calcext:value-type="string">
            <text:p>Trash in field</text:p>
          </table:table-cell>
          <table:table-cell table:number-columns-repeated="1022"/>
        </table:table-row>
        <table:table-row table:style-name="ro8">
          <table:table-cell table:style-name="ce398"/>
          <table:table-cell table:style-name="Default"/>
          <table:table-cell table:number-columns-repeated="1022"/>
        </table:table-row>
        <table:table-row table:style-name="ro8" table:number-rows-repeated="31">
          <table:table-cell table:style-name="ce398"/>
          <table:table-cell table:number-columns-repeated="1023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1th Work Ed.'.A3:'11th Work Ed.'.AMJ12">
            <calcext:condition calcext:apply-style-name="EveryOtherRow" calcext:value="formula-is(ISEVEN(ROW()))" calcext:base-cell-address="'11th Work Ed.'.A3"/>
            <calcext:condition calcext:apply-style-name="EveryOtherRow2" calcext:value="formula-is(NOT(ISEVEN(ROW())))" calcext:base-cell-address="'11th Work Ed.'.A3"/>
          </calcext:conditional-format>
          <calcext:conditional-format calcext:target-range-address="'11th Work Ed.'.D16:'11th Work Ed.'.D16">
            <calcext:condition calcext:apply-style-name="Failing" calcext:value="&lt;0.6" calcext:base-cell-address="'11th Work Ed.'.D16"/>
          </calcext:conditional-format>
          <calcext:conditional-format calcext:target-range-address="'11th Work Ed.'.F16:'11th Work Ed.'.AK16">
            <calcext:condition calcext:apply-style-name="Failing" calcext:value="&lt;0.6" calcext:base-cell-address="'11th Work Ed.'.F16"/>
          </calcext:conditional-format>
        </calcext:conditional-formats>
      </table:table>
      <table:table table:name="11th" table:style-name="ta2"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default-cell-style-name="ce674"/>
        <table:table-column table:style-name="co4" table:number-columns-repeated="5" table:default-cell-style-name="ce646"/>
        <table:table-column table:style-name="co4" table:default-cell-style-name="ce674"/>
        <table:table-column table:style-name="co4" table:number-columns-repeated="24" table:default-cell-style-name="ce646"/>
        <table:table-column table:style-name="co5" table:number-columns-repeated="987" table:default-cell-style-name="ce646"/>
        <table:table-column table:style-name="co5" table:default-cell-style-name="Default"/>
        <table:table-row table:style-name="ro1">
          <table:table-cell table:style-name="ce646"/>
          <table:table-cell table:style-name="ce652" office:value-type="string" calcext:value-type="string">
            <text:p>Quater 1/11th/Algebra II/2016-2017</text:p>
          </table:table-cell>
          <table:table-cell table:style-name="ce646" table:number-columns-repeated="3"/>
          <table:table-cell table:style-name="ce678"/>
          <table:table-cell table:style-name="ce675" table:number-columns-repeated="11"/>
          <table:table-cell table:number-columns-repeated="1007"/>
        </table:table-row>
        <table:table-row table:style-name="ro2">
          <table:table-cell table:style-name="ce682" office:value-type="string" calcext:value-type="string">
            <text:p>Date Due</text:p>
          </table:table-cell>
          <table:table-cell table:style-name="ce686"/>
          <table:table-cell table:style-name="ce690" office:value-type="string" calcext:value-type="string">
            <text:p>Points Possible for Each Assignment</text:p>
          </table:table-cell>
          <table:table-cell table:style-name="ce690" office:value-type="string" calcext:value-type="string">
            <text:p>Average (non-zero)</text:p>
          </table:table-cell>
          <table:table-cell table:style-name="ce690" office:value-type="string" calcext:value-type="string">
            <text:p>Stdev (non-zero)</text:p>
          </table:table-cell>
          <table:table-cell table:style-name="ce714" office:value-type="string" calcext:value-type="string">
            <text:p>Last, First1</text:p>
          </table:table-cell>
          <table:table-cell table:style-name="ce714" office:value-type="string" calcext:value-type="string">
            <text:p>Last, First2</text:p>
          </table:table-cell>
          <table:table-cell table:style-name="ce714" office:value-type="string" calcext:value-type="string">
            <text:p>Last, First3</text:p>
          </table:table-cell>
          <table:table-cell table:style-name="ce714" office:value-type="string" calcext:value-type="string">
            <text:p>Last, First4</text:p>
          </table:table-cell>
          <table:table-cell table:style-name="ce714" office:value-type="string" calcext:value-type="string">
            <text:p>Last, First5</text:p>
          </table:table-cell>
          <table:table-cell table:style-name="ce714" office:value-type="string" calcext:value-type="string">
            <text:p>Last, First6</text:p>
          </table:table-cell>
          <table:table-cell table:style-name="ce714" office:value-type="string" calcext:value-type="string">
            <text:p>Last, First7</text:p>
          </table:table-cell>
          <table:table-cell table:style-name="ce714" office:value-type="string" calcext:value-type="string">
            <text:p>Last, First8</text:p>
          </table:table-cell>
          <table:table-cell table:style-name="ce714" office:value-type="string" calcext:value-type="string">
            <text:p>Last, First9</text:p>
          </table:table-cell>
          <table:table-cell table:style-name="ce714" office:value-type="string" calcext:value-type="string">
            <text:p>Last, First10</text:p>
          </table:table-cell>
          <table:table-cell table:style-name="ce714" office:value-type="string" calcext:value-type="string">
            <text:p>Last, First11</text:p>
          </table:table-cell>
          <table:table-cell table:style-name="ce714" office:value-type="string" calcext:value-type="string">
            <text:p>Last, First12</text:p>
          </table:table-cell>
          <table:table-cell table:style-name="ce690" office:value-type="string" calcext:value-type="string">
            <text:p>Student Name12</text:p>
          </table:table-cell>
          <table:table-cell table:style-name="ce690" office:value-type="string" calcext:value-type="string">
            <text:p>Student Name13</text:p>
          </table:table-cell>
          <table:table-cell table:style-name="ce690" office:value-type="string" calcext:value-type="string">
            <text:p>Student Name14</text:p>
          </table:table-cell>
          <table:table-cell table:style-name="ce690" office:value-type="string" calcext:value-type="string">
            <text:p>Student Name15</text:p>
          </table:table-cell>
          <table:table-cell table:style-name="ce690" office:value-type="string" calcext:value-type="string">
            <text:p>Student Name16</text:p>
          </table:table-cell>
          <table:table-cell table:style-name="ce690" office:value-type="string" calcext:value-type="string">
            <text:p>Student Name17</text:p>
          </table:table-cell>
          <table:table-cell table:style-name="ce690" office:value-type="string" calcext:value-type="string">
            <text:p>Student Name18</text:p>
          </table:table-cell>
          <table:table-cell table:style-name="ce690" office:value-type="string" calcext:value-type="string">
            <text:p>Student Name19</text:p>
          </table:table-cell>
          <table:table-cell table:style-name="ce690" office:value-type="string" calcext:value-type="string">
            <text:p>Student Name20</text:p>
          </table:table-cell>
          <table:table-cell table:style-name="ce690" office:value-type="string" calcext:value-type="string">
            <text:p>Student Name21</text:p>
          </table:table-cell>
          <table:table-cell table:style-name="ce690" office:value-type="string" calcext:value-type="string">
            <text:p>Student Name22</text:p>
          </table:table-cell>
          <table:table-cell table:style-name="ce690" office:value-type="string" calcext:value-type="string">
            <text:p>Student Name23</text:p>
          </table:table-cell>
          <table:table-cell table:style-name="ce690" office:value-type="string" calcext:value-type="string">
            <text:p>Student Name24</text:p>
          </table:table-cell>
          <table:table-cell table:style-name="ce690" office:value-type="string" calcext:value-type="string">
            <text:p>Student Name25</text:p>
          </table:table-cell>
          <table:table-cell table:style-name="ce690" office:value-type="string" calcext:value-type="string">
            <text:p>Student Name26</text:p>
          </table:table-cell>
          <table:table-cell table:style-name="ce690" office:value-type="string" calcext:value-type="string">
            <text:p>Student Name27</text:p>
          </table:table-cell>
          <table:table-cell table:style-name="ce690" office:value-type="string" calcext:value-type="string">
            <text:p>Student Name28</text:p>
          </table:table-cell>
          <table:table-cell table:style-name="ce690" office:value-type="string" calcext:value-type="string">
            <text:p>Student Name29</text:p>
          </table:table-cell>
          <table:table-cell table:style-name="ce690" office:value-type="string" calcext:value-type="string">
            <text:p>Student Name30</text:p>
          </table:table-cell>
          <table:table-cell table:style-name="ce690" table:number-columns-repeated="986"/>
          <table:table-cell table:style-name="ce816"/>
          <table:table-cell/>
        </table:table-row>
        <table:table-row table:style-name="ro9">
          <table:table-cell table:style-name="Header"/>
          <table:table-cell table:style-name="Header" office:value-type="string" calcext:value-type="string">
            <text:p>Tests/Quizzes</text:p>
          </table:table-cell>
          <table:table-cell table:style-name="Header" table:number-columns-repeated="1021"/>
          <table:table-cell/>
        </table:table-row>
        <table:table-row table:style-name="ro10">
          <table:table-cell table:style-name="ce683" office:value-type="date" office:date-value="2016-08-29" calcext:value-type="date">
            <text:p>8/29/2016</text:p>
          </table:table-cell>
          <table:table-cell table:style-name="ce687" office:value-type="string" calcext:value-type="string">
            <text:p>Quiz 1.1-1.2</text:p>
          </table:table-cell>
          <table:table-cell table:style-name="ce49" table:formula="of:=MAX([.F4:.AMJ4])" office:value-type="float" office:value="20" calcext:value-type="float">
            <text:p>20</text:p>
          </table:table-cell>
          <table:table-cell table:style-name="ce49" table:formula="of:=AVERAGEIF([.F4:.AMJ4];&quot;&lt;&gt;0&quot;)" office:value-type="float" office:value="15" calcext:value-type="float">
            <text:p>15</text:p>
          </table:table-cell>
          <table:table-cell table:style-name="ce49" table:number-matrix-columns-spanned="1" table:number-matrix-rows-spanned="1" table:formula="of:=STDEV(IF([.F4:.AMJ4]&lt;&gt;0;[.F4:.AMJ4]))" office:value-type="float" office:value="5.22232967867094" calcext:value-type="float">
            <text:p>5.22232967867094</text:p>
          </table:table-cell>
          <table:table-cell table:style-name="ce49" office:value-type="float" office:value="20" calcext:value-type="float">
            <text:p>20</text:p>
          </table:table-cell>
          <table:table-cell table:style-name="ce719" office:value-type="float" office:value="10" calcext:value-type="float">
            <text:p>10</text:p>
          </table:table-cell>
          <table:table-cell table:style-name="ce725" office:value-type="float" office:value="20" calcext:value-type="float">
            <text:p>20</text:p>
          </table:table-cell>
          <table:table-cell table:style-name="ce730" office:value-type="float" office:value="10" calcext:value-type="float">
            <text:p>10</text:p>
          </table:table-cell>
          <table:table-cell table:style-name="ce737" office:value-type="float" office:value="20" calcext:value-type="float">
            <text:p>20</text:p>
          </table:table-cell>
          <table:table-cell table:style-name="ce745" office:value-type="float" office:value="10" calcext:value-type="float">
            <text:p>10</text:p>
          </table:table-cell>
          <table:table-cell table:style-name="ce751" office:value-type="float" office:value="20" calcext:value-type="float">
            <text:p>20</text:p>
          </table:table-cell>
          <table:table-cell table:style-name="ce759" office:value-type="float" office:value="10" calcext:value-type="float">
            <text:p>10</text:p>
          </table:table-cell>
          <table:table-cell table:style-name="ce765" office:value-type="float" office:value="20" calcext:value-type="float">
            <text:p>20</text:p>
          </table:table-cell>
          <table:table-cell table:style-name="ce775" office:value-type="float" office:value="10" calcext:value-type="float">
            <text:p>10</text:p>
          </table:table-cell>
          <table:table-cell table:style-name="ce782" office:value-type="float" office:value="20" calcext:value-type="float">
            <text:p>20</text:p>
          </table:table-cell>
          <table:table-cell table:style-name="ce787" office:value-type="float" office:value="10" calcext:value-type="float">
            <text:p>1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31" calcext:value-type="date">
            <text:p>8/31/2016</text:p>
          </table:table-cell>
          <table:table-cell table:style-name="ce687" office:value-type="string" calcext:value-type="string">
            <text:p>Corrections: Quiz 1.1-1.2</text:p>
          </table:table-cell>
          <table:table-cell table:style-name="ce49" office:value-type="float" office:value="0" calcext:value-type="float">
            <text:p>0</text:p>
          </table:table-cell>
          <table:table-cell table:style-name="ce697"/>
          <table:table-cell table:style-name="ce711"/>
          <table:table-cell table:style-name="ce49" table:formula="of:=25/30*([.$C$4]-[.F4])/2" office:value-type="float" office:value="0" calcext:value-type="float">
            <text:p>0</text:p>
          </table:table-cell>
          <table:table-cell table:style-name="ce49" table:formula="of:=29/30*([.$C$4]-[.G4])/2" office:value-type="float" office:value="4.83333333333333" calcext:value-type="float">
            <text:p>4.83333333333333</text:p>
          </table:table-cell>
          <table:table-cell table:style-name="ce49" table:formula="of:=29/30*([.$C$4]-[.H4])/2" office:value-type="float" office:value="0" calcext:value-type="float">
            <text:p>0</text:p>
          </table:table-cell>
          <table:table-cell table:style-name="ce49" table:formula="of:=29/30*([.$C$4]-[.I4])/2" office:value-type="float" office:value="4.83333333333333" calcext:value-type="float">
            <text:p>4.83333333333333</text:p>
          </table:table-cell>
          <table:table-cell table:style-name="ce49" table:formula="of:=10/30*([.$C$4]-[.J4])/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18/30*([.$C$4]-[.L4])/2" office:value-type="float" office:value="0" calcext:value-type="float">
            <text:p>0</text:p>
          </table:table-cell>
          <table:table-cell table:style-name="ce49" table:formula="of:=0/30*([.$C$4]-[.M4])/2" office:value-type="float" office:value="0" calcext:value-type="float">
            <text:p>0</text:p>
          </table:table-cell>
          <table:table-cell table:style-name="ce49" table:formula="of:=0/30*([.$C$4]-[.N4])/2" office:value-type="float" office:value="0" calcext:value-type="float">
            <text:p>0</text:p>
          </table:table-cell>
          <table:table-cell table:style-name="ce49" table:formula="of:=23/30*([.$C$4]-[.O4])/2" office:value-type="float" office:value="3.83333333333333" calcext:value-type="float">
            <text:p>3.83333333333333</text:p>
          </table:table-cell>
          <table:table-cell table:style-name="ce49" table:formula="of:=25/30*([.$C$4]-[.P4])/2" office:value-type="float" office:value="0" calcext:value-type="float">
            <text:p>0</text:p>
          </table:table-cell>
          <table:table-cell table:style-name="ce49" table:formula="of:=29/30*([.$C$4]-[.Q4])/2" office:value-type="float" office:value="4.83333333333333" calcext:value-type="float">
            <text:p>4.83333333333333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0">
          <table:table-cell table:style-name="ce683" office:value-type="date" office:date-value="2016-09-15" calcext:value-type="date">
            <text:p>9/15/2016</text:p>
          </table:table-cell>
          <table:table-cell table:style-name="ce687" office:value-type="string" calcext:value-type="string">
            <text:p>Test 1: 1.1-1.5</text:p>
          </table:table-cell>
          <table:table-cell table:style-name="ce49" office:value-type="float" office:value="100" calcext:value-type="float">
            <text:p>100</text:p>
          </table:table-cell>
          <table:table-cell table:style-name="ce698" table:formula="of:=AVERAGEIF([.F6:.AMJ6];&quot;&lt;&gt;0&quot;)" office:value-type="float" office:value="45.3333333333333" calcext:value-type="float">
            <text:p>45.3333333333333</text:p>
          </table:table-cell>
          <table:table-cell table:style-name="ce49" table:number-matrix-columns-spanned="1" table:number-matrix-rows-spanned="1" table:formula="of:=STDEV(IF([.F6:.AMJ6]&lt;&gt;0;[.F6:.AMJ6]))" office:value-type="float" office:value="8.58469391981856" calcext:value-type="float">
            <text:p>8.58469391981856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36" calcext:value-type="float">
            <text:p>36</text:p>
          </table:table-cell>
          <table:table-cell table:style-name="ce49" table:formula="of:=14/25*100" office:value-type="float" office:value="56" calcext:value-type="float">
            <text:p>56</text:p>
          </table:table-cell>
          <table:table-cell table:style-name="ce731" office:value-type="float" office:value="44" calcext:value-type="float">
            <text:p>44</text:p>
          </table:table-cell>
          <table:table-cell table:style-name="ce731" office:value-type="float" office:value="36" calcext:value-type="float">
            <text:p>36</text:p>
          </table:table-cell>
          <table:table-cell table:style-name="ce731" table:formula="of:=14/25*100" office:value-type="float" office:value="56" calcext:value-type="float">
            <text:p>56</text:p>
          </table:table-cell>
          <table:table-cell table:style-name="ce752" office:value-type="float" office:value="44" calcext:value-type="float">
            <text:p>44</text:p>
          </table:table-cell>
          <table:table-cell table:style-name="ce752" office:value-type="float" office:value="36" calcext:value-type="float">
            <text:p>36</text:p>
          </table:table-cell>
          <table:table-cell table:style-name="ce752" table:formula="of:=14/25*100" office:value-type="float" office:value="56" calcext:value-type="float">
            <text:p>56</text:p>
          </table:table-cell>
          <table:table-cell table:style-name="ce777" office:value-type="float" office:value="44" calcext:value-type="float">
            <text:p>44</text:p>
          </table:table-cell>
          <table:table-cell table:style-name="ce777" office:value-type="float" office:value="36" calcext:value-type="float">
            <text:p>36</text:p>
          </table:table-cell>
          <table:table-cell table:style-name="ce777" table:formula="of:=14/25*100" office:value-type="float" office:value="56" calcext:value-type="float">
            <text:p>56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15" calcext:value-type="date">
            <text:p>9/15/2016</text:p>
          </table:table-cell>
          <table:table-cell table:style-name="ce687" office:value-type="string" calcext:value-type="string">
            <text:p>Curve: Test 1</text:p>
          </table:table-cell>
          <table:table-cell table:style-name="ce49" office:value-type="float" office:value="0" calcext:value-type="float">
            <text:p>0</text:p>
          </table:table-cell>
          <table:table-cell table:style-name="ce699"/>
          <table:table-cell table:style-name="ce49"/>
          <table:table-cell table:number-columns-repeated="12" table:style-name="ce49" office:value-type="float" office:value="16" calcext:value-type="float">
            <text:p>16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0">
          <table:table-cell table:style-name="ce683" office:value-type="date" office:date-value="2016-09-23" calcext:value-type="date">
            <text:p>9/23/2016</text:p>
          </table:table-cell>
          <table:table-cell table:style-name="ce687" office:value-type="string" calcext:value-type="string">
            <text:p>Instant Quiz: Having Textbook</text:p>
          </table:table-cell>
          <table:table-cell table:style-name="ce49" office:value-type="float" office:value="10" calcext:value-type="float">
            <text:p>10</text:p>
          </table:table-cell>
          <table:table-cell table:style-name="ce700" table:formula="of:=AVERAGEIF([.F8:.AMJ8];&quot;&lt;&gt;0&quot;)" office:value-type="float" office:value="10" calcext:value-type="float">
            <text:p>10</text:p>
          </table:table-cell>
          <table:table-cell table:style-name="ce49" table:number-matrix-columns-spanned="1" table:number-matrix-rows-spanned="1" table:formula="of:=STDEV(IF([.F8:.AMJ8]&lt;&gt;0;[.F8:.AMJ8]))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0" calcext:value-type="float">
            <text:p>10</text:p>
          </table:table-cell>
          <table:table-cell table:style-name="ce738" office:value-type="float" office:value="10" calcext:value-type="float">
            <text:p>10</text:p>
          </table:table-cell>
          <table:table-cell table:style-name="ce738" office:value-type="float" office:value="0" calcext:value-type="float">
            <text:p>0</text:p>
          </table:table-cell>
          <table:table-cell table:number-columns-repeated="2" table:style-name="ce738" office:value-type="float" office:value="10" calcext:value-type="float">
            <text:p>10</text:p>
          </table:table-cell>
          <table:table-cell table:style-name="ce766" office:value-type="float" office:value="10" calcext:value-type="float">
            <text:p>10</text:p>
          </table:table-cell>
          <table:table-cell table:style-name="ce766" office:value-type="float" office:value="0" calcext:value-type="float">
            <text:p>0</text:p>
          </table:table-cell>
          <table:table-cell table:number-columns-repeated="2" table:style-name="ce766" office:value-type="float" office:value="10" calcext:value-type="float">
            <text:p>1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4">
          <table:table-cell table:style-name="ce683" office:value-type="date" office:date-value="2016-09-28" calcext:value-type="date">
            <text:p>9/28/2016</text:p>
          </table:table-cell>
          <table:table-cell table:style-name="ce687" office:value-type="string" calcext:value-type="string">
            <text:p>Corrections: Test 1</text:p>
          </table:table-cell>
          <table:table-cell table:style-name="ce49" office:value-type="float" office:value="0" calcext:value-type="float">
            <text:p>0</text:p>
          </table:table-cell>
          <table:table-cell table:style-name="ce701"/>
          <table:table-cell table:style-name="ce712"/>
          <table:table-cell table:style-name="ce49" table:formula="of:=18/25*MAX([.$C$6]-([.F6]+[.F7]);0)/2" office:value-type="float" office:value="14.4" calcext:value-type="float">
            <text:p>14.4</text:p>
          </table:table-cell>
          <table:table-cell table:style-name="ce49" table:formula="of:=24/25*MAX([.$C$6]-([.G6]+[.G7]);0)/2" office:value-type="float" office:value="23.04" calcext:value-type="float">
            <text:p>23.04</text:p>
          </table:table-cell>
          <table:table-cell table:style-name="ce49" table:formula="of:=19/25*MAX([.$C$6]-([.H6]+[.H7]);0)/2" office:value-type="float" office:value="10.64" calcext:value-type="float">
            <text:p>10.64</text:p>
          </table:table-cell>
          <table:table-cell table:style-name="ce49" table:formula="of:=16/20*MAX([.$C$6]-([.I6]+[.I7]);0)/2" office:value-type="float" office:value="16" calcext:value-type="float">
            <text:p>16</text:p>
          </table:table-cell>
          <table:table-cell table:style-name="ce49" table:formula="of:=0*MAX([.$C$6]-([.J6]+[.J7]);0)/2" office:value-type="float" office:value="0" calcext:value-type="float">
            <text:p>0</text:p>
          </table:table-cell>
          <table:table-cell table:style-name="ce49" table:formula="of:=0*MAX([.$C$6]-([.K6]+[.K7]);0)/2" office:value-type="float" office:value="0" calcext:value-type="float">
            <text:p>0</text:p>
          </table:table-cell>
          <table:table-cell table:style-name="ce753" table:formula="of:=24/25*MAX([.$C$6]-([.L6]+[.L7]);0)/2*0" office:value-type="float" office:value="0" calcext:value-type="float">
            <text:p>0</text:p>
          </table:table-cell>
          <table:table-cell table:style-name="ce753" table:formula="of:=12/25*MAX([.$C$6]-([.M6]+[.M7]);0)/2*0" office:value-type="float" office:value="0" calcext:value-type="float">
            <text:p>0</text:p>
          </table:table-cell>
          <table:table-cell table:style-name="ce49" table:formula="of:=0*MAX([.$C$6]-([.N6]+[.N7]);0)/2" office:value-type="float" office:value="0" calcext:value-type="float">
            <text:p>0</text:p>
          </table:table-cell>
          <table:table-cell table:style-name="ce49" table:formula="of:=0*MAX([.$C$6]-([.O6]+[.O7]);0)/2" office:value-type="float" office:value="0" calcext:value-type="float">
            <text:p>0</text:p>
          </table:table-cell>
          <table:table-cell table:style-name="ce49" table:formula="of:=23/25*MAX([.$C$6]-([.P6]+[.P7]);0)/2" office:value-type="float" office:value="22.08" calcext:value-type="float">
            <text:p>22.08</text:p>
          </table:table-cell>
          <table:table-cell table:style-name="ce753" table:formula="of:=19/20*MAX([.$C$6]-([.Q6]+[.Q7]);0)/2*0" office:value-type="float" office:value="0" calcext:value-type="float">
            <text:p>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10-06" calcext:value-type="date">
            <text:p>10/6/2016</text:p>
          </table:table-cell>
          <table:table-cell table:style-name="ce687" office:value-type="string" calcext:value-type="string">
            <text:p>Quiz CH 2</text:p>
          </table:table-cell>
          <table:table-cell table:style-name="ce49" office:value-type="float" office:value="30" calcext:value-type="float">
            <text:p>30</text:p>
          </table:table-cell>
          <table:table-cell table:style-name="ce702" table:formula="of:=AVERAGEIF([.F10:.AMJ10];&quot;&lt;&gt;0&quot;)" office:value-type="float" office:value="17.5" calcext:value-type="float">
            <text:p>17.5</text:p>
          </table:table-cell>
          <table:table-cell table:style-name="ce703" table:number-matrix-columns-spanned="1" table:number-matrix-rows-spanned="1" table:formula="of:=STDEV(IF([.F10:.AMJ10]&lt;&gt;0;[.F10:.AMJ10]))" office:value-type="float" office:value="8.73082314144965" calcext:value-type="float">
            <text:p>8.73082314144965</text:p>
          </table:table-cell>
          <table:table-cell table:style-name="ce715" table:formula="of:=7/20*[.$C$10]" office:value-type="float" office:value="10.5" calcext:value-type="float">
            <text:p>10.5</text:p>
          </table:table-cell>
          <table:table-cell table:style-name="ce720" table:formula="of:=9/20*[.$C$10]" office:value-type="float" office:value="13.5" calcext:value-type="float">
            <text:p>13.5</text:p>
          </table:table-cell>
          <table:table-cell table:style-name="ce726" table:formula="of:=15/20*[.$C$10]" office:value-type="float" office:value="22.5" calcext:value-type="float">
            <text:p>22.5</text:p>
          </table:table-cell>
          <table:table-cell table:style-name="ce732" table:formula="of:=20/20*[.$C$10]" office:value-type="float" office:value="30" calcext:value-type="float">
            <text:p>30</text:p>
          </table:table-cell>
          <table:table-cell table:style-name="ce739" table:formula="of:=19/20*[.$C$10]" office:value-type="float" office:value="28.5" calcext:value-type="float">
            <text:p>28.5</text:p>
          </table:table-cell>
          <table:table-cell table:style-name="ce746" table:formula="of:=7/20*[.$C$10]" office:value-type="float" office:value="10.5" calcext:value-type="float">
            <text:p>10.5</text:p>
          </table:table-cell>
          <table:table-cell table:style-name="ce49" table:formula="of:=6/20*[.$C$10]" office:value-type="float" office:value="9" calcext:value-type="float">
            <text:p>9</text:p>
          </table:table-cell>
          <table:table-cell table:style-name="ce760" table:formula="of:=18/20*[.$C$10]" office:value-type="float" office:value="27" calcext:value-type="float">
            <text:p>27</text:p>
          </table:table-cell>
          <table:table-cell table:style-name="ce768" table:formula="of:=10/20*[.$C$10]" office:value-type="float" office:value="15" calcext:value-type="float">
            <text:p>15</text:p>
          </table:table-cell>
          <table:table-cell table:style-name="ce778" table:formula="of:=11/20*[.$C$10]" office:value-type="float" office:value="16.5" calcext:value-type="float">
            <text:p>16.5</text:p>
          </table:table-cell>
          <table:table-cell table:style-name="ce783" table:formula="of:=16/20*[.$C$10]" office:value-type="float" office:value="24" calcext:value-type="float">
            <text:p>24</text:p>
          </table:table-cell>
          <table:table-cell table:style-name="ce789" table:formula="of:=2/20*[.$C$10]" office:value-type="float" office:value="3" calcext:value-type="float">
            <text:p>3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10-17" calcext:value-type="date">
            <text:p>10/17/2016</text:p>
          </table:table-cell>
          <table:table-cell table:style-name="ce687" office:value-type="string" calcext:value-type="string">
            <text:p>Corrections: Quiz CH 2</text:p>
          </table:table-cell>
          <table:table-cell table:style-name="ce49" office:value-type="float" office:value="0" calcext:value-type="float">
            <text:p>0</text:p>
          </table:table-cell>
          <table:table-cell table:style-name="ce703" table:number-columns-repeated="2"/>
          <table:table-cell table:style-name="ce716" table:formula="of:=20/20*MAX([.$C$10]-[.F10];0)/2" office:value-type="float" office:value="9.75" calcext:value-type="float">
            <text:p>9.75</text:p>
          </table:table-cell>
          <table:table-cell table:style-name="ce721" table:formula="of:=0*MAX([.$C$10]-[.G10];0)/2" office:value-type="float" office:value="0" calcext:value-type="float">
            <text:p>0</text:p>
          </table:table-cell>
          <table:table-cell table:style-name="ce727" table:formula="of:=15/15*MAX([.$C$10]-[.H10];0)/2" office:value-type="float" office:value="3.75" calcext:value-type="float">
            <text:p>3.75</text:p>
          </table:table-cell>
          <table:table-cell table:style-name="ce733" table:formula="of:=0*MAX([.$C$10]-[.I10];0)/2" office:value-type="float" office:value="0" calcext:value-type="float">
            <text:p>0</text:p>
          </table:table-cell>
          <table:table-cell table:style-name="ce740" table:formula="of:=0*MAX([.$C$10]-[.J10];0)/2" office:value-type="float" office:value="0" calcext:value-type="float">
            <text:p>0</text:p>
          </table:table-cell>
          <table:table-cell table:style-name="ce747" table:formula="of:=0*MAX([.$C$10]-[.K10];0)/2" office:value-type="float" office:value="0" calcext:value-type="float">
            <text:p>0</text:p>
          </table:table-cell>
          <table:table-cell table:style-name="ce756" table:formula="of:=0*MAX([.$C$10]-[.L10];0)/2" office:value-type="float" office:value="0" calcext:value-type="float">
            <text:p>0</text:p>
          </table:table-cell>
          <table:table-cell table:style-name="ce762" table:formula="of:=0*MAX([.$C$10]-[.M10];0)/2" office:value-type="float" office:value="0" calcext:value-type="float">
            <text:p>0</text:p>
          </table:table-cell>
          <table:table-cell table:style-name="ce769" table:formula="of:=0*MAX([.$C$10]-[.N10];0)/2" office:value-type="float" office:value="0" calcext:value-type="float">
            <text:p>0</text:p>
          </table:table-cell>
          <table:table-cell table:style-name="ce779" table:formula="of:=0*MAX([.$C$10]-[.O10];0)/2" office:value-type="float" office:value="0" calcext:value-type="float">
            <text:p>0</text:p>
          </table:table-cell>
          <table:table-cell table:style-name="ce784" table:formula="of:=0*MAX([.$C$10]-[.P10];0)/2" office:value-type="float" office:value="0" calcext:value-type="float">
            <text:p>0</text:p>
          </table:table-cell>
          <table:table-cell table:style-name="ce790" table:formula="of:=0*MAX([.$C$10]-[.Q10];0)/2" office:value-type="float" office:value="0" calcext:value-type="float">
            <text:p>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0">
          <table:table-cell table:style-name="ce683" office:value-type="date" office:date-value="2016-10-14" calcext:value-type="date">
            <text:p>10/14/2016</text:p>
          </table:table-cell>
          <table:table-cell table:style-name="ce687" office:value-type="string" calcext:value-type="string">
            <text:p>Final Exam</text:p>
          </table:table-cell>
          <table:table-cell table:style-name="ce49" office:value-type="float" office:value="100" calcext:value-type="float">
            <text:p>100</text:p>
          </table:table-cell>
          <table:table-cell table:style-name="ce704" table:formula="of:=AVERAGEIF([.F12:.AMJ12];&quot;&lt;&gt;0&quot;)" office:value-type="float" office:value="63.3333333333333" calcext:value-type="float">
            <text:p>63.3333333333333</text:p>
          </table:table-cell>
          <table:table-cell table:style-name="ce713" table:number-matrix-columns-spanned="1" table:number-matrix-rows-spanned="1" table:formula="of:=STDEV(IF([.F12:.AMJ12]&lt;&gt;0;[.F12:.AMJ12]))" office:value-type="float" office:value="34.9024614917318" calcext:value-type="float">
            <text:p>34.9024614917318</text:p>
          </table:table-cell>
          <table:table-cell table:style-name="ce716" table:formula="of:=10/30*[.$C$12]" office:value-type="float" office:value="33.3333333333333" calcext:value-type="float">
            <text:p>33.3333333333333</text:p>
          </table:table-cell>
          <table:table-cell table:style-name="ce722" table:formula="of:=8/30*[.$C$12]" office:value-type="float" office:value="26.6666666666667" calcext:value-type="float">
            <text:p>26.6666666666667</text:p>
          </table:table-cell>
          <table:table-cell table:style-name="ce728" table:formula="of:=29/30*[.$C$12]" office:value-type="float" office:value="96.6666666666667" calcext:value-type="float">
            <text:p>96.6666666666667</text:p>
          </table:table-cell>
          <table:table-cell table:style-name="ce734" table:formula="of:=29/30*[.$C$12]" office:value-type="float" office:value="96.6666666666667" calcext:value-type="float">
            <text:p>96.6666666666667</text:p>
          </table:table-cell>
          <table:table-cell table:style-name="ce741" table:formula="of:=10/30*[.$C$12]" office:value-type="float" office:value="33.3333333333333" calcext:value-type="float">
            <text:p>33.3333333333333</text:p>
          </table:table-cell>
          <table:table-cell table:style-name="ce748" table:formula="of:=8/30*[.$C$12]" office:value-type="float" office:value="26.6666666666667" calcext:value-type="float">
            <text:p>26.6666666666667</text:p>
          </table:table-cell>
          <table:table-cell table:style-name="ce757" table:formula="of:=29/30*[.$C$12]" office:value-type="float" office:value="96.6666666666667" calcext:value-type="float">
            <text:p>96.6666666666667</text:p>
          </table:table-cell>
          <table:table-cell table:style-name="ce763" table:formula="of:=29/30*[.$C$12]" office:value-type="float" office:value="96.6666666666667" calcext:value-type="float">
            <text:p>96.6666666666667</text:p>
          </table:table-cell>
          <table:table-cell table:style-name="ce770" table:formula="of:=10/30*[.$C$12]" office:value-type="float" office:value="33.3333333333333" calcext:value-type="float">
            <text:p>33.3333333333333</text:p>
          </table:table-cell>
          <table:table-cell table:style-name="ce780" table:formula="of:=8/30*[.$C$12]" office:value-type="float" office:value="26.6666666666667" calcext:value-type="float">
            <text:p>26.6666666666667</text:p>
          </table:table-cell>
          <table:table-cell table:style-name="ce785" table:formula="of:=29/30*[.$C$12]" office:value-type="float" office:value="96.6666666666667" calcext:value-type="float">
            <text:p>96.6666666666667</text:p>
          </table:table-cell>
          <table:table-cell table:style-name="ce791" table:formula="of:=29/30*[.$C$12]" office:value-type="float" office:value="96.6666666666667" calcext:value-type="float">
            <text:p>96.6666666666667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3"/>
          <table:table-cell table:style-name="ce680" table:number-columns-repeated="986"/>
          <table:table-cell table:number-columns-repeated="2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5" calcext:value-type="float">
            <text:p>0.5</text:p>
          </table:table-cell>
          <table:table-cell table:style-name="ce692" table:number-columns-repeated="33"/>
          <table:table-cell table:style-name="ce680" table:number-columns-repeated="986"/>
          <table:table-cell table:number-columns-repeated="2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M([.C4:.C13])" office:value-type="float" office:value="260" calcext:value-type="float">
            <text:p>260</text:p>
          </table:table-cell>
          <table:table-cell table:style-name="ce693" table:number-columns-repeated="2"/>
          <table:table-cell table:style-name="ce693" table:formula="of:=SUM([.F4:.F13])" office:value-type="float" office:value="157.983333333333" calcext:value-type="float">
            <text:p>157.983333333333</text:p>
          </table:table-cell>
          <table:table-cell table:style-name="ce693" table:formula="of:=SUM([.G4:.G13])" office:value-type="float" office:value="130.04" calcext:value-type="float">
            <text:p>130.04</text:p>
          </table:table-cell>
          <table:table-cell table:style-name="ce693" table:formula="of:=SUM([.H4:.H13])" office:value-type="float" office:value="235.556666666667" calcext:value-type="float">
            <text:p>235.556666666667</text:p>
          </table:table-cell>
          <table:table-cell table:style-name="ce693" table:formula="of:=SUM([.I4:.I13])" office:value-type="float" office:value="227.5" calcext:value-type="float">
            <text:p>227.5</text:p>
          </table:table-cell>
          <table:table-cell table:style-name="ce693" table:formula="of:=SUM([.J4:.J13])" office:value-type="float" office:value="143.833333333333" calcext:value-type="float">
            <text:p>143.833333333333</text:p>
          </table:table-cell>
          <table:table-cell table:style-name="ce693" table:formula="of:=SUM([.K4:.K13])" office:value-type="float" office:value="119.166666666667" calcext:value-type="float">
            <text:p>119.166666666667</text:p>
          </table:table-cell>
          <table:table-cell table:style-name="ce693" table:formula="of:=SUM([.L4:.L13])" office:value-type="float" office:value="195.666666666667" calcext:value-type="float">
            <text:p>195.666666666667</text:p>
          </table:table-cell>
          <table:table-cell table:style-name="ce693" table:formula="of:=SUM([.M4:.M13])" office:value-type="float" office:value="195.666666666667" calcext:value-type="float">
            <text:p>195.666666666667</text:p>
          </table:table-cell>
          <table:table-cell table:style-name="ce693" table:formula="of:=SUM([.N4:.N13])" office:value-type="float" office:value="150.333333333333" calcext:value-type="float">
            <text:p>150.333333333333</text:p>
          </table:table-cell>
          <table:table-cell table:style-name="ce693" table:formula="of:=SUM([.O4:.O13])" office:value-type="float" office:value="117" calcext:value-type="float">
            <text:p>117</text:p>
          </table:table-cell>
          <table:table-cell table:style-name="ce693" table:formula="of:=SUM([.P4:.P13])" office:value-type="float" office:value="224.746666666667" calcext:value-type="float">
            <text:p>224.746666666667</text:p>
          </table:table-cell>
          <table:table-cell table:style-name="ce693" table:formula="of:=SUM([.Q4:.Q13])" office:value-type="float" office:value="196.5" calcext:value-type="float">
            <text:p>196.5</text:p>
          </table:table-cell>
          <table:table-cell table:style-name="ce693" table:formula="of:=SUM([.R4:.R13])" office:value-type="float" office:value="0" calcext:value-type="float">
            <text:p>0</text:p>
          </table:table-cell>
          <table:table-cell table:style-name="ce693" table:formula="of:=SUM([.S4:.S13])" office:value-type="float" office:value="0" calcext:value-type="float">
            <text:p>0</text:p>
          </table:table-cell>
          <table:table-cell table:style-name="ce693" table:formula="of:=SUM([.T4:.T13])" office:value-type="float" office:value="0" calcext:value-type="float">
            <text:p>0</text:p>
          </table:table-cell>
          <table:table-cell table:style-name="ce693" table:formula="of:=SUM([.U4:.U13])" office:value-type="float" office:value="0" calcext:value-type="float">
            <text:p>0</text:p>
          </table:table-cell>
          <table:table-cell table:style-name="ce693" table:formula="of:=SUM([.V4:.V13])" office:value-type="float" office:value="0" calcext:value-type="float">
            <text:p>0</text:p>
          </table:table-cell>
          <table:table-cell table:style-name="ce693" table:formula="of:=SUM([.W4:.W13])" office:value-type="float" office:value="0" calcext:value-type="float">
            <text:p>0</text:p>
          </table:table-cell>
          <table:table-cell table:style-name="ce693" table:formula="of:=SUM([.X4:.X13])" office:value-type="float" office:value="0" calcext:value-type="float">
            <text:p>0</text:p>
          </table:table-cell>
          <table:table-cell table:style-name="ce693" table:formula="of:=SUM([.Y4:.Y13])" office:value-type="float" office:value="0" calcext:value-type="float">
            <text:p>0</text:p>
          </table:table-cell>
          <table:table-cell table:style-name="ce693" table:formula="of:=SUM([.Z4:.Z13])" office:value-type="float" office:value="0" calcext:value-type="float">
            <text:p>0</text:p>
          </table:table-cell>
          <table:table-cell table:style-name="ce693" table:formula="of:=SUM([.AA4:.AA13])" office:value-type="float" office:value="0" calcext:value-type="float">
            <text:p>0</text:p>
          </table:table-cell>
          <table:table-cell table:style-name="ce693" table:formula="of:=SUM([.AB4:.AB13])" office:value-type="float" office:value="0" calcext:value-type="float">
            <text:p>0</text:p>
          </table:table-cell>
          <table:table-cell table:style-name="ce693" table:formula="of:=SUM([.AC4:.AC13])" office:value-type="float" office:value="0" calcext:value-type="float">
            <text:p>0</text:p>
          </table:table-cell>
          <table:table-cell table:style-name="ce693" table:formula="of:=SUM([.AD4:.AD13])" office:value-type="float" office:value="0" calcext:value-type="float">
            <text:p>0</text:p>
          </table:table-cell>
          <table:table-cell table:style-name="ce693" table:formula="of:=SUM([.AE4:.AE13])" office:value-type="float" office:value="0" calcext:value-type="float">
            <text:p>0</text:p>
          </table:table-cell>
          <table:table-cell table:style-name="ce693" table:formula="of:=SUM([.AF4:.AF13])" office:value-type="float" office:value="0" calcext:value-type="float">
            <text:p>0</text:p>
          </table:table-cell>
          <table:table-cell table:style-name="ce693" table:formula="of:=SUM([.AG4:.AG13])" office:value-type="float" office:value="0" calcext:value-type="float">
            <text:p>0</text:p>
          </table:table-cell>
          <table:table-cell table:style-name="ce693" table:formula="of:=SUM([.AH4:.AH13])" office:value-type="float" office:value="0" calcext:value-type="float">
            <text:p>0</text:p>
          </table:table-cell>
          <table:table-cell table:style-name="ce693" table:formula="of:=SUM([.AI4:.AI13])" office:value-type="float" office:value="0" calcext:value-type="float">
            <text:p>0</text:p>
          </table:table-cell>
          <table:table-cell table:style-name="ce693" table:formula="of:=SUM([.AJ4:.AJ13])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15]/[.$C$15]" office:value-type="percentage" office:value="1" calcext:value-type="percentage">
            <text:p>100%</text:p>
          </table:table-cell>
          <table:table-cell table:style-name="ce705" table:formula="of:=AVERAGEIF([.F16:.AMJ16];&quot;&lt;&gt;0&quot;)" office:value-type="percentage" office:value="0.671151709401709" calcext:value-type="percentage">
            <text:p>67.12%</text:p>
          </table:table-cell>
          <table:table-cell table:style-name="ce669"/>
          <table:table-cell table:style-name="ce75" table:formula="of:=[.F15]/[.$C$15]" office:value-type="percentage" office:value="0.607628205128205" calcext:value-type="percentage">
            <text:p>61%</text:p>
          </table:table-cell>
          <table:table-cell table:style-name="ce75" table:formula="of:=[.G15]/[.$C$15]" office:value-type="percentage" office:value="0.500153846153846" calcext:value-type="percentage">
            <text:p>50%</text:p>
          </table:table-cell>
          <table:table-cell table:style-name="ce75" table:formula="of:=[.H15]/[.$C$15]" office:value-type="percentage" office:value="0.905987179487179" calcext:value-type="percentage">
            <text:p>91%</text:p>
          </table:table-cell>
          <table:table-cell table:style-name="ce75" table:formula="of:=[.I15]/[.$C$15]" office:value-type="percentage" office:value="0.875" calcext:value-type="percentage">
            <text:p>88%</text:p>
          </table:table-cell>
          <table:table-cell table:style-name="ce75" table:formula="of:=[.J15]/[.$C$15]" office:value-type="percentage" office:value="0.553205128205128" calcext:value-type="percentage">
            <text:p>55%</text:p>
          </table:table-cell>
          <table:table-cell table:style-name="ce75" table:formula="of:=[.K15]/[.$C$15]" office:value-type="percentage" office:value="0.458333333333333" calcext:value-type="percentage">
            <text:p>46%</text:p>
          </table:table-cell>
          <table:table-cell table:style-name="ce75" table:formula="of:=[.L15]/[.$C$15]" office:value-type="percentage" office:value="0.752564102564103" calcext:value-type="percentage">
            <text:p>75%</text:p>
          </table:table-cell>
          <table:table-cell table:style-name="ce75" table:formula="of:=[.M15]/[.$C$15]" office:value-type="percentage" office:value="0.752564102564103" calcext:value-type="percentage">
            <text:p>75%</text:p>
          </table:table-cell>
          <table:table-cell table:style-name="ce75" table:formula="of:=[.N15]/[.$C$15]" office:value-type="percentage" office:value="0.578205128205128" calcext:value-type="percentage">
            <text:p>58%</text:p>
          </table:table-cell>
          <table:table-cell table:style-name="ce75" table:formula="of:=[.O15]/[.$C$15]" office:value-type="percentage" office:value="0.45" calcext:value-type="percentage">
            <text:p>45%</text:p>
          </table:table-cell>
          <table:table-cell table:style-name="ce75" table:formula="of:=[.P15]/[.$C$15]" office:value-type="percentage" office:value="0.864410256410256" calcext:value-type="percentage">
            <text:p>86%</text:p>
          </table:table-cell>
          <table:table-cell table:style-name="ce75" table:formula="of:=[.Q15]/[.$C$15]" office:value-type="percentage" office:value="0.755769230769231" calcext:value-type="percentage">
            <text:p>76%</text:p>
          </table:table-cell>
          <table:table-cell table:style-name="ce75" table:formula="of:=[.R15]/[.$C$15]" office:value-type="percentage" office:value="0" calcext:value-type="percentage">
            <text:p>0%</text:p>
          </table:table-cell>
          <table:table-cell table:style-name="ce75" table:formula="of:=[.S15]/[.$C$15]" office:value-type="percentage" office:value="0" calcext:value-type="percentage">
            <text:p>0%</text:p>
          </table:table-cell>
          <table:table-cell table:style-name="ce75" table:formula="of:=[.T15]/[.$C$15]" office:value-type="percentage" office:value="0" calcext:value-type="percentage">
            <text:p>0%</text:p>
          </table:table-cell>
          <table:table-cell table:style-name="ce75" table:formula="of:=[.U15]/[.$C$15]" office:value-type="percentage" office:value="0" calcext:value-type="percentage">
            <text:p>0%</text:p>
          </table:table-cell>
          <table:table-cell table:style-name="ce75" table:formula="of:=[.V15]/[.$C$15]" office:value-type="percentage" office:value="0" calcext:value-type="percentage">
            <text:p>0%</text:p>
          </table:table-cell>
          <table:table-cell table:style-name="ce75" table:formula="of:=[.W15]/[.$C$15]" office:value-type="percentage" office:value="0" calcext:value-type="percentage">
            <text:p>0%</text:p>
          </table:table-cell>
          <table:table-cell table:style-name="ce75" table:formula="of:=[.X15]/[.$C$15]" office:value-type="percentage" office:value="0" calcext:value-type="percentage">
            <text:p>0%</text:p>
          </table:table-cell>
          <table:table-cell table:style-name="ce75" table:formula="of:=[.Y15]/[.$C$15]" office:value-type="percentage" office:value="0" calcext:value-type="percentage">
            <text:p>0%</text:p>
          </table:table-cell>
          <table:table-cell table:style-name="ce75" table:formula="of:=[.Z15]/[.$C$15]" office:value-type="percentage" office:value="0" calcext:value-type="percentage">
            <text:p>0%</text:p>
          </table:table-cell>
          <table:table-cell table:style-name="ce75" table:formula="of:=[.AA15]/[.$C$15]" office:value-type="percentage" office:value="0" calcext:value-type="percentage">
            <text:p>0%</text:p>
          </table:table-cell>
          <table:table-cell table:style-name="ce75" table:formula="of:=[.AB15]/[.$C$15]" office:value-type="percentage" office:value="0" calcext:value-type="percentage">
            <text:p>0%</text:p>
          </table:table-cell>
          <table:table-cell table:style-name="ce75" table:formula="of:=[.AC15]/[.$C$15]" office:value-type="percentage" office:value="0" calcext:value-type="percentage">
            <text:p>0%</text:p>
          </table:table-cell>
          <table:table-cell table:style-name="ce75" table:formula="of:=[.AD15]/[.$C$15]" office:value-type="percentage" office:value="0" calcext:value-type="percentage">
            <text:p>0%</text:p>
          </table:table-cell>
          <table:table-cell table:style-name="ce75" table:formula="of:=[.AE15]/[.$C$15]" office:value-type="percentage" office:value="0" calcext:value-type="percentage">
            <text:p>0%</text:p>
          </table:table-cell>
          <table:table-cell table:style-name="ce75" table:formula="of:=[.AF15]/[.$C$15]" office:value-type="percentage" office:value="0" calcext:value-type="percentage">
            <text:p>0%</text:p>
          </table:table-cell>
          <table:table-cell table:style-name="ce75" table:formula="of:=[.AG15]/[.$C$15]" office:value-type="percentage" office:value="0" calcext:value-type="percentage">
            <text:p>0%</text:p>
          </table:table-cell>
          <table:table-cell table:style-name="ce75" table:formula="of:=[.AH15]/[.$C$15]" office:value-type="percentage" office:value="0" calcext:value-type="percentage">
            <text:p>0%</text:p>
          </table:table-cell>
          <table:table-cell table:style-name="ce75" table:formula="of:=[.AI15]/[.$C$15]" office:value-type="percentage" office:value="0" calcext:value-type="percentage">
            <text:p>0%</text:p>
          </table:table-cell>
          <table:table-cell table:style-name="ce75" table:formula="of:=[.AJ15]/[.$C$15]" office:value-type="percentage" office:value="0" calcext:value-type="percentage">
            <text:p>0%</text:p>
          </table:table-cell>
          <table:table-cell table:style-name="ce669" table:number-columns-repeated="986"/>
          <table:table-cell table:number-columns-repeated="2"/>
        </table:table-row>
        <table:table-row table:style-name="ro11">
          <table:table-cell table:style-name="ce684"/>
          <table:table-cell table:style-name="ce656"/>
          <table:table-cell table:style-name="ce667" table:number-columns-repeated="34"/>
          <table:table-cell table:style-name="ce680" table:number-columns-repeated="986"/>
          <table:table-cell table:number-columns-repeated="2"/>
        </table:table-row>
        <table:table-row table:style-name="ro9">
          <table:table-cell table:style-name="Header"/>
          <table:table-cell table:style-name="Header" office:value-type="string" calcext:value-type="string">
            <text:p>Assignments</text:p>
          </table:table-cell>
          <table:table-cell table:style-name="Header" table:number-columns-repeated="1021"/>
          <table:table-cell/>
        </table:table-row>
        <table:table-row table:style-name="ro13">
          <table:table-cell table:style-name="ce683" office:value-type="date" office:date-value="2016-08-18" calcext:value-type="date">
            <text:p>8/18/2016</text:p>
          </table:table-cell>
          <table:table-cell table:style-name="ce687" office:value-type="string" calcext:value-type="string">
            <text:p>HW 1.1a: 1, 4, 9-10, 16 (grade: 4, 10, 16)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19:.AMJ19];&quot;&lt;&gt;0&quot;)" office:value-type="float" office:value="7.85454545454546" calcext:value-type="float">
            <text:p>7.85454545454546</text:p>
          </table:table-cell>
          <table:table-cell table:style-name="ce49" table:number-matrix-columns-spanned="1" table:number-matrix-rows-spanned="1" table:formula="of:=STDEV(IF([.F19:.AMJ19]&lt;&gt;0;[.F19:.AMJ19]))" office:value-type="float" office:value="2.09385464460341" calcext:value-type="float">
            <text:p>2.09385464460341</text:p>
          </table:table-cell>
          <table:table-cell table:style-name="ce49" office:value-type="float" office:value="7.1" calcext:value-type="float">
            <text:p>7.1</text:p>
          </table:table-cell>
          <table:table-cell table:style-name="ce49" office:value-type="float" office:value="5.2" calcext:value-type="float">
            <text:p>5.2</text:p>
          </table:table-cell>
          <table:table-cell table:style-name="ce49" office:value-type="float" office:value="9.75" calcext:value-type="float">
            <text:p>9.75</text:p>
          </table:table-cell>
          <table:table-cell table:style-name="ce49" office:value-type="float" office:value="10" calcext:value-type="float">
            <text:p>10</text:p>
          </table:table-cell>
          <table:table-cell table:style-name="ce742" office:value-type="float" office:value="7.1" calcext:value-type="float">
            <text:p>7.1</text:p>
          </table:table-cell>
          <table:table-cell table:style-name="ce742" office:value-type="float" office:value="5.2" calcext:value-type="float">
            <text:p>5.2</text:p>
          </table:table-cell>
          <table:table-cell table:style-name="ce742" office:value-type="string" calcext:value-type="string">
            <text:p>late</text:p>
          </table:table-cell>
          <table:table-cell table:style-name="ce742" office:value-type="float" office:value="10" calcext:value-type="float">
            <text:p>10</text:p>
          </table:table-cell>
          <table:table-cell table:style-name="ce771" office:value-type="float" office:value="7.1" calcext:value-type="float">
            <text:p>7.1</text:p>
          </table:table-cell>
          <table:table-cell table:style-name="ce771" office:value-type="float" office:value="5.2" calcext:value-type="float">
            <text:p>5.2</text:p>
          </table:table-cell>
          <table:table-cell table:style-name="ce771" office:value-type="float" office:value="9.75" calcext:value-type="float">
            <text:p>9.75</text:p>
          </table:table-cell>
          <table:table-cell table:style-name="ce771" office:value-type="float" office:value="10" calcext:value-type="float">
            <text:p>1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8-22" calcext:value-type="date">
            <text:p>8/22/2016</text:p>
          </table:table-cell>
          <table:table-cell table:style-name="ce687" office:value-type="string" calcext:value-type="string">
            <text:p>HW 1.1b: 24, 36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0:.AMJ20];&quot;&lt;&gt;0&quot;)" office:value-type="float" office:value="7.2" calcext:value-type="float">
            <text:p>7.2</text:p>
          </table:table-cell>
          <table:table-cell table:style-name="ce49" table:number-matrix-columns-spanned="1" table:number-matrix-rows-spanned="1" table:formula="of:=STDEV(IF([.F20:.AMJ20]&lt;&gt;0;[.F20:.AMJ20]))" office:value-type="float" office:value="0.258198889747161" calcext:value-type="float">
            <text:p>0.258198889747161</text:p>
          </table:table-cell>
          <table:table-cell table:style-name="ce49" office:value-type="float" office:value="7.5" calcext:value-type="float">
            <text:p>7.5</text:p>
          </table:table-cell>
          <table:table-cell table:number-columns-repeated="3" table:style-name="ce49" office:value-type="float" office:value="7" calcext:value-type="float">
            <text:p>7</text:p>
          </table:table-cell>
          <table:table-cell table:style-name="ce49" office:value-type="float" office:value="7.5" calcext:value-type="float">
            <text:p>7.5</text:p>
          </table:table-cell>
          <table:table-cell table:style-name="ce749" office:value-type="float" office:value="7.5" calcext:value-type="float">
            <text:p>7.5</text:p>
          </table:table-cell>
          <table:table-cell table:number-columns-repeated="3" table:style-name="ce749" office:value-type="float" office:value="7" calcext:value-type="float">
            <text:p>7</text:p>
          </table:table-cell>
          <table:table-cell table:style-name="ce749" office:value-type="float" office:value="7.5" calcext:value-type="float">
            <text:p>7.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4">
          <table:table-cell table:style-name="ce683" office:value-type="date" office:date-value="2016-08-25" calcext:value-type="date">
            <text:p>8/25/2016</text:p>
          </table:table-cell>
          <table:table-cell table:style-name="ce687" office:value-type="string" calcext:value-type="string">
            <text:p>HW 1.2: 1-2, 7-8, 18, 25, 28, 34, 52, 53 (grade: 8, 18, 28)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1:.AMJ21];&quot;&lt;&gt;0&quot;)" office:value-type="float" office:value="7.43333333333333" calcext:value-type="float">
            <text:p>7.43333333333333</text:p>
          </table:table-cell>
          <table:table-cell table:style-name="ce49" table:number-matrix-columns-spanned="1" table:number-matrix-rows-spanned="1" table:formula="of:=STDEV(IF([.F21:.AMJ21]&lt;&gt;0;[.F21:.AMJ21]))" office:value-type="float" office:value="2.80133896556629" calcext:value-type="float">
            <text:p>2.80133896556629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8.5" calcext:value-type="float">
            <text:p>8.5</text:p>
          </table:table-cell>
          <table:table-cell table:style-name="ce49" office:value-type="float" office:value="10" calcext:value-type="float">
            <text:p>10</text:p>
          </table:table-cell>
          <table:table-cell table:style-name="ce743" office:value-type="float" office:value="3.8" calcext:value-type="float">
            <text:p>3.8</text:p>
          </table:table-cell>
          <table:table-cell table:style-name="ce743" office:value-type="string" calcext:value-type="string">
            <text:p>late</text:p>
          </table:table-cell>
          <table:table-cell table:style-name="ce743" office:value-type="float" office:value="8.5" calcext:value-type="float">
            <text:p>8.5</text:p>
          </table:table-cell>
          <table:table-cell table:style-name="ce743" office:value-type="float" office:value="10" calcext:value-type="float">
            <text:p>10</text:p>
          </table:table-cell>
          <table:table-cell table:style-name="ce772" office:value-type="float" office:value="3.8" calcext:value-type="float">
            <text:p>3.8</text:p>
          </table:table-cell>
          <table:table-cell table:style-name="ce772" office:value-type="string" calcext:value-type="string">
            <text:p>late</text:p>
          </table:table-cell>
          <table:table-cell table:style-name="ce772" office:value-type="float" office:value="8.5" calcext:value-type="float">
            <text:p>8.5</text:p>
          </table:table-cell>
          <table:table-cell table:style-name="ce772" office:value-type="float" office:value="10" calcext:value-type="float">
            <text:p>1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05" calcext:value-type="date">
            <text:p>9/5/2016</text:p>
          </table:table-cell>
          <table:table-cell table:style-name="ce687" office:value-type="string" calcext:value-type="string">
            <text:p>HW 1.3: 6-8, 18, 30-32, 50, 60; 34, 36 (grade all; class)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2:.AMJ22];&quot;&lt;&gt;0&quot;)" office:value-type="float" office:value="8.45454545454546" calcext:value-type="float">
            <text:p>8.45454545454546</text:p>
          </table:table-cell>
          <table:table-cell table:style-name="ce49" table:number-matrix-columns-spanned="1" table:number-matrix-rows-spanned="1" table:formula="of:=STDEV(IF([.F22:.AMJ22]&lt;&gt;0;[.F22:.AMJ22]))" office:value-type="float" office:value="0.522232967867094" calcext:value-type="float">
            <text:p>0.522232967867094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08" calcext:value-type="date">
            <text:p>9/8/2016</text:p>
          </table:table-cell>
          <table:table-cell table:style-name="ce687" office:value-type="string" calcext:value-type="string">
            <text:p>HW 1.4: 8, 18, 28, 36, 42, 44, 46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AVERAGEIF([.F23:.AMJ23];&quot;&lt;&gt;0&quot;)" office:value-type="float" office:value="7.81818181818182" calcext:value-type="float">
            <text:p>7.81818181818182</text:p>
          </table:table-cell>
          <table:table-cell table:style-name="ce49" table:number-matrix-columns-spanned="1" table:number-matrix-rows-spanned="1" table:formula="of:=STDEV(IF([.F23:.AMJ23]&lt;&gt;0;[.F23:.AMJ23]))" office:value-type="float" office:value="1.32801971507819" calcext:value-type="float">
            <text:p>1.32801971507819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13" calcext:value-type="date">
            <text:p>9/13/2016</text:p>
          </table:table-cell>
          <table:table-cell table:style-name="ce687" office:value-type="string" calcext:value-type="string">
            <text:p>HW 1.5: 6, 14, 22, 28, 32 (grade all/10; class)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4:.AMJ24];&quot;&lt;&gt;0&quot;)" office:value-type="float" office:value="5.09090909090909" calcext:value-type="float">
            <text:p>5.09090909090909</text:p>
          </table:table-cell>
          <table:table-cell table:style-name="ce49" table:number-matrix-columns-spanned="1" table:number-matrix-rows-spanned="1" table:formula="of:=STDEV(IF([.F24:.AMJ24]&lt;&gt;0;[.F24:.AMJ24]))" office:value-type="float" office:value="2.46797672009059" calcext:value-type="float">
            <text:p>2.4679767200905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5">
          <table:table-cell table:style-name="ce683" office:value-type="date" office:date-value="2016-09-15" calcext:value-type="date">
            <text:p>9/15/2016</text:p>
          </table:table-cell>
          <table:table-cell table:style-name="ce687" office:value-type="string" calcext:value-type="string">
            <text:p>Test 1 Review: p. 76 #6, 10, 12, 16, 18, 22, 25, 27 (point for each if they did it)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5:.AMJ25];&quot;&lt;&gt;0&quot;)" office:value-type="float" office:value="8.88888888888889" calcext:value-type="float">
            <text:p>8.88888888888889</text:p>
          </table:table-cell>
          <table:table-cell table:style-name="ce49" table:number-matrix-columns-spanned="1" table:number-matrix-rows-spanned="1" table:formula="of:=STDEV(IF([.F25:.AMJ25]&lt;&gt;0;[.F25:.AMJ25]))" office:value-type="float" office:value="2.20479275922049" calcext:value-type="float">
            <text:p>2.2047927592204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3" table:style-name="ce49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21" calcext:value-type="date">
            <text:p>9/21/2016</text:p>
          </table:table-cell>
          <table:table-cell table:style-name="ce687" office:value-type="string" calcext:value-type="string">
            <text:p>Test 1 EC: p. 81 #2, 4, 6, 8, 10, 12, 14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AVERAGEIF([.F26:.AMJ26];&quot;&lt;&gt;0&quot;)" office:value-type="float" office:value="6.25" calcext:value-type="float">
            <text:p>6.25</text:p>
          </table:table-cell>
          <table:table-cell table:style-name="ce49" table:number-matrix-columns-spanned="1" table:number-matrix-rows-spanned="1" table:formula="of:=STDEV(IF([.F26:.AMJ26]&lt;&gt;0;[.F26:.AMJ26]))" office:value-type="float" office:value="1.47253772343488" calcext:value-type="float">
            <text:p>1.4725377234348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late</text:p>
          </table:table-cell>
          <table:table-cell table:style-name="ce49" table:formula="of:=10/14*10" office:value-type="float" office:value="7.14285714285714" calcext:value-type="float">
            <text:p>7.14285714285714</text:p>
          </table:table-cell>
          <table:table-cell table:number-columns-repeated="2" table:style-name="ce49" office:value-type="string" calcext:value-type="string">
            <text:p>late</text:p>
          </table:table-cell>
          <table:table-cell table:style-name="ce49" table:formula="of:=7/14*10" office:value-type="float" office:value="5" calcext:value-type="float">
            <text:p>5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11/14*10" office:value-type="float" office:value="7.85714285714286" calcext:value-type="float">
            <text:p>7.85714285714286</text:p>
          </table:table-cell>
          <table:table-cell table:style-name="ce49" office:value-type="string" calcext:value-type="string">
            <text:p>late</text:p>
          </table:table-cell>
          <table:table-cell table:style-name="ce49" table:formula="of:=7/14*10" office:value-type="float" office:value="5" calcext:value-type="float">
            <text:p>5</text:p>
          </table:table-cell>
          <table:table-cell table:style-name="ce49" office:value-type="string" calcext:value-type="string">
            <text:p>late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23" calcext:value-type="date">
            <text:p>9/23/2016</text:p>
          </table:table-cell>
          <table:table-cell table:style-name="ce687" office:value-type="string" calcext:value-type="string">
            <text:p>HW 1.6a: 4-18 (even), 52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7:.AMJ27];&quot;&lt;&gt;0&quot;)" office:value-type="float" office:value="7.08333333333333" calcext:value-type="float">
            <text:p>7.08333333333333</text:p>
          </table:table-cell>
          <table:table-cell table:style-name="ce49" table:number-matrix-columns-spanned="1" table:number-matrix-rows-spanned="1" table:formula="of:=STDEV(IF([.F27:.AMJ27]&lt;&gt;0;[.F27:.AMJ27]))" office:value-type="float" office:value="1.72986249234563" calcext:value-type="float">
            <text:p>1.72986249234563</text:p>
          </table:table-cell>
          <table:table-cell table:style-name="ce49" table:formula="of:=9/18*10" office:value-type="float" office:value="5" calcext:value-type="float">
            <text:p>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28" calcext:value-type="date">
            <text:p>9/28/2016</text:p>
          </table:table-cell>
          <table:table-cell table:style-name="ce687" office:value-type="string" calcext:value-type="string">
            <text:p>HW 1.6b: 1, 22, 26, 28, 32, 36, 38, 42, 44, 46, 54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AVERAGEIF([.F28:.AMJ28];&quot;&lt;&gt;0&quot;)" office:value-type="float" office:value="6.34848484848485" calcext:value-type="float">
            <text:p>6.34848484848485</text:p>
          </table:table-cell>
          <table:table-cell table:style-name="ce49" table:number-matrix-columns-spanned="1" table:number-matrix-rows-spanned="1" table:formula="of:=STDEV(IF([.F28:.AMJ28]&lt;&gt;0;[.F28:.AMJ28]))" office:value-type="float" office:value="1.53786012826417" calcext:value-type="float">
            <text:p>1.53786012826417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late</text:p>
          </table:table-cell>
          <table:table-cell table:style-name="ce49" table:formula="of:=20/22*10" office:value-type="float" office:value="9.09090909090909" calcext:value-type="float">
            <text:p>9.09090909090909</text:p>
          </table:table-cell>
          <table:table-cell table:style-name="ce49" office:value-type="string" calcext:value-type="string">
            <text:p>cheat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cheat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10-04" calcext:value-type="date">
            <text:p>10/4/2016</text:p>
          </table:table-cell>
          <table:table-cell table:style-name="ce687" office:value-type="string" calcext:value-type="string">
            <text:p>HW 1.7: 4, 6, 8, 14, 16, 18, 24, 27, 28, 30, 36, 44, 52</text:p>
          </table:table-cell>
          <table:table-cell table:style-name="ce49" office:value-type="float" office:value="10" calcext:value-type="float">
            <text:p>10</text:p>
          </table:table-cell>
          <table:table-cell table:style-name="ce706" table:formula="of:=AVERAGEIF([.F29:.AMJ29];&quot;&lt;&gt;0&quot;)" office:value-type="float" office:value="6.3" calcext:value-type="float">
            <text:p>6.3</text:p>
          </table:table-cell>
          <table:table-cell table:style-name="ce706" table:number-matrix-columns-spanned="1" table:number-matrix-rows-spanned="1" table:formula="of:=STDEV(IF([.F29:.AMJ29]&lt;&gt;0;[.F29:.AMJ29]))" office:value-type="float" office:value="2.75075747143703" calcext:value-type="float">
            <text:p>2.75075747143703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26/26*10" office:value-type="float" office:value="10" calcext:value-type="float">
            <text:p>1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2" table:style-name="ce49" office:value-type="float" office:value="9" calcext:value-type="float">
            <text:p>9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10-07" calcext:value-type="date">
            <text:p>10/7/2016</text:p>
          </table:table-cell>
          <table:table-cell table:style-name="ce687" office:value-type="string" calcext:value-type="string">
            <text:p>HW 1.8: 6, 8, 10, 14, 16, 18, 26, 34, 37, 44, 52, 56</text:p>
          </table:table-cell>
          <table:table-cell table:style-name="ce49" office:value-type="float" office:value="10" calcext:value-type="float">
            <text:p>10</text:p>
          </table:table-cell>
          <table:table-cell table:style-name="ce707" table:formula="of:=AVERAGEIF([.F30:.AMJ30];&quot;&lt;&gt;0&quot;)" office:value-type="float" office:value="4.63636363636364" calcext:value-type="float">
            <text:p>4.63636363636364</text:p>
          </table:table-cell>
          <table:table-cell table:style-name="ce707" table:number-matrix-columns-spanned="1" table:number-matrix-rows-spanned="1" table:formula="of:=STDEV(IF([.F30:.AMJ30]&lt;&gt;0;[.F30:.AMJ30]))" office:value-type="float" office:value="2.41961679911209" calcext:value-type="float">
            <text:p>2.41961679911209</text:p>
          </table:table-cell>
          <table:table-cell table:style-name="ce49" office:value-type="string" calcext:value-type="string">
            <text:p>late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735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3"/>
          <table:table-cell table:style-name="ce680" table:number-columns-repeated="986"/>
          <table:table-cell table:number-columns-repeated="2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4" calcext:value-type="float">
            <text:p>0.4</text:p>
          </table:table-cell>
          <table:table-cell table:style-name="ce692" table:number-columns-repeated="2"/>
          <table:table-cell table:style-name="ce667" table:number-columns-repeated="31"/>
          <table:table-cell table:style-name="ce680" table:number-columns-repeated="986"/>
          <table:table-cell table:number-columns-repeated="2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68" table:formula="of:=SUM([.C19:.C31])" office:value-type="float" office:value="109" calcext:value-type="float">
            <text:p>109</text:p>
          </table:table-cell>
          <table:table-cell table:style-name="ce668" table:number-columns-repeated="2"/>
          <table:table-cell table:style-name="ce668" table:formula="of:=SUM([.F19:.F31])" office:value-type="float" office:value="28.4" calcext:value-type="float">
            <text:p>28.4</text:p>
          </table:table-cell>
          <table:table-cell table:style-name="ce668" table:formula="of:=SUM([.G19:.G31])" office:value-type="float" office:value="52.2" calcext:value-type="float">
            <text:p>52.2</text:p>
          </table:table-cell>
          <table:table-cell table:style-name="ce668" table:formula="of:=SUM([.H19:.H31])" office:value-type="float" office:value="90.4837662337662" calcext:value-type="float">
            <text:p>90.4837662337662</text:p>
          </table:table-cell>
          <table:table-cell table:style-name="ce668" table:formula="of:=SUM([.I19:.I31])" office:value-type="float" office:value="69" calcext:value-type="float">
            <text:p>69</text:p>
          </table:table-cell>
          <table:table-cell table:style-name="ce668" table:formula="of:=SUM([.J19:.J31])" office:value-type="float" office:value="57.4" calcext:value-type="float">
            <text:p>57.4</text:p>
          </table:table-cell>
          <table:table-cell table:style-name="ce668" table:formula="of:=SUM([.K19:.K31])" office:value-type="float" office:value="68.7" calcext:value-type="float">
            <text:p>68.7</text:p>
          </table:table-cell>
          <table:table-cell table:style-name="ce668" table:formula="of:=SUM([.L19:.L31])" office:value-type="float" office:value="75.5" calcext:value-type="float">
            <text:p>75.5</text:p>
          </table:table-cell>
          <table:table-cell table:style-name="ce668" table:formula="of:=SUM([.M19:.M31])" office:value-type="float" office:value="87" calcext:value-type="float">
            <text:p>87</text:p>
          </table:table-cell>
          <table:table-cell table:style-name="ce668" table:formula="of:=SUM([.N19:.N31])" office:value-type="float" office:value="73.7571428571428" calcext:value-type="float">
            <text:p>73.7571428571428</text:p>
          </table:table-cell>
          <table:table-cell table:style-name="ce668" table:formula="of:=SUM([.O19:.O31])" office:value-type="float" office:value="53.7" calcext:value-type="float">
            <text:p>53.7</text:p>
          </table:table-cell>
          <table:table-cell table:style-name="ce668" table:formula="of:=SUM([.P19:.P31])" office:value-type="float" office:value="84.25" calcext:value-type="float">
            <text:p>84.25</text:p>
          </table:table-cell>
          <table:table-cell table:style-name="ce668" table:formula="of:=SUM([.Q19:.Q31])" office:value-type="float" office:value="62" calcext:value-type="float">
            <text:p>62</text:p>
          </table:table-cell>
          <table:table-cell table:style-name="ce668" table:formula="of:=SUM([.R19:.R31])" office:value-type="float" office:value="0" calcext:value-type="float">
            <text:p>0</text:p>
          </table:table-cell>
          <table:table-cell table:style-name="ce668" table:formula="of:=SUM([.S19:.S31])" office:value-type="float" office:value="0" calcext:value-type="float">
            <text:p>0</text:p>
          </table:table-cell>
          <table:table-cell table:style-name="ce668" table:formula="of:=SUM([.T19:.T31])" office:value-type="float" office:value="0" calcext:value-type="float">
            <text:p>0</text:p>
          </table:table-cell>
          <table:table-cell table:style-name="ce668" table:formula="of:=SUM([.U19:.U31])" office:value-type="float" office:value="0" calcext:value-type="float">
            <text:p>0</text:p>
          </table:table-cell>
          <table:table-cell table:style-name="ce668" table:formula="of:=SUM([.V19:.V31])" office:value-type="float" office:value="0" calcext:value-type="float">
            <text:p>0</text:p>
          </table:table-cell>
          <table:table-cell table:style-name="ce668" table:formula="of:=SUM([.W19:.W31])" office:value-type="float" office:value="0" calcext:value-type="float">
            <text:p>0</text:p>
          </table:table-cell>
          <table:table-cell table:style-name="ce668" table:formula="of:=SUM([.X19:.X31])" office:value-type="float" office:value="0" calcext:value-type="float">
            <text:p>0</text:p>
          </table:table-cell>
          <table:table-cell table:style-name="ce668" table:formula="of:=SUM([.Y19:.Y31])" office:value-type="float" office:value="0" calcext:value-type="float">
            <text:p>0</text:p>
          </table:table-cell>
          <table:table-cell table:style-name="ce668" table:formula="of:=SUM([.Z19:.Z31])" office:value-type="float" office:value="0" calcext:value-type="float">
            <text:p>0</text:p>
          </table:table-cell>
          <table:table-cell table:style-name="ce668" table:formula="of:=SUM([.AA19:.AA31])" office:value-type="float" office:value="0" calcext:value-type="float">
            <text:p>0</text:p>
          </table:table-cell>
          <table:table-cell table:style-name="ce668" table:formula="of:=SUM([.AB19:.AB31])" office:value-type="float" office:value="0" calcext:value-type="float">
            <text:p>0</text:p>
          </table:table-cell>
          <table:table-cell table:style-name="ce668" table:formula="of:=SUM([.AC19:.AC31])" office:value-type="float" office:value="0" calcext:value-type="float">
            <text:p>0</text:p>
          </table:table-cell>
          <table:table-cell table:style-name="ce668" table:formula="of:=SUM([.AD19:.AD31])" office:value-type="float" office:value="0" calcext:value-type="float">
            <text:p>0</text:p>
          </table:table-cell>
          <table:table-cell table:style-name="ce668" table:formula="of:=SUM([.AE19:.AE31])" office:value-type="float" office:value="0" calcext:value-type="float">
            <text:p>0</text:p>
          </table:table-cell>
          <table:table-cell table:style-name="ce668" table:formula="of:=SUM([.AF19:.AF31])" office:value-type="float" office:value="0" calcext:value-type="float">
            <text:p>0</text:p>
          </table:table-cell>
          <table:table-cell table:style-name="ce668" table:formula="of:=SUM([.AG19:.AG31])" office:value-type="float" office:value="0" calcext:value-type="float">
            <text:p>0</text:p>
          </table:table-cell>
          <table:table-cell table:style-name="ce668" table:formula="of:=SUM([.AH19:.AH31])" office:value-type="float" office:value="0" calcext:value-type="float">
            <text:p>0</text:p>
          </table:table-cell>
          <table:table-cell table:style-name="ce668" table:formula="of:=SUM([.AI19:.AI31])" office:value-type="float" office:value="0" calcext:value-type="float">
            <text:p>0</text:p>
          </table:table-cell>
          <table:table-cell table:style-name="ce668" table:formula="of:=SUM([.AJ19:.AJ31])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685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1" table:style-name="ce668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33]/([.$C$33]-[.C34])" office:value-type="percentage" office:value="1" calcext:value-type="percentage">
            <text:p>100%</text:p>
          </table:table-cell>
          <table:table-cell table:style-name="ce708" table:formula="of:=AVERAGEIF([.F35:.AMJ35];&quot;&lt;&gt;0&quot;)" office:value-type="percentage" office:value="0.613448707256047" calcext:value-type="percentage">
            <text:p>61.34%</text:p>
          </table:table-cell>
          <table:table-cell table:style-name="ce669"/>
          <table:table-cell table:style-name="ce75" table:formula="of:=[.F33]/([.$C$33]-[.F34])" office:value-type="percentage" office:value="0.260550458715596" calcext:value-type="percentage">
            <text:p>26%</text:p>
          </table:table-cell>
          <table:table-cell table:style-name="ce75" table:formula="of:=[.G33]/([.$C$33]-[.G34])" office:value-type="percentage" office:value="0.478899082568807" calcext:value-type="percentage">
            <text:p>48%</text:p>
          </table:table-cell>
          <table:table-cell table:style-name="ce75" table:formula="of:=[.H33]/([.$C$33]-[.H34])" office:value-type="percentage" office:value="0.830126295722626" calcext:value-type="percentage">
            <text:p>83%</text:p>
          </table:table-cell>
          <table:table-cell table:style-name="ce75" table:formula="of:=[.I33]/([.$C$33]-[.I34])" office:value-type="percentage" office:value="0.63302752293578" calcext:value-type="percentage">
            <text:p>63%</text:p>
          </table:table-cell>
          <table:table-cell table:style-name="ce75" table:formula="of:=[.J33]/([.$C$33]-[.J34])" office:value-type="percentage" office:value="0.526605504587156" calcext:value-type="percentage">
            <text:p>53%</text:p>
          </table:table-cell>
          <table:table-cell table:style-name="ce75" table:formula="of:=[.K33]/([.$C$33]-[.K34])" office:value-type="percentage" office:value="0.630275229357798" calcext:value-type="percentage">
            <text:p>63%</text:p>
          </table:table-cell>
          <table:table-cell table:style-name="ce75" table:formula="of:=[.L33]/([.$C$33]-[.L34])" office:value-type="percentage" office:value="0.692660550458716" calcext:value-type="percentage">
            <text:p>69%</text:p>
          </table:table-cell>
          <table:table-cell table:style-name="ce75" table:formula="of:=[.M33]/([.$C$33]-[.M34])" office:value-type="percentage" office:value="0.798165137614679" calcext:value-type="percentage">
            <text:p>80%</text:p>
          </table:table-cell>
          <table:table-cell table:style-name="ce75" table:formula="of:=[.N33]/([.$C$33]-[.N34])" office:value-type="percentage" office:value="0.676671035386632" calcext:value-type="percentage">
            <text:p>68%</text:p>
          </table:table-cell>
          <table:table-cell table:style-name="ce75" table:formula="of:=[.O33]/([.$C$33]-[.O34])" office:value-type="percentage" office:value="0.492660550458716" calcext:value-type="percentage">
            <text:p>49%</text:p>
          </table:table-cell>
          <table:table-cell table:style-name="ce75" table:formula="of:=[.P33]/([.$C$33]-[.P34])" office:value-type="percentage" office:value="0.772935779816514" calcext:value-type="percentage">
            <text:p>77%</text:p>
          </table:table-cell>
          <table:table-cell table:style-name="ce75" table:formula="of:=[.Q33]/([.$C$33]-[.Q34])" office:value-type="percentage" office:value="0.568807339449541" calcext:value-type="percentage">
            <text:p>57%</text:p>
          </table:table-cell>
          <table:table-cell table:style-name="ce75" table:formula="of:=[.R33]/([.$C$33]-[.R34])" office:value-type="percentage" office:value="0" calcext:value-type="percentage">
            <text:p>0%</text:p>
          </table:table-cell>
          <table:table-cell table:style-name="ce75" table:formula="of:=[.S33]/([.$C$33]-[.S34])" office:value-type="percentage" office:value="0" calcext:value-type="percentage">
            <text:p>0%</text:p>
          </table:table-cell>
          <table:table-cell table:style-name="ce75" table:formula="of:=[.T33]/([.$C$33]-[.T34])" office:value-type="percentage" office:value="0" calcext:value-type="percentage">
            <text:p>0%</text:p>
          </table:table-cell>
          <table:table-cell table:style-name="ce75" table:formula="of:=[.U33]/([.$C$33]-[.U34])" office:value-type="percentage" office:value="0" calcext:value-type="percentage">
            <text:p>0%</text:p>
          </table:table-cell>
          <table:table-cell table:style-name="ce75" table:formula="of:=[.V33]/([.$C$33]-[.V34])" office:value-type="percentage" office:value="0" calcext:value-type="percentage">
            <text:p>0%</text:p>
          </table:table-cell>
          <table:table-cell table:style-name="ce75" table:formula="of:=[.W33]/([.$C$33]-[.W34])" office:value-type="percentage" office:value="0" calcext:value-type="percentage">
            <text:p>0%</text:p>
          </table:table-cell>
          <table:table-cell table:style-name="ce75" table:formula="of:=[.X33]/([.$C$33]-[.X34])" office:value-type="percentage" office:value="0" calcext:value-type="percentage">
            <text:p>0%</text:p>
          </table:table-cell>
          <table:table-cell table:style-name="ce75" table:formula="of:=[.Y33]/([.$C$33]-[.Y34])" office:value-type="percentage" office:value="0" calcext:value-type="percentage">
            <text:p>0%</text:p>
          </table:table-cell>
          <table:table-cell table:style-name="ce75" table:formula="of:=[.Z33]/([.$C$33]-[.Z34])" office:value-type="percentage" office:value="0" calcext:value-type="percentage">
            <text:p>0%</text:p>
          </table:table-cell>
          <table:table-cell table:style-name="ce75" table:formula="of:=[.AA33]/([.$C$33]-[.AA34])" office:value-type="percentage" office:value="0" calcext:value-type="percentage">
            <text:p>0%</text:p>
          </table:table-cell>
          <table:table-cell table:style-name="ce75" table:formula="of:=[.AB33]/([.$C$33]-[.AB34])" office:value-type="percentage" office:value="0" calcext:value-type="percentage">
            <text:p>0%</text:p>
          </table:table-cell>
          <table:table-cell table:style-name="ce75" table:formula="of:=[.AC33]/([.$C$33]-[.AC34])" office:value-type="percentage" office:value="0" calcext:value-type="percentage">
            <text:p>0%</text:p>
          </table:table-cell>
          <table:table-cell table:style-name="ce75" table:formula="of:=[.AD33]/([.$C$33]-[.AD34])" office:value-type="percentage" office:value="0" calcext:value-type="percentage">
            <text:p>0%</text:p>
          </table:table-cell>
          <table:table-cell table:style-name="ce75" table:formula="of:=[.AE33]/([.$C$33]-[.AE34])" office:value-type="percentage" office:value="0" calcext:value-type="percentage">
            <text:p>0%</text:p>
          </table:table-cell>
          <table:table-cell table:style-name="ce75" table:formula="of:=[.AF33]/([.$C$33]-[.AF34])" office:value-type="percentage" office:value="0" calcext:value-type="percentage">
            <text:p>0%</text:p>
          </table:table-cell>
          <table:table-cell table:style-name="ce75" table:formula="of:=[.AG33]/([.$C$33]-[.AG34])" office:value-type="percentage" office:value="0" calcext:value-type="percentage">
            <text:p>0%</text:p>
          </table:table-cell>
          <table:table-cell table:style-name="ce75" table:formula="of:=[.AH33]/([.$C$33]-[.AH34])" office:value-type="percentage" office:value="0" calcext:value-type="percentage">
            <text:p>0%</text:p>
          </table:table-cell>
          <table:table-cell table:style-name="ce75" table:formula="of:=[.AI33]/([.$C$33]-[.AI34])" office:value-type="percentage" office:value="0" calcext:value-type="percentage">
            <text:p>0%</text:p>
          </table:table-cell>
          <table:table-cell table:style-name="ce75" table:formula="of:=[.AJ33]/([.$C$33]-[.AJ34])" office:value-type="percentage" office:value="0" calcext:value-type="percentage">
            <text:p>0%</text:p>
          </table:table-cell>
          <table:table-cell table:style-name="ce669" table:number-columns-repeated="986"/>
          <table:table-cell table:number-columns-repeated="2"/>
        </table:table-row>
        <table:table-row table:style-name="ro11">
          <table:table-cell table:style-name="ce684"/>
          <table:table-cell table:style-name="ce656"/>
          <table:table-cell table:style-name="ce667" table:number-columns-repeated="34"/>
          <table:table-cell table:style-name="ce680" table:number-columns-repeated="986"/>
          <table:table-cell table:number-columns-repeated="2"/>
        </table:table-row>
        <table:table-row table:style-name="ro9">
          <table:table-cell table:style-name="Header"/>
          <table:table-cell table:style-name="ce689" office:value-type="string" calcext:value-type="string">
            <text:p>Participation</text:p>
          </table:table-cell>
          <table:table-cell table:style-name="Header" table:number-columns-repeated="1021"/>
          <table:table-cell/>
        </table:table-row>
        <table:table-row table:style-name="ro3">
          <table:table-cell table:style-name="ce683" office:value-type="date" office:date-value="2016-08-15" calcext:value-type="date">
            <text:p>8/15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38:.AMJ38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38:.AMJ38]&lt;&gt;0;[.F38:.AMJ38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16" calcext:value-type="date">
            <text:p>8/16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39:.AMJ39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39:.AMJ39]&lt;&gt;0;[.F39:.AMJ39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17" calcext:value-type="date">
            <text:p>8/17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0:.AMJ40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0:.AMJ40]&lt;&gt;0;[.F40:.AMJ40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18" calcext:value-type="date">
            <text:p>8/18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1:.AMJ41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1:.AMJ41]&lt;&gt;0;[.F41:.AMJ41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19" calcext:value-type="date">
            <text:p>8/19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2:.AMJ42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2:.AMJ42]&lt;&gt;0;[.F42:.AMJ42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22" calcext:value-type="date">
            <text:p>8/22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3:.AMJ43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3:.AMJ43]&lt;&gt;0;[.F43:.AMJ43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23" calcext:value-type="date">
            <text:p>8/23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4:.AMJ44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4:.AMJ44]&lt;&gt;0;[.F44:.AMJ44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24" calcext:value-type="date">
            <text:p>8/24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5:.AMJ45];&quot;&lt;&gt;0&quot;)" office:value-type="float" office:value="4.75" calcext:value-type="float">
            <text:p>4.75</text:p>
          </table:table-cell>
          <table:table-cell table:style-name="ce49" table:number-matrix-columns-spanned="1" table:number-matrix-rows-spanned="1" table:formula="of:=STDEV(IF([.F45:.AMJ45]&lt;&gt;0;[.F45:.AMJ45]))" office:value-type="float" office:value="0.790569415042095" calcext:value-type="float">
            <text:p>0.790569415042095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25" calcext:value-type="date">
            <text:p>8/25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6:.AMJ46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6:.AMJ46]&lt;&gt;0;[.F46:.AMJ46]))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26" calcext:value-type="date">
            <text:p>8/26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7:.AMJ47];&quot;&lt;&gt;0&quot;)" office:value-type="float" office:value="4.75" calcext:value-type="float">
            <text:p>4.75</text:p>
          </table:table-cell>
          <table:table-cell table:style-name="ce49" table:number-matrix-columns-spanned="1" table:number-matrix-rows-spanned="1" table:formula="of:=STDEV(IF([.F47:.AMJ47]&lt;&gt;0;[.F47:.AMJ47]))" office:value-type="float" office:value="0.790569415042095" calcext:value-type="float">
            <text:p>0.790569415042095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8-30" calcext:value-type="date">
            <text:p>8/30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8:.AMJ48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48:.AMJ48]&lt;&gt;0;[.F48:.AMJ48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8-31" calcext:value-type="date">
            <text:p>8/31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49:.AMJ49];&quot;&lt;&gt;0&quot;)" office:value-type="float" office:value="4" calcext:value-type="float">
            <text:p>4</text:p>
          </table:table-cell>
          <table:table-cell table:style-name="ce49" table:number-matrix-columns-spanned="1" table:number-matrix-rows-spanned="1" table:formula="of:=STDEV(IF([.F49:.AMJ49]&lt;&gt;0;[.F49:.AMJ49]))" office:value-type="float" office:value="1.29099444873581" calcext:value-type="float">
            <text:p>1.29099444873581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.5" calcext:value-type="float">
            <text:p>2.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01" calcext:value-type="date">
            <text:p>9/1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0:.AMJ50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50:.AMJ50]&lt;&gt;0;[.F50:.AMJ50]))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02" calcext:value-type="date">
            <text:p>9/2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1:.AMJ51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51:.AMJ51]&lt;&gt;0;[.F51:.AMJ51]))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05" calcext:value-type="date">
            <text:p>9/5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2:.AMJ52];&quot;&lt;&gt;0&quot;)" office:value-type="float" office:value="4.72222222222222" calcext:value-type="float">
            <text:p>4.72222222222222</text:p>
          </table:table-cell>
          <table:table-cell table:style-name="ce49" table:number-matrix-columns-spanned="1" table:number-matrix-rows-spanned="1" table:formula="of:=STDEV(IF([.F52:.AMJ52]&lt;&gt;0;[.F52:.AMJ52]))" office:value-type="float" office:value="0.833333333333333" calcext:value-type="float">
            <text:p>0.83333333333333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06" calcext:value-type="date">
            <text:p>9/6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3:.AMJ53];&quot;&lt;&gt;0&quot;)" office:value-type="float" office:value="4.75" calcext:value-type="float">
            <text:p>4.75</text:p>
          </table:table-cell>
          <table:table-cell table:style-name="ce49" table:number-matrix-columns-spanned="1" table:number-matrix-rows-spanned="1" table:formula="of:=STDEV(IF([.F53:.AMJ53]&lt;&gt;0;[.F53:.AMJ53]))" office:value-type="float" office:value="0.790569415042095" calcext:value-type="float">
            <text:p>0.790569415042095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07" calcext:value-type="date">
            <text:p>9/7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4:.AMJ54];&quot;&lt;&gt;0&quot;)" office:value-type="float" office:value="4.79166666666667" calcext:value-type="float">
            <text:p>4.79166666666667</text:p>
          </table:table-cell>
          <table:table-cell table:style-name="ce49" table:number-matrix-columns-spanned="1" table:number-matrix-rows-spanned="1" table:formula="of:=STDEV(IF([.F54:.AMJ54]&lt;&gt;0;[.F54:.AMJ54]))" office:value-type="float" office:value="0.721687836487032" calcext:value-type="float">
            <text:p>0.721687836487032</text:p>
          </table:table-cell>
          <table:table-cell table:number-columns-repeated="10"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09" calcext:value-type="date">
            <text:p>9/9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5:.AMJ55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55:.AMJ55]&lt;&gt;0;[.F55:.AMJ55]))" office:value-type="float" office:value="0" calcext:value-type="float">
            <text:p>0</text:p>
          </table:table-cell>
          <table:table-cell table:number-columns-repeated="6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12" calcext:value-type="date">
            <text:p>9/12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6:.AMJ56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56:.AMJ56]&lt;&gt;0;[.F56:.AMJ56]))" office:value-type="float" office:value="0" calcext:value-type="float">
            <text:p>0</text:p>
          </table:table-cell>
          <table:table-cell table:number-columns-repeated="1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22" calcext:value-type="date">
            <text:p>9/22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7:.AMJ57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57:.AMJ57]&lt;&gt;0;[.F57:.AMJ57]))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26" calcext:value-type="date">
            <text:p>9/26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8:.AMJ58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58:.AMJ58]&lt;&gt;0;[.F58:.AMJ58]))" office:value-type="float" office:value="0" calcext:value-type="float">
            <text:p>0</text:p>
          </table:table-cell>
          <table:table-cell table:number-columns-repeated="1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13">
          <table:table-cell table:style-name="ce683" office:value-type="date" office:date-value="2016-09-27" calcext:value-type="date">
            <text:p>9/27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59:.AMJ59];&quot;&lt;&gt;0&quot;)" office:value-type="float" office:value="4.375" calcext:value-type="float">
            <text:p>4.375</text:p>
          </table:table-cell>
          <table:table-cell table:style-name="ce49" table:number-matrix-columns-spanned="1" table:number-matrix-rows-spanned="1" table:formula="of:=STDEV(IF([.F59:.AMJ59]&lt;&gt;0;[.F59:.AMJ59]))" office:value-type="float" office:value="1.13066754216661" calcext:value-type="float">
            <text:p>1.13066754216661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4"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29" calcext:value-type="date">
            <text:p>9/29/2016</text:p>
          </table:table-cell>
          <table:table-cell table:style-name="ce687" office:value-type="string" calcext:value-type="string">
            <text:p>Bellwork (a lot were slow to start)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60:.AMJ60];&quot;&lt;&gt;0&quot;)" office:value-type="float" office:value="3.5" calcext:value-type="float">
            <text:p>3.5</text:p>
          </table:table-cell>
          <table:table-cell table:style-name="ce49" table:number-matrix-columns-spanned="1" table:number-matrix-rows-spanned="1" table:formula="of:=STDEV(IF([.F60:.AMJ60]&lt;&gt;0;[.F60:.AMJ60]))" office:value-type="float" office:value="1.29099444873581" calcext:value-type="float">
            <text:p>1.2909944487358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.5" calcext:value-type="float">
            <text:p>2.5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.5" calcext:value-type="float">
            <text:p>2.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09-30" calcext:value-type="date">
            <text:p>9/30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61:.AMJ61];&quot;&lt;&gt;0&quot;)" office:value-type="float" office:value="5" calcext:value-type="float">
            <text:p>5</text:p>
          </table:table-cell>
          <table:table-cell table:style-name="ce49" table:number-matrix-columns-spanned="1" table:number-matrix-rows-spanned="1" table:formula="of:=STDEV(IF([.F61:.AMJ61]&lt;&gt;0;[.F61:.AMJ61]))" office:value-type="float" office:value="0" calcext:value-type="float">
            <text:p>0</text:p>
          </table:table-cell>
          <table:table-cell table:number-columns-repeated="1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10-03" calcext:value-type="date">
            <text:p>10/3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AVERAGEIF([.F62:.AMJ62];&quot;&lt;&gt;0&quot;)" office:value-type="float" office:value="4.79166666666667" calcext:value-type="float">
            <text:p>4.79166666666667</text:p>
          </table:table-cell>
          <table:table-cell table:style-name="ce49" table:number-matrix-columns-spanned="1" table:number-matrix-rows-spanned="1" table:formula="of:=STDEV(IF([.F62:.AMJ62]&lt;&gt;0;[.F62:.AMJ62]))" office:value-type="float" office:value="0.721687836487032" calcext:value-type="float">
            <text:p>0.721687836487032</text:p>
          </table:table-cell>
          <table:table-cell table:number-columns-repeated="9" table:style-name="ce49" office:value-type="float" office:value="5" calcext:value-type="float">
            <text:p>5</text:p>
          </table:table-cell>
          <table:table-cell table:style-name="ce49" office:value-type="float" office:value="2.5" calcext:value-type="float">
            <text:p>2.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3" office:value-type="date" office:date-value="2016-10-05" calcext:value-type="date">
            <text:p>10/5/2016</text:p>
          </table:table-cell>
          <table:table-cell table:style-name="ce687" office:value-type="string" calcext:value-type="string">
            <text:p>Bellwork</text:p>
          </table:table-cell>
          <table:table-cell table:style-name="ce49" office:value-type="float" office:value="5" calcext:value-type="float">
            <text:p>5</text:p>
          </table:table-cell>
          <table:table-cell table:style-name="ce709" table:formula="of:=AVERAGEIF([.F63:.AMJ63];&quot;&lt;&gt;0&quot;)" office:value-type="float" office:value="5" calcext:value-type="float">
            <text:p>5</text:p>
          </table:table-cell>
          <table:table-cell table:style-name="ce709" table:number-matrix-columns-spanned="1" table:number-matrix-rows-spanned="1" table:formula="of:=STDEV(IF([.F63:.AMJ63]&lt;&gt;0;[.F63:.AMJ63]))" office:value-type="float" office:value="0" calcext:value-type="float">
            <text:p>0</text:p>
          </table:table-cell>
          <table:table-cell table:number-columns-repeated="6"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 table:style-name="ce49" office:value-type="float" office:value="5" calcext:value-type="float">
            <text:p>5</text:p>
          </table:table-cell>
          <table:table-cell table:style-name="ce49" table:number-columns-repeated="19"/>
          <table:table-cell table:style-name="ce162" table:number-columns-repeated="986"/>
          <table:table-cell table:style-name="ce164"/>
          <table:table-cell table:style-name="ce818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94" office:value-type="float" office:value="0" calcext:value-type="float">
            <text:p>0</text:p>
          </table:table-cell>
          <table:table-cell table:style-name="ce694" table:number-columns-repeated="33"/>
          <table:table-cell table:style-name="ce680" table:number-columns-repeated="986"/>
          <table:table-cell table:number-columns-repeated="2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1" calcext:value-type="float">
            <text:p>0.1</text:p>
          </table:table-cell>
          <table:table-cell table:style-name="ce692" table:number-columns-repeated="2"/>
          <table:table-cell table:style-name="ce667" table:number-columns-repeated="31"/>
          <table:table-cell table:style-name="ce680" table:number-columns-repeated="986"/>
          <table:table-cell table:number-columns-repeated="2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BTOTAL(109;[.C38:.C64])" office:value-type="float" office:value="130" calcext:value-type="float">
            <text:p>130</text:p>
          </table:table-cell>
          <table:table-cell table:style-name="ce693" table:number-columns-repeated="2"/>
          <table:table-cell table:style-name="ce693" table:formula="of:=SUBTOTAL(109;[.F38:.F64])" office:value-type="float" office:value="120" calcext:value-type="float">
            <text:p>120</text:p>
          </table:table-cell>
          <table:table-cell table:style-name="ce693" table:formula="of:=SUBTOTAL(109;[.G38:.G64])" office:value-type="float" office:value="115" calcext:value-type="float">
            <text:p>115</text:p>
          </table:table-cell>
          <table:table-cell table:style-name="ce693" table:formula="of:=SUBTOTAL(109;[.H38:.H64])" office:value-type="float" office:value="112.5" calcext:value-type="float">
            <text:p>112.5</text:p>
          </table:table-cell>
          <table:table-cell table:style-name="ce693" table:formula="of:=SUBTOTAL(109;[.I38:.I64])" office:value-type="float" office:value="127.5" calcext:value-type="float">
            <text:p>127.5</text:p>
          </table:table-cell>
          <table:table-cell table:style-name="ce693" table:formula="of:=SUBTOTAL(109;[.J38:.J64])" office:value-type="float" office:value="122.5" calcext:value-type="float">
            <text:p>122.5</text:p>
          </table:table-cell>
          <table:table-cell table:style-name="ce693" table:formula="of:=SUBTOTAL(109;[.K38:.K64])" office:value-type="float" office:value="47.5" calcext:value-type="float">
            <text:p>47.5</text:p>
          </table:table-cell>
          <table:table-cell table:style-name="ce693" table:formula="of:=SUBTOTAL(109;[.L38:.L64])" office:value-type="float" office:value="105" calcext:value-type="float">
            <text:p>105</text:p>
          </table:table-cell>
          <table:table-cell table:style-name="ce693" table:formula="of:=SUBTOTAL(109;[.M38:.M64])" office:value-type="float" office:value="70" calcext:value-type="float">
            <text:p>70</text:p>
          </table:table-cell>
          <table:table-cell table:style-name="ce693" table:formula="of:=SUBTOTAL(109;[.N38:.N64])" office:value-type="float" office:value="90" calcext:value-type="float">
            <text:p>90</text:p>
          </table:table-cell>
          <table:table-cell table:style-name="ce693" table:formula="of:=SUBTOTAL(109;[.O38:.O64])" office:value-type="float" office:value="112.5" calcext:value-type="float">
            <text:p>112.5</text:p>
          </table:table-cell>
          <table:table-cell table:style-name="ce693" table:formula="of:=SUBTOTAL(109;[.P38:.P64])" office:value-type="float" office:value="127.5" calcext:value-type="float">
            <text:p>127.5</text:p>
          </table:table-cell>
          <table:table-cell table:style-name="ce693" table:formula="of:=SUBTOTAL(109;[.Q38:.Q64])" office:value-type="float" office:value="122.5" calcext:value-type="float">
            <text:p>122.5</text:p>
          </table:table-cell>
          <table:table-cell table:style-name="ce693" table:formula="of:=SUBTOTAL(109;[.R38:.R64])" office:value-type="float" office:value="0" calcext:value-type="float">
            <text:p>0</text:p>
          </table:table-cell>
          <table:table-cell table:style-name="ce693" table:formula="of:=SUBTOTAL(109;[.S38:.S64])" office:value-type="float" office:value="0" calcext:value-type="float">
            <text:p>0</text:p>
          </table:table-cell>
          <table:table-cell table:style-name="ce693" table:formula="of:=SUBTOTAL(109;[.T38:.T64])" office:value-type="float" office:value="0" calcext:value-type="float">
            <text:p>0</text:p>
          </table:table-cell>
          <table:table-cell table:style-name="ce693" table:formula="of:=SUBTOTAL(109;[.U38:.U64])" office:value-type="float" office:value="0" calcext:value-type="float">
            <text:p>0</text:p>
          </table:table-cell>
          <table:table-cell table:style-name="ce693" table:formula="of:=SUBTOTAL(109;[.V38:.V64])" office:value-type="float" office:value="0" calcext:value-type="float">
            <text:p>0</text:p>
          </table:table-cell>
          <table:table-cell table:style-name="ce693" table:formula="of:=SUBTOTAL(109;[.W38:.W64])" office:value-type="float" office:value="0" calcext:value-type="float">
            <text:p>0</text:p>
          </table:table-cell>
          <table:table-cell table:style-name="ce693" table:formula="of:=SUBTOTAL(109;[.X38:.X64])" office:value-type="float" office:value="0" calcext:value-type="float">
            <text:p>0</text:p>
          </table:table-cell>
          <table:table-cell table:style-name="ce693" table:formula="of:=SUBTOTAL(109;[.Y38:.Y64])" office:value-type="float" office:value="0" calcext:value-type="float">
            <text:p>0</text:p>
          </table:table-cell>
          <table:table-cell table:style-name="ce693" table:formula="of:=SUBTOTAL(109;[.Z38:.Z64])" office:value-type="float" office:value="0" calcext:value-type="float">
            <text:p>0</text:p>
          </table:table-cell>
          <table:table-cell table:style-name="ce693" table:formula="of:=SUBTOTAL(109;[.AA38:.AA64])" office:value-type="float" office:value="0" calcext:value-type="float">
            <text:p>0</text:p>
          </table:table-cell>
          <table:table-cell table:style-name="ce693" table:formula="of:=SUBTOTAL(109;[.AB38:.AB64])" office:value-type="float" office:value="0" calcext:value-type="float">
            <text:p>0</text:p>
          </table:table-cell>
          <table:table-cell table:style-name="ce693" table:formula="of:=SUBTOTAL(109;[.AC38:.AC64])" office:value-type="float" office:value="0" calcext:value-type="float">
            <text:p>0</text:p>
          </table:table-cell>
          <table:table-cell table:style-name="ce693" table:formula="of:=SUBTOTAL(109;[.AD38:.AD64])" office:value-type="float" office:value="0" calcext:value-type="float">
            <text:p>0</text:p>
          </table:table-cell>
          <table:table-cell table:style-name="ce693" table:formula="of:=SUBTOTAL(109;[.AE38:.AE64])" office:value-type="float" office:value="0" calcext:value-type="float">
            <text:p>0</text:p>
          </table:table-cell>
          <table:table-cell table:style-name="ce693" table:formula="of:=SUBTOTAL(109;[.AF38:.AF64])" office:value-type="float" office:value="0" calcext:value-type="float">
            <text:p>0</text:p>
          </table:table-cell>
          <table:table-cell table:style-name="ce693" table:formula="of:=SUBTOTAL(109;[.AG38:.AG64])" office:value-type="float" office:value="0" calcext:value-type="float">
            <text:p>0</text:p>
          </table:table-cell>
          <table:table-cell table:style-name="ce693" table:formula="of:=SUBTOTAL(109;[.AH38:.AH64])" office:value-type="float" office:value="0" calcext:value-type="float">
            <text:p>0</text:p>
          </table:table-cell>
          <table:table-cell table:style-name="ce693" table:formula="of:=SUBTOTAL(109;[.AI38:.AI64])" office:value-type="float" office:value="0" calcext:value-type="float">
            <text:p>0</text:p>
          </table:table-cell>
          <table:table-cell table:style-name="ce693" table:formula="of:=SUBTOTAL(109;[.AJ38:.AJ64])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66]/[.$C$66]" office:value-type="percentage" office:value="1" calcext:value-type="percentage">
            <text:p>100%</text:p>
          </table:table-cell>
          <table:table-cell table:style-name="ce695" table:formula="of:=AVERAGE([.F67:.Q67])" office:value-type="percentage" office:value="0.815705128205128" calcext:value-type="percentage">
            <text:p>81.57%</text:p>
          </table:table-cell>
          <table:table-cell table:style-name="ce669"/>
          <table:table-cell table:style-name="ce75" table:formula="of:=[.F66]/[.$C$66]" office:value-type="percentage" office:value="0.923076923076923" calcext:value-type="percentage">
            <text:p>92%</text:p>
          </table:table-cell>
          <table:table-cell table:style-name="ce75" table:formula="of:=[.G66]/[.$C$66]" office:value-type="percentage" office:value="0.884615384615385" calcext:value-type="percentage">
            <text:p>88%</text:p>
          </table:table-cell>
          <table:table-cell table:style-name="ce75" table:formula="of:=[.H66]/[.$C$66]" office:value-type="percentage" office:value="0.865384615384615" calcext:value-type="percentage">
            <text:p>87%</text:p>
          </table:table-cell>
          <table:table-cell table:style-name="ce75" table:formula="of:=[.I66]/[.$C$66]" office:value-type="percentage" office:value="0.980769230769231" calcext:value-type="percentage">
            <text:p>98%</text:p>
          </table:table-cell>
          <table:table-cell table:style-name="ce75" table:formula="of:=[.J66]/[.$C$66]" office:value-type="percentage" office:value="0.942307692307692" calcext:value-type="percentage">
            <text:p>94%</text:p>
          </table:table-cell>
          <table:table-cell table:style-name="ce75" table:formula="of:=[.K66]/[.$C$66]" office:value-type="percentage" office:value="0.365384615384615" calcext:value-type="percentage">
            <text:p>37%</text:p>
          </table:table-cell>
          <table:table-cell table:style-name="ce75" table:formula="of:=[.L66]/[.$C$66]" office:value-type="percentage" office:value="0.807692307692308" calcext:value-type="percentage">
            <text:p>81%</text:p>
          </table:table-cell>
          <table:table-cell table:style-name="ce75" table:formula="of:=[.M66]/[.$C$66]" office:value-type="percentage" office:value="0.538461538461538" calcext:value-type="percentage">
            <text:p>54%</text:p>
          </table:table-cell>
          <table:table-cell table:style-name="ce75" table:formula="of:=[.N66]/[.$C$66]" office:value-type="percentage" office:value="0.692307692307692" calcext:value-type="percentage">
            <text:p>69%</text:p>
          </table:table-cell>
          <table:table-cell table:style-name="ce75" table:formula="of:=[.O66]/[.$C$66]" office:value-type="percentage" office:value="0.865384615384615" calcext:value-type="percentage">
            <text:p>87%</text:p>
          </table:table-cell>
          <table:table-cell table:style-name="ce75" table:formula="of:=[.P66]/[.$C$66]" office:value-type="percentage" office:value="0.980769230769231" calcext:value-type="percentage">
            <text:p>98%</text:p>
          </table:table-cell>
          <table:table-cell table:style-name="ce75" table:formula="of:=[.Q66]/[.$C$66]" office:value-type="percentage" office:value="0.942307692307692" calcext:value-type="percentage">
            <text:p>94%</text:p>
          </table:table-cell>
          <table:table-cell table:style-name="ce75" table:formula="of:=[.R66]/[.$C$66]" office:value-type="percentage" office:value="0" calcext:value-type="percentage">
            <text:p>0%</text:p>
          </table:table-cell>
          <table:table-cell table:style-name="ce75" table:formula="of:=[.S66]/[.$C$66]" office:value-type="percentage" office:value="0" calcext:value-type="percentage">
            <text:p>0%</text:p>
          </table:table-cell>
          <table:table-cell table:style-name="ce75" table:formula="of:=[.T66]/[.$C$66]" office:value-type="percentage" office:value="0" calcext:value-type="percentage">
            <text:p>0%</text:p>
          </table:table-cell>
          <table:table-cell table:style-name="ce75" table:formula="of:=[.U66]/[.$C$66]" office:value-type="percentage" office:value="0" calcext:value-type="percentage">
            <text:p>0%</text:p>
          </table:table-cell>
          <table:table-cell table:style-name="ce75" table:formula="of:=[.V66]/[.$C$66]" office:value-type="percentage" office:value="0" calcext:value-type="percentage">
            <text:p>0%</text:p>
          </table:table-cell>
          <table:table-cell table:style-name="ce75" table:formula="of:=[.W66]/[.$C$66]" office:value-type="percentage" office:value="0" calcext:value-type="percentage">
            <text:p>0%</text:p>
          </table:table-cell>
          <table:table-cell table:style-name="ce75" table:formula="of:=[.X66]/[.$C$66]" office:value-type="percentage" office:value="0" calcext:value-type="percentage">
            <text:p>0%</text:p>
          </table:table-cell>
          <table:table-cell table:style-name="ce75" table:formula="of:=[.Y66]/[.$C$66]" office:value-type="percentage" office:value="0" calcext:value-type="percentage">
            <text:p>0%</text:p>
          </table:table-cell>
          <table:table-cell table:style-name="ce75" table:formula="of:=[.Z66]/[.$C$66]" office:value-type="percentage" office:value="0" calcext:value-type="percentage">
            <text:p>0%</text:p>
          </table:table-cell>
          <table:table-cell table:style-name="ce75" table:formula="of:=[.AA66]/[.$C$66]" office:value-type="percentage" office:value="0" calcext:value-type="percentage">
            <text:p>0%</text:p>
          </table:table-cell>
          <table:table-cell table:style-name="ce75" table:formula="of:=[.AB66]/[.$C$66]" office:value-type="percentage" office:value="0" calcext:value-type="percentage">
            <text:p>0%</text:p>
          </table:table-cell>
          <table:table-cell table:style-name="ce75" table:formula="of:=[.AC66]/[.$C$66]" office:value-type="percentage" office:value="0" calcext:value-type="percentage">
            <text:p>0%</text:p>
          </table:table-cell>
          <table:table-cell table:style-name="ce75" table:formula="of:=[.AD66]/[.$C$66]" office:value-type="percentage" office:value="0" calcext:value-type="percentage">
            <text:p>0%</text:p>
          </table:table-cell>
          <table:table-cell table:style-name="ce75" table:formula="of:=[.AE66]/[.$C$66]" office:value-type="percentage" office:value="0" calcext:value-type="percentage">
            <text:p>0%</text:p>
          </table:table-cell>
          <table:table-cell table:style-name="ce75" table:formula="of:=[.AF66]/[.$C$66]" office:value-type="percentage" office:value="0" calcext:value-type="percentage">
            <text:p>0%</text:p>
          </table:table-cell>
          <table:table-cell table:style-name="ce75" table:formula="of:=[.AG66]/[.$C$66]" office:value-type="percentage" office:value="0" calcext:value-type="percentage">
            <text:p>0%</text:p>
          </table:table-cell>
          <table:table-cell table:style-name="ce75" table:formula="of:=[.AH66]/[.$C$66]" office:value-type="percentage" office:value="0" calcext:value-type="percentage">
            <text:p>0%</text:p>
          </table:table-cell>
          <table:table-cell table:style-name="ce75" table:formula="of:=[.AI66]/[.$C$66]" office:value-type="percentage" office:value="0" calcext:value-type="percentage">
            <text:p>0%</text:p>
          </table:table-cell>
          <table:table-cell table:style-name="ce75" table:formula="of:=[.AJ66]/[.$C$66]" office:value-type="percentage" office:value="0" calcext:value-type="percentage">
            <text:p>0%</text:p>
          </table:table-cell>
          <table:table-cell table:style-name="ce669" table:number-columns-repeated="986"/>
          <table:table-cell table:number-columns-repeated="2"/>
        </table:table-row>
        <table:table-row table:style-name="ro8">
          <table:table-cell table:number-columns-repeated="5"/>
          <table:table-cell table:style-name="ce651" table:number-columns-repeated="31"/>
          <table:table-cell table:number-columns-repeated="988"/>
        </table:table-row>
        <table:table-row table:style-name="ro5">
          <table:table-cell/>
          <table:table-cell office:value-type="string" calcext:value-type="string">
            <text:p>Total Grade</text:p>
          </table:table-cell>
          <table:table-cell table:style-name="ce695" table:formula="of:=[.$C$14]*[.C16]+[.$C$32]*[.C35]+[.$C$65]*[.C67]" office:value-type="percentage" office:value="1" calcext:value-type="percentage">
            <text:p>100.00%</text:p>
          </table:table-cell>
          <table:table-cell table:style-name="ce710" table:formula="of:=AVERAGEIF([.F69:.AMJ69];&quot;&lt;&gt;0&quot;)" office:value-type="percentage" office:value="0.6625" calcext:value-type="percentage">
            <text:p>66.25%</text:p>
          </table:table-cell>
          <table:table-cell table:style-name="ce695"/>
          <table:table-cell table:style-name="ce718" table:formula="of:=ROUND([.$C$14]*[.F16]+[.$C$32]*[.F35]+[.$C$65]*[.F67];2)" office:value-type="percentage" office:value="0.5" calcext:value-type="percentage">
            <text:p>50%</text:p>
          </table:table-cell>
          <table:table-cell table:style-name="ce723" table:formula="of:=ROUND([.$C$14]*[.G16]+[.$C$32]*[.G35]+[.$C$65]*[.G67];2)" office:value-type="percentage" office:value="0.53" calcext:value-type="percentage">
            <text:p>53%</text:p>
          </table:table-cell>
          <table:table-cell table:style-name="ce729" table:formula="of:=ROUND([.$C$14]*[.H16]+[.$C$32]*[.H35]+[.$C$65]*[.H67];2)" office:value-type="percentage" office:value="0.87" calcext:value-type="percentage">
            <text:p>87%</text:p>
          </table:table-cell>
          <table:table-cell table:style-name="ce736" table:formula="of:=ROUND([.$C$14]*[.I16]+[.$C$32]*[.I35]+[.$C$65]*[.I67];2)" office:value-type="percentage" office:value="0.79" calcext:value-type="percentage">
            <text:p>79%</text:p>
          </table:table-cell>
          <table:table-cell table:style-name="ce744" table:formula="of:=ROUND([.$C$14]*[.J16]+[.$C$32]*[.J35]+[.$C$65]*[.J67];2)" office:value-type="percentage" office:value="0.58" calcext:value-type="percentage">
            <text:p>58%</text:p>
          </table:table-cell>
          <table:table-cell table:style-name="ce750" table:formula="of:=ROUND([.$C$14]*[.K16]+[.$C$32]*[.K35]+[.$C$65]*[.K67];2)" office:value-type="percentage" office:value="0.52" calcext:value-type="percentage">
            <text:p>52%</text:p>
          </table:table-cell>
          <table:table-cell table:style-name="ce758" table:formula="of:=ROUND([.$C$14]*[.L16]+[.$C$32]*[.L35]+[.$C$65]*[.L67];2)" office:value-type="percentage" office:value="0.73" calcext:value-type="percentage">
            <text:p>73%</text:p>
          </table:table-cell>
          <table:table-cell table:style-name="ce764" table:formula="of:=ROUND([.$C$14]*[.M16]+[.$C$32]*[.M35]+[.$C$65]*[.M67];2)" office:value-type="percentage" office:value="0.75" calcext:value-type="percentage">
            <text:p>75%</text:p>
          </table:table-cell>
          <table:table-cell table:style-name="ce773" table:formula="of:=ROUND([.$C$14]*[.N16]+[.$C$32]*[.N35]+[.$C$65]*[.N67];2)" office:value-type="percentage" office:value="0.63" calcext:value-type="percentage">
            <text:p>63%</text:p>
          </table:table-cell>
          <table:table-cell table:style-name="ce781" table:formula="of:=ROUND([.$C$14]*[.O16]+[.$C$32]*[.O35]+[.$C$65]*[.O67];2)" office:value-type="percentage" office:value="0.51" calcext:value-type="percentage">
            <text:p>51%</text:p>
          </table:table-cell>
          <table:table-cell table:style-name="ce786" table:formula="of:=ROUND([.$C$14]*[.P16]+[.$C$32]*[.P35]+[.$C$65]*[.P67];2)" office:value-type="percentage" office:value="0.84" calcext:value-type="percentage">
            <text:p>84%</text:p>
          </table:table-cell>
          <table:table-cell table:style-name="ce792" table:formula="of:=ROUND([.$C$14]*[.Q16]+[.$C$32]*[.Q35]+[.$C$65]*[.Q67];2)" office:value-type="percentage" office:value="0.7" calcext:value-type="percentage">
            <text:p>70%</text:p>
          </table:table-cell>
          <table:table-cell table:style-name="ce793" table:formula="of:=ROUND([.$C$14]*[.R16]+[.$C$32]*[.R35]+[.$C$65]*[.R67];2)" office:value-type="percentage" office:value="0" calcext:value-type="percentage">
            <text:p>0%</text:p>
          </table:table-cell>
          <table:table-cell table:style-name="ce794" table:formula="of:=ROUND([.$C$14]*[.S16]+[.$C$32]*[.S35]+[.$C$65]*[.S67];2)" office:value-type="percentage" office:value="0" calcext:value-type="percentage">
            <text:p>0%</text:p>
          </table:table-cell>
          <table:table-cell table:style-name="ce796" table:formula="of:=ROUND([.$C$14]*[.T16]+[.$C$32]*[.T35]+[.$C$65]*[.T67];2)" office:value-type="percentage" office:value="0" calcext:value-type="percentage">
            <text:p>0%</text:p>
          </table:table-cell>
          <table:table-cell table:style-name="ce797" table:formula="of:=ROUND([.$C$14]*[.U16]+[.$C$32]*[.U35]+[.$C$65]*[.U67];2)" office:value-type="percentage" office:value="0" calcext:value-type="percentage">
            <text:p>0%</text:p>
          </table:table-cell>
          <table:table-cell table:style-name="ce798" table:formula="of:=ROUND([.$C$14]*[.V16]+[.$C$32]*[.V35]+[.$C$65]*[.V67];2)" office:value-type="percentage" office:value="0" calcext:value-type="percentage">
            <text:p>0%</text:p>
          </table:table-cell>
          <table:table-cell table:style-name="ce799" table:formula="of:=ROUND([.$C$14]*[.W16]+[.$C$32]*[.W35]+[.$C$65]*[.W67];2)" office:value-type="percentage" office:value="0" calcext:value-type="percentage">
            <text:p>0%</text:p>
          </table:table-cell>
          <table:table-cell table:style-name="ce800" table:formula="of:=ROUND([.$C$14]*[.X16]+[.$C$32]*[.X35]+[.$C$65]*[.X67];2)" office:value-type="percentage" office:value="0" calcext:value-type="percentage">
            <text:p>0%</text:p>
          </table:table-cell>
          <table:table-cell table:style-name="ce801" table:formula="of:=ROUND([.$C$14]*[.Y16]+[.$C$32]*[.Y35]+[.$C$65]*[.Y67];2)" office:value-type="percentage" office:value="0" calcext:value-type="percentage">
            <text:p>0%</text:p>
          </table:table-cell>
          <table:table-cell table:style-name="ce803" table:formula="of:=ROUND([.$C$14]*[.Z16]+[.$C$32]*[.Z35]+[.$C$65]*[.Z67];2)" office:value-type="percentage" office:value="0" calcext:value-type="percentage">
            <text:p>0%</text:p>
          </table:table-cell>
          <table:table-cell table:style-name="ce804" table:formula="of:=ROUND([.$C$14]*[.AA16]+[.$C$32]*[.AA35]+[.$C$65]*[.AA67];2)" office:value-type="percentage" office:value="0" calcext:value-type="percentage">
            <text:p>0%</text:p>
          </table:table-cell>
          <table:table-cell table:style-name="ce805" table:formula="of:=ROUND([.$C$14]*[.AB16]+[.$C$32]*[.AB35]+[.$C$65]*[.AB67];2)" office:value-type="percentage" office:value="0" calcext:value-type="percentage">
            <text:p>0%</text:p>
          </table:table-cell>
          <table:table-cell table:style-name="ce806" table:formula="of:=ROUND([.$C$14]*[.AC16]+[.$C$32]*[.AC35]+[.$C$65]*[.AC67];2)" office:value-type="percentage" office:value="0" calcext:value-type="percentage">
            <text:p>0%</text:p>
          </table:table-cell>
          <table:table-cell table:style-name="ce807" table:formula="of:=ROUND([.$C$14]*[.AD16]+[.$C$32]*[.AD35]+[.$C$65]*[.AD67];2)" office:value-type="percentage" office:value="0" calcext:value-type="percentage">
            <text:p>0%</text:p>
          </table:table-cell>
          <table:table-cell table:style-name="ce808" table:formula="of:=ROUND([.$C$14]*[.AE16]+[.$C$32]*[.AE35]+[.$C$65]*[.AE67];2)" office:value-type="percentage" office:value="0" calcext:value-type="percentage">
            <text:p>0%</text:p>
          </table:table-cell>
          <table:table-cell table:style-name="ce809" table:formula="of:=ROUND([.$C$14]*[.AF16]+[.$C$32]*[.AF35]+[.$C$65]*[.AF67];2)" office:value-type="percentage" office:value="0" calcext:value-type="percentage">
            <text:p>0%</text:p>
          </table:table-cell>
          <table:table-cell table:style-name="ce811" table:formula="of:=ROUND([.$C$14]*[.AG16]+[.$C$32]*[.AG35]+[.$C$65]*[.AG67];2)" office:value-type="percentage" office:value="0" calcext:value-type="percentage">
            <text:p>0%</text:p>
          </table:table-cell>
          <table:table-cell table:style-name="ce812" table:formula="of:=ROUND([.$C$14]*[.AH16]+[.$C$32]*[.AH35]+[.$C$65]*[.AH67];2)" office:value-type="percentage" office:value="0" calcext:value-type="percentage">
            <text:p>0%</text:p>
          </table:table-cell>
          <table:table-cell table:style-name="ce813" table:formula="of:=ROUND([.$C$14]*[.AI16]+[.$C$32]*[.AI35]+[.$C$65]*[.AI67];2)" office:value-type="percentage" office:value="0" calcext:value-type="percentage">
            <text:p>0%</text:p>
          </table:table-cell>
          <table:table-cell table:style-name="ce814" table:formula="of:=ROUND([.$C$14]*[.AJ16]+[.$C$32]*[.AJ35]+[.$C$65]*[.AJ67];2)" office:value-type="percentage" office:value="0" calcext:value-type="percentage">
            <text:p>0%</text:p>
          </table:table-cell>
          <table:table-cell table:number-columns-repeated="988"/>
        </table:table-row>
        <table:table-row table:style-name="ro5">
          <table:table-cell/>
          <table:table-cell office:value-type="string" calcext:value-type="string">
            <text:p>Letter Grade</text:p>
          </table:table-cell>
          <table:table-cell/>
          <table:table-cell table:style-name="ce646" table:formula="of:=IF([.D69]&gt;=0.92;&quot;A&quot;;IF([.D69]&gt;=0.9;&quot;A-&quot;;IF([.D69]&gt;=0.88;&quot;B+&quot;;IF([.D69]&gt;=0.82;&quot;B&quot;;IF([.D69]&gt;=0.8;&quot;B-&quot;;IF([.D69]&gt;=0.78;&quot;C+&quot;;IF([.D69]&gt;=0.72;&quot;C&quot;;IF([.D69]&gt;=0.7;&quot;C-&quot;;IF([.D69]&gt;=0.68;&quot;D+&quot;;IF([.D69]&gt;=0.62;&quot;D&quot;;IF([.D69]&gt;=0.6;&quot;D-&quot;;&quot;F&quot;)))))))))))" office:value-type="string" office:string-value="D" calcext:value-type="string">
            <text:p>D</text:p>
          </table:table-cell>
          <table:table-cell/>
          <table:table-cell table:style-name="ce646" table:formula="of:=IF([.F69]&gt;=0.92;&quot;A&quot;;IF([.F69]&gt;=0.9;&quot;A-&quot;;IF([.F69]&gt;=0.88;&quot;B+&quot;;IF([.F69]&gt;=0.82;&quot;B&quot;;IF([.F69]&gt;=0.8;&quot;B-&quot;;IF([.F69]&gt;=0.78;&quot;C+&quot;;IF([.F69]&gt;=0.72;&quot;C&quot;;IF([.F69]&gt;=0.7;&quot;C-&quot;;IF([.F69]&gt;=0.68;&quot;D+&quot;;IF([.F69]&gt;=0.62;&quot;D&quot;;IF([.F69]&gt;=0.6;&quot;D-&quot;;&quot;F&quot;)))))))))))" office:value-type="string" office:string-value="F" calcext:value-type="string">
            <text:p>F</text:p>
          </table:table-cell>
          <table:table-cell table:formula="of:=IF([.G69]&gt;=0.92;&quot;A&quot;;IF([.G69]&gt;=0.9;&quot;A-&quot;;IF([.G69]&gt;=0.88;&quot;B+&quot;;IF([.G69]&gt;=0.82;&quot;B&quot;;IF([.G69]&gt;=0.8;&quot;B-&quot;;IF([.G69]&gt;=0.78;&quot;C+&quot;;IF([.G69]&gt;=0.72;&quot;C&quot;;IF([.G69]&gt;=0.7;&quot;C-&quot;;IF([.G69]&gt;=0.68;&quot;D+&quot;;IF([.G69]&gt;=0.62;&quot;D&quot;;IF([.G69]&gt;=0.6;&quot;D-&quot;;&quot;F&quot;)))))))))))" office:value-type="string" office:string-value="F" calcext:value-type="string">
            <text:p>F</text:p>
          </table:table-cell>
          <table:table-cell table:formula="of:=IF([.H69]&gt;=0.92;&quot;A&quot;;IF([.H69]&gt;=0.9;&quot;A-&quot;;IF([.H69]&gt;=0.88;&quot;B+&quot;;IF([.H69]&gt;=0.82;&quot;B&quot;;IF([.H69]&gt;=0.8;&quot;B-&quot;;IF([.H69]&gt;=0.78;&quot;C+&quot;;IF([.H69]&gt;=0.72;&quot;C&quot;;IF([.H69]&gt;=0.7;&quot;C-&quot;;IF([.H69]&gt;=0.68;&quot;D+&quot;;IF([.H69]&gt;=0.62;&quot;D&quot;;IF([.H69]&gt;=0.6;&quot;D-&quot;;&quot;F&quot;)))))))))))" office:value-type="string" office:string-value="B" calcext:value-type="string">
            <text:p>B</text:p>
          </table:table-cell>
          <table:table-cell table:formula="of:=IF([.I69]&gt;=0.92;&quot;A&quot;;IF([.I69]&gt;=0.9;&quot;A-&quot;;IF([.I69]&gt;=0.88;&quot;B+&quot;;IF([.I69]&gt;=0.82;&quot;B&quot;;IF([.I69]&gt;=0.8;&quot;B-&quot;;IF([.I69]&gt;=0.78;&quot;C+&quot;;IF([.I69]&gt;=0.72;&quot;C&quot;;IF([.I69]&gt;=0.7;&quot;C-&quot;;IF([.I69]&gt;=0.68;&quot;D+&quot;;IF([.I69]&gt;=0.62;&quot;D&quot;;IF([.I69]&gt;=0.6;&quot;D-&quot;;&quot;F&quot;)))))))))))" office:value-type="string" office:string-value="C+" calcext:value-type="string">
            <text:p>C+</text:p>
          </table:table-cell>
          <table:table-cell table:formula="of:=IF([.J69]&gt;=0.92;&quot;A&quot;;IF([.J69]&gt;=0.9;&quot;A-&quot;;IF([.J69]&gt;=0.88;&quot;B+&quot;;IF([.J69]&gt;=0.82;&quot;B&quot;;IF([.J69]&gt;=0.8;&quot;B-&quot;;IF([.J69]&gt;=0.78;&quot;C+&quot;;IF([.J69]&gt;=0.72;&quot;C&quot;;IF([.J69]&gt;=0.7;&quot;C-&quot;;IF([.J69]&gt;=0.68;&quot;D+&quot;;IF([.J69]&gt;=0.62;&quot;D&quot;;IF([.J69]&gt;=0.6;&quot;D-&quot;;&quot;F&quot;)))))))))))" office:value-type="string" office:string-value="F" calcext:value-type="string">
            <text:p>F</text:p>
          </table:table-cell>
          <table:table-cell table:formula="of:=IF([.K69]&gt;=0.92;&quot;A&quot;;IF([.K69]&gt;=0.9;&quot;A-&quot;;IF([.K69]&gt;=0.88;&quot;B+&quot;;IF([.K69]&gt;=0.82;&quot;B&quot;;IF([.K69]&gt;=0.8;&quot;B-&quot;;IF([.K69]&gt;=0.78;&quot;C+&quot;;IF([.K69]&gt;=0.72;&quot;C&quot;;IF([.K69]&gt;=0.7;&quot;C-&quot;;IF([.K69]&gt;=0.68;&quot;D+&quot;;IF([.K69]&gt;=0.62;&quot;D&quot;;IF([.K69]&gt;=0.6;&quot;D-&quot;;&quot;F&quot;)))))))))))" office:value-type="string" office:string-value="F" calcext:value-type="string">
            <text:p>F</text:p>
          </table:table-cell>
          <table:table-cell table:style-name="ce646" table:formula="of:=IF([.L69]&gt;=0.92;&quot;A&quot;;IF([.L69]&gt;=0.9;&quot;A-&quot;;IF([.L69]&gt;=0.88;&quot;B+&quot;;IF([.L69]&gt;=0.82;&quot;B&quot;;IF([.L69]&gt;=0.8;&quot;B-&quot;;IF([.L69]&gt;=0.78;&quot;C+&quot;;IF([.L69]&gt;=0.72;&quot;C&quot;;IF([.L69]&gt;=0.7;&quot;C-&quot;;IF([.L69]&gt;=0.68;&quot;D+&quot;;IF([.L69]&gt;=0.62;&quot;D&quot;;IF([.L69]&gt;=0.6;&quot;D-&quot;;&quot;F&quot;)))))))))))" office:value-type="string" office:string-value="C" calcext:value-type="string">
            <text:p>C</text:p>
          </table:table-cell>
          <table:table-cell table:formula="of:=IF([.M69]&gt;=0.92;&quot;A&quot;;IF([.M69]&gt;=0.9;&quot;A-&quot;;IF([.M69]&gt;=0.88;&quot;B+&quot;;IF([.M69]&gt;=0.82;&quot;B&quot;;IF([.M69]&gt;=0.8;&quot;B-&quot;;IF([.M69]&gt;=0.78;&quot;C+&quot;;IF([.M69]&gt;=0.72;&quot;C&quot;;IF([.M69]&gt;=0.7;&quot;C-&quot;;IF([.M69]&gt;=0.68;&quot;D+&quot;;IF([.M69]&gt;=0.62;&quot;D&quot;;IF([.M69]&gt;=0.6;&quot;D-&quot;;&quot;F&quot;)))))))))))" office:value-type="string" office:string-value="C" calcext:value-type="string">
            <text:p>C</text:p>
          </table:table-cell>
          <table:table-cell table:formula="of:=IF([.N69]&gt;=0.92;&quot;A&quot;;IF([.N69]&gt;=0.9;&quot;A-&quot;;IF([.N69]&gt;=0.88;&quot;B+&quot;;IF([.N69]&gt;=0.82;&quot;B&quot;;IF([.N69]&gt;=0.8;&quot;B-&quot;;IF([.N69]&gt;=0.78;&quot;C+&quot;;IF([.N69]&gt;=0.72;&quot;C&quot;;IF([.N69]&gt;=0.7;&quot;C-&quot;;IF([.N69]&gt;=0.68;&quot;D+&quot;;IF([.N69]&gt;=0.62;&quot;D&quot;;IF([.N69]&gt;=0.6;&quot;D-&quot;;&quot;F&quot;)))))))))))" office:value-type="string" office:string-value="D" calcext:value-type="string">
            <text:p>D</text:p>
          </table:table-cell>
          <table:table-cell table:formula="of:=IF([.O69]&gt;=0.92;&quot;A&quot;;IF([.O69]&gt;=0.9;&quot;A-&quot;;IF([.O69]&gt;=0.88;&quot;B+&quot;;IF([.O69]&gt;=0.82;&quot;B&quot;;IF([.O69]&gt;=0.8;&quot;B-&quot;;IF([.O69]&gt;=0.78;&quot;C+&quot;;IF([.O69]&gt;=0.72;&quot;C&quot;;IF([.O69]&gt;=0.7;&quot;C-&quot;;IF([.O69]&gt;=0.68;&quot;D+&quot;;IF([.O69]&gt;=0.62;&quot;D&quot;;IF([.O69]&gt;=0.6;&quot;D-&quot;;&quot;F&quot;)))))))))))" office:value-type="string" office:string-value="F" calcext:value-type="string">
            <text:p>F</text:p>
          </table:table-cell>
          <table:table-cell table:formula="of:=IF([.P69]&gt;=0.92;&quot;A&quot;;IF([.P69]&gt;=0.9;&quot;A-&quot;;IF([.P69]&gt;=0.88;&quot;B+&quot;;IF([.P69]&gt;=0.82;&quot;B&quot;;IF([.P69]&gt;=0.8;&quot;B-&quot;;IF([.P69]&gt;=0.78;&quot;C+&quot;;IF([.P69]&gt;=0.72;&quot;C&quot;;IF([.P69]&gt;=0.7;&quot;C-&quot;;IF([.P69]&gt;=0.68;&quot;D+&quot;;IF([.P69]&gt;=0.62;&quot;D&quot;;IF([.P69]&gt;=0.6;&quot;D-&quot;;&quot;F&quot;)))))))))))" office:value-type="string" office:string-value="B" calcext:value-type="string">
            <text:p>B</text:p>
          </table:table-cell>
          <table:table-cell table:formula="of:=IF([.Q69]&gt;=0.92;&quot;A&quot;;IF([.Q69]&gt;=0.9;&quot;A-&quot;;IF([.Q69]&gt;=0.88;&quot;B+&quot;;IF([.Q69]&gt;=0.82;&quot;B&quot;;IF([.Q69]&gt;=0.8;&quot;B-&quot;;IF([.Q69]&gt;=0.78;&quot;C+&quot;;IF([.Q69]&gt;=0.72;&quot;C&quot;;IF([.Q69]&gt;=0.7;&quot;C-&quot;;IF([.Q69]&gt;=0.68;&quot;D+&quot;;IF([.Q69]&gt;=0.62;&quot;D&quot;;IF([.Q69]&gt;=0.6;&quot;D-&quot;;&quot;F&quot;)))))))))))" office:value-type="string" office:string-value="C-" calcext:value-type="string">
            <text:p>C-</text:p>
          </table:table-cell>
          <table:table-cell table:formula="of:=IF([.R69]&gt;=0.92;&quot;A&quot;;IF([.R69]&gt;=0.9;&quot;A-&quot;;IF([.R69]&gt;=0.88;&quot;B+&quot;;IF([.R69]&gt;=0.82;&quot;B&quot;;IF([.R69]&gt;=0.8;&quot;B-&quot;;IF([.R69]&gt;=0.78;&quot;C+&quot;;IF([.R69]&gt;=0.72;&quot;C&quot;;IF([.R69]&gt;=0.7;&quot;C-&quot;;IF([.R69]&gt;=0.68;&quot;D+&quot;;IF([.R69]&gt;=0.62;&quot;D&quot;;IF([.R69]&gt;=0.6;&quot;D-&quot;;&quot;F&quot;)))))))))))" office:value-type="string" office:string-value="F" calcext:value-type="string">
            <text:p>F</text:p>
          </table:table-cell>
          <table:table-cell table:formula="of:=IF([.S69]&gt;=0.92;&quot;A&quot;;IF([.S69]&gt;=0.9;&quot;A-&quot;;IF([.S69]&gt;=0.88;&quot;B+&quot;;IF([.S69]&gt;=0.82;&quot;B&quot;;IF([.S69]&gt;=0.8;&quot;B-&quot;;IF([.S69]&gt;=0.78;&quot;C+&quot;;IF([.S69]&gt;=0.72;&quot;C&quot;;IF([.S69]&gt;=0.7;&quot;C-&quot;;IF([.S69]&gt;=0.68;&quot;D+&quot;;IF([.S69]&gt;=0.62;&quot;D&quot;;IF([.S69]&gt;=0.6;&quot;D-&quot;;&quot;F&quot;)))))))))))" office:value-type="string" office:string-value="F" calcext:value-type="string">
            <text:p>F</text:p>
          </table:table-cell>
          <table:table-cell table:formula="of:=IF([.T69]&gt;=0.92;&quot;A&quot;;IF([.T69]&gt;=0.9;&quot;A-&quot;;IF([.T69]&gt;=0.88;&quot;B+&quot;;IF([.T69]&gt;=0.82;&quot;B&quot;;IF([.T69]&gt;=0.8;&quot;B-&quot;;IF([.T69]&gt;=0.78;&quot;C+&quot;;IF([.T69]&gt;=0.72;&quot;C&quot;;IF([.T69]&gt;=0.7;&quot;C-&quot;;IF([.T69]&gt;=0.68;&quot;D+&quot;;IF([.T69]&gt;=0.62;&quot;D&quot;;IF([.T69]&gt;=0.6;&quot;D-&quot;;&quot;F&quot;)))))))))))" office:value-type="string" office:string-value="F" calcext:value-type="string">
            <text:p>F</text:p>
          </table:table-cell>
          <table:table-cell table:formula="of:=IF([.U69]&gt;=0.92;&quot;A&quot;;IF([.U69]&gt;=0.9;&quot;A-&quot;;IF([.U69]&gt;=0.88;&quot;B+&quot;;IF([.U69]&gt;=0.82;&quot;B&quot;;IF([.U69]&gt;=0.8;&quot;B-&quot;;IF([.U69]&gt;=0.78;&quot;C+&quot;;IF([.U69]&gt;=0.72;&quot;C&quot;;IF([.U69]&gt;=0.7;&quot;C-&quot;;IF([.U69]&gt;=0.68;&quot;D+&quot;;IF([.U69]&gt;=0.62;&quot;D&quot;;IF([.U69]&gt;=0.6;&quot;D-&quot;;&quot;F&quot;)))))))))))" office:value-type="string" office:string-value="F" calcext:value-type="string">
            <text:p>F</text:p>
          </table:table-cell>
          <table:table-cell table:formula="of:=IF([.V69]&gt;=0.92;&quot;A&quot;;IF([.V69]&gt;=0.9;&quot;A-&quot;;IF([.V69]&gt;=0.88;&quot;B+&quot;;IF([.V69]&gt;=0.82;&quot;B&quot;;IF([.V69]&gt;=0.8;&quot;B-&quot;;IF([.V69]&gt;=0.78;&quot;C+&quot;;IF([.V69]&gt;=0.72;&quot;C&quot;;IF([.V69]&gt;=0.7;&quot;C-&quot;;IF([.V69]&gt;=0.68;&quot;D+&quot;;IF([.V69]&gt;=0.62;&quot;D&quot;;IF([.V69]&gt;=0.6;&quot;D-&quot;;&quot;F&quot;)))))))))))" office:value-type="string" office:string-value="F" calcext:value-type="string">
            <text:p>F</text:p>
          </table:table-cell>
          <table:table-cell table:formula="of:=IF([.W69]&gt;=0.92;&quot;A&quot;;IF([.W69]&gt;=0.9;&quot;A-&quot;;IF([.W69]&gt;=0.88;&quot;B+&quot;;IF([.W69]&gt;=0.82;&quot;B&quot;;IF([.W69]&gt;=0.8;&quot;B-&quot;;IF([.W69]&gt;=0.78;&quot;C+&quot;;IF([.W69]&gt;=0.72;&quot;C&quot;;IF([.W69]&gt;=0.7;&quot;C-&quot;;IF([.W69]&gt;=0.68;&quot;D+&quot;;IF([.W69]&gt;=0.62;&quot;D&quot;;IF([.W69]&gt;=0.6;&quot;D-&quot;;&quot;F&quot;)))))))))))" office:value-type="string" office:string-value="F" calcext:value-type="string">
            <text:p>F</text:p>
          </table:table-cell>
          <table:table-cell table:formula="of:=IF([.X69]&gt;=0.92;&quot;A&quot;;IF([.X69]&gt;=0.9;&quot;A-&quot;;IF([.X69]&gt;=0.88;&quot;B+&quot;;IF([.X69]&gt;=0.82;&quot;B&quot;;IF([.X69]&gt;=0.8;&quot;B-&quot;;IF([.X69]&gt;=0.78;&quot;C+&quot;;IF([.X69]&gt;=0.72;&quot;C&quot;;IF([.X69]&gt;=0.7;&quot;C-&quot;;IF([.X69]&gt;=0.68;&quot;D+&quot;;IF([.X69]&gt;=0.62;&quot;D&quot;;IF([.X69]&gt;=0.6;&quot;D-&quot;;&quot;F&quot;)))))))))))" office:value-type="string" office:string-value="F" calcext:value-type="string">
            <text:p>F</text:p>
          </table:table-cell>
          <table:table-cell table:formula="of:=IF([.Y69]&gt;=0.92;&quot;A&quot;;IF([.Y69]&gt;=0.9;&quot;A-&quot;;IF([.Y69]&gt;=0.88;&quot;B+&quot;;IF([.Y69]&gt;=0.82;&quot;B&quot;;IF([.Y69]&gt;=0.8;&quot;B-&quot;;IF([.Y69]&gt;=0.78;&quot;C+&quot;;IF([.Y69]&gt;=0.72;&quot;C&quot;;IF([.Y69]&gt;=0.7;&quot;C-&quot;;IF([.Y69]&gt;=0.68;&quot;D+&quot;;IF([.Y69]&gt;=0.62;&quot;D&quot;;IF([.Y69]&gt;=0.6;&quot;D-&quot;;&quot;F&quot;)))))))))))" office:value-type="string" office:string-value="F" calcext:value-type="string">
            <text:p>F</text:p>
          </table:table-cell>
          <table:table-cell table:formula="of:=IF([.Z69]&gt;=0.92;&quot;A&quot;;IF([.Z69]&gt;=0.9;&quot;A-&quot;;IF([.Z69]&gt;=0.88;&quot;B+&quot;;IF([.Z69]&gt;=0.82;&quot;B&quot;;IF([.Z69]&gt;=0.8;&quot;B-&quot;;IF([.Z69]&gt;=0.78;&quot;C+&quot;;IF([.Z69]&gt;=0.72;&quot;C&quot;;IF([.Z69]&gt;=0.7;&quot;C-&quot;;IF([.Z69]&gt;=0.68;&quot;D+&quot;;IF([.Z69]&gt;=0.62;&quot;D&quot;;IF([.Z69]&gt;=0.6;&quot;D-&quot;;&quot;F&quot;)))))))))))" office:value-type="string" office:string-value="F" calcext:value-type="string">
            <text:p>F</text:p>
          </table:table-cell>
          <table:table-cell table:formula="of:=IF([.AA69]&gt;=0.92;&quot;A&quot;;IF([.AA69]&gt;=0.9;&quot;A-&quot;;IF([.AA69]&gt;=0.88;&quot;B+&quot;;IF([.AA69]&gt;=0.82;&quot;B&quot;;IF([.AA69]&gt;=0.8;&quot;B-&quot;;IF([.AA69]&gt;=0.78;&quot;C+&quot;;IF([.AA69]&gt;=0.72;&quot;C&quot;;IF([.AA69]&gt;=0.7;&quot;C-&quot;;IF([.AA69]&gt;=0.68;&quot;D+&quot;;IF([.AA69]&gt;=0.62;&quot;D&quot;;IF([.AA69]&gt;=0.6;&quot;D-&quot;;&quot;F&quot;)))))))))))" office:value-type="string" office:string-value="F" calcext:value-type="string">
            <text:p>F</text:p>
          </table:table-cell>
          <table:table-cell table:formula="of:=IF([.AB69]&gt;=0.92;&quot;A&quot;;IF([.AB69]&gt;=0.9;&quot;A-&quot;;IF([.AB69]&gt;=0.88;&quot;B+&quot;;IF([.AB69]&gt;=0.82;&quot;B&quot;;IF([.AB69]&gt;=0.8;&quot;B-&quot;;IF([.AB69]&gt;=0.78;&quot;C+&quot;;IF([.AB69]&gt;=0.72;&quot;C&quot;;IF([.AB69]&gt;=0.7;&quot;C-&quot;;IF([.AB69]&gt;=0.68;&quot;D+&quot;;IF([.AB69]&gt;=0.62;&quot;D&quot;;IF([.AB69]&gt;=0.6;&quot;D-&quot;;&quot;F&quot;)))))))))))" office:value-type="string" office:string-value="F" calcext:value-type="string">
            <text:p>F</text:p>
          </table:table-cell>
          <table:table-cell table:formula="of:=IF([.AC69]&gt;=0.92;&quot;A&quot;;IF([.AC69]&gt;=0.9;&quot;A-&quot;;IF([.AC69]&gt;=0.88;&quot;B+&quot;;IF([.AC69]&gt;=0.82;&quot;B&quot;;IF([.AC69]&gt;=0.8;&quot;B-&quot;;IF([.AC69]&gt;=0.78;&quot;C+&quot;;IF([.AC69]&gt;=0.72;&quot;C&quot;;IF([.AC69]&gt;=0.7;&quot;C-&quot;;IF([.AC69]&gt;=0.68;&quot;D+&quot;;IF([.AC69]&gt;=0.62;&quot;D&quot;;IF([.AC69]&gt;=0.6;&quot;D-&quot;;&quot;F&quot;)))))))))))" office:value-type="string" office:string-value="F" calcext:value-type="string">
            <text:p>F</text:p>
          </table:table-cell>
          <table:table-cell table:formula="of:=IF([.AD69]&gt;=0.92;&quot;A&quot;;IF([.AD69]&gt;=0.9;&quot;A-&quot;;IF([.AD69]&gt;=0.88;&quot;B+&quot;;IF([.AD69]&gt;=0.82;&quot;B&quot;;IF([.AD69]&gt;=0.8;&quot;B-&quot;;IF([.AD69]&gt;=0.78;&quot;C+&quot;;IF([.AD69]&gt;=0.72;&quot;C&quot;;IF([.AD69]&gt;=0.7;&quot;C-&quot;;IF([.AD69]&gt;=0.68;&quot;D+&quot;;IF([.AD69]&gt;=0.62;&quot;D&quot;;IF([.AD69]&gt;=0.6;&quot;D-&quot;;&quot;F&quot;)))))))))))" office:value-type="string" office:string-value="F" calcext:value-type="string">
            <text:p>F</text:p>
          </table:table-cell>
          <table:table-cell table:formula="of:=IF([.AE69]&gt;=0.92;&quot;A&quot;;IF([.AE69]&gt;=0.9;&quot;A-&quot;;IF([.AE69]&gt;=0.88;&quot;B+&quot;;IF([.AE69]&gt;=0.82;&quot;B&quot;;IF([.AE69]&gt;=0.8;&quot;B-&quot;;IF([.AE69]&gt;=0.78;&quot;C+&quot;;IF([.AE69]&gt;=0.72;&quot;C&quot;;IF([.AE69]&gt;=0.7;&quot;C-&quot;;IF([.AE69]&gt;=0.68;&quot;D+&quot;;IF([.AE69]&gt;=0.62;&quot;D&quot;;IF([.AE69]&gt;=0.6;&quot;D-&quot;;&quot;F&quot;)))))))))))" office:value-type="string" office:string-value="F" calcext:value-type="string">
            <text:p>F</text:p>
          </table:table-cell>
          <table:table-cell table:formula="of:=IF([.AF69]&gt;=0.92;&quot;A&quot;;IF([.AF69]&gt;=0.9;&quot;A-&quot;;IF([.AF69]&gt;=0.88;&quot;B+&quot;;IF([.AF69]&gt;=0.82;&quot;B&quot;;IF([.AF69]&gt;=0.8;&quot;B-&quot;;IF([.AF69]&gt;=0.78;&quot;C+&quot;;IF([.AF69]&gt;=0.72;&quot;C&quot;;IF([.AF69]&gt;=0.7;&quot;C-&quot;;IF([.AF69]&gt;=0.68;&quot;D+&quot;;IF([.AF69]&gt;=0.62;&quot;D&quot;;IF([.AF69]&gt;=0.6;&quot;D-&quot;;&quot;F&quot;)))))))))))" office:value-type="string" office:string-value="F" calcext:value-type="string">
            <text:p>F</text:p>
          </table:table-cell>
          <table:table-cell table:formula="of:=IF([.AG69]&gt;=0.92;&quot;A&quot;;IF([.AG69]&gt;=0.9;&quot;A-&quot;;IF([.AG69]&gt;=0.88;&quot;B+&quot;;IF([.AG69]&gt;=0.82;&quot;B&quot;;IF([.AG69]&gt;=0.8;&quot;B-&quot;;IF([.AG69]&gt;=0.78;&quot;C+&quot;;IF([.AG69]&gt;=0.72;&quot;C&quot;;IF([.AG69]&gt;=0.7;&quot;C-&quot;;IF([.AG69]&gt;=0.68;&quot;D+&quot;;IF([.AG69]&gt;=0.62;&quot;D&quot;;IF([.AG69]&gt;=0.6;&quot;D-&quot;;&quot;F&quot;)))))))))))" office:value-type="string" office:string-value="F" calcext:value-type="string">
            <text:p>F</text:p>
          </table:table-cell>
          <table:table-cell table:formula="of:=IF([.AH69]&gt;=0.92;&quot;A&quot;;IF([.AH69]&gt;=0.9;&quot;A-&quot;;IF([.AH69]&gt;=0.88;&quot;B+&quot;;IF([.AH69]&gt;=0.82;&quot;B&quot;;IF([.AH69]&gt;=0.8;&quot;B-&quot;;IF([.AH69]&gt;=0.78;&quot;C+&quot;;IF([.AH69]&gt;=0.72;&quot;C&quot;;IF([.AH69]&gt;=0.7;&quot;C-&quot;;IF([.AH69]&gt;=0.68;&quot;D+&quot;;IF([.AH69]&gt;=0.62;&quot;D&quot;;IF([.AH69]&gt;=0.6;&quot;D-&quot;;&quot;F&quot;)))))))))))" office:value-type="string" office:string-value="F" calcext:value-type="string">
            <text:p>F</text:p>
          </table:table-cell>
          <table:table-cell table:formula="of:=IF([.AI69]&gt;=0.92;&quot;A&quot;;IF([.AI69]&gt;=0.9;&quot;A-&quot;;IF([.AI69]&gt;=0.88;&quot;B+&quot;;IF([.AI69]&gt;=0.82;&quot;B&quot;;IF([.AI69]&gt;=0.8;&quot;B-&quot;;IF([.AI69]&gt;=0.78;&quot;C+&quot;;IF([.AI69]&gt;=0.72;&quot;C&quot;;IF([.AI69]&gt;=0.7;&quot;C-&quot;;IF([.AI69]&gt;=0.68;&quot;D+&quot;;IF([.AI69]&gt;=0.62;&quot;D&quot;;IF([.AI69]&gt;=0.6;&quot;D-&quot;;&quot;F&quot;)))))))))))" office:value-type="string" office:string-value="F" calcext:value-type="string">
            <text:p>F</text:p>
          </table:table-cell>
          <table:table-cell table:formula="of:=IF([.AJ69]&gt;=0.92;&quot;A&quot;;IF([.AJ69]&gt;=0.9;&quot;A-&quot;;IF([.AJ69]&gt;=0.88;&quot;B+&quot;;IF([.AJ69]&gt;=0.82;&quot;B&quot;;IF([.AJ69]&gt;=0.8;&quot;B-&quot;;IF([.AJ69]&gt;=0.78;&quot;C+&quot;;IF([.AJ69]&gt;=0.72;&quot;C&quot;;IF([.AJ69]&gt;=0.7;&quot;C-&quot;;IF([.AJ69]&gt;=0.68;&quot;D+&quot;;IF([.AJ69]&gt;=0.62;&quot;D&quot;;IF([.AJ69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8">
          <table:table-cell table:number-columns-repeated="2"/>
          <table:table-cell table:style-name="ce696"/>
          <table:table-cell table:style-name="Default"/>
          <table:table-cell table:style-name="ce696"/>
          <table:table-cell table:style-name="ce646"/>
          <table:table-cell/>
          <table:table-cell table:style-name="ce674" table:number-columns-repeated="2"/>
          <table:table-cell table:number-columns-repeated="2"/>
          <table:table-cell table:style-name="ce646"/>
          <table:table-cell table:number-columns-repeated="1012"/>
        </table:table-row>
        <table:table-row table:style-name="ro8">
          <table:table-cell table:number-columns-repeated="3"/>
          <table:table-cell table:style-name="Default"/>
          <table:table-cell/>
          <table:table-cell table:style-name="ce646"/>
          <table:table-cell/>
          <table:table-cell table:style-name="ce674" table:number-columns-repeated="2"/>
          <table:table-cell table:number-columns-repeated="2"/>
          <table:table-cell table:style-name="ce646"/>
          <table:table-cell table:number-columns-repeated="1012"/>
        </table:table-row>
        <table:table-row table:style-name="ro9">
          <table:table-cell table:style-name="Header"/>
          <table:table-cell table:style-name="Header" office:value-type="string" calcext:value-type="string">
            <text:p>Ignore</text:p>
          </table:table-cell>
          <table:table-cell table:style-name="Header" table:number-columns-repeated="1021"/>
          <table:table-cell/>
        </table:table-row>
        <table:table-row table:style-name="ro3">
          <table:table-cell table:style-name="ce684" office:value-type="date" office:date-value="2016-09-15" calcext:value-type="date">
            <text:p>9/15/2016</text:p>
          </table:table-cell>
          <table:table-cell table:style-name="ce656" office:value-type="string" calcext:value-type="string">
            <text:p>Test 1: 1.1-1.5 (without #3)</text:p>
          </table:table-cell>
          <table:table-cell table:style-name="ce667" office:value-type="float" office:value="100" calcext:value-type="float">
            <text:p>100</text:p>
          </table:table-cell>
          <table:table-cell table:style-name="ce667" table:formula="of:=AVERAGEIF([.F74:.AMJ74];&quot;&lt;&gt;0&quot;)" office:value-type="float" office:value="53.75" calcext:value-type="float">
            <text:p>53.75</text:p>
          </table:table-cell>
          <table:table-cell table:style-name="ce667" table:number-matrix-columns-spanned="1" table:number-matrix-rows-spanned="1" table:formula="of:=STDEV(IF([.F74:.AMJ74]&lt;&gt;0;[.F74:.AMJ74]))" office:value-type="float" office:value="18.4791036775941" calcext:value-type="float">
            <text:p>18.4791036775941</text:p>
          </table:table-cell>
          <table:table-cell table:style-name="ce667" table:formula="of:=9/20*100" office:value-type="float" office:value="45" calcext:value-type="float">
            <text:p>45</text:p>
          </table:table-cell>
          <table:table-cell table:style-name="ce667" table:formula="of:=7/20*100" office:value-type="float" office:value="35" calcext:value-type="float">
            <text:p>35</text:p>
          </table:table-cell>
          <table:table-cell table:style-name="ce667" table:formula="of:=12/20*100" office:value-type="float" office:value="60" calcext:value-type="float">
            <text:p>60</text:p>
          </table:table-cell>
          <table:table-cell table:style-name="ce667" table:formula="of:=12/20*100" office:value-type="float" office:value="60" calcext:value-type="float">
            <text:p>60</text:p>
          </table:table-cell>
          <table:table-cell table:style-name="ce667" table:formula="of:=20/20*100" office:value-type="float" office:value="100" calcext:value-type="float">
            <text:p>100</text:p>
          </table:table-cell>
          <table:table-cell table:style-name="ce667" table:formula="of:=7/20*100" office:value-type="float" office:value="35" calcext:value-type="float">
            <text:p>35</text:p>
          </table:table-cell>
          <table:table-cell table:style-name="ce667" table:formula="of:=8/20*100" office:value-type="float" office:value="40" calcext:value-type="float">
            <text:p>40</text:p>
          </table:table-cell>
          <table:table-cell table:style-name="ce667" table:formula="of:=12/20*100" office:value-type="float" office:value="60" calcext:value-type="float">
            <text:p>60</text:p>
          </table:table-cell>
          <table:table-cell table:style-name="ce667" table:formula="of:=14/20*100" office:value-type="float" office:value="70" calcext:value-type="float">
            <text:p>70</text:p>
          </table:table-cell>
          <table:table-cell table:style-name="ce667" table:formula="of:=8/20*100" office:value-type="float" office:value="40" calcext:value-type="float">
            <text:p>40</text:p>
          </table:table-cell>
          <table:table-cell table:style-name="ce667" table:formula="of:=9/20*100" office:value-type="float" office:value="45" calcext:value-type="float">
            <text:p>45</text:p>
          </table:table-cell>
          <table:table-cell table:style-name="ce667" table:formula="of:=11/20*100" office:value-type="float" office:value="55" calcext:value-type="float">
            <text:p>55</text:p>
          </table:table-cell>
          <table:table-cell table:number-columns-repeated="1007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11th.R4:11th.AMJ12 11th.R19:11th.AMJ28 11th.R38:11th.AMJ62 11th.A29:11th.C30 11th.R29:11th.AMJ29 11th.A63:11th.C63 11th.R63:11th.AMJ63 11th.L10:11th.L10 11th.A5:11th.C12 11th.F30:11th.H30 11th.J30:11th.AMJ30 11th.A4:11th.F4 11th.A22:11th.Q28 11th.A38:11th.Q62 11th.F29:11th.Q29 11th.F63:11th.Q63 11th.E7:11th.Q7 11th.F5:11th.Q5 11th.F9:11th.Q9 11th.E6:11th.H6 11th.E8:11th.I8 11th.A19:11th.I19 11th.A20:11th.J20 11th.P20:11th.Q20 11th.A21:11th.I21">
            <calcext:condition calcext:apply-style-name="EveryOtherRow" calcext:value="formula-is(ISEVEN(ROW()))" calcext:base-cell-address="11th.A4"/>
            <calcext:condition calcext:apply-style-name="EveryOtherRow2" calcext:value="formula-is(NOT(ISEVEN(ROW())))" calcext:base-cell-address="11th.A4"/>
          </calcext:conditional-format>
          <calcext:conditional-format calcext:target-range-address="11th.D29:11th.E29">
            <calcext:condition calcext:apply-style-name="EveryOtherRow" calcext:value="formula-is(ISEVEN(ROW()))" calcext:base-cell-address="11th.D29"/>
            <calcext:condition calcext:apply-style-name="EveryOtherRow2" calcext:value="formula-is(NOT(ISEVEN(ROW())))" calcext:base-cell-address="11th.D29"/>
          </calcext:conditional-format>
          <calcext:conditional-format calcext:target-range-address="11th.R16:11th.AJ16 11th.R35:11th.AJ35 11th.F67:11th.AJ67 11th.F16:11th.Q16 11th.F35:11th.Q35">
            <calcext:condition calcext:apply-style-name="Failing" calcext:value="&lt;0.6" calcext:base-cell-address="11th.F16"/>
          </calcext:conditional-format>
          <calcext:conditional-format calcext:target-range-address="11th.D63:11th.E63">
            <calcext:condition calcext:apply-style-name="EveryOtherRow" calcext:value="formula-is(ISEVEN(ROW()))" calcext:base-cell-address="11th.D63"/>
            <calcext:condition calcext:apply-style-name="EveryOtherRow2" calcext:value="formula-is(NOT(ISEVEN(ROW())))" calcext:base-cell-address="11th.D63"/>
          </calcext:conditional-format>
          <calcext:conditional-format calcext:target-range-address="11th.D11:11th.E11 11th.E10:11th.E10">
            <calcext:condition calcext:apply-style-name="EveryOtherRow" calcext:value="formula-is(ISEVEN(ROW()))" calcext:base-cell-address="11th.D10"/>
            <calcext:condition calcext:apply-style-name="EveryOtherRow2" calcext:value="formula-is(NOT(ISEVEN(ROW())))" calcext:base-cell-address="11th.D10"/>
          </calcext:conditional-format>
          <calcext:conditional-format calcext:target-range-address="11th.K10:11th.K10">
            <calcext:condition calcext:apply-style-name="EveryOtherRow" calcext:value="formula-is(ISEVEN(ROW()))" calcext:base-cell-address="11th.K10"/>
            <calcext:condition calcext:apply-style-name="EveryOtherRow2" calcext:value="formula-is(NOT(ISEVEN(ROW())))" calcext:base-cell-address="11th.K10"/>
          </calcext:conditional-format>
          <calcext:conditional-format calcext:target-range-address="11th.J10:11th.J10">
            <calcext:condition calcext:apply-style-name="EveryOtherRow" calcext:value="formula-is(ISEVEN(ROW()))" calcext:base-cell-address="11th.J10"/>
            <calcext:condition calcext:apply-style-name="EveryOtherRow2" calcext:value="formula-is(NOT(ISEVEN(ROW())))" calcext:base-cell-address="11th.J10"/>
          </calcext:conditional-format>
          <calcext:conditional-format calcext:target-range-address="11th.G10:11th.G10">
            <calcext:condition calcext:apply-style-name="EveryOtherRow" calcext:value="formula-is(ISEVEN(ROW()))" calcext:base-cell-address="11th.G10"/>
            <calcext:condition calcext:apply-style-name="EveryOtherRow2" calcext:value="formula-is(NOT(ISEVEN(ROW())))" calcext:base-cell-address="11th.G10"/>
          </calcext:conditional-format>
          <calcext:conditional-format calcext:target-range-address="11th.H10:11th.H10">
            <calcext:condition calcext:apply-style-name="EveryOtherRow" calcext:value="formula-is(ISEVEN(ROW()))" calcext:base-cell-address="11th.H10"/>
            <calcext:condition calcext:apply-style-name="EveryOtherRow2" calcext:value="formula-is(NOT(ISEVEN(ROW())))" calcext:base-cell-address="11th.H10"/>
          </calcext:conditional-format>
          <calcext:conditional-format calcext:target-range-address="11th.I10:11th.I10">
            <calcext:condition calcext:apply-style-name="EveryOtherRow" calcext:value="formula-is(ISEVEN(ROW()))" calcext:base-cell-address="11th.I10"/>
            <calcext:condition calcext:apply-style-name="EveryOtherRow2" calcext:value="formula-is(NOT(ISEVEN(ROW())))" calcext:base-cell-address="11th.I10"/>
          </calcext:conditional-format>
          <calcext:conditional-format calcext:target-range-address="11th.M10:11th.M10">
            <calcext:condition calcext:apply-style-name="EveryOtherRow" calcext:value="formula-is(ISEVEN(ROW()))" calcext:base-cell-address="11th.M10"/>
            <calcext:condition calcext:apply-style-name="EveryOtherRow2" calcext:value="formula-is(NOT(ISEVEN(ROW())))" calcext:base-cell-address="11th.M10"/>
          </calcext:conditional-format>
          <calcext:conditional-format calcext:target-range-address="11th.N10:11th.N10">
            <calcext:condition calcext:apply-style-name="EveryOtherRow" calcext:value="formula-is(ISEVEN(ROW()))" calcext:base-cell-address="11th.N10"/>
            <calcext:condition calcext:apply-style-name="EveryOtherRow2" calcext:value="formula-is(NOT(ISEVEN(ROW())))" calcext:base-cell-address="11th.N10"/>
          </calcext:conditional-format>
          <calcext:conditional-format calcext:target-range-address="11th.O10:11th.O10">
            <calcext:condition calcext:apply-style-name="EveryOtherRow" calcext:value="formula-is(ISEVEN(ROW()))" calcext:base-cell-address="11th.O10"/>
            <calcext:condition calcext:apply-style-name="EveryOtherRow2" calcext:value="formula-is(NOT(ISEVEN(ROW())))" calcext:base-cell-address="11th.O10"/>
          </calcext:conditional-format>
          <calcext:conditional-format calcext:target-range-address="11th.P10:11th.P10">
            <calcext:condition calcext:apply-style-name="EveryOtherRow" calcext:value="formula-is(ISEVEN(ROW()))" calcext:base-cell-address="11th.P10"/>
            <calcext:condition calcext:apply-style-name="EveryOtherRow2" calcext:value="formula-is(NOT(ISEVEN(ROW())))" calcext:base-cell-address="11th.P10"/>
          </calcext:conditional-format>
          <calcext:conditional-format calcext:target-range-address="11th.Q10:11th.Q10">
            <calcext:condition calcext:apply-style-name="EveryOtherRow" calcext:value="formula-is(ISEVEN(ROW()))" calcext:base-cell-address="11th.Q10"/>
            <calcext:condition calcext:apply-style-name="EveryOtherRow2" calcext:value="formula-is(NOT(ISEVEN(ROW())))" calcext:base-cell-address="11th.Q10"/>
          </calcext:conditional-format>
          <calcext:conditional-format calcext:target-range-address="11th.E9:11th.E9">
            <calcext:condition calcext:apply-style-name="EveryOtherRow" calcext:value="formula-is(ISEVEN(ROW()))" calcext:base-cell-address="11th.E9"/>
            <calcext:condition calcext:apply-style-name="EveryOtherRow2" calcext:value="formula-is(NOT(ISEVEN(ROW())))" calcext:base-cell-address="11th.E9"/>
          </calcext:conditional-format>
          <calcext:conditional-format calcext:target-range-address="11th.D6:11th.D6">
            <calcext:condition calcext:apply-style-name="EveryOtherRow" calcext:value="formula-is(ISEVEN(ROW()))" calcext:base-cell-address="11th.D6"/>
            <calcext:condition calcext:apply-style-name="EveryOtherRow2" calcext:value="formula-is(NOT(ISEVEN(ROW())))" calcext:base-cell-address="11th.D6"/>
          </calcext:conditional-format>
          <calcext:conditional-format calcext:target-range-address="11th.D7:11th.D7">
            <calcext:condition calcext:apply-style-name="EveryOtherRow" calcext:value="formula-is(ISEVEN(ROW()))" calcext:base-cell-address="11th.D7"/>
            <calcext:condition calcext:apply-style-name="EveryOtherRow2" calcext:value="formula-is(NOT(ISEVEN(ROW())))" calcext:base-cell-address="11th.D7"/>
          </calcext:conditional-format>
          <calcext:conditional-format calcext:target-range-address="11th.D8:11th.D8">
            <calcext:condition calcext:apply-style-name="EveryOtherRow" calcext:value="formula-is(ISEVEN(ROW()))" calcext:base-cell-address="11th.D8"/>
            <calcext:condition calcext:apply-style-name="EveryOtherRow2" calcext:value="formula-is(NOT(ISEVEN(ROW())))" calcext:base-cell-address="11th.D8"/>
          </calcext:conditional-format>
          <calcext:conditional-format calcext:target-range-address="11th.D9:11th.D9">
            <calcext:condition calcext:apply-style-name="EveryOtherRow" calcext:value="formula-is(ISEVEN(ROW()))" calcext:base-cell-address="11th.D9"/>
            <calcext:condition calcext:apply-style-name="EveryOtherRow2" calcext:value="formula-is(NOT(ISEVEN(ROW())))" calcext:base-cell-address="11th.D9"/>
          </calcext:conditional-format>
          <calcext:conditional-format calcext:target-range-address="11th.D10:11th.D10">
            <calcext:condition calcext:apply-style-name="EveryOtherRow" calcext:value="formula-is(ISEVEN(ROW()))" calcext:base-cell-address="11th.D10"/>
            <calcext:condition calcext:apply-style-name="EveryOtherRow2" calcext:value="formula-is(NOT(ISEVEN(ROW())))" calcext:base-cell-address="11th.D10"/>
          </calcext:conditional-format>
          <calcext:conditional-format calcext:target-range-address="11th.I30:11th.I30">
            <calcext:condition calcext:apply-style-name="EveryOtherRow" calcext:value="formula-is(ISEVEN(ROW()))" calcext:base-cell-address="11th.I30"/>
            <calcext:condition calcext:apply-style-name="EveryOtherRow2" calcext:value="formula-is(NOT(ISEVEN(ROW())))" calcext:base-cell-address="11th.I30"/>
          </calcext:conditional-format>
          <calcext:conditional-format calcext:target-range-address="11th.F10:11th.F10">
            <calcext:condition calcext:apply-style-name="EveryOtherRow" calcext:value="formula-is(ISEVEN(ROW()))" calcext:base-cell-address="11th.F10"/>
            <calcext:condition calcext:apply-style-name="EveryOtherRow2" calcext:value="formula-is(NOT(ISEVEN(ROW())))" calcext:base-cell-address="11th.F10"/>
          </calcext:conditional-format>
          <calcext:conditional-format calcext:target-range-address="11th.E5:11th.E5">
            <calcext:condition calcext:apply-style-name="EveryOtherRow" calcext:value="formula-is(ISEVEN(ROW()))" calcext:base-cell-address="11th.E5"/>
            <calcext:condition calcext:apply-style-name="EveryOtherRow2" calcext:value="formula-is(NOT(ISEVEN(ROW())))" calcext:base-cell-address="11th.E5"/>
          </calcext:conditional-format>
          <calcext:conditional-format calcext:target-range-address="11th.D5:11th.D5">
            <calcext:condition calcext:apply-style-name="EveryOtherRow" calcext:value="formula-is(ISEVEN(ROW()))" calcext:base-cell-address="11th.D5"/>
            <calcext:condition calcext:apply-style-name="EveryOtherRow2" calcext:value="formula-is(NOT(ISEVEN(ROW())))" calcext:base-cell-address="11th.D5"/>
          </calcext:conditional-format>
          <calcext:conditional-format calcext:target-range-address="11th.D16:11th.D16">
            <calcext:condition calcext:apply-style-name="Failing" calcext:value="&lt;0.6" calcext:base-cell-address="11th.D16"/>
          </calcext:conditional-format>
          <calcext:conditional-format calcext:target-range-address="11th.D35:11th.D35">
            <calcext:condition calcext:apply-style-name="Failing" calcext:value="&lt;0.6" calcext:base-cell-address="11th.D35"/>
          </calcext:conditional-format>
          <calcext:conditional-format calcext:target-range-address="11th.D69:11th.D69">
            <calcext:condition calcext:apply-style-name="Failing" calcext:value="&lt;0.6" calcext:base-cell-address="11th.D69"/>
          </calcext:conditional-format>
          <calcext:conditional-format calcext:target-range-address="11th.F11:11th.F12">
            <calcext:condition calcext:apply-style-name="EveryOtherRow" calcext:value="formula-is(ISEVEN(ROW()))" calcext:base-cell-address="11th.F11"/>
            <calcext:condition calcext:apply-style-name="EveryOtherRow2" calcext:value="formula-is(NOT(ISEVEN(ROW())))" calcext:base-cell-address="11th.F11"/>
          </calcext:conditional-format>
          <calcext:conditional-format calcext:target-range-address="11th.G11:11th.G11">
            <calcext:condition calcext:apply-style-name="EveryOtherRow" calcext:value="formula-is(ISEVEN(ROW()))" calcext:base-cell-address="11th.G11"/>
            <calcext:condition calcext:apply-style-name="EveryOtherRow2" calcext:value="formula-is(NOT(ISEVEN(ROW())))" calcext:base-cell-address="11th.G11"/>
          </calcext:conditional-format>
          <calcext:conditional-format calcext:target-range-address="11th.H11:11th.H11">
            <calcext:condition calcext:apply-style-name="EveryOtherRow" calcext:value="formula-is(ISEVEN(ROW()))" calcext:base-cell-address="11th.H11"/>
            <calcext:condition calcext:apply-style-name="EveryOtherRow2" calcext:value="formula-is(NOT(ISEVEN(ROW())))" calcext:base-cell-address="11th.H11"/>
          </calcext:conditional-format>
          <calcext:conditional-format calcext:target-range-address="11th.I11:11th.I11">
            <calcext:condition calcext:apply-style-name="EveryOtherRow" calcext:value="formula-is(ISEVEN(ROW()))" calcext:base-cell-address="11th.I11"/>
            <calcext:condition calcext:apply-style-name="EveryOtherRow2" calcext:value="formula-is(NOT(ISEVEN(ROW())))" calcext:base-cell-address="11th.I11"/>
          </calcext:conditional-format>
          <calcext:conditional-format calcext:target-range-address="11th.J11:11th.J11">
            <calcext:condition calcext:apply-style-name="EveryOtherRow" calcext:value="formula-is(ISEVEN(ROW()))" calcext:base-cell-address="11th.J11"/>
            <calcext:condition calcext:apply-style-name="EveryOtherRow2" calcext:value="formula-is(NOT(ISEVEN(ROW())))" calcext:base-cell-address="11th.J11"/>
          </calcext:conditional-format>
          <calcext:conditional-format calcext:target-range-address="11th.K11:11th.K11">
            <calcext:condition calcext:apply-style-name="EveryOtherRow" calcext:value="formula-is(ISEVEN(ROW()))" calcext:base-cell-address="11th.K11"/>
            <calcext:condition calcext:apply-style-name="EveryOtherRow2" calcext:value="formula-is(NOT(ISEVEN(ROW())))" calcext:base-cell-address="11th.K11"/>
          </calcext:conditional-format>
          <calcext:conditional-format calcext:target-range-address="11th.L11:11th.L11">
            <calcext:condition calcext:apply-style-name="EveryOtherRow" calcext:value="formula-is(ISEVEN(ROW()))" calcext:base-cell-address="11th.L11"/>
            <calcext:condition calcext:apply-style-name="EveryOtherRow2" calcext:value="formula-is(NOT(ISEVEN(ROW())))" calcext:base-cell-address="11th.L11"/>
          </calcext:conditional-format>
          <calcext:conditional-format calcext:target-range-address="11th.M11:11th.M11">
            <calcext:condition calcext:apply-style-name="EveryOtherRow" calcext:value="formula-is(ISEVEN(ROW()))" calcext:base-cell-address="11th.M11"/>
            <calcext:condition calcext:apply-style-name="EveryOtherRow2" calcext:value="formula-is(NOT(ISEVEN(ROW())))" calcext:base-cell-address="11th.M11"/>
          </calcext:conditional-format>
          <calcext:conditional-format calcext:target-range-address="11th.N11:11th.N11">
            <calcext:condition calcext:apply-style-name="EveryOtherRow" calcext:value="formula-is(ISEVEN(ROW()))" calcext:base-cell-address="11th.N11"/>
            <calcext:condition calcext:apply-style-name="EveryOtherRow2" calcext:value="formula-is(NOT(ISEVEN(ROW())))" calcext:base-cell-address="11th.N11"/>
          </calcext:conditional-format>
          <calcext:conditional-format calcext:target-range-address="11th.O11:11th.O11">
            <calcext:condition calcext:apply-style-name="EveryOtherRow" calcext:value="formula-is(ISEVEN(ROW()))" calcext:base-cell-address="11th.O11"/>
            <calcext:condition calcext:apply-style-name="EveryOtherRow2" calcext:value="formula-is(NOT(ISEVEN(ROW())))" calcext:base-cell-address="11th.O11"/>
          </calcext:conditional-format>
          <calcext:conditional-format calcext:target-range-address="11th.P11:11th.P11">
            <calcext:condition calcext:apply-style-name="EveryOtherRow" calcext:value="formula-is(ISEVEN(ROW()))" calcext:base-cell-address="11th.P11"/>
            <calcext:condition calcext:apply-style-name="EveryOtherRow2" calcext:value="formula-is(NOT(ISEVEN(ROW())))" calcext:base-cell-address="11th.P11"/>
          </calcext:conditional-format>
          <calcext:conditional-format calcext:target-range-address="11th.Q11:11th.Q11">
            <calcext:condition calcext:apply-style-name="EveryOtherRow" calcext:value="formula-is(ISEVEN(ROW()))" calcext:base-cell-address="11th.Q11"/>
            <calcext:condition calcext:apply-style-name="EveryOtherRow2" calcext:value="formula-is(NOT(ISEVEN(ROW())))" calcext:base-cell-address="11th.Q11"/>
          </calcext:conditional-format>
          <calcext:conditional-format calcext:target-range-address="11th.E12:11th.E12">
            <calcext:condition calcext:apply-style-name="EveryOtherRow" calcext:value="formula-is(ISEVEN(ROW()))" calcext:base-cell-address="11th.E12"/>
            <calcext:condition calcext:apply-style-name="EveryOtherRow2" calcext:value="formula-is(NOT(ISEVEN(ROW())))" calcext:base-cell-address="11th.E12"/>
          </calcext:conditional-format>
          <calcext:conditional-format calcext:target-range-address="11th.D12:11th.D12">
            <calcext:condition calcext:apply-style-name="EveryOtherRow" calcext:value="formula-is(ISEVEN(ROW()))" calcext:base-cell-address="11th.D12"/>
            <calcext:condition calcext:apply-style-name="EveryOtherRow2" calcext:value="formula-is(NOT(ISEVEN(ROW())))" calcext:base-cell-address="11th.D12"/>
          </calcext:conditional-format>
          <calcext:conditional-format calcext:target-range-address="11th.G12:11th.G12">
            <calcext:condition calcext:apply-style-name="EveryOtherRow" calcext:value="formula-is(ISEVEN(ROW()))" calcext:base-cell-address="11th.G12"/>
            <calcext:condition calcext:apply-style-name="EveryOtherRow2" calcext:value="formula-is(NOT(ISEVEN(ROW())))" calcext:base-cell-address="11th.G12"/>
          </calcext:conditional-format>
          <calcext:conditional-format calcext:target-range-address="11th.H12:11th.H12">
            <calcext:condition calcext:apply-style-name="EveryOtherRow" calcext:value="formula-is(ISEVEN(ROW()))" calcext:base-cell-address="11th.H12"/>
            <calcext:condition calcext:apply-style-name="EveryOtherRow2" calcext:value="formula-is(NOT(ISEVEN(ROW())))" calcext:base-cell-address="11th.H12"/>
          </calcext:conditional-format>
          <calcext:conditional-format calcext:target-range-address="11th.I12:11th.I12">
            <calcext:condition calcext:apply-style-name="EveryOtherRow" calcext:value="formula-is(ISEVEN(ROW()))" calcext:base-cell-address="11th.I12"/>
            <calcext:condition calcext:apply-style-name="EveryOtherRow2" calcext:value="formula-is(NOT(ISEVEN(ROW())))" calcext:base-cell-address="11th.I12"/>
          </calcext:conditional-format>
          <calcext:conditional-format calcext:target-range-address="11th.D30:11th.E30">
            <calcext:condition calcext:apply-style-name="EveryOtherRow" calcext:value="formula-is(ISEVEN(ROW()))" calcext:base-cell-address="11th.D30"/>
            <calcext:condition calcext:apply-style-name="EveryOtherRow2" calcext:value="formula-is(NOT(ISEVEN(ROW())))" calcext:base-cell-address="11th.D30"/>
          </calcext:conditional-format>
          <calcext:conditional-format calcext:target-range-address="11th.F69:11th.F69">
            <calcext:condition calcext:apply-style-name="Failing" calcext:value="&lt;0.6" calcext:base-cell-address="11th.F69"/>
          </calcext:conditional-format>
          <calcext:conditional-format calcext:target-range-address="11th.G69:11th.G69">
            <calcext:condition calcext:apply-style-name="Failing" calcext:value="&lt;0.6" calcext:base-cell-address="11th.G69"/>
          </calcext:conditional-format>
          <calcext:conditional-format calcext:target-range-address="11th.H69:11th.H69">
            <calcext:condition calcext:apply-style-name="Failing" calcext:value="&lt;0.6" calcext:base-cell-address="11th.H69"/>
          </calcext:conditional-format>
          <calcext:conditional-format calcext:target-range-address="11th.I69:11th.I69">
            <calcext:condition calcext:apply-style-name="Failing" calcext:value="&lt;0.6" calcext:base-cell-address="11th.I69"/>
          </calcext:conditional-format>
          <calcext:conditional-format calcext:target-range-address="11th.J69:11th.J69">
            <calcext:condition calcext:apply-style-name="Failing" calcext:value="&lt;0.6" calcext:base-cell-address="11th.J69"/>
          </calcext:conditional-format>
          <calcext:conditional-format calcext:target-range-address="11th.K69:11th.K69">
            <calcext:condition calcext:apply-style-name="Failing" calcext:value="&lt;0.6" calcext:base-cell-address="11th.K69"/>
          </calcext:conditional-format>
          <calcext:conditional-format calcext:target-range-address="11th.L69:11th.L69">
            <calcext:condition calcext:apply-style-name="Failing" calcext:value="&lt;0.6" calcext:base-cell-address="11th.L69"/>
          </calcext:conditional-format>
          <calcext:conditional-format calcext:target-range-address="11th.M69:11th.M69">
            <calcext:condition calcext:apply-style-name="Failing" calcext:value="&lt;0.6" calcext:base-cell-address="11th.M69"/>
          </calcext:conditional-format>
          <calcext:conditional-format calcext:target-range-address="11th.N69:11th.N69">
            <calcext:condition calcext:apply-style-name="Failing" calcext:value="&lt;0.6" calcext:base-cell-address="11th.N69"/>
          </calcext:conditional-format>
          <calcext:conditional-format calcext:target-range-address="11th.O69:11th.O69">
            <calcext:condition calcext:apply-style-name="Failing" calcext:value="&lt;0.6" calcext:base-cell-address="11th.O69"/>
          </calcext:conditional-format>
          <calcext:conditional-format calcext:target-range-address="11th.P69:11th.P69">
            <calcext:condition calcext:apply-style-name="Failing" calcext:value="&lt;0.6" calcext:base-cell-address="11th.P69"/>
          </calcext:conditional-format>
          <calcext:conditional-format calcext:target-range-address="11th.Q69:11th.Q69">
            <calcext:condition calcext:apply-style-name="Failing" calcext:value="&lt;0.6" calcext:base-cell-address="11th.Q69"/>
          </calcext:conditional-format>
          <calcext:conditional-format calcext:target-range-address="11th.R69:11th.R69">
            <calcext:condition calcext:apply-style-name="Failing" calcext:value="&lt;0.6" calcext:base-cell-address="11th.R69"/>
          </calcext:conditional-format>
          <calcext:conditional-format calcext:target-range-address="11th.S69:11th.S69">
            <calcext:condition calcext:apply-style-name="Failing" calcext:value="&lt;0.6" calcext:base-cell-address="11th.S69"/>
          </calcext:conditional-format>
          <calcext:conditional-format calcext:target-range-address="11th.T69:11th.T69">
            <calcext:condition calcext:apply-style-name="Failing" calcext:value="&lt;0.6" calcext:base-cell-address="11th.T69"/>
          </calcext:conditional-format>
          <calcext:conditional-format calcext:target-range-address="11th.U69:11th.U69">
            <calcext:condition calcext:apply-style-name="Failing" calcext:value="&lt;0.6" calcext:base-cell-address="11th.U69"/>
          </calcext:conditional-format>
          <calcext:conditional-format calcext:target-range-address="11th.V69:11th.V69">
            <calcext:condition calcext:apply-style-name="Failing" calcext:value="&lt;0.6" calcext:base-cell-address="11th.V69"/>
          </calcext:conditional-format>
          <calcext:conditional-format calcext:target-range-address="11th.W69:11th.W69">
            <calcext:condition calcext:apply-style-name="Failing" calcext:value="&lt;0.6" calcext:base-cell-address="11th.W69"/>
          </calcext:conditional-format>
          <calcext:conditional-format calcext:target-range-address="11th.X69:11th.X69">
            <calcext:condition calcext:apply-style-name="Failing" calcext:value="&lt;0.6" calcext:base-cell-address="11th.X69"/>
          </calcext:conditional-format>
          <calcext:conditional-format calcext:target-range-address="11th.Y69:11th.Y69">
            <calcext:condition calcext:apply-style-name="Failing" calcext:value="&lt;0.6" calcext:base-cell-address="11th.Y69"/>
          </calcext:conditional-format>
          <calcext:conditional-format calcext:target-range-address="11th.Z69:11th.Z69">
            <calcext:condition calcext:apply-style-name="Failing" calcext:value="&lt;0.6" calcext:base-cell-address="11th.Z69"/>
          </calcext:conditional-format>
          <calcext:conditional-format calcext:target-range-address="11th.AA69:11th.AA69">
            <calcext:condition calcext:apply-style-name="Failing" calcext:value="&lt;0.6" calcext:base-cell-address="11th.AA69"/>
          </calcext:conditional-format>
          <calcext:conditional-format calcext:target-range-address="11th.AB69:11th.AB69">
            <calcext:condition calcext:apply-style-name="Failing" calcext:value="&lt;0.6" calcext:base-cell-address="11th.AB69"/>
          </calcext:conditional-format>
          <calcext:conditional-format calcext:target-range-address="11th.AC69:11th.AC69">
            <calcext:condition calcext:apply-style-name="Failing" calcext:value="&lt;0.6" calcext:base-cell-address="11th.AC69"/>
          </calcext:conditional-format>
          <calcext:conditional-format calcext:target-range-address="11th.AD69:11th.AD69">
            <calcext:condition calcext:apply-style-name="Failing" calcext:value="&lt;0.6" calcext:base-cell-address="11th.AD69"/>
          </calcext:conditional-format>
          <calcext:conditional-format calcext:target-range-address="11th.AE69:11th.AE69">
            <calcext:condition calcext:apply-style-name="Failing" calcext:value="&lt;0.6" calcext:base-cell-address="11th.AE69"/>
          </calcext:conditional-format>
          <calcext:conditional-format calcext:target-range-address="11th.AF69:11th.AF69">
            <calcext:condition calcext:apply-style-name="Failing" calcext:value="&lt;0.6" calcext:base-cell-address="11th.AF69"/>
          </calcext:conditional-format>
          <calcext:conditional-format calcext:target-range-address="11th.AG69:11th.AG69">
            <calcext:condition calcext:apply-style-name="Failing" calcext:value="&lt;0.6" calcext:base-cell-address="11th.AG69"/>
          </calcext:conditional-format>
          <calcext:conditional-format calcext:target-range-address="11th.AH69:11th.AH69">
            <calcext:condition calcext:apply-style-name="Failing" calcext:value="&lt;0.6" calcext:base-cell-address="11th.AH69"/>
          </calcext:conditional-format>
          <calcext:conditional-format calcext:target-range-address="11th.AI69:11th.AI69">
            <calcext:condition calcext:apply-style-name="Failing" calcext:value="&lt;0.6" calcext:base-cell-address="11th.AI69"/>
          </calcext:conditional-format>
          <calcext:conditional-format calcext:target-range-address="11th.AJ69:11th.AJ69">
            <calcext:condition calcext:apply-style-name="Failing" calcext:value="&lt;0.6" calcext:base-cell-address="11th.AJ69"/>
          </calcext:conditional-format>
          <calcext:conditional-format calcext:target-range-address="11th.G4:11th.G4">
            <calcext:condition calcext:apply-style-name="EveryOtherRow" calcext:value="formula-is(ISEVEN(ROW()))" calcext:base-cell-address="11th.G4"/>
            <calcext:condition calcext:apply-style-name="EveryOtherRow2" calcext:value="formula-is(NOT(ISEVEN(ROW())))" calcext:base-cell-address="11th.G4"/>
          </calcext:conditional-format>
          <calcext:conditional-format calcext:target-range-address="11th.H4:11th.H4">
            <calcext:condition calcext:apply-style-name="EveryOtherRow" calcext:value="formula-is(ISEVEN(ROW()))" calcext:base-cell-address="11th.H4"/>
            <calcext:condition calcext:apply-style-name="EveryOtherRow2" calcext:value="formula-is(NOT(ISEVEN(ROW())))" calcext:base-cell-address="11th.H4"/>
          </calcext:conditional-format>
          <calcext:conditional-format calcext:target-range-address="11th.I4:11th.I4">
            <calcext:condition calcext:apply-style-name="EveryOtherRow" calcext:value="formula-is(ISEVEN(ROW()))" calcext:base-cell-address="11th.I4"/>
            <calcext:condition calcext:apply-style-name="EveryOtherRow2" calcext:value="formula-is(NOT(ISEVEN(ROW())))" calcext:base-cell-address="11th.I4"/>
          </calcext:conditional-format>
          <calcext:conditional-format calcext:target-range-address="11th.J4:11th.J4">
            <calcext:condition calcext:apply-style-name="EveryOtherRow" calcext:value="formula-is(ISEVEN(ROW()))" calcext:base-cell-address="11th.J4"/>
            <calcext:condition calcext:apply-style-name="EveryOtherRow2" calcext:value="formula-is(NOT(ISEVEN(ROW())))" calcext:base-cell-address="11th.J4"/>
          </calcext:conditional-format>
          <calcext:conditional-format calcext:target-range-address="11th.K4:11th.K4">
            <calcext:condition calcext:apply-style-name="EveryOtherRow" calcext:value="formula-is(ISEVEN(ROW()))" calcext:base-cell-address="11th.K4"/>
            <calcext:condition calcext:apply-style-name="EveryOtherRow2" calcext:value="formula-is(NOT(ISEVEN(ROW())))" calcext:base-cell-address="11th.K4"/>
          </calcext:conditional-format>
          <calcext:conditional-format calcext:target-range-address="11th.L4:11th.L4">
            <calcext:condition calcext:apply-style-name="EveryOtherRow" calcext:value="formula-is(ISEVEN(ROW()))" calcext:base-cell-address="11th.L4"/>
            <calcext:condition calcext:apply-style-name="EveryOtherRow2" calcext:value="formula-is(NOT(ISEVEN(ROW())))" calcext:base-cell-address="11th.L4"/>
          </calcext:conditional-format>
          <calcext:conditional-format calcext:target-range-address="11th.M4:11th.M4">
            <calcext:condition calcext:apply-style-name="EveryOtherRow" calcext:value="formula-is(ISEVEN(ROW()))" calcext:base-cell-address="11th.M4"/>
            <calcext:condition calcext:apply-style-name="EveryOtherRow2" calcext:value="formula-is(NOT(ISEVEN(ROW())))" calcext:base-cell-address="11th.M4"/>
          </calcext:conditional-format>
          <calcext:conditional-format calcext:target-range-address="11th.N4:11th.N4">
            <calcext:condition calcext:apply-style-name="EveryOtherRow" calcext:value="formula-is(ISEVEN(ROW()))" calcext:base-cell-address="11th.N4"/>
            <calcext:condition calcext:apply-style-name="EveryOtherRow2" calcext:value="formula-is(NOT(ISEVEN(ROW())))" calcext:base-cell-address="11th.N4"/>
          </calcext:conditional-format>
          <calcext:conditional-format calcext:target-range-address="11th.O4:11th.O4">
            <calcext:condition calcext:apply-style-name="EveryOtherRow" calcext:value="formula-is(ISEVEN(ROW()))" calcext:base-cell-address="11th.O4"/>
            <calcext:condition calcext:apply-style-name="EveryOtherRow2" calcext:value="formula-is(NOT(ISEVEN(ROW())))" calcext:base-cell-address="11th.O4"/>
          </calcext:conditional-format>
          <calcext:conditional-format calcext:target-range-address="11th.P4:11th.P4">
            <calcext:condition calcext:apply-style-name="EveryOtherRow" calcext:value="formula-is(ISEVEN(ROW()))" calcext:base-cell-address="11th.P4"/>
            <calcext:condition calcext:apply-style-name="EveryOtherRow2" calcext:value="formula-is(NOT(ISEVEN(ROW())))" calcext:base-cell-address="11th.P4"/>
          </calcext:conditional-format>
          <calcext:conditional-format calcext:target-range-address="11th.Q4:11th.Q4">
            <calcext:condition calcext:apply-style-name="EveryOtherRow" calcext:value="formula-is(ISEVEN(ROW()))" calcext:base-cell-address="11th.Q4"/>
            <calcext:condition calcext:apply-style-name="EveryOtherRow2" calcext:value="formula-is(NOT(ISEVEN(ROW())))" calcext:base-cell-address="11th.Q4"/>
          </calcext:conditional-format>
          <calcext:conditional-format calcext:target-range-address="11th.I6:11th.K6">
            <calcext:condition calcext:apply-style-name="EveryOtherRow" calcext:value="formula-is(ISEVEN(ROW()))" calcext:base-cell-address="11th.I6"/>
            <calcext:condition calcext:apply-style-name="EveryOtherRow2" calcext:value="formula-is(NOT(ISEVEN(ROW())))" calcext:base-cell-address="11th.I6"/>
          </calcext:conditional-format>
          <calcext:conditional-format calcext:target-range-address="11th.L6:11th.N6">
            <calcext:condition calcext:apply-style-name="EveryOtherRow" calcext:value="formula-is(ISEVEN(ROW()))" calcext:base-cell-address="11th.L6"/>
            <calcext:condition calcext:apply-style-name="EveryOtherRow2" calcext:value="formula-is(NOT(ISEVEN(ROW())))" calcext:base-cell-address="11th.L6"/>
          </calcext:conditional-format>
          <calcext:conditional-format calcext:target-range-address="11th.O6:11th.Q6">
            <calcext:condition calcext:apply-style-name="EveryOtherRow" calcext:value="formula-is(ISEVEN(ROW()))" calcext:base-cell-address="11th.O6"/>
            <calcext:condition calcext:apply-style-name="EveryOtherRow2" calcext:value="formula-is(NOT(ISEVEN(ROW())))" calcext:base-cell-address="11th.O6"/>
          </calcext:conditional-format>
          <calcext:conditional-format calcext:target-range-address="11th.J8:11th.M8">
            <calcext:condition calcext:apply-style-name="EveryOtherRow" calcext:value="formula-is(ISEVEN(ROW()))" calcext:base-cell-address="11th.J8"/>
            <calcext:condition calcext:apply-style-name="EveryOtherRow2" calcext:value="formula-is(NOT(ISEVEN(ROW())))" calcext:base-cell-address="11th.J8"/>
          </calcext:conditional-format>
          <calcext:conditional-format calcext:target-range-address="11th.N8:11th.Q8">
            <calcext:condition calcext:apply-style-name="EveryOtherRow" calcext:value="formula-is(ISEVEN(ROW()))" calcext:base-cell-address="11th.N8"/>
            <calcext:condition calcext:apply-style-name="EveryOtherRow2" calcext:value="formula-is(NOT(ISEVEN(ROW())))" calcext:base-cell-address="11th.N8"/>
          </calcext:conditional-format>
          <calcext:conditional-format calcext:target-range-address="11th.J19:11th.M19">
            <calcext:condition calcext:apply-style-name="EveryOtherRow" calcext:value="formula-is(ISEVEN(ROW()))" calcext:base-cell-address="11th.J19"/>
            <calcext:condition calcext:apply-style-name="EveryOtherRow2" calcext:value="formula-is(NOT(ISEVEN(ROW())))" calcext:base-cell-address="11th.J19"/>
          </calcext:conditional-format>
          <calcext:conditional-format calcext:target-range-address="11th.N19:11th.Q19">
            <calcext:condition calcext:apply-style-name="EveryOtherRow" calcext:value="formula-is(ISEVEN(ROW()))" calcext:base-cell-address="11th.N19"/>
            <calcext:condition calcext:apply-style-name="EveryOtherRow2" calcext:value="formula-is(NOT(ISEVEN(ROW())))" calcext:base-cell-address="11th.N19"/>
          </calcext:conditional-format>
          <calcext:conditional-format calcext:target-range-address="11th.K20:11th.O20">
            <calcext:condition calcext:apply-style-name="EveryOtherRow" calcext:value="formula-is(ISEVEN(ROW()))" calcext:base-cell-address="11th.K20"/>
            <calcext:condition calcext:apply-style-name="EveryOtherRow2" calcext:value="formula-is(NOT(ISEVEN(ROW())))" calcext:base-cell-address="11th.K20"/>
          </calcext:conditional-format>
          <calcext:conditional-format calcext:target-range-address="11th.J21:11th.M21">
            <calcext:condition calcext:apply-style-name="EveryOtherRow" calcext:value="formula-is(ISEVEN(ROW()))" calcext:base-cell-address="11th.J21"/>
            <calcext:condition calcext:apply-style-name="EveryOtherRow2" calcext:value="formula-is(NOT(ISEVEN(ROW())))" calcext:base-cell-address="11th.J21"/>
          </calcext:conditional-format>
          <calcext:conditional-format calcext:target-range-address="11th.N21:11th.Q21">
            <calcext:condition calcext:apply-style-name="EveryOtherRow" calcext:value="formula-is(ISEVEN(ROW()))" calcext:base-cell-address="11th.N21"/>
            <calcext:condition calcext:apply-style-name="EveryOtherRow2" calcext:value="formula-is(NOT(ISEVEN(ROW())))" calcext:base-cell-address="11th.N21"/>
          </calcext:conditional-format>
          <calcext:conditional-format calcext:target-range-address="11th.J12:11th.J12">
            <calcext:condition calcext:apply-style-name="EveryOtherRow" calcext:value="formula-is(ISEVEN(ROW()))" calcext:base-cell-address="11th.J12"/>
            <calcext:condition calcext:apply-style-name="EveryOtherRow2" calcext:value="formula-is(NOT(ISEVEN(ROW())))" calcext:base-cell-address="11th.J12"/>
          </calcext:conditional-format>
          <calcext:conditional-format calcext:target-range-address="11th.K12:11th.K12">
            <calcext:condition calcext:apply-style-name="EveryOtherRow" calcext:value="formula-is(ISEVEN(ROW()))" calcext:base-cell-address="11th.K12"/>
            <calcext:condition calcext:apply-style-name="EveryOtherRow2" calcext:value="formula-is(NOT(ISEVEN(ROW())))" calcext:base-cell-address="11th.K12"/>
          </calcext:conditional-format>
          <calcext:conditional-format calcext:target-range-address="11th.L12:11th.L12">
            <calcext:condition calcext:apply-style-name="EveryOtherRow" calcext:value="formula-is(ISEVEN(ROW()))" calcext:base-cell-address="11th.L12"/>
            <calcext:condition calcext:apply-style-name="EveryOtherRow2" calcext:value="formula-is(NOT(ISEVEN(ROW())))" calcext:base-cell-address="11th.L12"/>
          </calcext:conditional-format>
          <calcext:conditional-format calcext:target-range-address="11th.M12:11th.M12">
            <calcext:condition calcext:apply-style-name="EveryOtherRow" calcext:value="formula-is(ISEVEN(ROW()))" calcext:base-cell-address="11th.M12"/>
            <calcext:condition calcext:apply-style-name="EveryOtherRow2" calcext:value="formula-is(NOT(ISEVEN(ROW())))" calcext:base-cell-address="11th.M12"/>
          </calcext:conditional-format>
          <calcext:conditional-format calcext:target-range-address="11th.N12:11th.N12">
            <calcext:condition calcext:apply-style-name="EveryOtherRow" calcext:value="formula-is(ISEVEN(ROW()))" calcext:base-cell-address="11th.N12"/>
            <calcext:condition calcext:apply-style-name="EveryOtherRow2" calcext:value="formula-is(NOT(ISEVEN(ROW())))" calcext:base-cell-address="11th.N12"/>
          </calcext:conditional-format>
          <calcext:conditional-format calcext:target-range-address="11th.O12:11th.O12">
            <calcext:condition calcext:apply-style-name="EveryOtherRow" calcext:value="formula-is(ISEVEN(ROW()))" calcext:base-cell-address="11th.O12"/>
            <calcext:condition calcext:apply-style-name="EveryOtherRow2" calcext:value="formula-is(NOT(ISEVEN(ROW())))" calcext:base-cell-address="11th.O12"/>
          </calcext:conditional-format>
          <calcext:conditional-format calcext:target-range-address="11th.P12:11th.P12">
            <calcext:condition calcext:apply-style-name="EveryOtherRow" calcext:value="formula-is(ISEVEN(ROW()))" calcext:base-cell-address="11th.P12"/>
            <calcext:condition calcext:apply-style-name="EveryOtherRow2" calcext:value="formula-is(NOT(ISEVEN(ROW())))" calcext:base-cell-address="11th.P12"/>
          </calcext:conditional-format>
          <calcext:conditional-format calcext:target-range-address="11th.Q12:11th.Q12">
            <calcext:condition calcext:apply-style-name="EveryOtherRow" calcext:value="formula-is(ISEVEN(ROW()))" calcext:base-cell-address="11th.Q12"/>
            <calcext:condition calcext:apply-style-name="EveryOtherRow2" calcext:value="formula-is(NOT(ISEVEN(ROW())))" calcext:base-cell-address="11th.Q12"/>
          </calcext:conditional-format>
        </calcext:conditional-formats>
      </table:table>
      <table:table table:name="8th" table:style-name="ta3"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number-columns-repeated="2" table:default-cell-style-name="ce674"/>
        <table:table-column table:style-name="co4" table:number-columns-repeated="29" table:default-cell-style-name="ce646"/>
        <table:table-column table:style-name="co5" table:number-columns-repeated="988" table:default-cell-style-name="ce646"/>
        <table:table-row table:style-name="ro1">
          <table:table-cell table:style-name="ce646"/>
          <table:table-cell table:style-name="ce652" office:value-type="string" calcext:value-type="string">
            <text:p>Quater 1/8th/Math/2016-2017</text:p>
          </table:table-cell>
          <table:table-cell table:style-name="ce646" table:number-columns-repeated="3"/>
          <table:table-cell table:style-name="ce678"/>
          <table:table-cell table:style-name="ce675" table:number-columns-repeated="10"/>
          <table:table-cell table:style-name="ce678"/>
          <table:table-cell table:number-columns-repeated="1007"/>
        </table:table-row>
        <table:table-row table:style-name="ro2">
          <table:table-cell table:style-name="ce819" office:value-type="string" calcext:value-type="string">
            <text:p>Date Due</text:p>
          </table:table-cell>
          <table:table-cell table:style-name="ce821"/>
          <table:table-cell table:style-name="ce823" office:value-type="string" calcext:value-type="string">
            <text:p>Points Possible for Each Assignment</text:p>
          </table:table-cell>
          <table:table-cell table:style-name="ce823" office:value-type="string" calcext:value-type="string">
            <text:p>Average (non-zero)</text:p>
          </table:table-cell>
          <table:table-cell table:style-name="ce823" office:value-type="string" calcext:value-type="string">
            <text:p>Stdev (non-zero)</text:p>
          </table:table-cell>
          <table:table-cell table:style-name="ce834" office:value-type="string" calcext:value-type="string">
            <text:p>Last, First1</text:p>
          </table:table-cell>
          <table:table-cell table:style-name="ce834" office:value-type="string" calcext:value-type="string">
            <text:p>Last, First2</text:p>
          </table:table-cell>
          <table:table-cell table:style-name="ce834" office:value-type="string" calcext:value-type="string">
            <text:p>Last, First3</text:p>
          </table:table-cell>
          <table:table-cell table:style-name="ce834" office:value-type="string" calcext:value-type="string">
            <text:p>Last, First4</text:p>
          </table:table-cell>
          <table:table-cell table:style-name="ce834" office:value-type="string" calcext:value-type="string">
            <text:p>Last, First5</text:p>
          </table:table-cell>
          <table:table-cell table:style-name="ce834" office:value-type="string" calcext:value-type="string">
            <text:p>Last, First6</text:p>
          </table:table-cell>
          <table:table-cell table:style-name="ce834" office:value-type="string" calcext:value-type="string">
            <text:p>Last, First7</text:p>
          </table:table-cell>
          <table:table-cell table:style-name="ce834" office:value-type="string" calcext:value-type="string">
            <text:p>Last, First8</text:p>
          </table:table-cell>
          <table:table-cell table:style-name="ce834" office:value-type="string" calcext:value-type="string">
            <text:p>Last, First9</text:p>
          </table:table-cell>
          <table:table-cell table:style-name="ce834" office:value-type="string" calcext:value-type="string">
            <text:p>Last, First10</text:p>
          </table:table-cell>
          <table:table-cell table:style-name="ce834" office:value-type="string" calcext:value-type="string">
            <text:p>Last, First11</text:p>
          </table:table-cell>
          <table:table-cell table:style-name="ce834" office:value-type="string" calcext:value-type="string">
            <text:p>Last, First12</text:p>
          </table:table-cell>
          <table:table-cell table:style-name="ce834" office:value-type="string" calcext:value-type="string">
            <text:p>Last, First13</text:p>
          </table:table-cell>
          <table:table-cell table:style-name="ce823" office:value-type="string" calcext:value-type="string">
            <text:p>Last, First14</text:p>
          </table:table-cell>
          <table:table-cell table:style-name="ce823" office:value-type="string" calcext:value-type="string">
            <text:p>Student Name14</text:p>
          </table:table-cell>
          <table:table-cell table:style-name="ce823" office:value-type="string" calcext:value-type="string">
            <text:p>Student Name15</text:p>
          </table:table-cell>
          <table:table-cell table:style-name="ce823" office:value-type="string" calcext:value-type="string">
            <text:p>Student Name16</text:p>
          </table:table-cell>
          <table:table-cell table:style-name="ce823" office:value-type="string" calcext:value-type="string">
            <text:p>Student Name17</text:p>
          </table:table-cell>
          <table:table-cell table:style-name="ce823" office:value-type="string" calcext:value-type="string">
            <text:p>Student Name18</text:p>
          </table:table-cell>
          <table:table-cell table:style-name="ce823" office:value-type="string" calcext:value-type="string">
            <text:p>Student Name19</text:p>
          </table:table-cell>
          <table:table-cell table:style-name="ce823" office:value-type="string" calcext:value-type="string">
            <text:p>Student Name20</text:p>
          </table:table-cell>
          <table:table-cell table:style-name="ce823" office:value-type="string" calcext:value-type="string">
            <text:p>Student Name21</text:p>
          </table:table-cell>
          <table:table-cell table:style-name="ce823" office:value-type="string" calcext:value-type="string">
            <text:p>Student Name22</text:p>
          </table:table-cell>
          <table:table-cell table:style-name="ce823" office:value-type="string" calcext:value-type="string">
            <text:p>Student Name23</text:p>
          </table:table-cell>
          <table:table-cell table:style-name="ce823" office:value-type="string" calcext:value-type="string">
            <text:p>Student Name24</text:p>
          </table:table-cell>
          <table:table-cell table:style-name="ce823" office:value-type="string" calcext:value-type="string">
            <text:p>Student Name25</text:p>
          </table:table-cell>
          <table:table-cell table:style-name="ce823" office:value-type="string" calcext:value-type="string">
            <text:p>Student Name26</text:p>
          </table:table-cell>
          <table:table-cell table:style-name="ce823" office:value-type="string" calcext:value-type="string">
            <text:p>Student Name27</text:p>
          </table:table-cell>
          <table:table-cell table:style-name="ce823" office:value-type="string" calcext:value-type="string">
            <text:p>Student Name28</text:p>
          </table:table-cell>
          <table:table-cell table:style-name="ce823" office:value-type="string" calcext:value-type="string">
            <text:p>Student Name29</text:p>
          </table:table-cell>
          <table:table-cell table:style-name="ce823" office:value-type="string" calcext:value-type="string">
            <text:p>Student Name30</text:p>
          </table:table-cell>
          <table:table-cell table:style-name="ce823" table:number-columns-repeated="988"/>
        </table:table-row>
        <table:table-row table:style-name="ro9">
          <table:table-cell table:style-name="Header"/>
          <table:table-cell table:style-name="Header" office:value-type="string" calcext:value-type="string">
            <text:p>Tests/Quizzes</text:p>
          </table:table-cell>
          <table:table-cell table:style-name="Header" table:number-columns-repeated="1022"/>
        </table:table-row>
        <table:table-row table:style-name="ro13">
          <table:table-cell table:style-name="ce167" office:value-type="date" office:date-value="2016-09-29" calcext:value-type="date">
            <text:p>9/29/2016</text:p>
          </table:table-cell>
          <table:table-cell table:style-name="ce169" office:value-type="string" calcext:value-type="string">
            <text:p>Test CH 1 Redo</text:p>
          </table:table-cell>
          <table:table-cell table:style-name="ce171" office:value-type="float" office:value="100" calcext:value-type="float">
            <text:p>100</text:p>
          </table:table-cell>
          <table:table-cell table:style-name="ce171" table:formula="of:=AVERAGEIF([.F4:.AMJ4];&quot;&lt;&gt;0&quot;)" office:value-type="float" office:value="78.2352941176471" calcext:value-type="float">
            <text:p>78.2352941176471</text:p>
          </table:table-cell>
          <table:table-cell table:style-name="ce171" table:number-matrix-columns-spanned="1" table:number-matrix-rows-spanned="1" table:formula="of:=STDEV(IF([.F4:.AMJ4]&lt;&gt;0;[.F4:.AMJ4]))" office:value-type="float" office:value="11.8166275076033" calcext:value-type="float">
            <text:p>11.8166275076033</text:p>
          </table:table-cell>
          <table:table-cell table:style-name="ce171" table:formula="of:=69/85*100" office:value-type="float" office:value="81.1764705882353" calcext:value-type="float">
            <text:p>81.1764705882353</text:p>
          </table:table-cell>
          <table:table-cell table:style-name="ce171" table:formula="of:=55/85*100" office:value-type="float" office:value="64.7058823529412" calcext:value-type="float">
            <text:p>64.7058823529412</text:p>
          </table:table-cell>
          <table:table-cell table:style-name="ce171" table:formula="of:=63/85*100" office:value-type="float" office:value="74.1176470588235" calcext:value-type="float">
            <text:p>74.1176470588235</text:p>
          </table:table-cell>
          <table:table-cell table:style-name="ce171" table:formula="of:=82/85*100" office:value-type="float" office:value="96.4705882352941" calcext:value-type="float">
            <text:p>96.4705882352941</text:p>
          </table:table-cell>
          <table:table-cell table:style-name="ce195" table:formula="of:=69/85*100" office:value-type="float" office:value="81.1764705882353" calcext:value-type="float">
            <text:p>81.1764705882353</text:p>
          </table:table-cell>
          <table:table-cell table:style-name="ce195" table:formula="of:=55/85*100" office:value-type="float" office:value="64.7058823529412" calcext:value-type="float">
            <text:p>64.7058823529412</text:p>
          </table:table-cell>
          <table:table-cell table:style-name="ce195" table:formula="of:=63/85*100" office:value-type="float" office:value="74.1176470588235" calcext:value-type="float">
            <text:p>74.1176470588235</text:p>
          </table:table-cell>
          <table:table-cell table:style-name="ce195" table:formula="of:=82/85*100" office:value-type="float" office:value="96.4705882352941" calcext:value-type="float">
            <text:p>96.4705882352941</text:p>
          </table:table-cell>
          <table:table-cell table:style-name="ce865" table:formula="of:=69/85*100" office:value-type="float" office:value="81.1764705882353" calcext:value-type="float">
            <text:p>81.1764705882353</text:p>
          </table:table-cell>
          <table:table-cell table:style-name="ce865" table:formula="of:=55/85*100" office:value-type="float" office:value="64.7058823529412" calcext:value-type="float">
            <text:p>64.7058823529412</text:p>
          </table:table-cell>
          <table:table-cell table:style-name="ce865" table:formula="of:=63/85*100" office:value-type="float" office:value="74.1176470588235" calcext:value-type="float">
            <text:p>74.1176470588235</text:p>
          </table:table-cell>
          <table:table-cell table:style-name="ce865" table:formula="of:=82/85*100" office:value-type="float" office:value="96.4705882352941" calcext:value-type="float">
            <text:p>96.4705882352941</text:p>
          </table:table-cell>
          <table:table-cell table:style-name="ce878" table:formula="of:=69/85*100" office:value-type="float" office:value="81.1764705882353" calcext:value-type="float">
            <text:p>81.1764705882353</text:p>
          </table:table-cell>
          <table:table-cell table:style-name="ce878" table:formula="of:=55/85*100" office:value-type="float" office:value="64.7058823529412" calcext:value-type="float">
            <text:p>64.7058823529412</text:p>
          </table:table-cell>
          <table:table-cell table:style-name="ce878" table:number-columns-repeated="2"/>
          <table:table-cell table:style-name="ce171" table:number-columns-repeated="16"/>
          <table:table-cell table:style-name="ce248" table:number-columns-repeated="987"/>
        </table:table-row>
        <table:table-row table:style-name="ro10">
          <table:table-cell table:style-name="ce167" office:value-type="date" office:date-value="2016-10-10" calcext:value-type="date">
            <text:p>10/10/2016</text:p>
          </table:table-cell>
          <table:table-cell table:style-name="ce169" office:value-type="string" calcext:value-type="string">
            <text:p>Corrections: Test CH 1 Redo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number-columns-repeated="2"/>
          <table:table-cell table:style-name="ce171" table:formula="of:=0/20*([.$C$4]-[.F4])/2" office:value-type="float" office:value="0" calcext:value-type="float">
            <text:p>0</text:p>
          </table:table-cell>
          <table:table-cell table:style-name="ce171" table:formula="of:=46/55*([.$C$4]-[.G4])/2" office:value-type="float" office:value="14.7593582887701" calcext:value-type="float">
            <text:p>14.7593582887701</text:p>
          </table:table-cell>
          <table:table-cell table:style-name="ce171" table:formula="of:=0/20*([.$C$4]-[.H4])/2" office:value-type="float" office:value="0" calcext:value-type="float">
            <text:p>0</text:p>
          </table:table-cell>
          <table:table-cell table:style-name="ce171" table:formula="of:=0/20*([.$C$4]-[.I4])/2" office:value-type="float" office:value="0" calcext:value-type="float">
            <text:p>0</text:p>
          </table:table-cell>
          <table:table-cell table:style-name="ce850" table:formula="of:=46/55*([.$C$4]-[.J4])/2" office:value-type="float" office:value="7.8716577540107" calcext:value-type="float">
            <text:p>7.8716577540107</text:p>
          </table:table-cell>
          <table:table-cell table:style-name="ce171" table:formula="of:=0/20*([.$C$4]-[.K4])/2" office:value-type="float" office:value="0" calcext:value-type="float">
            <text:p>0</text:p>
          </table:table-cell>
          <table:table-cell table:style-name="ce857" table:formula="of:=65/70*([.$C$4]-[.L4])/2" office:value-type="float" office:value="12.0168067226891" calcext:value-type="float">
            <text:p>12.0168067226891</text:p>
          </table:table-cell>
          <table:table-cell table:style-name="ce860" table:formula="of:=46/55*([.$C$4]-[.M4])/2" office:value-type="float" office:value="1.47593582887701" calcext:value-type="float">
            <text:p>1.47593582887701</text:p>
          </table:table-cell>
          <table:table-cell table:style-name="ce171" table:formula="of:=65/70*([.$C$4]-[.N4])/2" office:value-type="float" office:value="8.73949579831933" calcext:value-type="float">
            <text:p>8.73949579831933</text:p>
          </table:table-cell>
          <table:table-cell table:style-name="ce171" table:formula="of:=0/20*([.$C$4]-[.O4])/2" office:value-type="float" office:value="0" calcext:value-type="float">
            <text:p>0</text:p>
          </table:table-cell>
          <table:table-cell table:style-name="ce216" table:formula="of:=0/20*([.$C$4]-[.P4])/2" office:value-type="float" office:value="0" calcext:value-type="float">
            <text:p>0</text:p>
          </table:table-cell>
          <table:table-cell table:style-name="ce874" table:formula="of:=65/70*([.$C$4]-[.Q4])/2" office:value-type="float" office:value="1.63865546218487" calcext:value-type="float">
            <text:p>1.63865546218487</text:p>
          </table:table-cell>
          <table:table-cell table:style-name="ce171" table:formula="of:=0/20*([.$C$4]-[.R4])/2" office:value-type="float" office:value="0" calcext:value-type="float">
            <text:p>0</text:p>
          </table:table-cell>
          <table:table-cell table:style-name="ce171" table:formula="of:=0/20*([.$C$4]-[.S4])/2" office:value-type="float" office:value="0" calcext:value-type="float">
            <text:p>0</text:p>
          </table:table-cell>
          <table:table-cell table:style-name="ce171" table:number-columns-repeated="18"/>
          <table:table-cell table:style-name="ce248" table:number-columns-repeated="987"/>
        </table:table-row>
        <table:table-row table:style-name="ro13">
          <table:table-cell table:style-name="ce167" office:value-type="date" office:date-value="2016-10-13" calcext:value-type="date">
            <text:p>10/13/2016</text:p>
          </table:table-cell>
          <table:table-cell table:style-name="ce169" office:value-type="string" calcext:value-type="string">
            <text:p>Final Exam</text:p>
          </table:table-cell>
          <table:table-cell table:style-name="ce171" office:value-type="float" office:value="100" calcext:value-type="float">
            <text:p>100</text:p>
          </table:table-cell>
          <table:table-cell table:style-name="ce172" table:formula="of:=AVERAGEIF([.F6:.AMJ6];&quot;&lt;&gt;0&quot;)" office:value-type="float" office:value="62.6666666666667" calcext:value-type="float">
            <text:p>62.6666666666667</text:p>
          </table:table-cell>
          <table:table-cell table:style-name="ce172" table:number-matrix-columns-spanned="1" table:number-matrix-rows-spanned="1" table:formula="of:=STDEV(IF([.F6:.AMJ6]&lt;&gt;0;[.F6:.AMJ6]))" office:value-type="float" office:value="17.2819751957543" calcext:value-type="float">
            <text:p>17.2819751957543</text:p>
          </table:table-cell>
          <table:table-cell table:style-name="ce835" table:formula="of:=32/75*[.$C$6]" office:value-type="float" office:value="42.6666666666667" calcext:value-type="float">
            <text:p>42.6666666666667</text:p>
          </table:table-cell>
          <table:table-cell table:style-name="ce840" table:formula="of:=44/75*[.$C$6]" office:value-type="float" office:value="58.6666666666667" calcext:value-type="float">
            <text:p>58.6666666666667</text:p>
          </table:table-cell>
          <table:table-cell table:style-name="ce842" table:formula="of:=67/75*[.$C$6]" office:value-type="float" office:value="89.3333333333333" calcext:value-type="float">
            <text:p>89.3333333333333</text:p>
          </table:table-cell>
          <table:table-cell table:style-name="ce844" table:formula="of:=51/75*[.$C$6]" office:value-type="float" office:value="68" calcext:value-type="float">
            <text:p>68</text:p>
          </table:table-cell>
          <table:table-cell table:style-name="ce197" table:formula="of:=32/75*[.$C$6]" office:value-type="float" office:value="42.6666666666667" calcext:value-type="float">
            <text:p>42.6666666666667</text:p>
          </table:table-cell>
          <table:table-cell table:style-name="ce199" table:formula="of:=44/75*[.$C$6]" office:value-type="float" office:value="58.6666666666667" calcext:value-type="float">
            <text:p>58.6666666666667</text:p>
          </table:table-cell>
          <table:table-cell table:style-name="ce204" table:formula="of:=67/75*[.$C$6]" office:value-type="float" office:value="89.3333333333333" calcext:value-type="float">
            <text:p>89.3333333333333</text:p>
          </table:table-cell>
          <table:table-cell table:style-name="ce207" table:formula="of:=51/75*[.$C$6]" office:value-type="float" office:value="68" calcext:value-type="float">
            <text:p>68</text:p>
          </table:table-cell>
          <table:table-cell table:style-name="ce866" table:formula="of:=32/75*[.$C$6]" office:value-type="float" office:value="42.6666666666667" calcext:value-type="float">
            <text:p>42.6666666666667</text:p>
          </table:table-cell>
          <table:table-cell table:style-name="ce868" table:formula="of:=44/75*[.$C$6]" office:value-type="float" office:value="58.6666666666667" calcext:value-type="float">
            <text:p>58.6666666666667</text:p>
          </table:table-cell>
          <table:table-cell table:style-name="ce871" table:formula="of:=67/75*[.$C$6]" office:value-type="float" office:value="89.3333333333333" calcext:value-type="float">
            <text:p>89.3333333333333</text:p>
          </table:table-cell>
          <table:table-cell table:style-name="ce875" table:formula="of:=51/75*[.$C$6]" office:value-type="float" office:value="68" calcext:value-type="float">
            <text:p>68</text:p>
          </table:table-cell>
          <table:table-cell table:style-name="ce879" table:formula="of:=32/75*[.$C$6]" office:value-type="float" office:value="42.6666666666667" calcext:value-type="float">
            <text:p>42.6666666666667</text:p>
          </table:table-cell>
          <table:table-cell table:style-name="ce881" table:formula="of:=44/75*[.$C$6]" office:value-type="float" office:value="58.6666666666667" calcext:value-type="float">
            <text:p>58.6666666666667</text:p>
          </table:table-cell>
          <table:table-cell table:style-name="ce883"/>
          <table:table-cell table:style-name="ce887"/>
          <table:table-cell table:style-name="ce171" table:number-columns-repeated="16"/>
          <table:table-cell table:style-name="ce248" table:number-columns-repeated="987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3"/>
          <table:table-cell table:style-name="ce680" table:number-columns-repeated="988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5" calcext:value-type="float">
            <text:p>0.5</text:p>
          </table:table-cell>
          <table:table-cell table:style-name="ce692" table:number-columns-repeated="33"/>
          <table:table-cell table:style-name="ce680" table:number-columns-repeated="988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M([.C4:.C7])" office:value-type="float" office:value="200" calcext:value-type="float">
            <text:p>200</text:p>
          </table:table-cell>
          <table:table-cell table:style-name="ce693" table:number-columns-repeated="2"/>
          <table:table-cell table:style-name="ce693" table:formula="of:=SUM([.F4:.F7])" office:value-type="float" office:value="123.843137254902" calcext:value-type="float">
            <text:p>123.843137254902</text:p>
          </table:table-cell>
          <table:table-cell table:style-name="ce693" table:formula="of:=SUM([.G4:.G7])" office:value-type="float" office:value="138.131907308378" calcext:value-type="float">
            <text:p>138.131907308378</text:p>
          </table:table-cell>
          <table:table-cell table:style-name="ce693" table:formula="of:=SUM([.H4:.H7])" office:value-type="float" office:value="163.450980392157" calcext:value-type="float">
            <text:p>163.450980392157</text:p>
          </table:table-cell>
          <table:table-cell table:style-name="ce693" table:formula="of:=SUM([.I4:.I7])" office:value-type="float" office:value="164.470588235294" calcext:value-type="float">
            <text:p>164.470588235294</text:p>
          </table:table-cell>
          <table:table-cell table:style-name="ce693" table:formula="of:=SUM([.J4:.J7])" office:value-type="float" office:value="131.714795008913" calcext:value-type="float">
            <text:p>131.714795008913</text:p>
          </table:table-cell>
          <table:table-cell table:style-name="ce693" table:formula="of:=SUM([.K4:.K7])" office:value-type="float" office:value="123.372549019608" calcext:value-type="float">
            <text:p>123.372549019608</text:p>
          </table:table-cell>
          <table:table-cell table:style-name="ce693" table:formula="of:=SUM([.L4:.L7])" office:value-type="float" office:value="175.467787114846" calcext:value-type="float">
            <text:p>175.467787114846</text:p>
          </table:table-cell>
          <table:table-cell table:style-name="ce693" table:formula="of:=SUM([.M4:.M7])" office:value-type="float" office:value="165.946524064171" calcext:value-type="float">
            <text:p>165.946524064171</text:p>
          </table:table-cell>
          <table:table-cell table:style-name="ce693" table:formula="of:=SUM([.N4:.N7])" office:value-type="float" office:value="132.582633053221" calcext:value-type="float">
            <text:p>132.582633053221</text:p>
          </table:table-cell>
          <table:table-cell table:style-name="ce693" table:formula="of:=SUM([.O4:.O7])" office:value-type="float" office:value="123.372549019608" calcext:value-type="float">
            <text:p>123.372549019608</text:p>
          </table:table-cell>
          <table:table-cell table:style-name="ce693" table:formula="of:=SUM([.P4:.P7])" office:value-type="float" office:value="163.450980392157" calcext:value-type="float">
            <text:p>163.450980392157</text:p>
          </table:table-cell>
          <table:table-cell table:style-name="ce693" table:formula="of:=SUM([.Q4:.Q7])" office:value-type="float" office:value="166.109243697479" calcext:value-type="float">
            <text:p>166.109243697479</text:p>
          </table:table-cell>
          <table:table-cell table:style-name="ce693" table:formula="of:=SUM([.R4:.R7])" office:value-type="float" office:value="123.843137254902" calcext:value-type="float">
            <text:p>123.843137254902</text:p>
          </table:table-cell>
          <table:table-cell table:style-name="ce693" table:formula="of:=SUM([.S4:.S7])" office:value-type="float" office:value="123.372549019608" calcext:value-type="float">
            <text:p>123.372549019608</text:p>
          </table:table-cell>
          <table:table-cell table:style-name="ce693" table:formula="of:=SUM([.T4:.T7])" office:value-type="float" office:value="0" calcext:value-type="float">
            <text:p>0</text:p>
          </table:table-cell>
          <table:table-cell table:style-name="ce693" table:formula="of:=SUM([.U4:.U7])" office:value-type="float" office:value="0" calcext:value-type="float">
            <text:p>0</text:p>
          </table:table-cell>
          <table:table-cell table:style-name="ce693" table:formula="of:=SUM([.V4:.V7])" office:value-type="float" office:value="0" calcext:value-type="float">
            <text:p>0</text:p>
          </table:table-cell>
          <table:table-cell table:style-name="ce693" table:formula="of:=SUM([.W4:.W7])" office:value-type="float" office:value="0" calcext:value-type="float">
            <text:p>0</text:p>
          </table:table-cell>
          <table:table-cell table:style-name="ce693" table:formula="of:=SUM([.X4:.X7])" office:value-type="float" office:value="0" calcext:value-type="float">
            <text:p>0</text:p>
          </table:table-cell>
          <table:table-cell table:style-name="ce693" table:formula="of:=SUM([.Y4:.Y7])" office:value-type="float" office:value="0" calcext:value-type="float">
            <text:p>0</text:p>
          </table:table-cell>
          <table:table-cell table:style-name="ce693" table:formula="of:=SUM([.Z4:.Z7])" office:value-type="float" office:value="0" calcext:value-type="float">
            <text:p>0</text:p>
          </table:table-cell>
          <table:table-cell table:style-name="ce693" table:formula="of:=SUM([.AA4:.AA7])" office:value-type="float" office:value="0" calcext:value-type="float">
            <text:p>0</text:p>
          </table:table-cell>
          <table:table-cell table:style-name="ce693" table:formula="of:=SUM([.AB4:.AB7])" office:value-type="float" office:value="0" calcext:value-type="float">
            <text:p>0</text:p>
          </table:table-cell>
          <table:table-cell table:style-name="ce693" table:formula="of:=SUM([.AC4:.AC7])" office:value-type="float" office:value="0" calcext:value-type="float">
            <text:p>0</text:p>
          </table:table-cell>
          <table:table-cell table:style-name="ce693" table:formula="of:=SUM([.AD4:.AD7])" office:value-type="float" office:value="0" calcext:value-type="float">
            <text:p>0</text:p>
          </table:table-cell>
          <table:table-cell table:style-name="ce693" table:formula="of:=SUM([.AE4:.AE7])" office:value-type="float" office:value="0" calcext:value-type="float">
            <text:p>0</text:p>
          </table:table-cell>
          <table:table-cell table:style-name="ce693" table:formula="of:=SUM([.AF4:.AF7])" office:value-type="float" office:value="0" calcext:value-type="float">
            <text:p>0</text:p>
          </table:table-cell>
          <table:table-cell table:style-name="ce693" table:formula="of:=SUM([.AG4:.AG7])" office:value-type="float" office:value="0" calcext:value-type="float">
            <text:p>0</text:p>
          </table:table-cell>
          <table:table-cell table:style-name="ce693" table:formula="of:=SUM([.AH4:.AH7])" office:value-type="float" office:value="0" calcext:value-type="float">
            <text:p>0</text:p>
          </table:table-cell>
          <table:table-cell table:style-name="ce693" table:formula="of:=SUM([.AI4:.AI7])" office:value-type="float" office:value="0" calcext:value-type="float">
            <text:p>0</text:p>
          </table:table-cell>
          <table:table-cell table:style-name="ce693" table:formula="of:=SUM([.AJ4:.AJ7])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9]/[.$C$9]" office:value-type="percentage" office:value="1" calcext:value-type="percentage">
            <text:p>100%</text:p>
          </table:table-cell>
          <table:table-cell table:style-name="ce826" table:formula="of:=AVERAGEIF([.F10:.AMJ10];&quot;&lt;&gt;0&quot;)" office:value-type="percentage" office:value="0.72111762886973" calcext:value-type="percentage">
            <text:p>72.11%</text:p>
          </table:table-cell>
          <table:table-cell table:style-name="ce669"/>
          <table:table-cell table:style-name="ce182" table:formula="of:=[.F9]/[.$C$9]" office:value-type="percentage" office:value="0.61921568627451" calcext:value-type="percentage">
            <text:p>62%</text:p>
          </table:table-cell>
          <table:table-cell table:style-name="ce182" table:formula="of:=[.G9]/[.$C$9]" office:value-type="percentage" office:value="0.690659536541889" calcext:value-type="percentage">
            <text:p>69%</text:p>
          </table:table-cell>
          <table:table-cell table:style-name="ce182" table:formula="of:=[.H9]/[.$C$9]" office:value-type="percentage" office:value="0.817254901960784" calcext:value-type="percentage">
            <text:p>82%</text:p>
          </table:table-cell>
          <table:table-cell table:style-name="ce182" table:formula="of:=[.I9]/[.$C$9]" office:value-type="percentage" office:value="0.822352941176471" calcext:value-type="percentage">
            <text:p>82%</text:p>
          </table:table-cell>
          <table:table-cell table:style-name="ce182" table:formula="of:=[.J9]/[.$C$9]" office:value-type="percentage" office:value="0.658573975044563" calcext:value-type="percentage">
            <text:p>66%</text:p>
          </table:table-cell>
          <table:table-cell table:style-name="ce182" table:formula="of:=[.K9]/[.$C$9]" office:value-type="percentage" office:value="0.616862745098039" calcext:value-type="percentage">
            <text:p>62%</text:p>
          </table:table-cell>
          <table:table-cell table:style-name="ce182" table:formula="of:=[.L9]/[.$C$9]" office:value-type="percentage" office:value="0.87733893557423" calcext:value-type="percentage">
            <text:p>88%</text:p>
          </table:table-cell>
          <table:table-cell table:style-name="ce182" table:formula="of:=[.M9]/[.$C$9]" office:value-type="percentage" office:value="0.829732620320856" calcext:value-type="percentage">
            <text:p>83%</text:p>
          </table:table-cell>
          <table:table-cell table:style-name="ce182" table:formula="of:=[.N9]/[.$C$9]" office:value-type="percentage" office:value="0.662913165266106" calcext:value-type="percentage">
            <text:p>66%</text:p>
          </table:table-cell>
          <table:table-cell table:style-name="ce182" table:formula="of:=[.O9]/[.$C$9]" office:value-type="percentage" office:value="0.616862745098039" calcext:value-type="percentage">
            <text:p>62%</text:p>
          </table:table-cell>
          <table:table-cell table:style-name="ce182" table:formula="of:=[.P9]/[.$C$9]" office:value-type="percentage" office:value="0.817254901960784" calcext:value-type="percentage">
            <text:p>82%</text:p>
          </table:table-cell>
          <table:table-cell table:style-name="ce182" table:formula="of:=[.Q9]/[.$C$9]" office:value-type="percentage" office:value="0.830546218487395" calcext:value-type="percentage">
            <text:p>83%</text:p>
          </table:table-cell>
          <table:table-cell table:style-name="ce182" table:formula="of:=[.R9]/[.$C$9]" office:value-type="percentage" office:value="0.61921568627451" calcext:value-type="percentage">
            <text:p>62%</text:p>
          </table:table-cell>
          <table:table-cell table:style-name="ce182" table:formula="of:=[.S9]/[.$C$9]" office:value-type="percentage" office:value="0.616862745098039" calcext:value-type="percentage">
            <text:p>62%</text:p>
          </table:table-cell>
          <table:table-cell table:style-name="ce182" table:formula="of:=[.T9]/[.$C$9]" office:value-type="percentage" office:value="0" calcext:value-type="percentage">
            <text:p>0%</text:p>
          </table:table-cell>
          <table:table-cell table:style-name="ce182" table:formula="of:=[.U9]/[.$C$9]" office:value-type="percentage" office:value="0" calcext:value-type="percentage">
            <text:p>0%</text:p>
          </table:table-cell>
          <table:table-cell table:style-name="ce182" table:formula="of:=[.V9]/[.$C$9]" office:value-type="percentage" office:value="0" calcext:value-type="percentage">
            <text:p>0%</text:p>
          </table:table-cell>
          <table:table-cell table:style-name="ce182" table:formula="of:=[.W9]/[.$C$9]" office:value-type="percentage" office:value="0" calcext:value-type="percentage">
            <text:p>0%</text:p>
          </table:table-cell>
          <table:table-cell table:style-name="ce182" table:formula="of:=[.X9]/[.$C$9]" office:value-type="percentage" office:value="0" calcext:value-type="percentage">
            <text:p>0%</text:p>
          </table:table-cell>
          <table:table-cell table:style-name="ce182" table:formula="of:=[.Y9]/[.$C$9]" office:value-type="percentage" office:value="0" calcext:value-type="percentage">
            <text:p>0%</text:p>
          </table:table-cell>
          <table:table-cell table:style-name="ce182" table:formula="of:=[.Z9]/[.$C$9]" office:value-type="percentage" office:value="0" calcext:value-type="percentage">
            <text:p>0%</text:p>
          </table:table-cell>
          <table:table-cell table:style-name="ce182" table:formula="of:=[.AA9]/[.$C$9]" office:value-type="percentage" office:value="0" calcext:value-type="percentage">
            <text:p>0%</text:p>
          </table:table-cell>
          <table:table-cell table:style-name="ce182" table:formula="of:=[.AB9]/[.$C$9]" office:value-type="percentage" office:value="0" calcext:value-type="percentage">
            <text:p>0%</text:p>
          </table:table-cell>
          <table:table-cell table:style-name="ce182" table:formula="of:=[.AC9]/[.$C$9]" office:value-type="percentage" office:value="0" calcext:value-type="percentage">
            <text:p>0%</text:p>
          </table:table-cell>
          <table:table-cell table:style-name="ce182" table:formula="of:=[.AD9]/[.$C$9]" office:value-type="percentage" office:value="0" calcext:value-type="percentage">
            <text:p>0%</text:p>
          </table:table-cell>
          <table:table-cell table:style-name="ce182" table:formula="of:=[.AE9]/[.$C$9]" office:value-type="percentage" office:value="0" calcext:value-type="percentage">
            <text:p>0%</text:p>
          </table:table-cell>
          <table:table-cell table:style-name="ce182" table:formula="of:=[.AF9]/[.$C$9]" office:value-type="percentage" office:value="0" calcext:value-type="percentage">
            <text:p>0%</text:p>
          </table:table-cell>
          <table:table-cell table:style-name="ce182" table:formula="of:=[.AG9]/[.$C$9]" office:value-type="percentage" office:value="0" calcext:value-type="percentage">
            <text:p>0%</text:p>
          </table:table-cell>
          <table:table-cell table:style-name="ce182" table:formula="of:=[.AH9]/[.$C$9]" office:value-type="percentage" office:value="0" calcext:value-type="percentage">
            <text:p>0%</text:p>
          </table:table-cell>
          <table:table-cell table:style-name="ce182" table:formula="of:=[.AI9]/[.$C$9]" office:value-type="percentage" office:value="0" calcext:value-type="percentage">
            <text:p>0%</text:p>
          </table:table-cell>
          <table:table-cell table:style-name="ce182" table:formula="of:=[.AJ9]/[.$C$9]" office:value-type="percentage" office:value="0" calcext:value-type="percentage">
            <text:p>0%</text:p>
          </table:table-cell>
          <table:table-cell table:style-name="ce669" table:number-columns-repeated="988"/>
        </table:table-row>
        <table:table-row table:style-name="ro11">
          <table:table-cell table:style-name="ce684"/>
          <table:table-cell table:style-name="ce656"/>
          <table:table-cell table:style-name="ce667" table:number-columns-repeated="34"/>
          <table:table-cell table:style-name="ce680" table:number-columns-repeated="988"/>
        </table:table-row>
        <table:table-row table:style-name="ro9">
          <table:table-cell table:style-name="Header"/>
          <table:table-cell table:style-name="Header" office:value-type="string" calcext:value-type="string">
            <text:p>Assignments</text:p>
          </table:table-cell>
          <table:table-cell table:style-name="Header" table:number-columns-repeated="1022"/>
        </table:table-row>
        <table:table-row table:style-name="ro13">
          <table:table-cell table:style-name="ce167" office:value-type="date" office:date-value="2016-08-18" calcext:value-type="date">
            <text:p>8/18/2016</text:p>
          </table:table-cell>
          <table:table-cell table:style-name="ce169" office:value-type="string" calcext:value-type="string">
            <text:p>HW 1.1a: 45-48 (grade all)</text:p>
          </table:table-cell>
          <table:table-cell table:style-name="ce171" office:value-type="float" office:value="9" calcext:value-type="float">
            <text:p>9</text:p>
          </table:table-cell>
          <table:table-cell table:style-name="ce171" table:formula="of:=AVERAGEIF([.F13:.AMJ13];&quot;&lt;&gt;0&quot;)" office:value-type="float" office:value="5.78571428571429" calcext:value-type="float">
            <text:p>5.78571428571429</text:p>
          </table:table-cell>
          <table:table-cell table:style-name="ce171" table:number-matrix-columns-spanned="1" table:number-matrix-rows-spanned="1" table:formula="of:=STDEV(IF([.F13:.AMJ13]&lt;&gt;0;[.F13:.AMJ13]))" office:value-type="float" office:value="1.67233468441676" calcext:value-type="float">
            <text:p>1.67233468441676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8-22" calcext:value-type="date">
            <text:p>8/22/2016</text:p>
          </table:table-cell>
          <table:table-cell table:style-name="ce169" office:value-type="string" calcext:value-type="string">
            <text:p>HW 1.1b: 10, 12, 14, 17, 21, 23, 33, 34 (grade 12, 14, 34)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14:.AMJ14];&quot;&lt;&gt;0&quot;)" office:value-type="float" office:value="8.05769230769231" calcext:value-type="float">
            <text:p>8.05769230769231</text:p>
          </table:table-cell>
          <table:table-cell table:style-name="ce171" table:number-matrix-columns-spanned="1" table:number-matrix-rows-spanned="1" table:formula="of:=STDEV(IF([.F14:.AMJ14]&lt;&gt;0;[.F14:.AMJ14]))" office:value-type="float" office:value="1.55588213909963" calcext:value-type="float">
            <text:p>1.55588213909963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8.2" calcext:value-type="float">
            <text:p>8.2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5.4" calcext:value-type="float">
            <text:p>5.4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5.25" calcext:value-type="float">
            <text:p>5.25</text:p>
          </table:table-cell>
          <table:table-cell table:number-columns-repeated="2" table:style-name="ce171" office:value-type="float" office:value="8" calcext:value-type="float">
            <text:p>8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8.2" calcext:value-type="float">
            <text:p>8.2</text:p>
          </table:table-cell>
          <table:table-cell table:style-name="ce171" office:value-type="float" office:value="6.7" calcext:value-type="float">
            <text:p>6.7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string" calcext:value-type="string">
            <text:p>late</text:p>
          </table:table-cell>
          <table:table-cell table:style-name="ce171" office:value-type="float" office:value="8" calcext:value-type="float">
            <text:p>8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8-23" calcext:value-type="date">
            <text:p>8/23/2016</text:p>
          </table:table-cell>
          <table:table-cell table:style-name="ce169" office:value-type="string" calcext:value-type="string">
            <text:p>HW 1.2: 1, 2, 7, 9, 11, 12-14 (grade: 7, 12, 14; 36m)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15:.AMJ15];&quot;&lt;&gt;0&quot;)" office:value-type="float" office:value="7.39166666666667" calcext:value-type="float">
            <text:p>7.39166666666667</text:p>
          </table:table-cell>
          <table:table-cell table:style-name="ce171" table:number-matrix-columns-spanned="1" table:number-matrix-rows-spanned="1" table:formula="of:=STDEV(IF([.F15:.AMJ15]&lt;&gt;0;[.F15:.AMJ15]))" office:value-type="float" office:value="2.3929663346541" calcext:value-type="float">
            <text:p>2.3929663346541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7.3" calcext:value-type="float">
            <text:p>7.3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.2" calcext:value-type="float">
            <text:p>8.2</text:p>
          </table:table-cell>
          <table:table-cell table:style-name="ce171" office:value-type="float" office:value="2.7" calcext:value-type="float">
            <text:p>2.7</text:p>
          </table:table-cell>
          <table:table-cell table:style-name="ce171"/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.2" calcext:value-type="float">
            <text:p>8.2</text:p>
          </table:table-cell>
          <table:table-cell table:style-name="ce171" office:value-type="float" office:value="2.9" calcext:value-type="float">
            <text:p>2.9</text:p>
          </table:table-cell>
          <table:table-cell table:style-name="ce171" office:value-type="float" office:value="5.4" calcext:value-type="float">
            <text:p>5.4</text:p>
          </table:table-cell>
          <table:table-cell table:number-columns-repeated="3" table:style-name="ce171" office:value-type="float" office:value="9" calcext:value-type="float">
            <text:p>9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8-24" calcext:value-type="date">
            <text:p>8/24/2016</text:p>
          </table:table-cell>
          <table:table-cell table:style-name="ce169" office:value-type="string" calcext:value-type="string">
            <text:p>HW 1.3: 1, 6-10, 15 (grade: 6, 8, 10; 22m)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16:.AMJ16];&quot;&lt;&gt;0&quot;)" office:value-type="float" office:value="9.28571428571429" calcext:value-type="float">
            <text:p>9.28571428571429</text:p>
          </table:table-cell>
          <table:table-cell table:style-name="ce171" table:number-matrix-columns-spanned="1" table:number-matrix-rows-spanned="1" table:formula="of:=STDEV(IF([.F16:.AMJ16]&lt;&gt;0;[.F16:.AMJ16]))" office:value-type="float" office:value="0.825420305855557" calcext:value-type="float">
            <text:p>0.825420305855557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8" calcext:value-type="float">
            <text:p>8</text:p>
          </table:table-cell>
          <table:table-cell table:number-columns-repeated="2"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number-columns-repeated="4"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8-25" calcext:value-type="date">
            <text:p>8/25/2016</text:p>
          </table:table-cell>
          <table:table-cell table:style-name="ce169" office:value-type="string" calcext:value-type="string">
            <text:p>HW 1.3b: 8, 9, 10, 12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17:.AMJ17];&quot;&lt;&gt;0&quot;)" office:value-type="float" office:value="6.88461538461539" calcext:value-type="float">
            <text:p>6.88461538461539</text:p>
          </table:table-cell>
          <table:table-cell table:style-name="ce171" table:number-matrix-columns-spanned="1" table:number-matrix-rows-spanned="1" table:formula="of:=STDEV(IF([.F17:.AMJ17]&lt;&gt;0;[.F17:.AMJ17]))" office:value-type="float" office:value="2.31078852120734" calcext:value-type="float">
            <text:p>2.31078852120734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9.5" calcext:value-type="float">
            <text:p>9.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6" calcext:value-type="float">
            <text:p>6</text:p>
          </table:table-cell>
          <table:table-cell table:number-columns-repeated="2" table:style-name="ce171" office:value-type="float" office:value="3" calcext:value-type="float">
            <text:p>3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6">
          <table:table-cell table:style-name="ce167" office:value-type="date" office:date-value="2016-08-29" calcext:value-type="date">
            <text:p>8/29/2016</text:p>
          </table:table-cell>
          <table:table-cell table:style-name="ce169" office:value-type="string" calcext:value-type="string">
            <text:p>HW 1.4: 7-9, 15-17; on 15 e=4,c=2 (grade all; 2-pt. sys; 25m)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formula="of:=AVERAGEIF([.F18:.AMJ18];&quot;&lt;&gt;0&quot;)" office:value-type="float" office:value="4.98461538461538" calcext:value-type="float">
            <text:p>4.98461538461538</text:p>
          </table:table-cell>
          <table:table-cell table:style-name="ce171" table:number-matrix-columns-spanned="1" table:number-matrix-rows-spanned="1" table:formula="of:=STDEV(IF([.F18:.AMJ18]&lt;&gt;0;[.F18:.AMJ18]))" office:value-type="float" office:value="2.21391288365425" calcext:value-type="float">
            <text:p>2.21391288365425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5.8" calcext:value-type="float">
            <text:p>5.8</text:p>
          </table:table-cell>
          <table:table-cell table:style-name="ce171" office:value-type="float" office:value="7.2" calcext:value-type="float">
            <text:p>7.2</text:p>
          </table:table-cell>
          <table:table-cell table:number-columns-repeated="2" table:style-name="ce171" office:value-type="float" office:value="6.5" calcext:value-type="float">
            <text:p>6.5</text:p>
          </table:table-cell>
          <table:table-cell table:style-name="ce171" office:value-type="float" office:value="0.3" calcext:value-type="float">
            <text:p>0.3</text:p>
          </table:table-cell>
          <table:table-cell table:style-name="ce171" office:value-type="float" office:value="6.5" calcext:value-type="float">
            <text:p>6.5</text:p>
          </table:table-cell>
          <table:table-cell table:number-columns-repeated="2" table:style-name="ce171" office:value-type="float" office:value="5.8" calcext:value-type="float">
            <text:p>5.8</text:p>
          </table:table-cell>
          <table:table-cell table:style-name="ce171" office:value-type="float" office:value="4.3" calcext:value-type="float">
            <text:p>4.3</text:p>
          </table:table-cell>
          <table:table-cell table:style-name="ce171" office:value-type="float" office:value="5.8" calcext:value-type="float">
            <text:p>5.8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style-name="ce171" office:value-type="float" office:value="0.3" calcext:value-type="float">
            <text:p>0.3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8-31" calcext:value-type="date">
            <text:p>8/31/2016</text:p>
          </table:table-cell>
          <table:table-cell table:style-name="ce169" office:value-type="string" calcext:value-type="string">
            <text:p>HW 1.5: 14, 20, 22, 32, 34, 36 (grade all; 2-pt; 15m)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formula="of:=AVERAGEIF([.F19:.AMJ19];&quot;&lt;&gt;0&quot;)" office:value-type="float" office:value="4.77777777777778" calcext:value-type="float">
            <text:p>4.77777777777778</text:p>
          </table:table-cell>
          <table:table-cell table:style-name="ce171" table:number-matrix-columns-spanned="1" table:number-matrix-rows-spanned="1" table:formula="of:=STDEV(IF([.F19:.AMJ19]&lt;&gt;0;[.F19:.AMJ19]))" office:value-type="float" office:value="0.833333333333333" calcext:value-type="float">
            <text:p>0.833333333333333</text:p>
          </table:table-cell>
          <table:table-cell table:style-name="ce171" table:formula="of:=6/12*10" office:value-type="float" office:value="5" calcext:value-type="float">
            <text:p>5</text:p>
          </table:table-cell>
          <table:table-cell table:style-name="ce171" table:formula="of:=6/12*10" office:value-type="float" office:value="5" calcext:value-type="float">
            <text:p>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style-name="ce171" office:value-type="string" calcext:value-type="string">
            <text:p>late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9-05" calcext:value-type="date">
            <text:p>9/5/2016</text:p>
          </table:table-cell>
          <table:table-cell table:style-name="ce169" office:value-type="string" calcext:value-type="string">
            <text:p>HW 1.5a: 14, 20, 22 (grade all/6; class)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formula="of:=AVERAGEIF([.F20:.AMJ20];&quot;&lt;&gt;0&quot;)" office:value-type="float" office:value="4.1" calcext:value-type="float">
            <text:p>4.1</text:p>
          </table:table-cell>
          <table:table-cell table:style-name="ce171" table:number-matrix-columns-spanned="1" table:number-matrix-rows-spanned="1" table:formula="of:=STDEV(IF([.F20:.AMJ20]&lt;&gt;0;[.F20:.AMJ20]))" office:value-type="float" office:value="1.28668393770792" calcext:value-type="float">
            <text:p>1.2866839377079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formula="of:=0/6*10" office:value-type="float" office:value="0" calcext:value-type="float">
            <text:p>0</text:p>
          </table:table-cell>
          <table:table-cell table:style-name="ce171" table:formula="of:=3/6*10" office:value-type="float" office:value="5" calcext:value-type="float">
            <text:p>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formula="of:=3/6*10" office:value-type="float" office:value="5" calcext:value-type="float">
            <text:p>5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3" calcext:value-type="float">
            <text:p>3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9-06" calcext:value-type="date">
            <text:p>9/6/2016</text:p>
          </table:table-cell>
          <table:table-cell table:style-name="ce169" office:value-type="string" calcext:value-type="string">
            <text:p>HW 1.5b: 20, 32, 34, 36 (grade all/8; class)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formula="of:=AVERAGEIF([.F21:.AMJ21];&quot;&lt;&gt;0&quot;)" office:value-type="float" office:value="4.69230769230769" calcext:value-type="float">
            <text:p>4.69230769230769</text:p>
          </table:table-cell>
          <table:table-cell table:style-name="ce171" table:number-matrix-columns-spanned="1" table:number-matrix-rows-spanned="1" table:formula="of:=STDEV(IF([.F21:.AMJ21]&lt;&gt;0;[.F21:.AMJ21]))" office:value-type="float" office:value="1.65250392761083" calcext:value-type="float">
            <text:p>1.65250392761083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formula="of:=0/8*10" office:value-type="float" office:value="0" calcext:value-type="float">
            <text:p>0</text:p>
          </table:table-cell>
          <table:table-cell table:style-name="ce171" table:formula="of:=4/8*10" office:value-type="float" office:value="5" calcext:value-type="float">
            <text:p>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9-09" calcext:value-type="date">
            <text:p>9/9/2016</text:p>
          </table:table-cell>
          <table:table-cell table:style-name="ce169" office:value-type="string" calcext:value-type="string">
            <text:p>Test 1 EC: p. 39 #2, 8, 10, 12, 14, 16</text:p>
          </table:table-cell>
          <table:table-cell table:style-name="ce171" office:value-type="float" office:value="0" calcext:value-type="float">
            <text:p>0</text:p>
          </table:table-cell>
          <table:table-cell table:style-name="ce171" table:formula="of:=AVERAGEIF([.F22:.AMJ22];&quot;&lt;&gt;0&quot;)" office:value-type="float" office:value="3.85714285714286" calcext:value-type="float">
            <text:p>3.85714285714286</text:p>
          </table:table-cell>
          <table:table-cell table:style-name="ce171" table:number-matrix-columns-spanned="1" table:number-matrix-rows-spanned="1" table:formula="of:=STDEV(IF([.F22:.AMJ22]&lt;&gt;0;[.F22:.AMJ22]))" office:value-type="float" office:value="1.21498579258791" calcext:value-type="float">
            <text:p>1.21498579258791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9-12" calcext:value-type="date">
            <text:p>9/12/2016</text:p>
          </table:table-cell>
          <table:table-cell table:style-name="ce169" office:value-type="string" calcext:value-type="string">
            <text:p>HW 2.1: 8, 10, 12, 18, 20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3:.AMJ23];&quot;&lt;&gt;0&quot;)" office:value-type="float" office:value="3.6" calcext:value-type="float">
            <text:p>3.6</text:p>
          </table:table-cell>
          <table:table-cell table:style-name="ce171" table:number-matrix-columns-spanned="1" table:number-matrix-rows-spanned="1" table:formula="of:=STDEV(IF([.F23:.AMJ23]&lt;&gt;0;[.F23:.AMJ23]))" office:value-type="float" office:value="2.40831891575846" calcext:value-type="float">
            <text:p>2.40831891575846</text:p>
          </table:table-cell>
          <table:table-cell table:style-name="ce171" office:value-type="float" office:value="5" calcext:value-type="float">
            <text:p>5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7" calcext:value-type="float">
            <text:p>7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5">
          <table:table-cell table:style-name="ce167" office:value-type="date" office:date-value="2016-09-14" calcext:value-type="date">
            <text:p>9/14/2016</text:p>
          </table:table-cell>
          <table:table-cell table:style-name="ce169" office:value-type="string" calcext:value-type="string">
            <text:p>Saxon 33-34: Order of Operations &amp; Evaluating &amp; Variables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4:.AMJ24];&quot;&lt;&gt;0&quot;)" office:value-type="float" office:value="4.71428571428571" calcext:value-type="float">
            <text:p>4.71428571428571</text:p>
          </table:table-cell>
          <table:table-cell table:style-name="ce171" table:number-matrix-columns-spanned="1" table:number-matrix-rows-spanned="1" table:formula="of:=STDEV(IF([.F24:.AMJ24]&lt;&gt;0;[.F24:.AMJ24]))" office:value-type="float" office:value="1.93861851797659" calcext:value-type="float">
            <text:p>1.93861851797659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9-21" calcext:value-type="date">
            <text:p>9/21/2016</text:p>
          </table:table-cell>
          <table:table-cell table:style-name="ce169" office:value-type="string" calcext:value-type="string">
            <text:p>Saxon 39-40: Equations &amp; Equivalent Equations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5:.AMJ25];&quot;&lt;&gt;0&quot;)" office:value-type="float" office:value="8.38461538461539" calcext:value-type="float">
            <text:p>8.38461538461539</text:p>
          </table:table-cell>
          <table:table-cell table:style-name="ce171" table:number-matrix-columns-spanned="1" table:number-matrix-rows-spanned="1" table:formula="of:=STDEV(IF([.F25:.AMJ25]&lt;&gt;0;[.F25:.AMJ25]))" office:value-type="float" office:value="2.32875007741855" calcext:value-type="float">
            <text:p>2.32875007741855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number-columns-repeated="3" table:style-name="ce171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9" calcext:value-type="float">
            <text:p>9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4">
          <table:table-cell table:style-name="ce167" office:value-type="date" office:date-value="2016-09-23" calcext:value-type="date">
            <text:p>9/23/2016</text:p>
          </table:table-cell>
          <table:table-cell table:style-name="ce169" office:value-type="string" calcext:value-type="string">
            <text:p>Saxon 41-42: Multiplication-division rule &amp; Reciprocals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6:.AMJ26];&quot;&lt;&gt;0&quot;)" office:value-type="float" office:value="8.80769230769231" calcext:value-type="float">
            <text:p>8.80769230769231</text:p>
          </table:table-cell>
          <table:table-cell table:style-name="ce171" table:number-matrix-columns-spanned="1" table:number-matrix-rows-spanned="1" table:formula="of:=STDEV(IF([.F26:.AMJ26]&lt;&gt;0;[.F26:.AMJ26]))" office:value-type="float" office:value="1.24646937284311" calcext:value-type="float">
            <text:p>1.24646937284311</text:p>
          </table:table-cell>
          <table:table-cell table:style-name="ce837" table:formula="of:=40/40*10" office:value-type="float" office:value="10" calcext:value-type="float">
            <text:p>10</text:p>
          </table:table-cell>
          <table:table-cell table:style-name="ce837" table:formula="of:=39/40*10" office:value-type="float" office:value="9.75" calcext:value-type="float">
            <text:p>9.75</text:p>
          </table:table-cell>
          <table:table-cell table:style-name="ce837" table:formula="of:=36/40*10" office:value-type="float" office:value="9" calcext:value-type="float">
            <text:p>9</text:p>
          </table:table-cell>
          <table:table-cell table:style-name="ce845" table:formula="of:=40/40*10" office:value-type="float" office:value="10" calcext:value-type="float">
            <text:p>10</text:p>
          </table:table-cell>
          <table:table-cell table:style-name="ce845" table:formula="of:=39/40*10" office:value-type="float" office:value="9.75" calcext:value-type="float">
            <text:p>9.75</text:p>
          </table:table-cell>
          <table:table-cell table:style-name="ce845" table:formula="of:=36/40*10" office:value-type="float" office:value="9" calcext:value-type="float">
            <text:p>9</text:p>
          </table:table-cell>
          <table:table-cell table:style-name="ce171" table:formula="of:=36/40*10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5">
          <table:table-cell table:style-name="ce167" office:value-type="date" office:date-value="2016-09-27" calcext:value-type="date">
            <text:p>9/27/2016</text:p>
          </table:table-cell>
          <table:table-cell table:style-name="ce169" office:value-type="string" calcext:value-type="string">
            <text:p>Saxon 35,43: Multiple unit multipliers &amp; Area unit conversion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7:.AMJ27];&quot;&lt;&gt;0&quot;)" office:value-type="float" office:value="9.21428571428571" calcext:value-type="float">
            <text:p>9.21428571428571</text:p>
          </table:table-cell>
          <table:table-cell table:style-name="ce171" table:number-matrix-columns-spanned="1" table:number-matrix-rows-spanned="1" table:formula="of:=STDEV(IF([.F27:.AMJ27]&lt;&gt;0;[.F27:.AMJ27]))" office:value-type="float" office:value="0.955032937697916" calcext:value-type="float">
            <text:p>0.955032937697916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19/20*10" office:value-type="float" office:value="9.5" calcext:value-type="float">
            <text:p>9.5</text:p>
          </table:table-cell>
          <table:table-cell table:style-name="ce862" office:value-type="float" office:value="10" calcext:value-type="float">
            <text:p>10</text:p>
          </table:table-cell>
          <table:table-cell table:style-name="ce862" office:value-type="float" office:value="8" calcext:value-type="float">
            <text:p>8</text:p>
          </table:table-cell>
          <table:table-cell table:style-name="ce862" office:value-type="float" office:value="10" calcext:value-type="float">
            <text:p>10</text:p>
          </table:table-cell>
          <table:table-cell table:style-name="ce862" table:formula="of:=19/20*10" office:value-type="float" office:value="9.5" calcext:value-type="float">
            <text:p>9.5</text:p>
          </table:table-cell>
          <table:table-cell table:style-name="ce876" office:value-type="float" office:value="10" calcext:value-type="float">
            <text:p>10</text:p>
          </table:table-cell>
          <table:table-cell table:style-name="ce876" office:value-type="float" office:value="8" calcext:value-type="float">
            <text:p>8</text:p>
          </table:table-cell>
          <table:table-cell table:style-name="ce876" office:value-type="float" office:value="10" calcext:value-type="float">
            <text:p>10</text:p>
          </table:table-cell>
          <table:table-cell table:style-name="ce876"/>
          <table:table-cell table:style-name="ce171" table:number-columns-repeated="16"/>
          <table:table-cell table:style-name="ce248" table:number-columns-repeated="988"/>
        </table:table-row>
        <table:table-row table:style-name="ro13">
          <table:table-cell table:style-name="ce167" office:value-type="date" office:date-value="2016-09-28" calcext:value-type="date">
            <text:p>9/28/2016</text:p>
          </table:table-cell>
          <table:table-cell table:style-name="ce169" office:value-type="string" calcext:value-type="string">
            <text:p>Test 1 Corrections: 1, 2, 3, 4, 5a, 5d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8:.AMJ28];&quot;&lt;&gt;0&quot;)" office:value-type="float" office:value="7.11111111111111" calcext:value-type="float">
            <text:p>7.11111111111111</text:p>
          </table:table-cell>
          <table:table-cell table:style-name="ce171" table:number-matrix-columns-spanned="1" table:number-matrix-rows-spanned="1" table:formula="of:=STDEV(IF([.F28:.AMJ28]&lt;&gt;0;[.F28:.AMJ28]))" office:value-type="float" office:value="2.14734978778752" calcext:value-type="float">
            <text:p>2.14734978778752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string" calcext:value-type="string">
            <text:p>late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late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8" calcext:value-type="float">
            <text:p>8</text:p>
          </table:table-cell>
          <table:table-cell table:number-columns-repeated="2" table:style-name="ce171" office:value-type="float" office:value="10" calcext:value-type="float">
            <text:p>1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5" calcext:value-type="float">
            <text:p>5</text:p>
          </table:table-cell>
          <table:table-cell table:number-columns-repeated="2" table:style-name="ce171" office:value-type="string" calcext:value-type="string">
            <text:p>late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8" calcext:value-type="float">
            <text:p>8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10-03" calcext:value-type="date">
            <text:p>10/3/2016</text:p>
          </table:table-cell>
          <table:table-cell table:style-name="ce169" office:value-type="string" calcext:value-type="string">
            <text:p>Saxon 63: Both Rules to Solve Equations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formula="of:=AVERAGEIF([.F29:.AMJ29];&quot;&lt;&gt;0&quot;)" office:value-type="float" office:value="8" calcext:value-type="float">
            <text:p>8</text:p>
          </table:table-cell>
          <table:table-cell table:style-name="ce171" table:number-matrix-columns-spanned="1" table:number-matrix-rows-spanned="1" table:formula="of:=STDEV(IF([.F29:.AMJ29]&lt;&gt;0;[.F29:.AMJ29]))" office:value-type="float" office:value="1.35400640077266" calcext:value-type="float">
            <text:p>1.35400640077266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string" calcext:value-type="string">
            <text:p>late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10-04" calcext:value-type="date">
            <text:p>10/4/2016</text:p>
          </table:table-cell>
          <table:table-cell table:style-name="ce169" office:value-type="string" calcext:value-type="string">
            <text:p>Saxon 79: Negative Coefficients</text:p>
          </table:table-cell>
          <table:table-cell table:style-name="ce171" office:value-type="float" office:value="10" calcext:value-type="float">
            <text:p>10</text:p>
          </table:table-cell>
          <table:table-cell table:style-name="ce174" table:formula="of:=AVERAGEIF([.F30:.AMJ30];&quot;&lt;&gt;0&quot;)" office:value-type="float" office:value="7.92857142857143" calcext:value-type="float">
            <text:p>7.92857142857143</text:p>
          </table:table-cell>
          <table:table-cell table:style-name="ce174" table:number-matrix-columns-spanned="1" table:number-matrix-rows-spanned="1" table:formula="of:=STDEV(IF([.F30:.AMJ30]&lt;&gt;0;[.F30:.AMJ30]))" office:value-type="float" office:value="1.32805732697661" calcext:value-type="float">
            <text:p>1.32805732697661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10-05" calcext:value-type="date">
            <text:p>10/5/2016</text:p>
          </table:table-cell>
          <table:table-cell table:style-name="ce169" office:value-type="string" calcext:value-type="string">
            <text:p>Saxon 85: Variables on Both Sides</text:p>
          </table:table-cell>
          <table:table-cell table:style-name="ce171" office:value-type="float" office:value="10" calcext:value-type="float">
            <text:p>10</text:p>
          </table:table-cell>
          <table:table-cell table:style-name="ce175" table:formula="of:=AVERAGEIF([.F31:.AMJ31];&quot;&lt;&gt;0&quot;)" office:value-type="float" office:value="8" calcext:value-type="float">
            <text:p>8</text:p>
          </table:table-cell>
          <table:table-cell table:style-name="ce175" table:number-matrix-columns-spanned="1" table:number-matrix-rows-spanned="1" table:formula="of:=STDEV(IF([.F31:.AMJ31]&lt;&gt;0;[.F31:.AMJ31]))" office:value-type="float" office:value="0.816496580927726" calcext:value-type="float">
            <text:p>0.816496580927726</text:p>
          </table:table-cell>
          <table:table-cell table:style-name="ce171" table:formula="of:=18/20*10" office:value-type="float" office:value="9" calcext:value-type="float">
            <text:p>9</text:p>
          </table:table-cell>
          <table:table-cell table:number-columns-repeated="2" table:style-name="ce171" office:value-type="float" office:value="8" calcext:value-type="float">
            <text:p>8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number-columns-repeated="3" table:style-name="ce171" office:value-type="float" office:value="7" calcext:value-type="float">
            <text:p>7</text:p>
          </table:table-cell>
          <table:table-cell table:style-name="ce171" office:value-type="float" office:value="9" calcext:value-type="float">
            <text:p>9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10-07" calcext:value-type="date">
            <text:p>10/7/2016</text:p>
          </table:table-cell>
          <table:table-cell table:style-name="ce169" office:value-type="string" calcext:value-type="string">
            <text:p>Saxon 91: Adding Like Terms</text:p>
          </table:table-cell>
          <table:table-cell table:style-name="ce171" office:value-type="float" office:value="10" calcext:value-type="float">
            <text:p>10</text:p>
          </table:table-cell>
          <table:table-cell table:style-name="ce176" table:formula="of:=AVERAGEIF([.F32:.AMJ32];&quot;&lt;&gt;0&quot;)" office:value-type="float" office:value="12.75" calcext:value-type="float">
            <text:p>12.75</text:p>
          </table:table-cell>
          <table:table-cell table:style-name="ce176" table:number-matrix-columns-spanned="1" table:number-matrix-rows-spanned="1" table:formula="of:=STDEV(IF([.F32:.AMJ32]&lt;&gt;0;[.F32:.AMJ32]))" office:value-type="float" office:value="18.8789157935105" calcext:value-type="float">
            <text:p>18.8789157935105</text:p>
          </table:table-cell>
          <table:table-cell table:style-name="ce171" table:formula="of:=19/20*10" office:value-type="float" office:value="9.5" calcext:value-type="float">
            <text:p>9.5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78" calcext:value-type="float">
            <text:p>78</text:p>
          </table:table-cell>
          <table:table-cell table:style-name="ce171" table:formula="of:=20/20*10" office:value-type="float" office:value="10" calcext:value-type="float">
            <text:p>10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7" calcext:value-type="float">
            <text:p>7</text:p>
          </table:table-cell>
          <table:table-cell table:style-name="ce171" table:formula="of:=20/20*10" office:value-type="float" office:value="10" calcext:value-type="float">
            <text:p>10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formula="of:=20/20*10" office:value-type="float" office:value="10" calcext:value-type="float">
            <text:p>10</text:p>
          </table:table-cell>
          <table:table-cell table:style-name="ce171" table:formula="of:=16/20*10" office:value-type="float" office:value="8" calcext:value-type="float">
            <text:p>8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3"/>
          <table:table-cell table:style-name="ce680" table:number-columns-repeated="988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4" calcext:value-type="float">
            <text:p>0.4</text:p>
          </table:table-cell>
          <table:table-cell table:style-name="ce692" table:number-columns-repeated="2"/>
          <table:table-cell table:style-name="ce667" table:number-columns-repeated="31"/>
          <table:table-cell table:style-name="ce680" table:number-columns-repeated="988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68" table:formula="of:=SUM([.C13:.C33])" office:value-type="float" office:value="177" calcext:value-type="float">
            <text:p>177</text:p>
          </table:table-cell>
          <table:table-cell table:style-name="ce668" table:number-columns-repeated="2"/>
          <table:table-cell table:style-name="ce668" table:formula="of:=SUM([.F13:.F33])" office:value-type="float" office:value="109.5" calcext:value-type="float">
            <text:p>109.5</text:p>
          </table:table-cell>
          <table:table-cell table:style-name="ce668" table:formula="of:=SUM([.G13:.G33])" office:value-type="float" office:value="126.25" calcext:value-type="float">
            <text:p>126.25</text:p>
          </table:table-cell>
          <table:table-cell table:style-name="ce668" table:formula="of:=SUM([.H13:.H33])" office:value-type="float" office:value="118.5" calcext:value-type="float">
            <text:p>118.5</text:p>
          </table:table-cell>
          <table:table-cell table:style-name="ce668" table:formula="of:=SUM([.I13:.I33])" office:value-type="float" office:value="185.9" calcext:value-type="float">
            <text:p>185.9</text:p>
          </table:table-cell>
          <table:table-cell table:style-name="ce668" table:formula="of:=SUM([.J13:.J33])" office:value-type="float" office:value="122.45" calcext:value-type="float">
            <text:p>122.45</text:p>
          </table:table-cell>
          <table:table-cell table:style-name="ce668" table:formula="of:=SUM([.K13:.K33])" office:value-type="float" office:value="112.25" calcext:value-type="float">
            <text:p>112.25</text:p>
          </table:table-cell>
          <table:table-cell table:style-name="ce668" table:formula="of:=SUM([.L13:.L33])" office:value-type="float" office:value="131" calcext:value-type="float">
            <text:p>131</text:p>
          </table:table-cell>
          <table:table-cell table:style-name="ce668" table:formula="of:=SUM([.M13:.M33])" office:value-type="float" office:value="133.8" calcext:value-type="float">
            <text:p>133.8</text:p>
          </table:table-cell>
          <table:table-cell table:style-name="ce668" table:formula="of:=SUM([.N13:.N33])" office:value-type="float" office:value="123" calcext:value-type="float">
            <text:p>123</text:p>
          </table:table-cell>
          <table:table-cell table:style-name="ce668" table:formula="of:=SUM([.O13:.O33])" office:value-type="float" office:value="109.4" calcext:value-type="float">
            <text:p>109.4</text:p>
          </table:table-cell>
          <table:table-cell table:style-name="ce668" table:formula="of:=SUM([.P13:.P33])" office:value-type="float" office:value="112.4" calcext:value-type="float">
            <text:p>112.4</text:p>
          </table:table-cell>
          <table:table-cell table:style-name="ce668" table:formula="of:=SUM([.Q13:.Q33])" office:value-type="float" office:value="109" calcext:value-type="float">
            <text:p>109</text:p>
          </table:table-cell>
          <table:table-cell table:style-name="ce668" table:formula="of:=SUM([.R13:.R33])" office:value-type="float" office:value="114" calcext:value-type="float">
            <text:p>114</text:p>
          </table:table-cell>
          <table:table-cell table:style-name="ce668" table:formula="of:=SUM([.S13:.S33])" office:value-type="float" office:value="121.3" calcext:value-type="float">
            <text:p>121.3</text:p>
          </table:table-cell>
          <table:table-cell table:style-name="ce668" table:formula="of:=SUM([.T13:.T33])" office:value-type="float" office:value="0" calcext:value-type="float">
            <text:p>0</text:p>
          </table:table-cell>
          <table:table-cell table:style-name="ce668" table:formula="of:=SUM([.U13:.U33])" office:value-type="float" office:value="0" calcext:value-type="float">
            <text:p>0</text:p>
          </table:table-cell>
          <table:table-cell table:style-name="ce668" table:formula="of:=SUM([.V13:.V33])" office:value-type="float" office:value="0" calcext:value-type="float">
            <text:p>0</text:p>
          </table:table-cell>
          <table:table-cell table:style-name="ce668" table:formula="of:=SUM([.W13:.W33])" office:value-type="float" office:value="0" calcext:value-type="float">
            <text:p>0</text:p>
          </table:table-cell>
          <table:table-cell table:style-name="ce668" table:formula="of:=SUM([.X13:.X33])" office:value-type="float" office:value="0" calcext:value-type="float">
            <text:p>0</text:p>
          </table:table-cell>
          <table:table-cell table:style-name="ce668" table:formula="of:=SUM([.Y13:.Y33])" office:value-type="float" office:value="0" calcext:value-type="float">
            <text:p>0</text:p>
          </table:table-cell>
          <table:table-cell table:style-name="ce668" table:formula="of:=SUM([.Z13:.Z33])" office:value-type="float" office:value="0" calcext:value-type="float">
            <text:p>0</text:p>
          </table:table-cell>
          <table:table-cell table:style-name="ce668" table:formula="of:=SUM([.AA13:.AA33])" office:value-type="float" office:value="0" calcext:value-type="float">
            <text:p>0</text:p>
          </table:table-cell>
          <table:table-cell table:style-name="ce668" table:formula="of:=SUM([.AB13:.AB33])" office:value-type="float" office:value="0" calcext:value-type="float">
            <text:p>0</text:p>
          </table:table-cell>
          <table:table-cell table:style-name="ce668" table:formula="of:=SUM([.AC13:.AC33])" office:value-type="float" office:value="0" calcext:value-type="float">
            <text:p>0</text:p>
          </table:table-cell>
          <table:table-cell table:style-name="ce668" table:formula="of:=SUM([.AD13:.AD33])" office:value-type="float" office:value="0" calcext:value-type="float">
            <text:p>0</text:p>
          </table:table-cell>
          <table:table-cell table:style-name="ce668" table:formula="of:=SUM([.AE13:.AE33])" office:value-type="float" office:value="0" calcext:value-type="float">
            <text:p>0</text:p>
          </table:table-cell>
          <table:table-cell table:style-name="ce668" table:formula="of:=SUM([.AF13:.AF33])" office:value-type="float" office:value="0" calcext:value-type="float">
            <text:p>0</text:p>
          </table:table-cell>
          <table:table-cell table:style-name="ce668" table:formula="of:=SUM([.AG13:.AG33])" office:value-type="float" office:value="0" calcext:value-type="float">
            <text:p>0</text:p>
          </table:table-cell>
          <table:table-cell table:style-name="ce668" table:formula="of:=SUM([.AH13:.AH33])" office:value-type="float" office:value="0" calcext:value-type="float">
            <text:p>0</text:p>
          </table:table-cell>
          <table:table-cell table:style-name="ce668" table:formula="of:=SUM([.AI13:.AI33])" office:value-type="float" office:value="0" calcext:value-type="float">
            <text:p>0</text:p>
          </table:table-cell>
          <table:table-cell table:style-name="ce668" table:formula="of:=SUM([.AJ13:.AJ33])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685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1" table:style-name="ce668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35]/([.$C$35]-[.C36])" office:value-type="percentage" office:value="1" calcext:value-type="percentage">
            <text:p>100%</text:p>
          </table:table-cell>
          <table:table-cell table:style-name="ce831" table:formula="of:=AVERAGEIF([.F37:.AMJ37];&quot;&lt;&gt;0&quot;)" office:value-type="percentage" office:value="0.697639225181598" calcext:value-type="percentage">
            <text:p>69.76%</text:p>
          </table:table-cell>
          <table:table-cell table:style-name="ce669"/>
          <table:table-cell table:style-name="ce182" table:formula="of:=[.F35]/([.$C$35]-[.F36])" office:value-type="percentage" office:value="0.61864406779661" calcext:value-type="percentage">
            <text:p>62%</text:p>
          </table:table-cell>
          <table:table-cell table:style-name="ce182" table:formula="of:=[.G35]/([.$C$35]-[.G36])" office:value-type="percentage" office:value="0.713276836158192" calcext:value-type="percentage">
            <text:p>71%</text:p>
          </table:table-cell>
          <table:table-cell table:style-name="ce182" table:formula="of:=[.H35]/([.$C$35]-[.H36])" office:value-type="percentage" office:value="0.669491525423729" calcext:value-type="percentage">
            <text:p>67%</text:p>
          </table:table-cell>
          <table:table-cell table:style-name="ce182" table:formula="of:=[.I35]/([.$C$35]-[.I36])" office:value-type="percentage" office:value="1.05028248587571" calcext:value-type="percentage">
            <text:p>105%</text:p>
          </table:table-cell>
          <table:table-cell table:style-name="ce182" table:formula="of:=[.J35]/([.$C$35]-[.J36])" office:value-type="percentage" office:value="0.69180790960452" calcext:value-type="percentage">
            <text:p>69%</text:p>
          </table:table-cell>
          <table:table-cell table:style-name="ce182" table:formula="of:=[.K35]/([.$C$35]-[.K36])" office:value-type="percentage" office:value="0.634180790960452" calcext:value-type="percentage">
            <text:p>63%</text:p>
          </table:table-cell>
          <table:table-cell table:style-name="ce182" table:formula="of:=[.L35]/([.$C$35]-[.L36])" office:value-type="percentage" office:value="0.740112994350282" calcext:value-type="percentage">
            <text:p>74%</text:p>
          </table:table-cell>
          <table:table-cell table:style-name="ce182" table:formula="of:=[.M35]/([.$C$35]-[.M36])" office:value-type="percentage" office:value="0.755932203389831" calcext:value-type="percentage">
            <text:p>76%</text:p>
          </table:table-cell>
          <table:table-cell table:style-name="ce182" table:formula="of:=[.N35]/([.$C$35]-[.N36])" office:value-type="percentage" office:value="0.694915254237288" calcext:value-type="percentage">
            <text:p>69%</text:p>
          </table:table-cell>
          <table:table-cell table:style-name="ce182" table:formula="of:=[.O35]/([.$C$35]-[.O36])" office:value-type="percentage" office:value="0.618079096045198" calcext:value-type="percentage">
            <text:p>62%</text:p>
          </table:table-cell>
          <table:table-cell table:style-name="ce182" table:formula="of:=[.P35]/([.$C$35]-[.P36])" office:value-type="percentage" office:value="0.635028248587571" calcext:value-type="percentage">
            <text:p>64%</text:p>
          </table:table-cell>
          <table:table-cell table:style-name="ce182" table:formula="of:=[.Q35]/([.$C$35]-[.Q36])" office:value-type="percentage" office:value="0.615819209039548" calcext:value-type="percentage">
            <text:p>62%</text:p>
          </table:table-cell>
          <table:table-cell table:style-name="ce182" table:formula="of:=[.R35]/([.$C$35]-[.R36])" office:value-type="percentage" office:value="0.644067796610169" calcext:value-type="percentage">
            <text:p>64%</text:p>
          </table:table-cell>
          <table:table-cell table:style-name="ce182" table:formula="of:=[.S35]/([.$C$35]-[.S36])" office:value-type="percentage" office:value="0.685310734463277" calcext:value-type="percentage">
            <text:p>69%</text:p>
          </table:table-cell>
          <table:table-cell table:style-name="ce182" table:formula="of:=[.T35]/([.$C$35]-[.T36])" office:value-type="percentage" office:value="0" calcext:value-type="percentage">
            <text:p>0%</text:p>
          </table:table-cell>
          <table:table-cell table:style-name="ce182" table:formula="of:=[.U35]/([.$C$35]-[.U36])" office:value-type="percentage" office:value="0" calcext:value-type="percentage">
            <text:p>0%</text:p>
          </table:table-cell>
          <table:table-cell table:style-name="ce182" table:formula="of:=[.V35]/([.$C$35]-[.V36])" office:value-type="percentage" office:value="0" calcext:value-type="percentage">
            <text:p>0%</text:p>
          </table:table-cell>
          <table:table-cell table:style-name="ce182" table:formula="of:=[.W35]/([.$C$35]-[.W36])" office:value-type="percentage" office:value="0" calcext:value-type="percentage">
            <text:p>0%</text:p>
          </table:table-cell>
          <table:table-cell table:style-name="ce182" table:formula="of:=[.X35]/([.$C$35]-[.X36])" office:value-type="percentage" office:value="0" calcext:value-type="percentage">
            <text:p>0%</text:p>
          </table:table-cell>
          <table:table-cell table:style-name="ce182" table:formula="of:=[.Y35]/([.$C$35]-[.Y36])" office:value-type="percentage" office:value="0" calcext:value-type="percentage">
            <text:p>0%</text:p>
          </table:table-cell>
          <table:table-cell table:style-name="ce182" table:formula="of:=[.Z35]/([.$C$35]-[.Z36])" office:value-type="percentage" office:value="0" calcext:value-type="percentage">
            <text:p>0%</text:p>
          </table:table-cell>
          <table:table-cell table:style-name="ce182" table:formula="of:=[.AA35]/([.$C$35]-[.AA36])" office:value-type="percentage" office:value="0" calcext:value-type="percentage">
            <text:p>0%</text:p>
          </table:table-cell>
          <table:table-cell table:style-name="ce182" table:formula="of:=[.AB35]/([.$C$35]-[.AB36])" office:value-type="percentage" office:value="0" calcext:value-type="percentage">
            <text:p>0%</text:p>
          </table:table-cell>
          <table:table-cell table:style-name="ce182" table:formula="of:=[.AC35]/([.$C$35]-[.AC36])" office:value-type="percentage" office:value="0" calcext:value-type="percentage">
            <text:p>0%</text:p>
          </table:table-cell>
          <table:table-cell table:style-name="ce182" table:formula="of:=[.AD35]/([.$C$35]-[.AD36])" office:value-type="percentage" office:value="0" calcext:value-type="percentage">
            <text:p>0%</text:p>
          </table:table-cell>
          <table:table-cell table:style-name="ce182" table:formula="of:=[.AE35]/([.$C$35]-[.AE36])" office:value-type="percentage" office:value="0" calcext:value-type="percentage">
            <text:p>0%</text:p>
          </table:table-cell>
          <table:table-cell table:style-name="ce182" table:formula="of:=[.AF35]/([.$C$35]-[.AF36])" office:value-type="percentage" office:value="0" calcext:value-type="percentage">
            <text:p>0%</text:p>
          </table:table-cell>
          <table:table-cell table:style-name="ce182" table:formula="of:=[.AG35]/([.$C$35]-[.AG36])" office:value-type="percentage" office:value="0" calcext:value-type="percentage">
            <text:p>0%</text:p>
          </table:table-cell>
          <table:table-cell table:style-name="ce182" table:formula="of:=[.AH35]/([.$C$35]-[.AH36])" office:value-type="percentage" office:value="0" calcext:value-type="percentage">
            <text:p>0%</text:p>
          </table:table-cell>
          <table:table-cell table:style-name="ce182" table:formula="of:=[.AI35]/([.$C$35]-[.AI36])" office:value-type="percentage" office:value="0" calcext:value-type="percentage">
            <text:p>0%</text:p>
          </table:table-cell>
          <table:table-cell table:style-name="ce182" table:formula="of:=[.AJ35]/([.$C$35]-[.AJ36])" office:value-type="percentage" office:value="0" calcext:value-type="percentage">
            <text:p>0%</text:p>
          </table:table-cell>
          <table:table-cell table:style-name="ce669" table:number-columns-repeated="988"/>
        </table:table-row>
        <table:table-row table:style-name="ro11">
          <table:table-cell table:style-name="ce684"/>
          <table:table-cell table:style-name="ce656"/>
          <table:table-cell table:style-name="ce667" table:number-columns-repeated="34"/>
          <table:table-cell table:style-name="ce680" table:number-columns-repeated="988"/>
        </table:table-row>
        <table:table-row table:style-name="ro9">
          <table:table-cell table:style-name="Header"/>
          <table:table-cell table:style-name="Header" office:value-type="string" calcext:value-type="string">
            <text:p>Participation</text:p>
          </table:table-cell>
          <table:table-cell table:style-name="Header" table:number-columns-repeated="1022"/>
        </table:table-row>
        <table:table-row table:style-name="ro3">
          <table:table-cell table:style-name="ce167" office:value-type="date" office:date-value="2016-08-15" calcext:value-type="date">
            <text:p>8/15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0:.AMJ40];&quot;&lt;&gt;0&quot;)" office:value-type="float" office:value="5" calcext:value-type="float">
            <text:p>5</text:p>
          </table:table-cell>
          <table:table-cell table:style-name="ce171" table:number-matrix-columns-spanned="1" table:number-matrix-rows-spanned="1" table:formula="of:=STDEV(IF([.F40:.AMJ40]&lt;&gt;0;[.F40:.AMJ40]))" office:value-type="float" office:value="0" calcext:value-type="float">
            <text:p>0</text:p>
          </table:table-cell>
          <table:table-cell table:number-columns-repeated="8" table:style-name="ce171" office:value-type="float" office:value="5" calcext:value-type="float">
            <text:p>5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8-16" calcext:value-type="date">
            <text:p>8/16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1:.AMJ41];&quot;&lt;&gt;0&quot;)" office:value-type="float" office:value="5" calcext:value-type="float">
            <text:p>5</text:p>
          </table:table-cell>
          <table:table-cell table:style-name="ce171" table:number-matrix-columns-spanned="1" table:number-matrix-rows-spanned="1" table:formula="of:=STDEV(IF([.F41:.AMJ41]&lt;&gt;0;[.F41:.AMJ41]))" office:value-type="float" office:value="0" calcext:value-type="float">
            <text:p>0</text:p>
          </table:table-cell>
          <table:table-cell table:number-columns-repeated="14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0">
          <table:table-cell table:style-name="ce167" office:value-type="date" office:date-value="2016-08-17" calcext:value-type="date">
            <text:p>8/17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2:.AMJ42];&quot;&lt;&gt;0&quot;)" office:value-type="float" office:value="4.82142857142857" calcext:value-type="float">
            <text:p>4.82142857142857</text:p>
          </table:table-cell>
          <table:table-cell table:style-name="ce171" table:number-matrix-columns-spanned="1" table:number-matrix-rows-spanned="1" table:formula="of:=STDEV(IF([.F42:.AMJ42]&lt;&gt;0;[.F42:.AMJ42]))" office:value-type="float" office:value="0.668153104781061" calcext:value-type="float">
            <text:p>0.668153104781061</text:p>
          </table:table-cell>
          <table:table-cell table:number-columns-repeated="10" table:style-name="ce171" office:value-type="float" office:value="5" calcext:value-type="float">
            <text:p>5</text:p>
          </table:table-cell>
          <table:table-cell table:style-name="ce872" office:value-type="float" office:value="2.5" calcext:value-type="float">
            <text:p>2.5</text:p>
          </table:table-cell>
          <table:table-cell table:number-columns-repeated="3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0">
          <table:table-cell table:style-name="ce167" office:value-type="date" office:date-value="2016-08-18" calcext:value-type="date">
            <text:p>8/18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3:.AMJ43];&quot;&lt;&gt;0&quot;)" office:value-type="float" office:value="4.82142857142857" calcext:value-type="float">
            <text:p>4.82142857142857</text:p>
          </table:table-cell>
          <table:table-cell table:style-name="ce171" table:number-matrix-columns-spanned="1" table:number-matrix-rows-spanned="1" table:formula="of:=STDEV(IF([.F43:.AMJ43]&lt;&gt;0;[.F43:.AMJ43]))" office:value-type="float" office:value="0.668153104781061" calcext:value-type="float">
            <text:p>0.668153104781061</text:p>
          </table:table-cell>
          <table:table-cell table:number-columns-repeated="7" table:style-name="ce171" office:value-type="float" office:value="5" calcext:value-type="float">
            <text:p>5</text:p>
          </table:table-cell>
          <table:table-cell table:style-name="ce863" office:value-type="float" office:value="2.5" calcext:value-type="float">
            <text:p>2.5</text:p>
          </table:table-cell>
          <table:table-cell table:number-columns-repeated="6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0">
          <table:table-cell table:style-name="ce167" office:value-type="date" office:date-value="2016-08-19" calcext:value-type="date">
            <text:p>8/19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4:.AMJ44];&quot;&lt;&gt;0&quot;)" office:value-type="float" office:value="4.46428571428571" calcext:value-type="float">
            <text:p>4.46428571428571</text:p>
          </table:table-cell>
          <table:table-cell table:style-name="ce171" table:number-matrix-columns-spanned="1" table:number-matrix-rows-spanned="1" table:formula="of:=STDEV(IF([.F44:.AMJ44]&lt;&gt;0;[.F44:.AMJ44]))" office:value-type="float" office:value="1.0645382840658" calcext:value-type="float">
            <text:p>1.0645382840658</text:p>
          </table:table-cell>
          <table:table-cell table:number-columns-repeated="2" table:style-name="ce171" office:value-type="float" office:value="2.5" calcext:value-type="float">
            <text:p>2.5</text:p>
          </table:table-cell>
          <table:table-cell table:number-columns-repeated="3" table:style-name="ce171" office:value-type="float" office:value="5" calcext:value-type="float">
            <text:p>5</text:p>
          </table:table-cell>
          <table:table-cell table:style-name="ce854" office:value-type="float" office:value="2.5" calcext:value-type="float">
            <text:p>2.5</text:p>
          </table:table-cell>
          <table:table-cell table:number-columns-repeated="8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3">
          <table:table-cell table:style-name="ce167" office:value-type="date" office:date-value="2016-08-22" calcext:value-type="date">
            <text:p>8/22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5:.AMJ45];&quot;&lt;&gt;0&quot;)" office:value-type="float" office:value="4.46428571428571" calcext:value-type="float">
            <text:p>4.46428571428571</text:p>
          </table:table-cell>
          <table:table-cell table:style-name="ce171" table:number-matrix-columns-spanned="1" table:number-matrix-rows-spanned="1" table:formula="of:=STDEV(IF([.F45:.AMJ45]&lt;&gt;0;[.F45:.AMJ45]))" office:value-type="float" office:value="1.0645382840658" calcext:value-type="float">
            <text:p>1.0645382840658</text:p>
          </table:table-cell>
          <table:table-cell table:number-columns-repeated="3" table:style-name="ce171" office:value-type="float" office:value="5" calcext:value-type="float">
            <text:p>5</text:p>
          </table:table-cell>
          <table:table-cell table:style-name="ce171" office:value-type="float" office:value="2.5" calcext:value-type="float">
            <text:p>2.5</text:p>
          </table:table-cell>
          <table:table-cell table:number-columns-repeated="5" table:style-name="ce171" office:value-type="float" office:value="5" calcext:value-type="float">
            <text:p>5</text:p>
          </table:table-cell>
          <table:table-cell table:style-name="ce171" office:value-type="float" office:value="2.5" calcext:value-type="float">
            <text:p>2.5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style-name="ce171" office:value-type="float" office:value="2.5" calcext:value-type="float">
            <text:p>2.5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8-23" calcext:value-type="date">
            <text:p>8/23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6:.AMJ46];&quot;&lt;&gt;0&quot;)" office:value-type="float" office:value="4.80769230769231" calcext:value-type="float">
            <text:p>4.80769230769231</text:p>
          </table:table-cell>
          <table:table-cell table:style-name="ce171" table:number-matrix-columns-spanned="1" table:number-matrix-rows-spanned="1" table:formula="of:=STDEV(IF([.F46:.AMJ46]&lt;&gt;0;[.F46:.AMJ46]))" office:value-type="float" office:value="0.693375245281536" calcext:value-type="float">
            <text:p>0.693375245281536</text:p>
          </table:table-cell>
          <table:table-cell table:style-name="ce171" office:value-type="float" office:value="2.5" calcext:value-type="float">
            <text:p>2.5</text:p>
          </table:table-cell>
          <table:table-cell table:number-columns-repeated="5" table:style-name="ce171" office:value-type="float" office:value="5" calcext:value-type="float">
            <text:p>5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7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8-24" calcext:value-type="date">
            <text:p>8/24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7:.AMJ47];&quot;&lt;&gt;0&quot;)" office:value-type="float" office:value="4.82142857142857" calcext:value-type="float">
            <text:p>4.82142857142857</text:p>
          </table:table-cell>
          <table:table-cell table:style-name="ce171" table:number-matrix-columns-spanned="1" table:number-matrix-rows-spanned="1" table:formula="of:=STDEV(IF([.F47:.AMJ47]&lt;&gt;0;[.F47:.AMJ47]))" office:value-type="float" office:value="0.668153104781061" calcext:value-type="float">
            <text:p>0.668153104781061</text:p>
          </table:table-cell>
          <table:table-cell table:style-name="ce171" office:value-type="float" office:value="2.5" calcext:value-type="float">
            <text:p>2.5</text:p>
          </table:table-cell>
          <table:table-cell table:number-columns-repeated="13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0">
          <table:table-cell table:style-name="ce167" office:value-type="date" office:date-value="2016-08-25" calcext:value-type="date">
            <text:p>8/25/2016</text:p>
          </table:table-cell>
          <table:table-cell table:style-name="ce169" office:value-type="string" calcext:value-type="string">
            <text:p>Bellwork (very few got it)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8:.AMJ48];&quot;&lt;&gt;0&quot;)" office:value-type="float" office:value="4.82142857142857" calcext:value-type="float">
            <text:p>4.82142857142857</text:p>
          </table:table-cell>
          <table:table-cell table:style-name="ce171" table:number-matrix-columns-spanned="1" table:number-matrix-rows-spanned="1" table:formula="of:=STDEV(IF([.F48:.AMJ48]&lt;&gt;0;[.F48:.AMJ48]))" office:value-type="float" office:value="0.668153104781061" calcext:value-type="float">
            <text:p>0.668153104781061</text:p>
          </table:table-cell>
          <table:table-cell table:number-columns-repeated="3" table:style-name="ce171" office:value-type="float" office:value="5" calcext:value-type="float">
            <text:p>5</text:p>
          </table:table-cell>
          <table:table-cell table:style-name="ce846" office:value-type="float" office:value="2.5" calcext:value-type="float">
            <text:p>2.5</text:p>
          </table:table-cell>
          <table:table-cell table:number-columns-repeated="10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0">
          <table:table-cell table:style-name="ce167" office:value-type="date" office:date-value="2016-08-26" calcext:value-type="date">
            <text:p>8/26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49:.AMJ49];&quot;&lt;&gt;0&quot;)" office:value-type="float" office:value="4.82142857142857" calcext:value-type="float">
            <text:p>4.82142857142857</text:p>
          </table:table-cell>
          <table:table-cell table:style-name="ce171" table:number-matrix-columns-spanned="1" table:number-matrix-rows-spanned="1" table:formula="of:=STDEV(IF([.F49:.AMJ49]&lt;&gt;0;[.F49:.AMJ49]))" office:value-type="float" office:value="0.668153104781061" calcext:value-type="float">
            <text:p>0.668153104781061</text:p>
          </table:table-cell>
          <table:table-cell table:number-columns-repeated="5" table:style-name="ce171" office:value-type="float" office:value="5" calcext:value-type="float">
            <text:p>5</text:p>
          </table:table-cell>
          <table:table-cell table:style-name="ce855" office:value-type="float" office:value="2.5" calcext:value-type="float">
            <text:p>2.5</text:p>
          </table:table-cell>
          <table:table-cell table:number-columns-repeated="8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10">
          <table:table-cell table:style-name="ce167" office:value-type="date" office:date-value="2016-08-29" calcext:value-type="date">
            <text:p>8/29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50:.AMJ50];&quot;&lt;&gt;0&quot;)" office:value-type="float" office:value="4.10714285714286" calcext:value-type="float">
            <text:p>4.10714285714286</text:p>
          </table:table-cell>
          <table:table-cell table:style-name="ce171" table:number-matrix-columns-spanned="1" table:number-matrix-rows-spanned="1" table:formula="of:=STDEV(IF([.F50:.AMJ50]&lt;&gt;0;[.F50:.AMJ50]))" office:value-type="float" office:value="1.24311289524712" calcext:value-type="float">
            <text:p>1.24311289524712</text:p>
          </table:table-cell>
          <table:table-cell table:number-columns-repeated="2" table:style-name="ce171" office:value-type="float" office:value="2.5" calcext:value-type="float">
            <text:p>2.5</text:p>
          </table:table-cell>
          <table:table-cell table:style-name="ce171" office:value-type="float" office:value="5" calcext:value-type="float">
            <text:p>5</text:p>
          </table:table-cell>
          <table:table-cell table:style-name="ce847" office:value-type="float" office:value="2.5" calcext:value-type="float">
            <text:p>2.5</text:p>
          </table:table-cell>
          <table:table-cell table:number-columns-repeated="5" table:style-name="ce171" office:value-type="float" office:value="5" calcext:value-type="float">
            <text:p>5</text:p>
          </table:table-cell>
          <table:table-cell table:style-name="ce171" office:value-type="float" office:value="2.5" calcext:value-type="float">
            <text:p>2.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2.5" calcext:value-type="float">
            <text:p>2.5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8-30" calcext:value-type="date">
            <text:p>8/30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51:.AMJ51];&quot;&lt;&gt;0&quot;)" office:value-type="float" office:value="3.95833333333333" calcext:value-type="float">
            <text:p>3.95833333333333</text:p>
          </table:table-cell>
          <table:table-cell table:style-name="ce171" table:number-matrix-columns-spanned="1" table:number-matrix-rows-spanned="1" table:formula="of:=STDEV(IF([.F51:.AMJ51]&lt;&gt;0;[.F51:.AMJ51]))" office:value-type="float" office:value="1.28732162636109" calcext:value-type="float">
            <text:p>1.28732162636109</text:p>
          </table:table-cell>
          <table:table-cell table:style-name="ce171" office:value-type="float" office:value="2.5" calcext:value-type="float">
            <text:p>2.5</text:p>
          </table:table-cell>
          <table:table-cell table:number-columns-repeated="3" table:style-name="ce171" office:value-type="float" office:value="5" calcext:value-type="float">
            <text:p>5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number-columns-repeated="2" table:style-name="ce171" office:value-type="float" office:value="2.5" calcext:value-type="float">
            <text:p>2.5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2.5" calcext:value-type="float">
            <text:p>2.5</text:p>
          </table:table-cell>
          <table:table-cell table:number-columns-repeated="2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9-02" calcext:value-type="date">
            <text:p>9/2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52:.AMJ52];&quot;&lt;&gt;0&quot;)" office:value-type="float" office:value="5" calcext:value-type="float">
            <text:p>5</text:p>
          </table:table-cell>
          <table:table-cell table:style-name="ce171" table:number-matrix-columns-spanned="1" table:number-matrix-rows-spanned="1" table:formula="of:=STDEV(IF([.F52:.AMJ52]&lt;&gt;0;[.F52:.AMJ52]))" office:value-type="float" office:value="0" calcext:value-type="float">
            <text:p>0</text:p>
          </table:table-cell>
          <table:table-cell table:number-columns-repeated="4" table:style-name="ce838" office:value-type="float" office:value="5" calcext:value-type="float">
            <text:p>5</text:p>
          </table:table-cell>
          <table:table-cell table:style-name="ce838" office:value-type="float" office:value="0" calcext:value-type="float">
            <text:p>0</text:p>
          </table:table-cell>
          <table:table-cell table:number-columns-repeated="4" table:style-name="ce838" office:value-type="float" office:value="5" calcext:value-type="float">
            <text:p>5</text:p>
          </table:table-cell>
          <table:table-cell table:style-name="ce838" office:value-type="float" office:value="0" calcext:value-type="float">
            <text:p>0</text:p>
          </table:table-cell>
          <table:table-cell table:number-columns-repeated="4" table:style-name="ce838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167" office:value-type="date" office:date-value="2016-09-09" calcext:value-type="date">
            <text:p>9/9/2016</text:p>
          </table:table-cell>
          <table:table-cell table:style-name="ce169" office:value-type="string" calcext:value-type="string">
            <text:p>Bellwork</text:p>
          </table:table-cell>
          <table:table-cell table:style-name="ce171" office:value-type="float" office:value="5" calcext:value-type="float">
            <text:p>5</text:p>
          </table:table-cell>
          <table:table-cell table:style-name="ce171" table:formula="of:=AVERAGEIF([.F53:.AMJ53];&quot;&lt;&gt;0&quot;)" office:value-type="float" office:value="5" calcext:value-type="float">
            <text:p>5</text:p>
          </table:table-cell>
          <table:table-cell table:style-name="ce171" table:number-matrix-columns-spanned="1" table:number-matrix-rows-spanned="1" table:formula="of:=STDEV(IF([.F53:.AMJ53]&lt;&gt;0;[.F53:.AMJ53]))" office:value-type="float" office:value="0" calcext:value-type="float">
            <text:p>0</text:p>
          </table:table-cell>
          <table:table-cell table:number-columns-repeated="14" table:style-name="ce171" office:value-type="float" office:value="5" calcext:value-type="float">
            <text:p>5</text:p>
          </table:table-cell>
          <table:table-cell table:style-name="ce171" table:number-columns-repeated="17"/>
          <table:table-cell table:style-name="ce248" table:number-columns-repeated="988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94" office:value-type="float" office:value="0" calcext:value-type="float">
            <text:p>0</text:p>
          </table:table-cell>
          <table:table-cell table:style-name="ce646" table:number-columns-repeated="4"/>
          <table:table-cell table:number-columns-repeated="12"/>
          <table:table-cell table:style-name="ce694" table:number-columns-repeated="17"/>
          <table:table-cell table:style-name="ce680" table:number-columns-repeated="988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1" calcext:value-type="float">
            <text:p>0.1</text:p>
          </table:table-cell>
          <table:table-cell table:style-name="ce692" table:number-columns-repeated="2"/>
          <table:table-cell table:style-name="ce646" table:number-columns-repeated="2"/>
          <table:table-cell table:number-columns-repeated="12"/>
          <table:table-cell table:style-name="ce667" table:number-columns-repeated="17"/>
          <table:table-cell table:style-name="ce680" table:number-columns-repeated="988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BTOTAL(109;[.C40:.C54])" office:value-type="float" office:value="70" calcext:value-type="float">
            <text:p>70</text:p>
          </table:table-cell>
          <table:table-cell table:style-name="ce693" table:number-columns-repeated="2"/>
          <table:table-cell table:style-name="ce693" table:formula="of:=SUBTOTAL(109;[.F40:.F54])" office:value-type="float" office:value="57.5" calcext:value-type="float">
            <text:p>57.5</text:p>
          </table:table-cell>
          <table:table-cell table:style-name="ce693" table:formula="of:=SUBTOTAL(109;[.G40:.G54])" office:value-type="float" office:value="65" calcext:value-type="float">
            <text:p>65</text:p>
          </table:table-cell>
          <table:table-cell table:style-name="ce693" table:formula="of:=SUBTOTAL(109;[.H40:.H54])" office:value-type="float" office:value="70" calcext:value-type="float">
            <text:p>70</text:p>
          </table:table-cell>
          <table:table-cell table:style-name="ce693" table:formula="of:=SUBTOTAL(109;[.I40:.I54])" office:value-type="float" office:value="62.5" calcext:value-type="float">
            <text:p>62.5</text:p>
          </table:table-cell>
          <table:table-cell table:style-name="ce693" table:formula="of:=SUBTOTAL(109;[.J40:.J54])" office:value-type="float" office:value="60" calcext:value-type="float">
            <text:p>60</text:p>
          </table:table-cell>
          <table:table-cell table:style-name="ce693" table:formula="of:=SUBTOTAL(109;[.K40:.K54])" office:value-type="float" office:value="65" calcext:value-type="float">
            <text:p>65</text:p>
          </table:table-cell>
          <table:table-cell table:style-name="ce693" table:formula="of:=SUBTOTAL(109;[.L40:.L54])" office:value-type="float" office:value="65" calcext:value-type="float">
            <text:p>65</text:p>
          </table:table-cell>
          <table:table-cell table:style-name="ce693" table:formula="of:=SUBTOTAL(109;[.M40:.M54])" office:value-type="float" office:value="65" calcext:value-type="float">
            <text:p>65</text:p>
          </table:table-cell>
          <table:table-cell table:style-name="ce693" table:formula="of:=SUBTOTAL(109;[.N40:.N54])" office:value-type="float" office:value="62.5" calcext:value-type="float">
            <text:p>62.5</text:p>
          </table:table-cell>
          <table:table-cell table:style-name="ce693" table:formula="of:=SUBTOTAL(109;[.O40:.O54])" office:value-type="float" office:value="55" calcext:value-type="float">
            <text:p>55</text:p>
          </table:table-cell>
          <table:table-cell table:style-name="ce693" table:formula="of:=SUBTOTAL(109;[.P40:.P54])" office:value-type="float" office:value="65" calcext:value-type="float">
            <text:p>65</text:p>
          </table:table-cell>
          <table:table-cell table:style-name="ce693" table:formula="of:=SUBTOTAL(109;[.Q40:.Q54])" office:value-type="float" office:value="60" calcext:value-type="float">
            <text:p>60</text:p>
          </table:table-cell>
          <table:table-cell table:style-name="ce693" table:formula="of:=SUBTOTAL(109;[.R40:.R54])" office:value-type="float" office:value="62.5" calcext:value-type="float">
            <text:p>62.5</text:p>
          </table:table-cell>
          <table:table-cell table:style-name="ce693" table:formula="of:=SUBTOTAL(109;[.S40:.S54])" office:value-type="float" office:value="70" calcext:value-type="float">
            <text:p>70</text:p>
          </table:table-cell>
          <table:table-cell table:style-name="ce693" table:formula="of:=SUBTOTAL(109;[.T40:.T54])" office:value-type="float" office:value="0" calcext:value-type="float">
            <text:p>0</text:p>
          </table:table-cell>
          <table:table-cell table:style-name="ce693" table:formula="of:=SUBTOTAL(109;[.U40:.U54])" office:value-type="float" office:value="0" calcext:value-type="float">
            <text:p>0</text:p>
          </table:table-cell>
          <table:table-cell table:style-name="ce693" table:formula="of:=SUBTOTAL(109;[.V40:.V54])" office:value-type="float" office:value="0" calcext:value-type="float">
            <text:p>0</text:p>
          </table:table-cell>
          <table:table-cell table:style-name="ce693" table:formula="of:=SUBTOTAL(109;[.W40:.W54])" office:value-type="float" office:value="0" calcext:value-type="float">
            <text:p>0</text:p>
          </table:table-cell>
          <table:table-cell table:style-name="ce693" table:formula="of:=SUBTOTAL(109;[.X40:.X54])" office:value-type="float" office:value="0" calcext:value-type="float">
            <text:p>0</text:p>
          </table:table-cell>
          <table:table-cell table:style-name="ce693" table:formula="of:=SUBTOTAL(109;[.Y40:.Y54])" office:value-type="float" office:value="0" calcext:value-type="float">
            <text:p>0</text:p>
          </table:table-cell>
          <table:table-cell table:style-name="ce693" table:formula="of:=SUBTOTAL(109;[.Z40:.Z54])" office:value-type="float" office:value="0" calcext:value-type="float">
            <text:p>0</text:p>
          </table:table-cell>
          <table:table-cell table:style-name="ce693" table:formula="of:=SUBTOTAL(109;[.AA40:.AA54])" office:value-type="float" office:value="0" calcext:value-type="float">
            <text:p>0</text:p>
          </table:table-cell>
          <table:table-cell table:style-name="ce693" table:formula="of:=SUBTOTAL(109;[.AB40:.AB54])" office:value-type="float" office:value="0" calcext:value-type="float">
            <text:p>0</text:p>
          </table:table-cell>
          <table:table-cell table:style-name="ce693" table:formula="of:=SUBTOTAL(109;[.AC40:.AC54])" office:value-type="float" office:value="0" calcext:value-type="float">
            <text:p>0</text:p>
          </table:table-cell>
          <table:table-cell table:style-name="ce693" table:formula="of:=SUBTOTAL(109;[.AD40:.AD54])" office:value-type="float" office:value="0" calcext:value-type="float">
            <text:p>0</text:p>
          </table:table-cell>
          <table:table-cell table:style-name="ce693" table:formula="of:=SUBTOTAL(109;[.AE40:.AE54])" office:value-type="float" office:value="0" calcext:value-type="float">
            <text:p>0</text:p>
          </table:table-cell>
          <table:table-cell table:style-name="ce693" table:formula="of:=SUBTOTAL(109;[.AF40:.AF54])" office:value-type="float" office:value="0" calcext:value-type="float">
            <text:p>0</text:p>
          </table:table-cell>
          <table:table-cell table:style-name="ce693" table:formula="of:=SUBTOTAL(109;[.AG40:.AG54])" office:value-type="float" office:value="0" calcext:value-type="float">
            <text:p>0</text:p>
          </table:table-cell>
          <table:table-cell table:style-name="ce693" table:formula="of:=SUBTOTAL(109;[.AH40:.AH54])" office:value-type="float" office:value="0" calcext:value-type="float">
            <text:p>0</text:p>
          </table:table-cell>
          <table:table-cell table:style-name="ce693" table:formula="of:=SUBTOTAL(109;[.AI40:.AI54])" office:value-type="float" office:value="0" calcext:value-type="float">
            <text:p>0</text:p>
          </table:table-cell>
          <table:table-cell table:style-name="ce693" table:formula="of:=SUBTOTAL(109;[.AJ40:.AJ54])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56]/[.$C$56]" office:value-type="percentage" office:value="1" calcext:value-type="percentage">
            <text:p>100%</text:p>
          </table:table-cell>
          <table:table-cell table:style-name="ce832" table:formula="of:=AVERAGEIF([.F57:.AMJ57];&quot;&lt;&gt;0&quot;)" office:value-type="percentage" office:value="0.903061224489796" calcext:value-type="percentage">
            <text:p>90.31%</text:p>
          </table:table-cell>
          <table:table-cell table:style-name="ce669"/>
          <table:table-cell table:style-name="ce182" table:formula="of:=[.F56]/[.$C$56]" office:value-type="percentage" office:value="0.821428571428571" calcext:value-type="percentage">
            <text:p>82%</text:p>
          </table:table-cell>
          <table:table-cell table:style-name="ce182" table:formula="of:=[.G56]/[.$C$56]" office:value-type="percentage" office:value="0.928571428571429" calcext:value-type="percentage">
            <text:p>93%</text:p>
          </table:table-cell>
          <table:table-cell table:style-name="ce182" table:formula="of:=[.H56]/[.$C$56]" office:value-type="percentage" office:value="1" calcext:value-type="percentage">
            <text:p>100%</text:p>
          </table:table-cell>
          <table:table-cell table:style-name="ce182" table:formula="of:=[.I56]/[.$C$56]" office:value-type="percentage" office:value="0.892857142857143" calcext:value-type="percentage">
            <text:p>89%</text:p>
          </table:table-cell>
          <table:table-cell table:style-name="ce182" table:formula="of:=[.J56]/[.$C$56]" office:value-type="percentage" office:value="0.857142857142857" calcext:value-type="percentage">
            <text:p>86%</text:p>
          </table:table-cell>
          <table:table-cell table:style-name="ce182" table:formula="of:=[.K56]/[.$C$56]" office:value-type="percentage" office:value="0.928571428571429" calcext:value-type="percentage">
            <text:p>93%</text:p>
          </table:table-cell>
          <table:table-cell table:style-name="ce182" table:formula="of:=[.L56]/[.$C$56]" office:value-type="percentage" office:value="0.928571428571429" calcext:value-type="percentage">
            <text:p>93%</text:p>
          </table:table-cell>
          <table:table-cell table:style-name="ce182" table:formula="of:=[.M56]/[.$C$56]" office:value-type="percentage" office:value="0.928571428571429" calcext:value-type="percentage">
            <text:p>93%</text:p>
          </table:table-cell>
          <table:table-cell table:style-name="ce182" table:formula="of:=[.N56]/[.$C$56]" office:value-type="percentage" office:value="0.892857142857143" calcext:value-type="percentage">
            <text:p>89%</text:p>
          </table:table-cell>
          <table:table-cell table:style-name="ce182" table:formula="of:=[.O56]/[.$C$56]" office:value-type="percentage" office:value="0.785714285714286" calcext:value-type="percentage">
            <text:p>79%</text:p>
          </table:table-cell>
          <table:table-cell table:style-name="ce182" table:formula="of:=[.P56]/[.$C$56]" office:value-type="percentage" office:value="0.928571428571429" calcext:value-type="percentage">
            <text:p>93%</text:p>
          </table:table-cell>
          <table:table-cell table:style-name="ce182" table:formula="of:=[.Q56]/[.$C$56]" office:value-type="percentage" office:value="0.857142857142857" calcext:value-type="percentage">
            <text:p>86%</text:p>
          </table:table-cell>
          <table:table-cell table:style-name="ce182" table:formula="of:=[.R56]/[.$C$56]" office:value-type="percentage" office:value="0.892857142857143" calcext:value-type="percentage">
            <text:p>89%</text:p>
          </table:table-cell>
          <table:table-cell table:style-name="ce182" table:formula="of:=[.S56]/[.$C$56]" office:value-type="percentage" office:value="1" calcext:value-type="percentage">
            <text:p>100%</text:p>
          </table:table-cell>
          <table:table-cell table:style-name="ce182" table:formula="of:=[.T56]/[.$C$56]" office:value-type="percentage" office:value="0" calcext:value-type="percentage">
            <text:p>0%</text:p>
          </table:table-cell>
          <table:table-cell table:style-name="ce182" table:formula="of:=[.U56]/[.$C$56]" office:value-type="percentage" office:value="0" calcext:value-type="percentage">
            <text:p>0%</text:p>
          </table:table-cell>
          <table:table-cell table:style-name="ce182" table:formula="of:=[.V56]/[.$C$56]" office:value-type="percentage" office:value="0" calcext:value-type="percentage">
            <text:p>0%</text:p>
          </table:table-cell>
          <table:table-cell table:style-name="ce182" table:formula="of:=[.W56]/[.$C$56]" office:value-type="percentage" office:value="0" calcext:value-type="percentage">
            <text:p>0%</text:p>
          </table:table-cell>
          <table:table-cell table:style-name="ce182" table:formula="of:=[.X56]/[.$C$56]" office:value-type="percentage" office:value="0" calcext:value-type="percentage">
            <text:p>0%</text:p>
          </table:table-cell>
          <table:table-cell table:style-name="ce182" table:formula="of:=[.Y56]/[.$C$56]" office:value-type="percentage" office:value="0" calcext:value-type="percentage">
            <text:p>0%</text:p>
          </table:table-cell>
          <table:table-cell table:style-name="ce182" table:formula="of:=[.Z56]/[.$C$56]" office:value-type="percentage" office:value="0" calcext:value-type="percentage">
            <text:p>0%</text:p>
          </table:table-cell>
          <table:table-cell table:style-name="ce182" table:formula="of:=[.AA56]/[.$C$56]" office:value-type="percentage" office:value="0" calcext:value-type="percentage">
            <text:p>0%</text:p>
          </table:table-cell>
          <table:table-cell table:style-name="ce182" table:formula="of:=[.AB56]/[.$C$56]" office:value-type="percentage" office:value="0" calcext:value-type="percentage">
            <text:p>0%</text:p>
          </table:table-cell>
          <table:table-cell table:style-name="ce182" table:formula="of:=[.AC56]/[.$C$56]" office:value-type="percentage" office:value="0" calcext:value-type="percentage">
            <text:p>0%</text:p>
          </table:table-cell>
          <table:table-cell table:style-name="ce182" table:formula="of:=[.AD56]/[.$C$56]" office:value-type="percentage" office:value="0" calcext:value-type="percentage">
            <text:p>0%</text:p>
          </table:table-cell>
          <table:table-cell table:style-name="ce182" table:formula="of:=[.AE56]/[.$C$56]" office:value-type="percentage" office:value="0" calcext:value-type="percentage">
            <text:p>0%</text:p>
          </table:table-cell>
          <table:table-cell table:style-name="ce182" table:formula="of:=[.AF56]/[.$C$56]" office:value-type="percentage" office:value="0" calcext:value-type="percentage">
            <text:p>0%</text:p>
          </table:table-cell>
          <table:table-cell table:style-name="ce182" table:formula="of:=[.AG56]/[.$C$56]" office:value-type="percentage" office:value="0" calcext:value-type="percentage">
            <text:p>0%</text:p>
          </table:table-cell>
          <table:table-cell table:style-name="ce182" table:formula="of:=[.AH56]/[.$C$56]" office:value-type="percentage" office:value="0" calcext:value-type="percentage">
            <text:p>0%</text:p>
          </table:table-cell>
          <table:table-cell table:style-name="ce182" table:formula="of:=[.AI56]/[.$C$56]" office:value-type="percentage" office:value="0" calcext:value-type="percentage">
            <text:p>0%</text:p>
          </table:table-cell>
          <table:table-cell table:style-name="ce182" table:formula="of:=[.AJ56]/[.$C$56]" office:value-type="percentage" office:value="0" calcext:value-type="percentage">
            <text:p>0%</text:p>
          </table:table-cell>
          <table:table-cell table:style-name="ce669" table:number-columns-repeated="988"/>
        </table:table-row>
        <table:table-row table:style-name="ro8">
          <table:table-cell table:number-columns-repeated="5"/>
          <table:table-cell table:style-name="ce651" table:number-columns-repeated="31"/>
          <table:table-cell table:number-columns-repeated="988"/>
        </table:table-row>
        <table:table-row table:style-name="ro5">
          <table:table-cell/>
          <table:table-cell office:value-type="string" calcext:value-type="string">
            <text:p>Total Grade</text:p>
          </table:table-cell>
          <table:table-cell table:style-name="ce695" table:formula="of:=[.$C$8]*[.C10]+[.$C$34]*[.C37]+[.$C$55]*[.C57]" office:value-type="percentage" office:value="1" calcext:value-type="percentage">
            <text:p>100.00%</text:p>
          </table:table-cell>
          <table:table-cell table:style-name="ce833" table:formula="of:=AVERAGEIF([.F59:.AMJ59];&quot;&lt;&gt;0&quot;)" office:value-type="percentage" office:value="0.73" calcext:value-type="percentage">
            <text:p>73.00%</text:p>
          </table:table-cell>
          <table:table-cell table:style-name="ce695"/>
          <table:table-cell table:style-name="ce839" table:formula="of:=ROUND([.$C$8]*[.F10]+[.$C$34]*[.F37]+[.$C$55]*[.F57];2)" office:value-type="percentage" office:value="0.64" calcext:value-type="percentage">
            <text:p>64%</text:p>
          </table:table-cell>
          <table:table-cell table:style-name="ce841" table:formula="of:=ROUND([.$C$8]*[.G10]+[.$C$34]*[.G37]+[.$C$55]*[.G57];2)" office:value-type="percentage" office:value="0.72" calcext:value-type="percentage">
            <text:p>72%</text:p>
          </table:table-cell>
          <table:table-cell table:style-name="ce843" table:formula="of:=ROUND([.$C$8]*[.H10]+[.$C$34]*[.H37]+[.$C$55]*[.H57];2)" office:value-type="percentage" office:value="0.78" calcext:value-type="percentage">
            <text:p>78%</text:p>
          </table:table-cell>
          <table:table-cell table:style-name="ce848" table:formula="of:=ROUND([.$C$8]*[.I10]+[.$C$34]*[.I37]+[.$C$55]*[.I57];2)" office:value-type="percentage" office:value="0.92" calcext:value-type="percentage">
            <text:p>92%</text:p>
          </table:table-cell>
          <table:table-cell table:style-name="ce852" table:formula="of:=ROUND([.$C$8]*[.J10]+[.$C$34]*[.J37]+[.$C$55]*[.J57];2)" office:value-type="percentage" office:value="0.69" calcext:value-type="percentage">
            <text:p>69%</text:p>
          </table:table-cell>
          <table:table-cell table:style-name="ce856" table:formula="of:=ROUND([.$C$8]*[.K10]+[.$C$34]*[.K37]+[.$C$55]*[.K57];2)" office:value-type="percentage" office:value="0.65" calcext:value-type="percentage">
            <text:p>65%</text:p>
          </table:table-cell>
          <table:table-cell table:style-name="ce859" table:formula="of:=ROUND([.$C$8]*[.L10]+[.$C$34]*[.L37]+[.$C$55]*[.L57];2)" office:value-type="percentage" office:value="0.83" calcext:value-type="percentage">
            <text:p>83%</text:p>
          </table:table-cell>
          <table:table-cell table:style-name="ce864" table:formula="of:=ROUND([.$C$8]*[.M10]+[.$C$34]*[.M37]+[.$C$55]*[.M57];2)" office:value-type="percentage" office:value="0.81" calcext:value-type="percentage">
            <text:p>81%</text:p>
          </table:table-cell>
          <table:table-cell table:style-name="ce867" table:formula="of:=ROUND([.$C$8]*[.N10]+[.$C$34]*[.N37]+[.$C$55]*[.N57];2)" office:value-type="percentage" office:value="0.7" calcext:value-type="percentage">
            <text:p>70%</text:p>
          </table:table-cell>
          <table:table-cell table:style-name="ce869" table:formula="of:=ROUND([.$C$8]*[.O10]+[.$C$34]*[.O37]+[.$C$55]*[.O57];2)" office:value-type="percentage" office:value="0.63" calcext:value-type="percentage">
            <text:p>63%</text:p>
          </table:table-cell>
          <table:table-cell table:style-name="ce873" table:formula="of:=ROUND([.$C$8]*[.P10]+[.$C$34]*[.P37]+[.$C$55]*[.P57];2)" office:value-type="percentage" office:value="0.76" calcext:value-type="percentage">
            <text:p>76%</text:p>
          </table:table-cell>
          <table:table-cell table:style-name="ce877" table:formula="of:=ROUND([.$C$8]*[.Q10]+[.$C$34]*[.Q37]+[.$C$55]*[.Q57];2)" office:value-type="percentage" office:value="0.75" calcext:value-type="percentage">
            <text:p>75%</text:p>
          </table:table-cell>
          <table:table-cell table:style-name="ce880" table:formula="of:=ROUND([.$C$8]*[.R10]+[.$C$34]*[.R37]+[.$C$55]*[.R57];2)" office:value-type="percentage" office:value="0.66" calcext:value-type="percentage">
            <text:p>66%</text:p>
          </table:table-cell>
          <table:table-cell table:style-name="ce882" table:formula="of:=ROUND([.$C$8]*[.S10]+[.$C$34]*[.S37]+[.$C$55]*[.S57];2)" office:value-type="percentage" office:value="0.68" calcext:value-type="percentage">
            <text:p>68%</text:p>
          </table:table-cell>
          <table:table-cell table:style-name="ce885" table:formula="of:=ROUND([.$C$8]*[.T10]+[.$C$34]*[.T37]+[.$C$55]*[.T57];2)" office:value-type="percentage" office:value="0" calcext:value-type="percentage">
            <text:p>0%</text:p>
          </table:table-cell>
          <table:table-cell table:style-name="ce888" table:formula="of:=ROUND([.$C$8]*[.U10]+[.$C$34]*[.U37]+[.$C$55]*[.U57];2)" office:value-type="percentage" office:value="0" calcext:value-type="percentage">
            <text:p>0%</text:p>
          </table:table-cell>
          <table:table-cell table:style-name="ce890" table:formula="of:=ROUND([.$C$8]*[.V10]+[.$C$34]*[.V37]+[.$C$55]*[.V57];2)" office:value-type="percentage" office:value="0" calcext:value-type="percentage">
            <text:p>0%</text:p>
          </table:table-cell>
          <table:table-cell table:style-name="ce894" table:formula="of:=ROUND([.$C$8]*[.W10]+[.$C$34]*[.W37]+[.$C$55]*[.W57];2)" office:value-type="percentage" office:value="0" calcext:value-type="percentage">
            <text:p>0%</text:p>
          </table:table-cell>
          <table:table-cell table:style-name="ce895" table:formula="of:=ROUND([.$C$8]*[.X10]+[.$C$34]*[.X37]+[.$C$55]*[.X57];2)" office:value-type="percentage" office:value="0" calcext:value-type="percentage">
            <text:p>0%</text:p>
          </table:table-cell>
          <table:table-cell table:style-name="ce896" table:formula="of:=ROUND([.$C$8]*[.Y10]+[.$C$34]*[.Y37]+[.$C$55]*[.Y57];2)" office:value-type="percentage" office:value="0" calcext:value-type="percentage">
            <text:p>0%</text:p>
          </table:table-cell>
          <table:table-cell table:style-name="ce901" table:formula="of:=ROUND([.$C$8]*[.Z10]+[.$C$34]*[.Z37]+[.$C$55]*[.Z57];2)" office:value-type="percentage" office:value="0" calcext:value-type="percentage">
            <text:p>0%</text:p>
          </table:table-cell>
          <table:table-cell table:style-name="ce902" table:formula="of:=ROUND([.$C$8]*[.AA10]+[.$C$34]*[.AA37]+[.$C$55]*[.AA57];2)" office:value-type="percentage" office:value="0" calcext:value-type="percentage">
            <text:p>0%</text:p>
          </table:table-cell>
          <table:table-cell table:style-name="ce903" table:formula="of:=ROUND([.$C$8]*[.AB10]+[.$C$34]*[.AB37]+[.$C$55]*[.AB57];2)" office:value-type="percentage" office:value="0" calcext:value-type="percentage">
            <text:p>0%</text:p>
          </table:table-cell>
          <table:table-cell table:style-name="ce904" table:formula="of:=ROUND([.$C$8]*[.AC10]+[.$C$34]*[.AC37]+[.$C$55]*[.AC57];2)" office:value-type="percentage" office:value="0" calcext:value-type="percentage">
            <text:p>0%</text:p>
          </table:table-cell>
          <table:table-cell table:style-name="ce905" table:formula="of:=ROUND([.$C$8]*[.AD10]+[.$C$34]*[.AD37]+[.$C$55]*[.AD57];2)" office:value-type="percentage" office:value="0" calcext:value-type="percentage">
            <text:p>0%</text:p>
          </table:table-cell>
          <table:table-cell table:style-name="ce906" table:formula="of:=ROUND([.$C$8]*[.AE10]+[.$C$34]*[.AE37]+[.$C$55]*[.AE57];2)" office:value-type="percentage" office:value="0" calcext:value-type="percentage">
            <text:p>0%</text:p>
          </table:table-cell>
          <table:table-cell table:style-name="ce907" table:formula="of:=ROUND([.$C$8]*[.AF10]+[.$C$34]*[.AF37]+[.$C$55]*[.AF57];2)" office:value-type="percentage" office:value="0" calcext:value-type="percentage">
            <text:p>0%</text:p>
          </table:table-cell>
          <table:table-cell table:style-name="ce911" table:formula="of:=ROUND([.$C$8]*[.AG10]+[.$C$34]*[.AG37]+[.$C$55]*[.AG57];2)" office:value-type="percentage" office:value="0" calcext:value-type="percentage">
            <text:p>0%</text:p>
          </table:table-cell>
          <table:table-cell table:style-name="ce912" table:formula="of:=ROUND([.$C$8]*[.AH10]+[.$C$34]*[.AH37]+[.$C$55]*[.AH57];2)" office:value-type="percentage" office:value="0" calcext:value-type="percentage">
            <text:p>0%</text:p>
          </table:table-cell>
          <table:table-cell table:style-name="ce913" table:formula="of:=ROUND([.$C$8]*[.AI10]+[.$C$34]*[.AI37]+[.$C$55]*[.AI57];2)" office:value-type="percentage" office:value="0" calcext:value-type="percentage">
            <text:p>0%</text:p>
          </table:table-cell>
          <table:table-cell table:style-name="ce914" table:formula="of:=ROUND([.$C$8]*[.AJ10]+[.$C$34]*[.AJ37]+[.$C$55]*[.AJ57];2)" office:value-type="percentage" office:value="0" calcext:value-type="percentage">
            <text:p>0%</text:p>
          </table:table-cell>
          <table:table-cell table:number-columns-repeated="988"/>
        </table:table-row>
        <table:table-row table:style-name="ro5">
          <table:table-cell/>
          <table:table-cell office:value-type="string" calcext:value-type="string">
            <text:p>Letter Grade</text:p>
          </table:table-cell>
          <table:table-cell/>
          <table:table-cell table:style-name="ce646" table:formula="of:=IF([.D59]&gt;=0.92;&quot;A&quot;;IF([.D59]&gt;=0.9;&quot;A-&quot;;IF([.D59]&gt;=0.88;&quot;B+&quot;;IF([.D59]&gt;=0.82;&quot;B&quot;;IF([.D59]&gt;=0.8;&quot;B-&quot;;IF([.D59]&gt;=0.78;&quot;C+&quot;;IF([.D59]&gt;=0.72;&quot;C&quot;;IF([.D59]&gt;=0.7;&quot;C-&quot;;IF([.D59]&gt;=0.68;&quot;D+&quot;;IF([.D59]&gt;=0.62;&quot;D&quot;;IF([.D59]&gt;=0.6;&quot;D-&quot;;&quot;F&quot;)))))))))))" office:value-type="string" office:string-value="C" calcext:value-type="string">
            <text:p>C</text:p>
          </table:table-cell>
          <table:table-cell/>
          <table:table-cell table:style-name="ce646" table:formula="of:=IF([.F59]&gt;=0.92;&quot;A&quot;;IF([.F59]&gt;=0.9;&quot;A-&quot;;IF([.F59]&gt;=0.88;&quot;B+&quot;;IF([.F59]&gt;=0.82;&quot;B&quot;;IF([.F59]&gt;=0.8;&quot;B-&quot;;IF([.F59]&gt;=0.78;&quot;C+&quot;;IF([.F59]&gt;=0.72;&quot;C&quot;;IF([.F59]&gt;=0.7;&quot;C-&quot;;IF([.F59]&gt;=0.68;&quot;D+&quot;;IF([.F59]&gt;=0.62;&quot;D&quot;;IF([.F59]&gt;=0.6;&quot;D-&quot;;&quot;F&quot;)))))))))))" office:value-type="string" office:string-value="D" calcext:value-type="string">
            <text:p>D</text:p>
          </table:table-cell>
          <table:table-cell table:style-name="ce646" table:formula="of:=IF([.G59]&gt;=0.92;&quot;A&quot;;IF([.G59]&gt;=0.9;&quot;A-&quot;;IF([.G59]&gt;=0.88;&quot;B+&quot;;IF([.G59]&gt;=0.82;&quot;B&quot;;IF([.G59]&gt;=0.8;&quot;B-&quot;;IF([.G59]&gt;=0.78;&quot;C+&quot;;IF([.G59]&gt;=0.72;&quot;C&quot;;IF([.G59]&gt;=0.7;&quot;C-&quot;;IF([.G59]&gt;=0.68;&quot;D+&quot;;IF([.G59]&gt;=0.62;&quot;D&quot;;IF([.G59]&gt;=0.6;&quot;D-&quot;;&quot;F&quot;)))))))))))" office:value-type="string" office:string-value="C" calcext:value-type="string">
            <text:p>C</text:p>
          </table:table-cell>
          <table:table-cell table:formula="of:=IF([.H59]&gt;=0.92;&quot;A&quot;;IF([.H59]&gt;=0.9;&quot;A-&quot;;IF([.H59]&gt;=0.88;&quot;B+&quot;;IF([.H59]&gt;=0.82;&quot;B&quot;;IF([.H59]&gt;=0.8;&quot;B-&quot;;IF([.H59]&gt;=0.78;&quot;C+&quot;;IF([.H59]&gt;=0.72;&quot;C&quot;;IF([.H59]&gt;=0.7;&quot;C-&quot;;IF([.H59]&gt;=0.68;&quot;D+&quot;;IF([.H59]&gt;=0.62;&quot;D&quot;;IF([.H59]&gt;=0.6;&quot;D-&quot;;&quot;F&quot;)))))))))))" office:value-type="string" office:string-value="C+" calcext:value-type="string">
            <text:p>C+</text:p>
          </table:table-cell>
          <table:table-cell table:formula="of:=IF([.I59]&gt;=0.92;&quot;A&quot;;IF([.I59]&gt;=0.9;&quot;A-&quot;;IF([.I59]&gt;=0.88;&quot;B+&quot;;IF([.I59]&gt;=0.82;&quot;B&quot;;IF([.I59]&gt;=0.8;&quot;B-&quot;;IF([.I59]&gt;=0.78;&quot;C+&quot;;IF([.I59]&gt;=0.72;&quot;C&quot;;IF([.I59]&gt;=0.7;&quot;C-&quot;;IF([.I59]&gt;=0.68;&quot;D+&quot;;IF([.I59]&gt;=0.62;&quot;D&quot;;IF([.I59]&gt;=0.6;&quot;D-&quot;;&quot;F&quot;)))))))))))" office:value-type="string" office:string-value="A" calcext:value-type="string">
            <text:p>A</text:p>
          </table:table-cell>
          <table:table-cell table:formula="of:=IF([.J59]&gt;=0.92;&quot;A&quot;;IF([.J59]&gt;=0.9;&quot;A-&quot;;IF([.J59]&gt;=0.88;&quot;B+&quot;;IF([.J59]&gt;=0.82;&quot;B&quot;;IF([.J59]&gt;=0.8;&quot;B-&quot;;IF([.J59]&gt;=0.78;&quot;C+&quot;;IF([.J59]&gt;=0.72;&quot;C&quot;;IF([.J59]&gt;=0.7;&quot;C-&quot;;IF([.J59]&gt;=0.68;&quot;D+&quot;;IF([.J59]&gt;=0.62;&quot;D&quot;;IF([.J59]&gt;=0.6;&quot;D-&quot;;&quot;F&quot;)))))))))))" office:value-type="string" office:string-value="D+" calcext:value-type="string">
            <text:p>D+</text:p>
          </table:table-cell>
          <table:table-cell table:formula="of:=IF([.K59]&gt;=0.92;&quot;A&quot;;IF([.K59]&gt;=0.9;&quot;A-&quot;;IF([.K59]&gt;=0.88;&quot;B+&quot;;IF([.K59]&gt;=0.82;&quot;B&quot;;IF([.K59]&gt;=0.8;&quot;B-&quot;;IF([.K59]&gt;=0.78;&quot;C+&quot;;IF([.K59]&gt;=0.72;&quot;C&quot;;IF([.K59]&gt;=0.7;&quot;C-&quot;;IF([.K59]&gt;=0.68;&quot;D+&quot;;IF([.K59]&gt;=0.62;&quot;D&quot;;IF([.K59]&gt;=0.6;&quot;D-&quot;;&quot;F&quot;)))))))))))" office:value-type="string" office:string-value="D" calcext:value-type="string">
            <text:p>D</text:p>
          </table:table-cell>
          <table:table-cell table:formula="of:=IF([.L59]&gt;=0.92;&quot;A&quot;;IF([.L59]&gt;=0.9;&quot;A-&quot;;IF([.L59]&gt;=0.88;&quot;B+&quot;;IF([.L59]&gt;=0.82;&quot;B&quot;;IF([.L59]&gt;=0.8;&quot;B-&quot;;IF([.L59]&gt;=0.78;&quot;C+&quot;;IF([.L59]&gt;=0.72;&quot;C&quot;;IF([.L59]&gt;=0.7;&quot;C-&quot;;IF([.L59]&gt;=0.68;&quot;D+&quot;;IF([.L59]&gt;=0.62;&quot;D&quot;;IF([.L59]&gt;=0.6;&quot;D-&quot;;&quot;F&quot;)))))))))))" office:value-type="string" office:string-value="B" calcext:value-type="string">
            <text:p>B</text:p>
          </table:table-cell>
          <table:table-cell table:formula="of:=IF([.M59]&gt;=0.92;&quot;A&quot;;IF([.M59]&gt;=0.9;&quot;A-&quot;;IF([.M59]&gt;=0.88;&quot;B+&quot;;IF([.M59]&gt;=0.82;&quot;B&quot;;IF([.M59]&gt;=0.8;&quot;B-&quot;;IF([.M59]&gt;=0.78;&quot;C+&quot;;IF([.M59]&gt;=0.72;&quot;C&quot;;IF([.M59]&gt;=0.7;&quot;C-&quot;;IF([.M59]&gt;=0.68;&quot;D+&quot;;IF([.M59]&gt;=0.62;&quot;D&quot;;IF([.M59]&gt;=0.6;&quot;D-&quot;;&quot;F&quot;)))))))))))" office:value-type="string" office:string-value="B-" calcext:value-type="string">
            <text:p>B-</text:p>
          </table:table-cell>
          <table:table-cell table:formula="of:=IF([.N59]&gt;=0.92;&quot;A&quot;;IF([.N59]&gt;=0.9;&quot;A-&quot;;IF([.N59]&gt;=0.88;&quot;B+&quot;;IF([.N59]&gt;=0.82;&quot;B&quot;;IF([.N59]&gt;=0.8;&quot;B-&quot;;IF([.N59]&gt;=0.78;&quot;C+&quot;;IF([.N59]&gt;=0.72;&quot;C&quot;;IF([.N59]&gt;=0.7;&quot;C-&quot;;IF([.N59]&gt;=0.68;&quot;D+&quot;;IF([.N59]&gt;=0.62;&quot;D&quot;;IF([.N59]&gt;=0.6;&quot;D-&quot;;&quot;F&quot;)))))))))))" office:value-type="string" office:string-value="C-" calcext:value-type="string">
            <text:p>C-</text:p>
          </table:table-cell>
          <table:table-cell table:formula="of:=IF([.O59]&gt;=0.92;&quot;A&quot;;IF([.O59]&gt;=0.9;&quot;A-&quot;;IF([.O59]&gt;=0.88;&quot;B+&quot;;IF([.O59]&gt;=0.82;&quot;B&quot;;IF([.O59]&gt;=0.8;&quot;B-&quot;;IF([.O59]&gt;=0.78;&quot;C+&quot;;IF([.O59]&gt;=0.72;&quot;C&quot;;IF([.O59]&gt;=0.7;&quot;C-&quot;;IF([.O59]&gt;=0.68;&quot;D+&quot;;IF([.O59]&gt;=0.62;&quot;D&quot;;IF([.O59]&gt;=0.6;&quot;D-&quot;;&quot;F&quot;)))))))))))" office:value-type="string" office:string-value="D" calcext:value-type="string">
            <text:p>D</text:p>
          </table:table-cell>
          <table:table-cell table:formula="of:=IF([.P59]&gt;=0.92;&quot;A&quot;;IF([.P59]&gt;=0.9;&quot;A-&quot;;IF([.P59]&gt;=0.88;&quot;B+&quot;;IF([.P59]&gt;=0.82;&quot;B&quot;;IF([.P59]&gt;=0.8;&quot;B-&quot;;IF([.P59]&gt;=0.78;&quot;C+&quot;;IF([.P59]&gt;=0.72;&quot;C&quot;;IF([.P59]&gt;=0.7;&quot;C-&quot;;IF([.P59]&gt;=0.68;&quot;D+&quot;;IF([.P59]&gt;=0.62;&quot;D&quot;;IF([.P59]&gt;=0.6;&quot;D-&quot;;&quot;F&quot;)))))))))))" office:value-type="string" office:string-value="C" calcext:value-type="string">
            <text:p>C</text:p>
          </table:table-cell>
          <table:table-cell table:formula="of:=IF([.Q59]&gt;=0.92;&quot;A&quot;;IF([.Q59]&gt;=0.9;&quot;A-&quot;;IF([.Q59]&gt;=0.88;&quot;B+&quot;;IF([.Q59]&gt;=0.82;&quot;B&quot;;IF([.Q59]&gt;=0.8;&quot;B-&quot;;IF([.Q59]&gt;=0.78;&quot;C+&quot;;IF([.Q59]&gt;=0.72;&quot;C&quot;;IF([.Q59]&gt;=0.7;&quot;C-&quot;;IF([.Q59]&gt;=0.68;&quot;D+&quot;;IF([.Q59]&gt;=0.62;&quot;D&quot;;IF([.Q59]&gt;=0.6;&quot;D-&quot;;&quot;F&quot;)))))))))))" office:value-type="string" office:string-value="C" calcext:value-type="string">
            <text:p>C</text:p>
          </table:table-cell>
          <table:table-cell table:formula="of:=IF([.R59]&gt;=0.92;&quot;A&quot;;IF([.R59]&gt;=0.9;&quot;A-&quot;;IF([.R59]&gt;=0.88;&quot;B+&quot;;IF([.R59]&gt;=0.82;&quot;B&quot;;IF([.R59]&gt;=0.8;&quot;B-&quot;;IF([.R59]&gt;=0.78;&quot;C+&quot;;IF([.R59]&gt;=0.72;&quot;C&quot;;IF([.R59]&gt;=0.7;&quot;C-&quot;;IF([.R59]&gt;=0.68;&quot;D+&quot;;IF([.R59]&gt;=0.62;&quot;D&quot;;IF([.R59]&gt;=0.6;&quot;D-&quot;;&quot;F&quot;)))))))))))" office:value-type="string" office:string-value="D" calcext:value-type="string">
            <text:p>D</text:p>
          </table:table-cell>
          <table:table-cell table:formula="of:=IF([.S59]&gt;=0.92;&quot;A&quot;;IF([.S59]&gt;=0.9;&quot;A-&quot;;IF([.S59]&gt;=0.88;&quot;B+&quot;;IF([.S59]&gt;=0.82;&quot;B&quot;;IF([.S59]&gt;=0.8;&quot;B-&quot;;IF([.S59]&gt;=0.78;&quot;C+&quot;;IF([.S59]&gt;=0.72;&quot;C&quot;;IF([.S59]&gt;=0.7;&quot;C-&quot;;IF([.S59]&gt;=0.68;&quot;D+&quot;;IF([.S59]&gt;=0.62;&quot;D&quot;;IF([.S59]&gt;=0.6;&quot;D-&quot;;&quot;F&quot;)))))))))))" office:value-type="string" office:string-value="D+" calcext:value-type="string">
            <text:p>D+</text:p>
          </table:table-cell>
          <table:table-cell table:formula="of:=IF([.T59]&gt;=0.92;&quot;A&quot;;IF([.T59]&gt;=0.9;&quot;A-&quot;;IF([.T59]&gt;=0.88;&quot;B+&quot;;IF([.T59]&gt;=0.82;&quot;B&quot;;IF([.T59]&gt;=0.8;&quot;B-&quot;;IF([.T59]&gt;=0.78;&quot;C+&quot;;IF([.T59]&gt;=0.72;&quot;C&quot;;IF([.T59]&gt;=0.7;&quot;C-&quot;;IF([.T59]&gt;=0.68;&quot;D+&quot;;IF([.T59]&gt;=0.62;&quot;D&quot;;IF([.T59]&gt;=0.6;&quot;D-&quot;;&quot;F&quot;)))))))))))" office:value-type="string" office:string-value="F" calcext:value-type="string">
            <text:p>F</text:p>
          </table:table-cell>
          <table:table-cell table:formula="of:=IF([.U59]&gt;=0.92;&quot;A&quot;;IF([.U59]&gt;=0.9;&quot;A-&quot;;IF([.U59]&gt;=0.88;&quot;B+&quot;;IF([.U59]&gt;=0.82;&quot;B&quot;;IF([.U59]&gt;=0.8;&quot;B-&quot;;IF([.U59]&gt;=0.78;&quot;C+&quot;;IF([.U59]&gt;=0.72;&quot;C&quot;;IF([.U59]&gt;=0.7;&quot;C-&quot;;IF([.U59]&gt;=0.68;&quot;D+&quot;;IF([.U59]&gt;=0.62;&quot;D&quot;;IF([.U59]&gt;=0.6;&quot;D-&quot;;&quot;F&quot;)))))))))))" office:value-type="string" office:string-value="F" calcext:value-type="string">
            <text:p>F</text:p>
          </table:table-cell>
          <table:table-cell table:formula="of:=IF([.V59]&gt;=0.92;&quot;A&quot;;IF([.V59]&gt;=0.9;&quot;A-&quot;;IF([.V59]&gt;=0.88;&quot;B+&quot;;IF([.V59]&gt;=0.82;&quot;B&quot;;IF([.V59]&gt;=0.8;&quot;B-&quot;;IF([.V59]&gt;=0.78;&quot;C+&quot;;IF([.V59]&gt;=0.72;&quot;C&quot;;IF([.V59]&gt;=0.7;&quot;C-&quot;;IF([.V59]&gt;=0.68;&quot;D+&quot;;IF([.V59]&gt;=0.62;&quot;D&quot;;IF([.V59]&gt;=0.6;&quot;D-&quot;;&quot;F&quot;)))))))))))" office:value-type="string" office:string-value="F" calcext:value-type="string">
            <text:p>F</text:p>
          </table:table-cell>
          <table:table-cell table:formula="of:=IF([.W59]&gt;=0.92;&quot;A&quot;;IF([.W59]&gt;=0.9;&quot;A-&quot;;IF([.W59]&gt;=0.88;&quot;B+&quot;;IF([.W59]&gt;=0.82;&quot;B&quot;;IF([.W59]&gt;=0.8;&quot;B-&quot;;IF([.W59]&gt;=0.78;&quot;C+&quot;;IF([.W59]&gt;=0.72;&quot;C&quot;;IF([.W59]&gt;=0.7;&quot;C-&quot;;IF([.W59]&gt;=0.68;&quot;D+&quot;;IF([.W59]&gt;=0.62;&quot;D&quot;;IF([.W59]&gt;=0.6;&quot;D-&quot;;&quot;F&quot;)))))))))))" office:value-type="string" office:string-value="F" calcext:value-type="string">
            <text:p>F</text:p>
          </table:table-cell>
          <table:table-cell table:formula="of:=IF([.X59]&gt;=0.92;&quot;A&quot;;IF([.X59]&gt;=0.9;&quot;A-&quot;;IF([.X59]&gt;=0.88;&quot;B+&quot;;IF([.X59]&gt;=0.82;&quot;B&quot;;IF([.X59]&gt;=0.8;&quot;B-&quot;;IF([.X59]&gt;=0.78;&quot;C+&quot;;IF([.X59]&gt;=0.72;&quot;C&quot;;IF([.X59]&gt;=0.7;&quot;C-&quot;;IF([.X59]&gt;=0.68;&quot;D+&quot;;IF([.X59]&gt;=0.62;&quot;D&quot;;IF([.X59]&gt;=0.6;&quot;D-&quot;;&quot;F&quot;)))))))))))" office:value-type="string" office:string-value="F" calcext:value-type="string">
            <text:p>F</text:p>
          </table:table-cell>
          <table:table-cell table:formula="of:=IF([.Y59]&gt;=0.92;&quot;A&quot;;IF([.Y59]&gt;=0.9;&quot;A-&quot;;IF([.Y59]&gt;=0.88;&quot;B+&quot;;IF([.Y59]&gt;=0.82;&quot;B&quot;;IF([.Y59]&gt;=0.8;&quot;B-&quot;;IF([.Y59]&gt;=0.78;&quot;C+&quot;;IF([.Y59]&gt;=0.72;&quot;C&quot;;IF([.Y59]&gt;=0.7;&quot;C-&quot;;IF([.Y59]&gt;=0.68;&quot;D+&quot;;IF([.Y59]&gt;=0.62;&quot;D&quot;;IF([.Y59]&gt;=0.6;&quot;D-&quot;;&quot;F&quot;)))))))))))" office:value-type="string" office:string-value="F" calcext:value-type="string">
            <text:p>F</text:p>
          </table:table-cell>
          <table:table-cell table:formula="of:=IF([.Z59]&gt;=0.92;&quot;A&quot;;IF([.Z59]&gt;=0.9;&quot;A-&quot;;IF([.Z59]&gt;=0.88;&quot;B+&quot;;IF([.Z59]&gt;=0.82;&quot;B&quot;;IF([.Z59]&gt;=0.8;&quot;B-&quot;;IF([.Z59]&gt;=0.78;&quot;C+&quot;;IF([.Z59]&gt;=0.72;&quot;C&quot;;IF([.Z59]&gt;=0.7;&quot;C-&quot;;IF([.Z59]&gt;=0.68;&quot;D+&quot;;IF([.Z59]&gt;=0.62;&quot;D&quot;;IF([.Z59]&gt;=0.6;&quot;D-&quot;;&quot;F&quot;)))))))))))" office:value-type="string" office:string-value="F" calcext:value-type="string">
            <text:p>F</text:p>
          </table:table-cell>
          <table:table-cell table:formula="of:=IF([.AA59]&gt;=0.92;&quot;A&quot;;IF([.AA59]&gt;=0.9;&quot;A-&quot;;IF([.AA59]&gt;=0.88;&quot;B+&quot;;IF([.AA59]&gt;=0.82;&quot;B&quot;;IF([.AA59]&gt;=0.8;&quot;B-&quot;;IF([.AA59]&gt;=0.78;&quot;C+&quot;;IF([.AA59]&gt;=0.72;&quot;C&quot;;IF([.AA59]&gt;=0.7;&quot;C-&quot;;IF([.AA59]&gt;=0.68;&quot;D+&quot;;IF([.AA59]&gt;=0.62;&quot;D&quot;;IF([.AA59]&gt;=0.6;&quot;D-&quot;;&quot;F&quot;)))))))))))" office:value-type="string" office:string-value="F" calcext:value-type="string">
            <text:p>F</text:p>
          </table:table-cell>
          <table:table-cell table:formula="of:=IF([.AB59]&gt;=0.92;&quot;A&quot;;IF([.AB59]&gt;=0.9;&quot;A-&quot;;IF([.AB59]&gt;=0.88;&quot;B+&quot;;IF([.AB59]&gt;=0.82;&quot;B&quot;;IF([.AB59]&gt;=0.8;&quot;B-&quot;;IF([.AB59]&gt;=0.78;&quot;C+&quot;;IF([.AB59]&gt;=0.72;&quot;C&quot;;IF([.AB59]&gt;=0.7;&quot;C-&quot;;IF([.AB59]&gt;=0.68;&quot;D+&quot;;IF([.AB59]&gt;=0.62;&quot;D&quot;;IF([.AB59]&gt;=0.6;&quot;D-&quot;;&quot;F&quot;)))))))))))" office:value-type="string" office:string-value="F" calcext:value-type="string">
            <text:p>F</text:p>
          </table:table-cell>
          <table:table-cell table:formula="of:=IF([.AC59]&gt;=0.92;&quot;A&quot;;IF([.AC59]&gt;=0.9;&quot;A-&quot;;IF([.AC59]&gt;=0.88;&quot;B+&quot;;IF([.AC59]&gt;=0.82;&quot;B&quot;;IF([.AC59]&gt;=0.8;&quot;B-&quot;;IF([.AC59]&gt;=0.78;&quot;C+&quot;;IF([.AC59]&gt;=0.72;&quot;C&quot;;IF([.AC59]&gt;=0.7;&quot;C-&quot;;IF([.AC59]&gt;=0.68;&quot;D+&quot;;IF([.AC59]&gt;=0.62;&quot;D&quot;;IF([.AC59]&gt;=0.6;&quot;D-&quot;;&quot;F&quot;)))))))))))" office:value-type="string" office:string-value="F" calcext:value-type="string">
            <text:p>F</text:p>
          </table:table-cell>
          <table:table-cell table:formula="of:=IF([.AD59]&gt;=0.92;&quot;A&quot;;IF([.AD59]&gt;=0.9;&quot;A-&quot;;IF([.AD59]&gt;=0.88;&quot;B+&quot;;IF([.AD59]&gt;=0.82;&quot;B&quot;;IF([.AD59]&gt;=0.8;&quot;B-&quot;;IF([.AD59]&gt;=0.78;&quot;C+&quot;;IF([.AD59]&gt;=0.72;&quot;C&quot;;IF([.AD59]&gt;=0.7;&quot;C-&quot;;IF([.AD59]&gt;=0.68;&quot;D+&quot;;IF([.AD59]&gt;=0.62;&quot;D&quot;;IF([.AD59]&gt;=0.6;&quot;D-&quot;;&quot;F&quot;)))))))))))" office:value-type="string" office:string-value="F" calcext:value-type="string">
            <text:p>F</text:p>
          </table:table-cell>
          <table:table-cell table:formula="of:=IF([.AE59]&gt;=0.92;&quot;A&quot;;IF([.AE59]&gt;=0.9;&quot;A-&quot;;IF([.AE59]&gt;=0.88;&quot;B+&quot;;IF([.AE59]&gt;=0.82;&quot;B&quot;;IF([.AE59]&gt;=0.8;&quot;B-&quot;;IF([.AE59]&gt;=0.78;&quot;C+&quot;;IF([.AE59]&gt;=0.72;&quot;C&quot;;IF([.AE59]&gt;=0.7;&quot;C-&quot;;IF([.AE59]&gt;=0.68;&quot;D+&quot;;IF([.AE59]&gt;=0.62;&quot;D&quot;;IF([.AE59]&gt;=0.6;&quot;D-&quot;;&quot;F&quot;)))))))))))" office:value-type="string" office:string-value="F" calcext:value-type="string">
            <text:p>F</text:p>
          </table:table-cell>
          <table:table-cell table:formula="of:=IF([.AF59]&gt;=0.92;&quot;A&quot;;IF([.AF59]&gt;=0.9;&quot;A-&quot;;IF([.AF59]&gt;=0.88;&quot;B+&quot;;IF([.AF59]&gt;=0.82;&quot;B&quot;;IF([.AF59]&gt;=0.8;&quot;B-&quot;;IF([.AF59]&gt;=0.78;&quot;C+&quot;;IF([.AF59]&gt;=0.72;&quot;C&quot;;IF([.AF59]&gt;=0.7;&quot;C-&quot;;IF([.AF59]&gt;=0.68;&quot;D+&quot;;IF([.AF59]&gt;=0.62;&quot;D&quot;;IF([.AF59]&gt;=0.6;&quot;D-&quot;;&quot;F&quot;)))))))))))" office:value-type="string" office:string-value="F" calcext:value-type="string">
            <text:p>F</text:p>
          </table:table-cell>
          <table:table-cell table:formula="of:=IF([.AG59]&gt;=0.92;&quot;A&quot;;IF([.AG59]&gt;=0.9;&quot;A-&quot;;IF([.AG59]&gt;=0.88;&quot;B+&quot;;IF([.AG59]&gt;=0.82;&quot;B&quot;;IF([.AG59]&gt;=0.8;&quot;B-&quot;;IF([.AG59]&gt;=0.78;&quot;C+&quot;;IF([.AG59]&gt;=0.72;&quot;C&quot;;IF([.AG59]&gt;=0.7;&quot;C-&quot;;IF([.AG59]&gt;=0.68;&quot;D+&quot;;IF([.AG59]&gt;=0.62;&quot;D&quot;;IF([.AG59]&gt;=0.6;&quot;D-&quot;;&quot;F&quot;)))))))))))" office:value-type="string" office:string-value="F" calcext:value-type="string">
            <text:p>F</text:p>
          </table:table-cell>
          <table:table-cell table:formula="of:=IF([.AH59]&gt;=0.92;&quot;A&quot;;IF([.AH59]&gt;=0.9;&quot;A-&quot;;IF([.AH59]&gt;=0.88;&quot;B+&quot;;IF([.AH59]&gt;=0.82;&quot;B&quot;;IF([.AH59]&gt;=0.8;&quot;B-&quot;;IF([.AH59]&gt;=0.78;&quot;C+&quot;;IF([.AH59]&gt;=0.72;&quot;C&quot;;IF([.AH59]&gt;=0.7;&quot;C-&quot;;IF([.AH59]&gt;=0.68;&quot;D+&quot;;IF([.AH59]&gt;=0.62;&quot;D&quot;;IF([.AH59]&gt;=0.6;&quot;D-&quot;;&quot;F&quot;)))))))))))" office:value-type="string" office:string-value="F" calcext:value-type="string">
            <text:p>F</text:p>
          </table:table-cell>
          <table:table-cell table:formula="of:=IF([.AI59]&gt;=0.92;&quot;A&quot;;IF([.AI59]&gt;=0.9;&quot;A-&quot;;IF([.AI59]&gt;=0.88;&quot;B+&quot;;IF([.AI59]&gt;=0.82;&quot;B&quot;;IF([.AI59]&gt;=0.8;&quot;B-&quot;;IF([.AI59]&gt;=0.78;&quot;C+&quot;;IF([.AI59]&gt;=0.72;&quot;C&quot;;IF([.AI59]&gt;=0.7;&quot;C-&quot;;IF([.AI59]&gt;=0.68;&quot;D+&quot;;IF([.AI59]&gt;=0.62;&quot;D&quot;;IF([.AI59]&gt;=0.6;&quot;D-&quot;;&quot;F&quot;)))))))))))" office:value-type="string" office:string-value="F" calcext:value-type="string">
            <text:p>F</text:p>
          </table:table-cell>
          <table:table-cell table:formula="of:=IF([.AJ59]&gt;=0.92;&quot;A&quot;;IF([.AJ59]&gt;=0.9;&quot;A-&quot;;IF([.AJ59]&gt;=0.88;&quot;B+&quot;;IF([.AJ59]&gt;=0.82;&quot;B&quot;;IF([.AJ59]&gt;=0.8;&quot;B-&quot;;IF([.AJ59]&gt;=0.78;&quot;C+&quot;;IF([.AJ59]&gt;=0.72;&quot;C&quot;;IF([.AJ59]&gt;=0.7;&quot;C-&quot;;IF([.AJ59]&gt;=0.68;&quot;D+&quot;;IF([.AJ59]&gt;=0.62;&quot;D&quot;;IF([.AJ59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8">
          <table:table-cell table:number-columns-repeated="3"/>
          <table:table-cell table:style-name="ce646"/>
          <table:table-cell/>
          <table:table-cell table:style-name="ce646" table:number-columns-repeated="2"/>
          <table:table-cell table:number-columns-repeated="1017"/>
        </table:table-row>
        <table:table-row table:style-name="ro8">
          <table:table-cell table:number-columns-repeated="6"/>
          <table:table-cell table:style-name="ce646"/>
          <table:table-cell/>
          <table:table-cell table:style-name="ce674"/>
          <table:table-cell table:number-columns-repeated="1015"/>
        </table:table-row>
        <table:table-row table:style-name="ro9">
          <table:table-cell table:style-name="Header"/>
          <table:table-cell table:style-name="Header" office:value-type="string" calcext:value-type="string">
            <text:p>Ignore</text:p>
          </table:table-cell>
          <table:table-cell table:style-name="Header" table:number-columns-repeated="1022"/>
        </table:table-row>
        <table:table-row table:style-name="ro3">
          <table:table-cell table:style-name="ce684" office:value-type="date" office:date-value="2016-09-08" calcext:value-type="date">
            <text:p>9/8/2016</text:p>
          </table:table-cell>
          <table:table-cell table:style-name="ce656" office:value-type="string" calcext:value-type="string">
            <text:p>Test CH 1</text:p>
          </table:table-cell>
          <table:table-cell table:style-name="ce667" table:formula="of:=MAX([.F64:.AMJ64])" office:value-type="float" office:value="60" calcext:value-type="float">
            <text:p>60</text:p>
          </table:table-cell>
          <table:table-cell table:style-name="ce667" table:formula="of:=AVERAGEIF([.F64:.AMJ64];&quot;&lt;&gt;0&quot;)" office:value-type="float" office:value="47.1428571428571" calcext:value-type="float">
            <text:p>47.1428571428571</text:p>
          </table:table-cell>
          <table:table-cell table:style-name="ce667" table:number-matrix-columns-spanned="1" table:number-matrix-rows-spanned="1" table:formula="of:=STDEV(IF([.F64:.AMJ64]&lt;&gt;0;[.F64:.AMJ64]))" office:value-type="float" office:value="7.77428842014241" calcext:value-type="float">
            <text:p>7.77428842014241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formula="of:=12/20*100" office:value-type="float" office:value="60" calcext:value-type="float">
            <text:p>60</text:p>
          </table:table-cell>
          <table:table-cell table:style-name="ce667" table:formula="of:=9/20*100" office:value-type="float" office:value="45" calcext:value-type="float">
            <text:p>45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formula="of:=11/20*100" office:value-type="float" office:value="55" calcext:value-type="float">
            <text:p>55</text:p>
          </table:table-cell>
          <table:table-cell table:style-name="ce667" table:formula="of:=8/20*100" office:value-type="float" office:value="40" calcext:value-type="float">
            <text:p>40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formula="of:=6/20*100" office:value-type="float" office:value="30" calcext:value-type="float">
            <text:p>30</text:p>
          </table:table-cell>
          <table:table-cell table:style-name="ce667" table:formula="of:=7/20*100" office:value-type="float" office:value="35" calcext:value-type="float">
            <text:p>35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formula="of:=9/20*100" office:value-type="float" office:value="45" calcext:value-type="float">
            <text:p>45</text:p>
          </table:table-cell>
          <table:table-cell table:style-name="ce667" table:formula="of:=10/20*100" office:value-type="float" office:value="50" calcext:value-type="float">
            <text:p>50</text:p>
          </table:table-cell>
          <table:table-cell table:style-name="ce667" table:number-columns-repeated="17"/>
          <table:table-cell table:number-columns-repeated="988"/>
        </table:table-row>
        <table:table-row table:style-name="ro3">
          <table:table-cell table:style-name="ce684" office:value-type="date" office:date-value="2016-09-13" calcext:value-type="date">
            <text:p>9/13/2016</text:p>
          </table:table-cell>
          <table:table-cell table:style-name="ce656" office:value-type="string" calcext:value-type="string">
            <text:p>Corrections: Test CH 1 (in class)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2"/>
          <table:table-cell table:style-name="ce667" table:formula="of:=0/20*([.$C$4]-[.F64])/2" office:value-type="float" office:value="0" calcext:value-type="float">
            <text:p>0</text:p>
          </table:table-cell>
          <table:table-cell table:style-name="ce667" table:formula="of:=0/20*([.$C$4]-[.G64])/2" office:value-type="float" office:value="0" calcext:value-type="float">
            <text:p>0</text:p>
          </table:table-cell>
          <table:table-cell table:style-name="ce667" table:formula="of:=0/20*([.$C$4]-[.H64])/2" office:value-type="float" office:value="0" calcext:value-type="float">
            <text:p>0</text:p>
          </table:table-cell>
          <table:table-cell table:style-name="ce667" table:formula="of:=0/20*([.$C$4]-[.I64])/2" office:value-type="float" office:value="0" calcext:value-type="float">
            <text:p>0</text:p>
          </table:table-cell>
          <table:table-cell table:style-name="ce667" table:formula="of:=0/20*([.$C$4]-[.J64])/2" office:value-type="float" office:value="0" calcext:value-type="float">
            <text:p>0</text:p>
          </table:table-cell>
          <table:table-cell table:style-name="ce667" table:formula="of:=0/20*([.$C$4]-[.K64])/2" office:value-type="float" office:value="0" calcext:value-type="float">
            <text:p>0</text:p>
          </table:table-cell>
          <table:table-cell table:style-name="ce667" table:formula="of:=0/20*([.$C$4]-[.L64])/2" office:value-type="float" office:value="0" calcext:value-type="float">
            <text:p>0</text:p>
          </table:table-cell>
          <table:table-cell table:style-name="ce667" table:formula="of:=0/20*([.$C$4]-[.M64])/2" office:value-type="float" office:value="0" calcext:value-type="float">
            <text:p>0</text:p>
          </table:table-cell>
          <table:table-cell table:style-name="ce667" table:formula="of:=0/20*([.$C$4]-[.N64])/2" office:value-type="float" office:value="0" calcext:value-type="float">
            <text:p>0</text:p>
          </table:table-cell>
          <table:table-cell table:style-name="ce667" table:formula="of:=0/20*([.$C$4]-[.O64])/2" office:value-type="float" office:value="0" calcext:value-type="float">
            <text:p>0</text:p>
          </table:table-cell>
          <table:table-cell table:style-name="ce667" table:formula="of:=0/20*([.$C$4]-[.P64])/2" office:value-type="float" office:value="0" calcext:value-type="float">
            <text:p>0</text:p>
          </table:table-cell>
          <table:table-cell table:style-name="ce667" table:formula="of:=0/20*([.$C$4]-[.Q64])/2" office:value-type="float" office:value="0" calcext:value-type="float">
            <text:p>0</text:p>
          </table:table-cell>
          <table:table-cell table:style-name="ce667" table:formula="of:=0/20*([.$C$4]-[.R64])/2" office:value-type="float" office:value="0" calcext:value-type="float">
            <text:p>0</text:p>
          </table:table-cell>
          <table:table-cell table:style-name="ce667" table:formula="of:=0/20*([.$C$4]-[.S64])/2" office:value-type="float" office:value="0" calcext:value-type="float">
            <text:p>0</text:p>
          </table:table-cell>
          <table:table-cell table:style-name="ce667" table:number-columns-repeated="17"/>
          <table:table-cell table:number-columns-repeated="988"/>
        </table:table-row>
        <table:table-row table:style-name="ro8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8th.R5:8th.AMJ5 8th.A13:8th.AMJ25 8th.A40:8th.AMJ41 8th.A30:8th.C32 8th.F30:8th.AMJ32 8th.A6:8th.C6 8th.V6:8th.AMJ6 8th.A4:8th.I5 8th.V4:8th.AMJ4 8th.K5:8th.K5 8th.N5:8th.P5 8th.A28:8th.AMJ29 8th.A26:8th.E26 8th.L26:8th.AMJ26 8th.A27:8th.L27 8th.U27:8th.AMJ27 8th.L49:8th.AMJ49 8th.A48:8th.H48 8th.J48:8th.AMJ48 8th.A51:8th.AMJ53 8th.A50:8th.H50 8th.J50:8th.AMJ50 8th.A49:8th.J49 8th.A45:8th.AMJ47 8th.A44:8th.J44 8th.L44:8th.AMJ44 8th.N43:8th.AMJ43 8th.A42:8th.O42 8th.Q42:8th.AMJ42 8th.A43:8th.L43">
            <calcext:condition calcext:apply-style-name="EveryOtherRow" calcext:value="formula-is(ISEVEN(ROW()))" calcext:base-cell-address="8th.A4"/>
            <calcext:condition calcext:apply-style-name="EveryOtherRow2" calcext:value="formula-is(NOT(ISEVEN(ROW())))" calcext:base-cell-address="8th.A4"/>
          </calcext:conditional-format>
          <calcext:conditional-format calcext:target-range-address="8th.D30:8th.E30">
            <calcext:condition calcext:apply-style-name="EveryOtherRow" calcext:value="formula-is(ISEVEN(ROW()))" calcext:base-cell-address="8th.D30"/>
            <calcext:condition calcext:apply-style-name="EveryOtherRow2" calcext:value="formula-is(NOT(ISEVEN(ROW())))" calcext:base-cell-address="8th.D30"/>
          </calcext:conditional-format>
          <calcext:conditional-format calcext:target-range-address="8th.F10:8th.AJ10 8th.F37:8th.AJ37 8th.F57:8th.AJ57">
            <calcext:condition calcext:apply-style-name="Failing" calcext:value="&lt;0.6" calcext:base-cell-address="8th.F10"/>
          </calcext:conditional-format>
          <calcext:conditional-format calcext:target-range-address="8th.D31:8th.E31">
            <calcext:condition calcext:apply-style-name="EveryOtherRow" calcext:value="formula-is(ISEVEN(ROW()))" calcext:base-cell-address="8th.D31"/>
            <calcext:condition calcext:apply-style-name="EveryOtherRow2" calcext:value="formula-is(NOT(ISEVEN(ROW())))" calcext:base-cell-address="8th.D31"/>
          </calcext:conditional-format>
          <calcext:conditional-format calcext:target-range-address="8th.D32:8th.E32">
            <calcext:condition calcext:apply-style-name="EveryOtherRow" calcext:value="formula-is(ISEVEN(ROW()))" calcext:base-cell-address="8th.D32"/>
            <calcext:condition calcext:apply-style-name="EveryOtherRow2" calcext:value="formula-is(NOT(ISEVEN(ROW())))" calcext:base-cell-address="8th.D32"/>
          </calcext:conditional-format>
          <calcext:conditional-format calcext:target-range-address="8th.D10:8th.D10">
            <calcext:condition calcext:apply-style-name="Failing" calcext:value="&lt;0.6" calcext:base-cell-address="8th.D10"/>
          </calcext:conditional-format>
          <calcext:conditional-format calcext:target-range-address="8th.D37:8th.D37">
            <calcext:condition calcext:apply-style-name="Failing" calcext:value="&lt;0.6" calcext:base-cell-address="8th.D37"/>
          </calcext:conditional-format>
          <calcext:conditional-format calcext:target-range-address="8th.D59:8th.D59">
            <calcext:condition calcext:apply-style-name="Failing" calcext:value="&lt;0.6" calcext:base-cell-address="8th.D59"/>
          </calcext:conditional-format>
          <calcext:conditional-format calcext:target-range-address="8th.D57:8th.D57">
            <calcext:condition calcext:apply-style-name="Failing" calcext:value="&lt;0.6" calcext:base-cell-address="8th.D57"/>
          </calcext:conditional-format>
          <calcext:conditional-format calcext:target-range-address="8th.D6:8th.E6">
            <calcext:condition calcext:apply-style-name="EveryOtherRow" calcext:value="formula-is(ISEVEN(ROW()))" calcext:base-cell-address="8th.D6"/>
            <calcext:condition calcext:apply-style-name="EveryOtherRow2" calcext:value="formula-is(NOT(ISEVEN(ROW())))" calcext:base-cell-address="8th.D6"/>
          </calcext:conditional-format>
          <calcext:conditional-format calcext:target-range-address="8th.J6:8th.J6">
            <calcext:condition calcext:apply-style-name="EveryOtherRow" calcext:value="formula-is(ISEVEN(ROW()))" calcext:base-cell-address="8th.J6"/>
            <calcext:condition calcext:apply-style-name="EveryOtherRow2" calcext:value="formula-is(NOT(ISEVEN(ROW())))" calcext:base-cell-address="8th.J6"/>
          </calcext:conditional-format>
          <calcext:conditional-format calcext:target-range-address="8th.K6:8th.K6">
            <calcext:condition calcext:apply-style-name="EveryOtherRow" calcext:value="formula-is(ISEVEN(ROW()))" calcext:base-cell-address="8th.K6"/>
            <calcext:condition calcext:apply-style-name="EveryOtherRow2" calcext:value="formula-is(NOT(ISEVEN(ROW())))" calcext:base-cell-address="8th.K6"/>
          </calcext:conditional-format>
          <calcext:conditional-format calcext:target-range-address="8th.L6:8th.L6">
            <calcext:condition calcext:apply-style-name="EveryOtherRow" calcext:value="formula-is(ISEVEN(ROW()))" calcext:base-cell-address="8th.L6"/>
            <calcext:condition calcext:apply-style-name="EveryOtherRow2" calcext:value="formula-is(NOT(ISEVEN(ROW())))" calcext:base-cell-address="8th.L6"/>
          </calcext:conditional-format>
          <calcext:conditional-format calcext:target-range-address="8th.M6:8th.M6">
            <calcext:condition calcext:apply-style-name="EveryOtherRow" calcext:value="formula-is(ISEVEN(ROW()))" calcext:base-cell-address="8th.M6"/>
            <calcext:condition calcext:apply-style-name="EveryOtherRow2" calcext:value="formula-is(NOT(ISEVEN(ROW())))" calcext:base-cell-address="8th.M6"/>
          </calcext:conditional-format>
          <calcext:conditional-format calcext:target-range-address="8th.F59:8th.F59">
            <calcext:condition calcext:apply-style-name="Failing" calcext:value="&lt;0.6" calcext:base-cell-address="8th.F59"/>
          </calcext:conditional-format>
          <calcext:conditional-format calcext:target-range-address="8th.G59:8th.G59">
            <calcext:condition calcext:apply-style-name="Failing" calcext:value="&lt;0.6" calcext:base-cell-address="8th.G59"/>
          </calcext:conditional-format>
          <calcext:conditional-format calcext:target-range-address="8th.H59:8th.H59">
            <calcext:condition calcext:apply-style-name="Failing" calcext:value="&lt;0.6" calcext:base-cell-address="8th.H59"/>
          </calcext:conditional-format>
          <calcext:conditional-format calcext:target-range-address="8th.I59:8th.I59">
            <calcext:condition calcext:apply-style-name="Failing" calcext:value="&lt;0.6" calcext:base-cell-address="8th.I59"/>
          </calcext:conditional-format>
          <calcext:conditional-format calcext:target-range-address="8th.J59:8th.J59">
            <calcext:condition calcext:apply-style-name="Failing" calcext:value="&lt;0.6" calcext:base-cell-address="8th.J59"/>
          </calcext:conditional-format>
          <calcext:conditional-format calcext:target-range-address="8th.K59:8th.K59">
            <calcext:condition calcext:apply-style-name="Failing" calcext:value="&lt;0.6" calcext:base-cell-address="8th.K59"/>
          </calcext:conditional-format>
          <calcext:conditional-format calcext:target-range-address="8th.L59:8th.L59">
            <calcext:condition calcext:apply-style-name="Failing" calcext:value="&lt;0.6" calcext:base-cell-address="8th.L59"/>
          </calcext:conditional-format>
          <calcext:conditional-format calcext:target-range-address="8th.M59:8th.M59">
            <calcext:condition calcext:apply-style-name="Failing" calcext:value="&lt;0.6" calcext:base-cell-address="8th.M59"/>
          </calcext:conditional-format>
          <calcext:conditional-format calcext:target-range-address="8th.N59:8th.N59">
            <calcext:condition calcext:apply-style-name="Failing" calcext:value="&lt;0.6" calcext:base-cell-address="8th.N59"/>
          </calcext:conditional-format>
          <calcext:conditional-format calcext:target-range-address="8th.O59:8th.O59">
            <calcext:condition calcext:apply-style-name="Failing" calcext:value="&lt;0.6" calcext:base-cell-address="8th.O59"/>
          </calcext:conditional-format>
          <calcext:conditional-format calcext:target-range-address="8th.P59:8th.P59">
            <calcext:condition calcext:apply-style-name="Failing" calcext:value="&lt;0.6" calcext:base-cell-address="8th.P59"/>
          </calcext:conditional-format>
          <calcext:conditional-format calcext:target-range-address="8th.Q59:8th.Q59">
            <calcext:condition calcext:apply-style-name="Failing" calcext:value="&lt;0.6" calcext:base-cell-address="8th.Q59"/>
          </calcext:conditional-format>
          <calcext:conditional-format calcext:target-range-address="8th.R59:8th.R59">
            <calcext:condition calcext:apply-style-name="Failing" calcext:value="&lt;0.6" calcext:base-cell-address="8th.R59"/>
          </calcext:conditional-format>
          <calcext:conditional-format calcext:target-range-address="8th.S59:8th.S59">
            <calcext:condition calcext:apply-style-name="Failing" calcext:value="&lt;0.6" calcext:base-cell-address="8th.S59"/>
          </calcext:conditional-format>
          <calcext:conditional-format calcext:target-range-address="8th.T59:8th.T59">
            <calcext:condition calcext:apply-style-name="Failing" calcext:value="&lt;0.6" calcext:base-cell-address="8th.T59"/>
          </calcext:conditional-format>
          <calcext:conditional-format calcext:target-range-address="8th.U59:8th.U59">
            <calcext:condition calcext:apply-style-name="Failing" calcext:value="&lt;0.6" calcext:base-cell-address="8th.U59"/>
          </calcext:conditional-format>
          <calcext:conditional-format calcext:target-range-address="8th.V59:8th.V59">
            <calcext:condition calcext:apply-style-name="Failing" calcext:value="&lt;0.6" calcext:base-cell-address="8th.V59"/>
          </calcext:conditional-format>
          <calcext:conditional-format calcext:target-range-address="8th.W59:8th.W59">
            <calcext:condition calcext:apply-style-name="Failing" calcext:value="&lt;0.6" calcext:base-cell-address="8th.W59"/>
          </calcext:conditional-format>
          <calcext:conditional-format calcext:target-range-address="8th.X59:8th.X59">
            <calcext:condition calcext:apply-style-name="Failing" calcext:value="&lt;0.6" calcext:base-cell-address="8th.X59"/>
          </calcext:conditional-format>
          <calcext:conditional-format calcext:target-range-address="8th.Y59:8th.Y59">
            <calcext:condition calcext:apply-style-name="Failing" calcext:value="&lt;0.6" calcext:base-cell-address="8th.Y59"/>
          </calcext:conditional-format>
          <calcext:conditional-format calcext:target-range-address="8th.Z59:8th.Z59">
            <calcext:condition calcext:apply-style-name="Failing" calcext:value="&lt;0.6" calcext:base-cell-address="8th.Z59"/>
          </calcext:conditional-format>
          <calcext:conditional-format calcext:target-range-address="8th.AA59:8th.AA59">
            <calcext:condition calcext:apply-style-name="Failing" calcext:value="&lt;0.6" calcext:base-cell-address="8th.AA59"/>
          </calcext:conditional-format>
          <calcext:conditional-format calcext:target-range-address="8th.AB59:8th.AB59">
            <calcext:condition calcext:apply-style-name="Failing" calcext:value="&lt;0.6" calcext:base-cell-address="8th.AB59"/>
          </calcext:conditional-format>
          <calcext:conditional-format calcext:target-range-address="8th.AC59:8th.AC59">
            <calcext:condition calcext:apply-style-name="Failing" calcext:value="&lt;0.6" calcext:base-cell-address="8th.AC59"/>
          </calcext:conditional-format>
          <calcext:conditional-format calcext:target-range-address="8th.AD59:8th.AD59">
            <calcext:condition calcext:apply-style-name="Failing" calcext:value="&lt;0.6" calcext:base-cell-address="8th.AD59"/>
          </calcext:conditional-format>
          <calcext:conditional-format calcext:target-range-address="8th.AE59:8th.AE59">
            <calcext:condition calcext:apply-style-name="Failing" calcext:value="&lt;0.6" calcext:base-cell-address="8th.AE59"/>
          </calcext:conditional-format>
          <calcext:conditional-format calcext:target-range-address="8th.AF59:8th.AF59">
            <calcext:condition calcext:apply-style-name="Failing" calcext:value="&lt;0.6" calcext:base-cell-address="8th.AF59"/>
          </calcext:conditional-format>
          <calcext:conditional-format calcext:target-range-address="8th.AG59:8th.AG59">
            <calcext:condition calcext:apply-style-name="Failing" calcext:value="&lt;0.6" calcext:base-cell-address="8th.AG59"/>
          </calcext:conditional-format>
          <calcext:conditional-format calcext:target-range-address="8th.AH59:8th.AH59">
            <calcext:condition calcext:apply-style-name="Failing" calcext:value="&lt;0.6" calcext:base-cell-address="8th.AH59"/>
          </calcext:conditional-format>
          <calcext:conditional-format calcext:target-range-address="8th.AI59:8th.AI59">
            <calcext:condition calcext:apply-style-name="Failing" calcext:value="&lt;0.6" calcext:base-cell-address="8th.AI59"/>
          </calcext:conditional-format>
          <calcext:conditional-format calcext:target-range-address="8th.AJ59:8th.AJ59">
            <calcext:condition calcext:apply-style-name="Failing" calcext:value="&lt;0.6" calcext:base-cell-address="8th.AJ59"/>
          </calcext:conditional-format>
          <calcext:conditional-format calcext:target-range-address="8th.J4:8th.M4">
            <calcext:condition calcext:apply-style-name="EveryOtherRow" calcext:value="formula-is(ISEVEN(ROW()))" calcext:base-cell-address="8th.J4"/>
            <calcext:condition calcext:apply-style-name="EveryOtherRow2" calcext:value="formula-is(NOT(ISEVEN(ROW())))" calcext:base-cell-address="8th.J4"/>
          </calcext:conditional-format>
          <calcext:conditional-format calcext:target-range-address="8th.N4:8th.Q4">
            <calcext:condition calcext:apply-style-name="EveryOtherRow" calcext:value="formula-is(ISEVEN(ROW()))" calcext:base-cell-address="8th.N4"/>
            <calcext:condition calcext:apply-style-name="EveryOtherRow2" calcext:value="formula-is(NOT(ISEVEN(ROW())))" calcext:base-cell-address="8th.N4"/>
          </calcext:conditional-format>
          <calcext:conditional-format calcext:target-range-address="8th.R4:8th.U4">
            <calcext:condition calcext:apply-style-name="EveryOtherRow" calcext:value="formula-is(ISEVEN(ROW()))" calcext:base-cell-address="8th.R4"/>
            <calcext:condition calcext:apply-style-name="EveryOtherRow2" calcext:value="formula-is(NOT(ISEVEN(ROW())))" calcext:base-cell-address="8th.R4"/>
          </calcext:conditional-format>
          <calcext:conditional-format calcext:target-range-address="8th.J5:8th.J5">
            <calcext:condition calcext:apply-style-name="EveryOtherRow" calcext:value="formula-is(ISEVEN(ROW()))" calcext:base-cell-address="8th.J5"/>
            <calcext:condition calcext:apply-style-name="EveryOtherRow2" calcext:value="formula-is(NOT(ISEVEN(ROW())))" calcext:base-cell-address="8th.J5"/>
          </calcext:conditional-format>
          <calcext:conditional-format calcext:target-range-address="8th.M5:8th.M5">
            <calcext:condition calcext:apply-style-name="EveryOtherRow" calcext:value="formula-is(ISEVEN(ROW()))" calcext:base-cell-address="8th.M5"/>
            <calcext:condition calcext:apply-style-name="EveryOtherRow2" calcext:value="formula-is(NOT(ISEVEN(ROW())))" calcext:base-cell-address="8th.M5"/>
          </calcext:conditional-format>
          <calcext:conditional-format calcext:target-range-address="8th.Q5:8th.Q5">
            <calcext:condition calcext:apply-style-name="EveryOtherRow" calcext:value="formula-is(ISEVEN(ROW()))" calcext:base-cell-address="8th.Q5"/>
            <calcext:condition calcext:apply-style-name="EveryOtherRow2" calcext:value="formula-is(NOT(ISEVEN(ROW())))" calcext:base-cell-address="8th.Q5"/>
          </calcext:conditional-format>
          <calcext:conditional-format calcext:target-range-address="8th.L5:8th.L5">
            <calcext:condition calcext:apply-style-name="EveryOtherRow" calcext:value="formula-is(ISEVEN(ROW()))" calcext:base-cell-address="8th.L5"/>
            <calcext:condition calcext:apply-style-name="EveryOtherRow2" calcext:value="formula-is(NOT(ISEVEN(ROW())))" calcext:base-cell-address="8th.L5"/>
          </calcext:conditional-format>
          <calcext:conditional-format calcext:target-range-address="8th.F6:8th.F6">
            <calcext:condition calcext:apply-style-name="EveryOtherRow" calcext:value="formula-is(ISEVEN(ROW()))" calcext:base-cell-address="8th.F6"/>
            <calcext:condition calcext:apply-style-name="EveryOtherRow2" calcext:value="formula-is(NOT(ISEVEN(ROW())))" calcext:base-cell-address="8th.F6"/>
          </calcext:conditional-format>
          <calcext:conditional-format calcext:target-range-address="8th.G6:8th.G6">
            <calcext:condition calcext:apply-style-name="EveryOtherRow" calcext:value="formula-is(ISEVEN(ROW()))" calcext:base-cell-address="8th.G6"/>
            <calcext:condition calcext:apply-style-name="EveryOtherRow2" calcext:value="formula-is(NOT(ISEVEN(ROW())))" calcext:base-cell-address="8th.G6"/>
          </calcext:conditional-format>
          <calcext:conditional-format calcext:target-range-address="8th.H6:8th.H6">
            <calcext:condition calcext:apply-style-name="EveryOtherRow" calcext:value="formula-is(ISEVEN(ROW()))" calcext:base-cell-address="8th.H6"/>
            <calcext:condition calcext:apply-style-name="EveryOtherRow2" calcext:value="formula-is(NOT(ISEVEN(ROW())))" calcext:base-cell-address="8th.H6"/>
          </calcext:conditional-format>
          <calcext:conditional-format calcext:target-range-address="8th.I6:8th.I6">
            <calcext:condition calcext:apply-style-name="EveryOtherRow" calcext:value="formula-is(ISEVEN(ROW()))" calcext:base-cell-address="8th.I6"/>
            <calcext:condition calcext:apply-style-name="EveryOtherRow2" calcext:value="formula-is(NOT(ISEVEN(ROW())))" calcext:base-cell-address="8th.I6"/>
          </calcext:conditional-format>
          <calcext:conditional-format calcext:target-range-address="8th.N6:8th.N6">
            <calcext:condition calcext:apply-style-name="EveryOtherRow" calcext:value="formula-is(ISEVEN(ROW()))" calcext:base-cell-address="8th.N6"/>
            <calcext:condition calcext:apply-style-name="EveryOtherRow2" calcext:value="formula-is(NOT(ISEVEN(ROW())))" calcext:base-cell-address="8th.N6"/>
          </calcext:conditional-format>
          <calcext:conditional-format calcext:target-range-address="8th.O6:8th.O6">
            <calcext:condition calcext:apply-style-name="EveryOtherRow" calcext:value="formula-is(ISEVEN(ROW()))" calcext:base-cell-address="8th.O6"/>
            <calcext:condition calcext:apply-style-name="EveryOtherRow2" calcext:value="formula-is(NOT(ISEVEN(ROW())))" calcext:base-cell-address="8th.O6"/>
          </calcext:conditional-format>
          <calcext:conditional-format calcext:target-range-address="8th.P6:8th.P6">
            <calcext:condition calcext:apply-style-name="EveryOtherRow" calcext:value="formula-is(ISEVEN(ROW()))" calcext:base-cell-address="8th.P6"/>
            <calcext:condition calcext:apply-style-name="EveryOtherRow2" calcext:value="formula-is(NOT(ISEVEN(ROW())))" calcext:base-cell-address="8th.P6"/>
          </calcext:conditional-format>
          <calcext:conditional-format calcext:target-range-address="8th.Q6:8th.Q6">
            <calcext:condition calcext:apply-style-name="EveryOtherRow" calcext:value="formula-is(ISEVEN(ROW()))" calcext:base-cell-address="8th.Q6"/>
            <calcext:condition calcext:apply-style-name="EveryOtherRow2" calcext:value="formula-is(NOT(ISEVEN(ROW())))" calcext:base-cell-address="8th.Q6"/>
          </calcext:conditional-format>
          <calcext:conditional-format calcext:target-range-address="8th.R6:8th.R6">
            <calcext:condition calcext:apply-style-name="EveryOtherRow" calcext:value="formula-is(ISEVEN(ROW()))" calcext:base-cell-address="8th.R6"/>
            <calcext:condition calcext:apply-style-name="EveryOtherRow2" calcext:value="formula-is(NOT(ISEVEN(ROW())))" calcext:base-cell-address="8th.R6"/>
          </calcext:conditional-format>
          <calcext:conditional-format calcext:target-range-address="8th.S6:8th.S6">
            <calcext:condition calcext:apply-style-name="EveryOtherRow" calcext:value="formula-is(ISEVEN(ROW()))" calcext:base-cell-address="8th.S6"/>
            <calcext:condition calcext:apply-style-name="EveryOtherRow2" calcext:value="formula-is(NOT(ISEVEN(ROW())))" calcext:base-cell-address="8th.S6"/>
          </calcext:conditional-format>
          <calcext:conditional-format calcext:target-range-address="8th.T6:8th.T6">
            <calcext:condition calcext:apply-style-name="EveryOtherRow" calcext:value="formula-is(ISEVEN(ROW()))" calcext:base-cell-address="8th.T6"/>
            <calcext:condition calcext:apply-style-name="EveryOtherRow2" calcext:value="formula-is(NOT(ISEVEN(ROW())))" calcext:base-cell-address="8th.T6"/>
          </calcext:conditional-format>
          <calcext:conditional-format calcext:target-range-address="8th.U6:8th.U6">
            <calcext:condition calcext:apply-style-name="EveryOtherRow" calcext:value="formula-is(ISEVEN(ROW()))" calcext:base-cell-address="8th.U6"/>
            <calcext:condition calcext:apply-style-name="EveryOtherRow2" calcext:value="formula-is(NOT(ISEVEN(ROW())))" calcext:base-cell-address="8th.U6"/>
          </calcext:conditional-format>
          <calcext:conditional-format calcext:target-range-address="8th.F26:8th.H26">
            <calcext:condition calcext:apply-style-name="EveryOtherRow" calcext:value="formula-is(ISEVEN(ROW()))" calcext:base-cell-address="8th.F26"/>
            <calcext:condition calcext:apply-style-name="EveryOtherRow2" calcext:value="formula-is(NOT(ISEVEN(ROW())))" calcext:base-cell-address="8th.F26"/>
          </calcext:conditional-format>
          <calcext:conditional-format calcext:target-range-address="8th.I26:8th.K26">
            <calcext:condition calcext:apply-style-name="EveryOtherRow" calcext:value="formula-is(ISEVEN(ROW()))" calcext:base-cell-address="8th.I26"/>
            <calcext:condition calcext:apply-style-name="EveryOtherRow2" calcext:value="formula-is(NOT(ISEVEN(ROW())))" calcext:base-cell-address="8th.I26"/>
          </calcext:conditional-format>
          <calcext:conditional-format calcext:target-range-address="8th.M27:8th.P27">
            <calcext:condition calcext:apply-style-name="EveryOtherRow" calcext:value="formula-is(ISEVEN(ROW()))" calcext:base-cell-address="8th.M27"/>
            <calcext:condition calcext:apply-style-name="EveryOtherRow2" calcext:value="formula-is(NOT(ISEVEN(ROW())))" calcext:base-cell-address="8th.M27"/>
          </calcext:conditional-format>
          <calcext:conditional-format calcext:target-range-address="8th.Q27:8th.T27">
            <calcext:condition calcext:apply-style-name="EveryOtherRow" calcext:value="formula-is(ISEVEN(ROW()))" calcext:base-cell-address="8th.Q27"/>
            <calcext:condition calcext:apply-style-name="EveryOtherRow2" calcext:value="formula-is(NOT(ISEVEN(ROW())))" calcext:base-cell-address="8th.Q27"/>
          </calcext:conditional-format>
          <calcext:conditional-format calcext:target-range-address="8th.I48:8th.I48">
            <calcext:condition calcext:apply-style-name="EveryOtherRow" calcext:value="formula-is(ISEVEN(ROW()))" calcext:base-cell-address="8th.I48"/>
            <calcext:condition calcext:apply-style-name="EveryOtherRow2" calcext:value="formula-is(NOT(ISEVEN(ROW())))" calcext:base-cell-address="8th.I48"/>
          </calcext:conditional-format>
          <calcext:conditional-format calcext:target-range-address="8th.I50:8th.I50">
            <calcext:condition calcext:apply-style-name="EveryOtherRow" calcext:value="formula-is(ISEVEN(ROW()))" calcext:base-cell-address="8th.I50"/>
            <calcext:condition calcext:apply-style-name="EveryOtherRow2" calcext:value="formula-is(NOT(ISEVEN(ROW())))" calcext:base-cell-address="8th.I50"/>
          </calcext:conditional-format>
          <calcext:conditional-format calcext:target-range-address="8th.K49:8th.K49">
            <calcext:condition calcext:apply-style-name="EveryOtherRow" calcext:value="formula-is(ISEVEN(ROW()))" calcext:base-cell-address="8th.K49"/>
            <calcext:condition calcext:apply-style-name="EveryOtherRow2" calcext:value="formula-is(NOT(ISEVEN(ROW())))" calcext:base-cell-address="8th.K49"/>
          </calcext:conditional-format>
          <calcext:conditional-format calcext:target-range-address="8th.K44:8th.K44">
            <calcext:condition calcext:apply-style-name="EveryOtherRow" calcext:value="formula-is(ISEVEN(ROW()))" calcext:base-cell-address="8th.K44"/>
            <calcext:condition calcext:apply-style-name="EveryOtherRow2" calcext:value="formula-is(NOT(ISEVEN(ROW())))" calcext:base-cell-address="8th.K44"/>
          </calcext:conditional-format>
          <calcext:conditional-format calcext:target-range-address="8th.P42:8th.P42">
            <calcext:condition calcext:apply-style-name="EveryOtherRow" calcext:value="formula-is(ISEVEN(ROW()))" calcext:base-cell-address="8th.P42"/>
            <calcext:condition calcext:apply-style-name="EveryOtherRow2" calcext:value="formula-is(NOT(ISEVEN(ROW())))" calcext:base-cell-address="8th.P42"/>
          </calcext:conditional-format>
          <calcext:conditional-format calcext:target-range-address="8th.M43:8th.M43">
            <calcext:condition calcext:apply-style-name="EveryOtherRow" calcext:value="formula-is(ISEVEN(ROW()))" calcext:base-cell-address="8th.M43"/>
            <calcext:condition calcext:apply-style-name="EveryOtherRow2" calcext:value="formula-is(NOT(ISEVEN(ROW())))" calcext:base-cell-address="8th.M43"/>
          </calcext:conditional-format>
        </calcext:conditional-formats>
      </table:table>
      <table:table table:name="9th" table:style-name="ta4"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number-columns-repeated="2" table:default-cell-style-name="ce674"/>
        <table:table-column table:style-name="co4" table:number-columns-repeated="29" table:default-cell-style-name="ce646"/>
        <table:table-column table:style-name="co5" table:number-columns-repeated="988" table:default-cell-style-name="ce646"/>
        <table:table-row table:style-name="ro1">
          <table:table-cell table:style-name="ce646"/>
          <table:table-cell table:style-name="ce652" office:value-type="string" calcext:value-type="string">
            <text:p>Quater 1/9th/Algebra I/2016-2017</text:p>
          </table:table-cell>
          <table:table-cell table:style-name="ce646" table:number-columns-repeated="3"/>
          <table:table-cell table:style-name="ce678"/>
          <table:table-cell table:style-name="ce675" table:number-columns-repeated="10"/>
          <table:table-cell table:style-name="ce678"/>
          <table:table-cell table:number-columns-repeated="1007"/>
        </table:table-row>
        <table:table-row table:style-name="ro2">
          <table:table-cell table:style-name="ce918" office:value-type="string" calcext:value-type="string">
            <text:p>Date Due</text:p>
          </table:table-cell>
          <table:table-cell table:style-name="ce997"/>
          <table:table-cell table:style-name="ce1006" office:value-type="string" calcext:value-type="string">
            <text:p>Points Possible for Each Assignment</text:p>
          </table:table-cell>
          <table:table-cell table:style-name="ce1006" office:value-type="string" calcext:value-type="string">
            <text:p>Average (non-zero)</text:p>
          </table:table-cell>
          <table:table-cell table:style-name="ce1006" office:value-type="string" calcext:value-type="string">
            <text:p>Stdev (non-zero)</text:p>
          </table:table-cell>
          <table:table-cell table:style-name="ce1167" office:value-type="string" calcext:value-type="string">
            <text:p>Last, First1</text:p>
          </table:table-cell>
          <table:table-cell table:style-name="ce1167" office:value-type="string" calcext:value-type="string">
            <text:p>Last, First2</text:p>
          </table:table-cell>
          <table:table-cell table:style-name="ce1167" office:value-type="string" calcext:value-type="string">
            <text:p>Last, First3</text:p>
          </table:table-cell>
          <table:table-cell table:style-name="ce1167" office:value-type="string" calcext:value-type="string">
            <text:p>Last, First4</text:p>
          </table:table-cell>
          <table:table-cell table:style-name="ce1167" office:value-type="string" calcext:value-type="string">
            <text:p>Last, First5</text:p>
          </table:table-cell>
          <table:table-cell table:style-name="ce1167" office:value-type="string" calcext:value-type="string">
            <text:p>Last, First6</text:p>
          </table:table-cell>
          <table:table-cell table:style-name="ce1167" office:value-type="string" calcext:value-type="string">
            <text:p>Last, First7</text:p>
          </table:table-cell>
          <table:table-cell table:style-name="ce1167" office:value-type="string" calcext:value-type="string">
            <text:p>Last, First8</text:p>
          </table:table-cell>
          <table:table-cell table:style-name="ce1167" office:value-type="string" calcext:value-type="string">
            <text:p>Last, First9</text:p>
          </table:table-cell>
          <table:table-cell table:style-name="ce1167" office:value-type="string" calcext:value-type="string">
            <text:p>Last, First10</text:p>
          </table:table-cell>
          <table:table-cell table:style-name="ce1167" office:value-type="string" calcext:value-type="string">
            <text:p>Last, First11</text:p>
          </table:table-cell>
          <table:table-cell table:style-name="ce1167" office:value-type="string" calcext:value-type="string">
            <text:p>Last, First12</text:p>
          </table:table-cell>
          <table:table-cell table:style-name="ce1006" office:value-type="string" calcext:value-type="string">
            <text:p>Last, First13</text:p>
          </table:table-cell>
          <table:table-cell table:style-name="ce1006" office:value-type="string" calcext:value-type="string">
            <text:p>Last, First14</text:p>
          </table:table-cell>
          <table:table-cell table:style-name="ce1006" office:value-type="string" calcext:value-type="string">
            <text:p>Student Name14</text:p>
          </table:table-cell>
          <table:table-cell table:style-name="ce1006" office:value-type="string" calcext:value-type="string">
            <text:p>Student Name15</text:p>
          </table:table-cell>
          <table:table-cell table:style-name="ce1006" office:value-type="string" calcext:value-type="string">
            <text:p>Student Name16</text:p>
          </table:table-cell>
          <table:table-cell table:style-name="ce1006" office:value-type="string" calcext:value-type="string">
            <text:p>Student Name17</text:p>
          </table:table-cell>
          <table:table-cell table:style-name="ce1006" office:value-type="string" calcext:value-type="string">
            <text:p>Student Name18</text:p>
          </table:table-cell>
          <table:table-cell table:style-name="ce1006" office:value-type="string" calcext:value-type="string">
            <text:p>Student Name19</text:p>
          </table:table-cell>
          <table:table-cell table:style-name="ce1006" office:value-type="string" calcext:value-type="string">
            <text:p>Student Name20</text:p>
          </table:table-cell>
          <table:table-cell table:style-name="ce1006" office:value-type="string" calcext:value-type="string">
            <text:p>Student Name21</text:p>
          </table:table-cell>
          <table:table-cell table:style-name="ce1006" office:value-type="string" calcext:value-type="string">
            <text:p>Student Name22</text:p>
          </table:table-cell>
          <table:table-cell table:style-name="ce1006" office:value-type="string" calcext:value-type="string">
            <text:p>Student Name23</text:p>
          </table:table-cell>
          <table:table-cell table:style-name="ce1006" office:value-type="string" calcext:value-type="string">
            <text:p>Student Name24</text:p>
          </table:table-cell>
          <table:table-cell table:style-name="ce1006" office:value-type="string" calcext:value-type="string">
            <text:p>Student Name25</text:p>
          </table:table-cell>
          <table:table-cell table:style-name="ce1006" office:value-type="string" calcext:value-type="string">
            <text:p>Student Name26</text:p>
          </table:table-cell>
          <table:table-cell table:style-name="ce1006" office:value-type="string" calcext:value-type="string">
            <text:p>Student Name27</text:p>
          </table:table-cell>
          <table:table-cell table:style-name="ce1006" office:value-type="string" calcext:value-type="string">
            <text:p>Student Name28</text:p>
          </table:table-cell>
          <table:table-cell table:style-name="ce1006" office:value-type="string" calcext:value-type="string">
            <text:p>Student Name29</text:p>
          </table:table-cell>
          <table:table-cell table:style-name="ce1006" office:value-type="string" calcext:value-type="string">
            <text:p>Student Name30</text:p>
          </table:table-cell>
          <table:table-cell table:style-name="ce1006" table:number-columns-repeated="987"/>
          <table:table-cell table:style-name="ce1592"/>
        </table:table-row>
        <table:table-row table:style-name="ro9">
          <table:table-cell table:style-name="Header"/>
          <table:table-cell table:style-name="Header" office:value-type="string" calcext:value-type="string">
            <text:p>Tests/Quizzes</text:p>
          </table:table-cell>
          <table:table-cell table:style-name="Header" table:number-columns-repeated="1022"/>
        </table:table-row>
        <table:table-row table:style-name="ro10">
          <table:table-cell table:style-name="ce920" office:value-type="date" office:date-value="2016-08-30" calcext:value-type="date">
            <text:p>8/30/2016</text:p>
          </table:table-cell>
          <table:table-cell table:style-name="ce1000" office:value-type="string" calcext:value-type="string">
            <text:p>Test 1.1-1.4, 1.7-1.8</text:p>
          </table:table-cell>
          <table:table-cell table:style-name="ce1009" table:formula="of:=MAX([.F4:.AMJ4])" office:value-type="float" office:value="86.3636363636364" calcext:value-type="float">
            <text:p>86.3636363636364</text:p>
          </table:table-cell>
          <table:table-cell table:style-name="ce258" table:formula="of:=AVERAGEIF([.F4:.AMJ4];&quot;&lt;&gt;0&quot;)" office:value-type="float" office:value="60.4895104895105" calcext:value-type="float">
            <text:p>60.4895104895105</text:p>
          </table:table-cell>
          <table:table-cell table:style-name="ce258" table:number-matrix-columns-spanned="1" table:number-matrix-rows-spanned="1" table:formula="of:=STDEV(IF([.F4:.AMJ4]&lt;&gt;0;[.F4:.AMJ4]))" office:value-type="float" office:value="19.5845816422331" calcext:value-type="float">
            <text:p>19.5845816422331</text:p>
          </table:table-cell>
          <table:table-cell table:style-name="ce258" table:formula="of:=9/22*100" office:value-type="float" office:value="40.9090909090909" calcext:value-type="float">
            <text:p>40.9090909090909</text:p>
          </table:table-cell>
          <table:table-cell table:style-name="ce258" table:formula="of:=13/22*100" office:value-type="float" office:value="59.0909090909091" calcext:value-type="float">
            <text:p>59.0909090909091</text:p>
          </table:table-cell>
          <table:table-cell table:style-name="ce258" table:formula="of:=19/22*100" office:value-type="float" office:value="86.3636363636364" calcext:value-type="float">
            <text:p>86.3636363636364</text:p>
          </table:table-cell>
          <table:table-cell table:style-name="ce258" office:value-type="float" office:value="0" calcext:value-type="float">
            <text:p>0</text:p>
          </table:table-cell>
          <table:table-cell table:style-name="ce1247" table:formula="of:=9/22*100" office:value-type="float" office:value="40.9090909090909" calcext:value-type="float">
            <text:p>40.9090909090909</text:p>
          </table:table-cell>
          <table:table-cell table:style-name="ce1247" table:formula="of:=13/22*100" office:value-type="float" office:value="59.0909090909091" calcext:value-type="float">
            <text:p>59.0909090909091</text:p>
          </table:table-cell>
          <table:table-cell table:style-name="ce1247" table:formula="of:=19/22*100" office:value-type="float" office:value="86.3636363636364" calcext:value-type="float">
            <text:p>86.3636363636364</text:p>
          </table:table-cell>
          <table:table-cell table:style-name="ce258" table:formula="of:=19/22*100" office:value-type="float" office:value="86.3636363636364" calcext:value-type="float">
            <text:p>86.3636363636364</text:p>
          </table:table-cell>
          <table:table-cell table:style-name="ce1531" table:formula="of:=9/22*100" office:value-type="float" office:value="40.9090909090909" calcext:value-type="float">
            <text:p>40.9090909090909</text:p>
          </table:table-cell>
          <table:table-cell table:style-name="ce1531" table:formula="of:=13/22*100" office:value-type="float" office:value="59.0909090909091" calcext:value-type="float">
            <text:p>59.0909090909091</text:p>
          </table:table-cell>
          <table:table-cell table:style-name="ce338" table:formula="of:=9/22*100" office:value-type="float" office:value="40.9090909090909" calcext:value-type="float">
            <text:p>40.9090909090909</text:p>
          </table:table-cell>
          <table:table-cell table:style-name="ce349" table:formula="of:=9/22*100" office:value-type="float" office:value="40.9090909090909" calcext:value-type="float">
            <text:p>40.9090909090909</text:p>
          </table:table-cell>
          <table:table-cell table:style-name="ce349" table:formula="of:=13/22*100" office:value-type="float" office:value="59.0909090909091" calcext:value-type="float">
            <text:p>59.0909090909091</text:p>
          </table:table-cell>
          <table:table-cell table:style-name="ce349" table:formula="of:=19/22*100" office:value-type="float" office:value="86.3636363636364" calcext:value-type="float">
            <text:p>86.3636363636364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9-15" calcext:value-type="date">
            <text:p>9/15/2016</text:p>
          </table:table-cell>
          <table:table-cell table:style-name="ce255" office:value-type="string" calcext:value-type="string">
            <text:p>Corrections: Test 1.1-1.4, 1.7-1.8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number-columns-repeated="3"/>
          <table:table-cell table:style-name="ce258" table:formula="of:=12/14*([.$C$4]-[.G4])/2" office:value-type="float" office:value="11.6883116883117" calcext:value-type="float">
            <text:p>11.6883116883117</text:p>
          </table:table-cell>
          <table:table-cell table:style-name="ce258" table:number-columns-repeated="2"/>
          <table:table-cell table:style-name="ce258" table:formula="of:=10/10*([.$C$4]-[.J4])/2" office:value-type="float" office:value="22.7272727272727" calcext:value-type="float">
            <text:p>22.7272727272727</text:p>
          </table:table-cell>
          <table:table-cell table:style-name="ce258" table:number-columns-repeated="26"/>
          <table:table-cell table:style-name="ce384" table:number-columns-repeated="987"/>
          <table:table-cell table:style-name="ce386"/>
        </table:table-row>
        <table:table-row table:style-name="ro13">
          <table:table-cell table:style-name="ce251" office:value-type="date" office:date-value="2016-10-04" calcext:value-type="date">
            <text:p>10/4/2016</text:p>
          </table:table-cell>
          <table:table-cell table:style-name="ce255" office:value-type="string" calcext:value-type="string">
            <text:p>Test CH 2</text:p>
          </table:table-cell>
          <table:table-cell table:style-name="ce258" office:value-type="float" office:value="100" calcext:value-type="float">
            <text:p>100</text:p>
          </table:table-cell>
          <table:table-cell table:style-name="ce259" table:formula="of:=AVERAGEIF([.F6:.AMJ6];&quot;&lt;&gt;0&quot;)" office:value-type="float" office:value="55" calcext:value-type="float">
            <text:p>55</text:p>
          </table:table-cell>
          <table:table-cell table:style-name="ce259" table:number-matrix-columns-spanned="1" table:number-matrix-rows-spanned="1" table:formula="of:=STDEV(IF([.F6:.AMJ6]&lt;&gt;0;[.F6:.AMJ6]))" office:value-type="float" office:value="19.0792850227071" calcext:value-type="float">
            <text:p>19.0792850227071</text:p>
          </table:table-cell>
          <table:table-cell table:style-name="ce258" table:formula="of:=53/130*100" office:value-type="float" office:value="40.7692307692308" calcext:value-type="float">
            <text:p>40.7692307692308</text:p>
          </table:table-cell>
          <table:table-cell table:style-name="ce278" table:formula="of:=60/130*100" office:value-type="float" office:value="46.1538461538462" calcext:value-type="float">
            <text:p>46.1538461538462</text:p>
          </table:table-cell>
          <table:table-cell table:style-name="ce278" table:formula="of:=109/130*100" office:value-type="float" office:value="83.8461538461539" calcext:value-type="float">
            <text:p>83.8461538461539</text:p>
          </table:table-cell>
          <table:table-cell table:style-name="ce290" table:formula="of:=53/130*100" office:value-type="float" office:value="40.7692307692308" calcext:value-type="float">
            <text:p>40.7692307692308</text:p>
          </table:table-cell>
          <table:table-cell table:style-name="ce297" table:formula="of:=60/130*100" office:value-type="float" office:value="46.1538461538462" calcext:value-type="float">
            <text:p>46.1538461538462</text:p>
          </table:table-cell>
          <table:table-cell table:style-name="ce297" table:formula="of:=109/130*100" office:value-type="float" office:value="83.8461538461539" calcext:value-type="float">
            <text:p>83.8461538461539</text:p>
          </table:table-cell>
          <table:table-cell table:style-name="ce312" table:formula="of:=53/130*100" office:value-type="float" office:value="40.7692307692308" calcext:value-type="float">
            <text:p>40.7692307692308</text:p>
          </table:table-cell>
          <table:table-cell table:style-name="ce318" table:formula="of:=60/130*100" office:value-type="float" office:value="46.1538461538462" calcext:value-type="float">
            <text:p>46.1538461538462</text:p>
          </table:table-cell>
          <table:table-cell table:style-name="ce318" table:formula="of:=109/130*100" office:value-type="float" office:value="83.8461538461539" calcext:value-type="float">
            <text:p>83.8461538461539</text:p>
          </table:table-cell>
          <table:table-cell table:style-name="ce331" table:formula="of:=53/130*100" office:value-type="float" office:value="40.7692307692308" calcext:value-type="float">
            <text:p>40.7692307692308</text:p>
          </table:table-cell>
          <table:table-cell table:style-name="ce339" table:formula="of:=60/130*100" office:value-type="float" office:value="46.1538461538462" calcext:value-type="float">
            <text:p>46.1538461538462</text:p>
          </table:table-cell>
          <table:table-cell table:style-name="ce350" table:formula="of:=53/130*100" office:value-type="float" office:value="40.7692307692308" calcext:value-type="float">
            <text:p>40.7692307692308</text:p>
          </table:table-cell>
          <table:table-cell table:style-name="ce356" table:formula="of:=60/130*100" office:value-type="float" office:value="46.1538461538462" calcext:value-type="float">
            <text:p>46.1538461538462</text:p>
          </table:table-cell>
          <table:table-cell table:style-name="ce356" table:formula="of:=109/130*100" office:value-type="float" office:value="83.8461538461539" calcext:value-type="float">
            <text:p>83.8461538461539</text:p>
          </table:table-cell>
          <table:table-cell table:style-name="ce365"/>
          <table:table-cell table:style-name="ce258" table:number-columns-repeated="16"/>
          <table:table-cell table:style-name="ce384" table:number-columns-repeated="987"/>
          <table:table-cell table:style-name="ce386"/>
        </table:table-row>
        <table:table-row table:style-name="ro4">
          <table:table-cell table:style-name="ce251" office:value-type="date" office:date-value="2016-10-04" calcext:value-type="date">
            <text:p>10/4/2016</text:p>
          </table:table-cell>
          <table:table-cell table:style-name="ce255" office:value-type="string" calcext:value-type="string">
            <text:p>Curve: Test CH 2</text:p>
          </table:table-cell>
          <table:table-cell table:style-name="ce258" office:value-type="float" office:value="0" calcext:value-type="float">
            <text:p>0</text:p>
          </table:table-cell>
          <table:table-cell table:style-name="ce1018" table:number-columns-repeated="2"/>
          <table:table-cell table:style-name="ce270" office:value-type="float" office:value="15.4" calcext:value-type="float">
            <text:p>15.4</text:p>
          </table:table-cell>
          <table:table-cell table:style-name="ce279" table:formula="of:=[.$F$7]" office:value-type="float" office:value="15.4" calcext:value-type="float">
            <text:p>15.4</text:p>
          </table:table-cell>
          <table:table-cell table:style-name="ce284" table:formula="of:=[.$F$7]" office:value-type="float" office:value="15.4" calcext:value-type="float">
            <text:p>15.4</text:p>
          </table:table-cell>
          <table:table-cell table:style-name="ce291" table:formula="of:=[.$F$7]" office:value-type="float" office:value="15.4" calcext:value-type="float">
            <text:p>15.4</text:p>
          </table:table-cell>
          <table:table-cell table:style-name="ce298" table:formula="of:=[.$F$7]" office:value-type="float" office:value="15.4" calcext:value-type="float">
            <text:p>15.4</text:p>
          </table:table-cell>
          <table:table-cell table:style-name="ce306" table:formula="of:=[.$F$7]" office:value-type="float" office:value="15.4" calcext:value-type="float">
            <text:p>15.4</text:p>
          </table:table-cell>
          <table:table-cell table:style-name="ce313" table:formula="of:=[.$F$7]" office:value-type="float" office:value="15.4" calcext:value-type="float">
            <text:p>15.4</text:p>
          </table:table-cell>
          <table:table-cell table:style-name="ce319" table:formula="of:=[.$F$7]" office:value-type="float" office:value="15.4" calcext:value-type="float">
            <text:p>15.4</text:p>
          </table:table-cell>
          <table:table-cell table:style-name="ce325" table:formula="of:=[.$F$7]" office:value-type="float" office:value="15.4" calcext:value-type="float">
            <text:p>15.4</text:p>
          </table:table-cell>
          <table:table-cell table:style-name="ce332" table:formula="of:=[.$F$7]" office:value-type="float" office:value="15.4" calcext:value-type="float">
            <text:p>15.4</text:p>
          </table:table-cell>
          <table:table-cell table:style-name="ce340" table:formula="of:=[.$F$7]" office:value-type="float" office:value="15.4" calcext:value-type="float">
            <text:p>15.4</text:p>
          </table:table-cell>
          <table:table-cell table:style-name="ce351" table:formula="of:=[.$F$7]" office:value-type="float" office:value="15.4" calcext:value-type="float">
            <text:p>15.4</text:p>
          </table:table-cell>
          <table:table-cell table:style-name="ce357" table:formula="of:=[.$F$7]" office:value-type="float" office:value="15.4" calcext:value-type="float">
            <text:p>15.4</text:p>
          </table:table-cell>
          <table:table-cell table:style-name="ce361" table:formula="of:=[.$F$7]" office:value-type="float" office:value="15.4" calcext:value-type="float">
            <text:p>15.4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10-12" calcext:value-type="date">
            <text:p>10/12/2016</text:p>
          </table:table-cell>
          <table:table-cell table:style-name="ce255" office:value-type="string" calcext:value-type="string">
            <text:p>Corrections: Test CH 2</text:p>
          </table:table-cell>
          <table:table-cell table:style-name="ce258" office:value-type="float" office:value="0" calcext:value-type="float">
            <text:p>0</text:p>
          </table:table-cell>
          <table:table-cell table:style-name="ce259" table:number-columns-repeated="2"/>
          <table:table-cell table:style-name="ce271" table:formula="of:=0*MAX([.$C$6]-([.F6]+[.F7]);0)/2" office:value-type="float" office:value="0" calcext:value-type="float">
            <text:p>0</text:p>
          </table:table-cell>
          <table:table-cell table:style-name="ce280" table:formula="of:=0*MAX([.$C$6]-([.G6]+[.G7]);0)/2" office:value-type="float" office:value="0" calcext:value-type="float">
            <text:p>0</text:p>
          </table:table-cell>
          <table:table-cell table:style-name="ce285" table:formula="of:=0*MAX([.$C$6]-([.H6]+[.H7]);0)/2" office:value-type="float" office:value="0" calcext:value-type="float">
            <text:p>0</text:p>
          </table:table-cell>
          <table:table-cell table:style-name="ce1231" table:formula="of:=0*MAX([.$C$6]-([.I6]+[.I7]);0)/2" office:value-type="float" office:value="0" calcext:value-type="float">
            <text:p>0</text:p>
          </table:table-cell>
          <table:table-cell table:style-name="ce1256" table:formula="of:=0*MAX([.$C$6]-([.J6]+[.J7]);0)/2" office:value-type="float" office:value="0" calcext:value-type="float">
            <text:p>0</text:p>
          </table:table-cell>
          <table:table-cell table:style-name="ce1514" table:formula="of:=47/115*MAX([.$C$6]-([.K6]+[.K7]);0)/2*0" office:value-type="float" office:value="0" calcext:value-type="float">
            <text:p>0</text:p>
          </table:table-cell>
          <table:table-cell table:style-name="ce314" table:formula="of:=0*MAX([.$C$6]-([.L6]+[.L7]);0)/2" office:value-type="float" office:value="0" calcext:value-type="float">
            <text:p>0</text:p>
          </table:table-cell>
          <table:table-cell table:style-name="ce320" table:formula="of:=0*MAX([.$C$6]-([.M6]+[.M7]);0)/2" office:value-type="float" office:value="0" calcext:value-type="float">
            <text:p>0</text:p>
          </table:table-cell>
          <table:table-cell table:style-name="ce326" table:formula="of:=64/85*MAX([.$C$6]-([.N6]+[.N7]);0)/2" office:value-type="float" office:value="0.283800904977371" calcext:value-type="float">
            <text:p>0.283800904977371</text:p>
          </table:table-cell>
          <table:table-cell table:style-name="ce333" table:formula="of:=0*MAX([.$C$6]-([.O6]+[.O7]);0)/2" office:value-type="float" office:value="0" calcext:value-type="float">
            <text:p>0</text:p>
          </table:table-cell>
          <table:table-cell table:style-name="ce341" table:formula="of:=99/105*MAX([.$C$6]-([.P6]+[.P7]);0)/2" office:value-type="float" office:value="18.1246153846154" calcext:value-type="float">
            <text:p>18.1246153846154</text:p>
          </table:table-cell>
          <table:table-cell table:style-name="ce352" table:formula="of:=0*MAX([.$C$6]-([.Q6]+[.Q7]);0)/2" office:value-type="float" office:value="0" calcext:value-type="float">
            <text:p>0</text:p>
          </table:table-cell>
          <table:table-cell table:style-name="ce1565" table:formula="of:=70/90*MAX([.$C$6]-([.R6]+[.R7]);0)/2*0" office:value-type="float" office:value="0" calcext:value-type="float">
            <text:p>0</text:p>
          </table:table-cell>
          <table:table-cell table:style-name="ce362" table:formula="of:=34/45*MAX([.$C$6]-([.S6]+[.S7]);0)/2" office:value-type="float" office:value="0.28478632478632" calcext:value-type="float">
            <text:p>0.28478632478632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3">
          <table:table-cell table:style-name="ce251" office:value-type="date" office:date-value="2016-10-13" calcext:value-type="date">
            <text:p>10/13/2016</text:p>
          </table:table-cell>
          <table:table-cell table:style-name="ce255" office:value-type="string" calcext:value-type="string">
            <text:p>Final Exam</text:p>
          </table:table-cell>
          <table:table-cell table:style-name="ce258" office:value-type="float" office:value="150" calcext:value-type="float">
            <text:p>150</text:p>
          </table:table-cell>
          <table:table-cell table:style-name="ce261" table:formula="of:=AVERAGEIF([.F9:.AMJ9];&quot;&lt;&gt;0&quot;)" office:value-type="float" office:value="99.1836734693878" calcext:value-type="float">
            <text:p>99.1836734693878</text:p>
          </table:table-cell>
          <table:table-cell table:style-name="ce261" table:number-matrix-columns-spanned="1" table:number-matrix-rows-spanned="1" table:formula="of:=STDEV(IF([.F9:.AMJ9]&lt;&gt;0;[.F9:.AMJ9]))" office:value-type="float" office:value="30.0873364293201" calcext:value-type="float">
            <text:p>30.0873364293201</text:p>
          </table:table-cell>
          <table:table-cell table:style-name="ce258" table:formula="of:=42/70*[.$C$9]" office:value-type="float" office:value="90" calcext:value-type="float">
            <text:p>90</text:p>
          </table:table-cell>
          <table:table-cell table:style-name="ce281" table:formula="of:=34/70*[.$C$9]" office:value-type="float" office:value="72.8571428571429" calcext:value-type="float">
            <text:p>72.8571428571429</text:p>
          </table:table-cell>
          <table:table-cell table:style-name="ce286" table:formula="of:=67/70*[.$C$9]" office:value-type="float" office:value="143.571428571429" calcext:value-type="float">
            <text:p>143.571428571429</text:p>
          </table:table-cell>
          <table:table-cell table:style-name="ce293" table:formula="of:=42/70*[.$C$9]" office:value-type="float" office:value="90" calcext:value-type="float">
            <text:p>90</text:p>
          </table:table-cell>
          <table:table-cell table:style-name="ce300" table:formula="of:=34/70*[.$C$9]" office:value-type="float" office:value="72.8571428571429" calcext:value-type="float">
            <text:p>72.8571428571429</text:p>
          </table:table-cell>
          <table:table-cell table:style-name="ce308" table:formula="of:=67/70*[.$C$9]" office:value-type="float" office:value="143.571428571429" calcext:value-type="float">
            <text:p>143.571428571429</text:p>
          </table:table-cell>
          <table:table-cell table:style-name="ce315" table:formula="of:=42/70*[.$C$9]" office:value-type="float" office:value="90" calcext:value-type="float">
            <text:p>90</text:p>
          </table:table-cell>
          <table:table-cell table:style-name="ce321" table:formula="of:=34/70*[.$C$9]" office:value-type="float" office:value="72.8571428571429" calcext:value-type="float">
            <text:p>72.8571428571429</text:p>
          </table:table-cell>
          <table:table-cell table:style-name="ce327" table:formula="of:=67/70*[.$C$9]" office:value-type="float" office:value="143.571428571429" calcext:value-type="float">
            <text:p>143.571428571429</text:p>
          </table:table-cell>
          <table:table-cell table:style-name="ce334" table:formula="of:=42/70*[.$C$9]" office:value-type="float" office:value="90" calcext:value-type="float">
            <text:p>90</text:p>
          </table:table-cell>
          <table:table-cell table:style-name="ce342" table:formula="of:=34/70*[.$C$9]" office:value-type="float" office:value="72.8571428571429" calcext:value-type="float">
            <text:p>72.8571428571429</text:p>
          </table:table-cell>
          <table:table-cell table:style-name="ce353" table:formula="of:=67/70*[.$C$9]" office:value-type="float" office:value="143.571428571429" calcext:value-type="float">
            <text:p>143.571428571429</text:p>
          </table:table-cell>
          <table:table-cell table:style-name="ce359" table:formula="of:=42/70*[.$C$9]" office:value-type="float" office:value="90" calcext:value-type="float">
            <text:p>90</text:p>
          </table:table-cell>
          <table:table-cell table:style-name="ce363" table:formula="of:=34/70*[.$C$9]" office:value-type="float" office:value="72.8571428571429" calcext:value-type="float">
            <text:p>72.8571428571429</text:p>
          </table:table-cell>
          <table:table-cell table:style-name="ce366"/>
          <table:table-cell table:style-name="ce258" table:number-columns-repeated="16"/>
          <table:table-cell table:style-name="ce384" table:number-columns-repeated="987"/>
          <table:table-cell table:style-name="ce386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3"/>
          <table:table-cell table:style-name="ce680" table:number-columns-repeated="987"/>
          <table:table-cell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5" calcext:value-type="float">
            <text:p>0.5</text:p>
          </table:table-cell>
          <table:table-cell table:style-name="ce692" table:number-columns-repeated="33"/>
          <table:table-cell table:style-name="ce680" table:number-columns-repeated="987"/>
          <table:table-cell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M([.C4:.C10])" office:value-type="float" office:value="336.363636363636" calcext:value-type="float">
            <text:p>336.363636363636</text:p>
          </table:table-cell>
          <table:table-cell table:style-name="ce693" table:number-columns-repeated="2"/>
          <table:table-cell table:style-name="ce693" table:formula="of:=SUM([.F4:.F10])" office:value-type="float" office:value="187.078321678322" calcext:value-type="float">
            <text:p>187.078321678322</text:p>
          </table:table-cell>
          <table:table-cell table:style-name="ce693" table:formula="of:=SUM([.G4:.G10])" office:value-type="float" office:value="205.19020979021" calcext:value-type="float">
            <text:p>205.19020979021</text:p>
          </table:table-cell>
          <table:table-cell table:style-name="ce693" table:formula="of:=SUM([.H4:.H10])" office:value-type="float" office:value="329.181218781219" calcext:value-type="float">
            <text:p>329.181218781219</text:p>
          </table:table-cell>
          <table:table-cell table:style-name="ce693" table:formula="of:=SUM([.I4:.I10])" office:value-type="float" office:value="146.169230769231" calcext:value-type="float">
            <text:p>146.169230769231</text:p>
          </table:table-cell>
          <table:table-cell table:style-name="ce693" table:formula="of:=SUM([.J4:.J10])" office:value-type="float" office:value="198.047352647353" calcext:value-type="float">
            <text:p>198.047352647353</text:p>
          </table:table-cell>
          <table:table-cell table:style-name="ce693" table:formula="of:=SUM([.K4:.K10])" office:value-type="float" office:value="301.908491508492" calcext:value-type="float">
            <text:p>301.908491508492</text:p>
          </table:table-cell>
          <table:table-cell table:style-name="ce693" table:formula="of:=SUM([.L4:.L10])" office:value-type="float" office:value="232.532867132867" calcext:value-type="float">
            <text:p>232.532867132867</text:p>
          </table:table-cell>
          <table:table-cell table:style-name="ce693" table:formula="of:=SUM([.M4:.M10])" office:value-type="float" office:value="220.774625374625" calcext:value-type="float">
            <text:p>220.774625374625</text:p>
          </table:table-cell>
          <table:table-cell table:style-name="ce693" table:formula="of:=SUM([.N4:.N10])" office:value-type="float" office:value="284.010474231651" calcext:value-type="float">
            <text:p>284.010474231651</text:p>
          </table:table-cell>
          <table:table-cell table:style-name="ce693" table:formula="of:=SUM([.O4:.O10])" office:value-type="float" office:value="205.26013986014" calcext:value-type="float">
            <text:p>205.26013986014</text:p>
          </table:table-cell>
          <table:table-cell table:style-name="ce693" table:formula="of:=SUM([.P4:.P10])" office:value-type="float" office:value="193.444695304695" calcext:value-type="float">
            <text:p>193.444695304695</text:p>
          </table:table-cell>
          <table:table-cell table:style-name="ce693" table:formula="of:=SUM([.Q4:.Q10])" office:value-type="float" office:value="240.64975024975" calcext:value-type="float">
            <text:p>240.64975024975</text:p>
          </table:table-cell>
          <table:table-cell table:style-name="ce693" table:formula="of:=SUM([.R4:.R10])" office:value-type="float" office:value="210.644755244755" calcext:value-type="float">
            <text:p>210.644755244755</text:p>
          </table:table-cell>
          <table:table-cell table:style-name="ce693" table:formula="of:=SUM([.S4:.S10])" office:value-type="float" office:value="258.751719391719" calcext:value-type="float">
            <text:p>258.751719391719</text:p>
          </table:table-cell>
          <table:table-cell table:style-name="ce693" table:formula="of:=SUM([.T4:.T10])" office:value-type="float" office:value="0" calcext:value-type="float">
            <text:p>0</text:p>
          </table:table-cell>
          <table:table-cell table:style-name="ce693" table:formula="of:=SUM([.U4:.U10])" office:value-type="float" office:value="0" calcext:value-type="float">
            <text:p>0</text:p>
          </table:table-cell>
          <table:table-cell table:style-name="ce693" table:formula="of:=SUM([.V4:.V10])" office:value-type="float" office:value="0" calcext:value-type="float">
            <text:p>0</text:p>
          </table:table-cell>
          <table:table-cell table:style-name="ce693" table:formula="of:=SUM([.W4:.W10])" office:value-type="float" office:value="0" calcext:value-type="float">
            <text:p>0</text:p>
          </table:table-cell>
          <table:table-cell table:style-name="ce693" table:formula="of:=SUM([.X4:.X10])" office:value-type="float" office:value="0" calcext:value-type="float">
            <text:p>0</text:p>
          </table:table-cell>
          <table:table-cell table:style-name="ce693" table:formula="of:=SUM([.Y4:.Y10])" office:value-type="float" office:value="0" calcext:value-type="float">
            <text:p>0</text:p>
          </table:table-cell>
          <table:table-cell table:style-name="ce693" table:formula="of:=SUM([.Z4:.Z10])" office:value-type="float" office:value="0" calcext:value-type="float">
            <text:p>0</text:p>
          </table:table-cell>
          <table:table-cell table:style-name="ce693" table:formula="of:=SUM([.AA4:.AA10])" office:value-type="float" office:value="0" calcext:value-type="float">
            <text:p>0</text:p>
          </table:table-cell>
          <table:table-cell table:style-name="ce693" table:formula="of:=SUM([.AB4:.AB10])" office:value-type="float" office:value="0" calcext:value-type="float">
            <text:p>0</text:p>
          </table:table-cell>
          <table:table-cell table:style-name="ce693" table:formula="of:=SUM([.AC4:.AC10])" office:value-type="float" office:value="0" calcext:value-type="float">
            <text:p>0</text:p>
          </table:table-cell>
          <table:table-cell table:style-name="ce693" table:formula="of:=SUM([.AD4:.AD10])" office:value-type="float" office:value="0" calcext:value-type="float">
            <text:p>0</text:p>
          </table:table-cell>
          <table:table-cell table:style-name="ce693" table:formula="of:=SUM([.AE4:.AE10])" office:value-type="float" office:value="0" calcext:value-type="float">
            <text:p>0</text:p>
          </table:table-cell>
          <table:table-cell table:style-name="ce693" table:formula="of:=SUM([.AF4:.AF10])" office:value-type="float" office:value="0" calcext:value-type="float">
            <text:p>0</text:p>
          </table:table-cell>
          <table:table-cell table:style-name="ce693" table:formula="of:=SUM([.AG4:.AG10])" office:value-type="float" office:value="0" calcext:value-type="float">
            <text:p>0</text:p>
          </table:table-cell>
          <table:table-cell table:style-name="ce693" table:formula="of:=SUM([.AH4:.AH10])" office:value-type="float" office:value="0" calcext:value-type="float">
            <text:p>0</text:p>
          </table:table-cell>
          <table:table-cell table:style-name="ce693" table:formula="of:=SUM([.AI4:.AI10])" office:value-type="float" office:value="0" calcext:value-type="float">
            <text:p>0</text:p>
          </table:table-cell>
          <table:table-cell table:style-name="ce693" table:formula="of:=SUM([.AJ4:.AJ10])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12]/[.$C$12]" office:value-type="percentage" office:value="1" calcext:value-type="percentage">
            <text:p>100%</text:p>
          </table:table-cell>
          <table:table-cell table:style-name="ce1153" table:formula="of:=AVERAGEIF([.F13:.AMJ13];&quot;&lt;&gt;0&quot;)" office:value-type="percentage" office:value="0.682434022618056" calcext:value-type="percentage">
            <text:p>68.24%</text:p>
          </table:table-cell>
          <table:table-cell table:style-name="ce669"/>
          <table:table-cell table:style-name="ce1171" table:formula="of:=[.F12]/[.$C$12]" office:value-type="percentage" office:value="0.556178794178794" calcext:value-type="percentage">
            <text:p>56%</text:p>
          </table:table-cell>
          <table:table-cell table:style-name="ce1171" table:formula="of:=[.G12]/[.$C$12]" office:value-type="percentage" office:value="0.610024948024948" calcext:value-type="percentage">
            <text:p>61%</text:p>
          </table:table-cell>
          <table:table-cell table:style-name="ce1171" table:formula="of:=[.H12]/[.$C$12]" office:value-type="percentage" office:value="0.978646866646867" calcext:value-type="percentage">
            <text:p>98%</text:p>
          </table:table-cell>
          <table:table-cell table:style-name="ce1171" table:formula="of:=[.I12]/[.$C$12]" office:value-type="percentage" office:value="0.434557172557173" calcext:value-type="percentage">
            <text:p>43%</text:p>
          </table:table-cell>
          <table:table-cell table:style-name="ce1171" table:formula="of:=[.J12]/[.$C$12]" office:value-type="percentage" office:value="0.588789426789427" calcext:value-type="percentage">
            <text:p>59%</text:p>
          </table:table-cell>
          <table:table-cell table:style-name="ce1171" table:formula="of:=[.K12]/[.$C$12]" office:value-type="percentage" office:value="0.897565785565786" calcext:value-type="percentage">
            <text:p>90%</text:p>
          </table:table-cell>
          <table:table-cell table:style-name="ce1171" table:formula="of:=[.L12]/[.$C$12]" office:value-type="percentage" office:value="0.691313929313929" calcext:value-type="percentage">
            <text:p>69%</text:p>
          </table:table-cell>
          <table:table-cell table:style-name="ce1171" table:formula="of:=[.M12]/[.$C$12]" office:value-type="percentage" office:value="0.656356994356994" calcext:value-type="percentage">
            <text:p>66%</text:p>
          </table:table-cell>
          <table:table-cell table:style-name="ce1171" table:formula="of:=[.N12]/[.$C$12]" office:value-type="percentage" office:value="0.844355463931935" calcext:value-type="percentage">
            <text:p>84%</text:p>
          </table:table-cell>
          <table:table-cell table:style-name="ce1171" table:formula="of:=[.O12]/[.$C$12]" office:value-type="percentage" office:value="0.610232848232848" calcext:value-type="percentage">
            <text:p>61%</text:p>
          </table:table-cell>
          <table:table-cell table:style-name="ce1171" table:formula="of:=[.P12]/[.$C$12]" office:value-type="percentage" office:value="0.575105850905851" calcext:value-type="percentage">
            <text:p>58%</text:p>
          </table:table-cell>
          <table:table-cell table:style-name="ce1171" table:formula="of:=[.Q12]/[.$C$12]" office:value-type="percentage" office:value="0.715445203445203" calcext:value-type="percentage">
            <text:p>72%</text:p>
          </table:table-cell>
          <table:table-cell table:style-name="ce1171" table:formula="of:=[.R12]/[.$C$12]" office:value-type="percentage" office:value="0.626241164241164" calcext:value-type="percentage">
            <text:p>63%</text:p>
          </table:table-cell>
          <table:table-cell table:style-name="ce1171" table:formula="of:=[.S12]/[.$C$12]" office:value-type="percentage" office:value="0.769261868461869" calcext:value-type="percentage">
            <text:p>77%</text:p>
          </table:table-cell>
          <table:table-cell table:style-name="ce1171" table:formula="of:=[.T12]/[.$C$12]" office:value-type="percentage" office:value="0" calcext:value-type="percentage">
            <text:p>0%</text:p>
          </table:table-cell>
          <table:table-cell table:style-name="ce1171" table:formula="of:=[.U12]/[.$C$12]" office:value-type="percentage" office:value="0" calcext:value-type="percentage">
            <text:p>0%</text:p>
          </table:table-cell>
          <table:table-cell table:style-name="ce1171" table:formula="of:=[.V12]/[.$C$12]" office:value-type="percentage" office:value="0" calcext:value-type="percentage">
            <text:p>0%</text:p>
          </table:table-cell>
          <table:table-cell table:style-name="ce1171" table:formula="of:=[.W12]/[.$C$12]" office:value-type="percentage" office:value="0" calcext:value-type="percentage">
            <text:p>0%</text:p>
          </table:table-cell>
          <table:table-cell table:style-name="ce1171" table:formula="of:=[.X12]/[.$C$12]" office:value-type="percentage" office:value="0" calcext:value-type="percentage">
            <text:p>0%</text:p>
          </table:table-cell>
          <table:table-cell table:style-name="ce1171" table:formula="of:=[.Y12]/[.$C$12]" office:value-type="percentage" office:value="0" calcext:value-type="percentage">
            <text:p>0%</text:p>
          </table:table-cell>
          <table:table-cell table:style-name="ce1171" table:formula="of:=[.Z12]/[.$C$12]" office:value-type="percentage" office:value="0" calcext:value-type="percentage">
            <text:p>0%</text:p>
          </table:table-cell>
          <table:table-cell table:style-name="ce1171" table:formula="of:=[.AA12]/[.$C$12]" office:value-type="percentage" office:value="0" calcext:value-type="percentage">
            <text:p>0%</text:p>
          </table:table-cell>
          <table:table-cell table:style-name="ce1171" table:formula="of:=[.AB12]/[.$C$12]" office:value-type="percentage" office:value="0" calcext:value-type="percentage">
            <text:p>0%</text:p>
          </table:table-cell>
          <table:table-cell table:style-name="ce1171" table:formula="of:=[.AC12]/[.$C$12]" office:value-type="percentage" office:value="0" calcext:value-type="percentage">
            <text:p>0%</text:p>
          </table:table-cell>
          <table:table-cell table:style-name="ce1171" table:formula="of:=[.AD12]/[.$C$12]" office:value-type="percentage" office:value="0" calcext:value-type="percentage">
            <text:p>0%</text:p>
          </table:table-cell>
          <table:table-cell table:style-name="ce1171" table:formula="of:=[.AE12]/[.$C$12]" office:value-type="percentage" office:value="0" calcext:value-type="percentage">
            <text:p>0%</text:p>
          </table:table-cell>
          <table:table-cell table:style-name="ce1171" table:formula="of:=[.AF12]/[.$C$12]" office:value-type="percentage" office:value="0" calcext:value-type="percentage">
            <text:p>0%</text:p>
          </table:table-cell>
          <table:table-cell table:style-name="ce1171" table:formula="of:=[.AG12]/[.$C$12]" office:value-type="percentage" office:value="0" calcext:value-type="percentage">
            <text:p>0%</text:p>
          </table:table-cell>
          <table:table-cell table:style-name="ce1171" table:formula="of:=[.AH12]/[.$C$12]" office:value-type="percentage" office:value="0" calcext:value-type="percentage">
            <text:p>0%</text:p>
          </table:table-cell>
          <table:table-cell table:style-name="ce1171" table:formula="of:=[.AI12]/[.$C$12]" office:value-type="percentage" office:value="0" calcext:value-type="percentage">
            <text:p>0%</text:p>
          </table:table-cell>
          <table:table-cell table:style-name="ce1171" table:formula="of:=[.AJ12]/[.$C$12]" office:value-type="percentage" office:value="0" calcext:value-type="percentage">
            <text:p>0%</text:p>
          </table:table-cell>
          <table:table-cell table:style-name="ce669" table:number-columns-repeated="987"/>
          <table:table-cell/>
        </table:table-row>
        <table:table-row table:style-name="ro11">
          <table:table-cell table:number-columns-repeated="3"/>
          <table:table-cell table:style-name="ce646"/>
          <table:table-cell/>
          <table:table-cell table:style-name="ce646" table:number-columns-repeated="2"/>
          <table:table-cell table:number-columns-repeated="30"/>
          <table:table-cell table:style-name="ce680" table:number-columns-repeated="986"/>
          <table:table-cell/>
        </table:table-row>
        <table:table-row table:style-name="ro9">
          <table:table-cell table:style-name="Header"/>
          <table:table-cell table:style-name="Header" office:value-type="string" calcext:value-type="string">
            <text:p>Assignments</text:p>
          </table:table-cell>
          <table:table-cell table:style-name="Header" table:number-columns-repeated="1022"/>
        </table:table-row>
        <table:table-row table:style-name="ro14">
          <table:table-cell table:style-name="ce251" office:value-type="date" office:date-value="2016-08-18" calcext:value-type="date">
            <text:p>8/18/2016</text:p>
          </table:table-cell>
          <table:table-cell table:style-name="ce255" office:value-type="string" calcext:value-type="string">
            <text:p>HW 1.1: 1, 4-5, 9-10, 20, 23, 32, 41, 49 (grade: 10, 20, 32)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16:.AMJ16];&quot;&lt;&gt;0&quot;)" office:value-type="float" office:value="9.63636363636364" calcext:value-type="float">
            <text:p>9.63636363636364</text:p>
          </table:table-cell>
          <table:table-cell table:style-name="ce258" table:number-matrix-columns-spanned="1" table:number-matrix-rows-spanned="1" table:formula="of:=STDEV(IF([.F16:.AMJ16]&lt;&gt;0;[.F16:.AMJ16]))" office:value-type="float" office:value="0.233549683248457" calcext:value-type="float">
            <text:p>0.233549683248457</text:p>
          </table:table-cell>
          <table:table-cell table:number-columns-repeated="2" table:style-name="ce258" office:value-type="float" office:value="9.5" calcext:value-type="float">
            <text:p>9.5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2" table:style-name="ce301" office:value-type="float" office:value="9.5" calcext:value-type="float">
            <text:p>9.5</text:p>
          </table:table-cell>
          <table:table-cell table:style-name="ce301" office:value-type="float" office:value="10" calcext:value-type="float">
            <text:p>10</text:p>
          </table:table-cell>
          <table:table-cell table:style-name="ce301" office:value-type="float" office:value="0" calcext:value-type="float">
            <text:p>0</text:p>
          </table:table-cell>
          <table:table-cell table:style-name="ce328" office:value-type="float" office:value="9.5" calcext:value-type="float">
            <text:p>9.5</text:p>
          </table:table-cell>
          <table:table-cell table:style-name="ce335" office:value-type="float" office:value="9.5" calcext:value-type="float">
            <text:p>9.5</text:p>
          </table:table-cell>
          <table:table-cell table:number-columns-repeated="2" table:style-name="ce343" office:value-type="float" office:value="9.5" calcext:value-type="float">
            <text:p>9.5</text:p>
          </table:table-cell>
          <table:table-cell table:style-name="ce343" office:value-type="float" office:value="10" calcext:value-type="float">
            <text:p>10</text:p>
          </table:table-cell>
          <table:table-cell table:style-name="ce343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19" calcext:value-type="date">
            <text:p>8/19/2016</text:p>
          </table:table-cell>
          <table:table-cell table:style-name="ce255" office:value-type="string" calcext:value-type="string">
            <text:p>HW 1.2a: 1, 4-5, 10, 16, 18 (grade: 10, 16, 18)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17:.AMJ17];&quot;&lt;&gt;0&quot;)" office:value-type="float" office:value="10" calcext:value-type="float">
            <text:p>10</text:p>
          </table:table-cell>
          <table:table-cell table:style-name="ce258" table:number-matrix-columns-spanned="1" table:number-matrix-rows-spanned="1" table:formula="of:=STDEV(IF([.F17:.AMJ17]&lt;&gt;0;[.F17:.AMJ17]))" office:value-type="float" office:value="0" calcext:value-type="float">
            <text:p>0</text:p>
          </table:table-cell>
          <table:table-cell table:number-columns-repeated="3" table:style-name="ce258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3" table:style-name="ce301" office:value-type="float" office:value="10" calcext:value-type="float">
            <text:p>10</text:p>
          </table:table-cell>
          <table:table-cell table:style-name="ce301" office:value-type="float" office:value="0" calcext:value-type="float">
            <text:p>0</text:p>
          </table:table-cell>
          <table:table-cell table:style-name="ce328" office:value-type="float" office:value="10" calcext:value-type="float">
            <text:p>10</text:p>
          </table:table-cell>
          <table:table-cell table:style-name="ce335" office:value-type="float" office:value="10" calcext:value-type="float">
            <text:p>10</text:p>
          </table:table-cell>
          <table:table-cell table:number-columns-repeated="3" table:style-name="ce343" office:value-type="float" office:value="10" calcext:value-type="float">
            <text:p>10</text:p>
          </table:table-cell>
          <table:table-cell table:style-name="ce343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4">
          <table:table-cell table:style-name="ce251" office:value-type="date" office:date-value="2016-08-23" calcext:value-type="date">
            <text:p>8/23/2016</text:p>
          </table:table-cell>
          <table:table-cell table:style-name="ce255" office:value-type="string" calcext:value-type="string">
            <text:p>HW 1.3: 8-11, 17, 20; 1, 24, 31, 35 (grade: 8, 17, 35; 24m)</text:p>
          </table:table-cell>
          <table:table-cell table:style-name="ce258" office:value-type="float" office:value="9" calcext:value-type="float">
            <text:p>9</text:p>
          </table:table-cell>
          <table:table-cell table:style-name="ce258" table:formula="of:=AVERAGEIF([.F18:.AMJ18];&quot;&lt;&gt;0&quot;)" office:value-type="float" office:value="6.16363636363637" calcext:value-type="float">
            <text:p>6.16363636363637</text:p>
          </table:table-cell>
          <table:table-cell table:style-name="ce258" table:number-matrix-columns-spanned="1" table:number-matrix-rows-spanned="1" table:formula="of:=STDEV(IF([.F18:.AMJ18]&lt;&gt;0;[.F18:.AMJ18]))" office:value-type="float" office:value="2.09727095401273" calcext:value-type="float">
            <text:p>2.09727095401273</text:p>
          </table:table-cell>
          <table:table-cell table:style-name="ce258" office:value-type="float" office:value="4.2" calcext:value-type="float">
            <text:p>4.2</text:p>
          </table:table-cell>
          <table:table-cell table:style-name="ce258" office:value-type="float" office:value="6.6" calcext:value-type="float">
            <text:p>6.6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301" office:value-type="float" office:value="4.2" calcext:value-type="float">
            <text:p>4.2</text:p>
          </table:table-cell>
          <table:table-cell table:style-name="ce301" office:value-type="float" office:value="6.6" calcext:value-type="float">
            <text:p>6.6</text:p>
          </table:table-cell>
          <table:table-cell table:style-name="ce301" office:value-type="float" office:value="9" calcext:value-type="float">
            <text:p>9</text:p>
          </table:table-cell>
          <table:table-cell table:style-name="ce301" office:value-type="float" office:value="0" calcext:value-type="float">
            <text:p>0</text:p>
          </table:table-cell>
          <table:table-cell table:style-name="ce328" office:value-type="float" office:value="4.2" calcext:value-type="float">
            <text:p>4.2</text:p>
          </table:table-cell>
          <table:table-cell table:style-name="ce335" office:value-type="float" office:value="4.2" calcext:value-type="float">
            <text:p>4.2</text:p>
          </table:table-cell>
          <table:table-cell table:style-name="ce343" office:value-type="float" office:value="4.2" calcext:value-type="float">
            <text:p>4.2</text:p>
          </table:table-cell>
          <table:table-cell table:style-name="ce343" office:value-type="float" office:value="6.6" calcext:value-type="float">
            <text:p>6.6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4" calcext:value-type="date">
            <text:p>8/24/2016</text:p>
          </table:table-cell>
          <table:table-cell table:style-name="ce255" office:value-type="string" calcext:value-type="string">
            <text:p>HW 1.4: 4, 6, 8, 22, 24, 34, 42 (grade: 4, 8, 22; 27m)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19:.AMJ19];&quot;&lt;&gt;0&quot;)" office:value-type="float" office:value="8.36363636363636" calcext:value-type="float">
            <text:p>8.36363636363636</text:p>
          </table:table-cell>
          <table:table-cell table:style-name="ce258" table:number-matrix-columns-spanned="1" table:number-matrix-rows-spanned="1" table:formula="of:=STDEV(IF([.F19:.AMJ19]&lt;&gt;0;[.F19:.AMJ19]))" office:value-type="float" office:value="0.977008420918394" calcext:value-type="float">
            <text:p>0.977008420918394</text:p>
          </table:table-cell>
          <table:table-cell table:style-name="ce258" office:value-type="float" office:value="8.5" calcext:value-type="float">
            <text:p>8.5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9.5" calcext:value-type="float">
            <text:p>9.5</text:p>
          </table:table-cell>
          <table:table-cell table:style-name="ce258" office:value-type="float" office:value="0" calcext:value-type="float">
            <text:p>0</text:p>
          </table:table-cell>
          <table:table-cell table:style-name="ce301" office:value-type="float" office:value="8.5" calcext:value-type="float">
            <text:p>8.5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9.5" calcext:value-type="float">
            <text:p>9.5</text:p>
          </table:table-cell>
          <table:table-cell table:style-name="ce301" office:value-type="float" office:value="0" calcext:value-type="float">
            <text:p>0</text:p>
          </table:table-cell>
          <table:table-cell table:style-name="ce328" office:value-type="float" office:value="8.5" calcext:value-type="float">
            <text:p>8.5</text:p>
          </table:table-cell>
          <table:table-cell table:style-name="ce335" office:value-type="float" office:value="8.5" calcext:value-type="float">
            <text:p>8.5</text:p>
          </table:table-cell>
          <table:table-cell table:style-name="ce343" office:value-type="float" office:value="8.5" calcext:value-type="float">
            <text:p>8.5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9.5" calcext:value-type="float">
            <text:p>9.5</text:p>
          </table:table-cell>
          <table:table-cell table:style-name="ce343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4">
          <table:table-cell table:style-name="ce251" office:value-type="date" office:date-value="2016-08-26" calcext:value-type="date">
            <text:p>8/26/2016</text:p>
          </table:table-cell>
          <table:table-cell table:style-name="ce255" office:value-type="string" calcext:value-type="string">
            <text:p>HW 1.7: 2, 4, 7 (explain), 16, 20, 24 (grade: 7, 16, 20; 25m)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0:.AMJ20];&quot;&lt;&gt;0&quot;)" office:value-type="float" office:value="8.81428571428571" calcext:value-type="float">
            <text:p>8.81428571428571</text:p>
          </table:table-cell>
          <table:table-cell table:style-name="ce258" table:number-matrix-columns-spanned="1" table:number-matrix-rows-spanned="1" table:formula="of:=STDEV(IF([.F20:.AMJ20]&lt;&gt;0;[.F20:.AMJ20]))" office:value-type="float" office:value="0.855235974119758" calcext:value-type="float">
            <text:p>0.855235974119758</text:p>
          </table:table-cell>
          <table:table-cell table:style-name="ce273" office:value-type="float" office:value="9.5" calcext:value-type="float">
            <text:p>9.5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7.9" calcext:value-type="float">
            <text:p>7.9</text:p>
          </table:table-cell>
          <table:table-cell table:style-name="ce273" office:value-type="float" office:value="0" calcext:value-type="float">
            <text:p>0</text:p>
          </table:table-cell>
          <table:table-cell table:style-name="ce302" office:value-type="float" office:value="9.5" calcext:value-type="float">
            <text:p>9.5</text:p>
          </table:table-cell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7.9" calcext:value-type="float">
            <text:p>7.9</text:p>
          </table:table-cell>
          <table:table-cell table:style-name="ce302" office:value-type="float" office:value="0" calcext:value-type="float">
            <text:p>0</text:p>
          </table:table-cell>
          <table:table-cell table:style-name="ce1536" office:value-type="float" office:value="9.5" calcext:value-type="float">
            <text:p>9.5</text:p>
          </table:table-cell>
          <table:table-cell table:style-name="ce1536" office:value-type="float" office:value="0" calcext:value-type="float">
            <text:p>0</text:p>
          </table:table-cell>
          <table:table-cell table:style-name="ce1551" office:value-type="float" office:value="9.5" calcext:value-type="float">
            <text:p>9.5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float" office:value="7.9" calcext:value-type="float">
            <text:p>7.9</text:p>
          </table:table-cell>
          <table:table-cell table:style-name="ce1551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9" calcext:value-type="date">
            <text:p>8/29/2016</text:p>
          </table:table-cell>
          <table:table-cell table:style-name="ce255" office:value-type="string" calcext:value-type="string">
            <text:p>HW 1.8: 6, 12, 16 (grade all; Constance)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1:.AMJ21];&quot;&lt;&gt;0&quot;)" office:value-type="float" office:value="6.75" calcext:value-type="float">
            <text:p>6.75</text:p>
          </table:table-cell>
          <table:table-cell table:style-name="ce258" table:number-matrix-columns-spanned="1" table:number-matrix-rows-spanned="1" table:formula="of:=STDEV(IF([.F21:.AMJ21]&lt;&gt;0;[.F21:.AMJ21]))" office:value-type="float" office:value="1.81939143264587" calcext:value-type="float">
            <text:p>1.81939143264587</text:p>
          </table:table-cell>
          <table:table-cell table:style-name="ce273" table:formula="of:=9/12*10" office:value-type="float" office:value="7.5" calcext:value-type="float">
            <text:p>7.5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10/12*10" office:value-type="float" office:value="8.33333333333333" calcext:value-type="float">
            <text:p>8.33333333333333</text:p>
          </table:table-cell>
          <table:table-cell table:style-name="ce273" table:formula="of:=5/12*10" office:value-type="float" office:value="4.16666666666667" calcext:value-type="float">
            <text:p>4.16666666666667</text:p>
          </table:table-cell>
          <table:table-cell table:style-name="ce302" table:formula="of:=9/12*10" office:value-type="float" office:value="7.5" calcext:value-type="float">
            <text:p>7.5</text:p>
          </table:table-cell>
          <table:table-cell table:style-name="ce302" office:value-type="float" office:value="0" calcext:value-type="float">
            <text:p>0</text:p>
          </table:table-cell>
          <table:table-cell table:style-name="ce302" table:formula="of:=10/12*10" office:value-type="float" office:value="8.33333333333333" calcext:value-type="float">
            <text:p>8.33333333333333</text:p>
          </table:table-cell>
          <table:table-cell table:style-name="ce302" table:formula="of:=5/12*10" office:value-type="float" office:value="4.16666666666667" calcext:value-type="float">
            <text:p>4.16666666666667</text:p>
          </table:table-cell>
          <table:table-cell table:style-name="ce1536" table:formula="of:=9/12*10" office:value-type="float" office:value="7.5" calcext:value-type="float">
            <text:p>7.5</text:p>
          </table:table-cell>
          <table:table-cell table:style-name="ce1536" office:value-type="float" office:value="0" calcext:value-type="float">
            <text:p>0</text:p>
          </table:table-cell>
          <table:table-cell table:style-name="ce1551" table:formula="of:=9/12*10" office:value-type="float" office:value="7.5" calcext:value-type="float">
            <text:p>7.5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table:formula="of:=10/12*10" office:value-type="float" office:value="8.33333333333333" calcext:value-type="float">
            <text:p>8.33333333333333</text:p>
          </table:table-cell>
          <table:table-cell table:style-name="ce1551" table:formula="of:=5/12*10" office:value-type="float" office:value="4.16666666666667" calcext:value-type="float">
            <text:p>4.16666666666667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4">
          <table:table-cell table:style-name="ce251" office:value-type="date" office:date-value="2016-08-31" calcext:value-type="date">
            <text:p>8/31/2016</text:p>
          </table:table-cell>
          <table:table-cell table:style-name="ce255" office:value-type="string" calcext:value-type="string">
            <text:p>Test 1 EC: p. 65 #2, 4, 6, 10, 12, 14, 18, 20 (grade all; 2pt)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AVERAGEIF([.F22:.AMJ22];&quot;&lt;&gt;0&quot;)" office:value-type="float" office:value="7.14285714285714" calcext:value-type="float">
            <text:p>7.14285714285714</text:p>
          </table:table-cell>
          <table:table-cell table:style-name="ce258" table:number-matrix-columns-spanned="1" table:number-matrix-rows-spanned="1" table:formula="of:=STDEV(IF([.F22:.AMJ22]&lt;&gt;0;[.F22:.AMJ22]))" office:value-type="float" office:value="1.48478467729124" calcext:value-type="float">
            <text:p>1.48478467729124</text:p>
          </table:table-cell>
          <table:table-cell table:style-name="ce273" table:formula="of:=15/18*10" office:value-type="float" office:value="8.33333333333333" calcext:value-type="float">
            <text:p>8.33333333333333</text:p>
          </table:table-cell>
          <table:table-cell table:style-name="ce273" office:value-type="float" office:value="0" calcext:value-type="float">
            <text:p>0</text:p>
          </table:table-cell>
          <table:table-cell table:style-name="ce273" table:formula="of:=10/18*10" office:value-type="float" office:value="5.55555555555556" calcext:value-type="float">
            <text:p>5.55555555555556</text:p>
          </table:table-cell>
          <table:table-cell table:style-name="ce273" office:value-type="float" office:value="0" calcext:value-type="float">
            <text:p>0</text:p>
          </table:table-cell>
          <table:table-cell table:style-name="ce302" table:formula="of:=15/18*10" office:value-type="float" office:value="8.33333333333333" calcext:value-type="float">
            <text:p>8.33333333333333</text:p>
          </table:table-cell>
          <table:table-cell table:style-name="ce302" office:value-type="float" office:value="0" calcext:value-type="float">
            <text:p>0</text:p>
          </table:table-cell>
          <table:table-cell table:style-name="ce302" table:formula="of:=10/18*10" office:value-type="float" office:value="5.55555555555556" calcext:value-type="float">
            <text:p>5.55555555555556</text:p>
          </table:table-cell>
          <table:table-cell table:style-name="ce302" office:value-type="float" office:value="0" calcext:value-type="float">
            <text:p>0</text:p>
          </table:table-cell>
          <table:table-cell table:style-name="ce1536" table:formula="of:=15/18*10" office:value-type="float" office:value="8.33333333333333" calcext:value-type="float">
            <text:p>8.33333333333333</text:p>
          </table:table-cell>
          <table:table-cell table:style-name="ce1536" office:value-type="float" office:value="0" calcext:value-type="float">
            <text:p>0</text:p>
          </table:table-cell>
          <table:table-cell table:style-name="ce1551" table:formula="of:=15/18*10" office:value-type="float" office:value="8.33333333333333" calcext:value-type="float">
            <text:p>8.33333333333333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table:formula="of:=10/18*10" office:value-type="float" office:value="5.55555555555556" calcext:value-type="float">
            <text:p>5.55555555555556</text:p>
          </table:table-cell>
          <table:table-cell table:style-name="ce1551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4">
          <table:table-cell table:style-name="ce251" office:value-type="date" office:date-value="2016-09-06" calcext:value-type="date">
            <text:p>9/6/2016</text:p>
          </table:table-cell>
          <table:table-cell table:style-name="ce255" office:value-type="string" calcext:value-type="string">
            <text:p>HW 2.1: 10, 20, 26, 30, 32, 46 (grade all/13, 30/32 gives 2pt EC, 26 is 7 pts; class)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3:.AMJ23];&quot;&lt;&gt;0&quot;)" office:value-type="float" office:value="7.85714285714286" calcext:value-type="float">
            <text:p>7.85714285714286</text:p>
          </table:table-cell>
          <table:table-cell table:style-name="ce258" table:number-matrix-columns-spanned="1" table:number-matrix-rows-spanned="1" table:formula="of:=STDEV(IF([.F23:.AMJ23]&lt;&gt;0;[.F23:.AMJ23]))" office:value-type="float" office:value="3.20983030686493" calcext:value-type="float">
            <text:p>3.20983030686493</text:p>
          </table:table-cell>
          <table:table-cell table:style-name="ce273" table:formula="of:=14/13*10" office:value-type="float" office:value="10.7692307692308" calcext:value-type="float">
            <text:p>10.7692307692308</text:p>
          </table:table-cell>
          <table:table-cell table:style-name="ce273" table:formula="of:=12/13*10" office:value-type="float" office:value="9.23076923076923" calcext:value-type="float">
            <text:p>9.23076923076923</text:p>
          </table:table-cell>
          <table:table-cell table:style-name="ce273" table:formula="of:=10/13*10" office:value-type="float" office:value="7.69230769230769" calcext:value-type="float">
            <text:p>7.69230769230769</text:p>
          </table:table-cell>
          <table:table-cell table:style-name="ce273" table:formula="of:=3/13*10" office:value-type="float" office:value="2.30769230769231" calcext:value-type="float">
            <text:p>2.30769230769231</text:p>
          </table:table-cell>
          <table:table-cell table:style-name="ce302" table:formula="of:=14/13*10" office:value-type="float" office:value="10.7692307692308" calcext:value-type="float">
            <text:p>10.7692307692308</text:p>
          </table:table-cell>
          <table:table-cell table:style-name="ce302" table:formula="of:=12/13*10" office:value-type="float" office:value="9.23076923076923" calcext:value-type="float">
            <text:p>9.23076923076923</text:p>
          </table:table-cell>
          <table:table-cell table:style-name="ce302" table:formula="of:=10/13*10" office:value-type="float" office:value="7.69230769230769" calcext:value-type="float">
            <text:p>7.69230769230769</text:p>
          </table:table-cell>
          <table:table-cell table:style-name="ce302" table:formula="of:=3/13*10" office:value-type="float" office:value="2.30769230769231" calcext:value-type="float">
            <text:p>2.30769230769231</text:p>
          </table:table-cell>
          <table:table-cell table:style-name="ce1536" table:formula="of:=14/13*10" office:value-type="float" office:value="10.7692307692308" calcext:value-type="float">
            <text:p>10.7692307692308</text:p>
          </table:table-cell>
          <table:table-cell table:style-name="ce1536" table:formula="of:=12/13*10" office:value-type="float" office:value="9.23076923076923" calcext:value-type="float">
            <text:p>9.23076923076923</text:p>
          </table:table-cell>
          <table:table-cell table:style-name="ce1551" table:formula="of:=14/13*10" office:value-type="float" office:value="10.7692307692308" calcext:value-type="float">
            <text:p>10.7692307692308</text:p>
          </table:table-cell>
          <table:table-cell table:style-name="ce1551" table:formula="of:=12/13*10" office:value-type="float" office:value="9.23076923076923" calcext:value-type="float">
            <text:p>9.23076923076923</text:p>
          </table:table-cell>
          <table:table-cell table:style-name="ce1551" table:formula="of:=10/13*10" office:value-type="float" office:value="7.69230769230769" calcext:value-type="float">
            <text:p>7.69230769230769</text:p>
          </table:table-cell>
          <table:table-cell table:style-name="ce1551" table:formula="of:=3/13*10" office:value-type="float" office:value="2.30769230769231" calcext:value-type="float">
            <text:p>2.30769230769231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07" calcext:value-type="date">
            <text:p>9/7/2016</text:p>
          </table:table-cell>
          <table:table-cell table:style-name="ce255" office:value-type="string" calcext:value-type="string">
            <text:p>HW 2.2: 10, 12, 14, 20, 24, 26, 44, 46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4:.AMJ24];&quot;&lt;&gt;0&quot;)" office:value-type="float" office:value="7.5" calcext:value-type="float">
            <text:p>7.5</text:p>
          </table:table-cell>
          <table:table-cell table:style-name="ce258" table:number-matrix-columns-spanned="1" table:number-matrix-rows-spanned="1" table:formula="of:=STDEV(IF([.F24:.AMJ24]&lt;&gt;0;[.F24:.AMJ24]))" office:value-type="float" office:value="1.59344359799775" calcext:value-type="float">
            <text:p>1.59344359799775</text:p>
          </table:table-cell>
          <table:table-cell table:style-name="ce1176" table:formula="of:=10/16*10" office:value-type="float" office:value="6.25" calcext:value-type="float">
            <text:p>6.25</text:p>
          </table:table-cell>
          <table:table-cell table:style-name="ce1176" office:value-type="float" office:value="0" calcext:value-type="float">
            <text:p>0</text:p>
          </table:table-cell>
          <table:table-cell table:style-name="ce1176" table:formula="of:=14/16*10" office:value-type="float" office:value="8.75" calcext:value-type="float">
            <text:p>8.75</text:p>
          </table:table-cell>
          <table:table-cell table:style-name="ce1176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  <table:table-cell table:style-name="ce258" table:formula="of:=8/16*10" office:value-type="float" office:value="5" calcext:value-type="float">
            <text:p>5</text:p>
          </table:table-cell>
          <table:table-cell table:style-name="ce258" table:formula="of:=10/16*10" office:value-type="float" office:value="6.25" calcext:value-type="float">
            <text:p>6.25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14/16*10" office:value-type="float" office:value="8.75" calcext:value-type="float">
            <text:p>8.75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11/16*10" office:value-type="float" office:value="6.875" calcext:value-type="float">
            <text:p>6.875</text:p>
          </table:table-cell>
          <table:table-cell table:style-name="ce258" table:formula="of:=15/16*10" office:value-type="float" office:value="9.375" calcext:value-type="float">
            <text:p>9.375</text:p>
          </table:table-cell>
          <table:table-cell table:style-name="ce258" table:formula="of:=11/16*10" office:value-type="float" office:value="6.875" calcext:value-type="float">
            <text:p>6.875</text:p>
          </table:table-cell>
          <table:table-cell table:style-name="ce258" table:formula="of:=15/16*10" office:value-type="float" office:value="9.375" calcext:value-type="float">
            <text:p>9.37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09" calcext:value-type="date">
            <text:p>9/9/2016</text:p>
          </table:table-cell>
          <table:table-cell table:style-name="ce255" office:value-type="string" calcext:value-type="string">
            <text:p>HW 2.2b: 6, 8, 18, 22, 40, 42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5:.AMJ25];&quot;&lt;&gt;0&quot;)" office:value-type="float" office:value="7.41666666666667" calcext:value-type="float">
            <text:p>7.41666666666667</text:p>
          </table:table-cell>
          <table:table-cell table:style-name="ce258" table:number-matrix-columns-spanned="1" table:number-matrix-rows-spanned="1" table:formula="of:=STDEV(IF([.F25:.AMJ25]&lt;&gt;0;[.F25:.AMJ25]))" office:value-type="float" office:value="2.0953357961829" calcext:value-type="float">
            <text:p>2.0953357961829</text:p>
          </table:table-cell>
          <table:table-cell table:style-name="ce1176" table:formula="of:=7/12*10" office:value-type="float" office:value="5.83333333333333" calcext:value-type="float">
            <text:p>5.83333333333333</text:p>
          </table:table-cell>
          <table:table-cell table:style-name="ce1176" table:formula="of:=6/12*10" office:value-type="float" office:value="5" calcext:value-type="float">
            <text:p>5</text:p>
          </table:table-cell>
          <table:table-cell table:style-name="ce1176" table:formula="of:=11/12*10" office:value-type="float" office:value="9.16666666666667" calcext:value-type="float">
            <text:p>9.16666666666667</text:p>
          </table:table-cell>
          <table:table-cell table:style-name="ce1176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7/12*10" office:value-type="float" office:value="5.83333333333333" calcext:value-type="float">
            <text:p>5.83333333333333</text:p>
          </table:table-cell>
          <table:table-cell table:style-name="ce258" table:formula="of:=6/12*10" office:value-type="float" office:value="5" calcext:value-type="float">
            <text:p>5</text:p>
          </table:table-cell>
          <table:table-cell table:style-name="ce258" table:formula="of:=11/12*10" office:value-type="float" office:value="9.16666666666667" calcext:value-type="float">
            <text:p>9.16666666666667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10/12*10" office:value-type="float" office:value="8.33333333333333" calcext:value-type="float">
            <text:p>8.33333333333333</text:p>
          </table:table-cell>
          <table:table-cell table:style-name="ce258" table:formula="of:=12/12*10" office:value-type="float" office:value="10" calcext:value-type="float">
            <text:p>10</text:p>
          </table:table-cell>
          <table:table-cell table:style-name="ce258" table:formula="of:=12/12*10" office:value-type="float" office:value="10" calcext:value-type="float">
            <text:p>10</text:p>
          </table:table-cell>
          <table:table-cell table:style-name="ce258" table:formula="of:=7/12*10" office:value-type="float" office:value="5.83333333333333" calcext:value-type="float">
            <text:p>5.83333333333333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12" calcext:value-type="date">
            <text:p>9/12/2016</text:p>
          </table:table-cell>
          <table:table-cell table:style-name="ce255" office:value-type="string" calcext:value-type="string">
            <text:p>HW 2.3: 6, 8, 10, 14, 16, 18, 24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6:.AMJ26];&quot;&lt;&gt;0&quot;)" office:value-type="float" office:value="6.96428571428571" calcext:value-type="float">
            <text:p>6.96428571428571</text:p>
          </table:table-cell>
          <table:table-cell table:style-name="ce258" table:number-matrix-columns-spanned="1" table:number-matrix-rows-spanned="1" table:formula="of:=STDEV(IF([.F26:.AMJ26]&lt;&gt;0;[.F26:.AMJ26]))" office:value-type="float" office:value="1.90510007820527" calcext:value-type="float">
            <text:p>1.90510007820527</text:p>
          </table:table-cell>
          <table:table-cell table:style-name="ce1176" table:formula="of:=8/14*10" office:value-type="float" office:value="5.71428571428571" calcext:value-type="float">
            <text:p>5.71428571428571</text:p>
          </table:table-cell>
          <table:table-cell table:style-name="ce1176" table:formula="of:=5/14*10" office:value-type="float" office:value="3.57142857142857" calcext:value-type="float">
            <text:p>3.57142857142857</text:p>
          </table:table-cell>
          <table:table-cell table:style-name="ce1176" table:formula="of:=10/14*10" office:value-type="float" office:value="7.14285714285714" calcext:value-type="float">
            <text:p>7.14285714285714</text:p>
          </table:table-cell>
          <table:table-cell table:style-name="ce1176" table:formula="of:=12/14*10" office:value-type="float" office:value="8.57142857142857" calcext:value-type="float">
            <text:p>8.57142857142857</text:p>
          </table:table-cell>
          <table:table-cell table:style-name="ce1510" table:formula="of:=12/14*10" office:value-type="float" office:value="8.57142857142857" calcext:value-type="float">
            <text:p>8.57142857142857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8/14*10" office:value-type="float" office:value="5.71428571428571" calcext:value-type="float">
            <text:p>5.71428571428571</text:p>
          </table:table-cell>
          <table:table-cell table:style-name="ce258" table:formula="of:=5/14*10" office:value-type="float" office:value="3.57142857142857" calcext:value-type="float">
            <text:p>3.57142857142857</text:p>
          </table:table-cell>
          <table:table-cell table:style-name="ce258" table:formula="of:=10/14*10" office:value-type="float" office:value="7.14285714285714" calcext:value-type="float">
            <text:p>7.14285714285714</text:p>
          </table:table-cell>
          <table:table-cell table:style-name="ce258" table:formula="of:=12/14*10" office:value-type="float" office:value="8.57142857142857" calcext:value-type="float">
            <text:p>8.57142857142857</text:p>
          </table:table-cell>
          <table:table-cell table:style-name="ce258" office:value-type="string" calcext:value-type="string">
            <text:p>late</text:p>
          </table:table-cell>
          <table:table-cell table:style-name="ce258" table:formula="of:=12/14*10" office:value-type="float" office:value="8.57142857142857" calcext:value-type="float">
            <text:p>8.57142857142857</text:p>
          </table:table-cell>
          <table:table-cell table:style-name="ce258" table:formula="of:=12/14*10" office:value-type="float" office:value="8.57142857142857" calcext:value-type="float">
            <text:p>8.57142857142857</text:p>
          </table:table-cell>
          <table:table-cell table:style-name="ce258" table:formula="of:=11/14*10" office:value-type="float" office:value="7.85714285714286" calcext:value-type="float">
            <text:p>7.85714285714286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14" calcext:value-type="date">
            <text:p>9/14/2016</text:p>
          </table:table-cell>
          <table:table-cell table:style-name="ce255" office:value-type="string" calcext:value-type="string">
            <text:p>HW 2.4: 4, 8, 10, 12, 14, 16, 18, 20, 22, 3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7:.AMJ27];&quot;&lt;&gt;0&quot;)" office:value-type="float" office:value="7.3125" calcext:value-type="float">
            <text:p>7.3125</text:p>
          </table:table-cell>
          <table:table-cell table:style-name="ce258" table:number-matrix-columns-spanned="1" table:number-matrix-rows-spanned="1" table:formula="of:=STDEV(IF([.F27:.AMJ27]&lt;&gt;0;[.F27:.AMJ27]))" office:value-type="float" office:value="1.21559803036554" calcext:value-type="float">
            <text:p>1.21559803036554</text:p>
          </table:table-cell>
          <table:table-cell table:style-name="ce1177" table:formula="of:=10/16*10" office:value-type="float" office:value="6.25" calcext:value-type="float">
            <text:p>6.25</text:p>
          </table:table-cell>
          <table:table-cell table:style-name="ce1177" office:value-type="float" office:value="0" calcext:value-type="float">
            <text:p>0</text:p>
          </table:table-cell>
          <table:table-cell table:style-name="ce1177" table:formula="of:=14/16*10" office:value-type="float" office:value="8.75" calcext:value-type="float">
            <text:p>8.75</text:p>
          </table:table-cell>
          <table:table-cell table:style-name="ce1177" office:value-type="float" office:value="0" calcext:value-type="float">
            <text:p>0</text:p>
          </table:table-cell>
          <table:table-cell table:style-name="ce258" table:formula="of:=14/20*10" office:value-type="float" office:value="7" calcext:value-type="float">
            <text:p>7</text:p>
          </table:table-cell>
          <table:table-cell table:style-name="ce1516" table:formula="of:=10/16*10" office:value-type="float" office:value="6.25" calcext:value-type="float">
            <text:p>6.25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table:formula="of:=14/16*10" office:value-type="float" office:value="8.75" calcext:value-type="float">
            <text:p>8.75</text:p>
          </table:table-cell>
          <table:table-cell table:style-name="ce1516" office:value-type="float" office:value="0" calcext:value-type="float">
            <text:p>0</text:p>
          </table:table-cell>
          <table:table-cell table:style-name="ce258" table:formula="of:=13/20*10" office:value-type="float" office:value="6.5" calcext:value-type="float">
            <text:p>6.5</text:p>
          </table:table-cell>
          <table:table-cell table:style-name="ce1552" table:formula="of:=10/16*10" office:value-type="float" office:value="6.25" calcext:value-type="float">
            <text:p>6.25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table:formula="of:=14/16*10" office:value-type="float" office:value="8.75" calcext:value-type="float">
            <text:p>8.75</text:p>
          </table:table-cell>
          <table:table-cell table:style-name="ce1552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22" calcext:value-type="date">
            <text:p>9/22/2016</text:p>
          </table:table-cell>
          <table:table-cell table:style-name="ce255" office:value-type="string" calcext:value-type="string">
            <text:p>HW 2.5: 6, 8, 10, 12, 18, 22, 24, 32, 38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8:.AMJ28];&quot;&lt;&gt;0&quot;)" office:value-type="float" office:value="6.83333333333333" calcext:value-type="float">
            <text:p>6.83333333333333</text:p>
          </table:table-cell>
          <table:table-cell table:style-name="ce258" table:number-matrix-columns-spanned="1" table:number-matrix-rows-spanned="1" table:formula="of:=STDEV(IF([.F28:.AMJ28]&lt;&gt;0;[.F28:.AMJ28]))" office:value-type="float" office:value="1.80234757750093" calcext:value-type="float">
            <text:p>1.80234757750093</text:p>
          </table:table-cell>
          <table:table-cell table:style-name="ce1177" table:formula="of:=7/12*10" office:value-type="float" office:value="5.83333333333333" calcext:value-type="float">
            <text:p>5.83333333333333</text:p>
          </table:table-cell>
          <table:table-cell table:style-name="ce1177" table:formula="of:=6/12*10" office:value-type="float" office:value="5" calcext:value-type="float">
            <text:p>5</text:p>
          </table:table-cell>
          <table:table-cell table:style-name="ce1177" table:formula="of:=11/12*10" office:value-type="float" office:value="9.16666666666667" calcext:value-type="float">
            <text:p>9.16666666666667</text:p>
          </table:table-cell>
          <table:table-cell table:style-name="ce1177" office:value-type="float" office:value="0" calcext:value-type="float">
            <text:p>0</text:p>
          </table:table-cell>
          <table:table-cell table:style-name="ce258" table:formula="of:=15/18*10" office:value-type="float" office:value="8.33333333333333" calcext:value-type="float">
            <text:p>8.33333333333333</text:p>
          </table:table-cell>
          <table:table-cell table:style-name="ce1516" table:formula="of:=7/12*10" office:value-type="float" office:value="5.83333333333333" calcext:value-type="float">
            <text:p>5.83333333333333</text:p>
          </table:table-cell>
          <table:table-cell table:style-name="ce1516" table:formula="of:=6/12*10" office:value-type="float" office:value="5" calcext:value-type="float">
            <text:p>5</text:p>
          </table:table-cell>
          <table:table-cell table:style-name="ce1529" table:formula="of:=10/16*10" office:value-type="float" office:value="6.25" calcext:value-type="float">
            <text:p>6.25</text:p>
          </table:table-cell>
          <table:table-cell table:style-name="ce1529" office:value-type="float" office:value="0" calcext:value-type="float">
            <text:p>0</text:p>
          </table:table-cell>
          <table:table-cell table:style-name="ce1529" table:formula="of:=14/16*10" office:value-type="float" office:value="8.75" calcext:value-type="float">
            <text:p>8.75</text:p>
          </table:table-cell>
          <table:table-cell table:style-name="ce1529" office:value-type="float" office:value="0" calcext:value-type="float">
            <text:p>0</text:p>
          </table:table-cell>
          <table:table-cell table:style-name="ce1552" table:formula="of:=6/12*10" office:value-type="float" office:value="5" calcext:value-type="float">
            <text:p>5</text:p>
          </table:table-cell>
          <table:table-cell table:style-name="ce1552" table:formula="of:=11/12*10" office:value-type="float" office:value="9.16666666666667" calcext:value-type="float">
            <text:p>9.16666666666667</text:p>
          </table:table-cell>
          <table:table-cell table:style-name="ce1552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26" calcext:value-type="date">
            <text:p>9/26/2016</text:p>
          </table:table-cell>
          <table:table-cell table:style-name="ce255" office:value-type="string" calcext:value-type="string">
            <text:p>HW 2.6: 10, 12, 14, 16, 32, 36, 48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29:.AMJ29];&quot;&lt;&gt;0&quot;)" office:value-type="float" office:value="6.26373626373626" calcext:value-type="float">
            <text:p>6.26373626373626</text:p>
          </table:table-cell>
          <table:table-cell table:style-name="ce258" table:number-matrix-columns-spanned="1" table:number-matrix-rows-spanned="1" table:formula="of:=STDEV(IF([.F29:.AMJ29]&lt;&gt;0;[.F29:.AMJ29]))" office:value-type="float" office:value="1.98524083509383" calcext:value-type="float">
            <text:p>1.98524083509383</text:p>
          </table:table-cell>
          <table:table-cell table:style-name="ce1177" table:formula="of:=8/14*10" office:value-type="float" office:value="5.71428571428571" calcext:value-type="float">
            <text:p>5.71428571428571</text:p>
          </table:table-cell>
          <table:table-cell table:style-name="ce1177" table:formula="of:=5/14*10" office:value-type="float" office:value="3.57142857142857" calcext:value-type="float">
            <text:p>3.57142857142857</text:p>
          </table:table-cell>
          <table:table-cell table:style-name="ce1177" table:formula="of:=10/14*10" office:value-type="float" office:value="7.14285714285714" calcext:value-type="float">
            <text:p>7.14285714285714</text:p>
          </table:table-cell>
          <table:table-cell table:style-name="ce1177" table:formula="of:=12/14*10" office:value-type="float" office:value="8.57142857142857" calcext:value-type="float">
            <text:p>8.57142857142857</text:p>
          </table:table-cell>
          <table:table-cell table:style-name="ce258" table:formula="of:=11/14*10" office:value-type="float" office:value="7.85714285714286" calcext:value-type="float">
            <text:p>7.85714285714286</text:p>
          </table:table-cell>
          <table:table-cell table:style-name="ce1516" table:formula="of:=8/14*10" office:value-type="float" office:value="5.71428571428571" calcext:value-type="float">
            <text:p>5.71428571428571</text:p>
          </table:table-cell>
          <table:table-cell table:style-name="ce1516" table:formula="of:=5/14*10" office:value-type="float" office:value="3.57142857142857" calcext:value-type="float">
            <text:p>3.57142857142857</text:p>
          </table:table-cell>
          <table:table-cell table:style-name="ce1529" table:formula="of:=7/12*10" office:value-type="float" office:value="5.83333333333333" calcext:value-type="float">
            <text:p>5.83333333333333</text:p>
          </table:table-cell>
          <table:table-cell table:style-name="ce1529" table:formula="of:=6/12*10" office:value-type="float" office:value="5" calcext:value-type="float">
            <text:p>5</text:p>
          </table:table-cell>
          <table:table-cell table:style-name="ce1529" table:formula="of:=11/12*10" office:value-type="float" office:value="9.16666666666667" calcext:value-type="float">
            <text:p>9.16666666666667</text:p>
          </table:table-cell>
          <table:table-cell table:style-name="ce1529" office:value-type="float" office:value="0" calcext:value-type="float">
            <text:p>0</text:p>
          </table:table-cell>
          <table:table-cell table:style-name="ce1552" table:formula="of:=5/14*10" office:value-type="float" office:value="3.57142857142857" calcext:value-type="float">
            <text:p>3.57142857142857</text:p>
          </table:table-cell>
          <table:table-cell table:style-name="ce1552" table:formula="of:=10/14*10" office:value-type="float" office:value="7.14285714285714" calcext:value-type="float">
            <text:p>7.14285714285714</text:p>
          </table:table-cell>
          <table:table-cell table:style-name="ce1552" table:formula="of:=12/14*10" office:value-type="float" office:value="8.57142857142857" calcext:value-type="float">
            <text:p>8.57142857142857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28" calcext:value-type="date">
            <text:p>9/28/2016</text:p>
          </table:table-cell>
          <table:table-cell table:style-name="ce255" office:value-type="string" calcext:value-type="string">
            <text:p>HW 2.7: 6, 8, 10, 16, 20, 22, 24, 26, 34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30:.AMJ30];&quot;&lt;&gt;0&quot;)" office:value-type="float" office:value="7.87037037037037" calcext:value-type="float">
            <text:p>7.87037037037037</text:p>
          </table:table-cell>
          <table:table-cell table:style-name="ce258" table:number-matrix-columns-spanned="1" table:number-matrix-rows-spanned="1" table:formula="of:=STDEV(IF([.F30:.AMJ30]&lt;&gt;0;[.F30:.AMJ30]))" office:value-type="float" office:value="2.27916965616833" calcext:value-type="float">
            <text:p>2.27916965616833</text:p>
          </table:table-cell>
          <table:table-cell table:style-name="ce258" table:formula="of:=18/18*10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18/18*10" office:value-type="float" office:value="10" calcext:value-type="float">
            <text:p>10</text:p>
          </table:table-cell>
          <table:table-cell table:style-name="ce258" table:formula="of:=9/18*10" office:value-type="float" office:value="5" calcext:value-type="float">
            <text:p>5</text:p>
          </table:table-cell>
          <table:table-cell table:style-name="ce258" table:formula="of:=16/18*10" office:value-type="float" office:value="8.88888888888889" calcext:value-type="float">
            <text:p>8.88888888888889</text:p>
          </table:table-cell>
          <table:table-cell table:style-name="ce258" table:formula="of:=11/18*10" office:value-type="float" office:value="6.11111111111111" calcext:value-type="float">
            <text:p>6.11111111111111</text:p>
          </table:table-cell>
          <table:table-cell table:style-name="ce258" table:formula="of:=18/18*10" office:value-type="float" office:value="10" calcext:value-type="float">
            <text:p>10</text:p>
          </table:table-cell>
          <table:table-cell table:style-name="ce1529" table:formula="of:=8/14*10" office:value-type="float" office:value="5.71428571428571" calcext:value-type="float">
            <text:p>5.71428571428571</text:p>
          </table:table-cell>
          <table:table-cell table:style-name="ce1529" table:formula="of:=5/14*10" office:value-type="float" office:value="3.57142857142857" calcext:value-type="float">
            <text:p>3.57142857142857</text:p>
          </table:table-cell>
          <table:table-cell table:style-name="ce1529" table:formula="of:=10/14*10" office:value-type="float" office:value="7.14285714285714" calcext:value-type="float">
            <text:p>7.14285714285714</text:p>
          </table:table-cell>
          <table:table-cell table:style-name="ce1529" table:formula="of:=12/14*10" office:value-type="float" office:value="8.57142857142857" calcext:value-type="float">
            <text:p>8.57142857142857</text:p>
          </table:table-cell>
          <table:table-cell table:style-name="ce258" table:formula="of:=18/18*10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8" table:formula="of:=17/18*10" office:value-type="float" office:value="9.44444444444444" calcext:value-type="float">
            <text:p>9.44444444444444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10-03" calcext:value-type="date">
            <text:p>10/3/2016</text:p>
          </table:table-cell>
          <table:table-cell table:style-name="ce255" office:value-type="string" calcext:value-type="string">
            <text:p>HW 2.8: 4, 6, 8, 14, 16, 20, 24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table:formula="of:=AVERAGEIF([.F31:.AMJ31];&quot;&lt;&gt;0&quot;)" office:value-type="float" office:value="7.67857142857143" calcext:value-type="float">
            <text:p>7.67857142857143</text:p>
          </table:table-cell>
          <table:table-cell table:style-name="ce258" table:number-matrix-columns-spanned="1" table:number-matrix-rows-spanned="1" table:formula="of:=STDEV(IF([.F31:.AMJ31]&lt;&gt;0;[.F31:.AMJ31]))" office:value-type="float" office:value="1.33630620956212" calcext:value-type="float">
            <text:p>1.33630620956212</text:p>
          </table:table-cell>
          <table:table-cell table:style-name="ce1178" table:formula="of:=10/16*10" office:value-type="float" office:value="6.25" calcext:value-type="float">
            <text:p>6.25</text:p>
          </table:table-cell>
          <table:table-cell table:style-name="ce1178" office:value-type="float" office:value="0" calcext:value-type="float">
            <text:p>0</text:p>
          </table:table-cell>
          <table:table-cell table:style-name="ce1178" table:formula="of:=14/16*10" office:value-type="float" office:value="8.75" calcext:value-type="float">
            <text:p>8.75</text:p>
          </table:table-cell>
          <table:table-cell table:style-name="ce1178" office:value-type="float" office:value="0" calcext:value-type="float">
            <text:p>0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table:formula="of:=14/16*10" office:value-type="float" office:value="8.75" calcext:value-type="float">
            <text:p>8.75</text:p>
          </table:table-cell>
          <table:table-cell table:style-name="ce1523" table:formula="of:=10/16*10" office:value-type="float" office:value="6.25" calcext:value-type="float">
            <text:p>6.25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table:formula="of:=14/16*10" office:value-type="float" office:value="8.75" calcext:value-type="float">
            <text:p>8.75</text:p>
          </table:table-cell>
          <table:table-cell table:style-name="ce1523" office:value-type="float" office:value="0" calcext:value-type="float">
            <text:p>0</text:p>
          </table:table-cell>
          <table:table-cell table:style-name="ce1553" table:formula="of:=10/16*10" office:value-type="float" office:value="6.25" calcext:value-type="float">
            <text:p>6.25</text:p>
          </table:table-cell>
          <table:table-cell table:style-name="ce1553" office:value-type="float" office:value="0" calcext:value-type="float">
            <text:p>0</text:p>
          </table:table-cell>
          <table:table-cell table:style-name="ce1553" table:formula="of:=14/16*10" office:value-type="float" office:value="8.75" calcext:value-type="float">
            <text:p>8.75</text:p>
          </table:table-cell>
          <table:table-cell table:style-name="ce1553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4">
          <table:table-cell table:style-name="ce251" office:value-type="date" office:date-value="2016-10-05" calcext:value-type="date">
            <text:p>10/5/2016</text:p>
          </table:table-cell>
          <table:table-cell table:style-name="ce255" office:value-type="string" calcext:value-type="string">
            <text:p>Test 2 EC: p. 139 #2, 4, 6, 8, 10, 12, 14, 16, 20, 24, 27, 32</text:p>
          </table:table-cell>
          <table:table-cell table:style-name="ce258" office:value-type="float" office:value="0" calcext:value-type="float">
            <text:p>0</text:p>
          </table:table-cell>
          <table:table-cell table:style-name="ce263" table:formula="of:=AVERAGEIF([.F32:.AMJ32];&quot;&lt;&gt;0&quot;)" office:value-type="float" office:value="6.74242424242424" calcext:value-type="float">
            <text:p>6.74242424242424</text:p>
          </table:table-cell>
          <table:table-cell table:style-name="ce263" table:number-matrix-columns-spanned="1" table:number-matrix-rows-spanned="1" table:formula="of:=STDEV(IF([.F32:.AMJ32]&lt;&gt;0;[.F32:.AMJ32]))" office:value-type="float" office:value="1.95272407501196" calcext:value-type="float">
            <text:p>1.95272407501196</text:p>
          </table:table-cell>
          <table:table-cell table:style-name="ce1178" table:formula="of:=7/12*10" office:value-type="float" office:value="5.83333333333333" calcext:value-type="float">
            <text:p>5.83333333333333</text:p>
          </table:table-cell>
          <table:table-cell table:style-name="ce1178" table:formula="of:=6/12*10" office:value-type="float" office:value="5" calcext:value-type="float">
            <text:p>5</text:p>
          </table:table-cell>
          <table:table-cell table:style-name="ce1178" table:formula="of:=11/12*10" office:value-type="float" office:value="9.16666666666667" calcext:value-type="float">
            <text:p>9.16666666666667</text:p>
          </table:table-cell>
          <table:table-cell table:style-name="ce1178" office:value-type="float" office:value="0" calcext:value-type="float">
            <text:p>0</text:p>
          </table:table-cell>
          <table:table-cell table:style-name="ce1511" table:formula="of:=6/12*10" office:value-type="float" office:value="5" calcext:value-type="float">
            <text:p>5</text:p>
          </table:table-cell>
          <table:table-cell table:style-name="ce1511" table:formula="of:=11/12*10" office:value-type="float" office:value="9.16666666666667" calcext:value-type="float">
            <text:p>9.16666666666667</text:p>
          </table:table-cell>
          <table:table-cell table:style-name="ce1523" table:formula="of:=7/12*10" office:value-type="float" office:value="5.83333333333333" calcext:value-type="float">
            <text:p>5.83333333333333</text:p>
          </table:table-cell>
          <table:table-cell table:style-name="ce1523" table:formula="of:=6/12*10" office:value-type="float" office:value="5" calcext:value-type="float">
            <text:p>5</text:p>
          </table:table-cell>
          <table:table-cell table:style-name="ce1523" table:formula="of:=11/12*10" office:value-type="float" office:value="9.16666666666667" calcext:value-type="float">
            <text:p>9.16666666666667</text:p>
          </table:table-cell>
          <table:table-cell table:style-name="ce1523" office:value-type="float" office:value="0" calcext:value-type="float">
            <text:p>0</text:p>
          </table:table-cell>
          <table:table-cell table:style-name="ce1553" table:formula="of:=7/12*10" office:value-type="float" office:value="5.83333333333333" calcext:value-type="float">
            <text:p>5.83333333333333</text:p>
          </table:table-cell>
          <table:table-cell table:style-name="ce1553" table:formula="of:=6/12*10" office:value-type="float" office:value="5" calcext:value-type="float">
            <text:p>5</text:p>
          </table:table-cell>
          <table:table-cell table:style-name="ce1553" table:formula="of:=11/12*10" office:value-type="float" office:value="9.16666666666667" calcext:value-type="float">
            <text:p>9.16666666666667</text:p>
          </table:table-cell>
          <table:table-cell table:style-name="ce1553" office:value-type="float" office:value="0" calcext:value-type="float">
            <text:p>0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10-07" calcext:value-type="date">
            <text:p>10/7/2016</text:p>
          </table:table-cell>
          <table:table-cell table:style-name="ce255" office:value-type="string" calcext:value-type="string">
            <text:p>HW 3.1: 8, 10, 12, 14, 16, 18, 20, 24, 26, 30, 32</text:p>
          </table:table-cell>
          <table:table-cell table:style-name="ce258" office:value-type="float" office:value="10" calcext:value-type="float">
            <text:p>10</text:p>
          </table:table-cell>
          <table:table-cell table:style-name="ce264" table:formula="of:=AVERAGEIF([.F33:.AMJ33];&quot;&lt;&gt;0&quot;)" office:value-type="float" office:value="6.12244897959184" calcext:value-type="float">
            <text:p>6.12244897959184</text:p>
          </table:table-cell>
          <table:table-cell table:style-name="ce264" table:number-matrix-columns-spanned="1" table:number-matrix-rows-spanned="1" table:formula="of:=STDEV(IF([.F33:.AMJ33]&lt;&gt;0;[.F33:.AMJ33]))" office:value-type="float" office:value="1.93526079831098" calcext:value-type="float">
            <text:p>1.93526079831098</text:p>
          </table:table-cell>
          <table:table-cell table:style-name="ce1178" table:formula="of:=8/14*10" office:value-type="float" office:value="5.71428571428571" calcext:value-type="float">
            <text:p>5.71428571428571</text:p>
          </table:table-cell>
          <table:table-cell table:style-name="ce1178" table:formula="of:=5/14*10" office:value-type="float" office:value="3.57142857142857" calcext:value-type="float">
            <text:p>3.57142857142857</text:p>
          </table:table-cell>
          <table:table-cell table:style-name="ce1178" table:formula="of:=10/14*10" office:value-type="float" office:value="7.14285714285714" calcext:value-type="float">
            <text:p>7.14285714285714</text:p>
          </table:table-cell>
          <table:table-cell table:style-name="ce1178" table:formula="of:=12/14*10" office:value-type="float" office:value="8.57142857142857" calcext:value-type="float">
            <text:p>8.57142857142857</text:p>
          </table:table-cell>
          <table:table-cell table:style-name="ce1511" table:formula="of:=5/14*10" office:value-type="float" office:value="3.57142857142857" calcext:value-type="float">
            <text:p>3.57142857142857</text:p>
          </table:table-cell>
          <table:table-cell table:style-name="ce1511" table:formula="of:=10/14*10" office:value-type="float" office:value="7.14285714285714" calcext:value-type="float">
            <text:p>7.14285714285714</text:p>
          </table:table-cell>
          <table:table-cell table:style-name="ce1523" table:formula="of:=8/14*10" office:value-type="float" office:value="5.71428571428571" calcext:value-type="float">
            <text:p>5.71428571428571</text:p>
          </table:table-cell>
          <table:table-cell table:style-name="ce1523" table:formula="of:=5/14*10" office:value-type="float" office:value="3.57142857142857" calcext:value-type="float">
            <text:p>3.57142857142857</text:p>
          </table:table-cell>
          <table:table-cell table:style-name="ce1523" table:formula="of:=10/14*10" office:value-type="float" office:value="7.14285714285714" calcext:value-type="float">
            <text:p>7.14285714285714</text:p>
          </table:table-cell>
          <table:table-cell table:style-name="ce1523" table:formula="of:=12/14*10" office:value-type="float" office:value="8.57142857142857" calcext:value-type="float">
            <text:p>8.57142857142857</text:p>
          </table:table-cell>
          <table:table-cell table:style-name="ce1553" table:formula="of:=8/14*10" office:value-type="float" office:value="5.71428571428571" calcext:value-type="float">
            <text:p>5.71428571428571</text:p>
          </table:table-cell>
          <table:table-cell table:style-name="ce1553" table:formula="of:=5/14*10" office:value-type="float" office:value="3.57142857142857" calcext:value-type="float">
            <text:p>3.57142857142857</text:p>
          </table:table-cell>
          <table:table-cell table:style-name="ce1553" table:formula="of:=10/14*10" office:value-type="float" office:value="7.14285714285714" calcext:value-type="float">
            <text:p>7.14285714285714</text:p>
          </table:table-cell>
          <table:table-cell table:style-name="ce1553" table:formula="of:=12/14*10" office:value-type="float" office:value="8.57142857142857" calcext:value-type="float">
            <text:p>8.57142857142857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3"/>
          <table:table-cell table:style-name="ce680" table:number-columns-repeated="987"/>
          <table:table-cell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4" calcext:value-type="float">
            <text:p>0.4</text:p>
          </table:table-cell>
          <table:table-cell table:style-name="ce692" table:number-columns-repeated="2"/>
          <table:table-cell table:style-name="ce667" table:number-columns-repeated="31"/>
          <table:table-cell table:style-name="ce680" table:number-columns-repeated="987"/>
          <table:table-cell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68" table:formula="of:=SUM([.C16:.C34])" office:value-type="float" office:value="159" calcext:value-type="float">
            <text:p>159</text:p>
          </table:table-cell>
          <table:table-cell table:style-name="ce668" table:number-columns-repeated="2"/>
          <table:table-cell table:style-name="ce668" table:formula="of:=SUM([.F16:.F34])" office:value-type="float" office:value="131.695421245421" calcext:value-type="float">
            <text:p>131.695421245421</text:p>
          </table:table-cell>
          <table:table-cell table:style-name="ce668" table:formula="of:=SUM([.G16:.G34])" office:value-type="float" office:value="68.0450549450549" calcext:value-type="float">
            <text:p>68.0450549450549</text:p>
          </table:table-cell>
          <table:table-cell table:style-name="ce668" table:formula="of:=SUM([.H16:.H34])" office:value-type="float" office:value="153.159768009768" calcext:value-type="float">
            <text:p>153.159768009768</text:p>
          </table:table-cell>
          <table:table-cell table:style-name="ce668" table:formula="of:=SUM([.I16:.I34])" office:value-type="float" office:value="37.1886446886447" calcext:value-type="float">
            <text:p>37.1886446886447</text:p>
          </table:table-cell>
          <table:table-cell table:style-name="ce668" table:formula="of:=SUM([.J16:.J34])" office:value-type="float" office:value="117.524786324786" calcext:value-type="float">
            <text:p>117.524786324786</text:p>
          </table:table-cell>
          <table:table-cell table:style-name="ce668" table:formula="of:=SUM([.K16:.K34])" office:value-type="float" office:value="96.2990231990232" calcext:value-type="float">
            <text:p>96.2990231990232</text:p>
          </table:table-cell>
          <table:table-cell table:style-name="ce668" table:formula="of:=SUM([.L16:.L34])" office:value-type="float" office:value="122.147863247863" calcext:value-type="float">
            <text:p>122.147863247863</text:p>
          </table:table-cell>
          <table:table-cell table:style-name="ce668" table:formula="of:=SUM([.M16:.M34])" office:value-type="float" office:value="50.1648351648352" calcext:value-type="float">
            <text:p>50.1648351648352</text:p>
          </table:table-cell>
          <table:table-cell table:style-name="ce668" table:formula="of:=SUM([.N16:.N34])" office:value-type="float" office:value="126.99304029304" calcext:value-type="float">
            <text:p>126.99304029304</text:p>
          </table:table-cell>
          <table:table-cell table:style-name="ce668" table:formula="of:=SUM([.O16:.O34])" office:value-type="float" office:value="90.1331501831502" calcext:value-type="float">
            <text:p>90.1331501831502</text:p>
          </table:table-cell>
          <table:table-cell table:style-name="ce668" table:formula="of:=SUM([.P16:.P34])" office:value-type="float" office:value="116.129945054945" calcext:value-type="float">
            <text:p>116.129945054945</text:p>
          </table:table-cell>
          <table:table-cell table:style-name="ce668" table:formula="of:=SUM([.Q16:.Q34])" office:value-type="float" office:value="97.420054945055" calcext:value-type="float">
            <text:p>97.420054945055</text:p>
          </table:table-cell>
          <table:table-cell table:style-name="ce668" table:formula="of:=SUM([.R16:.R34])" office:value-type="float" office:value="143.546672771673" calcext:value-type="float">
            <text:p>143.546672771673</text:p>
          </table:table-cell>
          <table:table-cell table:style-name="ce668" table:formula="of:=SUM([.S16:.S34])" office:value-type="float" office:value="56.1271367521367" calcext:value-type="float">
            <text:p>56.1271367521367</text:p>
          </table:table-cell>
          <table:table-cell table:style-name="ce668" table:formula="of:=SUM([.T16:.T34])" office:value-type="float" office:value="0" calcext:value-type="float">
            <text:p>0</text:p>
          </table:table-cell>
          <table:table-cell table:style-name="ce668" table:formula="of:=SUM([.U16:.U34])" office:value-type="float" office:value="0" calcext:value-type="float">
            <text:p>0</text:p>
          </table:table-cell>
          <table:table-cell table:style-name="ce668" table:formula="of:=SUM([.V16:.V34])" office:value-type="float" office:value="0" calcext:value-type="float">
            <text:p>0</text:p>
          </table:table-cell>
          <table:table-cell table:style-name="ce668" table:formula="of:=SUM([.W16:.W34])" office:value-type="float" office:value="0" calcext:value-type="float">
            <text:p>0</text:p>
          </table:table-cell>
          <table:table-cell table:style-name="ce668" table:formula="of:=SUM([.X16:.X34])" office:value-type="float" office:value="0" calcext:value-type="float">
            <text:p>0</text:p>
          </table:table-cell>
          <table:table-cell table:style-name="ce668" table:formula="of:=SUM([.Y16:.Y34])" office:value-type="float" office:value="0" calcext:value-type="float">
            <text:p>0</text:p>
          </table:table-cell>
          <table:table-cell table:style-name="ce668" table:formula="of:=SUM([.Z16:.Z34])" office:value-type="float" office:value="0" calcext:value-type="float">
            <text:p>0</text:p>
          </table:table-cell>
          <table:table-cell table:style-name="ce668" table:formula="of:=SUM([.AA16:.AA34])" office:value-type="float" office:value="0" calcext:value-type="float">
            <text:p>0</text:p>
          </table:table-cell>
          <table:table-cell table:style-name="ce668" table:formula="of:=SUM([.AB16:.AB34])" office:value-type="float" office:value="0" calcext:value-type="float">
            <text:p>0</text:p>
          </table:table-cell>
          <table:table-cell table:style-name="ce668" table:formula="of:=SUM([.AC16:.AC34])" office:value-type="float" office:value="0" calcext:value-type="float">
            <text:p>0</text:p>
          </table:table-cell>
          <table:table-cell table:style-name="ce668" table:formula="of:=SUM([.AD16:.AD34])" office:value-type="float" office:value="0" calcext:value-type="float">
            <text:p>0</text:p>
          </table:table-cell>
          <table:table-cell table:style-name="ce668" table:formula="of:=SUM([.AE16:.AE34])" office:value-type="float" office:value="0" calcext:value-type="float">
            <text:p>0</text:p>
          </table:table-cell>
          <table:table-cell table:style-name="ce668" table:formula="of:=SUM([.AF16:.AF34])" office:value-type="float" office:value="0" calcext:value-type="float">
            <text:p>0</text:p>
          </table:table-cell>
          <table:table-cell table:style-name="ce668" table:formula="of:=SUM([.AG16:.AG34])" office:value-type="float" office:value="0" calcext:value-type="float">
            <text:p>0</text:p>
          </table:table-cell>
          <table:table-cell table:style-name="ce668" table:formula="of:=SUM([.AH16:.AH34])" office:value-type="float" office:value="0" calcext:value-type="float">
            <text:p>0</text:p>
          </table:table-cell>
          <table:table-cell table:style-name="ce668" table:formula="of:=SUM([.AI16:.AI34])" office:value-type="float" office:value="0" calcext:value-type="float">
            <text:p>0</text:p>
          </table:table-cell>
          <table:table-cell table:style-name="ce668" table:formula="of:=SUM([.AJ16:.AJ34])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685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1" table:style-name="ce668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36]/([.$C$36]-[.C37])" office:value-type="percentage" office:value="1" calcext:value-type="percentage">
            <text:p>100%</text:p>
          </table:table-cell>
          <table:table-cell table:style-name="ce1158" table:formula="of:=AVERAGEIF([.F38:.AMJ38];&quot;&lt;&gt;0&quot;)" office:value-type="percentage" office:value="0.631884724539711" calcext:value-type="percentage">
            <text:p>63.19%</text:p>
          </table:table-cell>
          <table:table-cell table:style-name="ce669"/>
          <table:table-cell table:style-name="ce1171" table:formula="of:=[.F36]/([.$C$36]-[.F37])" office:value-type="percentage" office:value="0.828273089593844" calcext:value-type="percentage">
            <text:p>83%</text:p>
          </table:table-cell>
          <table:table-cell table:style-name="ce1171" table:formula="of:=[.G36]/([.$C$36]-[.G37])" office:value-type="percentage" office:value="0.427956320409151" calcext:value-type="percentage">
            <text:p>43%</text:p>
          </table:table-cell>
          <table:table-cell table:style-name="ce1171" table:formula="of:=[.H36]/([.$C$36]-[.H37])" office:value-type="percentage" office:value="0.963268981193509" calcext:value-type="percentage">
            <text:p>96%</text:p>
          </table:table-cell>
          <table:table-cell table:style-name="ce1171" table:formula="of:=[.I36]/([.$C$36]-[.I37])" office:value-type="percentage" office:value="0.233890847098394" calcext:value-type="percentage">
            <text:p>23%</text:p>
          </table:table-cell>
          <table:table-cell table:style-name="ce1171" table:formula="of:=[.J36]/([.$C$36]-[.J37])" office:value-type="percentage" office:value="0.739149599526958" calcext:value-type="percentage">
            <text:p>74%</text:p>
          </table:table-cell>
          <table:table-cell table:style-name="ce1171" table:formula="of:=[.K36]/([.$C$36]-[.K37])" office:value-type="percentage" office:value="0.605654233956121" calcext:value-type="percentage">
            <text:p>61%</text:p>
          </table:table-cell>
          <table:table-cell table:style-name="ce1171" table:formula="of:=[.L36]/([.$C$36]-[.L37])" office:value-type="percentage" office:value="0.768225555018008" calcext:value-type="percentage">
            <text:p>77%</text:p>
          </table:table-cell>
          <table:table-cell table:style-name="ce1171" table:formula="of:=[.M36]/([.$C$36]-[.M37])" office:value-type="percentage" office:value="0.315502107954938" calcext:value-type="percentage">
            <text:p>32%</text:p>
          </table:table-cell>
          <table:table-cell table:style-name="ce1171" table:formula="of:=[.N36]/([.$C$36]-[.N37])" office:value-type="percentage" office:value="0.798698366622895" calcext:value-type="percentage">
            <text:p>80%</text:p>
          </table:table-cell>
          <table:table-cell table:style-name="ce1171" table:formula="of:=[.O36]/([.$C$36]-[.O37])" office:value-type="percentage" office:value="0.566875158384592" calcext:value-type="percentage">
            <text:p>57%</text:p>
          </table:table-cell>
          <table:table-cell table:style-name="ce1171" table:formula="of:=[.P36]/([.$C$36]-[.P37])" office:value-type="percentage" office:value="0.730377012924183" calcext:value-type="percentage">
            <text:p>73%</text:p>
          </table:table-cell>
          <table:table-cell table:style-name="ce1171" table:formula="of:=[.Q36]/([.$C$36]-[.Q37])" office:value-type="percentage" office:value="0.612704748082107" calcext:value-type="percentage">
            <text:p>61%</text:p>
          </table:table-cell>
          <table:table-cell table:style-name="ce1171" table:formula="of:=[.R36]/([.$C$36]-[.R37])" office:value-type="percentage" office:value="0.902809262714923" calcext:value-type="percentage">
            <text:p>90%</text:p>
          </table:table-cell>
          <table:table-cell table:style-name="ce1171" table:formula="of:=[.S36]/([.$C$36]-[.S37])" office:value-type="percentage" office:value="0.353000860076332" calcext:value-type="percentage">
            <text:p>35%</text:p>
          </table:table-cell>
          <table:table-cell table:style-name="ce1171" table:formula="of:=[.T36]/([.$C$36]-[.T37])" office:value-type="percentage" office:value="0" calcext:value-type="percentage">
            <text:p>0%</text:p>
          </table:table-cell>
          <table:table-cell table:style-name="ce1171" table:formula="of:=[.U36]/([.$C$36]-[.U37])" office:value-type="percentage" office:value="0" calcext:value-type="percentage">
            <text:p>0%</text:p>
          </table:table-cell>
          <table:table-cell table:style-name="ce1171" table:formula="of:=[.V36]/([.$C$36]-[.V37])" office:value-type="percentage" office:value="0" calcext:value-type="percentage">
            <text:p>0%</text:p>
          </table:table-cell>
          <table:table-cell table:style-name="ce1171" table:formula="of:=[.W36]/([.$C$36]-[.W37])" office:value-type="percentage" office:value="0" calcext:value-type="percentage">
            <text:p>0%</text:p>
          </table:table-cell>
          <table:table-cell table:style-name="ce1171" table:formula="of:=[.X36]/([.$C$36]-[.X37])" office:value-type="percentage" office:value="0" calcext:value-type="percentage">
            <text:p>0%</text:p>
          </table:table-cell>
          <table:table-cell table:style-name="ce1171" table:formula="of:=[.Y36]/([.$C$36]-[.Y37])" office:value-type="percentage" office:value="0" calcext:value-type="percentage">
            <text:p>0%</text:p>
          </table:table-cell>
          <table:table-cell table:style-name="ce1171" table:formula="of:=[.Z36]/([.$C$36]-[.Z37])" office:value-type="percentage" office:value="0" calcext:value-type="percentage">
            <text:p>0%</text:p>
          </table:table-cell>
          <table:table-cell table:style-name="ce1171" table:formula="of:=[.AA36]/([.$C$36]-[.AA37])" office:value-type="percentage" office:value="0" calcext:value-type="percentage">
            <text:p>0%</text:p>
          </table:table-cell>
          <table:table-cell table:style-name="ce1171" table:formula="of:=[.AB36]/([.$C$36]-[.AB37])" office:value-type="percentage" office:value="0" calcext:value-type="percentage">
            <text:p>0%</text:p>
          </table:table-cell>
          <table:table-cell table:style-name="ce1171" table:formula="of:=[.AC36]/([.$C$36]-[.AC37])" office:value-type="percentage" office:value="0" calcext:value-type="percentage">
            <text:p>0%</text:p>
          </table:table-cell>
          <table:table-cell table:style-name="ce1171" table:formula="of:=[.AD36]/([.$C$36]-[.AD37])" office:value-type="percentage" office:value="0" calcext:value-type="percentage">
            <text:p>0%</text:p>
          </table:table-cell>
          <table:table-cell table:style-name="ce1171" table:formula="of:=[.AE36]/([.$C$36]-[.AE37])" office:value-type="percentage" office:value="0" calcext:value-type="percentage">
            <text:p>0%</text:p>
          </table:table-cell>
          <table:table-cell table:style-name="ce1171" table:formula="of:=[.AF36]/([.$C$36]-[.AF37])" office:value-type="percentage" office:value="0" calcext:value-type="percentage">
            <text:p>0%</text:p>
          </table:table-cell>
          <table:table-cell table:style-name="ce1171" table:formula="of:=[.AG36]/([.$C$36]-[.AG37])" office:value-type="percentage" office:value="0" calcext:value-type="percentage">
            <text:p>0%</text:p>
          </table:table-cell>
          <table:table-cell table:style-name="ce1171" table:formula="of:=[.AH36]/([.$C$36]-[.AH37])" office:value-type="percentage" office:value="0" calcext:value-type="percentage">
            <text:p>0%</text:p>
          </table:table-cell>
          <table:table-cell table:style-name="ce1171" table:formula="of:=[.AI36]/([.$C$36]-[.AI37])" office:value-type="percentage" office:value="0" calcext:value-type="percentage">
            <text:p>0%</text:p>
          </table:table-cell>
          <table:table-cell table:style-name="ce1171" table:formula="of:=[.AJ36]/([.$C$36]-[.AJ37])" office:value-type="percentage" office:value="0" calcext:value-type="percentage">
            <text:p>0%</text:p>
          </table:table-cell>
          <table:table-cell table:style-name="ce669" table:number-columns-repeated="987"/>
          <table:table-cell/>
        </table:table-row>
        <table:table-row table:style-name="ro11">
          <table:table-cell table:style-name="ce684"/>
          <table:table-cell table:style-name="ce656"/>
          <table:table-cell table:style-name="ce667" table:number-columns-repeated="5"/>
          <table:table-cell table:style-name="ce1211"/>
          <table:table-cell table:style-name="ce667" table:number-columns-repeated="28"/>
          <table:table-cell table:style-name="ce680" table:number-columns-repeated="987"/>
          <table:table-cell/>
        </table:table-row>
        <table:table-row table:style-name="ro9">
          <table:table-cell table:style-name="Header"/>
          <table:table-cell table:style-name="Header" office:value-type="string" calcext:value-type="string">
            <text:p>Participation</text:p>
          </table:table-cell>
          <table:table-cell table:style-name="Header" table:number-columns-repeated="1022"/>
        </table:table-row>
        <table:table-row table:style-name="ro3">
          <table:table-cell table:style-name="ce251" office:value-type="date" office:date-value="2016-08-15" calcext:value-type="date">
            <text:p>8/15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1:.AMJ41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1:.AMJ41]&lt;&gt;0;[.F41:.AMJ41]))" office:value-type="float" office:value="0" calcext:value-type="float">
            <text:p>0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8-16" calcext:value-type="date">
            <text:p>8/16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2:.AMJ42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2:.AMJ42]&lt;&gt;0;[.F42:.AMJ42]))" office:value-type="float" office:value="0" calcext:value-type="float">
            <text:p>0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8-17" calcext:value-type="date">
            <text:p>8/17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3:.AMJ43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3:.AMJ43]&lt;&gt;0;[.F43:.AMJ43]))" office:value-type="float" office:value="0" calcext:value-type="float">
            <text:p>0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18" calcext:value-type="date">
            <text:p>8/18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4:.AMJ44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4:.AMJ44]&lt;&gt;0;[.F44:.AMJ44]))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198" office:value-type="float" office:value="5" calcext:value-type="float">
            <text:p>5</text:p>
          </table:table-cell>
          <table:table-cell table:style-name="ce1212" office:value-type="float" office:value="5" calcext:value-type="float">
            <text:p>5</text:p>
          </table:table-cell>
          <table:table-cell table:style-name="ce1239" office:value-type="float" office:value="5" calcext:value-type="float">
            <text:p>5</text:p>
          </table:table-cell>
          <table:table-cell table:number-columns-repeated="6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19" calcext:value-type="date">
            <text:p>8/19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5:.AMJ45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5:.AMJ45]&lt;&gt;0;[.F45:.AMJ45]))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198" office:value-type="float" office:value="5" calcext:value-type="float">
            <text:p>5</text:p>
          </table:table-cell>
          <table:table-cell table:style-name="ce1212" office:value-type="float" office:value="5" calcext:value-type="float">
            <text:p>5</text:p>
          </table:table-cell>
          <table:table-cell table:style-name="ce1239" office:value-type="float" office:value="5" calcext:value-type="float">
            <text:p>5</text:p>
          </table:table-cell>
          <table:table-cell table:number-columns-repeated="10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2" calcext:value-type="date">
            <text:p>8/22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6:.AMJ46];&quot;&lt;&gt;0&quot;)" office:value-type="float" office:value="4.82142857142857" calcext:value-type="float">
            <text:p>4.82142857142857</text:p>
          </table:table-cell>
          <table:table-cell table:style-name="ce258" table:number-matrix-columns-spanned="1" table:number-matrix-rows-spanned="1" table:formula="of:=STDEV(IF([.F46:.AMJ46]&lt;&gt;0;[.F46:.AMJ46]))" office:value-type="float" office:value="0.668153104781061" calcext:value-type="float">
            <text:p>0.668153104781061</text:p>
          </table:table-cell>
          <table:table-cell table:style-name="ce258" office:value-type="float" office:value="2.5" calcext:value-type="float">
            <text:p>2.5</text:p>
          </table:table-cell>
          <table:table-cell table:style-name="ce1198" office:value-type="float" office:value="5" calcext:value-type="float">
            <text:p>5</text:p>
          </table:table-cell>
          <table:table-cell table:style-name="ce1212" office:value-type="float" office:value="5" calcext:value-type="float">
            <text:p>5</text:p>
          </table:table-cell>
          <table:table-cell table:style-name="ce1239" office:value-type="float" office:value="5" calcext:value-type="float">
            <text:p>5</text:p>
          </table:table-cell>
          <table:table-cell table:number-columns-repeated="10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3" calcext:value-type="date">
            <text:p>8/23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7:.AMJ47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7:.AMJ47]&lt;&gt;0;[.F47:.AMJ47]))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198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4" calcext:value-type="date">
            <text:p>8/24/2016</text:p>
          </table:table-cell>
          <table:table-cell table:style-name="ce255" office:value-type="string" calcext:value-type="string">
            <text:p>Bellwork (nobody got it)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8:.AMJ48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8:.AMJ48]&lt;&gt;0;[.F48:.AMJ48]))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198" office:value-type="float" office:value="5" calcext:value-type="float">
            <text:p>5</text:p>
          </table:table-cell>
          <table:table-cell table:style-name="ce1212" office:value-type="float" office:value="5" calcext:value-type="float">
            <text:p>5</text:p>
          </table:table-cell>
          <table:table-cell table:style-name="ce1239" office:value-type="float" office:value="5" calcext:value-type="float">
            <text:p>5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5" calcext:value-type="date">
            <text:p>8/25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49:.AMJ49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49:.AMJ49]&lt;&gt;0;[.F49:.AMJ49]))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198" office:value-type="float" office:value="5" calcext:value-type="float">
            <text:p>5</text:p>
          </table:table-cell>
          <table:table-cell table:style-name="ce1212" office:value-type="float" office:value="5" calcext:value-type="float">
            <text:p>5</text:p>
          </table:table-cell>
          <table:table-cell table:style-name="ce1239" office:value-type="float" office:value="5" calcext:value-type="float">
            <text:p>5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26" calcext:value-type="date">
            <text:p>8/26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0:.AMJ50];&quot;&lt;&gt;0&quot;)" office:value-type="float" office:value="4.79166666666667" calcext:value-type="float">
            <text:p>4.79166666666667</text:p>
          </table:table-cell>
          <table:table-cell table:style-name="ce258" table:number-matrix-columns-spanned="1" table:number-matrix-rows-spanned="1" table:formula="of:=STDEV(IF([.F50:.AMJ50]&lt;&gt;0;[.F50:.AMJ50]))" office:value-type="float" office:value="0.721687836487032" calcext:value-type="float">
            <text:p>0.721687836487032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2.5" calcext:value-type="float">
            <text:p>2.5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43" office:value-type="float" office:value="0" calcext:value-type="float">
            <text:p>0</text:p>
          </table:table-cell>
          <table:table-cell table:style-name="ce1554" office:value-type="float" office:value="5" calcext:value-type="float">
            <text:p>5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8-31" calcext:value-type="date">
            <text:p>8/31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1:.AMJ51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1:.AMJ51]&lt;&gt;0;[.F51:.AMJ51]))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517" office:value-type="float" office:value="0" calcext:value-type="float">
            <text:p>0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1543" office:value-type="float" office:value="5" calcext:value-type="float">
            <text:p>5</text:p>
          </table:table-cell>
          <table:table-cell table:style-name="ce1554" office:value-type="float" office:value="5" calcext:value-type="float">
            <text:p>5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01" calcext:value-type="date">
            <text:p>9/1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2:.AMJ52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2:.AMJ52]&lt;&gt;0;[.F52:.AMJ52]))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17" office:value-type="float" office:value="0" calcext:value-type="float">
            <text:p>0</text:p>
          </table:table-cell>
          <table:table-cell table:number-columns-repeated="3" table:style-name="ce258" office:value-type="float" office:value="5" calcext:value-type="float">
            <text:p>5</text:p>
          </table:table-cell>
          <table:table-cell table:style-name="ce1543" office:value-type="float" office:value="5" calcext:value-type="float">
            <text:p>5</text:p>
          </table:table-cell>
          <table:table-cell table:style-name="ce1554" office:value-type="float" office:value="5" calcext:value-type="float">
            <text:p>5</text:p>
          </table:table-cell>
          <table:table-cell table:style-name="ce1561" office:value-type="float" office:value="5" calcext:value-type="float">
            <text:p>5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02" calcext:value-type="date">
            <text:p>9/2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3:.AMJ53];&quot;&lt;&gt;0&quot;)" office:value-type="float" office:value="4.58333333333333" calcext:value-type="float">
            <text:p>4.58333333333333</text:p>
          </table:table-cell>
          <table:table-cell table:style-name="ce258" table:number-matrix-columns-spanned="1" table:number-matrix-rows-spanned="1" table:formula="of:=STDEV(IF([.F53:.AMJ53]&lt;&gt;0;[.F53:.AMJ53]))" office:value-type="float" office:value="0.973123680201904" calcext:value-type="float">
            <text:p>0.973123680201904</text:p>
          </table:table-cell>
          <table:table-cell table:style-name="ce258" office:value-type="float" office:value="2.5" calcext:value-type="float">
            <text:p>2.5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1517" office:value-type="float" office:value="0" calcext:value-type="float">
            <text:p>0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1554" office:value-type="float" office:value="0" calcext:value-type="float">
            <text:p>0</text:p>
          </table:table-cell>
          <table:table-cell table:style-name="ce1561" office:value-type="float" office:value="5" calcext:value-type="float">
            <text:p>5</text:p>
          </table:table-cell>
          <table:table-cell table:style-name="ce258" office:value-type="float" office:value="2.5" calcext:value-type="float">
            <text:p>2.5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06" calcext:value-type="date">
            <text:p>9/6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4:.AMJ54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4:.AMJ54]&lt;&gt;0;[.F54:.AMJ54]))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17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1554" office:value-type="float" office:value="5" calcext:value-type="float">
            <text:p>5</text:p>
          </table:table-cell>
          <table:table-cell table:style-name="ce1561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13" calcext:value-type="date">
            <text:p>9/13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5:.AMJ55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5:.AMJ55]&lt;&gt;0;[.F55:.AMJ55]))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17" office:value-type="float" office:value="5" calcext:value-type="float">
            <text:p>5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1554" office:value-type="float" office:value="5" calcext:value-type="float">
            <text:p>5</text:p>
          </table:table-cell>
          <table:table-cell table:style-name="ce1561" office:value-type="float" office:value="0" calcext:value-type="float">
            <text:p>0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15" calcext:value-type="date">
            <text:p>9/15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6:.AMJ56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6:.AMJ56]&lt;&gt;0;[.F56:.AMJ56]))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17" office:value-type="float" office:value="5" calcext:value-type="float">
            <text:p>5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1561" office:value-type="float" office:value="5" calcext:value-type="float">
            <text:p>5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10">
          <table:table-cell table:style-name="ce251" office:value-type="date" office:date-value="2016-09-21" calcext:value-type="date">
            <text:p>9/21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7:.AMJ57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7:.AMJ57]&lt;&gt;0;[.F57:.AMJ57]))" office:value-type="float" office:value="0" calcext:value-type="float">
            <text:p>0</text:p>
          </table:table-cell>
          <table:table-cell table:number-columns-repeated="9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561" office:value-type="float" office:value="5" calcext:value-type="float">
            <text:p>5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9-23" calcext:value-type="date">
            <text:p>9/23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8:.AMJ58];&quot;&lt;&gt;0&quot;)" office:value-type="float" office:value="4.42307692307692" calcext:value-type="float">
            <text:p>4.42307692307692</text:p>
          </table:table-cell>
          <table:table-cell table:style-name="ce258" table:number-matrix-columns-spanned="1" table:number-matrix-rows-spanned="1" table:formula="of:=STDEV(IF([.F58:.AMJ58]&lt;&gt;0;[.F58:.AMJ58]))" office:value-type="float" office:value="1.09632252413379" calcext:value-type="float">
            <text:p>1.09632252413379</text:p>
          </table:table-cell>
          <table:table-cell table:style-name="ce258" office:value-type="float" office:value="2.5" calcext:value-type="float">
            <text:p>2.5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5" table:style-name="ce258" office:value-type="float" office:value="5" calcext:value-type="float">
            <text:p>5</text:p>
          </table:table-cell>
          <table:table-cell table:style-name="ce258" office:value-type="float" office:value="2.5" calcext:value-type="float">
            <text:p>2.5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2.5" calcext:value-type="float">
            <text:p>2.5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9-27" calcext:value-type="date">
            <text:p>9/27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59:.AMJ59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59:.AMJ59]&lt;&gt;0;[.F59:.AMJ59]))" office:value-type="float" office:value="0" calcext:value-type="float">
            <text:p>0</text:p>
          </table:table-cell>
          <table:table-cell table:number-columns-repeated="14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9-29" calcext:value-type="date">
            <text:p>9/29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60:.AMJ60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60:.AMJ60]&lt;&gt;0;[.F60:.AMJ60]))" office:value-type="float" office:value="0" calcext:value-type="float">
            <text:p>0</text:p>
          </table:table-cell>
          <table:table-cell table:number-columns-repeated="6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7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09-30" calcext:value-type="date">
            <text:p>9/30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58" table:formula="of:=AVERAGEIF([.F61:.AMJ61];&quot;&lt;&gt;0&quot;)" office:value-type="float" office:value="5" calcext:value-type="float">
            <text:p>5</text:p>
          </table:table-cell>
          <table:table-cell table:style-name="ce258" table:number-matrix-columns-spanned="1" table:number-matrix-rows-spanned="1" table:formula="of:=STDEV(IF([.F61:.AMJ61]&lt;&gt;0;[.F61:.AMJ61]))" office:value-type="float" office:value="0" calcext:value-type="float">
            <text:p>0</text:p>
          </table:table-cell>
          <table:table-cell table:number-columns-repeated="14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251" office:value-type="date" office:date-value="2016-10-06" calcext:value-type="date">
            <text:p>10/6/2016</text:p>
          </table:table-cell>
          <table:table-cell table:style-name="ce255" office:value-type="string" calcext:value-type="string">
            <text:p>Bellwork</text:p>
          </table:table-cell>
          <table:table-cell table:style-name="ce258" office:value-type="float" office:value="5" calcext:value-type="float">
            <text:p>5</text:p>
          </table:table-cell>
          <table:table-cell table:style-name="ce266" table:formula="of:=AVERAGEIF([.F62:.AMJ62];&quot;&lt;&gt;0&quot;)" office:value-type="float" office:value="4.77272727272727" calcext:value-type="float">
            <text:p>4.77272727272727</text:p>
          </table:table-cell>
          <table:table-cell table:style-name="ce266" table:number-matrix-columns-spanned="1" table:number-matrix-rows-spanned="1" table:formula="of:=STDEV(IF([.F62:.AMJ62]&lt;&gt;0;[.F62:.AMJ62]))" office:value-type="float" office:value="0.753778361444409" calcext:value-type="float">
            <text:p>0.753778361444409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2" table:style-name="ce258" office:value-type="float" office:value="5" calcext:value-type="float">
            <text:p>5</text:p>
          </table:table-cell>
          <table:table-cell table:style-name="ce258" office:value-type="float" office:value="2.5" calcext:value-type="float">
            <text:p>2.5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number-columns-repeated="4" table:style-name="ce258" office:value-type="float" office:value="5" calcext:value-type="float">
            <text:p>5</text:p>
          </table:table-cell>
          <table:table-cell table:style-name="ce258" table:number-columns-repeated="17"/>
          <table:table-cell table:style-name="ce384" table:number-columns-repeated="987"/>
          <table:table-cell table:style-name="ce386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94" office:value-type="float" office:value="0" calcext:value-type="float">
            <text:p>0</text:p>
          </table:table-cell>
          <table:table-cell table:style-name="ce694" table:number-columns-repeated="33"/>
          <table:table-cell table:style-name="ce680" table:number-columns-repeated="987"/>
          <table:table-cell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1" calcext:value-type="float">
            <text:p>0.1</text:p>
          </table:table-cell>
          <table:table-cell table:style-name="ce692" table:number-columns-repeated="2"/>
          <table:table-cell table:style-name="ce667" table:number-columns-repeated="31"/>
          <table:table-cell table:style-name="ce680" table:number-columns-repeated="987"/>
          <table:table-cell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BTOTAL(109;[.C41:.C63])" office:value-type="float" office:value="110" calcext:value-type="float">
            <text:p>110</text:p>
          </table:table-cell>
          <table:table-cell table:style-name="ce693" table:number-columns-repeated="2"/>
          <table:table-cell table:style-name="ce693" table:formula="of:=SUBTOTAL(109;[.F41:.F63])" office:value-type="float" office:value="97.5" calcext:value-type="float">
            <text:p>97.5</text:p>
          </table:table-cell>
          <table:table-cell table:style-name="ce693" table:formula="of:=SUBTOTAL(109;[.G41:.G63])" office:value-type="float" office:value="102.5" calcext:value-type="float">
            <text:p>102.5</text:p>
          </table:table-cell>
          <table:table-cell table:style-name="ce693" table:formula="of:=SUBTOTAL(109;[.H41:.H63])" office:value-type="float" office:value="100" calcext:value-type="float">
            <text:p>100</text:p>
          </table:table-cell>
          <table:table-cell table:style-name="ce693" table:formula="of:=SUBTOTAL(109;[.I41:.I63])" office:value-type="float" office:value="75" calcext:value-type="float">
            <text:p>75</text:p>
          </table:table-cell>
          <table:table-cell table:style-name="ce693" table:formula="of:=SUBTOTAL(109;[.J41:.J63])" office:value-type="float" office:value="110" calcext:value-type="float">
            <text:p>110</text:p>
          </table:table-cell>
          <table:table-cell table:style-name="ce693" table:formula="of:=SUBTOTAL(109;[.K41:.K63])" office:value-type="float" office:value="87.5" calcext:value-type="float">
            <text:p>87.5</text:p>
          </table:table-cell>
          <table:table-cell table:style-name="ce693" table:formula="of:=SUBTOTAL(109;[.L41:.L63])" office:value-type="float" office:value="105" calcext:value-type="float">
            <text:p>105</text:p>
          </table:table-cell>
          <table:table-cell table:style-name="ce693" table:formula="of:=SUBTOTAL(109;[.M41:.M63])" office:value-type="float" office:value="95" calcext:value-type="float">
            <text:p>95</text:p>
          </table:table-cell>
          <table:table-cell table:style-name="ce693" table:formula="of:=SUBTOTAL(109;[.N41:.N63])" office:value-type="float" office:value="95" calcext:value-type="float">
            <text:p>95</text:p>
          </table:table-cell>
          <table:table-cell table:style-name="ce693" table:formula="of:=SUBTOTAL(109;[.O41:.O63])" office:value-type="float" office:value="92.5" calcext:value-type="float">
            <text:p>92.5</text:p>
          </table:table-cell>
          <table:table-cell table:style-name="ce693" table:formula="of:=SUBTOTAL(109;[.P41:.P63])" office:value-type="float" office:value="100" calcext:value-type="float">
            <text:p>100</text:p>
          </table:table-cell>
          <table:table-cell table:style-name="ce693" table:formula="of:=SUBTOTAL(109;[.Q41:.Q63])" office:value-type="float" office:value="102.5" calcext:value-type="float">
            <text:p>102.5</text:p>
          </table:table-cell>
          <table:table-cell table:style-name="ce693" table:formula="of:=SUBTOTAL(109;[.R41:.R63])" office:value-type="float" office:value="102.5" calcext:value-type="float">
            <text:p>102.5</text:p>
          </table:table-cell>
          <table:table-cell table:style-name="ce693" table:formula="of:=SUBTOTAL(109;[.S41:.S63])" office:value-type="float" office:value="110" calcext:value-type="float">
            <text:p>110</text:p>
          </table:table-cell>
          <table:table-cell table:style-name="ce693" table:formula="of:=SUBTOTAL(109;[.T41:.T63])" office:value-type="float" office:value="0" calcext:value-type="float">
            <text:p>0</text:p>
          </table:table-cell>
          <table:table-cell table:style-name="ce693" table:formula="of:=SUBTOTAL(109;[.U41:.U63])" office:value-type="float" office:value="0" calcext:value-type="float">
            <text:p>0</text:p>
          </table:table-cell>
          <table:table-cell table:style-name="ce693" table:formula="of:=SUBTOTAL(109;[.V41:.V63])" office:value-type="float" office:value="0" calcext:value-type="float">
            <text:p>0</text:p>
          </table:table-cell>
          <table:table-cell table:style-name="ce693" table:formula="of:=SUBTOTAL(109;[.W41:.W63])" office:value-type="float" office:value="0" calcext:value-type="float">
            <text:p>0</text:p>
          </table:table-cell>
          <table:table-cell table:style-name="ce693" table:formula="of:=SUBTOTAL(109;[.X41:.X63])" office:value-type="float" office:value="0" calcext:value-type="float">
            <text:p>0</text:p>
          </table:table-cell>
          <table:table-cell table:style-name="ce693" table:formula="of:=SUBTOTAL(109;[.Y41:.Y63])" office:value-type="float" office:value="0" calcext:value-type="float">
            <text:p>0</text:p>
          </table:table-cell>
          <table:table-cell table:style-name="ce693" table:formula="of:=SUBTOTAL(109;[.Z41:.Z63])" office:value-type="float" office:value="0" calcext:value-type="float">
            <text:p>0</text:p>
          </table:table-cell>
          <table:table-cell table:style-name="ce693" table:formula="of:=SUBTOTAL(109;[.AA41:.AA63])" office:value-type="float" office:value="0" calcext:value-type="float">
            <text:p>0</text:p>
          </table:table-cell>
          <table:table-cell table:style-name="ce693" table:formula="of:=SUBTOTAL(109;[.AB41:.AB63])" office:value-type="float" office:value="0" calcext:value-type="float">
            <text:p>0</text:p>
          </table:table-cell>
          <table:table-cell table:style-name="ce693" table:formula="of:=SUBTOTAL(109;[.AC41:.AC63])" office:value-type="float" office:value="0" calcext:value-type="float">
            <text:p>0</text:p>
          </table:table-cell>
          <table:table-cell table:style-name="ce693" table:formula="of:=SUBTOTAL(109;[.AD41:.AD63])" office:value-type="float" office:value="0" calcext:value-type="float">
            <text:p>0</text:p>
          </table:table-cell>
          <table:table-cell table:style-name="ce693" table:formula="of:=SUBTOTAL(109;[.AE41:.AE63])" office:value-type="float" office:value="0" calcext:value-type="float">
            <text:p>0</text:p>
          </table:table-cell>
          <table:table-cell table:style-name="ce693" table:formula="of:=SUBTOTAL(109;[.AF41:.AF63])" office:value-type="float" office:value="0" calcext:value-type="float">
            <text:p>0</text:p>
          </table:table-cell>
          <table:table-cell table:style-name="ce693" table:formula="of:=SUBTOTAL(109;[.AG41:.AG63])" office:value-type="float" office:value="0" calcext:value-type="float">
            <text:p>0</text:p>
          </table:table-cell>
          <table:table-cell table:style-name="ce693" table:formula="of:=SUBTOTAL(109;[.AH41:.AH63])" office:value-type="float" office:value="0" calcext:value-type="float">
            <text:p>0</text:p>
          </table:table-cell>
          <table:table-cell table:style-name="ce693" table:formula="of:=SUBTOTAL(109;[.AI41:.AI63])" office:value-type="float" office:value="0" calcext:value-type="float">
            <text:p>0</text:p>
          </table:table-cell>
          <table:table-cell table:style-name="ce693" table:formula="of:=SUBTOTAL(109;[.AJ41:.AJ63])" office:value-type="float" office:value="0" calcext:value-type="float">
            <text:p>0</text:p>
          </table:table-cell>
          <table:table-cell table:number-columns-repeated="988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65]/[.$C$65]" office:value-type="percentage" office:value="1" calcext:value-type="percentage">
            <text:p>100%</text:p>
          </table:table-cell>
          <table:table-cell table:style-name="ce1162" table:formula="of:=AVERAGEIF([.F66:.AMJ66];&quot;&lt;&gt;0&quot;)" office:value-type="percentage" office:value="0.892857142857143" calcext:value-type="percentage">
            <text:p>89.29%</text:p>
          </table:table-cell>
          <table:table-cell table:style-name="ce669"/>
          <table:table-cell table:style-name="ce1171" table:formula="of:=[.F65]/[.$C$65]" office:value-type="percentage" office:value="0.886363636363636" calcext:value-type="percentage">
            <text:p>89%</text:p>
          </table:table-cell>
          <table:table-cell table:style-name="ce1171" table:formula="of:=[.G65]/[.$C$65]" office:value-type="percentage" office:value="0.931818181818182" calcext:value-type="percentage">
            <text:p>93%</text:p>
          </table:table-cell>
          <table:table-cell table:style-name="ce1171" table:formula="of:=[.H65]/[.$C$65]" office:value-type="percentage" office:value="0.909090909090909" calcext:value-type="percentage">
            <text:p>91%</text:p>
          </table:table-cell>
          <table:table-cell table:style-name="ce1171" table:formula="of:=[.I65]/[.$C$65]" office:value-type="percentage" office:value="0.681818181818182" calcext:value-type="percentage">
            <text:p>68%</text:p>
          </table:table-cell>
          <table:table-cell table:style-name="ce1171" table:formula="of:=[.J65]/[.$C$65]" office:value-type="percentage" office:value="1" calcext:value-type="percentage">
            <text:p>100%</text:p>
          </table:table-cell>
          <table:table-cell table:style-name="ce1171" table:formula="of:=[.K65]/[.$C$65]" office:value-type="percentage" office:value="0.795454545454545" calcext:value-type="percentage">
            <text:p>80%</text:p>
          </table:table-cell>
          <table:table-cell table:style-name="ce1171" table:formula="of:=[.L65]/[.$C$65]" office:value-type="percentage" office:value="0.954545454545455" calcext:value-type="percentage">
            <text:p>95%</text:p>
          </table:table-cell>
          <table:table-cell table:style-name="ce1171" table:formula="of:=[.M65]/[.$C$65]" office:value-type="percentage" office:value="0.863636363636364" calcext:value-type="percentage">
            <text:p>86%</text:p>
          </table:table-cell>
          <table:table-cell table:style-name="ce1171" table:formula="of:=[.N65]/[.$C$65]" office:value-type="percentage" office:value="0.863636363636364" calcext:value-type="percentage">
            <text:p>86%</text:p>
          </table:table-cell>
          <table:table-cell table:style-name="ce1171" table:formula="of:=[.O65]/[.$C$65]" office:value-type="percentage" office:value="0.840909090909091" calcext:value-type="percentage">
            <text:p>84%</text:p>
          </table:table-cell>
          <table:table-cell table:style-name="ce1171" table:formula="of:=[.P65]/[.$C$65]" office:value-type="percentage" office:value="0.909090909090909" calcext:value-type="percentage">
            <text:p>91%</text:p>
          </table:table-cell>
          <table:table-cell table:style-name="ce1171" table:formula="of:=[.Q65]/[.$C$65]" office:value-type="percentage" office:value="0.931818181818182" calcext:value-type="percentage">
            <text:p>93%</text:p>
          </table:table-cell>
          <table:table-cell table:style-name="ce1171" table:formula="of:=[.R65]/[.$C$65]" office:value-type="percentage" office:value="0.931818181818182" calcext:value-type="percentage">
            <text:p>93%</text:p>
          </table:table-cell>
          <table:table-cell table:style-name="ce1171" table:formula="of:=[.S65]/[.$C$65]" office:value-type="percentage" office:value="1" calcext:value-type="percentage">
            <text:p>100%</text:p>
          </table:table-cell>
          <table:table-cell table:style-name="ce1171" table:formula="of:=[.T65]/[.$C$65]" office:value-type="percentage" office:value="0" calcext:value-type="percentage">
            <text:p>0%</text:p>
          </table:table-cell>
          <table:table-cell table:style-name="ce1171" table:formula="of:=[.U65]/[.$C$65]" office:value-type="percentage" office:value="0" calcext:value-type="percentage">
            <text:p>0%</text:p>
          </table:table-cell>
          <table:table-cell table:style-name="ce1171" table:formula="of:=[.V65]/[.$C$65]" office:value-type="percentage" office:value="0" calcext:value-type="percentage">
            <text:p>0%</text:p>
          </table:table-cell>
          <table:table-cell table:style-name="ce1171" table:formula="of:=[.W65]/[.$C$65]" office:value-type="percentage" office:value="0" calcext:value-type="percentage">
            <text:p>0%</text:p>
          </table:table-cell>
          <table:table-cell table:style-name="ce1171" table:formula="of:=[.X65]/[.$C$65]" office:value-type="percentage" office:value="0" calcext:value-type="percentage">
            <text:p>0%</text:p>
          </table:table-cell>
          <table:table-cell table:style-name="ce1171" table:formula="of:=[.Y65]/[.$C$65]" office:value-type="percentage" office:value="0" calcext:value-type="percentage">
            <text:p>0%</text:p>
          </table:table-cell>
          <table:table-cell table:style-name="ce1171" table:formula="of:=[.Z65]/[.$C$65]" office:value-type="percentage" office:value="0" calcext:value-type="percentage">
            <text:p>0%</text:p>
          </table:table-cell>
          <table:table-cell table:style-name="ce1171" table:formula="of:=[.AA65]/[.$C$65]" office:value-type="percentage" office:value="0" calcext:value-type="percentage">
            <text:p>0%</text:p>
          </table:table-cell>
          <table:table-cell table:style-name="ce1171" table:formula="of:=[.AB65]/[.$C$65]" office:value-type="percentage" office:value="0" calcext:value-type="percentage">
            <text:p>0%</text:p>
          </table:table-cell>
          <table:table-cell table:style-name="ce1171" table:formula="of:=[.AC65]/[.$C$65]" office:value-type="percentage" office:value="0" calcext:value-type="percentage">
            <text:p>0%</text:p>
          </table:table-cell>
          <table:table-cell table:style-name="ce1171" table:formula="of:=[.AD65]/[.$C$65]" office:value-type="percentage" office:value="0" calcext:value-type="percentage">
            <text:p>0%</text:p>
          </table:table-cell>
          <table:table-cell table:style-name="ce1171" table:formula="of:=[.AE65]/[.$C$65]" office:value-type="percentage" office:value="0" calcext:value-type="percentage">
            <text:p>0%</text:p>
          </table:table-cell>
          <table:table-cell table:style-name="ce1171" table:formula="of:=[.AF65]/[.$C$65]" office:value-type="percentage" office:value="0" calcext:value-type="percentage">
            <text:p>0%</text:p>
          </table:table-cell>
          <table:table-cell table:style-name="ce1171" table:formula="of:=[.AG65]/[.$C$65]" office:value-type="percentage" office:value="0" calcext:value-type="percentage">
            <text:p>0%</text:p>
          </table:table-cell>
          <table:table-cell table:style-name="ce1171" table:formula="of:=[.AH65]/[.$C$65]" office:value-type="percentage" office:value="0" calcext:value-type="percentage">
            <text:p>0%</text:p>
          </table:table-cell>
          <table:table-cell table:style-name="ce1171" table:formula="of:=[.AI65]/[.$C$65]" office:value-type="percentage" office:value="0" calcext:value-type="percentage">
            <text:p>0%</text:p>
          </table:table-cell>
          <table:table-cell table:style-name="ce1171" table:formula="of:=[.AJ65]/[.$C$65]" office:value-type="percentage" office:value="0" calcext:value-type="percentage">
            <text:p>0%</text:p>
          </table:table-cell>
          <table:table-cell table:style-name="ce669" table:number-columns-repeated="987"/>
          <table:table-cell/>
        </table:table-row>
        <table:table-row table:style-name="ro8">
          <table:table-cell table:number-columns-repeated="5"/>
          <table:table-cell table:style-name="ce651" table:number-columns-repeated="31"/>
          <table:table-cell table:number-columns-repeated="988"/>
        </table:table-row>
        <table:table-row table:style-name="ro5">
          <table:table-cell/>
          <table:table-cell office:value-type="string" calcext:value-type="string">
            <text:p>Total Grade</text:p>
          </table:table-cell>
          <table:table-cell table:style-name="ce695" table:formula="of:=[.$C$11]*[.C13]+[.$C$35]*[.C38]+[.$C$64]*[.C66]" office:value-type="percentage" office:value="1" calcext:value-type="percentage">
            <text:p>100.00%</text:p>
          </table:table-cell>
          <table:table-cell table:style-name="ce1164" table:formula="of:=AVERAGEIF([.F68:.AMJ68];&quot;&lt;&gt;0&quot;)" office:value-type="percentage" office:value="0.685" calcext:value-type="percentage">
            <text:p>68.50%</text:p>
          </table:table-cell>
          <table:table-cell table:style-name="ce695"/>
          <table:table-cell table:style-name="ce277" table:formula="of:=ROUND([.$C$11]*[.F13]+[.$C$35]*[.F38]+[.$C$64]*[.F66];2)" office:value-type="percentage" office:value="0.7" calcext:value-type="percentage">
            <text:p>70%</text:p>
          </table:table-cell>
          <table:table-cell table:style-name="ce283" table:formula="of:=ROUND([.$C$11]*[.G13]+[.$C$35]*[.G38]+[.$C$64]*[.G66];2)" office:value-type="percentage" office:value="0.57" calcext:value-type="percentage">
            <text:p>57%</text:p>
          </table:table-cell>
          <table:table-cell table:style-name="ce289" table:formula="of:=ROUND([.$C$11]*[.H13]+[.$C$35]*[.H38]+[.$C$64]*[.H66];2)" office:value-type="percentage" office:value="0.97" calcext:value-type="percentage">
            <text:p>97%</text:p>
          </table:table-cell>
          <table:table-cell table:style-name="ce295" table:formula="of:=ROUND([.$C$11]*[.I13]+[.$C$35]*[.I38]+[.$C$64]*[.I66];2)" office:value-type="percentage" office:value="0.38" calcext:value-type="percentage">
            <text:p>38%</text:p>
          </table:table-cell>
          <table:table-cell table:style-name="ce305" table:formula="of:=ROUND([.$C$11]*[.J13]+[.$C$35]*[.J38]+[.$C$64]*[.J66];2)" office:value-type="percentage" office:value="0.69" calcext:value-type="percentage">
            <text:p>69%</text:p>
          </table:table-cell>
          <table:table-cell table:style-name="ce311" table:formula="of:=ROUND([.$C$11]*[.K13]+[.$C$35]*[.K38]+[.$C$64]*[.K66];2)" office:value-type="percentage" office:value="0.77" calcext:value-type="percentage">
            <text:p>77%</text:p>
          </table:table-cell>
          <table:table-cell table:style-name="ce317" table:formula="of:=ROUND([.$C$11]*[.L13]+[.$C$35]*[.L38]+[.$C$64]*[.L66];2)" office:value-type="percentage" office:value="0.75" calcext:value-type="percentage">
            <text:p>75%</text:p>
          </table:table-cell>
          <table:table-cell table:style-name="ce323" table:formula="of:=ROUND([.$C$11]*[.M13]+[.$C$35]*[.M38]+[.$C$64]*[.M66];2)" office:value-type="percentage" office:value="0.54" calcext:value-type="percentage">
            <text:p>54%</text:p>
          </table:table-cell>
          <table:table-cell table:style-name="ce330" table:formula="of:=ROUND([.$C$11]*[.N13]+[.$C$35]*[.N38]+[.$C$64]*[.N66];2)" office:value-type="percentage" office:value="0.83" calcext:value-type="percentage">
            <text:p>83%</text:p>
          </table:table-cell>
          <table:table-cell table:style-name="ce1544" table:formula="of:=ROUND([.$C$11]*[.O13]+[.$C$35]*[.O38]+[.$C$64]*[.O66];2)" office:value-type="percentage" office:value="0.62" calcext:value-type="percentage">
            <text:p>62%</text:p>
          </table:table-cell>
          <table:table-cell table:style-name="ce348" table:formula="of:=ROUND([.$C$11]*[.P13]+[.$C$35]*[.P38]+[.$C$64]*[.P66];2)" office:value-type="percentage" office:value="0.67" calcext:value-type="percentage">
            <text:p>67%</text:p>
          </table:table-cell>
          <table:table-cell table:style-name="ce355" table:formula="of:=ROUND([.$C$11]*[.Q13]+[.$C$35]*[.Q38]+[.$C$64]*[.Q66];2)" office:value-type="percentage" office:value="0.7" calcext:value-type="percentage">
            <text:p>70%</text:p>
          </table:table-cell>
          <table:table-cell table:style-name="ce360" table:formula="of:=ROUND([.$C$11]*[.R13]+[.$C$35]*[.R38]+[.$C$64]*[.R66];2)" office:value-type="percentage" office:value="0.77" calcext:value-type="percentage">
            <text:p>77%</text:p>
          </table:table-cell>
          <table:table-cell table:style-name="ce364" table:formula="of:=ROUND([.$C$11]*[.S13]+[.$C$35]*[.S38]+[.$C$64]*[.S66];2)" office:value-type="percentage" office:value="0.63" calcext:value-type="percentage">
            <text:p>63%</text:p>
          </table:table-cell>
          <table:table-cell table:style-name="ce367" table:formula="of:=ROUND([.$C$11]*[.T13]+[.$C$35]*[.T38]+[.$C$64]*[.T66];2)" office:value-type="percentage" office:value="0" calcext:value-type="percentage">
            <text:p>0%</text:p>
          </table:table-cell>
          <table:table-cell table:style-name="ce368" table:formula="of:=ROUND([.$C$11]*[.U13]+[.$C$35]*[.U38]+[.$C$64]*[.U66];2)" office:value-type="percentage" office:value="0" calcext:value-type="percentage">
            <text:p>0%</text:p>
          </table:table-cell>
          <table:table-cell table:style-name="ce369" table:formula="of:=ROUND([.$C$11]*[.V13]+[.$C$35]*[.V38]+[.$C$64]*[.V66];2)" office:value-type="percentage" office:value="0" calcext:value-type="percentage">
            <text:p>0%</text:p>
          </table:table-cell>
          <table:table-cell table:style-name="ce370" table:formula="of:=ROUND([.$C$11]*[.W13]+[.$C$35]*[.W38]+[.$C$64]*[.W66];2)" office:value-type="percentage" office:value="0" calcext:value-type="percentage">
            <text:p>0%</text:p>
          </table:table-cell>
          <table:table-cell table:style-name="ce371" table:formula="of:=ROUND([.$C$11]*[.X13]+[.$C$35]*[.X38]+[.$C$64]*[.X66];2)" office:value-type="percentage" office:value="0" calcext:value-type="percentage">
            <text:p>0%</text:p>
          </table:table-cell>
          <table:table-cell table:style-name="ce372" table:formula="of:=ROUND([.$C$11]*[.Y13]+[.$C$35]*[.Y38]+[.$C$64]*[.Y66];2)" office:value-type="percentage" office:value="0" calcext:value-type="percentage">
            <text:p>0%</text:p>
          </table:table-cell>
          <table:table-cell table:style-name="ce373" table:formula="of:=ROUND([.$C$11]*[.Z13]+[.$C$35]*[.Z38]+[.$C$64]*[.Z66];2)" office:value-type="percentage" office:value="0" calcext:value-type="percentage">
            <text:p>0%</text:p>
          </table:table-cell>
          <table:table-cell table:style-name="ce374" table:formula="of:=ROUND([.$C$11]*[.AA13]+[.$C$35]*[.AA38]+[.$C$64]*[.AA66];2)" office:value-type="percentage" office:value="0" calcext:value-type="percentage">
            <text:p>0%</text:p>
          </table:table-cell>
          <table:table-cell table:style-name="ce375" table:formula="of:=ROUND([.$C$11]*[.AB13]+[.$C$35]*[.AB38]+[.$C$64]*[.AB66];2)" office:value-type="percentage" office:value="0" calcext:value-type="percentage">
            <text:p>0%</text:p>
          </table:table-cell>
          <table:table-cell table:style-name="ce376" table:formula="of:=ROUND([.$C$11]*[.AC13]+[.$C$35]*[.AC38]+[.$C$64]*[.AC66];2)" office:value-type="percentage" office:value="0" calcext:value-type="percentage">
            <text:p>0%</text:p>
          </table:table-cell>
          <table:table-cell table:style-name="ce377" table:formula="of:=ROUND([.$C$11]*[.AD13]+[.$C$35]*[.AD38]+[.$C$64]*[.AD66];2)" office:value-type="percentage" office:value="0" calcext:value-type="percentage">
            <text:p>0%</text:p>
          </table:table-cell>
          <table:table-cell table:style-name="ce378" table:formula="of:=ROUND([.$C$11]*[.AE13]+[.$C$35]*[.AE38]+[.$C$64]*[.AE66];2)" office:value-type="percentage" office:value="0" calcext:value-type="percentage">
            <text:p>0%</text:p>
          </table:table-cell>
          <table:table-cell table:style-name="ce379" table:formula="of:=ROUND([.$C$11]*[.AF13]+[.$C$35]*[.AF38]+[.$C$64]*[.AF66];2)" office:value-type="percentage" office:value="0" calcext:value-type="percentage">
            <text:p>0%</text:p>
          </table:table-cell>
          <table:table-cell table:style-name="ce380" table:formula="of:=ROUND([.$C$11]*[.AG13]+[.$C$35]*[.AG38]+[.$C$64]*[.AG66];2)" office:value-type="percentage" office:value="0" calcext:value-type="percentage">
            <text:p>0%</text:p>
          </table:table-cell>
          <table:table-cell table:style-name="ce381" table:formula="of:=ROUND([.$C$11]*[.AH13]+[.$C$35]*[.AH38]+[.$C$64]*[.AH66];2)" office:value-type="percentage" office:value="0" calcext:value-type="percentage">
            <text:p>0%</text:p>
          </table:table-cell>
          <table:table-cell table:style-name="ce382" table:formula="of:=ROUND([.$C$11]*[.AI13]+[.$C$35]*[.AI38]+[.$C$64]*[.AI66];2)" office:value-type="percentage" office:value="0" calcext:value-type="percentage">
            <text:p>0%</text:p>
          </table:table-cell>
          <table:table-cell table:style-name="ce383" table:formula="of:=ROUND([.$C$11]*[.AJ13]+[.$C$35]*[.AJ38]+[.$C$64]*[.AJ66];2)" office:value-type="percentage" office:value="0" calcext:value-type="percentage">
            <text:p>0%</text:p>
          </table:table-cell>
          <table:table-cell table:number-columns-repeated="988"/>
        </table:table-row>
        <table:table-row table:style-name="ro5">
          <table:table-cell/>
          <table:table-cell office:value-type="string" calcext:value-type="string">
            <text:p>Letter Grade</text:p>
          </table:table-cell>
          <table:table-cell/>
          <table:table-cell table:style-name="ce646" table:formula="of:=IF([.D68]&gt;=0.92;&quot;A&quot;;IF([.D68]&gt;=0.9;&quot;A-&quot;;IF([.D68]&gt;=0.88;&quot;B+&quot;;IF([.D68]&gt;=0.82;&quot;B&quot;;IF([.D68]&gt;=0.8;&quot;B-&quot;;IF([.D68]&gt;=0.78;&quot;C+&quot;;IF([.D68]&gt;=0.72;&quot;C&quot;;IF([.D68]&gt;=0.7;&quot;C-&quot;;IF([.D68]&gt;=0.68;&quot;D+&quot;;IF([.D68]&gt;=0.62;&quot;D&quot;;IF([.D68]&gt;=0.6;&quot;D-&quot;;&quot;F&quot;)))))))))))" office:value-type="string" office:string-value="D+" calcext:value-type="string">
            <text:p>D+</text:p>
          </table:table-cell>
          <table:table-cell/>
          <table:table-cell table:style-name="ce646" table:formula="of:=IF([.F68]&gt;=0.92;&quot;A&quot;;IF([.F68]&gt;=0.9;&quot;A-&quot;;IF([.F68]&gt;=0.88;&quot;B+&quot;;IF([.F68]&gt;=0.82;&quot;B&quot;;IF([.F68]&gt;=0.8;&quot;B-&quot;;IF([.F68]&gt;=0.78;&quot;C+&quot;;IF([.F68]&gt;=0.72;&quot;C&quot;;IF([.F68]&gt;=0.7;&quot;C-&quot;;IF([.F68]&gt;=0.68;&quot;D+&quot;;IF([.F68]&gt;=0.62;&quot;D&quot;;IF([.F68]&gt;=0.6;&quot;D-&quot;;&quot;F&quot;)))))))))))" office:value-type="string" office:string-value="C-" calcext:value-type="string">
            <text:p>C-</text:p>
          </table:table-cell>
          <table:table-cell table:style-name="ce646" table:formula="of:=IF([.G68]&gt;=0.92;&quot;A&quot;;IF([.G68]&gt;=0.9;&quot;A-&quot;;IF([.G68]&gt;=0.88;&quot;B+&quot;;IF([.G68]&gt;=0.82;&quot;B&quot;;IF([.G68]&gt;=0.8;&quot;B-&quot;;IF([.G68]&gt;=0.78;&quot;C+&quot;;IF([.G68]&gt;=0.72;&quot;C&quot;;IF([.G68]&gt;=0.7;&quot;C-&quot;;IF([.G68]&gt;=0.68;&quot;D+&quot;;IF([.G68]&gt;=0.62;&quot;D&quot;;IF([.G68]&gt;=0.6;&quot;D-&quot;;&quot;F&quot;)))))))))))" office:value-type="string" office:string-value="F" calcext:value-type="string">
            <text:p>F</text:p>
          </table:table-cell>
          <table:table-cell table:formula="of:=IF([.H68]&gt;=0.92;&quot;A&quot;;IF([.H68]&gt;=0.9;&quot;A-&quot;;IF([.H68]&gt;=0.88;&quot;B+&quot;;IF([.H68]&gt;=0.82;&quot;B&quot;;IF([.H68]&gt;=0.8;&quot;B-&quot;;IF([.H68]&gt;=0.78;&quot;C+&quot;;IF([.H68]&gt;=0.72;&quot;C&quot;;IF([.H68]&gt;=0.7;&quot;C-&quot;;IF([.H68]&gt;=0.68;&quot;D+&quot;;IF([.H68]&gt;=0.62;&quot;D&quot;;IF([.H68]&gt;=0.6;&quot;D-&quot;;&quot;F&quot;)))))))))))" office:value-type="string" office:string-value="A" calcext:value-type="string">
            <text:p>A</text:p>
          </table:table-cell>
          <table:table-cell table:formula="of:=IF([.I68]&gt;=0.92;&quot;A&quot;;IF([.I68]&gt;=0.9;&quot;A-&quot;;IF([.I68]&gt;=0.88;&quot;B+&quot;;IF([.I68]&gt;=0.82;&quot;B&quot;;IF([.I68]&gt;=0.8;&quot;B-&quot;;IF([.I68]&gt;=0.78;&quot;C+&quot;;IF([.I68]&gt;=0.72;&quot;C&quot;;IF([.I68]&gt;=0.7;&quot;C-&quot;;IF([.I68]&gt;=0.68;&quot;D+&quot;;IF([.I68]&gt;=0.62;&quot;D&quot;;IF([.I68]&gt;=0.6;&quot;D-&quot;;&quot;F&quot;)))))))))))" office:value-type="string" office:string-value="F" calcext:value-type="string">
            <text:p>F</text:p>
          </table:table-cell>
          <table:table-cell table:formula="of:=IF([.J68]&gt;=0.92;&quot;A&quot;;IF([.J68]&gt;=0.9;&quot;A-&quot;;IF([.J68]&gt;=0.88;&quot;B+&quot;;IF([.J68]&gt;=0.82;&quot;B&quot;;IF([.J68]&gt;=0.8;&quot;B-&quot;;IF([.J68]&gt;=0.78;&quot;C+&quot;;IF([.J68]&gt;=0.72;&quot;C&quot;;IF([.J68]&gt;=0.7;&quot;C-&quot;;IF([.J68]&gt;=0.68;&quot;D+&quot;;IF([.J68]&gt;=0.62;&quot;D&quot;;IF([.J68]&gt;=0.6;&quot;D-&quot;;&quot;F&quot;)))))))))))" office:value-type="string" office:string-value="D+" calcext:value-type="string">
            <text:p>D+</text:p>
          </table:table-cell>
          <table:table-cell table:formula="of:=IF([.K68]&gt;=0.92;&quot;A&quot;;IF([.K68]&gt;=0.9;&quot;A-&quot;;IF([.K68]&gt;=0.88;&quot;B+&quot;;IF([.K68]&gt;=0.82;&quot;B&quot;;IF([.K68]&gt;=0.8;&quot;B-&quot;;IF([.K68]&gt;=0.78;&quot;C+&quot;;IF([.K68]&gt;=0.72;&quot;C&quot;;IF([.K68]&gt;=0.7;&quot;C-&quot;;IF([.K68]&gt;=0.68;&quot;D+&quot;;IF([.K68]&gt;=0.62;&quot;D&quot;;IF([.K68]&gt;=0.6;&quot;D-&quot;;&quot;F&quot;)))))))))))" office:value-type="string" office:string-value="C" calcext:value-type="string">
            <text:p>C</text:p>
          </table:table-cell>
          <table:table-cell table:formula="of:=IF([.L68]&gt;=0.92;&quot;A&quot;;IF([.L68]&gt;=0.9;&quot;A-&quot;;IF([.L68]&gt;=0.88;&quot;B+&quot;;IF([.L68]&gt;=0.82;&quot;B&quot;;IF([.L68]&gt;=0.8;&quot;B-&quot;;IF([.L68]&gt;=0.78;&quot;C+&quot;;IF([.L68]&gt;=0.72;&quot;C&quot;;IF([.L68]&gt;=0.7;&quot;C-&quot;;IF([.L68]&gt;=0.68;&quot;D+&quot;;IF([.L68]&gt;=0.62;&quot;D&quot;;IF([.L68]&gt;=0.6;&quot;D-&quot;;&quot;F&quot;)))))))))))" office:value-type="string" office:string-value="C" calcext:value-type="string">
            <text:p>C</text:p>
          </table:table-cell>
          <table:table-cell table:formula="of:=IF([.M68]&gt;=0.92;&quot;A&quot;;IF([.M68]&gt;=0.9;&quot;A-&quot;;IF([.M68]&gt;=0.88;&quot;B+&quot;;IF([.M68]&gt;=0.82;&quot;B&quot;;IF([.M68]&gt;=0.8;&quot;B-&quot;;IF([.M68]&gt;=0.78;&quot;C+&quot;;IF([.M68]&gt;=0.72;&quot;C&quot;;IF([.M68]&gt;=0.7;&quot;C-&quot;;IF([.M68]&gt;=0.68;&quot;D+&quot;;IF([.M68]&gt;=0.62;&quot;D&quot;;IF([.M68]&gt;=0.6;&quot;D-&quot;;&quot;F&quot;)))))))))))" office:value-type="string" office:string-value="F" calcext:value-type="string">
            <text:p>F</text:p>
          </table:table-cell>
          <table:table-cell table:formula="of:=IF([.N68]&gt;=0.92;&quot;A&quot;;IF([.N68]&gt;=0.9;&quot;A-&quot;;IF([.N68]&gt;=0.88;&quot;B+&quot;;IF([.N68]&gt;=0.82;&quot;B&quot;;IF([.N68]&gt;=0.8;&quot;B-&quot;;IF([.N68]&gt;=0.78;&quot;C+&quot;;IF([.N68]&gt;=0.72;&quot;C&quot;;IF([.N68]&gt;=0.7;&quot;C-&quot;;IF([.N68]&gt;=0.68;&quot;D+&quot;;IF([.N68]&gt;=0.62;&quot;D&quot;;IF([.N68]&gt;=0.6;&quot;D-&quot;;&quot;F&quot;)))))))))))" office:value-type="string" office:string-value="B" calcext:value-type="string">
            <text:p>B</text:p>
          </table:table-cell>
          <table:table-cell table:formula="of:=IF([.O68]&gt;=0.92;&quot;A&quot;;IF([.O68]&gt;=0.9;&quot;A-&quot;;IF([.O68]&gt;=0.88;&quot;B+&quot;;IF([.O68]&gt;=0.82;&quot;B&quot;;IF([.O68]&gt;=0.8;&quot;B-&quot;;IF([.O68]&gt;=0.78;&quot;C+&quot;;IF([.O68]&gt;=0.72;&quot;C&quot;;IF([.O68]&gt;=0.7;&quot;C-&quot;;IF([.O68]&gt;=0.68;&quot;D+&quot;;IF([.O68]&gt;=0.62;&quot;D&quot;;IF([.O68]&gt;=0.6;&quot;D-&quot;;&quot;F&quot;)))))))))))" office:value-type="string" office:string-value="D" calcext:value-type="string">
            <text:p>D</text:p>
          </table:table-cell>
          <table:table-cell table:formula="of:=IF([.P68]&gt;=0.92;&quot;A&quot;;IF([.P68]&gt;=0.9;&quot;A-&quot;;IF([.P68]&gt;=0.88;&quot;B+&quot;;IF([.P68]&gt;=0.82;&quot;B&quot;;IF([.P68]&gt;=0.8;&quot;B-&quot;;IF([.P68]&gt;=0.78;&quot;C+&quot;;IF([.P68]&gt;=0.72;&quot;C&quot;;IF([.P68]&gt;=0.7;&quot;C-&quot;;IF([.P68]&gt;=0.68;&quot;D+&quot;;IF([.P68]&gt;=0.62;&quot;D&quot;;IF([.P68]&gt;=0.6;&quot;D-&quot;;&quot;F&quot;)))))))))))" office:value-type="string" office:string-value="D" calcext:value-type="string">
            <text:p>D</text:p>
          </table:table-cell>
          <table:table-cell table:formula="of:=IF([.Q68]&gt;=0.92;&quot;A&quot;;IF([.Q68]&gt;=0.9;&quot;A-&quot;;IF([.Q68]&gt;=0.88;&quot;B+&quot;;IF([.Q68]&gt;=0.82;&quot;B&quot;;IF([.Q68]&gt;=0.8;&quot;B-&quot;;IF([.Q68]&gt;=0.78;&quot;C+&quot;;IF([.Q68]&gt;=0.72;&quot;C&quot;;IF([.Q68]&gt;=0.7;&quot;C-&quot;;IF([.Q68]&gt;=0.68;&quot;D+&quot;;IF([.Q68]&gt;=0.62;&quot;D&quot;;IF([.Q68]&gt;=0.6;&quot;D-&quot;;&quot;F&quot;)))))))))))" office:value-type="string" office:string-value="C-" calcext:value-type="string">
            <text:p>C-</text:p>
          </table:table-cell>
          <table:table-cell table:formula="of:=IF([.R68]&gt;=0.92;&quot;A&quot;;IF([.R68]&gt;=0.9;&quot;A-&quot;;IF([.R68]&gt;=0.88;&quot;B+&quot;;IF([.R68]&gt;=0.82;&quot;B&quot;;IF([.R68]&gt;=0.8;&quot;B-&quot;;IF([.R68]&gt;=0.78;&quot;C+&quot;;IF([.R68]&gt;=0.72;&quot;C&quot;;IF([.R68]&gt;=0.7;&quot;C-&quot;;IF([.R68]&gt;=0.68;&quot;D+&quot;;IF([.R68]&gt;=0.62;&quot;D&quot;;IF([.R68]&gt;=0.6;&quot;D-&quot;;&quot;F&quot;)))))))))))" office:value-type="string" office:string-value="C" calcext:value-type="string">
            <text:p>C</text:p>
          </table:table-cell>
          <table:table-cell table:formula="of:=IF([.S68]&gt;=0.92;&quot;A&quot;;IF([.S68]&gt;=0.9;&quot;A-&quot;;IF([.S68]&gt;=0.88;&quot;B+&quot;;IF([.S68]&gt;=0.82;&quot;B&quot;;IF([.S68]&gt;=0.8;&quot;B-&quot;;IF([.S68]&gt;=0.78;&quot;C+&quot;;IF([.S68]&gt;=0.72;&quot;C&quot;;IF([.S68]&gt;=0.7;&quot;C-&quot;;IF([.S68]&gt;=0.68;&quot;D+&quot;;IF([.S68]&gt;=0.62;&quot;D&quot;;IF([.S68]&gt;=0.6;&quot;D-&quot;;&quot;F&quot;)))))))))))" office:value-type="string" office:string-value="D" calcext:value-type="string">
            <text:p>D</text:p>
          </table:table-cell>
          <table:table-cell table:formula="of:=IF([.T68]&gt;=0.92;&quot;A&quot;;IF([.T68]&gt;=0.9;&quot;A-&quot;;IF([.T68]&gt;=0.88;&quot;B+&quot;;IF([.T68]&gt;=0.82;&quot;B&quot;;IF([.T68]&gt;=0.8;&quot;B-&quot;;IF([.T68]&gt;=0.78;&quot;C+&quot;;IF([.T68]&gt;=0.72;&quot;C&quot;;IF([.T68]&gt;=0.7;&quot;C-&quot;;IF([.T68]&gt;=0.68;&quot;D+&quot;;IF([.T68]&gt;=0.62;&quot;D&quot;;IF([.T68]&gt;=0.6;&quot;D-&quot;;&quot;F&quot;)))))))))))" office:value-type="string" office:string-value="F" calcext:value-type="string">
            <text:p>F</text:p>
          </table:table-cell>
          <table:table-cell table:formula="of:=IF([.U68]&gt;=0.92;&quot;A&quot;;IF([.U68]&gt;=0.9;&quot;A-&quot;;IF([.U68]&gt;=0.88;&quot;B+&quot;;IF([.U68]&gt;=0.82;&quot;B&quot;;IF([.U68]&gt;=0.8;&quot;B-&quot;;IF([.U68]&gt;=0.78;&quot;C+&quot;;IF([.U68]&gt;=0.72;&quot;C&quot;;IF([.U68]&gt;=0.7;&quot;C-&quot;;IF([.U68]&gt;=0.68;&quot;D+&quot;;IF([.U68]&gt;=0.62;&quot;D&quot;;IF([.U68]&gt;=0.6;&quot;D-&quot;;&quot;F&quot;)))))))))))" office:value-type="string" office:string-value="F" calcext:value-type="string">
            <text:p>F</text:p>
          </table:table-cell>
          <table:table-cell table:formula="of:=IF([.V68]&gt;=0.92;&quot;A&quot;;IF([.V68]&gt;=0.9;&quot;A-&quot;;IF([.V68]&gt;=0.88;&quot;B+&quot;;IF([.V68]&gt;=0.82;&quot;B&quot;;IF([.V68]&gt;=0.8;&quot;B-&quot;;IF([.V68]&gt;=0.78;&quot;C+&quot;;IF([.V68]&gt;=0.72;&quot;C&quot;;IF([.V68]&gt;=0.7;&quot;C-&quot;;IF([.V68]&gt;=0.68;&quot;D+&quot;;IF([.V68]&gt;=0.62;&quot;D&quot;;IF([.V68]&gt;=0.6;&quot;D-&quot;;&quot;F&quot;)))))))))))" office:value-type="string" office:string-value="F" calcext:value-type="string">
            <text:p>F</text:p>
          </table:table-cell>
          <table:table-cell table:formula="of:=IF([.W68]&gt;=0.92;&quot;A&quot;;IF([.W68]&gt;=0.9;&quot;A-&quot;;IF([.W68]&gt;=0.88;&quot;B+&quot;;IF([.W68]&gt;=0.82;&quot;B&quot;;IF([.W68]&gt;=0.8;&quot;B-&quot;;IF([.W68]&gt;=0.78;&quot;C+&quot;;IF([.W68]&gt;=0.72;&quot;C&quot;;IF([.W68]&gt;=0.7;&quot;C-&quot;;IF([.W68]&gt;=0.68;&quot;D+&quot;;IF([.W68]&gt;=0.62;&quot;D&quot;;IF([.W68]&gt;=0.6;&quot;D-&quot;;&quot;F&quot;)))))))))))" office:value-type="string" office:string-value="F" calcext:value-type="string">
            <text:p>F</text:p>
          </table:table-cell>
          <table:table-cell table:formula="of:=IF([.X68]&gt;=0.92;&quot;A&quot;;IF([.X68]&gt;=0.9;&quot;A-&quot;;IF([.X68]&gt;=0.88;&quot;B+&quot;;IF([.X68]&gt;=0.82;&quot;B&quot;;IF([.X68]&gt;=0.8;&quot;B-&quot;;IF([.X68]&gt;=0.78;&quot;C+&quot;;IF([.X68]&gt;=0.72;&quot;C&quot;;IF([.X68]&gt;=0.7;&quot;C-&quot;;IF([.X68]&gt;=0.68;&quot;D+&quot;;IF([.X68]&gt;=0.62;&quot;D&quot;;IF([.X68]&gt;=0.6;&quot;D-&quot;;&quot;F&quot;)))))))))))" office:value-type="string" office:string-value="F" calcext:value-type="string">
            <text:p>F</text:p>
          </table:table-cell>
          <table:table-cell table:formula="of:=IF([.Y68]&gt;=0.92;&quot;A&quot;;IF([.Y68]&gt;=0.9;&quot;A-&quot;;IF([.Y68]&gt;=0.88;&quot;B+&quot;;IF([.Y68]&gt;=0.82;&quot;B&quot;;IF([.Y68]&gt;=0.8;&quot;B-&quot;;IF([.Y68]&gt;=0.78;&quot;C+&quot;;IF([.Y68]&gt;=0.72;&quot;C&quot;;IF([.Y68]&gt;=0.7;&quot;C-&quot;;IF([.Y68]&gt;=0.68;&quot;D+&quot;;IF([.Y68]&gt;=0.62;&quot;D&quot;;IF([.Y68]&gt;=0.6;&quot;D-&quot;;&quot;F&quot;)))))))))))" office:value-type="string" office:string-value="F" calcext:value-type="string">
            <text:p>F</text:p>
          </table:table-cell>
          <table:table-cell table:formula="of:=IF([.Z68]&gt;=0.92;&quot;A&quot;;IF([.Z68]&gt;=0.9;&quot;A-&quot;;IF([.Z68]&gt;=0.88;&quot;B+&quot;;IF([.Z68]&gt;=0.82;&quot;B&quot;;IF([.Z68]&gt;=0.8;&quot;B-&quot;;IF([.Z68]&gt;=0.78;&quot;C+&quot;;IF([.Z68]&gt;=0.72;&quot;C&quot;;IF([.Z68]&gt;=0.7;&quot;C-&quot;;IF([.Z68]&gt;=0.68;&quot;D+&quot;;IF([.Z68]&gt;=0.62;&quot;D&quot;;IF([.Z68]&gt;=0.6;&quot;D-&quot;;&quot;F&quot;)))))))))))" office:value-type="string" office:string-value="F" calcext:value-type="string">
            <text:p>F</text:p>
          </table:table-cell>
          <table:table-cell table:formula="of:=IF([.AA68]&gt;=0.92;&quot;A&quot;;IF([.AA68]&gt;=0.9;&quot;A-&quot;;IF([.AA68]&gt;=0.88;&quot;B+&quot;;IF([.AA68]&gt;=0.82;&quot;B&quot;;IF([.AA68]&gt;=0.8;&quot;B-&quot;;IF([.AA68]&gt;=0.78;&quot;C+&quot;;IF([.AA68]&gt;=0.72;&quot;C&quot;;IF([.AA68]&gt;=0.7;&quot;C-&quot;;IF([.AA68]&gt;=0.68;&quot;D+&quot;;IF([.AA68]&gt;=0.62;&quot;D&quot;;IF([.AA68]&gt;=0.6;&quot;D-&quot;;&quot;F&quot;)))))))))))" office:value-type="string" office:string-value="F" calcext:value-type="string">
            <text:p>F</text:p>
          </table:table-cell>
          <table:table-cell table:formula="of:=IF([.AB68]&gt;=0.92;&quot;A&quot;;IF([.AB68]&gt;=0.9;&quot;A-&quot;;IF([.AB68]&gt;=0.88;&quot;B+&quot;;IF([.AB68]&gt;=0.82;&quot;B&quot;;IF([.AB68]&gt;=0.8;&quot;B-&quot;;IF([.AB68]&gt;=0.78;&quot;C+&quot;;IF([.AB68]&gt;=0.72;&quot;C&quot;;IF([.AB68]&gt;=0.7;&quot;C-&quot;;IF([.AB68]&gt;=0.68;&quot;D+&quot;;IF([.AB68]&gt;=0.62;&quot;D&quot;;IF([.AB68]&gt;=0.6;&quot;D-&quot;;&quot;F&quot;)))))))))))" office:value-type="string" office:string-value="F" calcext:value-type="string">
            <text:p>F</text:p>
          </table:table-cell>
          <table:table-cell table:formula="of:=IF([.AC68]&gt;=0.92;&quot;A&quot;;IF([.AC68]&gt;=0.9;&quot;A-&quot;;IF([.AC68]&gt;=0.88;&quot;B+&quot;;IF([.AC68]&gt;=0.82;&quot;B&quot;;IF([.AC68]&gt;=0.8;&quot;B-&quot;;IF([.AC68]&gt;=0.78;&quot;C+&quot;;IF([.AC68]&gt;=0.72;&quot;C&quot;;IF([.AC68]&gt;=0.7;&quot;C-&quot;;IF([.AC68]&gt;=0.68;&quot;D+&quot;;IF([.AC68]&gt;=0.62;&quot;D&quot;;IF([.AC68]&gt;=0.6;&quot;D-&quot;;&quot;F&quot;)))))))))))" office:value-type="string" office:string-value="F" calcext:value-type="string">
            <text:p>F</text:p>
          </table:table-cell>
          <table:table-cell table:formula="of:=IF([.AD68]&gt;=0.92;&quot;A&quot;;IF([.AD68]&gt;=0.9;&quot;A-&quot;;IF([.AD68]&gt;=0.88;&quot;B+&quot;;IF([.AD68]&gt;=0.82;&quot;B&quot;;IF([.AD68]&gt;=0.8;&quot;B-&quot;;IF([.AD68]&gt;=0.78;&quot;C+&quot;;IF([.AD68]&gt;=0.72;&quot;C&quot;;IF([.AD68]&gt;=0.7;&quot;C-&quot;;IF([.AD68]&gt;=0.68;&quot;D+&quot;;IF([.AD68]&gt;=0.62;&quot;D&quot;;IF([.AD68]&gt;=0.6;&quot;D-&quot;;&quot;F&quot;)))))))))))" office:value-type="string" office:string-value="F" calcext:value-type="string">
            <text:p>F</text:p>
          </table:table-cell>
          <table:table-cell table:formula="of:=IF([.AE68]&gt;=0.92;&quot;A&quot;;IF([.AE68]&gt;=0.9;&quot;A-&quot;;IF([.AE68]&gt;=0.88;&quot;B+&quot;;IF([.AE68]&gt;=0.82;&quot;B&quot;;IF([.AE68]&gt;=0.8;&quot;B-&quot;;IF([.AE68]&gt;=0.78;&quot;C+&quot;;IF([.AE68]&gt;=0.72;&quot;C&quot;;IF([.AE68]&gt;=0.7;&quot;C-&quot;;IF([.AE68]&gt;=0.68;&quot;D+&quot;;IF([.AE68]&gt;=0.62;&quot;D&quot;;IF([.AE68]&gt;=0.6;&quot;D-&quot;;&quot;F&quot;)))))))))))" office:value-type="string" office:string-value="F" calcext:value-type="string">
            <text:p>F</text:p>
          </table:table-cell>
          <table:table-cell table:formula="of:=IF([.AF68]&gt;=0.92;&quot;A&quot;;IF([.AF68]&gt;=0.9;&quot;A-&quot;;IF([.AF68]&gt;=0.88;&quot;B+&quot;;IF([.AF68]&gt;=0.82;&quot;B&quot;;IF([.AF68]&gt;=0.8;&quot;B-&quot;;IF([.AF68]&gt;=0.78;&quot;C+&quot;;IF([.AF68]&gt;=0.72;&quot;C&quot;;IF([.AF68]&gt;=0.7;&quot;C-&quot;;IF([.AF68]&gt;=0.68;&quot;D+&quot;;IF([.AF68]&gt;=0.62;&quot;D&quot;;IF([.AF68]&gt;=0.6;&quot;D-&quot;;&quot;F&quot;)))))))))))" office:value-type="string" office:string-value="F" calcext:value-type="string">
            <text:p>F</text:p>
          </table:table-cell>
          <table:table-cell table:formula="of:=IF([.AG68]&gt;=0.92;&quot;A&quot;;IF([.AG68]&gt;=0.9;&quot;A-&quot;;IF([.AG68]&gt;=0.88;&quot;B+&quot;;IF([.AG68]&gt;=0.82;&quot;B&quot;;IF([.AG68]&gt;=0.8;&quot;B-&quot;;IF([.AG68]&gt;=0.78;&quot;C+&quot;;IF([.AG68]&gt;=0.72;&quot;C&quot;;IF([.AG68]&gt;=0.7;&quot;C-&quot;;IF([.AG68]&gt;=0.68;&quot;D+&quot;;IF([.AG68]&gt;=0.62;&quot;D&quot;;IF([.AG68]&gt;=0.6;&quot;D-&quot;;&quot;F&quot;)))))))))))" office:value-type="string" office:string-value="F" calcext:value-type="string">
            <text:p>F</text:p>
          </table:table-cell>
          <table:table-cell table:formula="of:=IF([.AH68]&gt;=0.92;&quot;A&quot;;IF([.AH68]&gt;=0.9;&quot;A-&quot;;IF([.AH68]&gt;=0.88;&quot;B+&quot;;IF([.AH68]&gt;=0.82;&quot;B&quot;;IF([.AH68]&gt;=0.8;&quot;B-&quot;;IF([.AH68]&gt;=0.78;&quot;C+&quot;;IF([.AH68]&gt;=0.72;&quot;C&quot;;IF([.AH68]&gt;=0.7;&quot;C-&quot;;IF([.AH68]&gt;=0.68;&quot;D+&quot;;IF([.AH68]&gt;=0.62;&quot;D&quot;;IF([.AH68]&gt;=0.6;&quot;D-&quot;;&quot;F&quot;)))))))))))" office:value-type="string" office:string-value="F" calcext:value-type="string">
            <text:p>F</text:p>
          </table:table-cell>
          <table:table-cell table:formula="of:=IF([.AI68]&gt;=0.92;&quot;A&quot;;IF([.AI68]&gt;=0.9;&quot;A-&quot;;IF([.AI68]&gt;=0.88;&quot;B+&quot;;IF([.AI68]&gt;=0.82;&quot;B&quot;;IF([.AI68]&gt;=0.8;&quot;B-&quot;;IF([.AI68]&gt;=0.78;&quot;C+&quot;;IF([.AI68]&gt;=0.72;&quot;C&quot;;IF([.AI68]&gt;=0.7;&quot;C-&quot;;IF([.AI68]&gt;=0.68;&quot;D+&quot;;IF([.AI68]&gt;=0.62;&quot;D&quot;;IF([.AI68]&gt;=0.6;&quot;D-&quot;;&quot;F&quot;)))))))))))" office:value-type="string" office:string-value="F" calcext:value-type="string">
            <text:p>F</text:p>
          </table:table-cell>
          <table:table-cell table:formula="of:=IF([.AJ68]&gt;=0.92;&quot;A&quot;;IF([.AJ68]&gt;=0.9;&quot;A-&quot;;IF([.AJ68]&gt;=0.88;&quot;B+&quot;;IF([.AJ68]&gt;=0.82;&quot;B&quot;;IF([.AJ68]&gt;=0.8;&quot;B-&quot;;IF([.AJ68]&gt;=0.78;&quot;C+&quot;;IF([.AJ68]&gt;=0.72;&quot;C&quot;;IF([.AJ68]&gt;=0.7;&quot;C-&quot;;IF([.AJ68]&gt;=0.68;&quot;D+&quot;;IF([.AJ68]&gt;=0.62;&quot;D&quot;;IF([.AJ68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8">
          <table:table-cell table:number-columns-repeated="3"/>
          <table:table-cell table:style-name="ce646"/>
          <table:table-cell/>
          <table:table-cell table:style-name="ce646" table:number-columns-repeated="2"/>
          <table:table-cell table:number-columns-repeated="1017"/>
        </table:table-row>
        <table:table-row table:style-name="ro8" table:number-rows-repeated="104850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9th.A5:9th.AMJ5 9th.T31:9th.AMJ31 9th.A41:9th.AMJ43 9th.A6:9th.C9 9th.T8:9th.AMJ8 9th.F6:9th.F6 9th.T7:9th.AMJ7 9th.T33:9th.AMJ33 9th.A32:9th.C33 9th.T32:9th.AMJ32 9th.A62:9th.C62 9th.F62:9th.AMJ62 9th.F9:9th.F9 9th.U9:9th.AMJ9 9th.D4:9th.I4 9th.T4:9th.AMJ4 9th.M4:9th.M4 9th.U6:9th.AMJ6 9th.A16:9th.I19 9th.T16:9th.AMJ19 9th.A20:9th.E29 9th.T20:9th.AMJ23 9th.K24:9th.AMJ26 9th.T27:9th.AMJ29 9th.J27:9th.J29 9th.O27:9th.O27 9th.A30:9th.L30 9th.Q30:9th.AMJ30 9th.A31:9th.E31 9th.A58:9th.AMJ61 9th.A51:9th.J56 9th.R52:9th.AMJ57 9th.P47:9th.AMJ49 9th.J44:9th.AMJ46 9th.A44:9th.F49 9th.L51:9th.N52 9th.A50:9th.N50 9th.J47:9th.N49 9th.L53:9th.O55 9th.Q50:9th.AMJ51 9th.A57:9th.P57 9th.L56:9th.P56">
            <calcext:condition calcext:apply-style-name="EveryOtherRow" calcext:value="formula-is(ISEVEN(ROW()))" calcext:base-cell-address="9th.A4"/>
            <calcext:condition calcext:apply-style-name="EveryOtherRow2" calcext:value="formula-is(NOT(ISEVEN(ROW())))" calcext:base-cell-address="9th.A4"/>
          </calcext:conditional-format>
          <calcext:conditional-format calcext:target-range-address="9th.D8:9th.E8 9th.D6:9th.E6">
            <calcext:condition calcext:apply-style-name="EveryOtherRow" calcext:value="formula-is(ISEVEN(ROW()))" calcext:base-cell-address="9th.D6"/>
            <calcext:condition calcext:apply-style-name="EveryOtherRow2" calcext:value="formula-is(NOT(ISEVEN(ROW())))" calcext:base-cell-address="9th.D6"/>
          </calcext:conditional-format>
          <calcext:conditional-format calcext:target-range-address="9th.D7:9th.E7">
            <calcext:condition calcext:apply-style-name="EveryOtherRow" calcext:value="formula-is(ISEVEN(ROW()))" calcext:base-cell-address="9th.D7"/>
            <calcext:condition calcext:apply-style-name="EveryOtherRow2" calcext:value="formula-is(NOT(ISEVEN(ROW())))" calcext:base-cell-address="9th.D7"/>
          </calcext:conditional-format>
          <calcext:conditional-format calcext:target-range-address="9th.G6:9th.H6">
            <calcext:condition calcext:apply-style-name="EveryOtherRow" calcext:value="formula-is(ISEVEN(ROW()))" calcext:base-cell-address="9th.G6"/>
            <calcext:condition calcext:apply-style-name="EveryOtherRow2" calcext:value="formula-is(NOT(ISEVEN(ROW())))" calcext:base-cell-address="9th.G6"/>
          </calcext:conditional-format>
          <calcext:conditional-format calcext:target-range-address="9th.G7:9th.G7">
            <calcext:condition calcext:apply-style-name="EveryOtherRow" calcext:value="formula-is(ISEVEN(ROW()))" calcext:base-cell-address="9th.G7"/>
            <calcext:condition calcext:apply-style-name="EveryOtherRow2" calcext:value="formula-is(NOT(ISEVEN(ROW())))" calcext:base-cell-address="9th.G7"/>
          </calcext:conditional-format>
          <calcext:conditional-format calcext:target-range-address="9th.I7:9th.I7">
            <calcext:condition calcext:apply-style-name="EveryOtherRow" calcext:value="formula-is(ISEVEN(ROW()))" calcext:base-cell-address="9th.I7"/>
            <calcext:condition calcext:apply-style-name="EveryOtherRow2" calcext:value="formula-is(NOT(ISEVEN(ROW())))" calcext:base-cell-address="9th.I7"/>
          </calcext:conditional-format>
          <calcext:conditional-format calcext:target-range-address="9th.K7:9th.K7">
            <calcext:condition calcext:apply-style-name="EveryOtherRow" calcext:value="formula-is(ISEVEN(ROW()))" calcext:base-cell-address="9th.K7"/>
            <calcext:condition calcext:apply-style-name="EveryOtherRow2" calcext:value="formula-is(NOT(ISEVEN(ROW())))" calcext:base-cell-address="9th.K7"/>
          </calcext:conditional-format>
          <calcext:conditional-format calcext:target-range-address="9th.L7:9th.L7">
            <calcext:condition calcext:apply-style-name="EveryOtherRow" calcext:value="formula-is(ISEVEN(ROW()))" calcext:base-cell-address="9th.L7"/>
            <calcext:condition calcext:apply-style-name="EveryOtherRow2" calcext:value="formula-is(NOT(ISEVEN(ROW())))" calcext:base-cell-address="9th.L7"/>
          </calcext:conditional-format>
          <calcext:conditional-format calcext:target-range-address="9th.P7:9th.P7">
            <calcext:condition calcext:apply-style-name="EveryOtherRow" calcext:value="formula-is(ISEVEN(ROW()))" calcext:base-cell-address="9th.P7"/>
            <calcext:condition calcext:apply-style-name="EveryOtherRow2" calcext:value="formula-is(NOT(ISEVEN(ROW())))" calcext:base-cell-address="9th.P7"/>
          </calcext:conditional-format>
          <calcext:conditional-format calcext:target-range-address="9th.Q7:9th.Q7">
            <calcext:condition calcext:apply-style-name="EveryOtherRow" calcext:value="formula-is(ISEVEN(ROW()))" calcext:base-cell-address="9th.Q7"/>
            <calcext:condition calcext:apply-style-name="EveryOtherRow2" calcext:value="formula-is(NOT(ISEVEN(ROW())))" calcext:base-cell-address="9th.Q7"/>
          </calcext:conditional-format>
          <calcext:conditional-format calcext:target-range-address="9th.S7:9th.S7">
            <calcext:condition calcext:apply-style-name="EveryOtherRow" calcext:value="formula-is(ISEVEN(ROW()))" calcext:base-cell-address="9th.S7"/>
            <calcext:condition calcext:apply-style-name="EveryOtherRow2" calcext:value="formula-is(NOT(ISEVEN(ROW())))" calcext:base-cell-address="9th.S7"/>
          </calcext:conditional-format>
          <calcext:conditional-format calcext:target-range-address="9th.F38:9th.AJ38 9th.F13:9th.AJ13 9th.F66:9th.AJ66">
            <calcext:condition calcext:apply-style-name="Failing" calcext:value="&lt;0.6" calcext:base-cell-address="9th.F13"/>
          </calcext:conditional-format>
          <calcext:conditional-format calcext:target-range-address="9th.D32:9th.E32">
            <calcext:condition calcext:apply-style-name="EveryOtherRow" calcext:value="formula-is(ISEVEN(ROW()))" calcext:base-cell-address="9th.D32"/>
            <calcext:condition calcext:apply-style-name="EveryOtherRow2" calcext:value="formula-is(NOT(ISEVEN(ROW())))" calcext:base-cell-address="9th.D32"/>
          </calcext:conditional-format>
          <calcext:conditional-format calcext:target-range-address="9th.D62:9th.E62">
            <calcext:condition calcext:apply-style-name="EveryOtherRow" calcext:value="formula-is(ISEVEN(ROW()))" calcext:base-cell-address="9th.D62"/>
            <calcext:condition calcext:apply-style-name="EveryOtherRow2" calcext:value="formula-is(NOT(ISEVEN(ROW())))" calcext:base-cell-address="9th.D62"/>
          </calcext:conditional-format>
          <calcext:conditional-format calcext:target-range-address="9th.D33:9th.E33">
            <calcext:condition calcext:apply-style-name="EveryOtherRow" calcext:value="formula-is(ISEVEN(ROW()))" calcext:base-cell-address="9th.D33"/>
            <calcext:condition calcext:apply-style-name="EveryOtherRow2" calcext:value="formula-is(NOT(ISEVEN(ROW())))" calcext:base-cell-address="9th.D33"/>
          </calcext:conditional-format>
          <calcext:conditional-format calcext:target-range-address="9th.D13:9th.D13">
            <calcext:condition calcext:apply-style-name="Failing" calcext:value="&lt;0.6" calcext:base-cell-address="9th.D13"/>
          </calcext:conditional-format>
          <calcext:conditional-format calcext:target-range-address="9th.D38:9th.D38">
            <calcext:condition calcext:apply-style-name="Failing" calcext:value="&lt;0.6" calcext:base-cell-address="9th.D38"/>
          </calcext:conditional-format>
          <calcext:conditional-format calcext:target-range-address="9th.D66:9th.D66">
            <calcext:condition calcext:apply-style-name="Failing" calcext:value="&lt;0.6" calcext:base-cell-address="9th.D66"/>
          </calcext:conditional-format>
          <calcext:conditional-format calcext:target-range-address="9th.D68:9th.D68">
            <calcext:condition calcext:apply-style-name="Failing" calcext:value="&lt;0.6" calcext:base-cell-address="9th.D68"/>
          </calcext:conditional-format>
          <calcext:conditional-format calcext:target-range-address="9th.D9:9th.E9">
            <calcext:condition calcext:apply-style-name="EveryOtherRow" calcext:value="formula-is(ISEVEN(ROW()))" calcext:base-cell-address="9th.D9"/>
            <calcext:condition calcext:apply-style-name="EveryOtherRow2" calcext:value="formula-is(NOT(ISEVEN(ROW())))" calcext:base-cell-address="9th.D9"/>
          </calcext:conditional-format>
          <calcext:conditional-format calcext:target-range-address="9th.G9:9th.G9">
            <calcext:condition calcext:apply-style-name="EveryOtherRow" calcext:value="formula-is(ISEVEN(ROW()))" calcext:base-cell-address="9th.G9"/>
            <calcext:condition calcext:apply-style-name="EveryOtherRow2" calcext:value="formula-is(NOT(ISEVEN(ROW())))" calcext:base-cell-address="9th.G9"/>
          </calcext:conditional-format>
          <calcext:conditional-format calcext:target-range-address="9th.H9:9th.H9">
            <calcext:condition calcext:apply-style-name="EveryOtherRow" calcext:value="formula-is(ISEVEN(ROW()))" calcext:base-cell-address="9th.H9"/>
            <calcext:condition calcext:apply-style-name="EveryOtherRow2" calcext:value="formula-is(NOT(ISEVEN(ROW())))" calcext:base-cell-address="9th.H9"/>
          </calcext:conditional-format>
          <calcext:conditional-format calcext:target-range-address="9th.F8:9th.F8">
            <calcext:condition calcext:apply-style-name="EveryOtherRow" calcext:value="formula-is(ISEVEN(ROW()))" calcext:base-cell-address="9th.F8"/>
            <calcext:condition calcext:apply-style-name="EveryOtherRow2" calcext:value="formula-is(NOT(ISEVEN(ROW())))" calcext:base-cell-address="9th.F8"/>
          </calcext:conditional-format>
          <calcext:conditional-format calcext:target-range-address="9th.G8:9th.G8">
            <calcext:condition calcext:apply-style-name="EveryOtherRow" calcext:value="formula-is(ISEVEN(ROW()))" calcext:base-cell-address="9th.G8"/>
            <calcext:condition calcext:apply-style-name="EveryOtherRow2" calcext:value="formula-is(NOT(ISEVEN(ROW())))" calcext:base-cell-address="9th.G8"/>
          </calcext:conditional-format>
          <calcext:conditional-format calcext:target-range-address="9th.H8:9th.H8">
            <calcext:condition calcext:apply-style-name="EveryOtherRow" calcext:value="formula-is(ISEVEN(ROW()))" calcext:base-cell-address="9th.H8"/>
            <calcext:condition calcext:apply-style-name="EveryOtherRow2" calcext:value="formula-is(NOT(ISEVEN(ROW())))" calcext:base-cell-address="9th.H8"/>
          </calcext:conditional-format>
          <calcext:conditional-format calcext:target-range-address="9th.I8:9th.I8">
            <calcext:condition calcext:apply-style-name="EveryOtherRow" calcext:value="formula-is(ISEVEN(ROW()))" calcext:base-cell-address="9th.I8"/>
            <calcext:condition calcext:apply-style-name="EveryOtherRow2" calcext:value="formula-is(NOT(ISEVEN(ROW())))" calcext:base-cell-address="9th.I8"/>
          </calcext:conditional-format>
          <calcext:conditional-format calcext:target-range-address="9th.J8:9th.J8">
            <calcext:condition calcext:apply-style-name="EveryOtherRow" calcext:value="formula-is(ISEVEN(ROW()))" calcext:base-cell-address="9th.J8"/>
            <calcext:condition calcext:apply-style-name="EveryOtherRow2" calcext:value="formula-is(NOT(ISEVEN(ROW())))" calcext:base-cell-address="9th.J8"/>
          </calcext:conditional-format>
          <calcext:conditional-format calcext:target-range-address="9th.K8:9th.K8">
            <calcext:condition calcext:apply-style-name="EveryOtherRow" calcext:value="formula-is(ISEVEN(ROW()))" calcext:base-cell-address="9th.K8"/>
            <calcext:condition calcext:apply-style-name="EveryOtherRow2" calcext:value="formula-is(NOT(ISEVEN(ROW())))" calcext:base-cell-address="9th.K8"/>
          </calcext:conditional-format>
          <calcext:conditional-format calcext:target-range-address="9th.L8:9th.L8">
            <calcext:condition calcext:apply-style-name="EveryOtherRow" calcext:value="formula-is(ISEVEN(ROW()))" calcext:base-cell-address="9th.L8"/>
            <calcext:condition calcext:apply-style-name="EveryOtherRow2" calcext:value="formula-is(NOT(ISEVEN(ROW())))" calcext:base-cell-address="9th.L8"/>
          </calcext:conditional-format>
          <calcext:conditional-format calcext:target-range-address="9th.M8:9th.M8">
            <calcext:condition calcext:apply-style-name="EveryOtherRow" calcext:value="formula-is(ISEVEN(ROW()))" calcext:base-cell-address="9th.M8"/>
            <calcext:condition calcext:apply-style-name="EveryOtherRow2" calcext:value="formula-is(NOT(ISEVEN(ROW())))" calcext:base-cell-address="9th.M8"/>
          </calcext:conditional-format>
          <calcext:conditional-format calcext:target-range-address="9th.N8:9th.N8">
            <calcext:condition calcext:apply-style-name="EveryOtherRow" calcext:value="formula-is(ISEVEN(ROW()))" calcext:base-cell-address="9th.N8"/>
            <calcext:condition calcext:apply-style-name="EveryOtherRow2" calcext:value="formula-is(NOT(ISEVEN(ROW())))" calcext:base-cell-address="9th.N8"/>
          </calcext:conditional-format>
          <calcext:conditional-format calcext:target-range-address="9th.O8:9th.O8">
            <calcext:condition calcext:apply-style-name="EveryOtherRow" calcext:value="formula-is(ISEVEN(ROW()))" calcext:base-cell-address="9th.O8"/>
            <calcext:condition calcext:apply-style-name="EveryOtherRow2" calcext:value="formula-is(NOT(ISEVEN(ROW())))" calcext:base-cell-address="9th.O8"/>
          </calcext:conditional-format>
          <calcext:conditional-format calcext:target-range-address="9th.P8:9th.P8">
            <calcext:condition calcext:apply-style-name="EveryOtherRow" calcext:value="formula-is(ISEVEN(ROW()))" calcext:base-cell-address="9th.P8"/>
            <calcext:condition calcext:apply-style-name="EveryOtherRow2" calcext:value="formula-is(NOT(ISEVEN(ROW())))" calcext:base-cell-address="9th.P8"/>
          </calcext:conditional-format>
          <calcext:conditional-format calcext:target-range-address="9th.Q8:9th.Q8">
            <calcext:condition calcext:apply-style-name="EveryOtherRow" calcext:value="formula-is(ISEVEN(ROW()))" calcext:base-cell-address="9th.Q8"/>
            <calcext:condition calcext:apply-style-name="EveryOtherRow2" calcext:value="formula-is(NOT(ISEVEN(ROW())))" calcext:base-cell-address="9th.Q8"/>
          </calcext:conditional-format>
          <calcext:conditional-format calcext:target-range-address="9th.R8:9th.R8">
            <calcext:condition calcext:apply-style-name="EveryOtherRow" calcext:value="formula-is(ISEVEN(ROW()))" calcext:base-cell-address="9th.R8"/>
            <calcext:condition calcext:apply-style-name="EveryOtherRow2" calcext:value="formula-is(NOT(ISEVEN(ROW())))" calcext:base-cell-address="9th.R8"/>
          </calcext:conditional-format>
          <calcext:conditional-format calcext:target-range-address="9th.S8:9th.S8">
            <calcext:condition calcext:apply-style-name="EveryOtherRow" calcext:value="formula-is(ISEVEN(ROW()))" calcext:base-cell-address="9th.S8"/>
            <calcext:condition calcext:apply-style-name="EveryOtherRow2" calcext:value="formula-is(NOT(ISEVEN(ROW())))" calcext:base-cell-address="9th.S8"/>
          </calcext:conditional-format>
          <calcext:conditional-format calcext:target-range-address="9th.F68:9th.F68">
            <calcext:condition calcext:apply-style-name="Failing" calcext:value="&lt;0.6" calcext:base-cell-address="9th.F68"/>
          </calcext:conditional-format>
          <calcext:conditional-format calcext:target-range-address="9th.G68:9th.G68">
            <calcext:condition calcext:apply-style-name="Failing" calcext:value="&lt;0.6" calcext:base-cell-address="9th.G68"/>
          </calcext:conditional-format>
          <calcext:conditional-format calcext:target-range-address="9th.H68:9th.H68">
            <calcext:condition calcext:apply-style-name="Failing" calcext:value="&lt;0.6" calcext:base-cell-address="9th.H68"/>
          </calcext:conditional-format>
          <calcext:conditional-format calcext:target-range-address="9th.I68:9th.I68">
            <calcext:condition calcext:apply-style-name="Failing" calcext:value="&lt;0.6" calcext:base-cell-address="9th.I68"/>
          </calcext:conditional-format>
          <calcext:conditional-format calcext:target-range-address="9th.J68:9th.J68">
            <calcext:condition calcext:apply-style-name="Failing" calcext:value="&lt;0.6" calcext:base-cell-address="9th.J68"/>
          </calcext:conditional-format>
          <calcext:conditional-format calcext:target-range-address="9th.K68:9th.K68">
            <calcext:condition calcext:apply-style-name="Failing" calcext:value="&lt;0.6" calcext:base-cell-address="9th.K68"/>
          </calcext:conditional-format>
          <calcext:conditional-format calcext:target-range-address="9th.L68:9th.L68">
            <calcext:condition calcext:apply-style-name="Failing" calcext:value="&lt;0.6" calcext:base-cell-address="9th.L68"/>
          </calcext:conditional-format>
          <calcext:conditional-format calcext:target-range-address="9th.M68:9th.M68">
            <calcext:condition calcext:apply-style-name="Failing" calcext:value="&lt;0.6" calcext:base-cell-address="9th.M68"/>
          </calcext:conditional-format>
          <calcext:conditional-format calcext:target-range-address="9th.N68:9th.N68">
            <calcext:condition calcext:apply-style-name="Failing" calcext:value="&lt;0.6" calcext:base-cell-address="9th.N68"/>
          </calcext:conditional-format>
          <calcext:conditional-format calcext:target-range-address="9th.O68:9th.O68">
            <calcext:condition calcext:apply-style-name="Failing" calcext:value="&lt;0.6" calcext:base-cell-address="9th.O68"/>
          </calcext:conditional-format>
          <calcext:conditional-format calcext:target-range-address="9th.P68:9th.P68">
            <calcext:condition calcext:apply-style-name="Failing" calcext:value="&lt;0.6" calcext:base-cell-address="9th.P68"/>
          </calcext:conditional-format>
          <calcext:conditional-format calcext:target-range-address="9th.Q68:9th.Q68">
            <calcext:condition calcext:apply-style-name="Failing" calcext:value="&lt;0.6" calcext:base-cell-address="9th.Q68"/>
          </calcext:conditional-format>
          <calcext:conditional-format calcext:target-range-address="9th.R68:9th.R68">
            <calcext:condition calcext:apply-style-name="Failing" calcext:value="&lt;0.6" calcext:base-cell-address="9th.R68"/>
          </calcext:conditional-format>
          <calcext:conditional-format calcext:target-range-address="9th.S68:9th.S68">
            <calcext:condition calcext:apply-style-name="Failing" calcext:value="&lt;0.6" calcext:base-cell-address="9th.S68"/>
          </calcext:conditional-format>
          <calcext:conditional-format calcext:target-range-address="9th.T68:9th.T68">
            <calcext:condition calcext:apply-style-name="Failing" calcext:value="&lt;0.6" calcext:base-cell-address="9th.T68"/>
          </calcext:conditional-format>
          <calcext:conditional-format calcext:target-range-address="9th.U68:9th.U68">
            <calcext:condition calcext:apply-style-name="Failing" calcext:value="&lt;0.6" calcext:base-cell-address="9th.U68"/>
          </calcext:conditional-format>
          <calcext:conditional-format calcext:target-range-address="9th.V68:9th.V68">
            <calcext:condition calcext:apply-style-name="Failing" calcext:value="&lt;0.6" calcext:base-cell-address="9th.V68"/>
          </calcext:conditional-format>
          <calcext:conditional-format calcext:target-range-address="9th.W68:9th.W68">
            <calcext:condition calcext:apply-style-name="Failing" calcext:value="&lt;0.6" calcext:base-cell-address="9th.W68"/>
          </calcext:conditional-format>
          <calcext:conditional-format calcext:target-range-address="9th.X68:9th.X68">
            <calcext:condition calcext:apply-style-name="Failing" calcext:value="&lt;0.6" calcext:base-cell-address="9th.X68"/>
          </calcext:conditional-format>
          <calcext:conditional-format calcext:target-range-address="9th.Y68:9th.Y68">
            <calcext:condition calcext:apply-style-name="Failing" calcext:value="&lt;0.6" calcext:base-cell-address="9th.Y68"/>
          </calcext:conditional-format>
          <calcext:conditional-format calcext:target-range-address="9th.Z68:9th.Z68">
            <calcext:condition calcext:apply-style-name="Failing" calcext:value="&lt;0.6" calcext:base-cell-address="9th.Z68"/>
          </calcext:conditional-format>
          <calcext:conditional-format calcext:target-range-address="9th.AA68:9th.AA68">
            <calcext:condition calcext:apply-style-name="Failing" calcext:value="&lt;0.6" calcext:base-cell-address="9th.AA68"/>
          </calcext:conditional-format>
          <calcext:conditional-format calcext:target-range-address="9th.AB68:9th.AB68">
            <calcext:condition calcext:apply-style-name="Failing" calcext:value="&lt;0.6" calcext:base-cell-address="9th.AB68"/>
          </calcext:conditional-format>
          <calcext:conditional-format calcext:target-range-address="9th.AC68:9th.AC68">
            <calcext:condition calcext:apply-style-name="Failing" calcext:value="&lt;0.6" calcext:base-cell-address="9th.AC68"/>
          </calcext:conditional-format>
          <calcext:conditional-format calcext:target-range-address="9th.AD68:9th.AD68">
            <calcext:condition calcext:apply-style-name="Failing" calcext:value="&lt;0.6" calcext:base-cell-address="9th.AD68"/>
          </calcext:conditional-format>
          <calcext:conditional-format calcext:target-range-address="9th.AE68:9th.AE68">
            <calcext:condition calcext:apply-style-name="Failing" calcext:value="&lt;0.6" calcext:base-cell-address="9th.AE68"/>
          </calcext:conditional-format>
          <calcext:conditional-format calcext:target-range-address="9th.AF68:9th.AF68">
            <calcext:condition calcext:apply-style-name="Failing" calcext:value="&lt;0.6" calcext:base-cell-address="9th.AF68"/>
          </calcext:conditional-format>
          <calcext:conditional-format calcext:target-range-address="9th.AG68:9th.AG68">
            <calcext:condition calcext:apply-style-name="Failing" calcext:value="&lt;0.6" calcext:base-cell-address="9th.AG68"/>
          </calcext:conditional-format>
          <calcext:conditional-format calcext:target-range-address="9th.AH68:9th.AH68">
            <calcext:condition calcext:apply-style-name="Failing" calcext:value="&lt;0.6" calcext:base-cell-address="9th.AH68"/>
          </calcext:conditional-format>
          <calcext:conditional-format calcext:target-range-address="9th.AI68:9th.AI68">
            <calcext:condition calcext:apply-style-name="Failing" calcext:value="&lt;0.6" calcext:base-cell-address="9th.AI68"/>
          </calcext:conditional-format>
          <calcext:conditional-format calcext:target-range-address="9th.AJ68:9th.AJ68">
            <calcext:condition calcext:apply-style-name="Failing" calcext:value="&lt;0.6" calcext:base-cell-address="9th.AJ68"/>
          </calcext:conditional-format>
          <calcext:conditional-format calcext:target-range-address="9th.F7:9th.F7">
            <calcext:condition calcext:apply-style-name="EveryOtherRow" calcext:value="formula-is(ISEVEN(ROW()))" calcext:base-cell-address="9th.F7"/>
            <calcext:condition calcext:apply-style-name="EveryOtherRow2" calcext:value="formula-is(NOT(ISEVEN(ROW())))" calcext:base-cell-address="9th.F7"/>
          </calcext:conditional-format>
          <calcext:conditional-format calcext:target-range-address="9th.H7:9th.H7">
            <calcext:condition calcext:apply-style-name="EveryOtherRow" calcext:value="formula-is(ISEVEN(ROW()))" calcext:base-cell-address="9th.H7"/>
            <calcext:condition calcext:apply-style-name="EveryOtherRow2" calcext:value="formula-is(NOT(ISEVEN(ROW())))" calcext:base-cell-address="9th.H7"/>
          </calcext:conditional-format>
          <calcext:conditional-format calcext:target-range-address="9th.J7:9th.J7">
            <calcext:condition calcext:apply-style-name="EveryOtherRow" calcext:value="formula-is(ISEVEN(ROW()))" calcext:base-cell-address="9th.J7"/>
            <calcext:condition calcext:apply-style-name="EveryOtherRow2" calcext:value="formula-is(NOT(ISEVEN(ROW())))" calcext:base-cell-address="9th.J7"/>
          </calcext:conditional-format>
          <calcext:conditional-format calcext:target-range-address="9th.R7:9th.R7">
            <calcext:condition calcext:apply-style-name="EveryOtherRow" calcext:value="formula-is(ISEVEN(ROW()))" calcext:base-cell-address="9th.R7"/>
            <calcext:condition calcext:apply-style-name="EveryOtherRow2" calcext:value="formula-is(NOT(ISEVEN(ROW())))" calcext:base-cell-address="9th.R7"/>
          </calcext:conditional-format>
          <calcext:conditional-format calcext:target-range-address="9th.M7:9th.M7">
            <calcext:condition calcext:apply-style-name="EveryOtherRow" calcext:value="formula-is(ISEVEN(ROW()))" calcext:base-cell-address="9th.M7"/>
            <calcext:condition calcext:apply-style-name="EveryOtherRow2" calcext:value="formula-is(NOT(ISEVEN(ROW())))" calcext:base-cell-address="9th.M7"/>
          </calcext:conditional-format>
          <calcext:conditional-format calcext:target-range-address="9th.O7:9th.O7">
            <calcext:condition calcext:apply-style-name="EveryOtherRow" calcext:value="formula-is(ISEVEN(ROW()))" calcext:base-cell-address="9th.O7"/>
            <calcext:condition calcext:apply-style-name="EveryOtherRow2" calcext:value="formula-is(NOT(ISEVEN(ROW())))" calcext:base-cell-address="9th.O7"/>
          </calcext:conditional-format>
          <calcext:conditional-format calcext:target-range-address="9th.N7:9th.N7">
            <calcext:condition calcext:apply-style-name="EveryOtherRow" calcext:value="formula-is(ISEVEN(ROW()))" calcext:base-cell-address="9th.N7"/>
            <calcext:condition calcext:apply-style-name="EveryOtherRow2" calcext:value="formula-is(NOT(ISEVEN(ROW())))" calcext:base-cell-address="9th.N7"/>
          </calcext:conditional-format>
          <calcext:conditional-format calcext:target-range-address="9th.J4:9th.L4">
            <calcext:condition calcext:apply-style-name="EveryOtherRow" calcext:value="formula-is(ISEVEN(ROW()))" calcext:base-cell-address="9th.J4"/>
            <calcext:condition calcext:apply-style-name="EveryOtherRow2" calcext:value="formula-is(NOT(ISEVEN(ROW())))" calcext:base-cell-address="9th.J4"/>
          </calcext:conditional-format>
          <calcext:conditional-format calcext:target-range-address="9th.N4:9th.O4">
            <calcext:condition calcext:apply-style-name="EveryOtherRow" calcext:value="formula-is(ISEVEN(ROW()))" calcext:base-cell-address="9th.N4"/>
            <calcext:condition calcext:apply-style-name="EveryOtherRow2" calcext:value="formula-is(NOT(ISEVEN(ROW())))" calcext:base-cell-address="9th.N4"/>
          </calcext:conditional-format>
          <calcext:conditional-format calcext:target-range-address="9th.A4:9th.C4">
            <calcext:condition calcext:apply-style-name="EveryOtherRow" calcext:value="formula-is(ISEVEN(ROW()))" calcext:base-cell-address="9th.A4"/>
            <calcext:condition calcext:apply-style-name="EveryOtherRow2" calcext:value="formula-is(NOT(ISEVEN(ROW())))" calcext:base-cell-address="9th.A4"/>
          </calcext:conditional-format>
          <calcext:conditional-format calcext:target-range-address="9th.P4:9th.P4">
            <calcext:condition calcext:apply-style-name="EveryOtherRow" calcext:value="formula-is(ISEVEN(ROW()))" calcext:base-cell-address="9th.P4"/>
            <calcext:condition calcext:apply-style-name="EveryOtherRow2" calcext:value="formula-is(NOT(ISEVEN(ROW())))" calcext:base-cell-address="9th.P4"/>
          </calcext:conditional-format>
          <calcext:conditional-format calcext:target-range-address="9th.Q4:9th.S4">
            <calcext:condition calcext:apply-style-name="EveryOtherRow" calcext:value="formula-is(ISEVEN(ROW()))" calcext:base-cell-address="9th.Q4"/>
            <calcext:condition calcext:apply-style-name="EveryOtherRow2" calcext:value="formula-is(NOT(ISEVEN(ROW())))" calcext:base-cell-address="9th.Q4"/>
          </calcext:conditional-format>
          <calcext:conditional-format calcext:target-range-address="9th.I6:9th.I6">
            <calcext:condition calcext:apply-style-name="EveryOtherRow" calcext:value="formula-is(ISEVEN(ROW()))" calcext:base-cell-address="9th.I6"/>
            <calcext:condition calcext:apply-style-name="EveryOtherRow2" calcext:value="formula-is(NOT(ISEVEN(ROW())))" calcext:base-cell-address="9th.I6"/>
          </calcext:conditional-format>
          <calcext:conditional-format calcext:target-range-address="9th.J6:9th.K6">
            <calcext:condition calcext:apply-style-name="EveryOtherRow" calcext:value="formula-is(ISEVEN(ROW()))" calcext:base-cell-address="9th.J6"/>
            <calcext:condition calcext:apply-style-name="EveryOtherRow2" calcext:value="formula-is(NOT(ISEVEN(ROW())))" calcext:base-cell-address="9th.J6"/>
          </calcext:conditional-format>
          <calcext:conditional-format calcext:target-range-address="9th.L6:9th.L6">
            <calcext:condition calcext:apply-style-name="EveryOtherRow" calcext:value="formula-is(ISEVEN(ROW()))" calcext:base-cell-address="9th.L6"/>
            <calcext:condition calcext:apply-style-name="EveryOtherRow2" calcext:value="formula-is(NOT(ISEVEN(ROW())))" calcext:base-cell-address="9th.L6"/>
          </calcext:conditional-format>
          <calcext:conditional-format calcext:target-range-address="9th.M6:9th.N6">
            <calcext:condition calcext:apply-style-name="EveryOtherRow" calcext:value="formula-is(ISEVEN(ROW()))" calcext:base-cell-address="9th.M6"/>
            <calcext:condition calcext:apply-style-name="EveryOtherRow2" calcext:value="formula-is(NOT(ISEVEN(ROW())))" calcext:base-cell-address="9th.M6"/>
          </calcext:conditional-format>
          <calcext:conditional-format calcext:target-range-address="9th.O6:9th.O6">
            <calcext:condition calcext:apply-style-name="EveryOtherRow" calcext:value="formula-is(ISEVEN(ROW()))" calcext:base-cell-address="9th.O6"/>
            <calcext:condition calcext:apply-style-name="EveryOtherRow2" calcext:value="formula-is(NOT(ISEVEN(ROW())))" calcext:base-cell-address="9th.O6"/>
          </calcext:conditional-format>
          <calcext:conditional-format calcext:target-range-address="9th.P6:9th.P6">
            <calcext:condition calcext:apply-style-name="EveryOtherRow" calcext:value="formula-is(ISEVEN(ROW()))" calcext:base-cell-address="9th.P6"/>
            <calcext:condition calcext:apply-style-name="EveryOtherRow2" calcext:value="formula-is(NOT(ISEVEN(ROW())))" calcext:base-cell-address="9th.P6"/>
          </calcext:conditional-format>
          <calcext:conditional-format calcext:target-range-address="9th.T6:9th.T6">
            <calcext:condition calcext:apply-style-name="EveryOtherRow" calcext:value="formula-is(ISEVEN(ROW()))" calcext:base-cell-address="9th.T6"/>
            <calcext:condition calcext:apply-style-name="EveryOtherRow2" calcext:value="formula-is(NOT(ISEVEN(ROW())))" calcext:base-cell-address="9th.T6"/>
          </calcext:conditional-format>
          <calcext:conditional-format calcext:target-range-address="9th.Q6:9th.Q6">
            <calcext:condition calcext:apply-style-name="EveryOtherRow" calcext:value="formula-is(ISEVEN(ROW()))" calcext:base-cell-address="9th.Q6"/>
            <calcext:condition calcext:apply-style-name="EveryOtherRow2" calcext:value="formula-is(NOT(ISEVEN(ROW())))" calcext:base-cell-address="9th.Q6"/>
          </calcext:conditional-format>
          <calcext:conditional-format calcext:target-range-address="9th.R6:9th.S6">
            <calcext:condition calcext:apply-style-name="EveryOtherRow" calcext:value="formula-is(ISEVEN(ROW()))" calcext:base-cell-address="9th.R6"/>
            <calcext:condition calcext:apply-style-name="EveryOtherRow2" calcext:value="formula-is(NOT(ISEVEN(ROW())))" calcext:base-cell-address="9th.R6"/>
          </calcext:conditional-format>
          <calcext:conditional-format calcext:target-range-address="9th.I9:9th.I9">
            <calcext:condition calcext:apply-style-name="EveryOtherRow" calcext:value="formula-is(ISEVEN(ROW()))" calcext:base-cell-address="9th.I9"/>
            <calcext:condition calcext:apply-style-name="EveryOtherRow2" calcext:value="formula-is(NOT(ISEVEN(ROW())))" calcext:base-cell-address="9th.I9"/>
          </calcext:conditional-format>
          <calcext:conditional-format calcext:target-range-address="9th.J9:9th.J9">
            <calcext:condition calcext:apply-style-name="EveryOtherRow" calcext:value="formula-is(ISEVEN(ROW()))" calcext:base-cell-address="9th.J9"/>
            <calcext:condition calcext:apply-style-name="EveryOtherRow2" calcext:value="formula-is(NOT(ISEVEN(ROW())))" calcext:base-cell-address="9th.J9"/>
          </calcext:conditional-format>
          <calcext:conditional-format calcext:target-range-address="9th.K9:9th.K9">
            <calcext:condition calcext:apply-style-name="EveryOtherRow" calcext:value="formula-is(ISEVEN(ROW()))" calcext:base-cell-address="9th.K9"/>
            <calcext:condition calcext:apply-style-name="EveryOtherRow2" calcext:value="formula-is(NOT(ISEVEN(ROW())))" calcext:base-cell-address="9th.K9"/>
          </calcext:conditional-format>
          <calcext:conditional-format calcext:target-range-address="9th.L9:9th.L9">
            <calcext:condition calcext:apply-style-name="EveryOtherRow" calcext:value="formula-is(ISEVEN(ROW()))" calcext:base-cell-address="9th.L9"/>
            <calcext:condition calcext:apply-style-name="EveryOtherRow2" calcext:value="formula-is(NOT(ISEVEN(ROW())))" calcext:base-cell-address="9th.L9"/>
          </calcext:conditional-format>
          <calcext:conditional-format calcext:target-range-address="9th.M9:9th.M9">
            <calcext:condition calcext:apply-style-name="EveryOtherRow" calcext:value="formula-is(ISEVEN(ROW()))" calcext:base-cell-address="9th.M9"/>
            <calcext:condition calcext:apply-style-name="EveryOtherRow2" calcext:value="formula-is(NOT(ISEVEN(ROW())))" calcext:base-cell-address="9th.M9"/>
          </calcext:conditional-format>
          <calcext:conditional-format calcext:target-range-address="9th.N9:9th.N9">
            <calcext:condition calcext:apply-style-name="EveryOtherRow" calcext:value="formula-is(ISEVEN(ROW()))" calcext:base-cell-address="9th.N9"/>
            <calcext:condition calcext:apply-style-name="EveryOtherRow2" calcext:value="formula-is(NOT(ISEVEN(ROW())))" calcext:base-cell-address="9th.N9"/>
          </calcext:conditional-format>
          <calcext:conditional-format calcext:target-range-address="9th.O9:9th.O9">
            <calcext:condition calcext:apply-style-name="EveryOtherRow" calcext:value="formula-is(ISEVEN(ROW()))" calcext:base-cell-address="9th.O9"/>
            <calcext:condition calcext:apply-style-name="EveryOtherRow2" calcext:value="formula-is(NOT(ISEVEN(ROW())))" calcext:base-cell-address="9th.O9"/>
          </calcext:conditional-format>
          <calcext:conditional-format calcext:target-range-address="9th.P9:9th.P9">
            <calcext:condition calcext:apply-style-name="EveryOtherRow" calcext:value="formula-is(ISEVEN(ROW()))" calcext:base-cell-address="9th.P9"/>
            <calcext:condition calcext:apply-style-name="EveryOtherRow2" calcext:value="formula-is(NOT(ISEVEN(ROW())))" calcext:base-cell-address="9th.P9"/>
          </calcext:conditional-format>
          <calcext:conditional-format calcext:target-range-address="9th.Q9:9th.Q9">
            <calcext:condition calcext:apply-style-name="EveryOtherRow" calcext:value="formula-is(ISEVEN(ROW()))" calcext:base-cell-address="9th.Q9"/>
            <calcext:condition calcext:apply-style-name="EveryOtherRow2" calcext:value="formula-is(NOT(ISEVEN(ROW())))" calcext:base-cell-address="9th.Q9"/>
          </calcext:conditional-format>
          <calcext:conditional-format calcext:target-range-address="9th.R9:9th.R9">
            <calcext:condition calcext:apply-style-name="EveryOtherRow" calcext:value="formula-is(ISEVEN(ROW()))" calcext:base-cell-address="9th.R9"/>
            <calcext:condition calcext:apply-style-name="EveryOtherRow2" calcext:value="formula-is(NOT(ISEVEN(ROW())))" calcext:base-cell-address="9th.R9"/>
          </calcext:conditional-format>
          <calcext:conditional-format calcext:target-range-address="9th.S9:9th.S9">
            <calcext:condition calcext:apply-style-name="EveryOtherRow" calcext:value="formula-is(ISEVEN(ROW()))" calcext:base-cell-address="9th.S9"/>
            <calcext:condition calcext:apply-style-name="EveryOtherRow2" calcext:value="formula-is(NOT(ISEVEN(ROW())))" calcext:base-cell-address="9th.S9"/>
          </calcext:conditional-format>
          <calcext:conditional-format calcext:target-range-address="9th.T9:9th.T9">
            <calcext:condition calcext:apply-style-name="EveryOtherRow" calcext:value="formula-is(ISEVEN(ROW()))" calcext:base-cell-address="9th.T9"/>
            <calcext:condition calcext:apply-style-name="EveryOtherRow2" calcext:value="formula-is(NOT(ISEVEN(ROW())))" calcext:base-cell-address="9th.T9"/>
          </calcext:conditional-format>
          <calcext:conditional-format calcext:target-range-address="9th.J16:9th.M19">
            <calcext:condition calcext:apply-style-name="EveryOtherRow" calcext:value="formula-is(ISEVEN(ROW()))" calcext:base-cell-address="9th.J16"/>
            <calcext:condition calcext:apply-style-name="EveryOtherRow2" calcext:value="formula-is(NOT(ISEVEN(ROW())))" calcext:base-cell-address="9th.J16"/>
          </calcext:conditional-format>
          <calcext:conditional-format calcext:target-range-address="9th.N16:9th.N19">
            <calcext:condition calcext:apply-style-name="EveryOtherRow" calcext:value="formula-is(ISEVEN(ROW()))" calcext:base-cell-address="9th.N16"/>
            <calcext:condition calcext:apply-style-name="EveryOtherRow2" calcext:value="formula-is(NOT(ISEVEN(ROW())))" calcext:base-cell-address="9th.N16"/>
          </calcext:conditional-format>
          <calcext:conditional-format calcext:target-range-address="9th.O16:9th.O19">
            <calcext:condition calcext:apply-style-name="EveryOtherRow" calcext:value="formula-is(ISEVEN(ROW()))" calcext:base-cell-address="9th.O16"/>
            <calcext:condition calcext:apply-style-name="EveryOtherRow2" calcext:value="formula-is(NOT(ISEVEN(ROW())))" calcext:base-cell-address="9th.O16"/>
          </calcext:conditional-format>
          <calcext:conditional-format calcext:target-range-address="9th.P16:9th.S19">
            <calcext:condition calcext:apply-style-name="EveryOtherRow" calcext:value="formula-is(ISEVEN(ROW()))" calcext:base-cell-address="9th.P16"/>
            <calcext:condition calcext:apply-style-name="EveryOtherRow2" calcext:value="formula-is(NOT(ISEVEN(ROW())))" calcext:base-cell-address="9th.P16"/>
          </calcext:conditional-format>
          <calcext:conditional-format calcext:target-range-address="9th.F20:9th.I23">
            <calcext:condition calcext:apply-style-name="EveryOtherRow" calcext:value="formula-is(ISEVEN(ROW()))" calcext:base-cell-address="9th.F20"/>
            <calcext:condition calcext:apply-style-name="EveryOtherRow2" calcext:value="formula-is(NOT(ISEVEN(ROW())))" calcext:base-cell-address="9th.F20"/>
          </calcext:conditional-format>
          <calcext:conditional-format calcext:target-range-address="9th.J20:9th.M23">
            <calcext:condition calcext:apply-style-name="EveryOtherRow" calcext:value="formula-is(ISEVEN(ROW()))" calcext:base-cell-address="9th.J20"/>
            <calcext:condition calcext:apply-style-name="EveryOtherRow2" calcext:value="formula-is(NOT(ISEVEN(ROW())))" calcext:base-cell-address="9th.J20"/>
          </calcext:conditional-format>
          <calcext:conditional-format calcext:target-range-address="9th.N20:9th.O23">
            <calcext:condition calcext:apply-style-name="EveryOtherRow" calcext:value="formula-is(ISEVEN(ROW()))" calcext:base-cell-address="9th.N20"/>
            <calcext:condition calcext:apply-style-name="EveryOtherRow2" calcext:value="formula-is(NOT(ISEVEN(ROW())))" calcext:base-cell-address="9th.N20"/>
          </calcext:conditional-format>
          <calcext:conditional-format calcext:target-range-address="9th.P20:9th.S23">
            <calcext:condition calcext:apply-style-name="EveryOtherRow" calcext:value="formula-is(ISEVEN(ROW()))" calcext:base-cell-address="9th.P20"/>
            <calcext:condition calcext:apply-style-name="EveryOtherRow2" calcext:value="formula-is(NOT(ISEVEN(ROW())))" calcext:base-cell-address="9th.P20"/>
          </calcext:conditional-format>
          <calcext:conditional-format calcext:target-range-address="9th.J24:9th.J26">
            <calcext:condition calcext:apply-style-name="EveryOtherRow" calcext:value="formula-is(ISEVEN(ROW()))" calcext:base-cell-address="9th.J24"/>
            <calcext:condition calcext:apply-style-name="EveryOtherRow2" calcext:value="formula-is(NOT(ISEVEN(ROW())))" calcext:base-cell-address="9th.J24"/>
          </calcext:conditional-format>
          <calcext:conditional-format calcext:target-range-address="9th.F24:9th.I26">
            <calcext:condition calcext:apply-style-name="EveryOtherRow" calcext:value="formula-is(ISEVEN(ROW()))" calcext:base-cell-address="9th.F24"/>
            <calcext:condition calcext:apply-style-name="EveryOtherRow2" calcext:value="formula-is(NOT(ISEVEN(ROW())))" calcext:base-cell-address="9th.F24"/>
          </calcext:conditional-format>
          <calcext:conditional-format calcext:target-range-address="9th.F27:9th.I29">
            <calcext:condition calcext:apply-style-name="EveryOtherRow" calcext:value="formula-is(ISEVEN(ROW()))" calcext:base-cell-address="9th.F27"/>
            <calcext:condition calcext:apply-style-name="EveryOtherRow2" calcext:value="formula-is(NOT(ISEVEN(ROW())))" calcext:base-cell-address="9th.F27"/>
          </calcext:conditional-format>
          <calcext:conditional-format calcext:target-range-address="9th.K27:9th.N27 9th.K28:9th.L29">
            <calcext:condition calcext:apply-style-name="EveryOtherRow" calcext:value="formula-is(ISEVEN(ROW()))" calcext:base-cell-address="9th.K27"/>
            <calcext:condition calcext:apply-style-name="EveryOtherRow2" calcext:value="formula-is(NOT(ISEVEN(ROW())))" calcext:base-cell-address="9th.K27"/>
          </calcext:conditional-format>
          <calcext:conditional-format calcext:target-range-address="9th.P27:9th.S27 9th.Q28:9th.S29">
            <calcext:condition calcext:apply-style-name="EveryOtherRow" calcext:value="formula-is(ISEVEN(ROW()))" calcext:base-cell-address="9th.P27"/>
            <calcext:condition calcext:apply-style-name="EveryOtherRow2" calcext:value="formula-is(NOT(ISEVEN(ROW())))" calcext:base-cell-address="9th.P27"/>
          </calcext:conditional-format>
          <calcext:conditional-format calcext:target-range-address="9th.M28:9th.P30">
            <calcext:condition calcext:apply-style-name="EveryOtherRow" calcext:value="formula-is(ISEVEN(ROW()))" calcext:base-cell-address="9th.M28"/>
            <calcext:condition calcext:apply-style-name="EveryOtherRow2" calcext:value="formula-is(NOT(ISEVEN(ROW())))" calcext:base-cell-address="9th.M28"/>
          </calcext:conditional-format>
          <calcext:conditional-format calcext:target-range-address="9th.J31:9th.K33">
            <calcext:condition calcext:apply-style-name="EveryOtherRow" calcext:value="formula-is(ISEVEN(ROW()))" calcext:base-cell-address="9th.J31"/>
            <calcext:condition calcext:apply-style-name="EveryOtherRow2" calcext:value="formula-is(NOT(ISEVEN(ROW())))" calcext:base-cell-address="9th.J31"/>
          </calcext:conditional-format>
          <calcext:conditional-format calcext:target-range-address="9th.F31:9th.I33">
            <calcext:condition calcext:apply-style-name="EveryOtherRow" calcext:value="formula-is(ISEVEN(ROW()))" calcext:base-cell-address="9th.F31"/>
            <calcext:condition calcext:apply-style-name="EveryOtherRow2" calcext:value="formula-is(NOT(ISEVEN(ROW())))" calcext:base-cell-address="9th.F31"/>
          </calcext:conditional-format>
          <calcext:conditional-format calcext:target-range-address="9th.L31:9th.O33">
            <calcext:condition calcext:apply-style-name="EveryOtherRow" calcext:value="formula-is(ISEVEN(ROW()))" calcext:base-cell-address="9th.L31"/>
            <calcext:condition calcext:apply-style-name="EveryOtherRow2" calcext:value="formula-is(NOT(ISEVEN(ROW())))" calcext:base-cell-address="9th.L31"/>
          </calcext:conditional-format>
          <calcext:conditional-format calcext:target-range-address="9th.P31:9th.S33">
            <calcext:condition calcext:apply-style-name="EveryOtherRow" calcext:value="formula-is(ISEVEN(ROW()))" calcext:base-cell-address="9th.P31"/>
            <calcext:condition calcext:apply-style-name="EveryOtherRow2" calcext:value="formula-is(NOT(ISEVEN(ROW())))" calcext:base-cell-address="9th.P31"/>
          </calcext:conditional-format>
          <calcext:conditional-format calcext:target-range-address="9th.K51:9th.K56">
            <calcext:condition calcext:apply-style-name="EveryOtherRow" calcext:value="formula-is(ISEVEN(ROW()))" calcext:base-cell-address="9th.K51"/>
            <calcext:condition calcext:apply-style-name="EveryOtherRow2" calcext:value="formula-is(NOT(ISEVEN(ROW())))" calcext:base-cell-address="9th.K51"/>
          </calcext:conditional-format>
          <calcext:conditional-format calcext:target-range-address="9th.I44:9th.I49">
            <calcext:condition calcext:apply-style-name="EveryOtherRow" calcext:value="formula-is(ISEVEN(ROW()))" calcext:base-cell-address="9th.I44"/>
            <calcext:condition calcext:apply-style-name="EveryOtherRow2" calcext:value="formula-is(NOT(ISEVEN(ROW())))" calcext:base-cell-address="9th.I44"/>
          </calcext:conditional-format>
          <calcext:conditional-format calcext:target-range-address="9th.G44:9th.G49">
            <calcext:condition calcext:apply-style-name="EveryOtherRow" calcext:value="formula-is(ISEVEN(ROW()))" calcext:base-cell-address="9th.G44"/>
            <calcext:condition calcext:apply-style-name="EveryOtherRow2" calcext:value="formula-is(NOT(ISEVEN(ROW())))" calcext:base-cell-address="9th.G44"/>
          </calcext:conditional-format>
          <calcext:conditional-format calcext:target-range-address="9th.H44:9th.H49">
            <calcext:condition calcext:apply-style-name="EveryOtherRow" calcext:value="formula-is(ISEVEN(ROW()))" calcext:base-cell-address="9th.H44"/>
            <calcext:condition calcext:apply-style-name="EveryOtherRow2" calcext:value="formula-is(NOT(ISEVEN(ROW())))" calcext:base-cell-address="9th.H44"/>
          </calcext:conditional-format>
          <calcext:conditional-format calcext:target-range-address="9th.O47:9th.O52">
            <calcext:condition calcext:apply-style-name="EveryOtherRow" calcext:value="formula-is(ISEVEN(ROW()))" calcext:base-cell-address="9th.O47"/>
            <calcext:condition calcext:apply-style-name="EveryOtherRow2" calcext:value="formula-is(NOT(ISEVEN(ROW())))" calcext:base-cell-address="9th.O47"/>
          </calcext:conditional-format>
          <calcext:conditional-format calcext:target-range-address="9th.P50:9th.P55">
            <calcext:condition calcext:apply-style-name="EveryOtherRow" calcext:value="formula-is(ISEVEN(ROW()))" calcext:base-cell-address="9th.P50"/>
            <calcext:condition calcext:apply-style-name="EveryOtherRow2" calcext:value="formula-is(NOT(ISEVEN(ROW())))" calcext:base-cell-address="9th.P50"/>
          </calcext:conditional-format>
          <calcext:conditional-format calcext:target-range-address="9th.Q52:9th.Q57">
            <calcext:condition calcext:apply-style-name="EveryOtherRow" calcext:value="formula-is(ISEVEN(ROW()))" calcext:base-cell-address="9th.Q52"/>
            <calcext:condition calcext:apply-style-name="EveryOtherRow2" calcext:value="formula-is(NOT(ISEVEN(ROW())))" calcext:base-cell-address="9th.Q52"/>
          </calcext:conditional-format>
        </calcext:conditional-formats>
      </table:table>
      <table:table table:name="12th,PC" table:style-name="ta5"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number-columns-repeated="2" table:default-cell-style-name="ce674"/>
        <table:table-column table:style-name="co4" table:number-columns-repeated="28" table:default-cell-style-name="ce646"/>
        <table:table-column table:style-name="co5" table:number-columns-repeated="989" table:default-cell-style-name="ce646"/>
        <table:table-row table:style-name="ro1">
          <table:table-cell table:style-name="ce646"/>
          <table:table-cell table:style-name="ce652" office:value-type="string" calcext:value-type="string">
            <text:p>Quater 1/12th/Precalculus/2016-2017</text:p>
          </table:table-cell>
          <table:table-cell table:style-name="ce646" table:number-columns-repeated="3"/>
          <table:table-cell table:style-name="ce678"/>
          <table:table-cell table:style-name="ce675" table:number-columns-repeated="9"/>
          <table:table-cell table:style-name="ce678"/>
          <table:table-cell table:number-columns-repeated="1008"/>
        </table:table-row>
        <table:table-row table:style-name="ro2">
          <table:table-cell table:style-name="ce1594" office:value-type="string" calcext:value-type="string">
            <text:p>Date Due</text:p>
          </table:table-cell>
          <table:table-cell table:style-name="ce1596"/>
          <table:table-cell table:style-name="ce1598" office:value-type="string" calcext:value-type="string">
            <text:p>Points Possible for Each Assignment</text:p>
          </table:table-cell>
          <table:table-cell table:style-name="ce1598" office:value-type="string" calcext:value-type="string">
            <text:p>Average (non-zero)</text:p>
          </table:table-cell>
          <table:table-cell table:style-name="ce1598" office:value-type="string" calcext:value-type="string">
            <text:p>Stdev (non-zero)</text:p>
          </table:table-cell>
          <table:table-cell table:style-name="ce1611" office:value-type="string" calcext:value-type="string">
            <text:p>Last, First1</text:p>
          </table:table-cell>
          <table:table-cell table:style-name="ce1611" office:value-type="string" calcext:value-type="string">
            <text:p>Last, First2</text:p>
          </table:table-cell>
          <table:table-cell table:style-name="ce1611" office:value-type="string" calcext:value-type="string">
            <text:p>Last, First3</text:p>
          </table:table-cell>
          <table:table-cell table:style-name="ce1611" office:value-type="string" calcext:value-type="string">
            <text:p>Last, First4</text:p>
          </table:table-cell>
          <table:table-cell table:style-name="ce1611" office:value-type="string" calcext:value-type="string">
            <text:p>Last, First5</text:p>
          </table:table-cell>
          <table:table-cell table:style-name="ce1611" office:value-type="string" calcext:value-type="string">
            <text:p>Last, First6</text:p>
          </table:table-cell>
          <table:table-cell table:style-name="ce1611" office:value-type="string" calcext:value-type="string">
            <text:p>Last, First7</text:p>
          </table:table-cell>
          <table:table-cell table:style-name="ce1611" office:value-type="string" calcext:value-type="string">
            <text:p>Last, First8</text:p>
          </table:table-cell>
          <table:table-cell table:style-name="ce1611" office:value-type="string" calcext:value-type="string">
            <text:p>Last, First9</text:p>
          </table:table-cell>
          <table:table-cell table:style-name="ce1611" office:value-type="string" calcext:value-type="string">
            <text:p>Last, First10</text:p>
          </table:table-cell>
          <table:table-cell table:style-name="ce1611" office:value-type="string" calcext:value-type="string">
            <text:p>Last, First11</text:p>
          </table:table-cell>
          <table:table-cell table:style-name="ce1611" office:value-type="string" calcext:value-type="string">
            <text:p>Last, First12</text:p>
          </table:table-cell>
          <table:table-cell table:style-name="ce1611" office:value-type="string" calcext:value-type="string">
            <text:p>Last, First13</text:p>
          </table:table-cell>
          <table:table-cell table:style-name="ce1611" office:value-type="string" calcext:value-type="string">
            <text:p>Last, First14</text:p>
          </table:table-cell>
          <table:table-cell table:style-name="ce1611" office:value-type="string" calcext:value-type="string">
            <text:p>Last, First15</text:p>
          </table:table-cell>
          <table:table-cell table:style-name="ce1598" office:value-type="string" calcext:value-type="string">
            <text:p>Student Name16</text:p>
          </table:table-cell>
          <table:table-cell table:style-name="ce1598" office:value-type="string" calcext:value-type="string">
            <text:p>Student Name17</text:p>
          </table:table-cell>
          <table:table-cell table:style-name="ce1598" office:value-type="string" calcext:value-type="string">
            <text:p>Student Name18</text:p>
          </table:table-cell>
          <table:table-cell table:style-name="ce1598" office:value-type="string" calcext:value-type="string">
            <text:p>Student Name19</text:p>
          </table:table-cell>
          <table:table-cell table:style-name="ce1598" office:value-type="string" calcext:value-type="string">
            <text:p>Student Name20</text:p>
          </table:table-cell>
          <table:table-cell table:style-name="ce1598" office:value-type="string" calcext:value-type="string">
            <text:p>Student Name21</text:p>
          </table:table-cell>
          <table:table-cell table:style-name="ce1598" office:value-type="string" calcext:value-type="string">
            <text:p>Student Name22</text:p>
          </table:table-cell>
          <table:table-cell table:style-name="ce1598" office:value-type="string" calcext:value-type="string">
            <text:p>Student Name23</text:p>
          </table:table-cell>
          <table:table-cell table:style-name="ce1598" office:value-type="string" calcext:value-type="string">
            <text:p>Student Name24</text:p>
          </table:table-cell>
          <table:table-cell table:style-name="ce1598" office:value-type="string" calcext:value-type="string">
            <text:p>Student Name25</text:p>
          </table:table-cell>
          <table:table-cell table:style-name="ce1598" office:value-type="string" calcext:value-type="string">
            <text:p>Student Name26</text:p>
          </table:table-cell>
          <table:table-cell table:style-name="ce1598" office:value-type="string" calcext:value-type="string">
            <text:p>Student Name27</text:p>
          </table:table-cell>
          <table:table-cell table:style-name="ce1598" office:value-type="string" calcext:value-type="string">
            <text:p>Student Name28</text:p>
          </table:table-cell>
          <table:table-cell table:style-name="ce1598" office:value-type="string" calcext:value-type="string">
            <text:p>Student Name29</text:p>
          </table:table-cell>
          <table:table-cell table:style-name="ce1598" office:value-type="string" calcext:value-type="string">
            <text:p>Student Name30</text:p>
          </table:table-cell>
          <table:table-cell table:style-name="ce1598" table:number-columns-repeated="989"/>
        </table:table-row>
        <table:table-row table:style-name="ro9">
          <table:table-cell table:style-name="Header"/>
          <table:table-cell table:style-name="Header" office:value-type="string" calcext:value-type="string">
            <text:p>Tests/Quizzes</text:p>
          </table:table-cell>
          <table:table-cell table:style-name="Header" table:number-columns-repeated="1022"/>
        </table:table-row>
        <table:table-row table:style-name="ro10">
          <table:table-cell table:style-name="ce388" office:value-type="date" office:date-value="2016-08-31" calcext:value-type="date">
            <text:p>8/31/2016</text:p>
          </table:table-cell>
          <table:table-cell table:style-name="ce390" office:value-type="string" calcext:value-type="string">
            <text:p>Quiz 1.1-1.3</text:p>
          </table:table-cell>
          <table:table-cell table:style-name="ce392" table:formula="of:=MAX([.F4:.AMJ4])" office:value-type="float" office:value="21" calcext:value-type="float">
            <text:p>21</text:p>
          </table:table-cell>
          <table:table-cell table:style-name="ce392" table:formula="of:=AVERAGEIF([.F4:.AMJ4];&quot;&lt;&gt;0&quot;)" office:value-type="float" office:value="14" calcext:value-type="float">
            <text:p>14</text:p>
          </table:table-cell>
          <table:table-cell table:style-name="ce392" table:number-matrix-columns-spanned="1" table:number-matrix-rows-spanned="1" table:formula="of:=STDEV(IF([.F4:.AMJ4]&lt;&gt;0;[.F4:.AMJ4]))" office:value-type="float" office:value="5.27798662911748" calcext:value-type="float">
            <text:p>5.27798662911748</text:p>
          </table:table-cell>
          <table:table-cell table:style-name="ce392" table:formula="of:=7/10*30" office:value-type="float" office:value="21" calcext:value-type="float">
            <text:p>21</text:p>
          </table:table-cell>
          <table:table-cell table:style-name="ce392" table:formula="of:=4/10*30" office:value-type="float" office:value="12" calcext:value-type="float">
            <text:p>12</text:p>
          </table:table-cell>
          <table:table-cell table:style-name="ce392" table:formula="of:=3/10*30" office:value-type="float" office:value="9" calcext:value-type="float">
            <text:p>9</text:p>
          </table:table-cell>
          <table:table-cell table:style-name="ce440" table:formula="of:=7/10*30" office:value-type="float" office:value="21" calcext:value-type="float">
            <text:p>21</text:p>
          </table:table-cell>
          <table:table-cell table:style-name="ce440" table:formula="of:=4/10*30" office:value-type="float" office:value="12" calcext:value-type="float">
            <text:p>12</text:p>
          </table:table-cell>
          <table:table-cell table:style-name="ce440" table:formula="of:=3/10*30" office:value-type="float" office:value="9" calcext:value-type="float">
            <text:p>9</text:p>
          </table:table-cell>
          <table:table-cell table:style-name="ce455" table:formula="of:=7/10*30" office:value-type="float" office:value="21" calcext:value-type="float">
            <text:p>21</text:p>
          </table:table-cell>
          <table:table-cell table:style-name="ce455" table:formula="of:=4/10*30" office:value-type="float" office:value="12" calcext:value-type="float">
            <text:p>12</text:p>
          </table:table-cell>
          <table:table-cell table:style-name="ce455" table:formula="of:=3/10*30" office:value-type="float" office:value="9" calcext:value-type="float">
            <text:p>9</text:p>
          </table:table-cell>
          <table:table-cell table:style-name="ce471" table:formula="of:=7/10*30" office:value-type="float" office:value="21" calcext:value-type="float">
            <text:p>21</text:p>
          </table:table-cell>
          <table:table-cell table:style-name="ce471" table:formula="of:=4/10*30" office:value-type="float" office:value="12" calcext:value-type="float">
            <text:p>12</text:p>
          </table:table-cell>
          <table:table-cell table:style-name="ce471" table:formula="of:=3/10*30" office:value-type="float" office:value="9" calcext:value-type="float">
            <text:p>9</text:p>
          </table:table-cell>
          <table:table-cell table:style-name="ce488" table:formula="of:=7/10*30" office:value-type="float" office:value="21" calcext:value-type="float">
            <text:p>21</text:p>
          </table:table-cell>
          <table:table-cell table:style-name="ce488" table:formula="of:=4/10*30" office:value-type="float" office:value="12" calcext:value-type="float">
            <text:p>12</text:p>
          </table:table-cell>
          <table:table-cell table:style-name="ce488" table:formula="of:=3/10*30" office:value-type="float" office:value="9" calcext:value-type="float">
            <text:p>9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2" calcext:value-type="date">
            <text:p>9/12/2016</text:p>
          </table:table-cell>
          <table:table-cell table:style-name="ce390" office:value-type="string" calcext:value-type="string">
            <text:p>Corrections: Quiz 1.1-1.3</text:p>
          </table:table-cell>
          <table:table-cell table:style-name="ce392" office:value-type="float" office:value="0" calcext:value-type="float">
            <text:p>0</text:p>
          </table:table-cell>
          <table:table-cell table:style-name="ce392" table:number-columns-repeated="2"/>
          <table:table-cell table:style-name="ce392" table:formula="of:=4/6*([.$C$4]-[.F4])/2" office:value-type="float" office:value="0" calcext:value-type="float">
            <text:p>0</text:p>
          </table:table-cell>
          <table:table-cell table:style-name="ce392" table:formula="of:=10/10*([.$C$4]-[.G4])/2" office:value-type="float" office:value="4.5" calcext:value-type="float">
            <text:p>4.5</text:p>
          </table:table-cell>
          <table:table-cell table:style-name="ce392"/>
          <table:table-cell table:style-name="ce440" table:formula="of:=4/6*([.$C$4]-[.I4])/2" office:value-type="float" office:value="0" calcext:value-type="float">
            <text:p>0</text:p>
          </table:table-cell>
          <table:table-cell table:style-name="ce440" table:formula="of:=10/10*([.$C$4]-[.J4])/2" office:value-type="float" office:value="4.5" calcext:value-type="float">
            <text:p>4.5</text:p>
          </table:table-cell>
          <table:table-cell table:style-name="ce440"/>
          <table:table-cell table:style-name="ce455" table:formula="of:=4/6*([.$C$4]-[.L4])/2" office:value-type="float" office:value="0" calcext:value-type="float">
            <text:p>0</text:p>
          </table:table-cell>
          <table:table-cell table:style-name="ce455" table:formula="of:=10/10*([.$C$4]-[.M4])/2" office:value-type="float" office:value="4.5" calcext:value-type="float">
            <text:p>4.5</text:p>
          </table:table-cell>
          <table:table-cell table:style-name="ce455"/>
          <table:table-cell table:style-name="ce471" table:formula="of:=4/6*([.$C$4]-[.O4])/2" office:value-type="float" office:value="0" calcext:value-type="float">
            <text:p>0</text:p>
          </table:table-cell>
          <table:table-cell table:style-name="ce471" table:formula="of:=10/10*([.$C$4]-[.P4])/2" office:value-type="float" office:value="4.5" calcext:value-type="float">
            <text:p>4.5</text:p>
          </table:table-cell>
          <table:table-cell table:style-name="ce471"/>
          <table:table-cell table:style-name="ce488" table:formula="of:=4/6*([.$C$4]-[.R4])/2" office:value-type="float" office:value="0" calcext:value-type="float">
            <text:p>0</text:p>
          </table:table-cell>
          <table:table-cell table:style-name="ce488" table:formula="of:=10/10*([.$C$4]-[.S4])/2" office:value-type="float" office:value="4.5" calcext:value-type="float">
            <text:p>4.5</text:p>
          </table:table-cell>
          <table:table-cell table:style-name="ce488"/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5" calcext:value-type="date">
            <text:p>9/15/2016</text:p>
          </table:table-cell>
          <table:table-cell table:style-name="ce390" office:value-type="string" calcext:value-type="string">
            <text:p>Test CH 1</text:p>
          </table:table-cell>
          <table:table-cell table:style-name="ce392" office:value-type="float" office:value="100" calcext:value-type="float">
            <text:p>100</text:p>
          </table:table-cell>
          <table:table-cell table:style-name="ce393" table:formula="of:=AVERAGEIF([.F6:.AMJ6];&quot;&lt;&gt;0&quot;)" office:value-type="float" office:value="59.047619047619" calcext:value-type="float">
            <text:p>59.047619047619</text:p>
          </table:table-cell>
          <table:table-cell table:style-name="ce392" table:number-matrix-columns-spanned="1" table:number-matrix-rows-spanned="1" table:formula="of:=STDEV(IF([.F6:.AMJ6]&lt;&gt;0;[.F6:.AMJ6]))" office:value-type="float" office:value="22.4366075988376" calcext:value-type="float">
            <text:p>22.4366075988376</text:p>
          </table:table-cell>
          <table:table-cell table:style-name="ce392" table:formula="of:=31/35*100" office:value-type="float" office:value="88.5714285714286" calcext:value-type="float">
            <text:p>88.5714285714286</text:p>
          </table:table-cell>
          <table:table-cell table:style-name="ce392" table:formula="of:=13/35*100" office:value-type="float" office:value="37.1428571428571" calcext:value-type="float">
            <text:p>37.1428571428571</text:p>
          </table:table-cell>
          <table:table-cell table:style-name="ce392" table:formula="of:=18/35*100" office:value-type="float" office:value="51.4285714285714" calcext:value-type="float">
            <text:p>51.4285714285714</text:p>
          </table:table-cell>
          <table:table-cell table:style-name="ce440" table:formula="of:=31/35*100" office:value-type="float" office:value="88.5714285714286" calcext:value-type="float">
            <text:p>88.5714285714286</text:p>
          </table:table-cell>
          <table:table-cell table:style-name="ce440" table:formula="of:=13/35*100" office:value-type="float" office:value="37.1428571428571" calcext:value-type="float">
            <text:p>37.1428571428571</text:p>
          </table:table-cell>
          <table:table-cell table:style-name="ce440" table:formula="of:=18/35*100" office:value-type="float" office:value="51.4285714285714" calcext:value-type="float">
            <text:p>51.4285714285714</text:p>
          </table:table-cell>
          <table:table-cell table:style-name="ce455" table:formula="of:=31/35*100" office:value-type="float" office:value="88.5714285714286" calcext:value-type="float">
            <text:p>88.5714285714286</text:p>
          </table:table-cell>
          <table:table-cell table:style-name="ce455" table:formula="of:=13/35*100" office:value-type="float" office:value="37.1428571428571" calcext:value-type="float">
            <text:p>37.1428571428571</text:p>
          </table:table-cell>
          <table:table-cell table:style-name="ce455" table:formula="of:=18/35*100" office:value-type="float" office:value="51.4285714285714" calcext:value-type="float">
            <text:p>51.4285714285714</text:p>
          </table:table-cell>
          <table:table-cell table:style-name="ce471" table:formula="of:=31/35*100" office:value-type="float" office:value="88.5714285714286" calcext:value-type="float">
            <text:p>88.5714285714286</text:p>
          </table:table-cell>
          <table:table-cell table:style-name="ce471" table:formula="of:=13/35*100" office:value-type="float" office:value="37.1428571428571" calcext:value-type="float">
            <text:p>37.1428571428571</text:p>
          </table:table-cell>
          <table:table-cell table:style-name="ce471" table:formula="of:=18/35*100" office:value-type="float" office:value="51.4285714285714" calcext:value-type="float">
            <text:p>51.4285714285714</text:p>
          </table:table-cell>
          <table:table-cell table:style-name="ce488" table:formula="of:=31/35*100" office:value-type="float" office:value="88.5714285714286" calcext:value-type="float">
            <text:p>88.5714285714286</text:p>
          </table:table-cell>
          <table:table-cell table:style-name="ce488" table:formula="of:=13/35*100" office:value-type="float" office:value="37.1428571428571" calcext:value-type="float">
            <text:p>37.1428571428571</text:p>
          </table:table-cell>
          <table:table-cell table:style-name="ce488" table:formula="of:=18/35*100" office:value-type="float" office:value="51.4285714285714" calcext:value-type="float">
            <text:p>51.4285714285714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5" calcext:value-type="date">
            <text:p>9/15/2016</text:p>
          </table:table-cell>
          <table:table-cell table:style-name="ce390" office:value-type="string" calcext:value-type="string">
            <text:p>Curve: Test CH 1</text:p>
          </table:table-cell>
          <table:table-cell table:style-name="ce392" office:value-type="float" office:value="0" calcext:value-type="float">
            <text:p>0</text:p>
          </table:table-cell>
          <table:table-cell table:style-name="ce394"/>
          <table:table-cell table:style-name="ce392"/>
          <table:table-cell table:number-columns-repeated="3" table:style-name="ce392" office:value-type="float" office:value="20" calcext:value-type="float">
            <text:p>20</text:p>
          </table:table-cell>
          <table:table-cell table:number-columns-repeated="3" table:style-name="ce440" office:value-type="float" office:value="20" calcext:value-type="float">
            <text:p>20</text:p>
          </table:table-cell>
          <table:table-cell table:number-columns-repeated="3" table:style-name="ce455" office:value-type="float" office:value="20" calcext:value-type="float">
            <text:p>20</text:p>
          </table:table-cell>
          <table:table-cell table:number-columns-repeated="3" table:style-name="ce471" office:value-type="float" office:value="20" calcext:value-type="float">
            <text:p>20</text:p>
          </table:table-cell>
          <table:table-cell table:number-columns-repeated="3" table:style-name="ce488" office:value-type="float" office:value="20" calcext:value-type="float">
            <text:p>20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09-23" calcext:value-type="date">
            <text:p>9/23/2016</text:p>
          </table:table-cell>
          <table:table-cell table:style-name="ce390" office:value-type="string" calcext:value-type="string">
            <text:p>Corrections: Test CH 1</text:p>
          </table:table-cell>
          <table:table-cell table:style-name="ce392" office:value-type="float" office:value="0" calcext:value-type="float">
            <text:p>0</text:p>
          </table:table-cell>
          <table:table-cell table:style-name="ce392" table:number-columns-repeated="2"/>
          <table:table-cell table:style-name="ce392" table:formula="of:=10/10*MAX([.$C$6]-([.F6]+[.F7]);0)/2" office:value-type="float" office:value="0" calcext:value-type="float">
            <text:p>0</text:p>
          </table:table-cell>
          <table:table-cell table:style-name="ce392" table:formula="of:=28/35*MAX([.$C$6]-([.G6]+[.G7]);0)/2" office:value-type="float" office:value="17.1428571428571" calcext:value-type="float">
            <text:p>17.1428571428571</text:p>
          </table:table-cell>
          <table:table-cell table:style-name="ce392" table:formula="of:=0*MAX([.$C$6]-([.H6]+[.H7]);0)/2" office:value-type="float" office:value="0" calcext:value-type="float">
            <text:p>0</text:p>
          </table:table-cell>
          <table:table-cell table:style-name="ce392" table:formula="of:=0*MAX([.$C$6]-([.I6]+[.I7]);0)/2" office:value-type="float" office:value="0" calcext:value-type="float">
            <text:p>0</text:p>
          </table:table-cell>
          <table:table-cell table:style-name="ce392" table:formula="of:=0*MAX([.$C$6]-([.J6]+[.J7]);0)/2" office:value-type="float" office:value="0" calcext:value-type="float">
            <text:p>0</text:p>
          </table:table-cell>
          <table:table-cell table:style-name="ce392" table:formula="of:=0*MAX([.$C$6]-([.K6]+[.K7]);0)/2" office:value-type="float" office:value="0" calcext:value-type="float">
            <text:p>0</text:p>
          </table:table-cell>
          <table:table-cell table:style-name="ce392" table:formula="of:=10/10*MAX([.$C$6]-([.L6]+[.L7]);0)/2" office:value-type="float" office:value="0" calcext:value-type="float">
            <text:p>0</text:p>
          </table:table-cell>
          <table:table-cell table:style-name="ce392" table:formula="of:=32/35*MAX([.$C$6]-([.M6]+[.M7]);0)/2" office:value-type="float" office:value="19.5918367346939" calcext:value-type="float">
            <text:p>19.5918367346939</text:p>
          </table:table-cell>
          <table:table-cell table:style-name="ce392" table:formula="of:=32/35*MAX([.$C$6]-([.N6]+[.N7]);0)/2" office:value-type="float" office:value="13.0612244897959" calcext:value-type="float">
            <text:p>13.0612244897959</text:p>
          </table:table-cell>
          <table:table-cell table:style-name="ce392" table:formula="of:=0*MAX([.$C$6]-([.O6]+[.O7]);0)/2" office:value-type="float" office:value="0" calcext:value-type="float">
            <text:p>0</text:p>
          </table:table-cell>
          <table:table-cell table:style-name="ce477" table:formula="of:=23/35*MAX([.$C$6]-([.P6]+[.P7]);0)/2*0" office:value-type="float" office:value="0" calcext:value-type="float">
            <text:p>0</text:p>
          </table:table-cell>
          <table:table-cell table:style-name="ce392" table:formula="of:=24/35*MAX([.$C$6]-([.Q6]+[.Q7]);0)/2" office:value-type="float" office:value="9.79591836734694" calcext:value-type="float">
            <text:p>9.79591836734694</text:p>
          </table:table-cell>
          <table:table-cell table:style-name="ce392" table:formula="of:=0*MAX([.$C$6]-([.R6]+[.R7]);0)/2" office:value-type="float" office:value="0" calcext:value-type="float">
            <text:p>0</text:p>
          </table:table-cell>
          <table:table-cell table:style-name="ce392" table:formula="of:=0*MAX([.$C$6]-([.S6]+[.S7]);0)/2" office:value-type="float" office:value="0" calcext:value-type="float">
            <text:p>0</text:p>
          </table:table-cell>
          <table:table-cell table:style-name="ce392" table:formula="of:=0*MAX([.$C$6]-([.T6]+[.T7]);0)/2" office:value-type="float" office:value="0" calcext:value-type="float">
            <text:p>0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10-05" calcext:value-type="date">
            <text:p>10/5/2016</text:p>
          </table:table-cell>
          <table:table-cell table:style-name="ce390" office:value-type="string" calcext:value-type="string">
            <text:p>Quiz 2.2, 2.4</text:p>
          </table:table-cell>
          <table:table-cell table:style-name="ce392" office:value-type="float" office:value="30" calcext:value-type="float">
            <text:p>30</text:p>
          </table:table-cell>
          <table:table-cell table:style-name="ce399" table:formula="of:=AVERAGEIF([.F9:.AMJ9];&quot;&lt;&gt;0&quot;)" office:value-type="float" office:value="17.6" calcext:value-type="float">
            <text:p>17.6</text:p>
          </table:table-cell>
          <table:table-cell table:style-name="ce417" table:number-matrix-columns-spanned="1" table:number-matrix-rows-spanned="1" table:formula="of:=STDEV(IF([.F9:.AMJ9]&lt;&gt;0;[.F9:.AMJ9]))" office:value-type="float" office:value="2.80433338144482" calcext:value-type="float">
            <text:p>2.80433338144482</text:p>
          </table:table-cell>
          <table:table-cell table:style-name="ce422" table:formula="of:=10/20*[.$C$9]" office:value-type="float" office:value="15" calcext:value-type="float">
            <text:p>15</text:p>
          </table:table-cell>
          <table:table-cell table:style-name="ce431" table:formula="of:=12/20*[.$C$9]" office:value-type="float" office:value="18" calcext:value-type="float">
            <text:p>18</text:p>
          </table:table-cell>
          <table:table-cell table:style-name="ce436" table:formula="of:=10/20*[.$C$9]" office:value-type="float" office:value="15" calcext:value-type="float">
            <text:p>15</text:p>
          </table:table-cell>
          <table:table-cell table:style-name="ce441" table:formula="of:=15/20*[.$C$9]" office:value-type="float" office:value="22.5" calcext:value-type="float">
            <text:p>22.5</text:p>
          </table:table-cell>
          <table:table-cell table:style-name="ce445" table:formula="of:=10/20*[.$C$9]" office:value-type="float" office:value="15" calcext:value-type="float">
            <text:p>15</text:p>
          </table:table-cell>
          <table:table-cell table:style-name="ce449" table:formula="of:=12/20*[.$C$9]" office:value-type="float" office:value="18" calcext:value-type="float">
            <text:p>18</text:p>
          </table:table-cell>
          <table:table-cell table:style-name="ce456" table:formula="of:=11/20*[.$C$9]" office:value-type="float" office:value="16.5" calcext:value-type="float">
            <text:p>16.5</text:p>
          </table:table-cell>
          <table:table-cell table:style-name="ce462" table:formula="of:=15/20*[.$C$9]" office:value-type="float" office:value="22.5" calcext:value-type="float">
            <text:p>22.5</text:p>
          </table:table-cell>
          <table:table-cell table:style-name="ce466" table:formula="of:=10/20*[.$C$9]" office:value-type="float" office:value="15" calcext:value-type="float">
            <text:p>15</text:p>
          </table:table-cell>
          <table:table-cell table:style-name="ce472" table:formula="of:=12/20*[.$C$9]" office:value-type="float" office:value="18" calcext:value-type="float">
            <text:p>18</text:p>
          </table:table-cell>
          <table:table-cell table:style-name="ce478" table:formula="of:=11/20*[.$C$9]" office:value-type="float" office:value="16.5" calcext:value-type="float">
            <text:p>16.5</text:p>
          </table:table-cell>
          <table:table-cell table:style-name="ce483" table:formula="of:=15/20*[.$C$9]" office:value-type="float" office:value="22.5" calcext:value-type="float">
            <text:p>22.5</text:p>
          </table:table-cell>
          <table:table-cell table:style-name="ce392" table:formula="of:=10/20*[.$C$9]" office:value-type="float" office:value="15" calcext:value-type="float">
            <text:p>15</text:p>
          </table:table-cell>
          <table:table-cell table:style-name="ce493" table:formula="of:=12/20*[.$C$9]" office:value-type="float" office:value="18" calcext:value-type="float">
            <text:p>18</text:p>
          </table:table-cell>
          <table:table-cell table:style-name="ce498" table:formula="of:=11/20*[.$C$9]" office:value-type="float" office:value="16.5" calcext:value-type="float">
            <text:p>16.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10-13" calcext:value-type="date">
            <text:p>10/13/2016</text:p>
          </table:table-cell>
          <table:table-cell table:style-name="ce390" office:value-type="string" calcext:value-type="string">
            <text:p>Corrections: Quiz 2.2, 2.4</text:p>
          </table:table-cell>
          <table:table-cell table:style-name="ce392" office:value-type="float" office:value="0" calcext:value-type="float">
            <text:p>0</text:p>
          </table:table-cell>
          <table:table-cell table:style-name="ce399"/>
          <table:table-cell table:style-name="ce417"/>
          <table:table-cell table:style-name="ce1613" table:formula="of:=16/20*MAX([.$C$9]-[.F9];0)/2*0" office:value-type="float" office:value="0" calcext:value-type="float">
            <text:p>0</text:p>
          </table:table-cell>
          <table:table-cell table:style-name="ce432" table:formula="of:=18/20*MAX([.$C$9]-[.G9];0)/2" office:value-type="float" office:value="5.4" calcext:value-type="float">
            <text:p>5.4</text:p>
          </table:table-cell>
          <table:table-cell table:style-name="ce1625" table:formula="of:=16/20*MAX([.$C$9]-[.H9];0)/2*0" office:value-type="float" office:value="0" calcext:value-type="float">
            <text:p>0</text:p>
          </table:table-cell>
          <table:table-cell table:style-name="ce442" table:formula="of:=0*MAX([.$C$9]-[.I9];0)/2" office:value-type="float" office:value="0" calcext:value-type="float">
            <text:p>0</text:p>
          </table:table-cell>
          <table:table-cell table:style-name="ce1634" table:formula="of:=16/20*MAX([.$C$9]-[.J9];0)/2*0" office:value-type="float" office:value="0" calcext:value-type="float">
            <text:p>0</text:p>
          </table:table-cell>
          <table:table-cell table:style-name="ce450" table:formula="of:=18/20*MAX([.$C$9]-[.K9];0)/2" office:value-type="float" office:value="5.4" calcext:value-type="float">
            <text:p>5.4</text:p>
          </table:table-cell>
          <table:table-cell table:style-name="ce457" table:formula="of:=18/20*MAX([.$C$9]-[.L9];0)/2" office:value-type="float" office:value="6.075" calcext:value-type="float">
            <text:p>6.075</text:p>
          </table:table-cell>
          <table:table-cell table:style-name="ce463" table:formula="of:=0*MAX([.$C$9]-[.M9];0)/2" office:value-type="float" office:value="0" calcext:value-type="float">
            <text:p>0</text:p>
          </table:table-cell>
          <table:table-cell table:style-name="ce1655" table:formula="of:=16/20*MAX([.$C$9]-[.N9];0)/2*0" office:value-type="float" office:value="0" calcext:value-type="float">
            <text:p>0</text:p>
          </table:table-cell>
          <table:table-cell table:style-name="ce473" table:formula="of:=18/20*MAX([.$C$9]-[.O9];0)/2" office:value-type="float" office:value="5.4" calcext:value-type="float">
            <text:p>5.4</text:p>
          </table:table-cell>
          <table:table-cell table:style-name="ce479" table:formula="of:=18/20*MAX([.$C$9]-[.P9];0)/2" office:value-type="float" office:value="6.075" calcext:value-type="float">
            <text:p>6.075</text:p>
          </table:table-cell>
          <table:table-cell table:style-name="ce484" table:formula="of:=0*MAX([.$C$9]-[.Q9];0)/2" office:value-type="float" office:value="0" calcext:value-type="float">
            <text:p>0</text:p>
          </table:table-cell>
          <table:table-cell table:style-name="ce1677" table:formula="of:=16/20*MAX([.$C$9]-[.R9];0)/2*0" office:value-type="float" office:value="0" calcext:value-type="float">
            <text:p>0</text:p>
          </table:table-cell>
          <table:table-cell table:style-name="ce494" table:formula="of:=18/20*MAX([.$C$9]-[.S9];0)/2" office:value-type="float" office:value="5.4" calcext:value-type="float">
            <text:p>5.4</text:p>
          </table:table-cell>
          <table:table-cell table:style-name="ce499" table:formula="of:=18/20*MAX([.$C$9]-[.T9];0)/2" office:value-type="float" office:value="6.075" calcext:value-type="float">
            <text:p>6.07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10-14" calcext:value-type="date">
            <text:p>10/14/2016</text:p>
          </table:table-cell>
          <table:table-cell table:style-name="ce390" office:value-type="string" calcext:value-type="string">
            <text:p>Final Exam</text:p>
          </table:table-cell>
          <table:table-cell table:style-name="ce392" office:value-type="float" office:value="100" calcext:value-type="float">
            <text:p>100</text:p>
          </table:table-cell>
          <table:table-cell table:style-name="ce399"/>
          <table:table-cell table:style-name="ce417"/>
          <table:table-cell table:style-name="ce424" table:formula="of:=20/50*[.$C$11]" office:value-type="float" office:value="40" calcext:value-type="float">
            <text:p>40</text:p>
          </table:table-cell>
          <table:table-cell table:style-name="ce433" table:formula="of:=41/50*[.$C$11]" office:value-type="float" office:value="82" calcext:value-type="float">
            <text:p>82</text:p>
          </table:table-cell>
          <table:table-cell table:style-name="ce438" table:formula="of:=25/50*[.$C$11]" office:value-type="float" office:value="50" calcext:value-type="float">
            <text:p>50</text:p>
          </table:table-cell>
          <table:table-cell table:style-name="ce443" table:formula="of:=28/50*[.$C$11]" office:value-type="float" office:value="56" calcext:value-type="float">
            <text:p>56</text:p>
          </table:table-cell>
          <table:table-cell table:style-name="ce447" table:formula="of:=20/50*[.$C$11]" office:value-type="float" office:value="40" calcext:value-type="float">
            <text:p>40</text:p>
          </table:table-cell>
          <table:table-cell table:style-name="ce451" table:formula="of:=41/50*[.$C$11]" office:value-type="float" office:value="82" calcext:value-type="float">
            <text:p>82</text:p>
          </table:table-cell>
          <table:table-cell table:style-name="ce458" table:formula="of:=28/50*[.$C$11]" office:value-type="float" office:value="56" calcext:value-type="float">
            <text:p>56</text:p>
          </table:table-cell>
          <table:table-cell table:style-name="ce464" table:formula="of:=28/50*[.$C$11]" office:value-type="float" office:value="56" calcext:value-type="float">
            <text:p>56</text:p>
          </table:table-cell>
          <table:table-cell table:style-name="ce468" table:formula="of:=20/50*[.$C$11]" office:value-type="float" office:value="40" calcext:value-type="float">
            <text:p>40</text:p>
          </table:table-cell>
          <table:table-cell table:style-name="ce474" table:formula="of:=41/50*[.$C$11]" office:value-type="float" office:value="82" calcext:value-type="float">
            <text:p>82</text:p>
          </table:table-cell>
          <table:table-cell table:style-name="ce480" table:formula="of:=28/50*[.$C$11]" office:value-type="float" office:value="56" calcext:value-type="float">
            <text:p>56</text:p>
          </table:table-cell>
          <table:table-cell table:style-name="ce485" table:formula="of:=28/50*[.$C$11]" office:value-type="float" office:value="56" calcext:value-type="float">
            <text:p>56</text:p>
          </table:table-cell>
          <table:table-cell table:style-name="ce490" table:formula="of:=20/50*[.$C$11]" office:value-type="float" office:value="40" calcext:value-type="float">
            <text:p>40</text:p>
          </table:table-cell>
          <table:table-cell table:style-name="ce495" table:formula="of:=41/50*[.$C$11]" office:value-type="float" office:value="82" calcext:value-type="float">
            <text:p>82</text:p>
          </table:table-cell>
          <table:table-cell table:style-name="ce500" table:formula="of:=28/50*[.$C$11]" office:value-type="float" office:value="56" calcext:value-type="float">
            <text:p>56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2"/>
          <table:table-cell table:style-name="ce680" table:number-columns-repeated="989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5" calcext:value-type="float">
            <text:p>0.5</text:p>
          </table:table-cell>
          <table:table-cell table:style-name="ce692" table:number-columns-repeated="32"/>
          <table:table-cell table:style-name="ce680"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M([.C4:.C12])" office:value-type="float" office:value="251" calcext:value-type="float">
            <text:p>251</text:p>
          </table:table-cell>
          <table:table-cell table:style-name="ce693" table:number-columns-repeated="2"/>
          <table:table-cell table:style-name="ce693" table:formula="of:=SUM([.F4:.F12])" office:value-type="float" office:value="184.571428571429" calcext:value-type="float">
            <text:p>184.571428571429</text:p>
          </table:table-cell>
          <table:table-cell table:style-name="ce693" table:formula="of:=SUM([.G4:.G12])" office:value-type="float" office:value="196.185714285714" calcext:value-type="float">
            <text:p>196.185714285714</text:p>
          </table:table-cell>
          <table:table-cell table:style-name="ce693" table:formula="of:=SUM([.H4:.H12])" office:value-type="float" office:value="145.428571428571" calcext:value-type="float">
            <text:p>145.428571428571</text:p>
          </table:table-cell>
          <table:table-cell table:style-name="ce693" table:formula="of:=SUM([.I4:.I12])" office:value-type="float" office:value="208.071428571429" calcext:value-type="float">
            <text:p>208.071428571429</text:p>
          </table:table-cell>
          <table:table-cell table:style-name="ce693" table:formula="of:=SUM([.J4:.J12])" office:value-type="float" office:value="128.642857142857" calcext:value-type="float">
            <text:p>128.642857142857</text:p>
          </table:table-cell>
          <table:table-cell table:style-name="ce693" table:formula="of:=SUM([.K4:.K12])" office:value-type="float" office:value="185.828571428571" calcext:value-type="float">
            <text:p>185.828571428571</text:p>
          </table:table-cell>
          <table:table-cell table:style-name="ce693" table:formula="of:=SUM([.L4:.L12])" office:value-type="float" office:value="208.146428571429" calcext:value-type="float">
            <text:p>208.146428571429</text:p>
          </table:table-cell>
          <table:table-cell table:style-name="ce693" table:formula="of:=SUM([.M4:.M12])" office:value-type="float" office:value="171.734693877551" calcext:value-type="float">
            <text:p>171.734693877551</text:p>
          </table:table-cell>
          <table:table-cell table:style-name="ce693" table:formula="of:=SUM([.N4:.N12])" office:value-type="float" office:value="148.489795918367" calcext:value-type="float">
            <text:p>148.489795918367</text:p>
          </table:table-cell>
          <table:table-cell table:style-name="ce693" table:formula="of:=SUM([.O4:.O12])" office:value-type="float" office:value="234.971428571429" calcext:value-type="float">
            <text:p>234.971428571429</text:p>
          </table:table-cell>
          <table:table-cell table:style-name="ce693" table:formula="of:=SUM([.P4:.P12])" office:value-type="float" office:value="152.217857142857" calcext:value-type="float">
            <text:p>152.217857142857</text:p>
          </table:table-cell>
          <table:table-cell table:style-name="ce693" table:formula="of:=SUM([.Q4:.Q12])" office:value-type="float" office:value="168.724489795918" calcext:value-type="float">
            <text:p>168.724489795918</text:p>
          </table:table-cell>
          <table:table-cell table:style-name="ce693" table:formula="of:=SUM([.R4:.R12])" office:value-type="float" office:value="184.571428571429" calcext:value-type="float">
            <text:p>184.571428571429</text:p>
          </table:table-cell>
          <table:table-cell table:style-name="ce693" table:formula="of:=SUM([.S4:.S12])" office:value-type="float" office:value="179.042857142857" calcext:value-type="float">
            <text:p>179.042857142857</text:p>
          </table:table-cell>
          <table:table-cell table:style-name="ce693" table:formula="of:=SUM([.T4:.T12])" office:value-type="float" office:value="159.003571428571" calcext:value-type="float">
            <text:p>159.003571428571</text:p>
          </table:table-cell>
          <table:table-cell table:style-name="ce693" table:formula="of:=SUM([.U4:.U12])" office:value-type="float" office:value="0" calcext:value-type="float">
            <text:p>0</text:p>
          </table:table-cell>
          <table:table-cell table:style-name="ce693" table:formula="of:=SUM([.V4:.V12])" office:value-type="float" office:value="0" calcext:value-type="float">
            <text:p>0</text:p>
          </table:table-cell>
          <table:table-cell table:style-name="ce693" table:formula="of:=SUM([.W4:.W12])" office:value-type="float" office:value="0" calcext:value-type="float">
            <text:p>0</text:p>
          </table:table-cell>
          <table:table-cell table:style-name="ce693" table:formula="of:=SUM([.X4:.X12])" office:value-type="float" office:value="0" calcext:value-type="float">
            <text:p>0</text:p>
          </table:table-cell>
          <table:table-cell table:style-name="ce693" table:formula="of:=SUM([.Y4:.Y12])" office:value-type="float" office:value="0" calcext:value-type="float">
            <text:p>0</text:p>
          </table:table-cell>
          <table:table-cell table:style-name="ce693" table:formula="of:=SUM([.Z4:.Z12])" office:value-type="float" office:value="0" calcext:value-type="float">
            <text:p>0</text:p>
          </table:table-cell>
          <table:table-cell table:style-name="ce693" table:formula="of:=SUM([.AA4:.AA12])" office:value-type="float" office:value="0" calcext:value-type="float">
            <text:p>0</text:p>
          </table:table-cell>
          <table:table-cell table:style-name="ce693" table:formula="of:=SUM([.AB4:.AB12])" office:value-type="float" office:value="0" calcext:value-type="float">
            <text:p>0</text:p>
          </table:table-cell>
          <table:table-cell table:style-name="ce693" table:formula="of:=SUM([.AC4:.AC12])" office:value-type="float" office:value="0" calcext:value-type="float">
            <text:p>0</text:p>
          </table:table-cell>
          <table:table-cell table:style-name="ce693" table:formula="of:=SUM([.AD4:.AD12])" office:value-type="float" office:value="0" calcext:value-type="float">
            <text:p>0</text:p>
          </table:table-cell>
          <table:table-cell table:style-name="ce693" table:formula="of:=SUM([.AE4:.AE12])" office:value-type="float" office:value="0" calcext:value-type="float">
            <text:p>0</text:p>
          </table:table-cell>
          <table:table-cell table:style-name="ce693" table:formula="of:=SUM([.AF4:.AF12])" office:value-type="float" office:value="0" calcext:value-type="float">
            <text:p>0</text:p>
          </table:table-cell>
          <table:table-cell table:style-name="ce693" table:formula="of:=SUM([.AG4:.AG12])" office:value-type="float" office:value="0" calcext:value-type="float">
            <text:p>0</text:p>
          </table:table-cell>
          <table:table-cell table:style-name="ce693" table:formula="of:=SUM([.AH4:.AH12])" office:value-type="float" office:value="0" calcext:value-type="float">
            <text:p>0</text:p>
          </table:table-cell>
          <table:table-cell table:style-name="ce693" table:formula="of:=SUM([.AI4:.AI12])" office:value-type="float" office:value="0" calcext:value-type="float">
            <text:p>0</text:p>
          </table:table-cell>
          <table:table-cell table:number-columns-repeated="989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14]/[.$C$14]" office:value-type="percentage" office:value="1" calcext:value-type="percentage">
            <text:p>100%</text:p>
          </table:table-cell>
          <table:table-cell table:style-name="ce400" table:formula="of:=AVERAGEIF([.F15:.AMJ15];&quot;&lt;&gt;0&quot;)" office:value-type="percentage" office:value="0.705346911673036" calcext:value-type="percentage">
            <text:p>70.53%</text:p>
          </table:table-cell>
          <table:table-cell table:style-name="ce669"/>
          <table:table-cell table:style-name="ce425" table:formula="of:=[.F14]/[.$C$14]" office:value-type="percentage" office:value="0.735344336937962" calcext:value-type="percentage">
            <text:p>74%</text:p>
          </table:table-cell>
          <table:table-cell table:style-name="ce425" table:formula="of:=[.G14]/[.$C$14]" office:value-type="percentage" office:value="0.781616391576551" calcext:value-type="percentage">
            <text:p>78%</text:p>
          </table:table-cell>
          <table:table-cell table:style-name="ce425" table:formula="of:=[.H14]/[.$C$14]" office:value-type="percentage" office:value="0.579396698918611" calcext:value-type="percentage">
            <text:p>58%</text:p>
          </table:table-cell>
          <table:table-cell table:style-name="ce425" table:formula="of:=[.I14]/[.$C$14]" office:value-type="percentage" office:value="0.82896983494593" calcext:value-type="percentage">
            <text:p>83%</text:p>
          </table:table-cell>
          <table:table-cell table:style-name="ce425" table:formula="of:=[.J14]/[.$C$14]" office:value-type="percentage" office:value="0.512521343198634" calcext:value-type="percentage">
            <text:p>51%</text:p>
          </table:table-cell>
          <table:table-cell table:style-name="ce425" table:formula="of:=[.K14]/[.$C$14]" office:value-type="percentage" office:value="0.740352874217416" calcext:value-type="percentage">
            <text:p>74%</text:p>
          </table:table-cell>
          <table:table-cell table:style-name="ce425" table:formula="of:=[.L14]/[.$C$14]" office:value-type="percentage" office:value="0.829268639726807" calcext:value-type="percentage">
            <text:p>83%</text:p>
          </table:table-cell>
          <table:table-cell table:style-name="ce425" table:formula="of:=[.M14]/[.$C$14]" office:value-type="percentage" office:value="0.684201967639645" calcext:value-type="percentage">
            <text:p>68%</text:p>
          </table:table-cell>
          <table:table-cell table:style-name="ce425" table:formula="of:=[.N14]/[.$C$14]" office:value-type="percentage" office:value="0.591592812423774" calcext:value-type="percentage">
            <text:p>59%</text:p>
          </table:table-cell>
          <table:table-cell table:style-name="ce425" table:formula="of:=[.O14]/[.$C$14]" office:value-type="percentage" office:value="0.936141149686966" calcext:value-type="percentage">
            <text:p>94%</text:p>
          </table:table-cell>
          <table:table-cell table:style-name="ce425" table:formula="of:=[.P14]/[.$C$14]" office:value-type="percentage" office:value="0.606445645987479" calcext:value-type="percentage">
            <text:p>61%</text:p>
          </table:table-cell>
          <table:table-cell table:style-name="ce425" table:formula="of:=[.Q14]/[.$C$14]" office:value-type="percentage" office:value="0.672209122692902" calcext:value-type="percentage">
            <text:p>67%</text:p>
          </table:table-cell>
          <table:table-cell table:style-name="ce425" table:formula="of:=[.R14]/[.$C$14]" office:value-type="percentage" office:value="0.735344336937962" calcext:value-type="percentage">
            <text:p>74%</text:p>
          </table:table-cell>
          <table:table-cell table:style-name="ce425" table:formula="of:=[.S14]/[.$C$14]" office:value-type="percentage" office:value="0.713318155947638" calcext:value-type="percentage">
            <text:p>71%</text:p>
          </table:table-cell>
          <table:table-cell table:style-name="ce425" table:formula="of:=[.T14]/[.$C$14]" office:value-type="percentage" office:value="0.633480364257257" calcext:value-type="percentage">
            <text:p>63%</text:p>
          </table:table-cell>
          <table:table-cell table:style-name="ce425" table:formula="of:=[.U14]/[.$C$14]" office:value-type="percentage" office:value="0" calcext:value-type="percentage">
            <text:p>0%</text:p>
          </table:table-cell>
          <table:table-cell table:style-name="ce425" table:formula="of:=[.V14]/[.$C$14]" office:value-type="percentage" office:value="0" calcext:value-type="percentage">
            <text:p>0%</text:p>
          </table:table-cell>
          <table:table-cell table:style-name="ce425" table:formula="of:=[.W14]/[.$C$14]" office:value-type="percentage" office:value="0" calcext:value-type="percentage">
            <text:p>0%</text:p>
          </table:table-cell>
          <table:table-cell table:style-name="ce425" table:formula="of:=[.X14]/[.$C$14]" office:value-type="percentage" office:value="0" calcext:value-type="percentage">
            <text:p>0%</text:p>
          </table:table-cell>
          <table:table-cell table:style-name="ce425" table:formula="of:=[.Y14]/[.$C$14]" office:value-type="percentage" office:value="0" calcext:value-type="percentage">
            <text:p>0%</text:p>
          </table:table-cell>
          <table:table-cell table:style-name="ce425" table:formula="of:=[.Z14]/[.$C$14]" office:value-type="percentage" office:value="0" calcext:value-type="percentage">
            <text:p>0%</text:p>
          </table:table-cell>
          <table:table-cell table:style-name="ce425" table:formula="of:=[.AA14]/[.$C$14]" office:value-type="percentage" office:value="0" calcext:value-type="percentage">
            <text:p>0%</text:p>
          </table:table-cell>
          <table:table-cell table:style-name="ce425" table:formula="of:=[.AB14]/[.$C$14]" office:value-type="percentage" office:value="0" calcext:value-type="percentage">
            <text:p>0%</text:p>
          </table:table-cell>
          <table:table-cell table:style-name="ce425" table:formula="of:=[.AC14]/[.$C$14]" office:value-type="percentage" office:value="0" calcext:value-type="percentage">
            <text:p>0%</text:p>
          </table:table-cell>
          <table:table-cell table:style-name="ce425" table:formula="of:=[.AD14]/[.$C$14]" office:value-type="percentage" office:value="0" calcext:value-type="percentage">
            <text:p>0%</text:p>
          </table:table-cell>
          <table:table-cell table:style-name="ce425" table:formula="of:=[.AE14]/[.$C$14]" office:value-type="percentage" office:value="0" calcext:value-type="percentage">
            <text:p>0%</text:p>
          </table:table-cell>
          <table:table-cell table:style-name="ce425" table:formula="of:=[.AF14]/[.$C$14]" office:value-type="percentage" office:value="0" calcext:value-type="percentage">
            <text:p>0%</text:p>
          </table:table-cell>
          <table:table-cell table:style-name="ce425" table:formula="of:=[.AG14]/[.$C$14]" office:value-type="percentage" office:value="0" calcext:value-type="percentage">
            <text:p>0%</text:p>
          </table:table-cell>
          <table:table-cell table:style-name="ce425" table:formula="of:=[.AH14]/[.$C$14]" office:value-type="percentage" office:value="0" calcext:value-type="percentage">
            <text:p>0%</text:p>
          </table:table-cell>
          <table:table-cell table:style-name="ce425" table:formula="of:=[.AI14]/[.$C$14]" office:value-type="percentage" office:value="0" calcext:value-type="percentage">
            <text:p>0%</text:p>
          </table:table-cell>
          <table:table-cell table:style-name="ce669" table:number-columns-repeated="989"/>
        </table:table-row>
        <table:table-row table:style-name="ro11">
          <table:table-cell table:style-name="ce684"/>
          <table:table-cell table:style-name="ce656"/>
          <table:table-cell table:style-name="ce667" table:number-columns-repeated="33"/>
          <table:table-cell table:style-name="ce680" table:number-columns-repeated="989"/>
        </table:table-row>
        <table:table-row table:style-name="ro9">
          <table:table-cell table:style-name="Header"/>
          <table:table-cell table:style-name="Header" office:value-type="string" calcext:value-type="string">
            <text:p>Assignments</text:p>
          </table:table-cell>
          <table:table-cell table:style-name="Header" table:number-columns-repeated="1022"/>
        </table:table-row>
        <table:table-row table:style-name="ro10">
          <table:table-cell table:style-name="ce388" office:value-type="date" office:date-value="2016-08-18" calcext:value-type="date">
            <text:p>8/18/2016</text:p>
          </table:table-cell>
          <table:table-cell table:style-name="ce390" office:value-type="string" calcext:value-type="string">
            <text:p>HW 1.1a: 1c-e, 2, 4, 8, 16-17 (grade: 2, 8, 17)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18:.AMJ18];&quot;&lt;&gt;0&quot;)" office:value-type="float" office:value="7.55" calcext:value-type="float">
            <text:p>7.55</text:p>
          </table:table-cell>
          <table:table-cell table:style-name="ce392" table:number-matrix-columns-spanned="1" table:number-matrix-rows-spanned="1" table:formula="of:=STDEV(IF([.F18:.AMJ18]&lt;&gt;0;[.F18:.AMJ18]))" office:value-type="float" office:value="3.23320836996881" calcext:value-type="float">
            <text:p>3.23320836996881</text:p>
          </table:table-cell>
          <table:table-cell table:style-name="ce392" office:value-type="float" office:value="9.5" calcext:value-type="float">
            <text:p>9.5</text:p>
          </table:table-cell>
          <table:table-cell table:style-name="ce392" office:value-type="float" office:value="2.2" calcext:value-type="float">
            <text:p>2.2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9" calcext:value-type="float">
            <text:p>9</text:p>
          </table:table-cell>
          <table:table-cell table:style-name="ce392" office:value-type="float" office:value="9.5" calcext:value-type="float">
            <text:p>9.5</text:p>
          </table:table-cell>
          <table:table-cell table:style-name="ce452" office:value-type="float" office:value="9.5" calcext:value-type="float">
            <text:p>9.5</text:p>
          </table:table-cell>
          <table:table-cell table:style-name="ce452" office:value-type="float" office:value="2.2" calcext:value-type="float">
            <text:p>2.2</text:p>
          </table:table-cell>
          <table:table-cell table:style-name="ce452" office:value-type="float" office:value="0" calcext:value-type="float">
            <text:p>0</text:p>
          </table:table-cell>
          <table:table-cell table:style-name="ce452" office:value-type="float" office:value="9" calcext:value-type="float">
            <text:p>9</text:p>
          </table:table-cell>
          <table:table-cell table:style-name="ce452" office:value-type="float" office:value="9.5" calcext:value-type="float">
            <text:p>9.5</text:p>
          </table:table-cell>
          <table:table-cell table:style-name="ce481" office:value-type="float" office:value="9.5" calcext:value-type="float">
            <text:p>9.5</text:p>
          </table:table-cell>
          <table:table-cell table:style-name="ce481" office:value-type="float" office:value="2.2" calcext:value-type="float">
            <text:p>2.2</text:p>
          </table:table-cell>
          <table:table-cell table:style-name="ce481" office:value-type="float" office:value="0" calcext:value-type="float">
            <text:p>0</text:p>
          </table:table-cell>
          <table:table-cell table:style-name="ce481" office:value-type="float" office:value="9" calcext:value-type="float">
            <text:p>9</text:p>
          </table:table-cell>
          <table:table-cell table:style-name="ce481" office:value-type="float" office:value="9.5" calcext:value-type="float">
            <text:p>9.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3">
          <table:table-cell table:style-name="ce388" office:value-type="date" office:date-value="2016-08-19" calcext:value-type="date">
            <text:p>8/19/2016</text:p>
          </table:table-cell>
          <table:table-cell table:style-name="ce390" office:value-type="string" calcext:value-type="string">
            <text:p>HW 1.1b: 20-21, 32 (by hand) (grade all)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19:.AMJ19];&quot;&lt;&gt;0&quot;)" office:value-type="float" office:value="8" calcext:value-type="float">
            <text:p>8</text:p>
          </table:table-cell>
          <table:table-cell table:style-name="ce392" table:number-matrix-columns-spanned="1" table:number-matrix-rows-spanned="1" table:formula="of:=STDEV(IF([.F19:.AMJ19]&lt;&gt;0;[.F19:.AMJ19]))" office:value-type="float" office:value="1.67101995568805" calcext:value-type="float">
            <text:p>1.67101995568805</text:p>
          </table:table-cell>
          <table:table-cell table:style-name="ce392" office:value-type="float" office:value="9.8" calcext:value-type="float">
            <text:p>9.8</text:p>
          </table:table-cell>
          <table:table-cell table:style-name="ce392" office:value-type="float" office:value="5.7" calcext:value-type="float">
            <text:p>5.7</text:p>
          </table:table-cell>
          <table:table-cell table:style-name="ce392" office:value-type="float" office:value="9.4" calcext:value-type="float">
            <text:p>9.4</text:p>
          </table:table-cell>
          <table:table-cell table:style-name="ce392" office:value-type="float" office:value="9" calcext:value-type="float">
            <text:p>9</text:p>
          </table:table-cell>
          <table:table-cell table:style-name="ce392" office:value-type="float" office:value="6.7" calcext:value-type="float">
            <text:p>6.7</text:p>
          </table:table-cell>
          <table:table-cell table:style-name="ce452" office:value-type="float" office:value="9.8" calcext:value-type="float">
            <text:p>9.8</text:p>
          </table:table-cell>
          <table:table-cell table:style-name="ce452" office:value-type="float" office:value="5.7" calcext:value-type="float">
            <text:p>5.7</text:p>
          </table:table-cell>
          <table:table-cell table:style-name="ce452" office:value-type="float" office:value="9.4" calcext:value-type="float">
            <text:p>9.4</text:p>
          </table:table-cell>
          <table:table-cell table:style-name="ce452" office:value-type="float" office:value="9" calcext:value-type="float">
            <text:p>9</text:p>
          </table:table-cell>
          <table:table-cell table:style-name="ce452" office:value-type="float" office:value="6.7" calcext:value-type="float">
            <text:p>6.7</text:p>
          </table:table-cell>
          <table:table-cell table:style-name="ce481" office:value-type="string" calcext:value-type="string">
            <text:p>late</text:p>
          </table:table-cell>
          <table:table-cell table:style-name="ce481" office:value-type="float" office:value="5.7" calcext:value-type="float">
            <text:p>5.7</text:p>
          </table:table-cell>
          <table:table-cell table:style-name="ce481" office:value-type="float" office:value="9.4" calcext:value-type="float">
            <text:p>9.4</text:p>
          </table:table-cell>
          <table:table-cell table:style-name="ce481" office:value-type="float" office:value="9" calcext:value-type="float">
            <text:p>9</text:p>
          </table:table-cell>
          <table:table-cell table:style-name="ce481" office:value-type="float" office:value="6.7" calcext:value-type="float">
            <text:p>6.7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3">
          <table:table-cell table:style-name="ce388" office:value-type="date" office:date-value="2016-08-23" calcext:value-type="date">
            <text:p>8/23/2016</text:p>
          </table:table-cell>
          <table:table-cell table:style-name="ce390" office:value-type="string" calcext:value-type="string">
            <text:p>HW 1.2: 2, 5, 6, 10, 13, 17, 22 (grade: 6, 13, 17; 28m)</text:p>
          </table:table-cell>
          <table:table-cell table:style-name="ce392" office:value-type="float" office:value="8" calcext:value-type="float">
            <text:p>8</text:p>
          </table:table-cell>
          <table:table-cell table:style-name="ce392" table:formula="of:=AVERAGEIF([.F20:.AMJ20];&quot;&lt;&gt;0&quot;)" office:value-type="float" office:value="6.625" calcext:value-type="float">
            <text:p>6.625</text:p>
          </table:table-cell>
          <table:table-cell table:style-name="ce392" table:number-matrix-columns-spanned="1" table:number-matrix-rows-spanned="1" table:formula="of:=STDEV(IF([.F20:.AMJ20]&lt;&gt;0;[.F20:.AMJ20]))" office:value-type="float" office:value="1.77523021258999" calcext:value-type="float">
            <text:p>1.77523021258999</text:p>
          </table:table-cell>
          <table:table-cell table:style-name="ce392" office:value-type="float" office:value="8.5" calcext:value-type="float">
            <text:p>8.5</text:p>
          </table:table-cell>
          <table:table-cell table:style-name="ce392" office:value-type="float" office:value="5.75" calcext:value-type="float">
            <text:p>5.75</text:p>
          </table:table-cell>
          <table:table-cell table:style-name="ce392" office:value-type="float" office:value="6" calcext:value-type="float">
            <text:p>6</text:p>
          </table:table-cell>
          <table:table-cell table:style-name="ce392" office:value-type="float" office:value="9" calcext:value-type="float">
            <text:p>9</text:p>
          </table:table-cell>
          <table:table-cell table:style-name="ce392" office:value-type="float" office:value="4.5" calcext:value-type="float">
            <text:p>4.5</text:p>
          </table:table-cell>
          <table:table-cell table:style-name="ce452" office:value-type="float" office:value="8.5" calcext:value-type="float">
            <text:p>8.5</text:p>
          </table:table-cell>
          <table:table-cell table:style-name="ce452" office:value-type="float" office:value="5.75" calcext:value-type="float">
            <text:p>5.75</text:p>
          </table:table-cell>
          <table:table-cell table:style-name="ce452" office:value-type="float" office:value="6" calcext:value-type="float">
            <text:p>6</text:p>
          </table:table-cell>
          <table:table-cell table:style-name="ce452" office:value-type="float" office:value="9" calcext:value-type="float">
            <text:p>9</text:p>
          </table:table-cell>
          <table:table-cell table:style-name="ce452" office:value-type="float" office:value="4.5" calcext:value-type="float">
            <text:p>4.5</text:p>
          </table:table-cell>
          <table:table-cell table:style-name="ce481" office:value-type="string" calcext:value-type="string">
            <text:p>late</text:p>
          </table:table-cell>
          <table:table-cell table:style-name="ce481" office:value-type="float" office:value="5.75" calcext:value-type="float">
            <text:p>5.75</text:p>
          </table:table-cell>
          <table:table-cell table:style-name="ce481" office:value-type="float" office:value="6" calcext:value-type="float">
            <text:p>6</text:p>
          </table:table-cell>
          <table:table-cell table:style-name="ce481" office:value-type="float" office:value="9" calcext:value-type="float">
            <text:p>9</text:p>
          </table:table-cell>
          <table:table-cell table:style-name="ce481" office:value-type="float" office:value="4.5" calcext:value-type="float">
            <text:p>4.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3">
          <table:table-cell table:style-name="ce388" office:value-type="date" office:date-value="2016-08-26" calcext:value-type="date">
            <text:p>8/26/2016</text:p>
          </table:table-cell>
          <table:table-cell table:style-name="ce390" office:value-type="string" calcext:value-type="string">
            <text:p>HW 1.3a: 2-3 (graph), 4 (no graph) (grade all; 48 m)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21:.AMJ21];&quot;&lt;&gt;0&quot;)" office:value-type="float" office:value="8.3" calcext:value-type="float">
            <text:p>8.3</text:p>
          </table:table-cell>
          <table:table-cell table:style-name="ce392" table:number-matrix-columns-spanned="1" table:number-matrix-rows-spanned="1" table:formula="of:=STDEV(IF([.F21:.AMJ21]&lt;&gt;0;[.F21:.AMJ21]))" office:value-type="float" office:value="0.254195563720897" calcext:value-type="float">
            <text:p>0.254195563720897</text:p>
          </table:table-cell>
          <table:table-cell table:style-name="ce392" office:value-type="float" office:value="8.9" calcext:value-type="float">
            <text:p>8.9</text:p>
          </table:table-cell>
          <table:table-cell table:number-columns-repeated="4" table:style-name="ce392" office:value-type="float" office:value="8.2" calcext:value-type="float">
            <text:p>8.2</text:p>
          </table:table-cell>
          <table:table-cell table:style-name="ce452" office:value-type="float" office:value="8.9" calcext:value-type="float">
            <text:p>8.9</text:p>
          </table:table-cell>
          <table:table-cell table:number-columns-repeated="4" table:style-name="ce452" office:value-type="float" office:value="8.2" calcext:value-type="float">
            <text:p>8.2</text:p>
          </table:table-cell>
          <table:table-cell table:style-name="ce481" office:value-type="string" calcext:value-type="string">
            <text:p>late</text:p>
          </table:table-cell>
          <table:table-cell table:number-columns-repeated="4" table:style-name="ce481" office:value-type="float" office:value="8.2" calcext:value-type="float">
            <text:p>8.2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3">
          <table:table-cell table:style-name="ce388" office:value-type="date" office:date-value="2016-08-31" calcext:value-type="date">
            <text:p>8/31/2016</text:p>
          </table:table-cell>
          <table:table-cell table:style-name="ce390" office:value-type="string" calcext:value-type="string">
            <text:p>HW 1.3b: 7-9, 14, 20, 26, 41 (grade all; 2pt; 30m)</text:p>
          </table:table-cell>
          <table:table-cell table:style-name="ce392" office:value-type="float" office:value="8" calcext:value-type="float">
            <text:p>8</text:p>
          </table:table-cell>
          <table:table-cell table:style-name="ce392" table:formula="of:=AVERAGEIF([.F22:.AMJ22];&quot;&lt;&gt;0&quot;)" office:value-type="float" office:value="6.16319444444444" calcext:value-type="float">
            <text:p>6.16319444444444</text:p>
          </table:table-cell>
          <table:table-cell table:style-name="ce392" table:number-matrix-columns-spanned="1" table:number-matrix-rows-spanned="1" table:formula="of:=STDEV(IF([.F22:.AMJ22]&lt;&gt;0;[.F22:.AMJ22]))" office:value-type="float" office:value="1.52292762032752" calcext:value-type="float">
            <text:p>1.52292762032752</text:p>
          </table:table-cell>
          <table:table-cell table:style-name="ce392" table:formula="of:=14/18*10" office:value-type="float" office:value="7.77777777777778" calcext:value-type="float">
            <text:p>7.77777777777778</text:p>
          </table:table-cell>
          <table:table-cell table:style-name="ce392" table:formula="of:=9/16*10" office:value-type="float" office:value="5.625" calcext:value-type="float">
            <text:p>5.625</text:p>
          </table:table-cell>
          <table:table-cell table:style-name="ce392" office:value-type="float" office:value="0" calcext:value-type="float">
            <text:p>0</text:p>
          </table:table-cell>
          <table:table-cell table:style-name="ce392" table:formula="of:=10/18*10" office:value-type="float" office:value="5.55555555555556" calcext:value-type="float">
            <text:p>5.55555555555556</text:p>
          </table:table-cell>
          <table:table-cell table:style-name="ce392" table:formula="of:=10/18*10" office:value-type="float" office:value="5.55555555555556" calcext:value-type="float">
            <text:p>5.55555555555556</text:p>
          </table:table-cell>
          <table:table-cell table:style-name="ce392" table:formula="of:=14/18*10" office:value-type="float" office:value="7.77777777777778" calcext:value-type="float">
            <text:p>7.77777777777778</text:p>
          </table:table-cell>
          <table:table-cell table:style-name="ce392" table:formula="of:=17/18*10" office:value-type="float" office:value="9.44444444444444" calcext:value-type="float">
            <text:p>9.44444444444444</text:p>
          </table:table-cell>
          <table:table-cell table:style-name="ce392" table:formula="of:=11/18*10" office:value-type="float" office:value="6.11111111111111" calcext:value-type="float">
            <text:p>6.11111111111111</text:p>
          </table:table-cell>
          <table:table-cell table:style-name="ce392" table:formula="of:=11/18*10" office:value-type="float" office:value="6.11111111111111" calcext:value-type="float">
            <text:p>6.11111111111111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late</text:p>
          </table:table-cell>
          <table:table-cell table:style-name="ce392" table:formula="of:=8/18*10" office:value-type="float" office:value="4.44444444444444" calcext:value-type="float">
            <text:p>4.44444444444444</text:p>
          </table:table-cell>
          <table:table-cell table:style-name="ce392" table:formula="of:=11/18*10" office:value-type="float" office:value="6.11111111111111" calcext:value-type="float">
            <text:p>6.11111111111111</text:p>
          </table:table-cell>
          <table:table-cell table:style-name="ce392" table:formula="of:=7/18*10" office:value-type="float" office:value="3.88888888888889" calcext:value-type="float">
            <text:p>3.88888888888889</text:p>
          </table:table-cell>
          <table:table-cell table:style-name="ce392" table:formula="of:=10/18*10" office:value-type="float" office:value="5.55555555555556" calcext:value-type="float">
            <text:p>5.55555555555556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3">
          <table:table-cell table:style-name="ce388" office:value-type="date" office:date-value="2016-09-05" calcext:value-type="date">
            <text:p>9/5/2016</text:p>
          </table:table-cell>
          <table:table-cell table:style-name="ce390" office:value-type="string" calcext:value-type="string">
            <text:p>HW 1.4a: 1, 4, 8, 12, 16 (grade all/12; 2pt; class)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23:.AMJ23];&quot;&lt;&gt;0&quot;)" office:value-type="float" office:value="6.28787878787879" calcext:value-type="float">
            <text:p>6.28787878787879</text:p>
          </table:table-cell>
          <table:table-cell table:style-name="ce392" table:number-matrix-columns-spanned="1" table:number-matrix-rows-spanned="1" table:formula="of:=STDEV(IF([.F23:.AMJ23]&lt;&gt;0;[.F23:.AMJ23]))" office:value-type="float" office:value="1.50755672288882" calcext:value-type="float">
            <text:p>1.50755672288882</text:p>
          </table:table-cell>
          <table:table-cell table:style-name="ce392" table:formula="of:=8/12*10" office:value-type="float" office:value="6.66666666666667" calcext:value-type="float">
            <text:p>6.66666666666667</text:p>
          </table:table-cell>
          <table:table-cell table:style-name="ce392" table:formula="of:=8/12*10" office:value-type="float" office:value="6.66666666666667" calcext:value-type="float">
            <text:p>6.66666666666667</text:p>
          </table:table-cell>
          <table:table-cell table:style-name="ce392" table:formula="of:=8/12*10" office:value-type="float" office:value="6.66666666666667" calcext:value-type="float">
            <text:p>6.66666666666667</text:p>
          </table:table-cell>
          <table:table-cell table:style-name="ce392" table:formula="of:=10/12*10" office:value-type="float" office:value="8.33333333333333" calcext:value-type="float">
            <text:p>8.33333333333333</text:p>
          </table:table-cell>
          <table:table-cell table:style-name="ce392" table:formula="of:=10/12*10" office:value-type="float" office:value="8.33333333333333" calcext:value-type="float">
            <text:p>8.33333333333333</text:p>
          </table:table-cell>
          <table:table-cell table:style-name="ce392" table:formula="of:=6/12*10" office:value-type="float" office:value="5" calcext:value-type="float">
            <text:p>5</text:p>
          </table:table-cell>
          <table:table-cell table:style-name="ce392" office:value-type="string" calcext:value-type="string">
            <text:p>late</text:p>
          </table:table-cell>
          <table:table-cell table:style-name="ce392" table:formula="of:=9/12*10" office:value-type="float" office:value="7.5" calcext:value-type="float">
            <text:p>7.5</text:p>
          </table:table-cell>
          <table:table-cell table:style-name="ce392" office:value-type="string" calcext:value-type="string">
            <text:p>late</text:p>
          </table:table-cell>
          <table:table-cell table:style-name="ce392" table:formula="of:=7/12*10" office:value-type="float" office:value="5.83333333333333" calcext:value-type="float">
            <text:p>5.83333333333333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4/12*10" office:value-type="float" office:value="3.33333333333333" calcext:value-type="float">
            <text:p>3.33333333333333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style-name="ce392" table:formula="of:=7/12*10" office:value-type="float" office:value="5.83333333333333" calcext:value-type="float">
            <text:p>5.83333333333333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07" calcext:value-type="date">
            <text:p>9/7/2016</text:p>
          </table:table-cell>
          <table:table-cell table:style-name="ce390" office:value-type="string" calcext:value-type="string">
            <text:p>HW 1.4b: 18, 20, 24, 30, 38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24:.AMJ24];&quot;&lt;&gt;0&quot;)" office:value-type="float" office:value="5.6" calcext:value-type="float">
            <text:p>5.6</text:p>
          </table:table-cell>
          <table:table-cell table:style-name="ce392" table:number-matrix-columns-spanned="1" table:number-matrix-rows-spanned="1" table:formula="of:=STDEV(IF([.F24:.AMJ24]&lt;&gt;0;[.F24:.AMJ24]))" office:value-type="float" office:value="1.40407570003493" calcext:value-type="float">
            <text:p>1.40407570003493</text:p>
          </table:table-cell>
          <table:table-cell table:style-name="ce426" office:value-type="float" office:value="6" calcext:value-type="float">
            <text:p>6</text:p>
          </table:table-cell>
          <table:table-cell table:style-name="ce426" office:value-type="float" office:value="3" calcext:value-type="float">
            <text:p>3</text:p>
          </table:table-cell>
          <table:table-cell table:style-name="ce426" office:value-type="float" office:value="7" calcext:value-type="float">
            <text:p>7</text:p>
          </table:table-cell>
          <table:table-cell table:number-columns-repeated="2" table:style-name="ce426" office:value-type="float" office:value="6" calcext:value-type="float">
            <text:p>6</text:p>
          </table:table-cell>
          <table:table-cell table:style-name="ce392" office:value-type="float" office:value="6" calcext:value-type="float">
            <text:p>6</text:p>
          </table:table-cell>
          <table:table-cell table:style-name="ce459" office:value-type="float" office:value="6" calcext:value-type="float">
            <text:p>6</text:p>
          </table:table-cell>
          <table:table-cell table:style-name="ce459" office:value-type="float" office:value="3" calcext:value-type="float">
            <text:p>3</text:p>
          </table:table-cell>
          <table:table-cell table:style-name="ce459" office:value-type="float" office:value="7" calcext:value-type="float">
            <text:p>7</text:p>
          </table:table-cell>
          <table:table-cell table:number-columns-repeated="2" table:style-name="ce459" office:value-type="float" office:value="6" calcext:value-type="float">
            <text:p>6</text:p>
          </table:table-cell>
          <table:table-cell table:style-name="ce392" office:value-type="float" office:value="3" calcext:value-type="float">
            <text:p>3</text:p>
          </table:table-cell>
          <table:table-cell table:style-name="ce392" office:value-type="float" office:value="7" calcext:value-type="float">
            <text:p>7</text:p>
          </table:table-cell>
          <table:table-cell table:number-columns-repeated="2" table:style-name="ce392" office:value-type="float" office:value="6" calcext:value-type="float">
            <text:p>6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3" calcext:value-type="date">
            <text:p>9/13/2016</text:p>
          </table:table-cell>
          <table:table-cell table:style-name="ce390" office:value-type="string" calcext:value-type="string">
            <text:p>HW 1.6: 2, 4, 6, 12, 16, 20, 26, 32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25:.AMJ25];&quot;&lt;&gt;0&quot;)" office:value-type="float" office:value="4.01785714285714" calcext:value-type="float">
            <text:p>4.01785714285714</text:p>
          </table:table-cell>
          <table:table-cell table:style-name="ce392" table:number-matrix-columns-spanned="1" table:number-matrix-rows-spanned="1" table:formula="of:=STDEV(IF([.F25:.AMJ25]&lt;&gt;0;[.F25:.AMJ25]))" office:value-type="float" office:value="2.19068645471166" calcext:value-type="float">
            <text:p>2.19068645471166</text:p>
          </table:table-cell>
          <table:table-cell table:number-columns-repeated="2" table:style-name="ce426" office:value-type="string" calcext:value-type="string">
            <text:p>late</text:p>
          </table:table-cell>
          <table:table-cell table:style-name="ce426" office:value-type="float" office:value="0" calcext:value-type="float">
            <text:p>0</text:p>
          </table:table-cell>
          <table:table-cell table:style-name="ce426" table:formula="of:=3/16*10" office:value-type="float" office:value="1.875" calcext:value-type="float">
            <text:p>1.875</text:p>
          </table:table-cell>
          <table:table-cell table:style-name="ce426" table:formula="of:=8/16*10" office:value-type="float" office:value="5" calcext:value-type="float">
            <text:p>5</text:p>
          </table:table-cell>
          <table:table-cell table:style-name="ce392" table:formula="of:=12/16*10" office:value-type="float" office:value="7.5" calcext:value-type="float">
            <text:p>7.5</text:p>
          </table:table-cell>
          <table:table-cell table:number-columns-repeated="2" table:style-name="ce459" office:value-type="string" calcext:value-type="string">
            <text:p>late</text:p>
          </table:table-cell>
          <table:table-cell table:style-name="ce459" office:value-type="float" office:value="0" calcext:value-type="float">
            <text:p>0</text:p>
          </table:table-cell>
          <table:table-cell table:style-name="ce459" table:formula="of:=3/16*10" office:value-type="float" office:value="1.875" calcext:value-type="float">
            <text:p>1.875</text:p>
          </table:table-cell>
          <table:table-cell table:style-name="ce459" table:formula="of:=8/16*10" office:value-type="float" office:value="5" calcext:value-type="float">
            <text:p>5</text:p>
          </table:table-cell>
          <table:table-cell table:style-name="ce392" office:value-type="string" calcext:value-type="string">
            <text:p>late</text:p>
          </table:table-cell>
          <table:table-cell table:style-name="ce392" office:value-type="float" office:value="0" calcext:value-type="float">
            <text:p>0</text:p>
          </table:table-cell>
          <table:table-cell table:style-name="ce392" table:formula="of:=3/16*10" office:value-type="float" office:value="1.875" calcext:value-type="float">
            <text:p>1.875</text:p>
          </table:table-cell>
          <table:table-cell table:style-name="ce392" table:formula="of:=8/16*10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6" calcext:value-type="date">
            <text:p>9/16/2016</text:p>
          </table:table-cell>
          <table:table-cell table:style-name="ce390" office:value-type="string" calcext:value-type="string">
            <text:p>Test 1 EC: p. 67 #14, 18, 40, 46, 48, 52, 54, 58, 86, 92</text:p>
          </table:table-cell>
          <table:table-cell table:style-name="ce392" office:value-type="float" office:value="0" calcext:value-type="float">
            <text:p>0</text:p>
          </table:table-cell>
          <table:table-cell table:style-name="ce392" table:formula="of:=AVERAGEIF([.F26:.AMJ26];&quot;&lt;&gt;0&quot;)" office:value-type="float" office:value="3.27777777777778" calcext:value-type="float">
            <text:p>3.27777777777778</text:p>
          </table:table-cell>
          <table:table-cell table:style-name="ce392" table:number-matrix-columns-spanned="1" table:number-matrix-rows-spanned="1" table:formula="of:=STDEV(IF([.F26:.AMJ26]&lt;&gt;0;[.F26:.AMJ26]))" office:value-type="float" office:value="0.263523138347365" calcext:value-type="float">
            <text:p>0.263523138347365</text:p>
          </table:table-cell>
          <table:table-cell table:style-name="ce426" table:formula="of:=7/20*10" office:value-type="float" office:value="3.5" calcext:value-type="float">
            <text:p>3.5</text:p>
          </table:table-cell>
          <table:table-cell table:style-name="ce426"/>
          <table:table-cell table:style-name="ce426" table:formula="of:=7/20*10" office:value-type="float" office:value="3.5" calcext:value-type="float">
            <text:p>3.5</text:p>
          </table:table-cell>
          <table:table-cell table:style-name="ce426"/>
          <table:table-cell table:style-name="ce426" table:formula="of:=6/20*10" office:value-type="float" office:value="3" calcext:value-type="float">
            <text:p>3</text:p>
          </table:table-cell>
          <table:table-cell table:style-name="ce392" table:formula="of:=6/20*10" office:value-type="float" office:value="3" calcext:value-type="float">
            <text:p>3</text:p>
          </table:table-cell>
          <table:table-cell table:style-name="ce459" table:formula="of:=7/20*10" office:value-type="float" office:value="3.5" calcext:value-type="float">
            <text:p>3.5</text:p>
          </table:table-cell>
          <table:table-cell table:style-name="ce459"/>
          <table:table-cell table:style-name="ce459" table:formula="of:=7/20*10" office:value-type="float" office:value="3.5" calcext:value-type="float">
            <text:p>3.5</text:p>
          </table:table-cell>
          <table:table-cell table:style-name="ce459"/>
          <table:table-cell table:style-name="ce459" table:formula="of:=6/20*10" office:value-type="float" office:value="3" calcext:value-type="float">
            <text:p>3</text:p>
          </table:table-cell>
          <table:table-cell table:style-name="ce392"/>
          <table:table-cell table:style-name="ce392" table:formula="of:=7/20*10" office:value-type="float" office:value="3.5" calcext:value-type="float">
            <text:p>3.5</text:p>
          </table:table-cell>
          <table:table-cell table:style-name="ce392"/>
          <table:table-cell table:style-name="ce392" table:formula="of:=6/20*10" office:value-type="float" office:value="3" calcext:value-type="float">
            <text:p>3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3">
          <table:table-cell table:style-name="ce388" office:value-type="date" office:date-value="2016-09-26" calcext:value-type="date">
            <text:p>9/26/2016</text:p>
          </table:table-cell>
          <table:table-cell table:style-name="ce390" office:value-type="string" calcext:value-type="string">
            <text:p>HW 2.2: 2, 4, 6, 14, 16, 18, 26, 28, 30, 32, 42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27:.AMJ27];&quot;&lt;&gt;0&quot;)" office:value-type="float" office:value="6.09090909090909" calcext:value-type="float">
            <text:p>6.09090909090909</text:p>
          </table:table-cell>
          <table:table-cell table:style-name="ce392" table:number-matrix-columns-spanned="1" table:number-matrix-rows-spanned="1" table:formula="of:=STDEV(IF([.F27:.AMJ27]&lt;&gt;0;[.F27:.AMJ27]))" office:value-type="float" office:value="2.37931860514589" calcext:value-type="float">
            <text:p>2.37931860514589</text:p>
          </table:table-cell>
          <table:table-cell table:style-name="ce428" table:formula="of:=17/22*10" office:value-type="float" office:value="7.72727272727273" calcext:value-type="float">
            <text:p>7.72727272727273</text:p>
          </table:table-cell>
          <table:table-cell table:style-name="ce428" table:formula="of:=19/22*10" office:value-type="float" office:value="8.63636363636364" calcext:value-type="float">
            <text:p>8.63636363636364</text:p>
          </table:table-cell>
          <table:table-cell table:style-name="ce428" table:formula="of:=9/22*10" office:value-type="float" office:value="4.09090909090909" calcext:value-type="float">
            <text:p>4.09090909090909</text:p>
          </table:table-cell>
          <table:table-cell table:style-name="ce428" table:formula="of:=6/22*10" office:value-type="float" office:value="2.72727272727273" calcext:value-type="float">
            <text:p>2.72727272727273</text:p>
          </table:table-cell>
          <table:table-cell table:style-name="ce392" table:formula="of:=9/22*10" office:value-type="float" office:value="4.09090909090909" calcext:value-type="float">
            <text:p>4.09090909090909</text:p>
          </table:table-cell>
          <table:table-cell table:style-name="ce453" table:formula="of:=17/22*10" office:value-type="float" office:value="7.72727272727273" calcext:value-type="float">
            <text:p>7.72727272727273</text:p>
          </table:table-cell>
          <table:table-cell table:style-name="ce453" table:formula="of:=19/22*10" office:value-type="float" office:value="8.63636363636364" calcext:value-type="float">
            <text:p>8.63636363636364</text:p>
          </table:table-cell>
          <table:table-cell table:style-name="ce453" table:formula="of:=9/22*10" office:value-type="float" office:value="4.09090909090909" calcext:value-type="float">
            <text:p>4.09090909090909</text:p>
          </table:table-cell>
          <table:table-cell table:style-name="ce453" table:formula="of:=6/22*10" office:value-type="float" office:value="2.72727272727273" calcext:value-type="float">
            <text:p>2.72727272727273</text:p>
          </table:table-cell>
          <table:table-cell table:style-name="ce475" table:formula="of:=17/22*10" office:value-type="float" office:value="7.72727272727273" calcext:value-type="float">
            <text:p>7.72727272727273</text:p>
          </table:table-cell>
          <table:table-cell table:style-name="ce475" table:formula="of:=19/22*10" office:value-type="float" office:value="8.63636363636364" calcext:value-type="float">
            <text:p>8.63636363636364</text:p>
          </table:table-cell>
          <table:table-cell table:style-name="ce475" table:formula="of:=9/22*10" office:value-type="float" office:value="4.09090909090909" calcext:value-type="float">
            <text:p>4.09090909090909</text:p>
          </table:table-cell>
          <table:table-cell table:style-name="ce491" table:formula="of:=17/22*10" office:value-type="float" office:value="7.72727272727273" calcext:value-type="float">
            <text:p>7.72727272727273</text:p>
          </table:table-cell>
          <table:table-cell table:style-name="ce491" table:formula="of:=19/22*10" office:value-type="float" office:value="8.63636363636364" calcext:value-type="float">
            <text:p>8.63636363636364</text:p>
          </table:table-cell>
          <table:table-cell table:style-name="ce491" table:formula="of:=9/22*10" office:value-type="float" office:value="4.09090909090909" calcext:value-type="float">
            <text:p>4.09090909090909</text:p>
          </table:table-cell>
          <table:table-cell table:style-name="ce491"/>
          <table:table-cell table:style-name="ce392" table:number-columns-repeated="14"/>
          <table:table-cell table:style-name="ce517" table:number-columns-repeated="989"/>
        </table:table-row>
        <table:table-row table:style-name="ro13">
          <table:table-cell table:style-name="ce388" office:value-type="date" office:date-value="2016-09-29" calcext:value-type="date">
            <text:p>9/29/2016</text:p>
          </table:table-cell>
          <table:table-cell table:style-name="ce390" office:value-type="string" calcext:value-type="string">
            <text:p>HW 2.4a: 2, 4, 6, 10, 12, 14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table:formula="of:=AVERAGEIF([.F28:.AMJ28];&quot;&lt;&gt;0&quot;)" office:value-type="float" office:value="5.94444444444444" calcext:value-type="float">
            <text:p>5.94444444444444</text:p>
          </table:table-cell>
          <table:table-cell table:style-name="ce392" table:number-matrix-columns-spanned="1" table:number-matrix-rows-spanned="1" table:formula="of:=STDEV(IF([.F28:.AMJ28]&lt;&gt;0;[.F28:.AMJ28]))" office:value-type="float" office:value="1.8598372802465" calcext:value-type="float">
            <text:p>1.8598372802465</text:p>
          </table:table-cell>
          <table:table-cell table:style-name="ce428" table:formula="of:=4/12*10" office:value-type="float" office:value="3.33333333333333" calcext:value-type="float">
            <text:p>3.33333333333333</text:p>
          </table:table-cell>
          <table:table-cell table:style-name="ce428" table:formula="of:=9/12*10" office:value-type="float" office:value="7.5" calcext:value-type="float">
            <text:p>7.5</text:p>
          </table:table-cell>
          <table:table-cell table:style-name="ce428" table:formula="of:=(9-2)/12*10" office:value-type="float" office:value="5.83333333333333" calcext:value-type="float">
            <text:p>5.83333333333333</text:p>
          </table:table-cell>
          <table:table-cell table:style-name="ce428" table:formula="of:=10/12*10" office:value-type="float" office:value="8.33333333333333" calcext:value-type="float">
            <text:p>8.33333333333333</text:p>
          </table:table-cell>
          <table:table-cell table:style-name="ce392" table:formula="of:=(9-2)/12*10" office:value-type="float" office:value="5.83333333333333" calcext:value-type="float">
            <text:p>5.83333333333333</text:p>
          </table:table-cell>
          <table:table-cell table:style-name="ce453" table:formula="of:=4/12*10" office:value-type="float" office:value="3.33333333333333" calcext:value-type="float">
            <text:p>3.33333333333333</text:p>
          </table:table-cell>
          <table:table-cell table:style-name="ce453" table:formula="of:=9/12*10" office:value-type="float" office:value="7.5" calcext:value-type="float">
            <text:p>7.5</text:p>
          </table:table-cell>
          <table:table-cell table:style-name="ce453" table:formula="of:=(9-2)/12*10" office:value-type="float" office:value="5.83333333333333" calcext:value-type="float">
            <text:p>5.83333333333333</text:p>
          </table:table-cell>
          <table:table-cell table:style-name="ce453" table:formula="of:=10/12*10" office:value-type="float" office:value="8.33333333333333" calcext:value-type="float">
            <text:p>8.33333333333333</text:p>
          </table:table-cell>
          <table:table-cell table:style-name="ce475" table:formula="of:=4/12*10" office:value-type="float" office:value="3.33333333333333" calcext:value-type="float">
            <text:p>3.33333333333333</text:p>
          </table:table-cell>
          <table:table-cell table:style-name="ce475" table:formula="of:=9/12*10" office:value-type="float" office:value="7.5" calcext:value-type="float">
            <text:p>7.5</text:p>
          </table:table-cell>
          <table:table-cell table:style-name="ce475" table:formula="of:=(9-2)/12*10" office:value-type="float" office:value="5.83333333333333" calcext:value-type="float">
            <text:p>5.83333333333333</text:p>
          </table:table-cell>
          <table:table-cell table:style-name="ce491" table:formula="of:=4/12*10" office:value-type="float" office:value="3.33333333333333" calcext:value-type="float">
            <text:p>3.33333333333333</text:p>
          </table:table-cell>
          <table:table-cell table:style-name="ce491" table:formula="of:=9/12*10" office:value-type="float" office:value="7.5" calcext:value-type="float">
            <text:p>7.5</text:p>
          </table:table-cell>
          <table:table-cell table:style-name="ce491" table:formula="of:=(9-2)/12*10" office:value-type="float" office:value="5.83333333333333" calcext:value-type="float">
            <text:p>5.83333333333333</text:p>
          </table:table-cell>
          <table:table-cell table:style-name="ce491"/>
          <table:table-cell table:style-name="ce392" table:number-columns-repeated="14"/>
          <table:table-cell table:style-name="ce517" table:number-columns-repeated="989"/>
        </table:table-row>
        <table:table-row table:style-name="ro13">
          <table:table-cell table:style-name="ce388" office:value-type="date" office:date-value="2016-10-06" calcext:value-type="date">
            <text:p>10/6/2016</text:p>
          </table:table-cell>
          <table:table-cell table:style-name="ce390" office:value-type="string" calcext:value-type="string">
            <text:p>HW 2.4b: 30, 32, 36, 58, 60, 62</text:p>
          </table:table-cell>
          <table:table-cell table:style-name="ce392" office:value-type="float" office:value="10" calcext:value-type="float">
            <text:p>10</text:p>
          </table:table-cell>
          <table:table-cell table:style-name="ce404" table:formula="of:=AVERAGEIF([.F29:.AMJ29];&quot;&lt;&gt;0&quot;)" office:value-type="float" office:value="8.88888888888889" calcext:value-type="float">
            <text:p>8.88888888888889</text:p>
          </table:table-cell>
          <table:table-cell table:style-name="ce404" table:number-matrix-columns-spanned="1" table:number-matrix-rows-spanned="1" table:formula="of:=STDEV(IF([.F29:.AMJ29]&lt;&gt;0;[.F29:.AMJ29]))" office:value-type="float" office:value="1.90724045090443" calcext:value-type="float">
            <text:p>1.90724045090443</text:p>
          </table:table-cell>
          <table:table-cell table:style-name="ce428" table:formula="of:=12/12*10" office:value-type="float" office:value="10" calcext:value-type="float">
            <text:p>10</text:p>
          </table:table-cell>
          <table:table-cell table:style-name="ce428" table:formula="of:=7/12*10" office:value-type="float" office:value="5.83333333333333" calcext:value-type="float">
            <text:p>5.83333333333333</text:p>
          </table:table-cell>
          <table:table-cell table:style-name="ce428" table:formula="of:=12/12*10" office:value-type="float" office:value="10" calcext:value-type="float">
            <text:p>10</text:p>
          </table:table-cell>
          <table:table-cell table:style-name="ce428" table:formula="of:=12/12*10" office:value-type="float" office:value="10" calcext:value-type="float">
            <text:p>10</text:p>
          </table:table-cell>
          <table:table-cell table:style-name="ce392" table:formula="of:=12/12*10" office:value-type="float" office:value="10" calcext:value-type="float">
            <text:p>10</text:p>
          </table:table-cell>
          <table:table-cell table:style-name="ce453" table:formula="of:=12/12*10" office:value-type="float" office:value="10" calcext:value-type="float">
            <text:p>10</text:p>
          </table:table-cell>
          <table:table-cell table:style-name="ce453" table:formula="of:=7/12*10" office:value-type="float" office:value="5.83333333333333" calcext:value-type="float">
            <text:p>5.83333333333333</text:p>
          </table:table-cell>
          <table:table-cell table:style-name="ce453" table:formula="of:=12/12*10" office:value-type="float" office:value="10" calcext:value-type="float">
            <text:p>10</text:p>
          </table:table-cell>
          <table:table-cell table:style-name="ce453" table:formula="of:=12/12*10" office:value-type="float" office:value="10" calcext:value-type="float">
            <text:p>10</text:p>
          </table:table-cell>
          <table:table-cell table:style-name="ce475" table:formula="of:=12/12*10" office:value-type="float" office:value="10" calcext:value-type="float">
            <text:p>10</text:p>
          </table:table-cell>
          <table:table-cell table:style-name="ce475" table:formula="of:=7/12*10" office:value-type="float" office:value="5.83333333333333" calcext:value-type="float">
            <text:p>5.83333333333333</text:p>
          </table:table-cell>
          <table:table-cell table:style-name="ce475" table:formula="of:=12/12*10" office:value-type="float" office:value="10" calcext:value-type="float">
            <text:p>10</text:p>
          </table:table-cell>
          <table:table-cell table:style-name="ce491" table:formula="of:=12/12*10" office:value-type="float" office:value="10" calcext:value-type="float">
            <text:p>10</text:p>
          </table:table-cell>
          <table:table-cell table:style-name="ce491" table:formula="of:=7/12*10" office:value-type="float" office:value="5.83333333333333" calcext:value-type="float">
            <text:p>5.83333333333333</text:p>
          </table:table-cell>
          <table:table-cell table:style-name="ce491" table:formula="of:=12/12*10" office:value-type="float" office:value="10" calcext:value-type="float">
            <text:p>10</text:p>
          </table:table-cell>
          <table:table-cell table:style-name="ce491"/>
          <table:table-cell table:style-name="ce392" table:number-columns-repeated="14"/>
          <table:table-cell table:style-name="ce517" table:number-columns-repeated="989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2"/>
          <table:table-cell table:style-name="ce680" table:number-columns-repeated="989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4" calcext:value-type="float">
            <text:p>0.4</text:p>
          </table:table-cell>
          <table:table-cell table:style-name="ce692" table:number-columns-repeated="2"/>
          <table:table-cell table:style-name="ce667" table:number-columns-repeated="30"/>
          <table:table-cell table:style-name="ce680"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68" table:formula="of:=SUM([.C18:.C30])" office:value-type="float" office:value="106" calcext:value-type="float">
            <text:p>106</text:p>
          </table:table-cell>
          <table:table-cell table:style-name="ce668" table:number-columns-repeated="2"/>
          <table:table-cell table:style-name="ce668" table:formula="of:=SUM([.F18:.F30])" office:value-type="float" office:value="81.7050505050505" calcext:value-type="float">
            <text:p>81.7050505050505</text:p>
          </table:table-cell>
          <table:table-cell table:style-name="ce668" table:formula="of:=SUM([.G18:.G30])" office:value-type="float" office:value="59.1113636363636" calcext:value-type="float">
            <text:p>59.1113636363636</text:p>
          </table:table-cell>
          <table:table-cell table:style-name="ce668" table:formula="of:=SUM([.H18:.H30])" office:value-type="float" office:value="60.6909090909091" calcext:value-type="float">
            <text:p>60.6909090909091</text:p>
          </table:table-cell>
          <table:table-cell table:style-name="ce668" table:formula="of:=SUM([.I18:.I30])" office:value-type="float" office:value="78.024494949495" calcext:value-type="float">
            <text:p>78.024494949495</text:p>
          </table:table-cell>
          <table:table-cell table:style-name="ce668" table:formula="of:=SUM([.J18:.J30])" office:value-type="float" office:value="76.7131313131313" calcext:value-type="float">
            <text:p>76.7131313131313</text:p>
          </table:table-cell>
          <table:table-cell table:style-name="ce668" table:formula="of:=SUM([.K18:.K30])" office:value-type="float" office:value="87.0383838383838" calcext:value-type="float">
            <text:p>87.0383838383838</text:p>
          </table:table-cell>
          <table:table-cell table:style-name="ce668" table:formula="of:=SUM([.L18:.L30])" office:value-type="float" office:value="62.7641414141414" calcext:value-type="float">
            <text:p>62.7641414141414</text:p>
          </table:table-cell>
          <table:table-cell table:style-name="ce668" table:formula="of:=SUM([.M18:.M30])" office:value-type="float" office:value="60.1353535353535" calcext:value-type="float">
            <text:p>60.1353535353535</text:p>
          </table:table-cell>
          <table:table-cell table:style-name="ce668" table:formula="of:=SUM([.N18:.N30])" office:value-type="float" office:value="72.8717171717172" calcext:value-type="float">
            <text:p>72.8717171717172</text:p>
          </table:table-cell>
          <table:table-cell table:style-name="ce668" table:formula="of:=SUM([.O18:.O30])" office:value-type="float" office:value="63.6689393939394" calcext:value-type="float">
            <text:p>63.6689393939394</text:p>
          </table:table-cell>
          <table:table-cell table:style-name="ce668" table:formula="of:=SUM([.P18:.P30])" office:value-type="float" office:value="50.469696969697" calcext:value-type="float">
            <text:p>50.469696969697</text:p>
          </table:table-cell>
          <table:table-cell table:style-name="ce668" table:formula="of:=SUM([.Q18:.Q30])" office:value-type="float" office:value="52.5520202020202" calcext:value-type="float">
            <text:p>52.5520202020202</text:p>
          </table:table-cell>
          <table:table-cell table:style-name="ce668" table:formula="of:=SUM([.R18:.R30])" office:value-type="float" office:value="61.2717171717172" calcext:value-type="float">
            <text:p>61.2717171717172</text:p>
          </table:table-cell>
          <table:table-cell table:style-name="ce668" table:formula="of:=SUM([.S18:.S30])" office:value-type="float" office:value="68.9335858585859" calcext:value-type="float">
            <text:p>68.9335858585859</text:p>
          </table:table-cell>
          <table:table-cell table:style-name="ce668" table:formula="of:=SUM([.T18:.T30])" office:value-type="float" office:value="74.2131313131313" calcext:value-type="float">
            <text:p>74.2131313131313</text:p>
          </table:table-cell>
          <table:table-cell table:style-name="ce668" table:formula="of:=SUM([.U18:.U30])" office:value-type="float" office:value="0" calcext:value-type="float">
            <text:p>0</text:p>
          </table:table-cell>
          <table:table-cell table:style-name="ce668" table:formula="of:=SUM([.V18:.V30])" office:value-type="float" office:value="0" calcext:value-type="float">
            <text:p>0</text:p>
          </table:table-cell>
          <table:table-cell table:style-name="ce668" table:formula="of:=SUM([.W18:.W30])" office:value-type="float" office:value="0" calcext:value-type="float">
            <text:p>0</text:p>
          </table:table-cell>
          <table:table-cell table:style-name="ce668" table:formula="of:=SUM([.X18:.X30])" office:value-type="float" office:value="0" calcext:value-type="float">
            <text:p>0</text:p>
          </table:table-cell>
          <table:table-cell table:style-name="ce668" table:formula="of:=SUM([.Y18:.Y30])" office:value-type="float" office:value="0" calcext:value-type="float">
            <text:p>0</text:p>
          </table:table-cell>
          <table:table-cell table:style-name="ce668" table:formula="of:=SUM([.Z18:.Z30])" office:value-type="float" office:value="0" calcext:value-type="float">
            <text:p>0</text:p>
          </table:table-cell>
          <table:table-cell table:style-name="ce668" table:formula="of:=SUM([.AA18:.AA30])" office:value-type="float" office:value="0" calcext:value-type="float">
            <text:p>0</text:p>
          </table:table-cell>
          <table:table-cell table:style-name="ce668" table:formula="of:=SUM([.AB18:.AB30])" office:value-type="float" office:value="0" calcext:value-type="float">
            <text:p>0</text:p>
          </table:table-cell>
          <table:table-cell table:style-name="ce668" table:formula="of:=SUM([.AC18:.AC30])" office:value-type="float" office:value="0" calcext:value-type="float">
            <text:p>0</text:p>
          </table:table-cell>
          <table:table-cell table:style-name="ce668" table:formula="of:=SUM([.AD18:.AD30])" office:value-type="float" office:value="0" calcext:value-type="float">
            <text:p>0</text:p>
          </table:table-cell>
          <table:table-cell table:style-name="ce668" table:formula="of:=SUM([.AE18:.AE30])" office:value-type="float" office:value="0" calcext:value-type="float">
            <text:p>0</text:p>
          </table:table-cell>
          <table:table-cell table:style-name="ce668" table:formula="of:=SUM([.AF18:.AF30])" office:value-type="float" office:value="0" calcext:value-type="float">
            <text:p>0</text:p>
          </table:table-cell>
          <table:table-cell table:style-name="ce668" table:formula="of:=SUM([.AG18:.AG30])" office:value-type="float" office:value="0" calcext:value-type="float">
            <text:p>0</text:p>
          </table:table-cell>
          <table:table-cell table:style-name="ce668" table:formula="of:=SUM([.AH18:.AH30])" office:value-type="float" office:value="0" calcext:value-type="float">
            <text:p>0</text:p>
          </table:table-cell>
          <table:table-cell table:style-name="ce668" table:formula="of:=SUM([.AI18:.AI30])"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0" table:style-name="ce668" office:value-type="float" office:value="0" calcext:value-type="float">
            <text:p>0</text:p>
          </table:table-cell>
          <table:table-cell table:number-columns-repeated="989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32]/([.$C$32]-[.C33])" office:value-type="percentage" office:value="1" calcext:value-type="percentage">
            <text:p>100%</text:p>
          </table:table-cell>
          <table:table-cell table:style-name="ce405" table:formula="of:=AVERAGEIF([.F34:.AMJ34];&quot;&lt;&gt;0&quot;)" office:value-type="percentage" office:value="0.635323041738136" calcext:value-type="percentage">
            <text:p>63.53%</text:p>
          </table:table-cell>
          <table:table-cell table:style-name="ce669"/>
          <table:table-cell table:style-name="ce425" table:formula="of:=[.F32]/([.$C$32]-[.F33])" office:value-type="percentage" office:value="0.770802363255193" calcext:value-type="percentage">
            <text:p>77%</text:p>
          </table:table-cell>
          <table:table-cell table:style-name="ce425" table:formula="of:=[.G32]/([.$C$32]-[.G33])" office:value-type="percentage" office:value="0.557654373927959" calcext:value-type="percentage">
            <text:p>56%</text:p>
          </table:table-cell>
          <table:table-cell table:style-name="ce425" table:formula="of:=[.H32]/([.$C$32]-[.H33])" office:value-type="percentage" office:value="0.572555746140652" calcext:value-type="percentage">
            <text:p>57%</text:p>
          </table:table-cell>
          <table:table-cell table:style-name="ce425" table:formula="of:=[.I32]/([.$C$32]-[.I33])" office:value-type="percentage" office:value="0.736080141032971" calcext:value-type="percentage">
            <text:p>74%</text:p>
          </table:table-cell>
          <table:table-cell table:style-name="ce425" table:formula="of:=[.J32]/([.$C$32]-[.J33])" office:value-type="percentage" office:value="0.723708785972937" calcext:value-type="percentage">
            <text:p>72%</text:p>
          </table:table-cell>
          <table:table-cell table:style-name="ce425" table:formula="of:=[.K32]/([.$C$32]-[.K33])" office:value-type="percentage" office:value="0.821116828663998" calcext:value-type="percentage">
            <text:p>82%</text:p>
          </table:table-cell>
          <table:table-cell table:style-name="ce425" table:formula="of:=[.L32]/([.$C$32]-[.L33])" office:value-type="percentage" office:value="0.592114541642844" calcext:value-type="percentage">
            <text:p>59%</text:p>
          </table:table-cell>
          <table:table-cell table:style-name="ce425" table:formula="of:=[.M32]/([.$C$32]-[.M33])" office:value-type="percentage" office:value="0.567314655993901" calcext:value-type="percentage">
            <text:p>57%</text:p>
          </table:table-cell>
          <table:table-cell table:style-name="ce425" table:formula="of:=[.N32]/([.$C$32]-[.N33])" office:value-type="percentage" office:value="0.68746902992186" calcext:value-type="percentage">
            <text:p>69%</text:p>
          </table:table-cell>
          <table:table-cell table:style-name="ce425" table:formula="of:=[.O32]/([.$C$32]-[.O33])" office:value-type="percentage" office:value="0.600650371640938" calcext:value-type="percentage">
            <text:p>60%</text:p>
          </table:table-cell>
          <table:table-cell table:style-name="ce425" table:formula="of:=[.P32]/([.$C$32]-[.P33])" office:value-type="percentage" office:value="0.476129216695254" calcext:value-type="percentage">
            <text:p>48%</text:p>
          </table:table-cell>
          <table:table-cell table:style-name="ce425" table:formula="of:=[.Q32]/([.$C$32]-[.Q33])" office:value-type="percentage" office:value="0.495773775490757" calcext:value-type="percentage">
            <text:p>50%</text:p>
          </table:table-cell>
          <table:table-cell table:style-name="ce425" table:formula="of:=[.R32]/([.$C$32]-[.R33])" office:value-type="percentage" office:value="0.578035067657709" calcext:value-type="percentage">
            <text:p>58%</text:p>
          </table:table-cell>
          <table:table-cell table:style-name="ce425" table:formula="of:=[.S32]/([.$C$32]-[.S33])" office:value-type="percentage" office:value="0.650316847722508" calcext:value-type="percentage">
            <text:p>65%</text:p>
          </table:table-cell>
          <table:table-cell table:style-name="ce425" table:formula="of:=[.T32]/([.$C$32]-[.T33])" office:value-type="percentage" office:value="0.70012388031256" calcext:value-type="percentage">
            <text:p>70%</text:p>
          </table:table-cell>
          <table:table-cell table:style-name="ce425" table:formula="of:=[.U32]/([.$C$32]-[.U33])" office:value-type="percentage" office:value="0" calcext:value-type="percentage">
            <text:p>0%</text:p>
          </table:table-cell>
          <table:table-cell table:style-name="ce425" table:formula="of:=[.V32]/([.$C$32]-[.V33])" office:value-type="percentage" office:value="0" calcext:value-type="percentage">
            <text:p>0%</text:p>
          </table:table-cell>
          <table:table-cell table:style-name="ce425" table:formula="of:=[.W32]/([.$C$32]-[.W33])" office:value-type="percentage" office:value="0" calcext:value-type="percentage">
            <text:p>0%</text:p>
          </table:table-cell>
          <table:table-cell table:style-name="ce425" table:formula="of:=[.X32]/([.$C$32]-[.X33])" office:value-type="percentage" office:value="0" calcext:value-type="percentage">
            <text:p>0%</text:p>
          </table:table-cell>
          <table:table-cell table:style-name="ce425" table:formula="of:=[.Y32]/([.$C$32]-[.Y33])" office:value-type="percentage" office:value="0" calcext:value-type="percentage">
            <text:p>0%</text:p>
          </table:table-cell>
          <table:table-cell table:style-name="ce425" table:formula="of:=[.Z32]/([.$C$32]-[.Z33])" office:value-type="percentage" office:value="0" calcext:value-type="percentage">
            <text:p>0%</text:p>
          </table:table-cell>
          <table:table-cell table:style-name="ce425" table:formula="of:=[.AA32]/([.$C$32]-[.AA33])" office:value-type="percentage" office:value="0" calcext:value-type="percentage">
            <text:p>0%</text:p>
          </table:table-cell>
          <table:table-cell table:style-name="ce425" table:formula="of:=[.AB32]/([.$C$32]-[.AB33])" office:value-type="percentage" office:value="0" calcext:value-type="percentage">
            <text:p>0%</text:p>
          </table:table-cell>
          <table:table-cell table:style-name="ce425" table:formula="of:=[.AC32]/([.$C$32]-[.AC33])" office:value-type="percentage" office:value="0" calcext:value-type="percentage">
            <text:p>0%</text:p>
          </table:table-cell>
          <table:table-cell table:style-name="ce425" table:formula="of:=[.AD32]/([.$C$32]-[.AD33])" office:value-type="percentage" office:value="0" calcext:value-type="percentage">
            <text:p>0%</text:p>
          </table:table-cell>
          <table:table-cell table:style-name="ce425" table:formula="of:=[.AE32]/([.$C$32]-[.AE33])" office:value-type="percentage" office:value="0" calcext:value-type="percentage">
            <text:p>0%</text:p>
          </table:table-cell>
          <table:table-cell table:style-name="ce425" table:formula="of:=[.AF32]/([.$C$32]-[.AF33])" office:value-type="percentage" office:value="0" calcext:value-type="percentage">
            <text:p>0%</text:p>
          </table:table-cell>
          <table:table-cell table:style-name="ce425" table:formula="of:=[.AG32]/([.$C$32]-[.AG33])" office:value-type="percentage" office:value="0" calcext:value-type="percentage">
            <text:p>0%</text:p>
          </table:table-cell>
          <table:table-cell table:style-name="ce425" table:formula="of:=[.AH32]/([.$C$32]-[.AH33])" office:value-type="percentage" office:value="0" calcext:value-type="percentage">
            <text:p>0%</text:p>
          </table:table-cell>
          <table:table-cell table:style-name="ce425" table:formula="of:=[.AI32]/([.$C$32]-[.AI33])" office:value-type="percentage" office:value="0" calcext:value-type="percentage">
            <text:p>0%</text:p>
          </table:table-cell>
          <table:table-cell table:style-name="ce669" table:number-columns-repeated="989"/>
        </table:table-row>
        <table:table-row table:style-name="ro11">
          <table:table-cell table:style-name="ce684"/>
          <table:table-cell table:style-name="ce656"/>
          <table:table-cell table:style-name="ce667" table:number-columns-repeated="33"/>
          <table:table-cell table:style-name="ce680" table:number-columns-repeated="989"/>
        </table:table-row>
        <table:table-row table:style-name="ro9">
          <table:table-cell table:style-name="Header"/>
          <table:table-cell table:style-name="Header" office:value-type="string" calcext:value-type="string">
            <text:p>Participation</text:p>
          </table:table-cell>
          <table:table-cell table:style-name="Header" table:number-columns-repeated="1022"/>
        </table:table-row>
        <table:table-row table:style-name="ro3">
          <table:table-cell table:style-name="ce388" office:value-type="date" office:date-value="2016-08-15" calcext:value-type="date">
            <text:p>8/15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37:.AMJ37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37:.AMJ37]&lt;&gt;0;[.F37:.AMJ37]))" office:value-type="float" office:value="0" calcext:value-type="float">
            <text:p>0</text:p>
          </table:table-cell>
          <table:table-cell table:number-columns-repeated="8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08-16" calcext:value-type="date">
            <text:p>8/16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38:.AMJ38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38:.AMJ38]&lt;&gt;0;[.F38:.AMJ38]))" office:value-type="float" office:value="0" calcext:value-type="float">
            <text:p>0</text:p>
          </table:table-cell>
          <table:table-cell table:number-columns-repeated="11" table:style-name="ce392" office:value-type="float" office:value="5" calcext:value-type="float">
            <text:p>5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08-17" calcext:value-type="date">
            <text:p>8/17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39:.AMJ39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39:.AMJ39]&lt;&gt;0;[.F39:.AMJ39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9" table:style-name="ce392" office:value-type="float" office:value="5" calcext:value-type="float">
            <text:p>5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18" calcext:value-type="date">
            <text:p>8/18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0:.AMJ40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0:.AMJ40]&lt;&gt;0;[.F40:.AMJ40]))" office:value-type="float" office:value="0" calcext:value-type="float">
            <text:p>0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19" calcext:value-type="date">
            <text:p>8/19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1:.AMJ41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1:.AMJ41]&lt;&gt;0;[.F41:.AMJ41]))" office:value-type="float" office:value="0" calcext:value-type="float">
            <text:p>0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number-columns-repeated="2" table:style-name="ce392" office:value-type="float" office:value="0" calcext:value-type="float">
            <text:p>0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22" calcext:value-type="date">
            <text:p>8/22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2:.AMJ42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2:.AMJ42]&lt;&gt;0;[.F42:.AMJ42]))" office:value-type="float" office:value="0" calcext:value-type="float">
            <text:p>0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23" calcext:value-type="date">
            <text:p>8/23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3:.AMJ43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3:.AMJ43]&lt;&gt;0;[.F43:.AMJ43]))" office:value-type="float" office:value="0" calcext:value-type="float">
            <text:p>0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24" calcext:value-type="date">
            <text:p>8/24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4:.AMJ44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4:.AMJ44]&lt;&gt;0;[.F44:.AMJ44]))" office:value-type="float" office:value="0" calcext:value-type="float">
            <text:p>0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25" calcext:value-type="date">
            <text:p>8/25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5:.AMJ45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5:.AMJ45]&lt;&gt;0;[.F45:.AMJ45]))" office:value-type="float" office:value="0" calcext:value-type="float">
            <text:p>0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26" calcext:value-type="date">
            <text:p>8/26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6:.AMJ46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6:.AMJ46]&lt;&gt;0;[.F46:.AMJ46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29" calcext:value-type="date">
            <text:p>8/29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7:.AMJ47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7:.AMJ47]&lt;&gt;0;[.F47:.AMJ47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8-30" calcext:value-type="date">
            <text:p>8/30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8:.AMJ48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8:.AMJ48]&lt;&gt;0;[.F48:.AMJ48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01" calcext:value-type="date">
            <text:p>9/1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49:.AMJ49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49:.AMJ49]&lt;&gt;0;[.F49:.AMJ49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02" calcext:value-type="date">
            <text:p>9/2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0:.AMJ50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0:.AMJ50]&lt;&gt;0;[.F50:.AMJ50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06" calcext:value-type="date">
            <text:p>9/6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1:.AMJ51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1:.AMJ51]&lt;&gt;0;[.F51:.AMJ51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4" table:style-name="ce392" office:value-type="float" office:value="5" calcext:value-type="float">
            <text:p>5</text:p>
          </table:table-cell>
          <table:table-cell table:style-name="ce460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496" office:value-type="float" office:value="5" calcext:value-type="float">
            <text:p>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08" calcext:value-type="date">
            <text:p>9/8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2:.AMJ52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2:.AMJ52]&lt;&gt;0;[.F52:.AMJ52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2" calcext:value-type="date">
            <text:p>9/12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3:.AMJ53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3:.AMJ53]&lt;&gt;0;[.F53:.AMJ53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13" calcext:value-type="date">
            <text:p>9/13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4:.AMJ54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4:.AMJ54]&lt;&gt;0;[.F54:.AMJ54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20" calcext:value-type="date">
            <text:p>9/20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5:.AMJ55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5:.AMJ55]&lt;&gt;0;[.F55:.AMJ55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21" calcext:value-type="date">
            <text:p>9/21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6:.AMJ56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6:.AMJ56]&lt;&gt;0;[.F56:.AMJ56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22" calcext:value-type="date">
            <text:p>9/22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7:.AMJ57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7:.AMJ57]&lt;&gt;0;[.F57:.AMJ57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number-columns-repeated="6" table:style-name="ce392" office:value-type="float" office:value="5" calcext:value-type="float">
            <text:p>5</text:p>
          </table:table-cell>
          <table:table-cell table:style-name="ce469" office:value-type="float" office:value="5" calcext:value-type="float">
            <text:p>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10">
          <table:table-cell table:style-name="ce388" office:value-type="date" office:date-value="2016-09-23" calcext:value-type="date">
            <text:p>9/23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8:.AMJ58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8:.AMJ58]&lt;&gt;0;[.F58:.AMJ58]))" office:value-type="float" office:value="0" calcext:value-type="float">
            <text:p>0</text:p>
          </table:table-cell>
          <table:table-cell table:number-columns-repeated="11" table:style-name="ce392" office:value-type="float" office:value="5" calcext:value-type="float">
            <text:p>5</text:p>
          </table:table-cell>
          <table:table-cell table:style-name="ce486" office:value-type="float" office:value="5" calcext:value-type="float">
            <text:p>5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09-27" calcext:value-type="date">
            <text:p>9/27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59:.AMJ59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59:.AMJ59]&lt;&gt;0;[.F59:.AMJ59]))" office:value-type="float" office:value="0" calcext:value-type="float">
            <text:p>0</text:p>
          </table:table-cell>
          <table:table-cell table:number-columns-repeated="12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09-28" calcext:value-type="date">
            <text:p>9/28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60:.AMJ60];&quot;&lt;&gt;0&quot;)" office:value-type="float" office:value="4.83333333333333" calcext:value-type="float">
            <text:p>4.83333333333333</text:p>
          </table:table-cell>
          <table:table-cell table:style-name="ce392" table:number-matrix-columns-spanned="1" table:number-matrix-rows-spanned="1" table:formula="of:=STDEV(IF([.F60:.AMJ60]&lt;&gt;0;[.F60:.AMJ60]))" office:value-type="float" office:value="0.645497224367903" calcext:value-type="float">
            <text:p>0.645497224367903</text:p>
          </table:table-cell>
          <table:table-cell table:number-columns-repeated="12" table:style-name="ce392" office:value-type="float" office:value="5" calcext:value-type="float">
            <text:p>5</text:p>
          </table:table-cell>
          <table:table-cell table:style-name="ce392" office:value-type="float" office:value="2.5" calcext:value-type="float">
            <text:p>2.5</text:p>
          </table:table-cell>
          <table:table-cell table:number-columns-repeated="2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09-30" calcext:value-type="date">
            <text:p>9/30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61:.AMJ61];&quot;&lt;&gt;0&quot;)" office:value-type="float" office:value="4.80769230769231" calcext:value-type="float">
            <text:p>4.80769230769231</text:p>
          </table:table-cell>
          <table:table-cell table:style-name="ce392" table:number-matrix-columns-spanned="1" table:number-matrix-rows-spanned="1" table:formula="of:=STDEV(IF([.F61:.AMJ61]&lt;&gt;0;[.F61:.AMJ61]))" office:value-type="float" office:value="0.693375245281536" calcext:value-type="float">
            <text:p>0.693375245281536</text:p>
          </table:table-cell>
          <table:table-cell table:number-columns-repeated="8"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2.5" calcext:value-type="float">
            <text:p>2.5</text:p>
          </table:table-cell>
          <table:table-cell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10-03" calcext:value-type="date">
            <text:p>10/3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formula="of:=AVERAGEIF([.F62:.AMJ62];&quot;&lt;&gt;0&quot;)" office:value-type="float" office:value="5" calcext:value-type="float">
            <text:p>5</text:p>
          </table:table-cell>
          <table:table-cell table:style-name="ce392" table:number-matrix-columns-spanned="1" table:number-matrix-rows-spanned="1" table:formula="of:=STDEV(IF([.F62:.AMJ62]&lt;&gt;0;[.F62:.AMJ62]))" office:value-type="float" office:value="0" calcext:value-type="float">
            <text:p>0</text:p>
          </table:table-cell>
          <table:table-cell table:number-columns-repeated="15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10-04" calcext:value-type="date">
            <text:p>10/4/2016</text:p>
          </table:table-cell>
          <table:table-cell table:style-name="ce390" office:value-type="string" calcext:value-type="string">
            <text:p>Bellwork (extra long)</text:p>
          </table:table-cell>
          <table:table-cell table:style-name="ce392" office:value-type="float" office:value="5" calcext:value-type="float">
            <text:p>5</text:p>
          </table:table-cell>
          <table:table-cell table:style-name="ce406" table:formula="of:=AVERAGEIF([.F63:.AMJ63];&quot;&lt;&gt;0&quot;)" office:value-type="float" office:value="5" calcext:value-type="float">
            <text:p>5</text:p>
          </table:table-cell>
          <table:table-cell table:style-name="ce406" table:number-matrix-columns-spanned="1" table:number-matrix-rows-spanned="1" table:formula="of:=STDEV(IF([.F63:.AMJ63]&lt;&gt;0;[.F63:.AMJ63]))" office:value-type="float" office:value="0" calcext:value-type="float">
            <text:p>0</text:p>
          </table:table-cell>
          <table:table-cell table:style-name="ce392" office:value-type="float" office:value="5" calcext:value-type="float">
            <text:p>5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13"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388" office:value-type="date" office:date-value="2016-10-06" calcext:value-type="date">
            <text:p>10/6/2016</text:p>
          </table:table-cell>
          <table:table-cell table:style-name="ce390" office:value-type="string" calcext:value-type="string">
            <text:p>Bellwork</text:p>
          </table:table-cell>
          <table:table-cell table:style-name="ce392" office:value-type="float" office:value="5" calcext:value-type="float">
            <text:p>5</text:p>
          </table:table-cell>
          <table:table-cell table:style-name="ce407" table:formula="of:=AVERAGEIF([.F64:.AMJ64];&quot;&lt;&gt;0&quot;)" office:value-type="float" office:value="4.83333333333333" calcext:value-type="float">
            <text:p>4.83333333333333</text:p>
          </table:table-cell>
          <table:table-cell table:style-name="ce407" table:number-matrix-columns-spanned="1" table:number-matrix-rows-spanned="1" table:formula="of:=STDEV(IF([.F64:.AMJ64]&lt;&gt;0;[.F64:.AMJ64]))" office:value-type="float" office:value="0.645497224367903" calcext:value-type="float">
            <text:p>0.645497224367903</text:p>
          </table:table-cell>
          <table:table-cell table:number-columns-repeated="13" table:style-name="ce392" office:value-type="float" office:value="5" calcext:value-type="float">
            <text:p>5</text:p>
          </table:table-cell>
          <table:table-cell table:style-name="ce392" office:value-type="float" office:value="2.5" calcext:value-type="float">
            <text:p>2.5</text:p>
          </table:table-cell>
          <table:table-cell table:style-name="ce392" office:value-type="float" office:value="5" calcext:value-type="float">
            <text:p>5</text:p>
          </table:table-cell>
          <table:table-cell table:style-name="ce392" table:number-columns-repeated="15"/>
          <table:table-cell table:style-name="ce517" table:number-columns-repeated="989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94" office:value-type="float" office:value="0" calcext:value-type="float">
            <text:p>0</text:p>
          </table:table-cell>
          <table:table-cell table:style-name="ce694" table:number-columns-repeated="32"/>
          <table:table-cell table:style-name="ce680" table:number-columns-repeated="989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1" calcext:value-type="float">
            <text:p>0.1</text:p>
          </table:table-cell>
          <table:table-cell table:style-name="ce692" table:number-columns-repeated="2"/>
          <table:table-cell table:style-name="ce667" table:number-columns-repeated="30"/>
          <table:table-cell table:style-name="ce680"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BTOTAL(109;[.C37:.C65])" office:value-type="float" office:value="140" calcext:value-type="float">
            <text:p>140</text:p>
          </table:table-cell>
          <table:table-cell table:style-name="ce693" table:number-columns-repeated="2"/>
          <table:table-cell table:style-name="ce693" table:formula="of:=SUBTOTAL(109;[.F37:.F65])" office:value-type="float" office:value="140" calcext:value-type="float">
            <text:p>140</text:p>
          </table:table-cell>
          <table:table-cell table:style-name="ce693" table:formula="of:=SUBTOTAL(109;[.G37:.G65])" office:value-type="float" office:value="130" calcext:value-type="float">
            <text:p>130</text:p>
          </table:table-cell>
          <table:table-cell table:style-name="ce693" table:formula="of:=SUBTOTAL(109;[.H37:.H65])" office:value-type="float" office:value="140" calcext:value-type="float">
            <text:p>140</text:p>
          </table:table-cell>
          <table:table-cell table:style-name="ce693" table:formula="of:=SUBTOTAL(109;[.I37:.I65])" office:value-type="float" office:value="140" calcext:value-type="float">
            <text:p>140</text:p>
          </table:table-cell>
          <table:table-cell table:style-name="ce693" table:formula="of:=SUBTOTAL(109;[.J37:.J65])" office:value-type="float" office:value="140" calcext:value-type="float">
            <text:p>140</text:p>
          </table:table-cell>
          <table:table-cell table:style-name="ce693" table:formula="of:=SUBTOTAL(109;[.K37:.K65])" office:value-type="float" office:value="140" calcext:value-type="float">
            <text:p>140</text:p>
          </table:table-cell>
          <table:table-cell table:style-name="ce693" table:formula="of:=SUBTOTAL(109;[.L37:.L65])" office:value-type="float" office:value="140" calcext:value-type="float">
            <text:p>140</text:p>
          </table:table-cell>
          <table:table-cell table:style-name="ce693" table:formula="of:=SUBTOTAL(109;[.M37:.M65])" office:value-type="float" office:value="140" calcext:value-type="float">
            <text:p>140</text:p>
          </table:table-cell>
          <table:table-cell table:style-name="ce693" table:formula="of:=SUBTOTAL(109;[.N37:.N65])" office:value-type="float" office:value="120" calcext:value-type="float">
            <text:p>120</text:p>
          </table:table-cell>
          <table:table-cell table:style-name="ce693" table:formula="of:=SUBTOTAL(109;[.O37:.O65])" office:value-type="float" office:value="127.5" calcext:value-type="float">
            <text:p>127.5</text:p>
          </table:table-cell>
          <table:table-cell table:style-name="ce693" table:formula="of:=SUBTOTAL(109;[.P37:.P65])" office:value-type="float" office:value="140" calcext:value-type="float">
            <text:p>140</text:p>
          </table:table-cell>
          <table:table-cell table:style-name="ce693" table:formula="of:=SUBTOTAL(109;[.Q37:.Q65])" office:value-type="float" office:value="90" calcext:value-type="float">
            <text:p>90</text:p>
          </table:table-cell>
          <table:table-cell table:style-name="ce693" table:formula="of:=SUBTOTAL(109;[.R37:.R65])" office:value-type="float" office:value="107.5" calcext:value-type="float">
            <text:p>107.5</text:p>
          </table:table-cell>
          <table:table-cell table:style-name="ce693" table:formula="of:=SUBTOTAL(109;[.S37:.S65])" office:value-type="float" office:value="137.5" calcext:value-type="float">
            <text:p>137.5</text:p>
          </table:table-cell>
          <table:table-cell table:style-name="ce693" table:formula="of:=SUBTOTAL(109;[.T37:.T65])" office:value-type="float" office:value="140" calcext:value-type="float">
            <text:p>140</text:p>
          </table:table-cell>
          <table:table-cell table:style-name="ce693" table:formula="of:=SUBTOTAL(109;[.U37:.U65])" office:value-type="float" office:value="0" calcext:value-type="float">
            <text:p>0</text:p>
          </table:table-cell>
          <table:table-cell table:style-name="ce693" table:formula="of:=SUBTOTAL(109;[.V37:.V65])" office:value-type="float" office:value="0" calcext:value-type="float">
            <text:p>0</text:p>
          </table:table-cell>
          <table:table-cell table:style-name="ce693" table:formula="of:=SUBTOTAL(109;[.W37:.W65])" office:value-type="float" office:value="0" calcext:value-type="float">
            <text:p>0</text:p>
          </table:table-cell>
          <table:table-cell table:style-name="ce693" table:formula="of:=SUBTOTAL(109;[.X37:.X65])" office:value-type="float" office:value="0" calcext:value-type="float">
            <text:p>0</text:p>
          </table:table-cell>
          <table:table-cell table:style-name="ce693" table:formula="of:=SUBTOTAL(109;[.Y37:.Y65])" office:value-type="float" office:value="0" calcext:value-type="float">
            <text:p>0</text:p>
          </table:table-cell>
          <table:table-cell table:style-name="ce693" table:formula="of:=SUBTOTAL(109;[.Z37:.Z65])" office:value-type="float" office:value="0" calcext:value-type="float">
            <text:p>0</text:p>
          </table:table-cell>
          <table:table-cell table:style-name="ce693" table:formula="of:=SUBTOTAL(109;[.AA37:.AA65])" office:value-type="float" office:value="0" calcext:value-type="float">
            <text:p>0</text:p>
          </table:table-cell>
          <table:table-cell table:style-name="ce693" table:formula="of:=SUBTOTAL(109;[.AB37:.AB65])" office:value-type="float" office:value="0" calcext:value-type="float">
            <text:p>0</text:p>
          </table:table-cell>
          <table:table-cell table:style-name="ce693" table:formula="of:=SUBTOTAL(109;[.AC37:.AC65])" office:value-type="float" office:value="0" calcext:value-type="float">
            <text:p>0</text:p>
          </table:table-cell>
          <table:table-cell table:style-name="ce693" table:formula="of:=SUBTOTAL(109;[.AD37:.AD65])" office:value-type="float" office:value="0" calcext:value-type="float">
            <text:p>0</text:p>
          </table:table-cell>
          <table:table-cell table:style-name="ce693" table:formula="of:=SUBTOTAL(109;[.AE37:.AE65])" office:value-type="float" office:value="0" calcext:value-type="float">
            <text:p>0</text:p>
          </table:table-cell>
          <table:table-cell table:style-name="ce693" table:formula="of:=SUBTOTAL(109;[.AF37:.AF65])" office:value-type="float" office:value="0" calcext:value-type="float">
            <text:p>0</text:p>
          </table:table-cell>
          <table:table-cell table:style-name="ce693" table:formula="of:=SUBTOTAL(109;[.AG37:.AG65])" office:value-type="float" office:value="0" calcext:value-type="float">
            <text:p>0</text:p>
          </table:table-cell>
          <table:table-cell table:style-name="ce693" table:formula="of:=SUBTOTAL(109;[.AH37:.AH65])" office:value-type="float" office:value="0" calcext:value-type="float">
            <text:p>0</text:p>
          </table:table-cell>
          <table:table-cell table:style-name="ce693" table:formula="of:=SUBTOTAL(109;[.AI37:.AI65])" office:value-type="float" office:value="0" calcext:value-type="float">
            <text:p>0</text:p>
          </table:table-cell>
          <table:table-cell table:number-columns-repeated="989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67]/[.$C$67]" office:value-type="percentage" office:value="1" calcext:value-type="percentage">
            <text:p>100%</text:p>
          </table:table-cell>
          <table:table-cell table:style-name="ce415" table:formula="of:=AVERAGEIF([.F68:.AMJ68];&quot;&lt;&gt;0&quot;)" office:value-type="percentage" office:value="0.939285714285714" calcext:value-type="percentage">
            <text:p>93.93%</text:p>
          </table:table-cell>
          <table:table-cell table:style-name="ce669"/>
          <table:table-cell table:style-name="ce425" table:formula="of:=[.F67]/[.$C$67]" office:value-type="percentage" office:value="1" calcext:value-type="percentage">
            <text:p>100%</text:p>
          </table:table-cell>
          <table:table-cell table:style-name="ce425" table:formula="of:=[.G67]/[.$C$67]" office:value-type="percentage" office:value="0.928571428571429" calcext:value-type="percentage">
            <text:p>93%</text:p>
          </table:table-cell>
          <table:table-cell table:style-name="ce425" table:formula="of:=[.H67]/[.$C$67]" office:value-type="percentage" office:value="1" calcext:value-type="percentage">
            <text:p>100%</text:p>
          </table:table-cell>
          <table:table-cell table:style-name="ce425" table:formula="of:=[.I67]/[.$C$67]" office:value-type="percentage" office:value="1" calcext:value-type="percentage">
            <text:p>100%</text:p>
          </table:table-cell>
          <table:table-cell table:style-name="ce425" table:formula="of:=[.J67]/[.$C$67]" office:value-type="percentage" office:value="1" calcext:value-type="percentage">
            <text:p>100%</text:p>
          </table:table-cell>
          <table:table-cell table:style-name="ce425" table:formula="of:=[.K67]/[.$C$67]" office:value-type="percentage" office:value="1" calcext:value-type="percentage">
            <text:p>100%</text:p>
          </table:table-cell>
          <table:table-cell table:style-name="ce425" table:formula="of:=[.L67]/[.$C$67]" office:value-type="percentage" office:value="1" calcext:value-type="percentage">
            <text:p>100%</text:p>
          </table:table-cell>
          <table:table-cell table:style-name="ce425" table:formula="of:=[.M67]/[.$C$67]" office:value-type="percentage" office:value="1" calcext:value-type="percentage">
            <text:p>100%</text:p>
          </table:table-cell>
          <table:table-cell table:style-name="ce425" table:formula="of:=[.N67]/[.$C$67]" office:value-type="percentage" office:value="0.857142857142857" calcext:value-type="percentage">
            <text:p>86%</text:p>
          </table:table-cell>
          <table:table-cell table:style-name="ce425" table:formula="of:=[.O67]/[.$C$67]" office:value-type="percentage" office:value="0.910714285714286" calcext:value-type="percentage">
            <text:p>91%</text:p>
          </table:table-cell>
          <table:table-cell table:style-name="ce425" table:formula="of:=[.P67]/[.$C$67]" office:value-type="percentage" office:value="1" calcext:value-type="percentage">
            <text:p>100%</text:p>
          </table:table-cell>
          <table:table-cell table:style-name="ce425" table:formula="of:=[.Q67]/[.$C$67]" office:value-type="percentage" office:value="0.642857142857143" calcext:value-type="percentage">
            <text:p>64%</text:p>
          </table:table-cell>
          <table:table-cell table:style-name="ce425" table:formula="of:=[.R67]/[.$C$67]" office:value-type="percentage" office:value="0.767857142857143" calcext:value-type="percentage">
            <text:p>77%</text:p>
          </table:table-cell>
          <table:table-cell table:style-name="ce425" table:formula="of:=[.S67]/[.$C$67]" office:value-type="percentage" office:value="0.982142857142857" calcext:value-type="percentage">
            <text:p>98%</text:p>
          </table:table-cell>
          <table:table-cell table:style-name="ce425" table:formula="of:=[.T67]/[.$C$67]" office:value-type="percentage" office:value="1" calcext:value-type="percentage">
            <text:p>100%</text:p>
          </table:table-cell>
          <table:table-cell table:style-name="ce425" table:formula="of:=[.U67]/[.$C$67]" office:value-type="percentage" office:value="0" calcext:value-type="percentage">
            <text:p>0%</text:p>
          </table:table-cell>
          <table:table-cell table:style-name="ce425" table:formula="of:=[.V67]/[.$C$67]" office:value-type="percentage" office:value="0" calcext:value-type="percentage">
            <text:p>0%</text:p>
          </table:table-cell>
          <table:table-cell table:style-name="ce425" table:formula="of:=[.W67]/[.$C$67]" office:value-type="percentage" office:value="0" calcext:value-type="percentage">
            <text:p>0%</text:p>
          </table:table-cell>
          <table:table-cell table:style-name="ce425" table:formula="of:=[.X67]/[.$C$67]" office:value-type="percentage" office:value="0" calcext:value-type="percentage">
            <text:p>0%</text:p>
          </table:table-cell>
          <table:table-cell table:style-name="ce425" table:formula="of:=[.Y67]/[.$C$67]" office:value-type="percentage" office:value="0" calcext:value-type="percentage">
            <text:p>0%</text:p>
          </table:table-cell>
          <table:table-cell table:style-name="ce425" table:formula="of:=[.Z67]/[.$C$67]" office:value-type="percentage" office:value="0" calcext:value-type="percentage">
            <text:p>0%</text:p>
          </table:table-cell>
          <table:table-cell table:style-name="ce425" table:formula="of:=[.AA67]/[.$C$67]" office:value-type="percentage" office:value="0" calcext:value-type="percentage">
            <text:p>0%</text:p>
          </table:table-cell>
          <table:table-cell table:style-name="ce425" table:formula="of:=[.AB67]/[.$C$67]" office:value-type="percentage" office:value="0" calcext:value-type="percentage">
            <text:p>0%</text:p>
          </table:table-cell>
          <table:table-cell table:style-name="ce425" table:formula="of:=[.AC67]/[.$C$67]" office:value-type="percentage" office:value="0" calcext:value-type="percentage">
            <text:p>0%</text:p>
          </table:table-cell>
          <table:table-cell table:style-name="ce425" table:formula="of:=[.AD67]/[.$C$67]" office:value-type="percentage" office:value="0" calcext:value-type="percentage">
            <text:p>0%</text:p>
          </table:table-cell>
          <table:table-cell table:style-name="ce425" table:formula="of:=[.AE67]/[.$C$67]" office:value-type="percentage" office:value="0" calcext:value-type="percentage">
            <text:p>0%</text:p>
          </table:table-cell>
          <table:table-cell table:style-name="ce425" table:formula="of:=[.AF67]/[.$C$67]" office:value-type="percentage" office:value="0" calcext:value-type="percentage">
            <text:p>0%</text:p>
          </table:table-cell>
          <table:table-cell table:style-name="ce425" table:formula="of:=[.AG67]/[.$C$67]" office:value-type="percentage" office:value="0" calcext:value-type="percentage">
            <text:p>0%</text:p>
          </table:table-cell>
          <table:table-cell table:style-name="ce425" table:formula="of:=[.AH67]/[.$C$67]" office:value-type="percentage" office:value="0" calcext:value-type="percentage">
            <text:p>0%</text:p>
          </table:table-cell>
          <table:table-cell table:style-name="ce425" table:formula="of:=[.AI67]/[.$C$67]" office:value-type="percentage" office:value="0" calcext:value-type="percentage">
            <text:p>0%</text:p>
          </table:table-cell>
          <table:table-cell table:style-name="ce669" table:number-columns-repeated="989"/>
        </table:table-row>
        <table:table-row table:style-name="ro8">
          <table:table-cell table:number-columns-repeated="5"/>
          <table:table-cell table:style-name="ce651" table:number-columns-repeated="30"/>
          <table:table-cell table:number-columns-repeated="989"/>
        </table:table-row>
        <table:table-row table:style-name="ro5">
          <table:table-cell/>
          <table:table-cell office:value-type="string" calcext:value-type="string">
            <text:p>Total Grade</text:p>
          </table:table-cell>
          <table:table-cell table:style-name="ce695" table:formula="of:=[.$C$13]*[.C15]+[.$C$31]*[.C34]+[.$C$66]*[.C68]" office:value-type="percentage" office:value="1" calcext:value-type="percentage">
            <text:p>100.00%</text:p>
          </table:table-cell>
          <table:table-cell table:style-name="ce416" table:formula="of:=AVERAGEIF([.F70:.AMJ70];&quot;&lt;&gt;0&quot;)" office:value-type="percentage" office:value="0.702666666666667" calcext:value-type="percentage">
            <text:p>70.27%</text:p>
          </table:table-cell>
          <table:table-cell table:style-name="ce695"/>
          <table:table-cell table:style-name="ce430" table:formula="of:=ROUND([.$C$13]*[.F15]+[.$C$31]*[.F34]+[.$C$66]*[.F68];2)" office:value-type="percentage" office:value="0.78" calcext:value-type="percentage">
            <text:p>78%</text:p>
          </table:table-cell>
          <table:table-cell table:style-name="ce435" table:formula="of:=ROUND([.$C$13]*[.G15]+[.$C$31]*[.G34]+[.$C$66]*[.G68];2)" office:value-type="percentage" office:value="0.71" calcext:value-type="percentage">
            <text:p>71%</text:p>
          </table:table-cell>
          <table:table-cell table:style-name="ce439" table:formula="of:=ROUND([.$C$13]*[.H15]+[.$C$31]*[.H34]+[.$C$66]*[.H68];2)" office:value-type="percentage" office:value="0.62" calcext:value-type="percentage">
            <text:p>62%</text:p>
          </table:table-cell>
          <table:table-cell table:style-name="ce444" table:formula="of:=ROUND([.$C$13]*[.I15]+[.$C$31]*[.I34]+[.$C$66]*[.I68];2)" office:value-type="percentage" office:value="0.81" calcext:value-type="percentage">
            <text:p>81%</text:p>
          </table:table-cell>
          <table:table-cell table:style-name="ce448" table:formula="of:=ROUND([.$C$13]*[.J15]+[.$C$31]*[.J34]+[.$C$66]*[.J68];2)" office:value-type="percentage" office:value="0.65" calcext:value-type="percentage">
            <text:p>65%</text:p>
          </table:table-cell>
          <table:table-cell table:style-name="ce454" table:formula="of:=ROUND([.$C$13]*[.K15]+[.$C$31]*[.K34]+[.$C$66]*[.K68];2)" office:value-type="percentage" office:value="0.8" calcext:value-type="percentage">
            <text:p>80%</text:p>
          </table:table-cell>
          <table:table-cell table:style-name="ce461" table:formula="of:=ROUND([.$C$13]*[.L15]+[.$C$31]*[.L34]+[.$C$66]*[.L68];2)" office:value-type="percentage" office:value="0.75" calcext:value-type="percentage">
            <text:p>75%</text:p>
          </table:table-cell>
          <table:table-cell table:style-name="ce465" table:formula="of:=ROUND([.$C$13]*[.M15]+[.$C$31]*[.M34]+[.$C$66]*[.M68];2)" office:value-type="percentage" office:value="0.67" calcext:value-type="percentage">
            <text:p>67%</text:p>
          </table:table-cell>
          <table:table-cell table:style-name="ce470" table:formula="of:=ROUND([.$C$13]*[.N15]+[.$C$31]*[.N34]+[.$C$66]*[.N68];2)" office:value-type="percentage" office:value="0.66" calcext:value-type="percentage">
            <text:p>66%</text:p>
          </table:table-cell>
          <table:table-cell table:style-name="ce476" table:formula="of:=ROUND([.$C$13]*[.O15]+[.$C$31]*[.O34]+[.$C$66]*[.O68];2)" office:value-type="percentage" office:value="0.8" calcext:value-type="percentage">
            <text:p>80%</text:p>
          </table:table-cell>
          <table:table-cell table:style-name="ce482" table:formula="of:=ROUND([.$C$13]*[.P15]+[.$C$31]*[.P34]+[.$C$66]*[.P68];2)" office:value-type="percentage" office:value="0.59" calcext:value-type="percentage">
            <text:p>59%</text:p>
          </table:table-cell>
          <table:table-cell table:style-name="ce487" table:formula="of:=ROUND([.$C$13]*[.Q15]+[.$C$31]*[.Q34]+[.$C$66]*[.Q68];2)" office:value-type="percentage" office:value="0.6" calcext:value-type="percentage">
            <text:p>60%</text:p>
          </table:table-cell>
          <table:table-cell table:style-name="ce492" table:formula="of:=ROUND([.$C$13]*[.R15]+[.$C$31]*[.R34]+[.$C$66]*[.R68];2)" office:value-type="percentage" office:value="0.68" calcext:value-type="percentage">
            <text:p>68%</text:p>
          </table:table-cell>
          <table:table-cell table:style-name="ce497" table:formula="of:=ROUND([.$C$13]*[.S15]+[.$C$31]*[.S34]+[.$C$66]*[.S68];2)" office:value-type="percentage" office:value="0.72" calcext:value-type="percentage">
            <text:p>72%</text:p>
          </table:table-cell>
          <table:table-cell table:style-name="ce501" table:formula="of:=ROUND([.$C$13]*[.T15]+[.$C$31]*[.T34]+[.$C$66]*[.T68];2)" office:value-type="percentage" office:value="0.7" calcext:value-type="percentage">
            <text:p>70%</text:p>
          </table:table-cell>
          <table:table-cell table:style-name="ce502" table:formula="of:=ROUND([.$C$13]*[.U15]+[.$C$31]*[.U34]+[.$C$66]*[.U68];2)" office:value-type="percentage" office:value="0" calcext:value-type="percentage">
            <text:p>0%</text:p>
          </table:table-cell>
          <table:table-cell table:style-name="ce503" table:formula="of:=ROUND([.$C$13]*[.V15]+[.$C$31]*[.V34]+[.$C$66]*[.V68];2)" office:value-type="percentage" office:value="0" calcext:value-type="percentage">
            <text:p>0%</text:p>
          </table:table-cell>
          <table:table-cell table:style-name="ce504" table:formula="of:=ROUND([.$C$13]*[.W15]+[.$C$31]*[.W34]+[.$C$66]*[.W68];2)" office:value-type="percentage" office:value="0" calcext:value-type="percentage">
            <text:p>0%</text:p>
          </table:table-cell>
          <table:table-cell table:style-name="ce505" table:formula="of:=ROUND([.$C$13]*[.X15]+[.$C$31]*[.X34]+[.$C$66]*[.X68];2)" office:value-type="percentage" office:value="0" calcext:value-type="percentage">
            <text:p>0%</text:p>
          </table:table-cell>
          <table:table-cell table:style-name="ce506" table:formula="of:=ROUND([.$C$13]*[.Y15]+[.$C$31]*[.Y34]+[.$C$66]*[.Y68];2)" office:value-type="percentage" office:value="0" calcext:value-type="percentage">
            <text:p>0%</text:p>
          </table:table-cell>
          <table:table-cell table:style-name="ce507" table:formula="of:=ROUND([.$C$13]*[.Z15]+[.$C$31]*[.Z34]+[.$C$66]*[.Z68];2)" office:value-type="percentage" office:value="0" calcext:value-type="percentage">
            <text:p>0%</text:p>
          </table:table-cell>
          <table:table-cell table:style-name="ce508" table:formula="of:=ROUND([.$C$13]*[.AA15]+[.$C$31]*[.AA34]+[.$C$66]*[.AA68];2)" office:value-type="percentage" office:value="0" calcext:value-type="percentage">
            <text:p>0%</text:p>
          </table:table-cell>
          <table:table-cell table:style-name="ce509" table:formula="of:=ROUND([.$C$13]*[.AB15]+[.$C$31]*[.AB34]+[.$C$66]*[.AB68];2)" office:value-type="percentage" office:value="0" calcext:value-type="percentage">
            <text:p>0%</text:p>
          </table:table-cell>
          <table:table-cell table:style-name="ce510" table:formula="of:=ROUND([.$C$13]*[.AC15]+[.$C$31]*[.AC34]+[.$C$66]*[.AC68];2)" office:value-type="percentage" office:value="0" calcext:value-type="percentage">
            <text:p>0%</text:p>
          </table:table-cell>
          <table:table-cell table:style-name="ce511" table:formula="of:=ROUND([.$C$13]*[.AD15]+[.$C$31]*[.AD34]+[.$C$66]*[.AD68];2)" office:value-type="percentage" office:value="0" calcext:value-type="percentage">
            <text:p>0%</text:p>
          </table:table-cell>
          <table:table-cell table:style-name="ce512" table:formula="of:=ROUND([.$C$13]*[.AE15]+[.$C$31]*[.AE34]+[.$C$66]*[.AE68];2)" office:value-type="percentage" office:value="0" calcext:value-type="percentage">
            <text:p>0%</text:p>
          </table:table-cell>
          <table:table-cell table:style-name="ce513" table:formula="of:=ROUND([.$C$13]*[.AF15]+[.$C$31]*[.AF34]+[.$C$66]*[.AF68];2)" office:value-type="percentage" office:value="0" calcext:value-type="percentage">
            <text:p>0%</text:p>
          </table:table-cell>
          <table:table-cell table:style-name="ce514" table:formula="of:=ROUND([.$C$13]*[.AG15]+[.$C$31]*[.AG34]+[.$C$66]*[.AG68];2)" office:value-type="percentage" office:value="0" calcext:value-type="percentage">
            <text:p>0%</text:p>
          </table:table-cell>
          <table:table-cell table:style-name="ce515" table:formula="of:=ROUND([.$C$13]*[.AH15]+[.$C$31]*[.AH34]+[.$C$66]*[.AH68];2)" office:value-type="percentage" office:value="0" calcext:value-type="percentage">
            <text:p>0%</text:p>
          </table:table-cell>
          <table:table-cell table:style-name="ce516" table:formula="of:=ROUND([.$C$13]*[.AI15]+[.$C$31]*[.AI34]+[.$C$66]*[.AI68];2)" office:value-type="percentage" office:value="0" calcext:value-type="percentage">
            <text:p>0%</text:p>
          </table:table-cell>
          <table:table-cell table:number-columns-repeated="989"/>
        </table:table-row>
        <table:table-row table:style-name="ro5">
          <table:table-cell/>
          <table:table-cell office:value-type="string" calcext:value-type="string">
            <text:p>Letter Grade</text:p>
          </table:table-cell>
          <table:table-cell/>
          <table:table-cell table:style-name="ce646" table:formula="of:=IF([.D70]&gt;=0.92;&quot;A&quot;;IF([.D70]&gt;=0.9;&quot;A-&quot;;IF([.D70]&gt;=0.88;&quot;B+&quot;;IF([.D70]&gt;=0.82;&quot;B&quot;;IF([.D70]&gt;=0.8;&quot;B-&quot;;IF([.D70]&gt;=0.78;&quot;C+&quot;;IF([.D70]&gt;=0.72;&quot;C&quot;;IF([.D70]&gt;=0.7;&quot;C-&quot;;IF([.D70]&gt;=0.68;&quot;D+&quot;;IF([.D70]&gt;=0.62;&quot;D&quot;;IF([.D70]&gt;=0.6;&quot;D-&quot;;&quot;F&quot;)))))))))))" office:value-type="string" office:string-value="C-" calcext:value-type="string">
            <text:p>C-</text:p>
          </table:table-cell>
          <table:table-cell/>
          <table:table-cell table:style-name="ce646" table:formula="of:=IF([.F70]&gt;=0.92;&quot;A&quot;;IF([.F70]&gt;=0.9;&quot;A-&quot;;IF([.F70]&gt;=0.88;&quot;B+&quot;;IF([.F70]&gt;=0.82;&quot;B&quot;;IF([.F70]&gt;=0.8;&quot;B-&quot;;IF([.F70]&gt;=0.78;&quot;C+&quot;;IF([.F70]&gt;=0.72;&quot;C&quot;;IF([.F70]&gt;=0.7;&quot;C-&quot;;IF([.F70]&gt;=0.68;&quot;D+&quot;;IF([.F70]&gt;=0.62;&quot;D&quot;;IF([.F70]&gt;=0.6;&quot;D-&quot;;&quot;F&quot;)))))))))))" office:value-type="string" office:string-value="C+" calcext:value-type="string">
            <text:p>C+</text:p>
          </table:table-cell>
          <table:table-cell table:style-name="ce646" table:formula="of:=IF([.G70]&gt;=0.92;&quot;A&quot;;IF([.G70]&gt;=0.9;&quot;A-&quot;;IF([.G70]&gt;=0.88;&quot;B+&quot;;IF([.G70]&gt;=0.82;&quot;B&quot;;IF([.G70]&gt;=0.8;&quot;B-&quot;;IF([.G70]&gt;=0.78;&quot;C+&quot;;IF([.G70]&gt;=0.72;&quot;C&quot;;IF([.G70]&gt;=0.7;&quot;C-&quot;;IF([.G70]&gt;=0.68;&quot;D+&quot;;IF([.G70]&gt;=0.62;&quot;D&quot;;IF([.G70]&gt;=0.6;&quot;D-&quot;;&quot;F&quot;)))))))))))" office:value-type="string" office:string-value="C-" calcext:value-type="string">
            <text:p>C-</text:p>
          </table:table-cell>
          <table:table-cell table:formula="of:=IF([.H70]&gt;=0.92;&quot;A&quot;;IF([.H70]&gt;=0.9;&quot;A-&quot;;IF([.H70]&gt;=0.88;&quot;B+&quot;;IF([.H70]&gt;=0.82;&quot;B&quot;;IF([.H70]&gt;=0.8;&quot;B-&quot;;IF([.H70]&gt;=0.78;&quot;C+&quot;;IF([.H70]&gt;=0.72;&quot;C&quot;;IF([.H70]&gt;=0.7;&quot;C-&quot;;IF([.H70]&gt;=0.68;&quot;D+&quot;;IF([.H70]&gt;=0.62;&quot;D&quot;;IF([.H70]&gt;=0.6;&quot;D-&quot;;&quot;F&quot;)))))))))))" office:value-type="string" office:string-value="D" calcext:value-type="string">
            <text:p>D</text:p>
          </table:table-cell>
          <table:table-cell table:formula="of:=IF([.I70]&gt;=0.92;&quot;A&quot;;IF([.I70]&gt;=0.9;&quot;A-&quot;;IF([.I70]&gt;=0.88;&quot;B+&quot;;IF([.I70]&gt;=0.82;&quot;B&quot;;IF([.I70]&gt;=0.8;&quot;B-&quot;;IF([.I70]&gt;=0.78;&quot;C+&quot;;IF([.I70]&gt;=0.72;&quot;C&quot;;IF([.I70]&gt;=0.7;&quot;C-&quot;;IF([.I70]&gt;=0.68;&quot;D+&quot;;IF([.I70]&gt;=0.62;&quot;D&quot;;IF([.I70]&gt;=0.6;&quot;D-&quot;;&quot;F&quot;)))))))))))" office:value-type="string" office:string-value="B-" calcext:value-type="string">
            <text:p>B-</text:p>
          </table:table-cell>
          <table:table-cell table:formula="of:=IF([.J70]&gt;=0.92;&quot;A&quot;;IF([.J70]&gt;=0.9;&quot;A-&quot;;IF([.J70]&gt;=0.88;&quot;B+&quot;;IF([.J70]&gt;=0.82;&quot;B&quot;;IF([.J70]&gt;=0.8;&quot;B-&quot;;IF([.J70]&gt;=0.78;&quot;C+&quot;;IF([.J70]&gt;=0.72;&quot;C&quot;;IF([.J70]&gt;=0.7;&quot;C-&quot;;IF([.J70]&gt;=0.68;&quot;D+&quot;;IF([.J70]&gt;=0.62;&quot;D&quot;;IF([.J70]&gt;=0.6;&quot;D-&quot;;&quot;F&quot;)))))))))))" office:value-type="string" office:string-value="D" calcext:value-type="string">
            <text:p>D</text:p>
          </table:table-cell>
          <table:table-cell table:formula="of:=IF([.K70]&gt;=0.92;&quot;A&quot;;IF([.K70]&gt;=0.9;&quot;A-&quot;;IF([.K70]&gt;=0.88;&quot;B+&quot;;IF([.K70]&gt;=0.82;&quot;B&quot;;IF([.K70]&gt;=0.8;&quot;B-&quot;;IF([.K70]&gt;=0.78;&quot;C+&quot;;IF([.K70]&gt;=0.72;&quot;C&quot;;IF([.K70]&gt;=0.7;&quot;C-&quot;;IF([.K70]&gt;=0.68;&quot;D+&quot;;IF([.K70]&gt;=0.62;&quot;D&quot;;IF([.K70]&gt;=0.6;&quot;D-&quot;;&quot;F&quot;)))))))))))" office:value-type="string" office:string-value="B-" calcext:value-type="string">
            <text:p>B-</text:p>
          </table:table-cell>
          <table:table-cell table:formula="of:=IF([.L70]&gt;=0.92;&quot;A&quot;;IF([.L70]&gt;=0.9;&quot;A-&quot;;IF([.L70]&gt;=0.88;&quot;B+&quot;;IF([.L70]&gt;=0.82;&quot;B&quot;;IF([.L70]&gt;=0.8;&quot;B-&quot;;IF([.L70]&gt;=0.78;&quot;C+&quot;;IF([.L70]&gt;=0.72;&quot;C&quot;;IF([.L70]&gt;=0.7;&quot;C-&quot;;IF([.L70]&gt;=0.68;&quot;D+&quot;;IF([.L70]&gt;=0.62;&quot;D&quot;;IF([.L70]&gt;=0.6;&quot;D-&quot;;&quot;F&quot;)))))))))))" office:value-type="string" office:string-value="C" calcext:value-type="string">
            <text:p>C</text:p>
          </table:table-cell>
          <table:table-cell table:formula="of:=IF([.M70]&gt;=0.92;&quot;A&quot;;IF([.M70]&gt;=0.9;&quot;A-&quot;;IF([.M70]&gt;=0.88;&quot;B+&quot;;IF([.M70]&gt;=0.82;&quot;B&quot;;IF([.M70]&gt;=0.8;&quot;B-&quot;;IF([.M70]&gt;=0.78;&quot;C+&quot;;IF([.M70]&gt;=0.72;&quot;C&quot;;IF([.M70]&gt;=0.7;&quot;C-&quot;;IF([.M70]&gt;=0.68;&quot;D+&quot;;IF([.M70]&gt;=0.62;&quot;D&quot;;IF([.M70]&gt;=0.6;&quot;D-&quot;;&quot;F&quot;)))))))))))" office:value-type="string" office:string-value="D" calcext:value-type="string">
            <text:p>D</text:p>
          </table:table-cell>
          <table:table-cell table:formula="of:=IF([.N70]&gt;=0.92;&quot;A&quot;;IF([.N70]&gt;=0.9;&quot;A-&quot;;IF([.N70]&gt;=0.88;&quot;B+&quot;;IF([.N70]&gt;=0.82;&quot;B&quot;;IF([.N70]&gt;=0.8;&quot;B-&quot;;IF([.N70]&gt;=0.78;&quot;C+&quot;;IF([.N70]&gt;=0.72;&quot;C&quot;;IF([.N70]&gt;=0.7;&quot;C-&quot;;IF([.N70]&gt;=0.68;&quot;D+&quot;;IF([.N70]&gt;=0.62;&quot;D&quot;;IF([.N70]&gt;=0.6;&quot;D-&quot;;&quot;F&quot;)))))))))))" office:value-type="string" office:string-value="D" calcext:value-type="string">
            <text:p>D</text:p>
          </table:table-cell>
          <table:table-cell table:formula="of:=IF([.O70]&gt;=0.92;&quot;A&quot;;IF([.O70]&gt;=0.9;&quot;A-&quot;;IF([.O70]&gt;=0.88;&quot;B+&quot;;IF([.O70]&gt;=0.82;&quot;B&quot;;IF([.O70]&gt;=0.8;&quot;B-&quot;;IF([.O70]&gt;=0.78;&quot;C+&quot;;IF([.O70]&gt;=0.72;&quot;C&quot;;IF([.O70]&gt;=0.7;&quot;C-&quot;;IF([.O70]&gt;=0.68;&quot;D+&quot;;IF([.O70]&gt;=0.62;&quot;D&quot;;IF([.O70]&gt;=0.6;&quot;D-&quot;;&quot;F&quot;)))))))))))" office:value-type="string" office:string-value="B-" calcext:value-type="string">
            <text:p>B-</text:p>
          </table:table-cell>
          <table:table-cell table:formula="of:=IF([.P70]&gt;=0.92;&quot;A&quot;;IF([.P70]&gt;=0.9;&quot;A-&quot;;IF([.P70]&gt;=0.88;&quot;B+&quot;;IF([.P70]&gt;=0.82;&quot;B&quot;;IF([.P70]&gt;=0.8;&quot;B-&quot;;IF([.P70]&gt;=0.78;&quot;C+&quot;;IF([.P70]&gt;=0.72;&quot;C&quot;;IF([.P70]&gt;=0.7;&quot;C-&quot;;IF([.P70]&gt;=0.68;&quot;D+&quot;;IF([.P70]&gt;=0.62;&quot;D&quot;;IF([.P70]&gt;=0.6;&quot;D-&quot;;&quot;F&quot;)))))))))))" office:value-type="string" office:string-value="F" calcext:value-type="string">
            <text:p>F</text:p>
          </table:table-cell>
          <table:table-cell table:formula="of:=IF([.Q70]&gt;=0.92;&quot;A&quot;;IF([.Q70]&gt;=0.9;&quot;A-&quot;;IF([.Q70]&gt;=0.88;&quot;B+&quot;;IF([.Q70]&gt;=0.82;&quot;B&quot;;IF([.Q70]&gt;=0.8;&quot;B-&quot;;IF([.Q70]&gt;=0.78;&quot;C+&quot;;IF([.Q70]&gt;=0.72;&quot;C&quot;;IF([.Q70]&gt;=0.7;&quot;C-&quot;;IF([.Q70]&gt;=0.68;&quot;D+&quot;;IF([.Q70]&gt;=0.62;&quot;D&quot;;IF([.Q70]&gt;=0.6;&quot;D-&quot;;&quot;F&quot;)))))))))))" office:value-type="string" office:string-value="D-" calcext:value-type="string">
            <text:p>D-</text:p>
          </table:table-cell>
          <table:table-cell table:formula="of:=IF([.R70]&gt;=0.92;&quot;A&quot;;IF([.R70]&gt;=0.9;&quot;A-&quot;;IF([.R70]&gt;=0.88;&quot;B+&quot;;IF([.R70]&gt;=0.82;&quot;B&quot;;IF([.R70]&gt;=0.8;&quot;B-&quot;;IF([.R70]&gt;=0.78;&quot;C+&quot;;IF([.R70]&gt;=0.72;&quot;C&quot;;IF([.R70]&gt;=0.7;&quot;C-&quot;;IF([.R70]&gt;=0.68;&quot;D+&quot;;IF([.R70]&gt;=0.62;&quot;D&quot;;IF([.R70]&gt;=0.6;&quot;D-&quot;;&quot;F&quot;)))))))))))" office:value-type="string" office:string-value="D+" calcext:value-type="string">
            <text:p>D+</text:p>
          </table:table-cell>
          <table:table-cell table:formula="of:=IF([.S70]&gt;=0.92;&quot;A&quot;;IF([.S70]&gt;=0.9;&quot;A-&quot;;IF([.S70]&gt;=0.88;&quot;B+&quot;;IF([.S70]&gt;=0.82;&quot;B&quot;;IF([.S70]&gt;=0.8;&quot;B-&quot;;IF([.S70]&gt;=0.78;&quot;C+&quot;;IF([.S70]&gt;=0.72;&quot;C&quot;;IF([.S70]&gt;=0.7;&quot;C-&quot;;IF([.S70]&gt;=0.68;&quot;D+&quot;;IF([.S70]&gt;=0.62;&quot;D&quot;;IF([.S70]&gt;=0.6;&quot;D-&quot;;&quot;F&quot;)))))))))))" office:value-type="string" office:string-value="C" calcext:value-type="string">
            <text:p>C</text:p>
          </table:table-cell>
          <table:table-cell table:formula="of:=IF([.T70]&gt;=0.92;&quot;A&quot;;IF([.T70]&gt;=0.9;&quot;A-&quot;;IF([.T70]&gt;=0.88;&quot;B+&quot;;IF([.T70]&gt;=0.82;&quot;B&quot;;IF([.T70]&gt;=0.8;&quot;B-&quot;;IF([.T70]&gt;=0.78;&quot;C+&quot;;IF([.T70]&gt;=0.72;&quot;C&quot;;IF([.T70]&gt;=0.7;&quot;C-&quot;;IF([.T70]&gt;=0.68;&quot;D+&quot;;IF([.T70]&gt;=0.62;&quot;D&quot;;IF([.T70]&gt;=0.6;&quot;D-&quot;;&quot;F&quot;)))))))))))" office:value-type="string" office:string-value="C-" calcext:value-type="string">
            <text:p>C-</text:p>
          </table:table-cell>
          <table:table-cell table:formula="of:=IF([.U70]&gt;=0.92;&quot;A&quot;;IF([.U70]&gt;=0.9;&quot;A-&quot;;IF([.U70]&gt;=0.88;&quot;B+&quot;;IF([.U70]&gt;=0.82;&quot;B&quot;;IF([.U70]&gt;=0.8;&quot;B-&quot;;IF([.U70]&gt;=0.78;&quot;C+&quot;;IF([.U70]&gt;=0.72;&quot;C&quot;;IF([.U70]&gt;=0.7;&quot;C-&quot;;IF([.U70]&gt;=0.68;&quot;D+&quot;;IF([.U70]&gt;=0.62;&quot;D&quot;;IF([.U70]&gt;=0.6;&quot;D-&quot;;&quot;F&quot;)))))))))))" office:value-type="string" office:string-value="F" calcext:value-type="string">
            <text:p>F</text:p>
          </table:table-cell>
          <table:table-cell table:formula="of:=IF([.V70]&gt;=0.92;&quot;A&quot;;IF([.V70]&gt;=0.9;&quot;A-&quot;;IF([.V70]&gt;=0.88;&quot;B+&quot;;IF([.V70]&gt;=0.82;&quot;B&quot;;IF([.V70]&gt;=0.8;&quot;B-&quot;;IF([.V70]&gt;=0.78;&quot;C+&quot;;IF([.V70]&gt;=0.72;&quot;C&quot;;IF([.V70]&gt;=0.7;&quot;C-&quot;;IF([.V70]&gt;=0.68;&quot;D+&quot;;IF([.V70]&gt;=0.62;&quot;D&quot;;IF([.V70]&gt;=0.6;&quot;D-&quot;;&quot;F&quot;)))))))))))" office:value-type="string" office:string-value="F" calcext:value-type="string">
            <text:p>F</text:p>
          </table:table-cell>
          <table:table-cell table:formula="of:=IF([.W70]&gt;=0.92;&quot;A&quot;;IF([.W70]&gt;=0.9;&quot;A-&quot;;IF([.W70]&gt;=0.88;&quot;B+&quot;;IF([.W70]&gt;=0.82;&quot;B&quot;;IF([.W70]&gt;=0.8;&quot;B-&quot;;IF([.W70]&gt;=0.78;&quot;C+&quot;;IF([.W70]&gt;=0.72;&quot;C&quot;;IF([.W70]&gt;=0.7;&quot;C-&quot;;IF([.W70]&gt;=0.68;&quot;D+&quot;;IF([.W70]&gt;=0.62;&quot;D&quot;;IF([.W70]&gt;=0.6;&quot;D-&quot;;&quot;F&quot;)))))))))))" office:value-type="string" office:string-value="F" calcext:value-type="string">
            <text:p>F</text:p>
          </table:table-cell>
          <table:table-cell table:formula="of:=IF([.X70]&gt;=0.92;&quot;A&quot;;IF([.X70]&gt;=0.9;&quot;A-&quot;;IF([.X70]&gt;=0.88;&quot;B+&quot;;IF([.X70]&gt;=0.82;&quot;B&quot;;IF([.X70]&gt;=0.8;&quot;B-&quot;;IF([.X70]&gt;=0.78;&quot;C+&quot;;IF([.X70]&gt;=0.72;&quot;C&quot;;IF([.X70]&gt;=0.7;&quot;C-&quot;;IF([.X70]&gt;=0.68;&quot;D+&quot;;IF([.X70]&gt;=0.62;&quot;D&quot;;IF([.X70]&gt;=0.6;&quot;D-&quot;;&quot;F&quot;)))))))))))" office:value-type="string" office:string-value="F" calcext:value-type="string">
            <text:p>F</text:p>
          </table:table-cell>
          <table:table-cell table:formula="of:=IF([.Y70]&gt;=0.92;&quot;A&quot;;IF([.Y70]&gt;=0.9;&quot;A-&quot;;IF([.Y70]&gt;=0.88;&quot;B+&quot;;IF([.Y70]&gt;=0.82;&quot;B&quot;;IF([.Y70]&gt;=0.8;&quot;B-&quot;;IF([.Y70]&gt;=0.78;&quot;C+&quot;;IF([.Y70]&gt;=0.72;&quot;C&quot;;IF([.Y70]&gt;=0.7;&quot;C-&quot;;IF([.Y70]&gt;=0.68;&quot;D+&quot;;IF([.Y70]&gt;=0.62;&quot;D&quot;;IF([.Y70]&gt;=0.6;&quot;D-&quot;;&quot;F&quot;)))))))))))" office:value-type="string" office:string-value="F" calcext:value-type="string">
            <text:p>F</text:p>
          </table:table-cell>
          <table:table-cell table:formula="of:=IF([.Z70]&gt;=0.92;&quot;A&quot;;IF([.Z70]&gt;=0.9;&quot;A-&quot;;IF([.Z70]&gt;=0.88;&quot;B+&quot;;IF([.Z70]&gt;=0.82;&quot;B&quot;;IF([.Z70]&gt;=0.8;&quot;B-&quot;;IF([.Z70]&gt;=0.78;&quot;C+&quot;;IF([.Z70]&gt;=0.72;&quot;C&quot;;IF([.Z70]&gt;=0.7;&quot;C-&quot;;IF([.Z70]&gt;=0.68;&quot;D+&quot;;IF([.Z70]&gt;=0.62;&quot;D&quot;;IF([.Z70]&gt;=0.6;&quot;D-&quot;;&quot;F&quot;)))))))))))" office:value-type="string" office:string-value="F" calcext:value-type="string">
            <text:p>F</text:p>
          </table:table-cell>
          <table:table-cell table:formula="of:=IF([.AA70]&gt;=0.92;&quot;A&quot;;IF([.AA70]&gt;=0.9;&quot;A-&quot;;IF([.AA70]&gt;=0.88;&quot;B+&quot;;IF([.AA70]&gt;=0.82;&quot;B&quot;;IF([.AA70]&gt;=0.8;&quot;B-&quot;;IF([.AA70]&gt;=0.78;&quot;C+&quot;;IF([.AA70]&gt;=0.72;&quot;C&quot;;IF([.AA70]&gt;=0.7;&quot;C-&quot;;IF([.AA70]&gt;=0.68;&quot;D+&quot;;IF([.AA70]&gt;=0.62;&quot;D&quot;;IF([.AA70]&gt;=0.6;&quot;D-&quot;;&quot;F&quot;)))))))))))" office:value-type="string" office:string-value="F" calcext:value-type="string">
            <text:p>F</text:p>
          </table:table-cell>
          <table:table-cell table:formula="of:=IF([.AB70]&gt;=0.92;&quot;A&quot;;IF([.AB70]&gt;=0.9;&quot;A-&quot;;IF([.AB70]&gt;=0.88;&quot;B+&quot;;IF([.AB70]&gt;=0.82;&quot;B&quot;;IF([.AB70]&gt;=0.8;&quot;B-&quot;;IF([.AB70]&gt;=0.78;&quot;C+&quot;;IF([.AB70]&gt;=0.72;&quot;C&quot;;IF([.AB70]&gt;=0.7;&quot;C-&quot;;IF([.AB70]&gt;=0.68;&quot;D+&quot;;IF([.AB70]&gt;=0.62;&quot;D&quot;;IF([.AB70]&gt;=0.6;&quot;D-&quot;;&quot;F&quot;)))))))))))" office:value-type="string" office:string-value="F" calcext:value-type="string">
            <text:p>F</text:p>
          </table:table-cell>
          <table:table-cell table:formula="of:=IF([.AC70]&gt;=0.92;&quot;A&quot;;IF([.AC70]&gt;=0.9;&quot;A-&quot;;IF([.AC70]&gt;=0.88;&quot;B+&quot;;IF([.AC70]&gt;=0.82;&quot;B&quot;;IF([.AC70]&gt;=0.8;&quot;B-&quot;;IF([.AC70]&gt;=0.78;&quot;C+&quot;;IF([.AC70]&gt;=0.72;&quot;C&quot;;IF([.AC70]&gt;=0.7;&quot;C-&quot;;IF([.AC70]&gt;=0.68;&quot;D+&quot;;IF([.AC70]&gt;=0.62;&quot;D&quot;;IF([.AC70]&gt;=0.6;&quot;D-&quot;;&quot;F&quot;)))))))))))" office:value-type="string" office:string-value="F" calcext:value-type="string">
            <text:p>F</text:p>
          </table:table-cell>
          <table:table-cell table:formula="of:=IF([.AD70]&gt;=0.92;&quot;A&quot;;IF([.AD70]&gt;=0.9;&quot;A-&quot;;IF([.AD70]&gt;=0.88;&quot;B+&quot;;IF([.AD70]&gt;=0.82;&quot;B&quot;;IF([.AD70]&gt;=0.8;&quot;B-&quot;;IF([.AD70]&gt;=0.78;&quot;C+&quot;;IF([.AD70]&gt;=0.72;&quot;C&quot;;IF([.AD70]&gt;=0.7;&quot;C-&quot;;IF([.AD70]&gt;=0.68;&quot;D+&quot;;IF([.AD70]&gt;=0.62;&quot;D&quot;;IF([.AD70]&gt;=0.6;&quot;D-&quot;;&quot;F&quot;)))))))))))" office:value-type="string" office:string-value="F" calcext:value-type="string">
            <text:p>F</text:p>
          </table:table-cell>
          <table:table-cell table:formula="of:=IF([.AE70]&gt;=0.92;&quot;A&quot;;IF([.AE70]&gt;=0.9;&quot;A-&quot;;IF([.AE70]&gt;=0.88;&quot;B+&quot;;IF([.AE70]&gt;=0.82;&quot;B&quot;;IF([.AE70]&gt;=0.8;&quot;B-&quot;;IF([.AE70]&gt;=0.78;&quot;C+&quot;;IF([.AE70]&gt;=0.72;&quot;C&quot;;IF([.AE70]&gt;=0.7;&quot;C-&quot;;IF([.AE70]&gt;=0.68;&quot;D+&quot;;IF([.AE70]&gt;=0.62;&quot;D&quot;;IF([.AE70]&gt;=0.6;&quot;D-&quot;;&quot;F&quot;)))))))))))" office:value-type="string" office:string-value="F" calcext:value-type="string">
            <text:p>F</text:p>
          </table:table-cell>
          <table:table-cell table:formula="of:=IF([.AF70]&gt;=0.92;&quot;A&quot;;IF([.AF70]&gt;=0.9;&quot;A-&quot;;IF([.AF70]&gt;=0.88;&quot;B+&quot;;IF([.AF70]&gt;=0.82;&quot;B&quot;;IF([.AF70]&gt;=0.8;&quot;B-&quot;;IF([.AF70]&gt;=0.78;&quot;C+&quot;;IF([.AF70]&gt;=0.72;&quot;C&quot;;IF([.AF70]&gt;=0.7;&quot;C-&quot;;IF([.AF70]&gt;=0.68;&quot;D+&quot;;IF([.AF70]&gt;=0.62;&quot;D&quot;;IF([.AF70]&gt;=0.6;&quot;D-&quot;;&quot;F&quot;)))))))))))" office:value-type="string" office:string-value="F" calcext:value-type="string">
            <text:p>F</text:p>
          </table:table-cell>
          <table:table-cell table:formula="of:=IF([.AG70]&gt;=0.92;&quot;A&quot;;IF([.AG70]&gt;=0.9;&quot;A-&quot;;IF([.AG70]&gt;=0.88;&quot;B+&quot;;IF([.AG70]&gt;=0.82;&quot;B&quot;;IF([.AG70]&gt;=0.8;&quot;B-&quot;;IF([.AG70]&gt;=0.78;&quot;C+&quot;;IF([.AG70]&gt;=0.72;&quot;C&quot;;IF([.AG70]&gt;=0.7;&quot;C-&quot;;IF([.AG70]&gt;=0.68;&quot;D+&quot;;IF([.AG70]&gt;=0.62;&quot;D&quot;;IF([.AG70]&gt;=0.6;&quot;D-&quot;;&quot;F&quot;)))))))))))" office:value-type="string" office:string-value="F" calcext:value-type="string">
            <text:p>F</text:p>
          </table:table-cell>
          <table:table-cell table:formula="of:=IF([.AH70]&gt;=0.92;&quot;A&quot;;IF([.AH70]&gt;=0.9;&quot;A-&quot;;IF([.AH70]&gt;=0.88;&quot;B+&quot;;IF([.AH70]&gt;=0.82;&quot;B&quot;;IF([.AH70]&gt;=0.8;&quot;B-&quot;;IF([.AH70]&gt;=0.78;&quot;C+&quot;;IF([.AH70]&gt;=0.72;&quot;C&quot;;IF([.AH70]&gt;=0.7;&quot;C-&quot;;IF([.AH70]&gt;=0.68;&quot;D+&quot;;IF([.AH70]&gt;=0.62;&quot;D&quot;;IF([.AH70]&gt;=0.6;&quot;D-&quot;;&quot;F&quot;)))))))))))" office:value-type="string" office:string-value="F" calcext:value-type="string">
            <text:p>F</text:p>
          </table:table-cell>
          <table:table-cell table:formula="of:=IF([.AI70]&gt;=0.92;&quot;A&quot;;IF([.AI70]&gt;=0.9;&quot;A-&quot;;IF([.AI70]&gt;=0.88;&quot;B+&quot;;IF([.AI70]&gt;=0.82;&quot;B&quot;;IF([.AI70]&gt;=0.8;&quot;B-&quot;;IF([.AI70]&gt;=0.78;&quot;C+&quot;;IF([.AI70]&gt;=0.72;&quot;C&quot;;IF([.AI70]&gt;=0.7;&quot;C-&quot;;IF([.AI70]&gt;=0.68;&quot;D+&quot;;IF([.AI70]&gt;=0.62;&quot;D&quot;;IF([.AI70]&gt;=0.6;&quot;D-&quot;;&quot;F&quot;)))))))))))" office:value-type="string" office:string-value="F" calcext:value-type="string">
            <text:p>F</text:p>
          </table:table-cell>
          <table:table-cell table:formula="of:=IF([.AJ70]&gt;=0.92;&quot;A&quot;;IF([.AJ70]&gt;=0.9;&quot;A-&quot;;IF([.AJ70]&gt;=0.88;&quot;B+&quot;;IF([.AJ70]&gt;=0.82;&quot;B&quot;;IF([.AJ70]&gt;=0.8;&quot;B-&quot;;IF([.AJ70]&gt;=0.78;&quot;C+&quot;;IF([.AJ70]&gt;=0.72;&quot;C&quot;;IF([.AJ70]&gt;=0.7;&quot;C-&quot;;IF([.AJ70]&gt;=0.68;&quot;D+&quot;;IF([.AJ70]&gt;=0.62;&quot;D&quot;;IF([.AJ70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8">
          <table:table-cell table:style-name="ce646" table:number-columns-repeated="7"/>
          <table:table-cell table:number-columns-repeated="1017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2th,PC'.U4:'12th,PC'.AMJ5 '12th,PC'.A22:'12th,PC'.AMJ23 '12th,PC'.A37:'12th,PC'.AMJ39 '12th,PC'.A63:'12th,PC'.C64 '12th,PC'.F63:'12th,PC'.AMJ64 '12th,PC'.A9:'12th,PC'.C11 '12th,PC'.U9:'12th,PC'.AMJ11 '12th,PC'.R9:'12th,PC'.R9 '12th,PC'.A8:'12th,PC'.AMJ8 '12th,PC'.A6:'12th,PC'.C7 '12th,PC'.U6:'12th,PC'.AMJ7 '12th,PC'.A29:'12th,PC'.C29 '12th,PC'.V27:'12th,PC'.AMJ29 '12th,PC'.A4:'12th,PC'.H5 '12th,PC'.E6:'12th,PC'.H7 '12th,PC'.A18:'12th,PC'.J21 '12th,PC'.U18:'12th,PC'.AMJ21 '12th,PC'.A24:'12th,PC'.E28 '12th,PC'.J27:'12th,PC'.J29 '12th,PC'.K24:'12th,PC'.K26 '12th,PC'.Q24:'12th,PC'.AMJ26 '12th,PC'.A59:'12th,PC'.AMJ62 '12th,PC'.A46:'12th,PC'.F57 '12th,PC'.H52:'12th,PC'.M57 '12th,PC'.A58:'12th,PC'.P58 '12th,PC'.R52:'12th,PC'.AMJ58 '12th,PC'.O47:'12th,PC'.P57 '12th,PC'.A40:'12th,PC'.K45 '12th,PC'.T40:'12th,PC'.AMJ51 '12th,PC'.H46:'12th,PC'.K51 '12th,PC'.M46:'12th,PC'.M51 '12th,PC'.O46:'12th,PC'.R46 '12th,PC'.R47:'12th,PC'.R51 '12th,PC'.M40:'12th,PC'.R45">
            <calcext:condition calcext:apply-style-name="EveryOtherRow" calcext:value="formula-is(ISEVEN(ROW()))" calcext:base-cell-address="'12th,PC'.A4"/>
            <calcext:condition calcext:apply-style-name="EveryOtherRow2" calcext:value="formula-is(NOT(ISEVEN(ROW())))" calcext:base-cell-address="'12th,PC'.A4"/>
          </calcext:conditional-format>
          <calcext:conditional-format calcext:target-range-address="'12th,PC'.D63:'12th,PC'.E63">
            <calcext:condition calcext:apply-style-name="EveryOtherRow" calcext:value="formula-is(ISEVEN(ROW()))" calcext:base-cell-address="'12th,PC'.D63"/>
            <calcext:condition calcext:apply-style-name="EveryOtherRow2" calcext:value="formula-is(NOT(ISEVEN(ROW())))" calcext:base-cell-address="'12th,PC'.D63"/>
          </calcext:conditional-format>
          <calcext:conditional-format calcext:target-range-address="'12th,PC'.F15:'12th,PC'.AI15 '12th,PC'.F34:'12th,PC'.AI34 '12th,PC'.F68:'12th,PC'.AI68">
            <calcext:condition calcext:apply-style-name="Failing" calcext:value="&lt;0.6" calcext:base-cell-address="'12th,PC'.F15"/>
          </calcext:conditional-format>
          <calcext:conditional-format calcext:target-range-address="'12th,PC'.S9:'12th,PC'.S9">
            <calcext:condition calcext:apply-style-name="EveryOtherRow" calcext:value="formula-is(ISEVEN(ROW()))" calcext:base-cell-address="'12th,PC'.S9"/>
            <calcext:condition calcext:apply-style-name="EveryOtherRow2" calcext:value="formula-is(NOT(ISEVEN(ROW())))" calcext:base-cell-address="'12th,PC'.S9"/>
          </calcext:conditional-format>
          <calcext:conditional-format calcext:target-range-address="'12th,PC'.T9:'12th,PC'.T9">
            <calcext:condition calcext:apply-style-name="EveryOtherRow" calcext:value="formula-is(ISEVEN(ROW()))" calcext:base-cell-address="'12th,PC'.T9"/>
            <calcext:condition calcext:apply-style-name="EveryOtherRow2" calcext:value="formula-is(NOT(ISEVEN(ROW())))" calcext:base-cell-address="'12th,PC'.T9"/>
          </calcext:conditional-format>
          <calcext:conditional-format calcext:target-range-address="'12th,PC'.Q9:'12th,PC'.Q9">
            <calcext:condition calcext:apply-style-name="EveryOtherRow" calcext:value="formula-is(ISEVEN(ROW()))" calcext:base-cell-address="'12th,PC'.Q9"/>
            <calcext:condition calcext:apply-style-name="EveryOtherRow2" calcext:value="formula-is(NOT(ISEVEN(ROW())))" calcext:base-cell-address="'12th,PC'.Q9"/>
          </calcext:conditional-format>
          <calcext:conditional-format calcext:target-range-address="'12th,PC'.D6:'12th,PC'.D6">
            <calcext:condition calcext:apply-style-name="EveryOtherRow" calcext:value="formula-is(ISEVEN(ROW()))" calcext:base-cell-address="'12th,PC'.D6"/>
            <calcext:condition calcext:apply-style-name="EveryOtherRow2" calcext:value="formula-is(NOT(ISEVEN(ROW())))" calcext:base-cell-address="'12th,PC'.D6"/>
          </calcext:conditional-format>
          <calcext:conditional-format calcext:target-range-address="'12th,PC'.D7:'12th,PC'.D7">
            <calcext:condition calcext:apply-style-name="EveryOtherRow" calcext:value="formula-is(ISEVEN(ROW()))" calcext:base-cell-address="'12th,PC'.D7"/>
            <calcext:condition calcext:apply-style-name="EveryOtherRow2" calcext:value="formula-is(NOT(ISEVEN(ROW())))" calcext:base-cell-address="'12th,PC'.D7"/>
          </calcext:conditional-format>
          <calcext:conditional-format calcext:target-range-address="'12th,PC'.D9:'12th,PC'.D11">
            <calcext:condition calcext:apply-style-name="EveryOtherRow" calcext:value="formula-is(ISEVEN(ROW()))" calcext:base-cell-address="'12th,PC'.D9"/>
            <calcext:condition calcext:apply-style-name="EveryOtherRow2" calcext:value="formula-is(NOT(ISEVEN(ROW())))" calcext:base-cell-address="'12th,PC'.D9"/>
          </calcext:conditional-format>
          <calcext:conditional-format calcext:target-range-address="'12th,PC'.D64:'12th,PC'.E64">
            <calcext:condition calcext:apply-style-name="EveryOtherRow" calcext:value="formula-is(ISEVEN(ROW()))" calcext:base-cell-address="'12th,PC'.D64"/>
            <calcext:condition calcext:apply-style-name="EveryOtherRow2" calcext:value="formula-is(NOT(ISEVEN(ROW())))" calcext:base-cell-address="'12th,PC'.D64"/>
          </calcext:conditional-format>
          <calcext:conditional-format calcext:target-range-address="'12th,PC'.D29:'12th,PC'.E29">
            <calcext:condition calcext:apply-style-name="EveryOtherRow" calcext:value="formula-is(ISEVEN(ROW()))" calcext:base-cell-address="'12th,PC'.D29"/>
            <calcext:condition calcext:apply-style-name="EveryOtherRow2" calcext:value="formula-is(NOT(ISEVEN(ROW())))" calcext:base-cell-address="'12th,PC'.D29"/>
          </calcext:conditional-format>
          <calcext:conditional-format calcext:target-range-address="'12th,PC'.Q10:'12th,PC'.Q10">
            <calcext:condition calcext:apply-style-name="EveryOtherRow" calcext:value="formula-is(ISEVEN(ROW()))" calcext:base-cell-address="'12th,PC'.Q10"/>
            <calcext:condition calcext:apply-style-name="EveryOtherRow2" calcext:value="formula-is(NOT(ISEVEN(ROW())))" calcext:base-cell-address="'12th,PC'.Q10"/>
          </calcext:conditional-format>
          <calcext:conditional-format calcext:target-range-address="'12th,PC'.R10:'12th,PC'.R10">
            <calcext:condition calcext:apply-style-name="EveryOtherRow" calcext:value="formula-is(ISEVEN(ROW()))" calcext:base-cell-address="'12th,PC'.R10"/>
            <calcext:condition calcext:apply-style-name="EveryOtherRow2" calcext:value="formula-is(NOT(ISEVEN(ROW())))" calcext:base-cell-address="'12th,PC'.R10"/>
          </calcext:conditional-format>
          <calcext:conditional-format calcext:target-range-address="'12th,PC'.S10:'12th,PC'.S10">
            <calcext:condition calcext:apply-style-name="EveryOtherRow" calcext:value="formula-is(ISEVEN(ROW()))" calcext:base-cell-address="'12th,PC'.S10"/>
            <calcext:condition calcext:apply-style-name="EveryOtherRow2" calcext:value="formula-is(NOT(ISEVEN(ROW())))" calcext:base-cell-address="'12th,PC'.S10"/>
          </calcext:conditional-format>
          <calcext:conditional-format calcext:target-range-address="'12th,PC'.T10:'12th,PC'.T10">
            <calcext:condition calcext:apply-style-name="EveryOtherRow" calcext:value="formula-is(ISEVEN(ROW()))" calcext:base-cell-address="'12th,PC'.T10"/>
            <calcext:condition calcext:apply-style-name="EveryOtherRow2" calcext:value="formula-is(NOT(ISEVEN(ROW())))" calcext:base-cell-address="'12th,PC'.T10"/>
          </calcext:conditional-format>
          <calcext:conditional-format calcext:target-range-address="'12th,PC'.D15:'12th,PC'.D15">
            <calcext:condition calcext:apply-style-name="Failing" calcext:value="&lt;0.6" calcext:base-cell-address="'12th,PC'.D15"/>
          </calcext:conditional-format>
          <calcext:conditional-format calcext:target-range-address="'12th,PC'.D34:'12th,PC'.D34">
            <calcext:condition calcext:apply-style-name="Failing" calcext:value="&lt;0.6" calcext:base-cell-address="'12th,PC'.D34"/>
          </calcext:conditional-format>
          <calcext:conditional-format calcext:target-range-address="'12th,PC'.D68:'12th,PC'.D68">
            <calcext:condition calcext:apply-style-name="Failing" calcext:value="&lt;0.6" calcext:base-cell-address="'12th,PC'.D68"/>
          </calcext:conditional-format>
          <calcext:conditional-format calcext:target-range-address="'12th,PC'.D70:'12th,PC'.D70">
            <calcext:condition calcext:apply-style-name="Failing" calcext:value="&lt;0.6" calcext:base-cell-address="'12th,PC'.D70"/>
          </calcext:conditional-format>
          <calcext:conditional-format calcext:target-range-address="'12th,PC'.Q11:'12th,PC'.Q11">
            <calcext:condition calcext:apply-style-name="EveryOtherRow" calcext:value="formula-is(ISEVEN(ROW()))" calcext:base-cell-address="'12th,PC'.Q11"/>
            <calcext:condition calcext:apply-style-name="EveryOtherRow2" calcext:value="formula-is(NOT(ISEVEN(ROW())))" calcext:base-cell-address="'12th,PC'.Q11"/>
          </calcext:conditional-format>
          <calcext:conditional-format calcext:target-range-address="'12th,PC'.R11:'12th,PC'.R11">
            <calcext:condition calcext:apply-style-name="EveryOtherRow" calcext:value="formula-is(ISEVEN(ROW()))" calcext:base-cell-address="'12th,PC'.R11"/>
            <calcext:condition calcext:apply-style-name="EveryOtherRow2" calcext:value="formula-is(NOT(ISEVEN(ROW())))" calcext:base-cell-address="'12th,PC'.R11"/>
          </calcext:conditional-format>
          <calcext:conditional-format calcext:target-range-address="'12th,PC'.S11:'12th,PC'.S11">
            <calcext:condition calcext:apply-style-name="EveryOtherRow" calcext:value="formula-is(ISEVEN(ROW()))" calcext:base-cell-address="'12th,PC'.S11"/>
            <calcext:condition calcext:apply-style-name="EveryOtherRow2" calcext:value="formula-is(NOT(ISEVEN(ROW())))" calcext:base-cell-address="'12th,PC'.S11"/>
          </calcext:conditional-format>
          <calcext:conditional-format calcext:target-range-address="'12th,PC'.T11:'12th,PC'.T11">
            <calcext:condition calcext:apply-style-name="EveryOtherRow" calcext:value="formula-is(ISEVEN(ROW()))" calcext:base-cell-address="'12th,PC'.T11"/>
            <calcext:condition calcext:apply-style-name="EveryOtherRow2" calcext:value="formula-is(NOT(ISEVEN(ROW())))" calcext:base-cell-address="'12th,PC'.T11"/>
          </calcext:conditional-format>
          <calcext:conditional-format calcext:target-range-address="'12th,PC'.F70:'12th,PC'.F70">
            <calcext:condition calcext:apply-style-name="Failing" calcext:value="&lt;0.6" calcext:base-cell-address="'12th,PC'.F70"/>
          </calcext:conditional-format>
          <calcext:conditional-format calcext:target-range-address="'12th,PC'.G70:'12th,PC'.G70">
            <calcext:condition calcext:apply-style-name="Failing" calcext:value="&lt;0.6" calcext:base-cell-address="'12th,PC'.G70"/>
          </calcext:conditional-format>
          <calcext:conditional-format calcext:target-range-address="'12th,PC'.H70:'12th,PC'.H70">
            <calcext:condition calcext:apply-style-name="Failing" calcext:value="&lt;0.6" calcext:base-cell-address="'12th,PC'.H70"/>
          </calcext:conditional-format>
          <calcext:conditional-format calcext:target-range-address="'12th,PC'.I70:'12th,PC'.I70">
            <calcext:condition calcext:apply-style-name="Failing" calcext:value="&lt;0.6" calcext:base-cell-address="'12th,PC'.I70"/>
          </calcext:conditional-format>
          <calcext:conditional-format calcext:target-range-address="'12th,PC'.J70:'12th,PC'.J70">
            <calcext:condition calcext:apply-style-name="Failing" calcext:value="&lt;0.6" calcext:base-cell-address="'12th,PC'.J70"/>
          </calcext:conditional-format>
          <calcext:conditional-format calcext:target-range-address="'12th,PC'.K70:'12th,PC'.K70">
            <calcext:condition calcext:apply-style-name="Failing" calcext:value="&lt;0.6" calcext:base-cell-address="'12th,PC'.K70"/>
          </calcext:conditional-format>
          <calcext:conditional-format calcext:target-range-address="'12th,PC'.L70:'12th,PC'.L70">
            <calcext:condition calcext:apply-style-name="Failing" calcext:value="&lt;0.6" calcext:base-cell-address="'12th,PC'.L70"/>
          </calcext:conditional-format>
          <calcext:conditional-format calcext:target-range-address="'12th,PC'.M70:'12th,PC'.M70">
            <calcext:condition calcext:apply-style-name="Failing" calcext:value="&lt;0.6" calcext:base-cell-address="'12th,PC'.M70"/>
          </calcext:conditional-format>
          <calcext:conditional-format calcext:target-range-address="'12th,PC'.N70:'12th,PC'.N70">
            <calcext:condition calcext:apply-style-name="Failing" calcext:value="&lt;0.6" calcext:base-cell-address="'12th,PC'.N70"/>
          </calcext:conditional-format>
          <calcext:conditional-format calcext:target-range-address="'12th,PC'.O70:'12th,PC'.O70">
            <calcext:condition calcext:apply-style-name="Failing" calcext:value="&lt;0.6" calcext:base-cell-address="'12th,PC'.O70"/>
          </calcext:conditional-format>
          <calcext:conditional-format calcext:target-range-address="'12th,PC'.P70:'12th,PC'.P70">
            <calcext:condition calcext:apply-style-name="Failing" calcext:value="&lt;0.6" calcext:base-cell-address="'12th,PC'.P70"/>
          </calcext:conditional-format>
          <calcext:conditional-format calcext:target-range-address="'12th,PC'.Q70:'12th,PC'.Q70">
            <calcext:condition calcext:apply-style-name="Failing" calcext:value="&lt;0.6" calcext:base-cell-address="'12th,PC'.Q70"/>
          </calcext:conditional-format>
          <calcext:conditional-format calcext:target-range-address="'12th,PC'.R70:'12th,PC'.R70">
            <calcext:condition calcext:apply-style-name="Failing" calcext:value="&lt;0.6" calcext:base-cell-address="'12th,PC'.R70"/>
          </calcext:conditional-format>
          <calcext:conditional-format calcext:target-range-address="'12th,PC'.S70:'12th,PC'.S70">
            <calcext:condition calcext:apply-style-name="Failing" calcext:value="&lt;0.6" calcext:base-cell-address="'12th,PC'.S70"/>
          </calcext:conditional-format>
          <calcext:conditional-format calcext:target-range-address="'12th,PC'.T70:'12th,PC'.T70">
            <calcext:condition calcext:apply-style-name="Failing" calcext:value="&lt;0.6" calcext:base-cell-address="'12th,PC'.T70"/>
          </calcext:conditional-format>
          <calcext:conditional-format calcext:target-range-address="'12th,PC'.U70:'12th,PC'.U70">
            <calcext:condition calcext:apply-style-name="Failing" calcext:value="&lt;0.6" calcext:base-cell-address="'12th,PC'.U70"/>
          </calcext:conditional-format>
          <calcext:conditional-format calcext:target-range-address="'12th,PC'.V70:'12th,PC'.V70">
            <calcext:condition calcext:apply-style-name="Failing" calcext:value="&lt;0.6" calcext:base-cell-address="'12th,PC'.V70"/>
          </calcext:conditional-format>
          <calcext:conditional-format calcext:target-range-address="'12th,PC'.W70:'12th,PC'.W70">
            <calcext:condition calcext:apply-style-name="Failing" calcext:value="&lt;0.6" calcext:base-cell-address="'12th,PC'.W70"/>
          </calcext:conditional-format>
          <calcext:conditional-format calcext:target-range-address="'12th,PC'.X70:'12th,PC'.X70">
            <calcext:condition calcext:apply-style-name="Failing" calcext:value="&lt;0.6" calcext:base-cell-address="'12th,PC'.X70"/>
          </calcext:conditional-format>
          <calcext:conditional-format calcext:target-range-address="'12th,PC'.Y70:'12th,PC'.Y70">
            <calcext:condition calcext:apply-style-name="Failing" calcext:value="&lt;0.6" calcext:base-cell-address="'12th,PC'.Y70"/>
          </calcext:conditional-format>
          <calcext:conditional-format calcext:target-range-address="'12th,PC'.Z70:'12th,PC'.Z70">
            <calcext:condition calcext:apply-style-name="Failing" calcext:value="&lt;0.6" calcext:base-cell-address="'12th,PC'.Z70"/>
          </calcext:conditional-format>
          <calcext:conditional-format calcext:target-range-address="'12th,PC'.AA70:'12th,PC'.AA70">
            <calcext:condition calcext:apply-style-name="Failing" calcext:value="&lt;0.6" calcext:base-cell-address="'12th,PC'.AA70"/>
          </calcext:conditional-format>
          <calcext:conditional-format calcext:target-range-address="'12th,PC'.AB70:'12th,PC'.AB70">
            <calcext:condition calcext:apply-style-name="Failing" calcext:value="&lt;0.6" calcext:base-cell-address="'12th,PC'.AB70"/>
          </calcext:conditional-format>
          <calcext:conditional-format calcext:target-range-address="'12th,PC'.AC70:'12th,PC'.AC70">
            <calcext:condition calcext:apply-style-name="Failing" calcext:value="&lt;0.6" calcext:base-cell-address="'12th,PC'.AC70"/>
          </calcext:conditional-format>
          <calcext:conditional-format calcext:target-range-address="'12th,PC'.AD70:'12th,PC'.AD70">
            <calcext:condition calcext:apply-style-name="Failing" calcext:value="&lt;0.6" calcext:base-cell-address="'12th,PC'.AD70"/>
          </calcext:conditional-format>
          <calcext:conditional-format calcext:target-range-address="'12th,PC'.AE70:'12th,PC'.AE70">
            <calcext:condition calcext:apply-style-name="Failing" calcext:value="&lt;0.6" calcext:base-cell-address="'12th,PC'.AE70"/>
          </calcext:conditional-format>
          <calcext:conditional-format calcext:target-range-address="'12th,PC'.AF70:'12th,PC'.AF70">
            <calcext:condition calcext:apply-style-name="Failing" calcext:value="&lt;0.6" calcext:base-cell-address="'12th,PC'.AF70"/>
          </calcext:conditional-format>
          <calcext:conditional-format calcext:target-range-address="'12th,PC'.AG70:'12th,PC'.AG70">
            <calcext:condition calcext:apply-style-name="Failing" calcext:value="&lt;0.6" calcext:base-cell-address="'12th,PC'.AG70"/>
          </calcext:conditional-format>
          <calcext:conditional-format calcext:target-range-address="'12th,PC'.AH70:'12th,PC'.AH70">
            <calcext:condition calcext:apply-style-name="Failing" calcext:value="&lt;0.6" calcext:base-cell-address="'12th,PC'.AH70"/>
          </calcext:conditional-format>
          <calcext:conditional-format calcext:target-range-address="'12th,PC'.AI70:'12th,PC'.AI70">
            <calcext:condition calcext:apply-style-name="Failing" calcext:value="&lt;0.6" calcext:base-cell-address="'12th,PC'.AI70"/>
          </calcext:conditional-format>
          <calcext:conditional-format calcext:target-range-address="'12th,PC'.I4:'12th,PC'.K7">
            <calcext:condition calcext:apply-style-name="EveryOtherRow" calcext:value="formula-is(ISEVEN(ROW()))" calcext:base-cell-address="'12th,PC'.I4"/>
            <calcext:condition calcext:apply-style-name="EveryOtherRow2" calcext:value="formula-is(NOT(ISEVEN(ROW())))" calcext:base-cell-address="'12th,PC'.I4"/>
          </calcext:conditional-format>
          <calcext:conditional-format calcext:target-range-address="'12th,PC'.L4:'12th,PC'.N7">
            <calcext:condition calcext:apply-style-name="EveryOtherRow" calcext:value="formula-is(ISEVEN(ROW()))" calcext:base-cell-address="'12th,PC'.L4"/>
            <calcext:condition calcext:apply-style-name="EveryOtherRow2" calcext:value="formula-is(NOT(ISEVEN(ROW())))" calcext:base-cell-address="'12th,PC'.L4"/>
          </calcext:conditional-format>
          <calcext:conditional-format calcext:target-range-address="'12th,PC'.O4:'12th,PC'.Q7">
            <calcext:condition calcext:apply-style-name="EveryOtherRow" calcext:value="formula-is(ISEVEN(ROW()))" calcext:base-cell-address="'12th,PC'.O4"/>
            <calcext:condition calcext:apply-style-name="EveryOtherRow2" calcext:value="formula-is(NOT(ISEVEN(ROW())))" calcext:base-cell-address="'12th,PC'.O4"/>
          </calcext:conditional-format>
          <calcext:conditional-format calcext:target-range-address="'12th,PC'.R4:'12th,PC'.T7">
            <calcext:condition calcext:apply-style-name="EveryOtherRow" calcext:value="formula-is(ISEVEN(ROW()))" calcext:base-cell-address="'12th,PC'.R4"/>
            <calcext:condition calcext:apply-style-name="EveryOtherRow2" calcext:value="formula-is(NOT(ISEVEN(ROW())))" calcext:base-cell-address="'12th,PC'.R4"/>
          </calcext:conditional-format>
          <calcext:conditional-format calcext:target-range-address="'12th,PC'.N9:'12th,PC'.N9">
            <calcext:condition calcext:apply-style-name="EveryOtherRow" calcext:value="formula-is(ISEVEN(ROW()))" calcext:base-cell-address="'12th,PC'.N9"/>
            <calcext:condition calcext:apply-style-name="EveryOtherRow2" calcext:value="formula-is(NOT(ISEVEN(ROW())))" calcext:base-cell-address="'12th,PC'.N9"/>
          </calcext:conditional-format>
          <calcext:conditional-format calcext:target-range-address="'12th,PC'.O9:'12th,PC'.O9">
            <calcext:condition calcext:apply-style-name="EveryOtherRow" calcext:value="formula-is(ISEVEN(ROW()))" calcext:base-cell-address="'12th,PC'.O9"/>
            <calcext:condition calcext:apply-style-name="EveryOtherRow2" calcext:value="formula-is(NOT(ISEVEN(ROW())))" calcext:base-cell-address="'12th,PC'.O9"/>
          </calcext:conditional-format>
          <calcext:conditional-format calcext:target-range-address="'12th,PC'.P9:'12th,PC'.P9">
            <calcext:condition calcext:apply-style-name="EveryOtherRow" calcext:value="formula-is(ISEVEN(ROW()))" calcext:base-cell-address="'12th,PC'.P9"/>
            <calcext:condition calcext:apply-style-name="EveryOtherRow2" calcext:value="formula-is(NOT(ISEVEN(ROW())))" calcext:base-cell-address="'12th,PC'.P9"/>
          </calcext:conditional-format>
          <calcext:conditional-format calcext:target-range-address="'12th,PC'.M9:'12th,PC'.M9">
            <calcext:condition calcext:apply-style-name="EveryOtherRow" calcext:value="formula-is(ISEVEN(ROW()))" calcext:base-cell-address="'12th,PC'.M9"/>
            <calcext:condition calcext:apply-style-name="EveryOtherRow2" calcext:value="formula-is(NOT(ISEVEN(ROW())))" calcext:base-cell-address="'12th,PC'.M9"/>
          </calcext:conditional-format>
          <calcext:conditional-format calcext:target-range-address="'12th,PC'.M10:'12th,PC'.M10">
            <calcext:condition calcext:apply-style-name="EveryOtherRow" calcext:value="formula-is(ISEVEN(ROW()))" calcext:base-cell-address="'12th,PC'.M10"/>
            <calcext:condition calcext:apply-style-name="EveryOtherRow2" calcext:value="formula-is(NOT(ISEVEN(ROW())))" calcext:base-cell-address="'12th,PC'.M10"/>
          </calcext:conditional-format>
          <calcext:conditional-format calcext:target-range-address="'12th,PC'.N10:'12th,PC'.N10">
            <calcext:condition calcext:apply-style-name="EveryOtherRow" calcext:value="formula-is(ISEVEN(ROW()))" calcext:base-cell-address="'12th,PC'.N10"/>
            <calcext:condition calcext:apply-style-name="EveryOtherRow2" calcext:value="formula-is(NOT(ISEVEN(ROW())))" calcext:base-cell-address="'12th,PC'.N10"/>
          </calcext:conditional-format>
          <calcext:conditional-format calcext:target-range-address="'12th,PC'.O10:'12th,PC'.O10">
            <calcext:condition calcext:apply-style-name="EveryOtherRow" calcext:value="formula-is(ISEVEN(ROW()))" calcext:base-cell-address="'12th,PC'.O10"/>
            <calcext:condition calcext:apply-style-name="EveryOtherRow2" calcext:value="formula-is(NOT(ISEVEN(ROW())))" calcext:base-cell-address="'12th,PC'.O10"/>
          </calcext:conditional-format>
          <calcext:conditional-format calcext:target-range-address="'12th,PC'.P10:'12th,PC'.P10">
            <calcext:condition calcext:apply-style-name="EveryOtherRow" calcext:value="formula-is(ISEVEN(ROW()))" calcext:base-cell-address="'12th,PC'.P10"/>
            <calcext:condition calcext:apply-style-name="EveryOtherRow2" calcext:value="formula-is(NOT(ISEVEN(ROW())))" calcext:base-cell-address="'12th,PC'.P10"/>
          </calcext:conditional-format>
          <calcext:conditional-format calcext:target-range-address="'12th,PC'.M11:'12th,PC'.M11">
            <calcext:condition calcext:apply-style-name="EveryOtherRow" calcext:value="formula-is(ISEVEN(ROW()))" calcext:base-cell-address="'12th,PC'.M11"/>
            <calcext:condition calcext:apply-style-name="EveryOtherRow2" calcext:value="formula-is(NOT(ISEVEN(ROW())))" calcext:base-cell-address="'12th,PC'.M11"/>
          </calcext:conditional-format>
          <calcext:conditional-format calcext:target-range-address="'12th,PC'.N11:'12th,PC'.N11">
            <calcext:condition calcext:apply-style-name="EveryOtherRow" calcext:value="formula-is(ISEVEN(ROW()))" calcext:base-cell-address="'12th,PC'.N11"/>
            <calcext:condition calcext:apply-style-name="EveryOtherRow2" calcext:value="formula-is(NOT(ISEVEN(ROW())))" calcext:base-cell-address="'12th,PC'.N11"/>
          </calcext:conditional-format>
          <calcext:conditional-format calcext:target-range-address="'12th,PC'.O11:'12th,PC'.O11">
            <calcext:condition calcext:apply-style-name="EveryOtherRow" calcext:value="formula-is(ISEVEN(ROW()))" calcext:base-cell-address="'12th,PC'.O11"/>
            <calcext:condition calcext:apply-style-name="EveryOtherRow2" calcext:value="formula-is(NOT(ISEVEN(ROW())))" calcext:base-cell-address="'12th,PC'.O11"/>
          </calcext:conditional-format>
          <calcext:conditional-format calcext:target-range-address="'12th,PC'.P11:'12th,PC'.P11">
            <calcext:condition calcext:apply-style-name="EveryOtherRow" calcext:value="formula-is(ISEVEN(ROW()))" calcext:base-cell-address="'12th,PC'.P11"/>
            <calcext:condition calcext:apply-style-name="EveryOtherRow2" calcext:value="formula-is(NOT(ISEVEN(ROW())))" calcext:base-cell-address="'12th,PC'.P11"/>
          </calcext:conditional-format>
          <calcext:conditional-format calcext:target-range-address="'12th,PC'.J9:'12th,PC'.J9">
            <calcext:condition calcext:apply-style-name="EveryOtherRow" calcext:value="formula-is(ISEVEN(ROW()))" calcext:base-cell-address="'12th,PC'.J9"/>
            <calcext:condition calcext:apply-style-name="EveryOtherRow2" calcext:value="formula-is(NOT(ISEVEN(ROW())))" calcext:base-cell-address="'12th,PC'.J9"/>
          </calcext:conditional-format>
          <calcext:conditional-format calcext:target-range-address="'12th,PC'.K9:'12th,PC'.K9">
            <calcext:condition calcext:apply-style-name="EveryOtherRow" calcext:value="formula-is(ISEVEN(ROW()))" calcext:base-cell-address="'12th,PC'.K9"/>
            <calcext:condition calcext:apply-style-name="EveryOtherRow2" calcext:value="formula-is(NOT(ISEVEN(ROW())))" calcext:base-cell-address="'12th,PC'.K9"/>
          </calcext:conditional-format>
          <calcext:conditional-format calcext:target-range-address="'12th,PC'.L9:'12th,PC'.L9">
            <calcext:condition calcext:apply-style-name="EveryOtherRow" calcext:value="formula-is(ISEVEN(ROW()))" calcext:base-cell-address="'12th,PC'.L9"/>
            <calcext:condition calcext:apply-style-name="EveryOtherRow2" calcext:value="formula-is(NOT(ISEVEN(ROW())))" calcext:base-cell-address="'12th,PC'.L9"/>
          </calcext:conditional-format>
          <calcext:conditional-format calcext:target-range-address="'12th,PC'.I9:'12th,PC'.I9">
            <calcext:condition calcext:apply-style-name="EveryOtherRow" calcext:value="formula-is(ISEVEN(ROW()))" calcext:base-cell-address="'12th,PC'.I9"/>
            <calcext:condition calcext:apply-style-name="EveryOtherRow2" calcext:value="formula-is(NOT(ISEVEN(ROW())))" calcext:base-cell-address="'12th,PC'.I9"/>
          </calcext:conditional-format>
          <calcext:conditional-format calcext:target-range-address="'12th,PC'.I10:'12th,PC'.I10">
            <calcext:condition calcext:apply-style-name="EveryOtherRow" calcext:value="formula-is(ISEVEN(ROW()))" calcext:base-cell-address="'12th,PC'.I10"/>
            <calcext:condition calcext:apply-style-name="EveryOtherRow2" calcext:value="formula-is(NOT(ISEVEN(ROW())))" calcext:base-cell-address="'12th,PC'.I10"/>
          </calcext:conditional-format>
          <calcext:conditional-format calcext:target-range-address="'12th,PC'.J10:'12th,PC'.J10">
            <calcext:condition calcext:apply-style-name="EveryOtherRow" calcext:value="formula-is(ISEVEN(ROW()))" calcext:base-cell-address="'12th,PC'.J10"/>
            <calcext:condition calcext:apply-style-name="EveryOtherRow2" calcext:value="formula-is(NOT(ISEVEN(ROW())))" calcext:base-cell-address="'12th,PC'.J10"/>
          </calcext:conditional-format>
          <calcext:conditional-format calcext:target-range-address="'12th,PC'.K10:'12th,PC'.K10">
            <calcext:condition calcext:apply-style-name="EveryOtherRow" calcext:value="formula-is(ISEVEN(ROW()))" calcext:base-cell-address="'12th,PC'.K10"/>
            <calcext:condition calcext:apply-style-name="EveryOtherRow2" calcext:value="formula-is(NOT(ISEVEN(ROW())))" calcext:base-cell-address="'12th,PC'.K10"/>
          </calcext:conditional-format>
          <calcext:conditional-format calcext:target-range-address="'12th,PC'.L10:'12th,PC'.L10">
            <calcext:condition calcext:apply-style-name="EveryOtherRow" calcext:value="formula-is(ISEVEN(ROW()))" calcext:base-cell-address="'12th,PC'.L10"/>
            <calcext:condition calcext:apply-style-name="EveryOtherRow2" calcext:value="formula-is(NOT(ISEVEN(ROW())))" calcext:base-cell-address="'12th,PC'.L10"/>
          </calcext:conditional-format>
          <calcext:conditional-format calcext:target-range-address="'12th,PC'.I11:'12th,PC'.I11">
            <calcext:condition calcext:apply-style-name="EveryOtherRow" calcext:value="formula-is(ISEVEN(ROW()))" calcext:base-cell-address="'12th,PC'.I11"/>
            <calcext:condition calcext:apply-style-name="EveryOtherRow2" calcext:value="formula-is(NOT(ISEVEN(ROW())))" calcext:base-cell-address="'12th,PC'.I11"/>
          </calcext:conditional-format>
          <calcext:conditional-format calcext:target-range-address="'12th,PC'.J11:'12th,PC'.J11">
            <calcext:condition calcext:apply-style-name="EveryOtherRow" calcext:value="formula-is(ISEVEN(ROW()))" calcext:base-cell-address="'12th,PC'.J11"/>
            <calcext:condition calcext:apply-style-name="EveryOtherRow2" calcext:value="formula-is(NOT(ISEVEN(ROW())))" calcext:base-cell-address="'12th,PC'.J11"/>
          </calcext:conditional-format>
          <calcext:conditional-format calcext:target-range-address="'12th,PC'.K11:'12th,PC'.K11">
            <calcext:condition calcext:apply-style-name="EveryOtherRow" calcext:value="formula-is(ISEVEN(ROW()))" calcext:base-cell-address="'12th,PC'.K11"/>
            <calcext:condition calcext:apply-style-name="EveryOtherRow2" calcext:value="formula-is(NOT(ISEVEN(ROW())))" calcext:base-cell-address="'12th,PC'.K11"/>
          </calcext:conditional-format>
          <calcext:conditional-format calcext:target-range-address="'12th,PC'.L11:'12th,PC'.L11">
            <calcext:condition calcext:apply-style-name="EveryOtherRow" calcext:value="formula-is(ISEVEN(ROW()))" calcext:base-cell-address="'12th,PC'.L11"/>
            <calcext:condition calcext:apply-style-name="EveryOtherRow2" calcext:value="formula-is(NOT(ISEVEN(ROW())))" calcext:base-cell-address="'12th,PC'.L11"/>
          </calcext:conditional-format>
          <calcext:conditional-format calcext:target-range-address="'12th,PC'.E9:'12th,PC'.E11">
            <calcext:condition calcext:apply-style-name="EveryOtherRow" calcext:value="formula-is(ISEVEN(ROW()))" calcext:base-cell-address="'12th,PC'.E9"/>
            <calcext:condition calcext:apply-style-name="EveryOtherRow2" calcext:value="formula-is(NOT(ISEVEN(ROW())))" calcext:base-cell-address="'12th,PC'.E9"/>
          </calcext:conditional-format>
          <calcext:conditional-format calcext:target-range-address="'12th,PC'.H9:'12th,PC'.H9">
            <calcext:condition calcext:apply-style-name="EveryOtherRow" calcext:value="formula-is(ISEVEN(ROW()))" calcext:base-cell-address="'12th,PC'.H9"/>
            <calcext:condition calcext:apply-style-name="EveryOtherRow2" calcext:value="formula-is(NOT(ISEVEN(ROW())))" calcext:base-cell-address="'12th,PC'.H9"/>
          </calcext:conditional-format>
          <calcext:conditional-format calcext:target-range-address="'12th,PC'.H10:'12th,PC'.H10">
            <calcext:condition calcext:apply-style-name="EveryOtherRow" calcext:value="formula-is(ISEVEN(ROW()))" calcext:base-cell-address="'12th,PC'.H10"/>
            <calcext:condition calcext:apply-style-name="EveryOtherRow2" calcext:value="formula-is(NOT(ISEVEN(ROW())))" calcext:base-cell-address="'12th,PC'.H10"/>
          </calcext:conditional-format>
          <calcext:conditional-format calcext:target-range-address="'12th,PC'.H11:'12th,PC'.H11">
            <calcext:condition calcext:apply-style-name="EveryOtherRow" calcext:value="formula-is(ISEVEN(ROW()))" calcext:base-cell-address="'12th,PC'.H11"/>
            <calcext:condition calcext:apply-style-name="EveryOtherRow2" calcext:value="formula-is(NOT(ISEVEN(ROW())))" calcext:base-cell-address="'12th,PC'.H11"/>
          </calcext:conditional-format>
          <calcext:conditional-format calcext:target-range-address="'12th,PC'.F9:'12th,PC'.F9">
            <calcext:condition calcext:apply-style-name="EveryOtherRow" calcext:value="formula-is(ISEVEN(ROW()))" calcext:base-cell-address="'12th,PC'.F9"/>
            <calcext:condition calcext:apply-style-name="EveryOtherRow2" calcext:value="formula-is(NOT(ISEVEN(ROW())))" calcext:base-cell-address="'12th,PC'.F9"/>
          </calcext:conditional-format>
          <calcext:conditional-format calcext:target-range-address="'12th,PC'.G9:'12th,PC'.G9">
            <calcext:condition calcext:apply-style-name="EveryOtherRow" calcext:value="formula-is(ISEVEN(ROW()))" calcext:base-cell-address="'12th,PC'.G9"/>
            <calcext:condition calcext:apply-style-name="EveryOtherRow2" calcext:value="formula-is(NOT(ISEVEN(ROW())))" calcext:base-cell-address="'12th,PC'.G9"/>
          </calcext:conditional-format>
          <calcext:conditional-format calcext:target-range-address="'12th,PC'.F10:'12th,PC'.F10">
            <calcext:condition calcext:apply-style-name="EveryOtherRow" calcext:value="formula-is(ISEVEN(ROW()))" calcext:base-cell-address="'12th,PC'.F10"/>
            <calcext:condition calcext:apply-style-name="EveryOtherRow2" calcext:value="formula-is(NOT(ISEVEN(ROW())))" calcext:base-cell-address="'12th,PC'.F10"/>
          </calcext:conditional-format>
          <calcext:conditional-format calcext:target-range-address="'12th,PC'.G10:'12th,PC'.G10">
            <calcext:condition calcext:apply-style-name="EveryOtherRow" calcext:value="formula-is(ISEVEN(ROW()))" calcext:base-cell-address="'12th,PC'.G10"/>
            <calcext:condition calcext:apply-style-name="EveryOtherRow2" calcext:value="formula-is(NOT(ISEVEN(ROW())))" calcext:base-cell-address="'12th,PC'.G10"/>
          </calcext:conditional-format>
          <calcext:conditional-format calcext:target-range-address="'12th,PC'.F11:'12th,PC'.F11">
            <calcext:condition calcext:apply-style-name="EveryOtherRow" calcext:value="formula-is(ISEVEN(ROW()))" calcext:base-cell-address="'12th,PC'.F11"/>
            <calcext:condition calcext:apply-style-name="EveryOtherRow2" calcext:value="formula-is(NOT(ISEVEN(ROW())))" calcext:base-cell-address="'12th,PC'.F11"/>
          </calcext:conditional-format>
          <calcext:conditional-format calcext:target-range-address="'12th,PC'.G11:'12th,PC'.G11">
            <calcext:condition calcext:apply-style-name="EveryOtherRow" calcext:value="formula-is(ISEVEN(ROW()))" calcext:base-cell-address="'12th,PC'.G11"/>
            <calcext:condition calcext:apply-style-name="EveryOtherRow2" calcext:value="formula-is(NOT(ISEVEN(ROW())))" calcext:base-cell-address="'12th,PC'.G11"/>
          </calcext:conditional-format>
          <calcext:conditional-format calcext:target-range-address="'12th,PC'.K18:'12th,PC'.O21">
            <calcext:condition calcext:apply-style-name="EveryOtherRow" calcext:value="formula-is(ISEVEN(ROW()))" calcext:base-cell-address="'12th,PC'.K18"/>
            <calcext:condition calcext:apply-style-name="EveryOtherRow2" calcext:value="formula-is(NOT(ISEVEN(ROW())))" calcext:base-cell-address="'12th,PC'.K18"/>
          </calcext:conditional-format>
          <calcext:conditional-format calcext:target-range-address="'12th,PC'.P18:'12th,PC'.T21">
            <calcext:condition calcext:apply-style-name="EveryOtherRow" calcext:value="formula-is(ISEVEN(ROW()))" calcext:base-cell-address="'12th,PC'.P18"/>
            <calcext:condition calcext:apply-style-name="EveryOtherRow2" calcext:value="formula-is(NOT(ISEVEN(ROW())))" calcext:base-cell-address="'12th,PC'.P18"/>
          </calcext:conditional-format>
          <calcext:conditional-format calcext:target-range-address="'12th,PC'.F27:'12th,PC'.I29">
            <calcext:condition calcext:apply-style-name="EveryOtherRow" calcext:value="formula-is(ISEVEN(ROW()))" calcext:base-cell-address="'12th,PC'.F27"/>
            <calcext:condition calcext:apply-style-name="EveryOtherRow2" calcext:value="formula-is(NOT(ISEVEN(ROW())))" calcext:base-cell-address="'12th,PC'.F27"/>
          </calcext:conditional-format>
          <calcext:conditional-format calcext:target-range-address="'12th,PC'.K27:'12th,PC'.N29">
            <calcext:condition calcext:apply-style-name="EveryOtherRow" calcext:value="formula-is(ISEVEN(ROW()))" calcext:base-cell-address="'12th,PC'.K27"/>
            <calcext:condition calcext:apply-style-name="EveryOtherRow2" calcext:value="formula-is(NOT(ISEVEN(ROW())))" calcext:base-cell-address="'12th,PC'.K27"/>
          </calcext:conditional-format>
          <calcext:conditional-format calcext:target-range-address="'12th,PC'.O27:'12th,PC'.Q29">
            <calcext:condition calcext:apply-style-name="EveryOtherRow" calcext:value="formula-is(ISEVEN(ROW()))" calcext:base-cell-address="'12th,PC'.O27"/>
            <calcext:condition calcext:apply-style-name="EveryOtherRow2" calcext:value="formula-is(NOT(ISEVEN(ROW())))" calcext:base-cell-address="'12th,PC'.O27"/>
          </calcext:conditional-format>
          <calcext:conditional-format calcext:target-range-address="'12th,PC'.R27:'12th,PC'.U29">
            <calcext:condition calcext:apply-style-name="EveryOtherRow" calcext:value="formula-is(ISEVEN(ROW()))" calcext:base-cell-address="'12th,PC'.R27"/>
            <calcext:condition calcext:apply-style-name="EveryOtherRow2" calcext:value="formula-is(NOT(ISEVEN(ROW())))" calcext:base-cell-address="'12th,PC'.R27"/>
          </calcext:conditional-format>
          <calcext:conditional-format calcext:target-range-address="'12th,PC'.L24:'12th,PC'.P26">
            <calcext:condition calcext:apply-style-name="EveryOtherRow" calcext:value="formula-is(ISEVEN(ROW()))" calcext:base-cell-address="'12th,PC'.L24"/>
            <calcext:condition calcext:apply-style-name="EveryOtherRow2" calcext:value="formula-is(NOT(ISEVEN(ROW())))" calcext:base-cell-address="'12th,PC'.L24"/>
          </calcext:conditional-format>
          <calcext:conditional-format calcext:target-range-address="'12th,PC'.F24:'12th,PC'.J26">
            <calcext:condition calcext:apply-style-name="EveryOtherRow" calcext:value="formula-is(ISEVEN(ROW()))" calcext:base-cell-address="'12th,PC'.F24"/>
            <calcext:condition calcext:apply-style-name="EveryOtherRow2" calcext:value="formula-is(NOT(ISEVEN(ROW())))" calcext:base-cell-address="'12th,PC'.F24"/>
          </calcext:conditional-format>
          <calcext:conditional-format calcext:target-range-address="'12th,PC'.G46:'12th,PC'.G57">
            <calcext:condition calcext:apply-style-name="EveryOtherRow" calcext:value="formula-is(ISEVEN(ROW()))" calcext:base-cell-address="'12th,PC'.G46"/>
            <calcext:condition calcext:apply-style-name="EveryOtherRow2" calcext:value="formula-is(NOT(ISEVEN(ROW())))" calcext:base-cell-address="'12th,PC'.G46"/>
          </calcext:conditional-format>
          <calcext:conditional-format calcext:target-range-address="'12th,PC'.N46:'12th,PC'.N57">
            <calcext:condition calcext:apply-style-name="EveryOtherRow" calcext:value="formula-is(ISEVEN(ROW()))" calcext:base-cell-address="'12th,PC'.N46"/>
            <calcext:condition calcext:apply-style-name="EveryOtherRow2" calcext:value="formula-is(NOT(ISEVEN(ROW())))" calcext:base-cell-address="'12th,PC'.N46"/>
          </calcext:conditional-format>
          <calcext:conditional-format calcext:target-range-address="'12th,PC'.Q47:'12th,PC'.Q58">
            <calcext:condition calcext:apply-style-name="EveryOtherRow" calcext:value="formula-is(ISEVEN(ROW()))" calcext:base-cell-address="'12th,PC'.Q47"/>
            <calcext:condition calcext:apply-style-name="EveryOtherRow2" calcext:value="formula-is(NOT(ISEVEN(ROW())))" calcext:base-cell-address="'12th,PC'.Q47"/>
          </calcext:conditional-format>
          <calcext:conditional-format calcext:target-range-address="'12th,PC'.L40:'12th,PC'.L51">
            <calcext:condition calcext:apply-style-name="EveryOtherRow" calcext:value="formula-is(ISEVEN(ROW()))" calcext:base-cell-address="'12th,PC'.L40"/>
            <calcext:condition calcext:apply-style-name="EveryOtherRow2" calcext:value="formula-is(NOT(ISEVEN(ROW())))" calcext:base-cell-address="'12th,PC'.L40"/>
          </calcext:conditional-format>
          <calcext:conditional-format calcext:target-range-address="'12th,PC'.S40:'12th,PC'.S51">
            <calcext:condition calcext:apply-style-name="EveryOtherRow" calcext:value="formula-is(ISEVEN(ROW()))" calcext:base-cell-address="'12th,PC'.S40"/>
            <calcext:condition calcext:apply-style-name="EveryOtherRow2" calcext:value="formula-is(NOT(ISEVEN(ROW())))" calcext:base-cell-address="'12th,PC'.S40"/>
          </calcext:conditional-format>
        </calcext:conditional-formats>
      </table:table>
      <table:table table:name="12th,Comp" table:style-name="ta5"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number-columns-repeated="2" table:default-cell-style-name="ce674"/>
        <table:table-column table:style-name="co4" table:number-columns-repeated="28" table:default-cell-style-name="ce646"/>
        <table:table-column table:style-name="co5" table:number-columns-repeated="989" table:default-cell-style-name="ce646"/>
        <table:table-row table:style-name="ro1">
          <table:table-cell table:style-name="ce646"/>
          <table:table-cell table:style-name="ce652" office:value-type="string" calcext:value-type="string">
            <text:p>Quater 1/12th/Computers/2016-2017</text:p>
          </table:table-cell>
          <table:table-cell table:style-name="ce646" table:number-columns-repeated="3"/>
          <table:table-cell table:style-name="ce678"/>
          <table:table-cell table:style-name="ce675" table:number-columns-repeated="9"/>
          <table:table-cell table:style-name="ce678"/>
          <table:table-cell table:number-columns-repeated="1008"/>
        </table:table-row>
        <table:table-row table:style-name="ro2">
          <table:table-cell table:style-name="ce1594" office:value-type="string" calcext:value-type="string">
            <text:p>Date Due</text:p>
          </table:table-cell>
          <table:table-cell table:style-name="ce1596"/>
          <table:table-cell table:style-name="ce1598" office:value-type="string" calcext:value-type="string">
            <text:p>Points Possible for Each Assignment</text:p>
          </table:table-cell>
          <table:table-cell table:style-name="ce1598" office:value-type="string" calcext:value-type="string">
            <text:p>Average (non-zero)</text:p>
          </table:table-cell>
          <table:table-cell table:style-name="ce1598" office:value-type="string" calcext:value-type="string">
            <text:p>Stdev (non-zero)</text:p>
          </table:table-cell>
          <table:table-cell table:style-name="ce1611" office:value-type="string" calcext:value-type="string">
            <text:p>Last, First1</text:p>
          </table:table-cell>
          <table:table-cell table:style-name="ce1611" office:value-type="string" calcext:value-type="string">
            <text:p>Last, First2</text:p>
          </table:table-cell>
          <table:table-cell table:style-name="ce1611" office:value-type="string" calcext:value-type="string">
            <text:p>Last, First3</text:p>
          </table:table-cell>
          <table:table-cell table:style-name="ce1611" office:value-type="string" calcext:value-type="string">
            <text:p>Last, First4</text:p>
          </table:table-cell>
          <table:table-cell table:style-name="ce1611" office:value-type="string" calcext:value-type="string">
            <text:p>Last, First5</text:p>
          </table:table-cell>
          <table:table-cell table:style-name="ce1611" office:value-type="string" calcext:value-type="string">
            <text:p>Last, First6</text:p>
          </table:table-cell>
          <table:table-cell table:style-name="ce1611" office:value-type="string" calcext:value-type="string">
            <text:p>Last, First7</text:p>
          </table:table-cell>
          <table:table-cell table:style-name="ce1611" office:value-type="string" calcext:value-type="string">
            <text:p>Last, First8</text:p>
          </table:table-cell>
          <table:table-cell table:style-name="ce1611" office:value-type="string" calcext:value-type="string">
            <text:p>Last, First9</text:p>
          </table:table-cell>
          <table:table-cell table:style-name="ce1611" office:value-type="string" calcext:value-type="string">
            <text:p>Last, First10</text:p>
          </table:table-cell>
          <table:table-cell table:style-name="ce1611" office:value-type="string" calcext:value-type="string">
            <text:p>Last, First11</text:p>
          </table:table-cell>
          <table:table-cell table:style-name="ce1611" office:value-type="string" calcext:value-type="string">
            <text:p>Last, First12</text:p>
          </table:table-cell>
          <table:table-cell table:style-name="ce1611" office:value-type="string" calcext:value-type="string">
            <text:p>Last, First13</text:p>
          </table:table-cell>
          <table:table-cell table:style-name="ce1611" office:value-type="string" calcext:value-type="string">
            <text:p>Last, First14</text:p>
          </table:table-cell>
          <table:table-cell table:style-name="ce1611" office:value-type="string" calcext:value-type="string">
            <text:p>Last, First15</text:p>
          </table:table-cell>
          <table:table-cell table:style-name="ce1598" office:value-type="string" calcext:value-type="string">
            <text:p>Student Name16</text:p>
          </table:table-cell>
          <table:table-cell table:style-name="ce1598" office:value-type="string" calcext:value-type="string">
            <text:p>Student Name17</text:p>
          </table:table-cell>
          <table:table-cell table:style-name="ce1598" office:value-type="string" calcext:value-type="string">
            <text:p>Student Name18</text:p>
          </table:table-cell>
          <table:table-cell table:style-name="ce1598" office:value-type="string" calcext:value-type="string">
            <text:p>Student Name19</text:p>
          </table:table-cell>
          <table:table-cell table:style-name="ce1598" office:value-type="string" calcext:value-type="string">
            <text:p>Student Name20</text:p>
          </table:table-cell>
          <table:table-cell table:style-name="ce1598" office:value-type="string" calcext:value-type="string">
            <text:p>Student Name21</text:p>
          </table:table-cell>
          <table:table-cell table:style-name="ce1598" office:value-type="string" calcext:value-type="string">
            <text:p>Student Name22</text:p>
          </table:table-cell>
          <table:table-cell table:style-name="ce1598" office:value-type="string" calcext:value-type="string">
            <text:p>Student Name23</text:p>
          </table:table-cell>
          <table:table-cell table:style-name="ce1598" office:value-type="string" calcext:value-type="string">
            <text:p>Student Name24</text:p>
          </table:table-cell>
          <table:table-cell table:style-name="ce1598" office:value-type="string" calcext:value-type="string">
            <text:p>Student Name25</text:p>
          </table:table-cell>
          <table:table-cell table:style-name="ce1598" office:value-type="string" calcext:value-type="string">
            <text:p>Student Name26</text:p>
          </table:table-cell>
          <table:table-cell table:style-name="ce1598" office:value-type="string" calcext:value-type="string">
            <text:p>Student Name27</text:p>
          </table:table-cell>
          <table:table-cell table:style-name="ce1598" office:value-type="string" calcext:value-type="string">
            <text:p>Student Name28</text:p>
          </table:table-cell>
          <table:table-cell table:style-name="ce1598" office:value-type="string" calcext:value-type="string">
            <text:p>Student Name29</text:p>
          </table:table-cell>
          <table:table-cell table:style-name="ce1598" office:value-type="string" calcext:value-type="string">
            <text:p>Student Name30</text:p>
          </table:table-cell>
          <table:table-cell table:style-name="ce1598" table:number-columns-repeated="989"/>
        </table:table-row>
        <table:table-row table:style-name="ro9">
          <table:table-cell table:style-name="Header"/>
          <table:table-cell table:style-name="Header" office:value-type="string" calcext:value-type="string">
            <text:p>Tests/Quizzes</text:p>
          </table:table-cell>
          <table:table-cell table:style-name="Header" table:number-columns-repeated="1022"/>
        </table:table-row>
        <table:table-row table:style-name="ro10">
          <table:table-cell table:style-name="ce518" office:value-type="date" office:date-value="2016-08-31" calcext:value-type="date">
            <text:p>8/31/2016</text:p>
          </table:table-cell>
          <table:table-cell table:style-name="ce519" office:value-type="string" calcext:value-type="string">
            <text:p>Quiz 1.1-1.3</text:p>
          </table:table-cell>
          <table:table-cell table:style-name="ce520" table:formula="of:=MAX([.F4:.AMJ4])" office:value-type="float" office:value="21" calcext:value-type="float">
            <text:p>21</text:p>
          </table:table-cell>
          <table:table-cell table:style-name="ce520" table:formula="of:=AVERAGEIF([.F4:.AMJ4];&quot;&lt;&gt;0&quot;)" office:value-type="float" office:value="14" calcext:value-type="float">
            <text:p>14</text:p>
          </table:table-cell>
          <table:table-cell table:style-name="ce520" table:number-matrix-columns-spanned="1" table:number-matrix-rows-spanned="1" table:formula="of:=STDEV(IF([.F4:.AMJ4]&lt;&gt;0;[.F4:.AMJ4]))" office:value-type="float" office:value="5.27798662911748" calcext:value-type="float">
            <text:p>5.27798662911748</text:p>
          </table:table-cell>
          <table:table-cell table:style-name="ce520" table:formula="of:=7/10*30" office:value-type="float" office:value="21" calcext:value-type="float">
            <text:p>21</text:p>
          </table:table-cell>
          <table:table-cell table:style-name="ce520" table:formula="of:=4/10*30" office:value-type="float" office:value="12" calcext:value-type="float">
            <text:p>12</text:p>
          </table:table-cell>
          <table:table-cell table:style-name="ce520" table:formula="of:=3/10*30" office:value-type="float" office:value="9" calcext:value-type="float">
            <text:p>9</text:p>
          </table:table-cell>
          <table:table-cell table:style-name="ce548" table:formula="of:=7/10*30" office:value-type="float" office:value="21" calcext:value-type="float">
            <text:p>21</text:p>
          </table:table-cell>
          <table:table-cell table:style-name="ce548" table:formula="of:=4/10*30" office:value-type="float" office:value="12" calcext:value-type="float">
            <text:p>12</text:p>
          </table:table-cell>
          <table:table-cell table:style-name="ce548" table:formula="of:=3/10*30" office:value-type="float" office:value="9" calcext:value-type="float">
            <text:p>9</text:p>
          </table:table-cell>
          <table:table-cell table:style-name="ce563" table:formula="of:=7/10*30" office:value-type="float" office:value="21" calcext:value-type="float">
            <text:p>21</text:p>
          </table:table-cell>
          <table:table-cell table:style-name="ce563" table:formula="of:=4/10*30" office:value-type="float" office:value="12" calcext:value-type="float">
            <text:p>12</text:p>
          </table:table-cell>
          <table:table-cell table:style-name="ce563" table:formula="of:=3/10*30" office:value-type="float" office:value="9" calcext:value-type="float">
            <text:p>9</text:p>
          </table:table-cell>
          <table:table-cell table:style-name="ce579" table:formula="of:=7/10*30" office:value-type="float" office:value="21" calcext:value-type="float">
            <text:p>21</text:p>
          </table:table-cell>
          <table:table-cell table:style-name="ce579" table:formula="of:=4/10*30" office:value-type="float" office:value="12" calcext:value-type="float">
            <text:p>12</text:p>
          </table:table-cell>
          <table:table-cell table:style-name="ce579" table:formula="of:=3/10*30" office:value-type="float" office:value="9" calcext:value-type="float">
            <text:p>9</text:p>
          </table:table-cell>
          <table:table-cell table:style-name="ce596" table:formula="of:=7/10*30" office:value-type="float" office:value="21" calcext:value-type="float">
            <text:p>21</text:p>
          </table:table-cell>
          <table:table-cell table:style-name="ce596" table:formula="of:=4/10*30" office:value-type="float" office:value="12" calcext:value-type="float">
            <text:p>12</text:p>
          </table:table-cell>
          <table:table-cell table:style-name="ce596" table:formula="of:=3/10*30" office:value-type="float" office:value="9" calcext:value-type="float">
            <text:p>9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2" calcext:value-type="date">
            <text:p>9/12/2016</text:p>
          </table:table-cell>
          <table:table-cell table:style-name="ce519" office:value-type="string" calcext:value-type="string">
            <text:p>Corrections: Quiz 1.1-1.3</text:p>
          </table:table-cell>
          <table:table-cell table:style-name="ce520" office:value-type="float" office:value="0" calcext:value-type="float">
            <text:p>0</text:p>
          </table:table-cell>
          <table:table-cell table:style-name="ce520" table:number-columns-repeated="2"/>
          <table:table-cell table:style-name="ce520" table:formula="of:=4/6*([.$C$4]-[.F4])/2" office:value-type="float" office:value="0" calcext:value-type="float">
            <text:p>0</text:p>
          </table:table-cell>
          <table:table-cell table:style-name="ce520" table:formula="of:=10/10*([.$C$4]-[.G4])/2" office:value-type="float" office:value="4.5" calcext:value-type="float">
            <text:p>4.5</text:p>
          </table:table-cell>
          <table:table-cell table:style-name="ce520"/>
          <table:table-cell table:style-name="ce548" table:formula="of:=4/6*([.$C$4]-[.I4])/2" office:value-type="float" office:value="0" calcext:value-type="float">
            <text:p>0</text:p>
          </table:table-cell>
          <table:table-cell table:style-name="ce548" table:formula="of:=10/10*([.$C$4]-[.J4])/2" office:value-type="float" office:value="4.5" calcext:value-type="float">
            <text:p>4.5</text:p>
          </table:table-cell>
          <table:table-cell table:style-name="ce548"/>
          <table:table-cell table:style-name="ce563" table:formula="of:=4/6*([.$C$4]-[.L4])/2" office:value-type="float" office:value="0" calcext:value-type="float">
            <text:p>0</text:p>
          </table:table-cell>
          <table:table-cell table:style-name="ce563" table:formula="of:=10/10*([.$C$4]-[.M4])/2" office:value-type="float" office:value="4.5" calcext:value-type="float">
            <text:p>4.5</text:p>
          </table:table-cell>
          <table:table-cell table:style-name="ce563"/>
          <table:table-cell table:style-name="ce579" table:formula="of:=4/6*([.$C$4]-[.O4])/2" office:value-type="float" office:value="0" calcext:value-type="float">
            <text:p>0</text:p>
          </table:table-cell>
          <table:table-cell table:style-name="ce579" table:formula="of:=10/10*([.$C$4]-[.P4])/2" office:value-type="float" office:value="4.5" calcext:value-type="float">
            <text:p>4.5</text:p>
          </table:table-cell>
          <table:table-cell table:style-name="ce579"/>
          <table:table-cell table:style-name="ce596" table:formula="of:=4/6*([.$C$4]-[.R4])/2" office:value-type="float" office:value="0" calcext:value-type="float">
            <text:p>0</text:p>
          </table:table-cell>
          <table:table-cell table:style-name="ce596" table:formula="of:=10/10*([.$C$4]-[.S4])/2" office:value-type="float" office:value="4.5" calcext:value-type="float">
            <text:p>4.5</text:p>
          </table:table-cell>
          <table:table-cell table:style-name="ce596"/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5" calcext:value-type="date">
            <text:p>9/15/2016</text:p>
          </table:table-cell>
          <table:table-cell table:style-name="ce519" office:value-type="string" calcext:value-type="string">
            <text:p>Test CH 1</text:p>
          </table:table-cell>
          <table:table-cell table:style-name="ce520" office:value-type="float" office:value="100" calcext:value-type="float">
            <text:p>100</text:p>
          </table:table-cell>
          <table:table-cell table:style-name="ce521" table:formula="of:=AVERAGEIF([.F6:.AMJ6];&quot;&lt;&gt;0&quot;)" office:value-type="float" office:value="59.047619047619" calcext:value-type="float">
            <text:p>59.047619047619</text:p>
          </table:table-cell>
          <table:table-cell table:style-name="ce520" table:number-matrix-columns-spanned="1" table:number-matrix-rows-spanned="1" table:formula="of:=STDEV(IF([.F6:.AMJ6]&lt;&gt;0;[.F6:.AMJ6]))" office:value-type="float" office:value="22.4366075988376" calcext:value-type="float">
            <text:p>22.4366075988376</text:p>
          </table:table-cell>
          <table:table-cell table:style-name="ce520" table:formula="of:=31/35*100" office:value-type="float" office:value="88.5714285714286" calcext:value-type="float">
            <text:p>88.5714285714286</text:p>
          </table:table-cell>
          <table:table-cell table:style-name="ce520" table:formula="of:=13/35*100" office:value-type="float" office:value="37.1428571428571" calcext:value-type="float">
            <text:p>37.1428571428571</text:p>
          </table:table-cell>
          <table:table-cell table:style-name="ce520" table:formula="of:=18/35*100" office:value-type="float" office:value="51.4285714285714" calcext:value-type="float">
            <text:p>51.4285714285714</text:p>
          </table:table-cell>
          <table:table-cell table:style-name="ce548" table:formula="of:=31/35*100" office:value-type="float" office:value="88.5714285714286" calcext:value-type="float">
            <text:p>88.5714285714286</text:p>
          </table:table-cell>
          <table:table-cell table:style-name="ce548" table:formula="of:=13/35*100" office:value-type="float" office:value="37.1428571428571" calcext:value-type="float">
            <text:p>37.1428571428571</text:p>
          </table:table-cell>
          <table:table-cell table:style-name="ce548" table:formula="of:=18/35*100" office:value-type="float" office:value="51.4285714285714" calcext:value-type="float">
            <text:p>51.4285714285714</text:p>
          </table:table-cell>
          <table:table-cell table:style-name="ce563" table:formula="of:=31/35*100" office:value-type="float" office:value="88.5714285714286" calcext:value-type="float">
            <text:p>88.5714285714286</text:p>
          </table:table-cell>
          <table:table-cell table:style-name="ce563" table:formula="of:=13/35*100" office:value-type="float" office:value="37.1428571428571" calcext:value-type="float">
            <text:p>37.1428571428571</text:p>
          </table:table-cell>
          <table:table-cell table:style-name="ce563" table:formula="of:=18/35*100" office:value-type="float" office:value="51.4285714285714" calcext:value-type="float">
            <text:p>51.4285714285714</text:p>
          </table:table-cell>
          <table:table-cell table:style-name="ce579" table:formula="of:=31/35*100" office:value-type="float" office:value="88.5714285714286" calcext:value-type="float">
            <text:p>88.5714285714286</text:p>
          </table:table-cell>
          <table:table-cell table:style-name="ce579" table:formula="of:=13/35*100" office:value-type="float" office:value="37.1428571428571" calcext:value-type="float">
            <text:p>37.1428571428571</text:p>
          </table:table-cell>
          <table:table-cell table:style-name="ce579" table:formula="of:=18/35*100" office:value-type="float" office:value="51.4285714285714" calcext:value-type="float">
            <text:p>51.4285714285714</text:p>
          </table:table-cell>
          <table:table-cell table:style-name="ce596" table:formula="of:=31/35*100" office:value-type="float" office:value="88.5714285714286" calcext:value-type="float">
            <text:p>88.5714285714286</text:p>
          </table:table-cell>
          <table:table-cell table:style-name="ce596" table:formula="of:=13/35*100" office:value-type="float" office:value="37.1428571428571" calcext:value-type="float">
            <text:p>37.1428571428571</text:p>
          </table:table-cell>
          <table:table-cell table:style-name="ce596" table:formula="of:=18/35*100" office:value-type="float" office:value="51.4285714285714" calcext:value-type="float">
            <text:p>51.4285714285714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5" calcext:value-type="date">
            <text:p>9/15/2016</text:p>
          </table:table-cell>
          <table:table-cell table:style-name="ce519" office:value-type="string" calcext:value-type="string">
            <text:p>Curve: Test CH 1</text:p>
          </table:table-cell>
          <table:table-cell table:style-name="ce520" office:value-type="float" office:value="0" calcext:value-type="float">
            <text:p>0</text:p>
          </table:table-cell>
          <table:table-cell table:style-name="ce522"/>
          <table:table-cell table:style-name="ce520"/>
          <table:table-cell table:number-columns-repeated="3" table:style-name="ce520" office:value-type="float" office:value="20" calcext:value-type="float">
            <text:p>20</text:p>
          </table:table-cell>
          <table:table-cell table:number-columns-repeated="3" table:style-name="ce548" office:value-type="float" office:value="20" calcext:value-type="float">
            <text:p>20</text:p>
          </table:table-cell>
          <table:table-cell table:number-columns-repeated="3" table:style-name="ce563" office:value-type="float" office:value="20" calcext:value-type="float">
            <text:p>20</text:p>
          </table:table-cell>
          <table:table-cell table:number-columns-repeated="3" table:style-name="ce579" office:value-type="float" office:value="20" calcext:value-type="float">
            <text:p>20</text:p>
          </table:table-cell>
          <table:table-cell table:number-columns-repeated="3" table:style-name="ce596" office:value-type="float" office:value="20" calcext:value-type="float">
            <text:p>20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09-23" calcext:value-type="date">
            <text:p>9/23/2016</text:p>
          </table:table-cell>
          <table:table-cell table:style-name="ce519" office:value-type="string" calcext:value-type="string">
            <text:p>Corrections: Test CH 1</text:p>
          </table:table-cell>
          <table:table-cell table:style-name="ce520" office:value-type="float" office:value="0" calcext:value-type="float">
            <text:p>0</text:p>
          </table:table-cell>
          <table:table-cell table:style-name="ce520" table:number-columns-repeated="2"/>
          <table:table-cell table:style-name="ce520" table:formula="of:=10/10*MAX([.$C$6]-([.F6]+[.F7]);0)/2" office:value-type="float" office:value="0" calcext:value-type="float">
            <text:p>0</text:p>
          </table:table-cell>
          <table:table-cell table:style-name="ce520" table:formula="of:=28/35*MAX([.$C$6]-([.G6]+[.G7]);0)/2" office:value-type="float" office:value="17.1428571428571" calcext:value-type="float">
            <text:p>17.1428571428571</text:p>
          </table:table-cell>
          <table:table-cell table:style-name="ce520" table:formula="of:=0*MAX([.$C$6]-([.H6]+[.H7]);0)/2" office:value-type="float" office:value="0" calcext:value-type="float">
            <text:p>0</text:p>
          </table:table-cell>
          <table:table-cell table:style-name="ce520" table:formula="of:=0*MAX([.$C$6]-([.I6]+[.I7]);0)/2" office:value-type="float" office:value="0" calcext:value-type="float">
            <text:p>0</text:p>
          </table:table-cell>
          <table:table-cell table:style-name="ce520" table:formula="of:=0*MAX([.$C$6]-([.J6]+[.J7]);0)/2" office:value-type="float" office:value="0" calcext:value-type="float">
            <text:p>0</text:p>
          </table:table-cell>
          <table:table-cell table:style-name="ce520" table:formula="of:=0*MAX([.$C$6]-([.K6]+[.K7]);0)/2" office:value-type="float" office:value="0" calcext:value-type="float">
            <text:p>0</text:p>
          </table:table-cell>
          <table:table-cell table:style-name="ce520" table:formula="of:=10/10*MAX([.$C$6]-([.L6]+[.L7]);0)/2" office:value-type="float" office:value="0" calcext:value-type="float">
            <text:p>0</text:p>
          </table:table-cell>
          <table:table-cell table:style-name="ce520" table:formula="of:=32/35*MAX([.$C$6]-([.M6]+[.M7]);0)/2" office:value-type="float" office:value="19.5918367346939" calcext:value-type="float">
            <text:p>19.5918367346939</text:p>
          </table:table-cell>
          <table:table-cell table:style-name="ce520" table:formula="of:=32/35*MAX([.$C$6]-([.N6]+[.N7]);0)/2" office:value-type="float" office:value="13.0612244897959" calcext:value-type="float">
            <text:p>13.0612244897959</text:p>
          </table:table-cell>
          <table:table-cell table:style-name="ce520" table:formula="of:=0*MAX([.$C$6]-([.O6]+[.O7]);0)/2" office:value-type="float" office:value="0" calcext:value-type="float">
            <text:p>0</text:p>
          </table:table-cell>
          <table:table-cell table:style-name="ce585" table:formula="of:=23/35*MAX([.$C$6]-([.P6]+[.P7]);0)/2*0" office:value-type="float" office:value="0" calcext:value-type="float">
            <text:p>0</text:p>
          </table:table-cell>
          <table:table-cell table:style-name="ce520" table:formula="of:=24/35*MAX([.$C$6]-([.Q6]+[.Q7]);0)/2" office:value-type="float" office:value="9.79591836734694" calcext:value-type="float">
            <text:p>9.79591836734694</text:p>
          </table:table-cell>
          <table:table-cell table:style-name="ce520" table:formula="of:=0*MAX([.$C$6]-([.R6]+[.R7]);0)/2" office:value-type="float" office:value="0" calcext:value-type="float">
            <text:p>0</text:p>
          </table:table-cell>
          <table:table-cell table:style-name="ce520" table:formula="of:=0*MAX([.$C$6]-([.S6]+[.S7]);0)/2" office:value-type="float" office:value="0" calcext:value-type="float">
            <text:p>0</text:p>
          </table:table-cell>
          <table:table-cell table:style-name="ce520" table:formula="of:=0*MAX([.$C$6]-([.T6]+[.T7]);0)/2" office:value-type="float" office:value="0" calcext:value-type="float">
            <text:p>0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10-05" calcext:value-type="date">
            <text:p>10/5/2016</text:p>
          </table:table-cell>
          <table:table-cell table:style-name="ce519" office:value-type="string" calcext:value-type="string">
            <text:p>Quiz 2.2, 2.4</text:p>
          </table:table-cell>
          <table:table-cell table:style-name="ce520" office:value-type="float" office:value="30" calcext:value-type="float">
            <text:p>30</text:p>
          </table:table-cell>
          <table:table-cell table:style-name="ce523" table:formula="of:=AVERAGEIF([.F9:.AMJ9];&quot;&lt;&gt;0&quot;)" office:value-type="float" office:value="17.6" calcext:value-type="float">
            <text:p>17.6</text:p>
          </table:table-cell>
          <table:table-cell table:style-name="ce531" table:number-matrix-columns-spanned="1" table:number-matrix-rows-spanned="1" table:formula="of:=STDEV(IF([.F9:.AMJ9]&lt;&gt;0;[.F9:.AMJ9]))" office:value-type="float" office:value="2.80433338144482" calcext:value-type="float">
            <text:p>2.80433338144482</text:p>
          </table:table-cell>
          <table:table-cell table:style-name="ce532" table:formula="of:=10/20*[.$C$9]" office:value-type="float" office:value="15" calcext:value-type="float">
            <text:p>15</text:p>
          </table:table-cell>
          <table:table-cell table:style-name="ce539" table:formula="of:=12/20*[.$C$9]" office:value-type="float" office:value="18" calcext:value-type="float">
            <text:p>18</text:p>
          </table:table-cell>
          <table:table-cell table:style-name="ce544" table:formula="of:=10/20*[.$C$9]" office:value-type="float" office:value="15" calcext:value-type="float">
            <text:p>15</text:p>
          </table:table-cell>
          <table:table-cell table:style-name="ce549" table:formula="of:=15/20*[.$C$9]" office:value-type="float" office:value="22.5" calcext:value-type="float">
            <text:p>22.5</text:p>
          </table:table-cell>
          <table:table-cell table:style-name="ce553" table:formula="of:=10/20*[.$C$9]" office:value-type="float" office:value="15" calcext:value-type="float">
            <text:p>15</text:p>
          </table:table-cell>
          <table:table-cell table:style-name="ce557" table:formula="of:=12/20*[.$C$9]" office:value-type="float" office:value="18" calcext:value-type="float">
            <text:p>18</text:p>
          </table:table-cell>
          <table:table-cell table:style-name="ce564" table:formula="of:=11/20*[.$C$9]" office:value-type="float" office:value="16.5" calcext:value-type="float">
            <text:p>16.5</text:p>
          </table:table-cell>
          <table:table-cell table:style-name="ce570" table:formula="of:=15/20*[.$C$9]" office:value-type="float" office:value="22.5" calcext:value-type="float">
            <text:p>22.5</text:p>
          </table:table-cell>
          <table:table-cell table:style-name="ce574" table:formula="of:=10/20*[.$C$9]" office:value-type="float" office:value="15" calcext:value-type="float">
            <text:p>15</text:p>
          </table:table-cell>
          <table:table-cell table:style-name="ce580" table:formula="of:=12/20*[.$C$9]" office:value-type="float" office:value="18" calcext:value-type="float">
            <text:p>18</text:p>
          </table:table-cell>
          <table:table-cell table:style-name="ce586" table:formula="of:=11/20*[.$C$9]" office:value-type="float" office:value="16.5" calcext:value-type="float">
            <text:p>16.5</text:p>
          </table:table-cell>
          <table:table-cell table:style-name="ce591" table:formula="of:=15/20*[.$C$9]" office:value-type="float" office:value="22.5" calcext:value-type="float">
            <text:p>22.5</text:p>
          </table:table-cell>
          <table:table-cell table:style-name="ce520" table:formula="of:=10/20*[.$C$9]" office:value-type="float" office:value="15" calcext:value-type="float">
            <text:p>15</text:p>
          </table:table-cell>
          <table:table-cell table:style-name="ce601" table:formula="of:=12/20*[.$C$9]" office:value-type="float" office:value="18" calcext:value-type="float">
            <text:p>18</text:p>
          </table:table-cell>
          <table:table-cell table:style-name="ce606" table:formula="of:=11/20*[.$C$9]" office:value-type="float" office:value="16.5" calcext:value-type="float">
            <text:p>16.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10-13" calcext:value-type="date">
            <text:p>10/13/2016</text:p>
          </table:table-cell>
          <table:table-cell table:style-name="ce519" office:value-type="string" calcext:value-type="string">
            <text:p>Corrections: Quiz 2.2, 2.4</text:p>
          </table:table-cell>
          <table:table-cell table:style-name="ce520" office:value-type="float" office:value="0" calcext:value-type="float">
            <text:p>0</text:p>
          </table:table-cell>
          <table:table-cell table:style-name="ce523"/>
          <table:table-cell table:style-name="ce531"/>
          <table:table-cell table:style-name="ce533" table:formula="of:=16/20*MAX([.$C$9]-[.F9];0)/2*0" office:value-type="float" office:value="0" calcext:value-type="float">
            <text:p>0</text:p>
          </table:table-cell>
          <table:table-cell table:style-name="ce540" table:formula="of:=18/20*MAX([.$C$9]-[.G9];0)/2" office:value-type="float" office:value="5.4" calcext:value-type="float">
            <text:p>5.4</text:p>
          </table:table-cell>
          <table:table-cell table:style-name="ce545" table:formula="of:=16/20*MAX([.$C$9]-[.H9];0)/2*0" office:value-type="float" office:value="0" calcext:value-type="float">
            <text:p>0</text:p>
          </table:table-cell>
          <table:table-cell table:style-name="ce550" table:formula="of:=0*MAX([.$C$9]-[.I9];0)/2" office:value-type="float" office:value="0" calcext:value-type="float">
            <text:p>0</text:p>
          </table:table-cell>
          <table:table-cell table:style-name="ce554" table:formula="of:=16/20*MAX([.$C$9]-[.J9];0)/2*0" office:value-type="float" office:value="0" calcext:value-type="float">
            <text:p>0</text:p>
          </table:table-cell>
          <table:table-cell table:style-name="ce558" table:formula="of:=18/20*MAX([.$C$9]-[.K9];0)/2" office:value-type="float" office:value="5.4" calcext:value-type="float">
            <text:p>5.4</text:p>
          </table:table-cell>
          <table:table-cell table:style-name="ce565" table:formula="of:=18/20*MAX([.$C$9]-[.L9];0)/2" office:value-type="float" office:value="6.075" calcext:value-type="float">
            <text:p>6.075</text:p>
          </table:table-cell>
          <table:table-cell table:style-name="ce571" table:formula="of:=0*MAX([.$C$9]-[.M9];0)/2" office:value-type="float" office:value="0" calcext:value-type="float">
            <text:p>0</text:p>
          </table:table-cell>
          <table:table-cell table:style-name="ce575" table:formula="of:=16/20*MAX([.$C$9]-[.N9];0)/2*0" office:value-type="float" office:value="0" calcext:value-type="float">
            <text:p>0</text:p>
          </table:table-cell>
          <table:table-cell table:style-name="ce581" table:formula="of:=18/20*MAX([.$C$9]-[.O9];0)/2" office:value-type="float" office:value="5.4" calcext:value-type="float">
            <text:p>5.4</text:p>
          </table:table-cell>
          <table:table-cell table:style-name="ce587" table:formula="of:=18/20*MAX([.$C$9]-[.P9];0)/2" office:value-type="float" office:value="6.075" calcext:value-type="float">
            <text:p>6.075</text:p>
          </table:table-cell>
          <table:table-cell table:style-name="ce592" table:formula="of:=0*MAX([.$C$9]-[.Q9];0)/2" office:value-type="float" office:value="0" calcext:value-type="float">
            <text:p>0</text:p>
          </table:table-cell>
          <table:table-cell table:style-name="ce597" table:formula="of:=16/20*MAX([.$C$9]-[.R9];0)/2*0" office:value-type="float" office:value="0" calcext:value-type="float">
            <text:p>0</text:p>
          </table:table-cell>
          <table:table-cell table:style-name="ce602" table:formula="of:=18/20*MAX([.$C$9]-[.S9];0)/2" office:value-type="float" office:value="5.4" calcext:value-type="float">
            <text:p>5.4</text:p>
          </table:table-cell>
          <table:table-cell table:style-name="ce607" table:formula="of:=18/20*MAX([.$C$9]-[.T9];0)/2" office:value-type="float" office:value="6.075" calcext:value-type="float">
            <text:p>6.07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10-14" calcext:value-type="date">
            <text:p>10/14/2016</text:p>
          </table:table-cell>
          <table:table-cell table:style-name="ce519" office:value-type="string" calcext:value-type="string">
            <text:p>Final Exam</text:p>
          </table:table-cell>
          <table:table-cell table:style-name="ce520" office:value-type="float" office:value="100" calcext:value-type="float">
            <text:p>100</text:p>
          </table:table-cell>
          <table:table-cell table:style-name="ce523"/>
          <table:table-cell table:style-name="ce531"/>
          <table:table-cell table:style-name="ce534" table:formula="of:=20/50*[.$C$11]" office:value-type="float" office:value="40" calcext:value-type="float">
            <text:p>40</text:p>
          </table:table-cell>
          <table:table-cell table:style-name="ce541" table:formula="of:=41/50*[.$C$11]" office:value-type="float" office:value="82" calcext:value-type="float">
            <text:p>82</text:p>
          </table:table-cell>
          <table:table-cell table:style-name="ce546" table:formula="of:=25/50*[.$C$11]" office:value-type="float" office:value="50" calcext:value-type="float">
            <text:p>50</text:p>
          </table:table-cell>
          <table:table-cell table:style-name="ce551" table:formula="of:=28/50*[.$C$11]" office:value-type="float" office:value="56" calcext:value-type="float">
            <text:p>56</text:p>
          </table:table-cell>
          <table:table-cell table:style-name="ce555" table:formula="of:=20/50*[.$C$11]" office:value-type="float" office:value="40" calcext:value-type="float">
            <text:p>40</text:p>
          </table:table-cell>
          <table:table-cell table:style-name="ce559" table:formula="of:=41/50*[.$C$11]" office:value-type="float" office:value="82" calcext:value-type="float">
            <text:p>82</text:p>
          </table:table-cell>
          <table:table-cell table:style-name="ce566" table:formula="of:=28/50*[.$C$11]" office:value-type="float" office:value="56" calcext:value-type="float">
            <text:p>56</text:p>
          </table:table-cell>
          <table:table-cell table:style-name="ce572" table:formula="of:=28/50*[.$C$11]" office:value-type="float" office:value="56" calcext:value-type="float">
            <text:p>56</text:p>
          </table:table-cell>
          <table:table-cell table:style-name="ce576" table:formula="of:=20/50*[.$C$11]" office:value-type="float" office:value="40" calcext:value-type="float">
            <text:p>40</text:p>
          </table:table-cell>
          <table:table-cell table:style-name="ce582" table:formula="of:=41/50*[.$C$11]" office:value-type="float" office:value="82" calcext:value-type="float">
            <text:p>82</text:p>
          </table:table-cell>
          <table:table-cell table:style-name="ce588" table:formula="of:=28/50*[.$C$11]" office:value-type="float" office:value="56" calcext:value-type="float">
            <text:p>56</text:p>
          </table:table-cell>
          <table:table-cell table:style-name="ce593" table:formula="of:=28/50*[.$C$11]" office:value-type="float" office:value="56" calcext:value-type="float">
            <text:p>56</text:p>
          </table:table-cell>
          <table:table-cell table:style-name="ce598" table:formula="of:=20/50*[.$C$11]" office:value-type="float" office:value="40" calcext:value-type="float">
            <text:p>40</text:p>
          </table:table-cell>
          <table:table-cell table:style-name="ce603" table:formula="of:=41/50*[.$C$11]" office:value-type="float" office:value="82" calcext:value-type="float">
            <text:p>82</text:p>
          </table:table-cell>
          <table:table-cell table:style-name="ce608" table:formula="of:=28/50*[.$C$11]" office:value-type="float" office:value="56" calcext:value-type="float">
            <text:p>56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2"/>
          <table:table-cell table:style-name="ce680" table:number-columns-repeated="989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5" calcext:value-type="float">
            <text:p>0.5</text:p>
          </table:table-cell>
          <table:table-cell table:style-name="ce692" table:number-columns-repeated="32"/>
          <table:table-cell table:style-name="ce680"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M([.C4:.C12])" office:value-type="float" office:value="251" calcext:value-type="float">
            <text:p>251</text:p>
          </table:table-cell>
          <table:table-cell table:style-name="ce693" table:number-columns-repeated="2"/>
          <table:table-cell table:style-name="ce693" table:formula="of:=SUM([.F4:.F12])" office:value-type="float" office:value="184.571428571429" calcext:value-type="float">
            <text:p>184.571428571429</text:p>
          </table:table-cell>
          <table:table-cell table:style-name="ce693" table:formula="of:=SUM([.G4:.G12])" office:value-type="float" office:value="196.185714285714" calcext:value-type="float">
            <text:p>196.185714285714</text:p>
          </table:table-cell>
          <table:table-cell table:style-name="ce693" table:formula="of:=SUM([.H4:.H12])" office:value-type="float" office:value="145.428571428571" calcext:value-type="float">
            <text:p>145.428571428571</text:p>
          </table:table-cell>
          <table:table-cell table:style-name="ce693" table:formula="of:=SUM([.I4:.I12])" office:value-type="float" office:value="208.071428571429" calcext:value-type="float">
            <text:p>208.071428571429</text:p>
          </table:table-cell>
          <table:table-cell table:style-name="ce693" table:formula="of:=SUM([.J4:.J12])" office:value-type="float" office:value="128.642857142857" calcext:value-type="float">
            <text:p>128.642857142857</text:p>
          </table:table-cell>
          <table:table-cell table:style-name="ce693" table:formula="of:=SUM([.K4:.K12])" office:value-type="float" office:value="185.828571428571" calcext:value-type="float">
            <text:p>185.828571428571</text:p>
          </table:table-cell>
          <table:table-cell table:style-name="ce693" table:formula="of:=SUM([.L4:.L12])" office:value-type="float" office:value="208.146428571429" calcext:value-type="float">
            <text:p>208.146428571429</text:p>
          </table:table-cell>
          <table:table-cell table:style-name="ce693" table:formula="of:=SUM([.M4:.M12])" office:value-type="float" office:value="171.734693877551" calcext:value-type="float">
            <text:p>171.734693877551</text:p>
          </table:table-cell>
          <table:table-cell table:style-name="ce693" table:formula="of:=SUM([.N4:.N12])" office:value-type="float" office:value="148.489795918367" calcext:value-type="float">
            <text:p>148.489795918367</text:p>
          </table:table-cell>
          <table:table-cell table:style-name="ce693" table:formula="of:=SUM([.O4:.O12])" office:value-type="float" office:value="234.971428571429" calcext:value-type="float">
            <text:p>234.971428571429</text:p>
          </table:table-cell>
          <table:table-cell table:style-name="ce693" table:formula="of:=SUM([.P4:.P12])" office:value-type="float" office:value="152.217857142857" calcext:value-type="float">
            <text:p>152.217857142857</text:p>
          </table:table-cell>
          <table:table-cell table:style-name="ce693" table:formula="of:=SUM([.Q4:.Q12])" office:value-type="float" office:value="168.724489795918" calcext:value-type="float">
            <text:p>168.724489795918</text:p>
          </table:table-cell>
          <table:table-cell table:style-name="ce693" table:formula="of:=SUM([.R4:.R12])" office:value-type="float" office:value="184.571428571429" calcext:value-type="float">
            <text:p>184.571428571429</text:p>
          </table:table-cell>
          <table:table-cell table:style-name="ce693" table:formula="of:=SUM([.S4:.S12])" office:value-type="float" office:value="179.042857142857" calcext:value-type="float">
            <text:p>179.042857142857</text:p>
          </table:table-cell>
          <table:table-cell table:style-name="ce693" table:formula="of:=SUM([.T4:.T12])" office:value-type="float" office:value="159.003571428571" calcext:value-type="float">
            <text:p>159.003571428571</text:p>
          </table:table-cell>
          <table:table-cell table:style-name="ce693" table:formula="of:=SUM([.U4:.U12])" office:value-type="float" office:value="0" calcext:value-type="float">
            <text:p>0</text:p>
          </table:table-cell>
          <table:table-cell table:style-name="ce693" table:formula="of:=SUM([.V4:.V12])" office:value-type="float" office:value="0" calcext:value-type="float">
            <text:p>0</text:p>
          </table:table-cell>
          <table:table-cell table:style-name="ce693" table:formula="of:=SUM([.W4:.W12])" office:value-type="float" office:value="0" calcext:value-type="float">
            <text:p>0</text:p>
          </table:table-cell>
          <table:table-cell table:style-name="ce693" table:formula="of:=SUM([.X4:.X12])" office:value-type="float" office:value="0" calcext:value-type="float">
            <text:p>0</text:p>
          </table:table-cell>
          <table:table-cell table:style-name="ce693" table:formula="of:=SUM([.Y4:.Y12])" office:value-type="float" office:value="0" calcext:value-type="float">
            <text:p>0</text:p>
          </table:table-cell>
          <table:table-cell table:style-name="ce693" table:formula="of:=SUM([.Z4:.Z12])" office:value-type="float" office:value="0" calcext:value-type="float">
            <text:p>0</text:p>
          </table:table-cell>
          <table:table-cell table:style-name="ce693" table:formula="of:=SUM([.AA4:.AA12])" office:value-type="float" office:value="0" calcext:value-type="float">
            <text:p>0</text:p>
          </table:table-cell>
          <table:table-cell table:style-name="ce693" table:formula="of:=SUM([.AB4:.AB12])" office:value-type="float" office:value="0" calcext:value-type="float">
            <text:p>0</text:p>
          </table:table-cell>
          <table:table-cell table:style-name="ce693" table:formula="of:=SUM([.AC4:.AC12])" office:value-type="float" office:value="0" calcext:value-type="float">
            <text:p>0</text:p>
          </table:table-cell>
          <table:table-cell table:style-name="ce693" table:formula="of:=SUM([.AD4:.AD12])" office:value-type="float" office:value="0" calcext:value-type="float">
            <text:p>0</text:p>
          </table:table-cell>
          <table:table-cell table:style-name="ce693" table:formula="of:=SUM([.AE4:.AE12])" office:value-type="float" office:value="0" calcext:value-type="float">
            <text:p>0</text:p>
          </table:table-cell>
          <table:table-cell table:style-name="ce693" table:formula="of:=SUM([.AF4:.AF12])" office:value-type="float" office:value="0" calcext:value-type="float">
            <text:p>0</text:p>
          </table:table-cell>
          <table:table-cell table:style-name="ce693" table:formula="of:=SUM([.AG4:.AG12])" office:value-type="float" office:value="0" calcext:value-type="float">
            <text:p>0</text:p>
          </table:table-cell>
          <table:table-cell table:style-name="ce693" table:formula="of:=SUM([.AH4:.AH12])" office:value-type="float" office:value="0" calcext:value-type="float">
            <text:p>0</text:p>
          </table:table-cell>
          <table:table-cell table:style-name="ce693" table:formula="of:=SUM([.AI4:.AI12])" office:value-type="float" office:value="0" calcext:value-type="float">
            <text:p>0</text:p>
          </table:table-cell>
          <table:table-cell table:number-columns-repeated="989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14]/[.$C$14]" office:value-type="percentage" office:value="1" calcext:value-type="percentage">
            <text:p>100%</text:p>
          </table:table-cell>
          <table:table-cell table:style-name="ce524" table:formula="of:=AVERAGEIF([.F15:.AMJ15];&quot;&lt;&gt;0&quot;)" office:value-type="percentage" office:value="0.705346911673036" calcext:value-type="percentage">
            <text:p>70.53%</text:p>
          </table:table-cell>
          <table:table-cell table:style-name="ce669"/>
          <table:table-cell table:style-name="ce535" table:formula="of:=[.F14]/[.$C$14]" office:value-type="percentage" office:value="0.735344336937962" calcext:value-type="percentage">
            <text:p>74%</text:p>
          </table:table-cell>
          <table:table-cell table:style-name="ce535" table:formula="of:=[.G14]/[.$C$14]" office:value-type="percentage" office:value="0.781616391576551" calcext:value-type="percentage">
            <text:p>78%</text:p>
          </table:table-cell>
          <table:table-cell table:style-name="ce535" table:formula="of:=[.H14]/[.$C$14]" office:value-type="percentage" office:value="0.579396698918611" calcext:value-type="percentage">
            <text:p>58%</text:p>
          </table:table-cell>
          <table:table-cell table:style-name="ce535" table:formula="of:=[.I14]/[.$C$14]" office:value-type="percentage" office:value="0.82896983494593" calcext:value-type="percentage">
            <text:p>83%</text:p>
          </table:table-cell>
          <table:table-cell table:style-name="ce535" table:formula="of:=[.J14]/[.$C$14]" office:value-type="percentage" office:value="0.512521343198634" calcext:value-type="percentage">
            <text:p>51%</text:p>
          </table:table-cell>
          <table:table-cell table:style-name="ce535" table:formula="of:=[.K14]/[.$C$14]" office:value-type="percentage" office:value="0.740352874217416" calcext:value-type="percentage">
            <text:p>74%</text:p>
          </table:table-cell>
          <table:table-cell table:style-name="ce535" table:formula="of:=[.L14]/[.$C$14]" office:value-type="percentage" office:value="0.829268639726807" calcext:value-type="percentage">
            <text:p>83%</text:p>
          </table:table-cell>
          <table:table-cell table:style-name="ce535" table:formula="of:=[.M14]/[.$C$14]" office:value-type="percentage" office:value="0.684201967639645" calcext:value-type="percentage">
            <text:p>68%</text:p>
          </table:table-cell>
          <table:table-cell table:style-name="ce535" table:formula="of:=[.N14]/[.$C$14]" office:value-type="percentage" office:value="0.591592812423774" calcext:value-type="percentage">
            <text:p>59%</text:p>
          </table:table-cell>
          <table:table-cell table:style-name="ce535" table:formula="of:=[.O14]/[.$C$14]" office:value-type="percentage" office:value="0.936141149686966" calcext:value-type="percentage">
            <text:p>94%</text:p>
          </table:table-cell>
          <table:table-cell table:style-name="ce535" table:formula="of:=[.P14]/[.$C$14]" office:value-type="percentage" office:value="0.606445645987479" calcext:value-type="percentage">
            <text:p>61%</text:p>
          </table:table-cell>
          <table:table-cell table:style-name="ce535" table:formula="of:=[.Q14]/[.$C$14]" office:value-type="percentage" office:value="0.672209122692902" calcext:value-type="percentage">
            <text:p>67%</text:p>
          </table:table-cell>
          <table:table-cell table:style-name="ce535" table:formula="of:=[.R14]/[.$C$14]" office:value-type="percentage" office:value="0.735344336937962" calcext:value-type="percentage">
            <text:p>74%</text:p>
          </table:table-cell>
          <table:table-cell table:style-name="ce535" table:formula="of:=[.S14]/[.$C$14]" office:value-type="percentage" office:value="0.713318155947638" calcext:value-type="percentage">
            <text:p>71%</text:p>
          </table:table-cell>
          <table:table-cell table:style-name="ce535" table:formula="of:=[.T14]/[.$C$14]" office:value-type="percentage" office:value="0.633480364257257" calcext:value-type="percentage">
            <text:p>63%</text:p>
          </table:table-cell>
          <table:table-cell table:style-name="ce535" table:formula="of:=[.U14]/[.$C$14]" office:value-type="percentage" office:value="0" calcext:value-type="percentage">
            <text:p>0%</text:p>
          </table:table-cell>
          <table:table-cell table:style-name="ce535" table:formula="of:=[.V14]/[.$C$14]" office:value-type="percentage" office:value="0" calcext:value-type="percentage">
            <text:p>0%</text:p>
          </table:table-cell>
          <table:table-cell table:style-name="ce535" table:formula="of:=[.W14]/[.$C$14]" office:value-type="percentage" office:value="0" calcext:value-type="percentage">
            <text:p>0%</text:p>
          </table:table-cell>
          <table:table-cell table:style-name="ce535" table:formula="of:=[.X14]/[.$C$14]" office:value-type="percentage" office:value="0" calcext:value-type="percentage">
            <text:p>0%</text:p>
          </table:table-cell>
          <table:table-cell table:style-name="ce535" table:formula="of:=[.Y14]/[.$C$14]" office:value-type="percentage" office:value="0" calcext:value-type="percentage">
            <text:p>0%</text:p>
          </table:table-cell>
          <table:table-cell table:style-name="ce535" table:formula="of:=[.Z14]/[.$C$14]" office:value-type="percentage" office:value="0" calcext:value-type="percentage">
            <text:p>0%</text:p>
          </table:table-cell>
          <table:table-cell table:style-name="ce535" table:formula="of:=[.AA14]/[.$C$14]" office:value-type="percentage" office:value="0" calcext:value-type="percentage">
            <text:p>0%</text:p>
          </table:table-cell>
          <table:table-cell table:style-name="ce535" table:formula="of:=[.AB14]/[.$C$14]" office:value-type="percentage" office:value="0" calcext:value-type="percentage">
            <text:p>0%</text:p>
          </table:table-cell>
          <table:table-cell table:style-name="ce535" table:formula="of:=[.AC14]/[.$C$14]" office:value-type="percentage" office:value="0" calcext:value-type="percentage">
            <text:p>0%</text:p>
          </table:table-cell>
          <table:table-cell table:style-name="ce535" table:formula="of:=[.AD14]/[.$C$14]" office:value-type="percentage" office:value="0" calcext:value-type="percentage">
            <text:p>0%</text:p>
          </table:table-cell>
          <table:table-cell table:style-name="ce535" table:formula="of:=[.AE14]/[.$C$14]" office:value-type="percentage" office:value="0" calcext:value-type="percentage">
            <text:p>0%</text:p>
          </table:table-cell>
          <table:table-cell table:style-name="ce535" table:formula="of:=[.AF14]/[.$C$14]" office:value-type="percentage" office:value="0" calcext:value-type="percentage">
            <text:p>0%</text:p>
          </table:table-cell>
          <table:table-cell table:style-name="ce535" table:formula="of:=[.AG14]/[.$C$14]" office:value-type="percentage" office:value="0" calcext:value-type="percentage">
            <text:p>0%</text:p>
          </table:table-cell>
          <table:table-cell table:style-name="ce535" table:formula="of:=[.AH14]/[.$C$14]" office:value-type="percentage" office:value="0" calcext:value-type="percentage">
            <text:p>0%</text:p>
          </table:table-cell>
          <table:table-cell table:style-name="ce535" table:formula="of:=[.AI14]/[.$C$14]" office:value-type="percentage" office:value="0" calcext:value-type="percentage">
            <text:p>0%</text:p>
          </table:table-cell>
          <table:table-cell table:style-name="ce669" table:number-columns-repeated="989"/>
        </table:table-row>
        <table:table-row table:style-name="ro11">
          <table:table-cell table:style-name="ce684"/>
          <table:table-cell table:style-name="ce656"/>
          <table:table-cell table:style-name="ce667" table:number-columns-repeated="33"/>
          <table:table-cell table:style-name="ce680" table:number-columns-repeated="989"/>
        </table:table-row>
        <table:table-row table:style-name="ro9">
          <table:table-cell table:style-name="Header"/>
          <table:table-cell table:style-name="Header" office:value-type="string" calcext:value-type="string">
            <text:p>Assignments</text:p>
          </table:table-cell>
          <table:table-cell table:style-name="Header" table:number-columns-repeated="1022"/>
        </table:table-row>
        <table:table-row table:style-name="ro10">
          <table:table-cell table:style-name="ce518" office:value-type="date" office:date-value="2016-08-18" calcext:value-type="date">
            <text:p>8/18/2016</text:p>
          </table:table-cell>
          <table:table-cell table:style-name="ce519" office:value-type="string" calcext:value-type="string">
            <text:p>HW 1.1a: 1c-e, 2, 4, 8, 16-17 (grade: 2, 8, 17)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18:.AMJ18];&quot;&lt;&gt;0&quot;)" office:value-type="float" office:value="7.55" calcext:value-type="float">
            <text:p>7.55</text:p>
          </table:table-cell>
          <table:table-cell table:style-name="ce520" table:number-matrix-columns-spanned="1" table:number-matrix-rows-spanned="1" table:formula="of:=STDEV(IF([.F18:.AMJ18]&lt;&gt;0;[.F18:.AMJ18]))" office:value-type="float" office:value="3.23320836996881" calcext:value-type="float">
            <text:p>3.23320836996881</text:p>
          </table:table-cell>
          <table:table-cell table:style-name="ce520" office:value-type="float" office:value="9.5" calcext:value-type="float">
            <text:p>9.5</text:p>
          </table:table-cell>
          <table:table-cell table:style-name="ce520" office:value-type="float" office:value="2.2" calcext:value-type="float">
            <text:p>2.2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float" office:value="9" calcext:value-type="float">
            <text:p>9</text:p>
          </table:table-cell>
          <table:table-cell table:style-name="ce520" office:value-type="float" office:value="9.5" calcext:value-type="float">
            <text:p>9.5</text:p>
          </table:table-cell>
          <table:table-cell table:style-name="ce560" office:value-type="float" office:value="9.5" calcext:value-type="float">
            <text:p>9.5</text:p>
          </table:table-cell>
          <table:table-cell table:style-name="ce560" office:value-type="float" office:value="2.2" calcext:value-type="float">
            <text:p>2.2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9" calcext:value-type="float">
            <text:p>9</text:p>
          </table:table-cell>
          <table:table-cell table:style-name="ce560" office:value-type="float" office:value="9.5" calcext:value-type="float">
            <text:p>9.5</text:p>
          </table:table-cell>
          <table:table-cell table:style-name="ce589" office:value-type="float" office:value="9.5" calcext:value-type="float">
            <text:p>9.5</text:p>
          </table:table-cell>
          <table:table-cell table:style-name="ce589" office:value-type="float" office:value="2.2" calcext:value-type="float">
            <text:p>2.2</text:p>
          </table:table-cell>
          <table:table-cell table:style-name="ce589" office:value-type="float" office:value="0" calcext:value-type="float">
            <text:p>0</text:p>
          </table:table-cell>
          <table:table-cell table:style-name="ce589" office:value-type="float" office:value="9" calcext:value-type="float">
            <text:p>9</text:p>
          </table:table-cell>
          <table:table-cell table:style-name="ce589" office:value-type="float" office:value="9.5" calcext:value-type="float">
            <text:p>9.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3">
          <table:table-cell table:style-name="ce518" office:value-type="date" office:date-value="2016-08-19" calcext:value-type="date">
            <text:p>8/19/2016</text:p>
          </table:table-cell>
          <table:table-cell table:style-name="ce519" office:value-type="string" calcext:value-type="string">
            <text:p>HW 1.1b: 20-21, 32 (by hand) (grade all)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19:.AMJ19];&quot;&lt;&gt;0&quot;)" office:value-type="float" office:value="8" calcext:value-type="float">
            <text:p>8</text:p>
          </table:table-cell>
          <table:table-cell table:style-name="ce520" table:number-matrix-columns-spanned="1" table:number-matrix-rows-spanned="1" table:formula="of:=STDEV(IF([.F19:.AMJ19]&lt;&gt;0;[.F19:.AMJ19]))" office:value-type="float" office:value="1.67101995568805" calcext:value-type="float">
            <text:p>1.67101995568805</text:p>
          </table:table-cell>
          <table:table-cell table:style-name="ce520" office:value-type="float" office:value="9.8" calcext:value-type="float">
            <text:p>9.8</text:p>
          </table:table-cell>
          <table:table-cell table:style-name="ce520" office:value-type="float" office:value="5.7" calcext:value-type="float">
            <text:p>5.7</text:p>
          </table:table-cell>
          <table:table-cell table:style-name="ce520" office:value-type="float" office:value="9.4" calcext:value-type="float">
            <text:p>9.4</text:p>
          </table:table-cell>
          <table:table-cell table:style-name="ce520" office:value-type="float" office:value="9" calcext:value-type="float">
            <text:p>9</text:p>
          </table:table-cell>
          <table:table-cell table:style-name="ce520" office:value-type="float" office:value="6.7" calcext:value-type="float">
            <text:p>6.7</text:p>
          </table:table-cell>
          <table:table-cell table:style-name="ce560" office:value-type="float" office:value="9.8" calcext:value-type="float">
            <text:p>9.8</text:p>
          </table:table-cell>
          <table:table-cell table:style-name="ce560" office:value-type="float" office:value="5.7" calcext:value-type="float">
            <text:p>5.7</text:p>
          </table:table-cell>
          <table:table-cell table:style-name="ce560" office:value-type="float" office:value="9.4" calcext:value-type="float">
            <text:p>9.4</text:p>
          </table:table-cell>
          <table:table-cell table:style-name="ce560" office:value-type="float" office:value="9" calcext:value-type="float">
            <text:p>9</text:p>
          </table:table-cell>
          <table:table-cell table:style-name="ce560" office:value-type="float" office:value="6.7" calcext:value-type="float">
            <text:p>6.7</text:p>
          </table:table-cell>
          <table:table-cell table:style-name="ce589" office:value-type="string" calcext:value-type="string">
            <text:p>late</text:p>
          </table:table-cell>
          <table:table-cell table:style-name="ce589" office:value-type="float" office:value="5.7" calcext:value-type="float">
            <text:p>5.7</text:p>
          </table:table-cell>
          <table:table-cell table:style-name="ce589" office:value-type="float" office:value="9.4" calcext:value-type="float">
            <text:p>9.4</text:p>
          </table:table-cell>
          <table:table-cell table:style-name="ce589" office:value-type="float" office:value="9" calcext:value-type="float">
            <text:p>9</text:p>
          </table:table-cell>
          <table:table-cell table:style-name="ce589" office:value-type="float" office:value="6.7" calcext:value-type="float">
            <text:p>6.7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3">
          <table:table-cell table:style-name="ce518" office:value-type="date" office:date-value="2016-08-23" calcext:value-type="date">
            <text:p>8/23/2016</text:p>
          </table:table-cell>
          <table:table-cell table:style-name="ce519" office:value-type="string" calcext:value-type="string">
            <text:p>HW 1.2: 2, 5, 6, 10, 13, 17, 22 (grade: 6, 13, 17; 28m)</text:p>
          </table:table-cell>
          <table:table-cell table:style-name="ce520" office:value-type="float" office:value="8" calcext:value-type="float">
            <text:p>8</text:p>
          </table:table-cell>
          <table:table-cell table:style-name="ce520" table:formula="of:=AVERAGEIF([.F20:.AMJ20];&quot;&lt;&gt;0&quot;)" office:value-type="float" office:value="6.625" calcext:value-type="float">
            <text:p>6.625</text:p>
          </table:table-cell>
          <table:table-cell table:style-name="ce520" table:number-matrix-columns-spanned="1" table:number-matrix-rows-spanned="1" table:formula="of:=STDEV(IF([.F20:.AMJ20]&lt;&gt;0;[.F20:.AMJ20]))" office:value-type="float" office:value="1.77523021258999" calcext:value-type="float">
            <text:p>1.77523021258999</text:p>
          </table:table-cell>
          <table:table-cell table:style-name="ce520" office:value-type="float" office:value="8.5" calcext:value-type="float">
            <text:p>8.5</text:p>
          </table:table-cell>
          <table:table-cell table:style-name="ce520" office:value-type="float" office:value="5.75" calcext:value-type="float">
            <text:p>5.75</text:p>
          </table:table-cell>
          <table:table-cell table:style-name="ce520" office:value-type="float" office:value="6" calcext:value-type="float">
            <text:p>6</text:p>
          </table:table-cell>
          <table:table-cell table:style-name="ce520" office:value-type="float" office:value="9" calcext:value-type="float">
            <text:p>9</text:p>
          </table:table-cell>
          <table:table-cell table:style-name="ce520" office:value-type="float" office:value="4.5" calcext:value-type="float">
            <text:p>4.5</text:p>
          </table:table-cell>
          <table:table-cell table:style-name="ce560" office:value-type="float" office:value="8.5" calcext:value-type="float">
            <text:p>8.5</text:p>
          </table:table-cell>
          <table:table-cell table:style-name="ce560" office:value-type="float" office:value="5.75" calcext:value-type="float">
            <text:p>5.75</text:p>
          </table:table-cell>
          <table:table-cell table:style-name="ce560" office:value-type="float" office:value="6" calcext:value-type="float">
            <text:p>6</text:p>
          </table:table-cell>
          <table:table-cell table:style-name="ce560" office:value-type="float" office:value="9" calcext:value-type="float">
            <text:p>9</text:p>
          </table:table-cell>
          <table:table-cell table:style-name="ce560" office:value-type="float" office:value="4.5" calcext:value-type="float">
            <text:p>4.5</text:p>
          </table:table-cell>
          <table:table-cell table:style-name="ce589" office:value-type="string" calcext:value-type="string">
            <text:p>late</text:p>
          </table:table-cell>
          <table:table-cell table:style-name="ce589" office:value-type="float" office:value="5.75" calcext:value-type="float">
            <text:p>5.75</text:p>
          </table:table-cell>
          <table:table-cell table:style-name="ce589" office:value-type="float" office:value="6" calcext:value-type="float">
            <text:p>6</text:p>
          </table:table-cell>
          <table:table-cell table:style-name="ce589" office:value-type="float" office:value="9" calcext:value-type="float">
            <text:p>9</text:p>
          </table:table-cell>
          <table:table-cell table:style-name="ce589" office:value-type="float" office:value="4.5" calcext:value-type="float">
            <text:p>4.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3">
          <table:table-cell table:style-name="ce518" office:value-type="date" office:date-value="2016-08-26" calcext:value-type="date">
            <text:p>8/26/2016</text:p>
          </table:table-cell>
          <table:table-cell table:style-name="ce519" office:value-type="string" calcext:value-type="string">
            <text:p>HW 1.3a: 2-3 (graph), 4 (no graph) (grade all; 48 m)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21:.AMJ21];&quot;&lt;&gt;0&quot;)" office:value-type="float" office:value="8.3" calcext:value-type="float">
            <text:p>8.3</text:p>
          </table:table-cell>
          <table:table-cell table:style-name="ce520" table:number-matrix-columns-spanned="1" table:number-matrix-rows-spanned="1" table:formula="of:=STDEV(IF([.F21:.AMJ21]&lt;&gt;0;[.F21:.AMJ21]))" office:value-type="float" office:value="0.254195563720897" calcext:value-type="float">
            <text:p>0.254195563720897</text:p>
          </table:table-cell>
          <table:table-cell table:style-name="ce520" office:value-type="float" office:value="8.9" calcext:value-type="float">
            <text:p>8.9</text:p>
          </table:table-cell>
          <table:table-cell table:number-columns-repeated="4" table:style-name="ce520" office:value-type="float" office:value="8.2" calcext:value-type="float">
            <text:p>8.2</text:p>
          </table:table-cell>
          <table:table-cell table:style-name="ce560" office:value-type="float" office:value="8.9" calcext:value-type="float">
            <text:p>8.9</text:p>
          </table:table-cell>
          <table:table-cell table:number-columns-repeated="4" table:style-name="ce560" office:value-type="float" office:value="8.2" calcext:value-type="float">
            <text:p>8.2</text:p>
          </table:table-cell>
          <table:table-cell table:style-name="ce589" office:value-type="string" calcext:value-type="string">
            <text:p>late</text:p>
          </table:table-cell>
          <table:table-cell table:number-columns-repeated="4" table:style-name="ce589" office:value-type="float" office:value="8.2" calcext:value-type="float">
            <text:p>8.2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3">
          <table:table-cell table:style-name="ce518" office:value-type="date" office:date-value="2016-08-31" calcext:value-type="date">
            <text:p>8/31/2016</text:p>
          </table:table-cell>
          <table:table-cell table:style-name="ce519" office:value-type="string" calcext:value-type="string">
            <text:p>HW 1.3b: 7-9, 14, 20, 26, 41 (grade all; 2pt; 30m)</text:p>
          </table:table-cell>
          <table:table-cell table:style-name="ce520" office:value-type="float" office:value="8" calcext:value-type="float">
            <text:p>8</text:p>
          </table:table-cell>
          <table:table-cell table:style-name="ce520" table:formula="of:=AVERAGEIF([.F22:.AMJ22];&quot;&lt;&gt;0&quot;)" office:value-type="float" office:value="6.16319444444444" calcext:value-type="float">
            <text:p>6.16319444444444</text:p>
          </table:table-cell>
          <table:table-cell table:style-name="ce520" table:number-matrix-columns-spanned="1" table:number-matrix-rows-spanned="1" table:formula="of:=STDEV(IF([.F22:.AMJ22]&lt;&gt;0;[.F22:.AMJ22]))" office:value-type="float" office:value="1.52292762032752" calcext:value-type="float">
            <text:p>1.52292762032752</text:p>
          </table:table-cell>
          <table:table-cell table:style-name="ce520" table:formula="of:=14/18*10" office:value-type="float" office:value="7.77777777777778" calcext:value-type="float">
            <text:p>7.77777777777778</text:p>
          </table:table-cell>
          <table:table-cell table:style-name="ce520" table:formula="of:=9/16*10" office:value-type="float" office:value="5.625" calcext:value-type="float">
            <text:p>5.625</text:p>
          </table:table-cell>
          <table:table-cell table:style-name="ce520" office:value-type="float" office:value="0" calcext:value-type="float">
            <text:p>0</text:p>
          </table:table-cell>
          <table:table-cell table:style-name="ce520" table:formula="of:=10/18*10" office:value-type="float" office:value="5.55555555555556" calcext:value-type="float">
            <text:p>5.55555555555556</text:p>
          </table:table-cell>
          <table:table-cell table:style-name="ce520" table:formula="of:=10/18*10" office:value-type="float" office:value="5.55555555555556" calcext:value-type="float">
            <text:p>5.55555555555556</text:p>
          </table:table-cell>
          <table:table-cell table:style-name="ce520" table:formula="of:=14/18*10" office:value-type="float" office:value="7.77777777777778" calcext:value-type="float">
            <text:p>7.77777777777778</text:p>
          </table:table-cell>
          <table:table-cell table:style-name="ce520" table:formula="of:=17/18*10" office:value-type="float" office:value="9.44444444444444" calcext:value-type="float">
            <text:p>9.44444444444444</text:p>
          </table:table-cell>
          <table:table-cell table:style-name="ce520" table:formula="of:=11/18*10" office:value-type="float" office:value="6.11111111111111" calcext:value-type="float">
            <text:p>6.11111111111111</text:p>
          </table:table-cell>
          <table:table-cell table:style-name="ce520" table:formula="of:=11/18*10" office:value-type="float" office:value="6.11111111111111" calcext:value-type="float">
            <text:p>6.11111111111111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string" calcext:value-type="string">
            <text:p>late</text:p>
          </table:table-cell>
          <table:table-cell table:style-name="ce520" table:formula="of:=8/18*10" office:value-type="float" office:value="4.44444444444444" calcext:value-type="float">
            <text:p>4.44444444444444</text:p>
          </table:table-cell>
          <table:table-cell table:style-name="ce520" table:formula="of:=11/18*10" office:value-type="float" office:value="6.11111111111111" calcext:value-type="float">
            <text:p>6.11111111111111</text:p>
          </table:table-cell>
          <table:table-cell table:style-name="ce520" table:formula="of:=7/18*10" office:value-type="float" office:value="3.88888888888889" calcext:value-type="float">
            <text:p>3.88888888888889</text:p>
          </table:table-cell>
          <table:table-cell table:style-name="ce520" table:formula="of:=10/18*10" office:value-type="float" office:value="5.55555555555556" calcext:value-type="float">
            <text:p>5.55555555555556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3">
          <table:table-cell table:style-name="ce518" office:value-type="date" office:date-value="2016-09-05" calcext:value-type="date">
            <text:p>9/5/2016</text:p>
          </table:table-cell>
          <table:table-cell table:style-name="ce519" office:value-type="string" calcext:value-type="string">
            <text:p>HW 1.4a: 1, 4, 8, 12, 16 (grade all/12; 2pt; class)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23:.AMJ23];&quot;&lt;&gt;0&quot;)" office:value-type="float" office:value="6.28787878787879" calcext:value-type="float">
            <text:p>6.28787878787879</text:p>
          </table:table-cell>
          <table:table-cell table:style-name="ce520" table:number-matrix-columns-spanned="1" table:number-matrix-rows-spanned="1" table:formula="of:=STDEV(IF([.F23:.AMJ23]&lt;&gt;0;[.F23:.AMJ23]))" office:value-type="float" office:value="1.50755672288882" calcext:value-type="float">
            <text:p>1.50755672288882</text:p>
          </table:table-cell>
          <table:table-cell table:style-name="ce520" table:formula="of:=8/12*10" office:value-type="float" office:value="6.66666666666667" calcext:value-type="float">
            <text:p>6.66666666666667</text:p>
          </table:table-cell>
          <table:table-cell table:style-name="ce520" table:formula="of:=8/12*10" office:value-type="float" office:value="6.66666666666667" calcext:value-type="float">
            <text:p>6.66666666666667</text:p>
          </table:table-cell>
          <table:table-cell table:style-name="ce520" table:formula="of:=8/12*10" office:value-type="float" office:value="6.66666666666667" calcext:value-type="float">
            <text:p>6.66666666666667</text:p>
          </table:table-cell>
          <table:table-cell table:style-name="ce520" table:formula="of:=10/12*10" office:value-type="float" office:value="8.33333333333333" calcext:value-type="float">
            <text:p>8.33333333333333</text:p>
          </table:table-cell>
          <table:table-cell table:style-name="ce520" table:formula="of:=10/12*10" office:value-type="float" office:value="8.33333333333333" calcext:value-type="float">
            <text:p>8.33333333333333</text:p>
          </table:table-cell>
          <table:table-cell table:style-name="ce520" table:formula="of:=6/12*10" office:value-type="float" office:value="5" calcext:value-type="float">
            <text:p>5</text:p>
          </table:table-cell>
          <table:table-cell table:style-name="ce520" office:value-type="string" calcext:value-type="string">
            <text:p>late</text:p>
          </table:table-cell>
          <table:table-cell table:style-name="ce520" table:formula="of:=9/12*10" office:value-type="float" office:value="7.5" calcext:value-type="float">
            <text:p>7.5</text:p>
          </table:table-cell>
          <table:table-cell table:style-name="ce520" office:value-type="string" calcext:value-type="string">
            <text:p>late</text:p>
          </table:table-cell>
          <table:table-cell table:style-name="ce520" table:formula="of:=7/12*10" office:value-type="float" office:value="5.83333333333333" calcext:value-type="float">
            <text:p>5.83333333333333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4/12*10" office:value-type="float" office:value="3.33333333333333" calcext:value-type="float">
            <text:p>3.33333333333333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style-name="ce520" table:formula="of:=7/12*10" office:value-type="float" office:value="5.83333333333333" calcext:value-type="float">
            <text:p>5.83333333333333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07" calcext:value-type="date">
            <text:p>9/7/2016</text:p>
          </table:table-cell>
          <table:table-cell table:style-name="ce519" office:value-type="string" calcext:value-type="string">
            <text:p>HW 1.4b: 18, 20, 24, 30, 38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24:.AMJ24];&quot;&lt;&gt;0&quot;)" office:value-type="float" office:value="5.6" calcext:value-type="float">
            <text:p>5.6</text:p>
          </table:table-cell>
          <table:table-cell table:style-name="ce520" table:number-matrix-columns-spanned="1" table:number-matrix-rows-spanned="1" table:formula="of:=STDEV(IF([.F24:.AMJ24]&lt;&gt;0;[.F24:.AMJ24]))" office:value-type="float" office:value="1.40407570003493" calcext:value-type="float">
            <text:p>1.40407570003493</text:p>
          </table:table-cell>
          <table:table-cell table:style-name="ce536" office:value-type="float" office:value="6" calcext:value-type="float">
            <text:p>6</text:p>
          </table:table-cell>
          <table:table-cell table:style-name="ce536" office:value-type="float" office:value="3" calcext:value-type="float">
            <text:p>3</text:p>
          </table:table-cell>
          <table:table-cell table:style-name="ce536" office:value-type="float" office:value="7" calcext:value-type="float">
            <text:p>7</text:p>
          </table:table-cell>
          <table:table-cell table:number-columns-repeated="2" table:style-name="ce536" office:value-type="float" office:value="6" calcext:value-type="float">
            <text:p>6</text:p>
          </table:table-cell>
          <table:table-cell table:style-name="ce520" office:value-type="float" office:value="6" calcext:value-type="float">
            <text:p>6</text:p>
          </table:table-cell>
          <table:table-cell table:style-name="ce567" office:value-type="float" office:value="6" calcext:value-type="float">
            <text:p>6</text:p>
          </table:table-cell>
          <table:table-cell table:style-name="ce567" office:value-type="float" office:value="3" calcext:value-type="float">
            <text:p>3</text:p>
          </table:table-cell>
          <table:table-cell table:style-name="ce567" office:value-type="float" office:value="7" calcext:value-type="float">
            <text:p>7</text:p>
          </table:table-cell>
          <table:table-cell table:number-columns-repeated="2" table:style-name="ce567" office:value-type="float" office:value="6" calcext:value-type="float">
            <text:p>6</text:p>
          </table:table-cell>
          <table:table-cell table:style-name="ce520" office:value-type="float" office:value="3" calcext:value-type="float">
            <text:p>3</text:p>
          </table:table-cell>
          <table:table-cell table:style-name="ce520" office:value-type="float" office:value="7" calcext:value-type="float">
            <text:p>7</text:p>
          </table:table-cell>
          <table:table-cell table:number-columns-repeated="2" table:style-name="ce520" office:value-type="float" office:value="6" calcext:value-type="float">
            <text:p>6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3" calcext:value-type="date">
            <text:p>9/13/2016</text:p>
          </table:table-cell>
          <table:table-cell table:style-name="ce519" office:value-type="string" calcext:value-type="string">
            <text:p>HW 1.6: 2, 4, 6, 12, 16, 20, 26, 32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25:.AMJ25];&quot;&lt;&gt;0&quot;)" office:value-type="float" office:value="4.01785714285714" calcext:value-type="float">
            <text:p>4.01785714285714</text:p>
          </table:table-cell>
          <table:table-cell table:style-name="ce520" table:number-matrix-columns-spanned="1" table:number-matrix-rows-spanned="1" table:formula="of:=STDEV(IF([.F25:.AMJ25]&lt;&gt;0;[.F25:.AMJ25]))" office:value-type="float" office:value="2.19068645471166" calcext:value-type="float">
            <text:p>2.19068645471166</text:p>
          </table:table-cell>
          <table:table-cell table:number-columns-repeated="2" table:style-name="ce536" office:value-type="string" calcext:value-type="string">
            <text:p>late</text:p>
          </table:table-cell>
          <table:table-cell table:style-name="ce536" office:value-type="float" office:value="0" calcext:value-type="float">
            <text:p>0</text:p>
          </table:table-cell>
          <table:table-cell table:style-name="ce536" table:formula="of:=3/16*10" office:value-type="float" office:value="1.875" calcext:value-type="float">
            <text:p>1.875</text:p>
          </table:table-cell>
          <table:table-cell table:style-name="ce536" table:formula="of:=8/16*10" office:value-type="float" office:value="5" calcext:value-type="float">
            <text:p>5</text:p>
          </table:table-cell>
          <table:table-cell table:style-name="ce520" table:formula="of:=12/16*10" office:value-type="float" office:value="7.5" calcext:value-type="float">
            <text:p>7.5</text:p>
          </table:table-cell>
          <table:table-cell table:number-columns-repeated="2" table:style-name="ce567" office:value-type="string" calcext:value-type="string">
            <text:p>late</text:p>
          </table:table-cell>
          <table:table-cell table:style-name="ce567" office:value-type="float" office:value="0" calcext:value-type="float">
            <text:p>0</text:p>
          </table:table-cell>
          <table:table-cell table:style-name="ce567" table:formula="of:=3/16*10" office:value-type="float" office:value="1.875" calcext:value-type="float">
            <text:p>1.875</text:p>
          </table:table-cell>
          <table:table-cell table:style-name="ce567" table:formula="of:=8/16*10" office:value-type="float" office:value="5" calcext:value-type="float">
            <text:p>5</text:p>
          </table:table-cell>
          <table:table-cell table:style-name="ce520" office:value-type="string" calcext:value-type="string">
            <text:p>late</text:p>
          </table:table-cell>
          <table:table-cell table:style-name="ce520" office:value-type="float" office:value="0" calcext:value-type="float">
            <text:p>0</text:p>
          </table:table-cell>
          <table:table-cell table:style-name="ce520" table:formula="of:=3/16*10" office:value-type="float" office:value="1.875" calcext:value-type="float">
            <text:p>1.875</text:p>
          </table:table-cell>
          <table:table-cell table:style-name="ce520" table:formula="of:=8/16*1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6" calcext:value-type="date">
            <text:p>9/16/2016</text:p>
          </table:table-cell>
          <table:table-cell table:style-name="ce519" office:value-type="string" calcext:value-type="string">
            <text:p>Test 1 EC: p. 67 #14, 18, 40, 46, 48, 52, 54, 58, 86, 92</text:p>
          </table:table-cell>
          <table:table-cell table:style-name="ce520" office:value-type="float" office:value="0" calcext:value-type="float">
            <text:p>0</text:p>
          </table:table-cell>
          <table:table-cell table:style-name="ce520" table:formula="of:=AVERAGEIF([.F26:.AMJ26];&quot;&lt;&gt;0&quot;)" office:value-type="float" office:value="3.27777777777778" calcext:value-type="float">
            <text:p>3.27777777777778</text:p>
          </table:table-cell>
          <table:table-cell table:style-name="ce520" table:number-matrix-columns-spanned="1" table:number-matrix-rows-spanned="1" table:formula="of:=STDEV(IF([.F26:.AMJ26]&lt;&gt;0;[.F26:.AMJ26]))" office:value-type="float" office:value="0.263523138347365" calcext:value-type="float">
            <text:p>0.263523138347365</text:p>
          </table:table-cell>
          <table:table-cell table:style-name="ce536" table:formula="of:=7/20*10" office:value-type="float" office:value="3.5" calcext:value-type="float">
            <text:p>3.5</text:p>
          </table:table-cell>
          <table:table-cell table:style-name="ce536"/>
          <table:table-cell table:style-name="ce536" table:formula="of:=7/20*10" office:value-type="float" office:value="3.5" calcext:value-type="float">
            <text:p>3.5</text:p>
          </table:table-cell>
          <table:table-cell table:style-name="ce536"/>
          <table:table-cell table:style-name="ce536" table:formula="of:=6/20*10" office:value-type="float" office:value="3" calcext:value-type="float">
            <text:p>3</text:p>
          </table:table-cell>
          <table:table-cell table:style-name="ce520" table:formula="of:=6/20*10" office:value-type="float" office:value="3" calcext:value-type="float">
            <text:p>3</text:p>
          </table:table-cell>
          <table:table-cell table:style-name="ce567" table:formula="of:=7/20*10" office:value-type="float" office:value="3.5" calcext:value-type="float">
            <text:p>3.5</text:p>
          </table:table-cell>
          <table:table-cell table:style-name="ce567"/>
          <table:table-cell table:style-name="ce567" table:formula="of:=7/20*10" office:value-type="float" office:value="3.5" calcext:value-type="float">
            <text:p>3.5</text:p>
          </table:table-cell>
          <table:table-cell table:style-name="ce567"/>
          <table:table-cell table:style-name="ce567" table:formula="of:=6/20*10" office:value-type="float" office:value="3" calcext:value-type="float">
            <text:p>3</text:p>
          </table:table-cell>
          <table:table-cell table:style-name="ce520"/>
          <table:table-cell table:style-name="ce520" table:formula="of:=7/20*10" office:value-type="float" office:value="3.5" calcext:value-type="float">
            <text:p>3.5</text:p>
          </table:table-cell>
          <table:table-cell table:style-name="ce520"/>
          <table:table-cell table:style-name="ce520" table:formula="of:=6/20*10" office:value-type="float" office:value="3" calcext:value-type="float">
            <text:p>3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3">
          <table:table-cell table:style-name="ce518" office:value-type="date" office:date-value="2016-09-26" calcext:value-type="date">
            <text:p>9/26/2016</text:p>
          </table:table-cell>
          <table:table-cell table:style-name="ce519" office:value-type="string" calcext:value-type="string">
            <text:p>HW 2.2: 2, 4, 6, 14, 16, 18, 26, 28, 30, 32, 42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27:.AMJ27];&quot;&lt;&gt;0&quot;)" office:value-type="float" office:value="6.09090909090909" calcext:value-type="float">
            <text:p>6.09090909090909</text:p>
          </table:table-cell>
          <table:table-cell table:style-name="ce520" table:number-matrix-columns-spanned="1" table:number-matrix-rows-spanned="1" table:formula="of:=STDEV(IF([.F27:.AMJ27]&lt;&gt;0;[.F27:.AMJ27]))" office:value-type="float" office:value="2.37931860514589" calcext:value-type="float">
            <text:p>2.37931860514589</text:p>
          </table:table-cell>
          <table:table-cell table:style-name="ce537" table:formula="of:=17/22*10" office:value-type="float" office:value="7.72727272727273" calcext:value-type="float">
            <text:p>7.72727272727273</text:p>
          </table:table-cell>
          <table:table-cell table:style-name="ce537" table:formula="of:=19/22*10" office:value-type="float" office:value="8.63636363636364" calcext:value-type="float">
            <text:p>8.63636363636364</text:p>
          </table:table-cell>
          <table:table-cell table:style-name="ce537" table:formula="of:=9/22*10" office:value-type="float" office:value="4.09090909090909" calcext:value-type="float">
            <text:p>4.09090909090909</text:p>
          </table:table-cell>
          <table:table-cell table:style-name="ce537" table:formula="of:=6/22*10" office:value-type="float" office:value="2.72727272727273" calcext:value-type="float">
            <text:p>2.72727272727273</text:p>
          </table:table-cell>
          <table:table-cell table:style-name="ce520" table:formula="of:=9/22*10" office:value-type="float" office:value="4.09090909090909" calcext:value-type="float">
            <text:p>4.09090909090909</text:p>
          </table:table-cell>
          <table:table-cell table:style-name="ce561" table:formula="of:=17/22*10" office:value-type="float" office:value="7.72727272727273" calcext:value-type="float">
            <text:p>7.72727272727273</text:p>
          </table:table-cell>
          <table:table-cell table:style-name="ce561" table:formula="of:=19/22*10" office:value-type="float" office:value="8.63636363636364" calcext:value-type="float">
            <text:p>8.63636363636364</text:p>
          </table:table-cell>
          <table:table-cell table:style-name="ce561" table:formula="of:=9/22*10" office:value-type="float" office:value="4.09090909090909" calcext:value-type="float">
            <text:p>4.09090909090909</text:p>
          </table:table-cell>
          <table:table-cell table:style-name="ce561" table:formula="of:=6/22*10" office:value-type="float" office:value="2.72727272727273" calcext:value-type="float">
            <text:p>2.72727272727273</text:p>
          </table:table-cell>
          <table:table-cell table:style-name="ce583" table:formula="of:=17/22*10" office:value-type="float" office:value="7.72727272727273" calcext:value-type="float">
            <text:p>7.72727272727273</text:p>
          </table:table-cell>
          <table:table-cell table:style-name="ce583" table:formula="of:=19/22*10" office:value-type="float" office:value="8.63636363636364" calcext:value-type="float">
            <text:p>8.63636363636364</text:p>
          </table:table-cell>
          <table:table-cell table:style-name="ce583" table:formula="of:=9/22*10" office:value-type="float" office:value="4.09090909090909" calcext:value-type="float">
            <text:p>4.09090909090909</text:p>
          </table:table-cell>
          <table:table-cell table:style-name="ce599" table:formula="of:=17/22*10" office:value-type="float" office:value="7.72727272727273" calcext:value-type="float">
            <text:p>7.72727272727273</text:p>
          </table:table-cell>
          <table:table-cell table:style-name="ce599" table:formula="of:=19/22*10" office:value-type="float" office:value="8.63636363636364" calcext:value-type="float">
            <text:p>8.63636363636364</text:p>
          </table:table-cell>
          <table:table-cell table:style-name="ce599" table:formula="of:=9/22*10" office:value-type="float" office:value="4.09090909090909" calcext:value-type="float">
            <text:p>4.09090909090909</text:p>
          </table:table-cell>
          <table:table-cell table:style-name="ce599"/>
          <table:table-cell table:style-name="ce520" table:number-columns-repeated="14"/>
          <table:table-cell table:style-name="ce625" table:number-columns-repeated="989"/>
        </table:table-row>
        <table:table-row table:style-name="ro13">
          <table:table-cell table:style-name="ce518" office:value-type="date" office:date-value="2016-09-29" calcext:value-type="date">
            <text:p>9/29/2016</text:p>
          </table:table-cell>
          <table:table-cell table:style-name="ce519" office:value-type="string" calcext:value-type="string">
            <text:p>HW 2.4a: 2, 4, 6, 10, 12, 14</text:p>
          </table:table-cell>
          <table:table-cell table:style-name="ce520" office:value-type="float" office:value="10" calcext:value-type="float">
            <text:p>10</text:p>
          </table:table-cell>
          <table:table-cell table:style-name="ce520" table:formula="of:=AVERAGEIF([.F28:.AMJ28];&quot;&lt;&gt;0&quot;)" office:value-type="float" office:value="5.94444444444444" calcext:value-type="float">
            <text:p>5.94444444444444</text:p>
          </table:table-cell>
          <table:table-cell table:style-name="ce520" table:number-matrix-columns-spanned="1" table:number-matrix-rows-spanned="1" table:formula="of:=STDEV(IF([.F28:.AMJ28]&lt;&gt;0;[.F28:.AMJ28]))" office:value-type="float" office:value="1.8598372802465" calcext:value-type="float">
            <text:p>1.8598372802465</text:p>
          </table:table-cell>
          <table:table-cell table:style-name="ce537" table:formula="of:=4/12*10" office:value-type="float" office:value="3.33333333333333" calcext:value-type="float">
            <text:p>3.33333333333333</text:p>
          </table:table-cell>
          <table:table-cell table:style-name="ce537" table:formula="of:=9/12*10" office:value-type="float" office:value="7.5" calcext:value-type="float">
            <text:p>7.5</text:p>
          </table:table-cell>
          <table:table-cell table:style-name="ce537" table:formula="of:=(9-2)/12*10" office:value-type="float" office:value="5.83333333333333" calcext:value-type="float">
            <text:p>5.83333333333333</text:p>
          </table:table-cell>
          <table:table-cell table:style-name="ce537" table:formula="of:=10/12*10" office:value-type="float" office:value="8.33333333333333" calcext:value-type="float">
            <text:p>8.33333333333333</text:p>
          </table:table-cell>
          <table:table-cell table:style-name="ce520" table:formula="of:=(9-2)/12*10" office:value-type="float" office:value="5.83333333333333" calcext:value-type="float">
            <text:p>5.83333333333333</text:p>
          </table:table-cell>
          <table:table-cell table:style-name="ce561" table:formula="of:=4/12*10" office:value-type="float" office:value="3.33333333333333" calcext:value-type="float">
            <text:p>3.33333333333333</text:p>
          </table:table-cell>
          <table:table-cell table:style-name="ce561" table:formula="of:=9/12*10" office:value-type="float" office:value="7.5" calcext:value-type="float">
            <text:p>7.5</text:p>
          </table:table-cell>
          <table:table-cell table:style-name="ce561" table:formula="of:=(9-2)/12*10" office:value-type="float" office:value="5.83333333333333" calcext:value-type="float">
            <text:p>5.83333333333333</text:p>
          </table:table-cell>
          <table:table-cell table:style-name="ce561" table:formula="of:=10/12*10" office:value-type="float" office:value="8.33333333333333" calcext:value-type="float">
            <text:p>8.33333333333333</text:p>
          </table:table-cell>
          <table:table-cell table:style-name="ce583" table:formula="of:=4/12*10" office:value-type="float" office:value="3.33333333333333" calcext:value-type="float">
            <text:p>3.33333333333333</text:p>
          </table:table-cell>
          <table:table-cell table:style-name="ce583" table:formula="of:=9/12*10" office:value-type="float" office:value="7.5" calcext:value-type="float">
            <text:p>7.5</text:p>
          </table:table-cell>
          <table:table-cell table:style-name="ce583" table:formula="of:=(9-2)/12*10" office:value-type="float" office:value="5.83333333333333" calcext:value-type="float">
            <text:p>5.83333333333333</text:p>
          </table:table-cell>
          <table:table-cell table:style-name="ce599" table:formula="of:=4/12*10" office:value-type="float" office:value="3.33333333333333" calcext:value-type="float">
            <text:p>3.33333333333333</text:p>
          </table:table-cell>
          <table:table-cell table:style-name="ce599" table:formula="of:=9/12*10" office:value-type="float" office:value="7.5" calcext:value-type="float">
            <text:p>7.5</text:p>
          </table:table-cell>
          <table:table-cell table:style-name="ce599" table:formula="of:=(9-2)/12*10" office:value-type="float" office:value="5.83333333333333" calcext:value-type="float">
            <text:p>5.83333333333333</text:p>
          </table:table-cell>
          <table:table-cell table:style-name="ce599"/>
          <table:table-cell table:style-name="ce520" table:number-columns-repeated="14"/>
          <table:table-cell table:style-name="ce625" table:number-columns-repeated="989"/>
        </table:table-row>
        <table:table-row table:style-name="ro13">
          <table:table-cell table:style-name="ce518" office:value-type="date" office:date-value="2016-10-06" calcext:value-type="date">
            <text:p>10/6/2016</text:p>
          </table:table-cell>
          <table:table-cell table:style-name="ce519" office:value-type="string" calcext:value-type="string">
            <text:p>HW 2.4b: 30, 32, 36, 58, 60, 62</text:p>
          </table:table-cell>
          <table:table-cell table:style-name="ce520" office:value-type="float" office:value="10" calcext:value-type="float">
            <text:p>10</text:p>
          </table:table-cell>
          <table:table-cell table:style-name="ce525" table:formula="of:=AVERAGEIF([.F29:.AMJ29];&quot;&lt;&gt;0&quot;)" office:value-type="float" office:value="8.88888888888889" calcext:value-type="float">
            <text:p>8.88888888888889</text:p>
          </table:table-cell>
          <table:table-cell table:style-name="ce525" table:number-matrix-columns-spanned="1" table:number-matrix-rows-spanned="1" table:formula="of:=STDEV(IF([.F29:.AMJ29]&lt;&gt;0;[.F29:.AMJ29]))" office:value-type="float" office:value="1.90724045090443" calcext:value-type="float">
            <text:p>1.90724045090443</text:p>
          </table:table-cell>
          <table:table-cell table:style-name="ce537" table:formula="of:=12/12*10" office:value-type="float" office:value="10" calcext:value-type="float">
            <text:p>10</text:p>
          </table:table-cell>
          <table:table-cell table:style-name="ce537" table:formula="of:=7/12*10" office:value-type="float" office:value="5.83333333333333" calcext:value-type="float">
            <text:p>5.83333333333333</text:p>
          </table:table-cell>
          <table:table-cell table:style-name="ce537" table:formula="of:=12/12*10" office:value-type="float" office:value="10" calcext:value-type="float">
            <text:p>10</text:p>
          </table:table-cell>
          <table:table-cell table:style-name="ce537" table:formula="of:=12/12*10" office:value-type="float" office:value="10" calcext:value-type="float">
            <text:p>10</text:p>
          </table:table-cell>
          <table:table-cell table:style-name="ce520" table:formula="of:=12/12*10" office:value-type="float" office:value="10" calcext:value-type="float">
            <text:p>10</text:p>
          </table:table-cell>
          <table:table-cell table:style-name="ce561" table:formula="of:=12/12*10" office:value-type="float" office:value="10" calcext:value-type="float">
            <text:p>10</text:p>
          </table:table-cell>
          <table:table-cell table:style-name="ce561" table:formula="of:=7/12*10" office:value-type="float" office:value="5.83333333333333" calcext:value-type="float">
            <text:p>5.83333333333333</text:p>
          </table:table-cell>
          <table:table-cell table:style-name="ce561" table:formula="of:=12/12*10" office:value-type="float" office:value="10" calcext:value-type="float">
            <text:p>10</text:p>
          </table:table-cell>
          <table:table-cell table:style-name="ce561" table:formula="of:=12/12*10" office:value-type="float" office:value="10" calcext:value-type="float">
            <text:p>10</text:p>
          </table:table-cell>
          <table:table-cell table:style-name="ce583" table:formula="of:=12/12*10" office:value-type="float" office:value="10" calcext:value-type="float">
            <text:p>10</text:p>
          </table:table-cell>
          <table:table-cell table:style-name="ce583" table:formula="of:=7/12*10" office:value-type="float" office:value="5.83333333333333" calcext:value-type="float">
            <text:p>5.83333333333333</text:p>
          </table:table-cell>
          <table:table-cell table:style-name="ce583" table:formula="of:=12/12*10" office:value-type="float" office:value="10" calcext:value-type="float">
            <text:p>10</text:p>
          </table:table-cell>
          <table:table-cell table:style-name="ce599" table:formula="of:=12/12*10" office:value-type="float" office:value="10" calcext:value-type="float">
            <text:p>10</text:p>
          </table:table-cell>
          <table:table-cell table:style-name="ce599" table:formula="of:=7/12*10" office:value-type="float" office:value="5.83333333333333" calcext:value-type="float">
            <text:p>5.83333333333333</text:p>
          </table:table-cell>
          <table:table-cell table:style-name="ce599" table:formula="of:=12/12*10" office:value-type="float" office:value="10" calcext:value-type="float">
            <text:p>10</text:p>
          </table:table-cell>
          <table:table-cell table:style-name="ce599"/>
          <table:table-cell table:style-name="ce520" table:number-columns-repeated="14"/>
          <table:table-cell table:style-name="ce625" table:number-columns-repeated="989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2"/>
          <table:table-cell table:style-name="ce680" table:number-columns-repeated="989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4" calcext:value-type="float">
            <text:p>0.4</text:p>
          </table:table-cell>
          <table:table-cell table:style-name="ce692" table:number-columns-repeated="2"/>
          <table:table-cell table:style-name="ce667" table:number-columns-repeated="30"/>
          <table:table-cell table:style-name="ce680"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68" table:formula="of:=SUM([.C18:.C30])" office:value-type="float" office:value="106" calcext:value-type="float">
            <text:p>106</text:p>
          </table:table-cell>
          <table:table-cell table:style-name="ce668" table:number-columns-repeated="2"/>
          <table:table-cell table:style-name="ce668" table:formula="of:=SUM([.F18:.F30])" office:value-type="float" office:value="81.7050505050505" calcext:value-type="float">
            <text:p>81.7050505050505</text:p>
          </table:table-cell>
          <table:table-cell table:style-name="ce668" table:formula="of:=SUM([.G18:.G30])" office:value-type="float" office:value="59.1113636363636" calcext:value-type="float">
            <text:p>59.1113636363636</text:p>
          </table:table-cell>
          <table:table-cell table:style-name="ce668" table:formula="of:=SUM([.H18:.H30])" office:value-type="float" office:value="60.6909090909091" calcext:value-type="float">
            <text:p>60.6909090909091</text:p>
          </table:table-cell>
          <table:table-cell table:style-name="ce668" table:formula="of:=SUM([.I18:.I30])" office:value-type="float" office:value="78.024494949495" calcext:value-type="float">
            <text:p>78.024494949495</text:p>
          </table:table-cell>
          <table:table-cell table:style-name="ce668" table:formula="of:=SUM([.J18:.J30])" office:value-type="float" office:value="76.7131313131313" calcext:value-type="float">
            <text:p>76.7131313131313</text:p>
          </table:table-cell>
          <table:table-cell table:style-name="ce668" table:formula="of:=SUM([.K18:.K30])" office:value-type="float" office:value="87.0383838383838" calcext:value-type="float">
            <text:p>87.0383838383838</text:p>
          </table:table-cell>
          <table:table-cell table:style-name="ce668" table:formula="of:=SUM([.L18:.L30])" office:value-type="float" office:value="62.7641414141414" calcext:value-type="float">
            <text:p>62.7641414141414</text:p>
          </table:table-cell>
          <table:table-cell table:style-name="ce668" table:formula="of:=SUM([.M18:.M30])" office:value-type="float" office:value="60.1353535353535" calcext:value-type="float">
            <text:p>60.1353535353535</text:p>
          </table:table-cell>
          <table:table-cell table:style-name="ce668" table:formula="of:=SUM([.N18:.N30])" office:value-type="float" office:value="72.8717171717172" calcext:value-type="float">
            <text:p>72.8717171717172</text:p>
          </table:table-cell>
          <table:table-cell table:style-name="ce668" table:formula="of:=SUM([.O18:.O30])" office:value-type="float" office:value="63.6689393939394" calcext:value-type="float">
            <text:p>63.6689393939394</text:p>
          </table:table-cell>
          <table:table-cell table:style-name="ce668" table:formula="of:=SUM([.P18:.P30])" office:value-type="float" office:value="50.469696969697" calcext:value-type="float">
            <text:p>50.469696969697</text:p>
          </table:table-cell>
          <table:table-cell table:style-name="ce668" table:formula="of:=SUM([.Q18:.Q30])" office:value-type="float" office:value="52.5520202020202" calcext:value-type="float">
            <text:p>52.5520202020202</text:p>
          </table:table-cell>
          <table:table-cell table:style-name="ce668" table:formula="of:=SUM([.R18:.R30])" office:value-type="float" office:value="61.2717171717172" calcext:value-type="float">
            <text:p>61.2717171717172</text:p>
          </table:table-cell>
          <table:table-cell table:style-name="ce668" table:formula="of:=SUM([.S18:.S30])" office:value-type="float" office:value="68.9335858585859" calcext:value-type="float">
            <text:p>68.9335858585859</text:p>
          </table:table-cell>
          <table:table-cell table:style-name="ce668" table:formula="of:=SUM([.T18:.T30])" office:value-type="float" office:value="74.2131313131313" calcext:value-type="float">
            <text:p>74.2131313131313</text:p>
          </table:table-cell>
          <table:table-cell table:style-name="ce668" table:formula="of:=SUM([.U18:.U30])" office:value-type="float" office:value="0" calcext:value-type="float">
            <text:p>0</text:p>
          </table:table-cell>
          <table:table-cell table:style-name="ce668" table:formula="of:=SUM([.V18:.V30])" office:value-type="float" office:value="0" calcext:value-type="float">
            <text:p>0</text:p>
          </table:table-cell>
          <table:table-cell table:style-name="ce668" table:formula="of:=SUM([.W18:.W30])" office:value-type="float" office:value="0" calcext:value-type="float">
            <text:p>0</text:p>
          </table:table-cell>
          <table:table-cell table:style-name="ce668" table:formula="of:=SUM([.X18:.X30])" office:value-type="float" office:value="0" calcext:value-type="float">
            <text:p>0</text:p>
          </table:table-cell>
          <table:table-cell table:style-name="ce668" table:formula="of:=SUM([.Y18:.Y30])" office:value-type="float" office:value="0" calcext:value-type="float">
            <text:p>0</text:p>
          </table:table-cell>
          <table:table-cell table:style-name="ce668" table:formula="of:=SUM([.Z18:.Z30])" office:value-type="float" office:value="0" calcext:value-type="float">
            <text:p>0</text:p>
          </table:table-cell>
          <table:table-cell table:style-name="ce668" table:formula="of:=SUM([.AA18:.AA30])" office:value-type="float" office:value="0" calcext:value-type="float">
            <text:p>0</text:p>
          </table:table-cell>
          <table:table-cell table:style-name="ce668" table:formula="of:=SUM([.AB18:.AB30])" office:value-type="float" office:value="0" calcext:value-type="float">
            <text:p>0</text:p>
          </table:table-cell>
          <table:table-cell table:style-name="ce668" table:formula="of:=SUM([.AC18:.AC30])" office:value-type="float" office:value="0" calcext:value-type="float">
            <text:p>0</text:p>
          </table:table-cell>
          <table:table-cell table:style-name="ce668" table:formula="of:=SUM([.AD18:.AD30])" office:value-type="float" office:value="0" calcext:value-type="float">
            <text:p>0</text:p>
          </table:table-cell>
          <table:table-cell table:style-name="ce668" table:formula="of:=SUM([.AE18:.AE30])" office:value-type="float" office:value="0" calcext:value-type="float">
            <text:p>0</text:p>
          </table:table-cell>
          <table:table-cell table:style-name="ce668" table:formula="of:=SUM([.AF18:.AF30])" office:value-type="float" office:value="0" calcext:value-type="float">
            <text:p>0</text:p>
          </table:table-cell>
          <table:table-cell table:style-name="ce668" table:formula="of:=SUM([.AG18:.AG30])" office:value-type="float" office:value="0" calcext:value-type="float">
            <text:p>0</text:p>
          </table:table-cell>
          <table:table-cell table:style-name="ce668" table:formula="of:=SUM([.AH18:.AH30])" office:value-type="float" office:value="0" calcext:value-type="float">
            <text:p>0</text:p>
          </table:table-cell>
          <table:table-cell table:style-name="ce668" table:formula="of:=SUM([.AI18:.AI30])"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0" table:style-name="ce668" office:value-type="float" office:value="0" calcext:value-type="float">
            <text:p>0</text:p>
          </table:table-cell>
          <table:table-cell table:number-columns-repeated="989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32]/([.$C$32]-[.C33])" office:value-type="percentage" office:value="1" calcext:value-type="percentage">
            <text:p>100%</text:p>
          </table:table-cell>
          <table:table-cell table:style-name="ce526" table:formula="of:=AVERAGEIF([.F34:.AMJ34];&quot;&lt;&gt;0&quot;)" office:value-type="percentage" office:value="0.635323041738136" calcext:value-type="percentage">
            <text:p>63.53%</text:p>
          </table:table-cell>
          <table:table-cell table:style-name="ce669"/>
          <table:table-cell table:style-name="ce535" table:formula="of:=[.F32]/([.$C$32]-[.F33])" office:value-type="percentage" office:value="0.770802363255193" calcext:value-type="percentage">
            <text:p>77%</text:p>
          </table:table-cell>
          <table:table-cell table:style-name="ce535" table:formula="of:=[.G32]/([.$C$32]-[.G33])" office:value-type="percentage" office:value="0.557654373927959" calcext:value-type="percentage">
            <text:p>56%</text:p>
          </table:table-cell>
          <table:table-cell table:style-name="ce535" table:formula="of:=[.H32]/([.$C$32]-[.H33])" office:value-type="percentage" office:value="0.572555746140652" calcext:value-type="percentage">
            <text:p>57%</text:p>
          </table:table-cell>
          <table:table-cell table:style-name="ce535" table:formula="of:=[.I32]/([.$C$32]-[.I33])" office:value-type="percentage" office:value="0.736080141032971" calcext:value-type="percentage">
            <text:p>74%</text:p>
          </table:table-cell>
          <table:table-cell table:style-name="ce535" table:formula="of:=[.J32]/([.$C$32]-[.J33])" office:value-type="percentage" office:value="0.723708785972937" calcext:value-type="percentage">
            <text:p>72%</text:p>
          </table:table-cell>
          <table:table-cell table:style-name="ce535" table:formula="of:=[.K32]/([.$C$32]-[.K33])" office:value-type="percentage" office:value="0.821116828663998" calcext:value-type="percentage">
            <text:p>82%</text:p>
          </table:table-cell>
          <table:table-cell table:style-name="ce535" table:formula="of:=[.L32]/([.$C$32]-[.L33])" office:value-type="percentage" office:value="0.592114541642844" calcext:value-type="percentage">
            <text:p>59%</text:p>
          </table:table-cell>
          <table:table-cell table:style-name="ce535" table:formula="of:=[.M32]/([.$C$32]-[.M33])" office:value-type="percentage" office:value="0.567314655993901" calcext:value-type="percentage">
            <text:p>57%</text:p>
          </table:table-cell>
          <table:table-cell table:style-name="ce535" table:formula="of:=[.N32]/([.$C$32]-[.N33])" office:value-type="percentage" office:value="0.68746902992186" calcext:value-type="percentage">
            <text:p>69%</text:p>
          </table:table-cell>
          <table:table-cell table:style-name="ce535" table:formula="of:=[.O32]/([.$C$32]-[.O33])" office:value-type="percentage" office:value="0.600650371640938" calcext:value-type="percentage">
            <text:p>60%</text:p>
          </table:table-cell>
          <table:table-cell table:style-name="ce535" table:formula="of:=[.P32]/([.$C$32]-[.P33])" office:value-type="percentage" office:value="0.476129216695254" calcext:value-type="percentage">
            <text:p>48%</text:p>
          </table:table-cell>
          <table:table-cell table:style-name="ce535" table:formula="of:=[.Q32]/([.$C$32]-[.Q33])" office:value-type="percentage" office:value="0.495773775490757" calcext:value-type="percentage">
            <text:p>50%</text:p>
          </table:table-cell>
          <table:table-cell table:style-name="ce535" table:formula="of:=[.R32]/([.$C$32]-[.R33])" office:value-type="percentage" office:value="0.578035067657709" calcext:value-type="percentage">
            <text:p>58%</text:p>
          </table:table-cell>
          <table:table-cell table:style-name="ce535" table:formula="of:=[.S32]/([.$C$32]-[.S33])" office:value-type="percentage" office:value="0.650316847722508" calcext:value-type="percentage">
            <text:p>65%</text:p>
          </table:table-cell>
          <table:table-cell table:style-name="ce535" table:formula="of:=[.T32]/([.$C$32]-[.T33])" office:value-type="percentage" office:value="0.70012388031256" calcext:value-type="percentage">
            <text:p>70%</text:p>
          </table:table-cell>
          <table:table-cell table:style-name="ce535" table:formula="of:=[.U32]/([.$C$32]-[.U33])" office:value-type="percentage" office:value="0" calcext:value-type="percentage">
            <text:p>0%</text:p>
          </table:table-cell>
          <table:table-cell table:style-name="ce535" table:formula="of:=[.V32]/([.$C$32]-[.V33])" office:value-type="percentage" office:value="0" calcext:value-type="percentage">
            <text:p>0%</text:p>
          </table:table-cell>
          <table:table-cell table:style-name="ce535" table:formula="of:=[.W32]/([.$C$32]-[.W33])" office:value-type="percentage" office:value="0" calcext:value-type="percentage">
            <text:p>0%</text:p>
          </table:table-cell>
          <table:table-cell table:style-name="ce535" table:formula="of:=[.X32]/([.$C$32]-[.X33])" office:value-type="percentage" office:value="0" calcext:value-type="percentage">
            <text:p>0%</text:p>
          </table:table-cell>
          <table:table-cell table:style-name="ce535" table:formula="of:=[.Y32]/([.$C$32]-[.Y33])" office:value-type="percentage" office:value="0" calcext:value-type="percentage">
            <text:p>0%</text:p>
          </table:table-cell>
          <table:table-cell table:style-name="ce535" table:formula="of:=[.Z32]/([.$C$32]-[.Z33])" office:value-type="percentage" office:value="0" calcext:value-type="percentage">
            <text:p>0%</text:p>
          </table:table-cell>
          <table:table-cell table:style-name="ce535" table:formula="of:=[.AA32]/([.$C$32]-[.AA33])" office:value-type="percentage" office:value="0" calcext:value-type="percentage">
            <text:p>0%</text:p>
          </table:table-cell>
          <table:table-cell table:style-name="ce535" table:formula="of:=[.AB32]/([.$C$32]-[.AB33])" office:value-type="percentage" office:value="0" calcext:value-type="percentage">
            <text:p>0%</text:p>
          </table:table-cell>
          <table:table-cell table:style-name="ce535" table:formula="of:=[.AC32]/([.$C$32]-[.AC33])" office:value-type="percentage" office:value="0" calcext:value-type="percentage">
            <text:p>0%</text:p>
          </table:table-cell>
          <table:table-cell table:style-name="ce535" table:formula="of:=[.AD32]/([.$C$32]-[.AD33])" office:value-type="percentage" office:value="0" calcext:value-type="percentage">
            <text:p>0%</text:p>
          </table:table-cell>
          <table:table-cell table:style-name="ce535" table:formula="of:=[.AE32]/([.$C$32]-[.AE33])" office:value-type="percentage" office:value="0" calcext:value-type="percentage">
            <text:p>0%</text:p>
          </table:table-cell>
          <table:table-cell table:style-name="ce535" table:formula="of:=[.AF32]/([.$C$32]-[.AF33])" office:value-type="percentage" office:value="0" calcext:value-type="percentage">
            <text:p>0%</text:p>
          </table:table-cell>
          <table:table-cell table:style-name="ce535" table:formula="of:=[.AG32]/([.$C$32]-[.AG33])" office:value-type="percentage" office:value="0" calcext:value-type="percentage">
            <text:p>0%</text:p>
          </table:table-cell>
          <table:table-cell table:style-name="ce535" table:formula="of:=[.AH32]/([.$C$32]-[.AH33])" office:value-type="percentage" office:value="0" calcext:value-type="percentage">
            <text:p>0%</text:p>
          </table:table-cell>
          <table:table-cell table:style-name="ce535" table:formula="of:=[.AI32]/([.$C$32]-[.AI33])" office:value-type="percentage" office:value="0" calcext:value-type="percentage">
            <text:p>0%</text:p>
          </table:table-cell>
          <table:table-cell table:style-name="ce669" table:number-columns-repeated="989"/>
        </table:table-row>
        <table:table-row table:style-name="ro11">
          <table:table-cell table:style-name="ce684"/>
          <table:table-cell table:style-name="ce656"/>
          <table:table-cell table:style-name="ce667" table:number-columns-repeated="33"/>
          <table:table-cell table:style-name="ce680" table:number-columns-repeated="989"/>
        </table:table-row>
        <table:table-row table:style-name="ro9">
          <table:table-cell table:style-name="Header"/>
          <table:table-cell table:style-name="Header" office:value-type="string" calcext:value-type="string">
            <text:p>Participation</text:p>
          </table:table-cell>
          <table:table-cell table:style-name="Header" table:number-columns-repeated="1022"/>
        </table:table-row>
        <table:table-row table:style-name="ro3">
          <table:table-cell table:style-name="ce518" office:value-type="date" office:date-value="2016-08-15" calcext:value-type="date">
            <text:p>8/15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37:.AMJ37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37:.AMJ37]&lt;&gt;0;[.F37:.AMJ37]))" office:value-type="float" office:value="0" calcext:value-type="float">
            <text:p>0</text:p>
          </table:table-cell>
          <table:table-cell table:number-columns-repeated="8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08-16" calcext:value-type="date">
            <text:p>8/16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38:.AMJ38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38:.AMJ38]&lt;&gt;0;[.F38:.AMJ38]))" office:value-type="float" office:value="0" calcext:value-type="float">
            <text:p>0</text:p>
          </table:table-cell>
          <table:table-cell table:number-columns-repeated="11" table:style-name="ce520" office:value-type="float" office:value="5" calcext:value-type="float">
            <text:p>5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08-17" calcext:value-type="date">
            <text:p>8/17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39:.AMJ39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39:.AMJ39]&lt;&gt;0;[.F39:.AMJ39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9" table:style-name="ce520" office:value-type="float" office:value="5" calcext:value-type="float">
            <text:p>5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18" calcext:value-type="date">
            <text:p>8/18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0:.AMJ40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0:.AMJ40]&lt;&gt;0;[.F40:.AMJ40]))" office:value-type="float" office:value="0" calcext:value-type="float">
            <text:p>0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19" calcext:value-type="date">
            <text:p>8/19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1:.AMJ41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1:.AMJ41]&lt;&gt;0;[.F41:.AMJ41]))" office:value-type="float" office:value="0" calcext:value-type="float">
            <text:p>0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number-columns-repeated="2" table:style-name="ce520" office:value-type="float" office:value="0" calcext:value-type="float">
            <text:p>0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22" calcext:value-type="date">
            <text:p>8/22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2:.AMJ42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2:.AMJ42]&lt;&gt;0;[.F42:.AMJ42]))" office:value-type="float" office:value="0" calcext:value-type="float">
            <text:p>0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23" calcext:value-type="date">
            <text:p>8/23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3:.AMJ43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3:.AMJ43]&lt;&gt;0;[.F43:.AMJ43]))" office:value-type="float" office:value="0" calcext:value-type="float">
            <text:p>0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24" calcext:value-type="date">
            <text:p>8/24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4:.AMJ44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4:.AMJ44]&lt;&gt;0;[.F44:.AMJ44]))" office:value-type="float" office:value="0" calcext:value-type="float">
            <text:p>0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25" calcext:value-type="date">
            <text:p>8/25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5:.AMJ45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5:.AMJ45]&lt;&gt;0;[.F45:.AMJ45]))" office:value-type="float" office:value="0" calcext:value-type="float">
            <text:p>0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26" calcext:value-type="date">
            <text:p>8/26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6:.AMJ46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6:.AMJ46]&lt;&gt;0;[.F46:.AMJ46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29" calcext:value-type="date">
            <text:p>8/29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7:.AMJ47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7:.AMJ47]&lt;&gt;0;[.F47:.AMJ47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8-30" calcext:value-type="date">
            <text:p>8/30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8:.AMJ48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8:.AMJ48]&lt;&gt;0;[.F48:.AMJ48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01" calcext:value-type="date">
            <text:p>9/1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49:.AMJ49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49:.AMJ49]&lt;&gt;0;[.F49:.AMJ49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02" calcext:value-type="date">
            <text:p>9/2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0:.AMJ50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0:.AMJ50]&lt;&gt;0;[.F50:.AMJ50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06" calcext:value-type="date">
            <text:p>9/6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1:.AMJ51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1:.AMJ51]&lt;&gt;0;[.F51:.AMJ51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4" table:style-name="ce520" office:value-type="float" office:value="5" calcext:value-type="float">
            <text:p>5</text:p>
          </table:table-cell>
          <table:table-cell table:style-name="ce568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604" office:value-type="float" office:value="5" calcext:value-type="float">
            <text:p>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08" calcext:value-type="date">
            <text:p>9/8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2:.AMJ52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2:.AMJ52]&lt;&gt;0;[.F52:.AMJ52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2" calcext:value-type="date">
            <text:p>9/12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3:.AMJ53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3:.AMJ53]&lt;&gt;0;[.F53:.AMJ53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13" calcext:value-type="date">
            <text:p>9/13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4:.AMJ54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4:.AMJ54]&lt;&gt;0;[.F54:.AMJ54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20" calcext:value-type="date">
            <text:p>9/20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5:.AMJ55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5:.AMJ55]&lt;&gt;0;[.F55:.AMJ55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21" calcext:value-type="date">
            <text:p>9/21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6:.AMJ56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6:.AMJ56]&lt;&gt;0;[.F56:.AMJ56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22" calcext:value-type="date">
            <text:p>9/22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7:.AMJ57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7:.AMJ57]&lt;&gt;0;[.F57:.AMJ57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42" office:value-type="float" office:value="5" calcext:value-type="float">
            <text:p>5</text:p>
          </table:table-cell>
          <table:table-cell table:number-columns-repeated="6" table:style-name="ce520" office:value-type="float" office:value="5" calcext:value-type="float">
            <text:p>5</text:p>
          </table:table-cell>
          <table:table-cell table:style-name="ce577" office:value-type="float" office:value="5" calcext:value-type="float">
            <text:p>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10">
          <table:table-cell table:style-name="ce518" office:value-type="date" office:date-value="2016-09-23" calcext:value-type="date">
            <text:p>9/23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8:.AMJ58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8:.AMJ58]&lt;&gt;0;[.F58:.AMJ58]))" office:value-type="float" office:value="0" calcext:value-type="float">
            <text:p>0</text:p>
          </table:table-cell>
          <table:table-cell table:number-columns-repeated="11" table:style-name="ce520" office:value-type="float" office:value="5" calcext:value-type="float">
            <text:p>5</text:p>
          </table:table-cell>
          <table:table-cell table:style-name="ce594" office:value-type="float" office:value="5" calcext:value-type="float">
            <text:p>5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09-27" calcext:value-type="date">
            <text:p>9/27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59:.AMJ59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59:.AMJ59]&lt;&gt;0;[.F59:.AMJ59]))" office:value-type="float" office:value="0" calcext:value-type="float">
            <text:p>0</text:p>
          </table:table-cell>
          <table:table-cell table:number-columns-repeated="12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09-28" calcext:value-type="date">
            <text:p>9/28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60:.AMJ60];&quot;&lt;&gt;0&quot;)" office:value-type="float" office:value="4.83333333333333" calcext:value-type="float">
            <text:p>4.83333333333333</text:p>
          </table:table-cell>
          <table:table-cell table:style-name="ce520" table:number-matrix-columns-spanned="1" table:number-matrix-rows-spanned="1" table:formula="of:=STDEV(IF([.F60:.AMJ60]&lt;&gt;0;[.F60:.AMJ60]))" office:value-type="float" office:value="0.645497224367903" calcext:value-type="float">
            <text:p>0.645497224367903</text:p>
          </table:table-cell>
          <table:table-cell table:number-columns-repeated="12" table:style-name="ce520" office:value-type="float" office:value="5" calcext:value-type="float">
            <text:p>5</text:p>
          </table:table-cell>
          <table:table-cell table:style-name="ce520" office:value-type="float" office:value="2.5" calcext:value-type="float">
            <text:p>2.5</text:p>
          </table:table-cell>
          <table:table-cell table:number-columns-repeated="2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09-30" calcext:value-type="date">
            <text:p>9/30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61:.AMJ61];&quot;&lt;&gt;0&quot;)" office:value-type="float" office:value="4.80769230769231" calcext:value-type="float">
            <text:p>4.80769230769231</text:p>
          </table:table-cell>
          <table:table-cell table:style-name="ce520" table:number-matrix-columns-spanned="1" table:number-matrix-rows-spanned="1" table:formula="of:=STDEV(IF([.F61:.AMJ61]&lt;&gt;0;[.F61:.AMJ61]))" office:value-type="float" office:value="0.693375245281536" calcext:value-type="float">
            <text:p>0.693375245281536</text:p>
          </table:table-cell>
          <table:table-cell table:number-columns-repeated="8"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style-name="ce520" office:value-type="float" office:value="2.5" calcext:value-type="float">
            <text:p>2.5</text:p>
          </table:table-cell>
          <table:table-cell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10-03" calcext:value-type="date">
            <text:p>10/3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formula="of:=AVERAGEIF([.F62:.AMJ62];&quot;&lt;&gt;0&quot;)" office:value-type="float" office:value="5" calcext:value-type="float">
            <text:p>5</text:p>
          </table:table-cell>
          <table:table-cell table:style-name="ce520" table:number-matrix-columns-spanned="1" table:number-matrix-rows-spanned="1" table:formula="of:=STDEV(IF([.F62:.AMJ62]&lt;&gt;0;[.F62:.AMJ62]))" office:value-type="float" office:value="0" calcext:value-type="float">
            <text:p>0</text:p>
          </table:table-cell>
          <table:table-cell table:number-columns-repeated="15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10-04" calcext:value-type="date">
            <text:p>10/4/2016</text:p>
          </table:table-cell>
          <table:table-cell table:style-name="ce519" office:value-type="string" calcext:value-type="string">
            <text:p>Bellwork (extra long)</text:p>
          </table:table-cell>
          <table:table-cell table:style-name="ce520" office:value-type="float" office:value="5" calcext:value-type="float">
            <text:p>5</text:p>
          </table:table-cell>
          <table:table-cell table:style-name="ce527" table:formula="of:=AVERAGEIF([.F63:.AMJ63];&quot;&lt;&gt;0&quot;)" office:value-type="float" office:value="5" calcext:value-type="float">
            <text:p>5</text:p>
          </table:table-cell>
          <table:table-cell table:style-name="ce527" table:number-matrix-columns-spanned="1" table:number-matrix-rows-spanned="1" table:formula="of:=STDEV(IF([.F63:.AMJ63]&lt;&gt;0;[.F63:.AMJ63]))" office:value-type="float" office:value="0" calcext:value-type="float">
            <text:p>0</text:p>
          </table:table-cell>
          <table:table-cell table:style-name="ce520" office:value-type="float" office:value="5" calcext:value-type="float">
            <text:p>5</text:p>
          </table:table-cell>
          <table:table-cell table:style-name="ce520" office:value-type="float" office:value="0" calcext:value-type="float">
            <text:p>0</text:p>
          </table:table-cell>
          <table:table-cell table:number-columns-repeated="13"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518" office:value-type="date" office:date-value="2016-10-06" calcext:value-type="date">
            <text:p>10/6/2016</text:p>
          </table:table-cell>
          <table:table-cell table:style-name="ce519" office:value-type="string" calcext:value-type="string">
            <text:p>Bellwork</text:p>
          </table:table-cell>
          <table:table-cell table:style-name="ce520" office:value-type="float" office:value="5" calcext:value-type="float">
            <text:p>5</text:p>
          </table:table-cell>
          <table:table-cell table:style-name="ce528" table:formula="of:=AVERAGEIF([.F64:.AMJ64];&quot;&lt;&gt;0&quot;)" office:value-type="float" office:value="4.83333333333333" calcext:value-type="float">
            <text:p>4.83333333333333</text:p>
          </table:table-cell>
          <table:table-cell table:style-name="ce528" table:number-matrix-columns-spanned="1" table:number-matrix-rows-spanned="1" table:formula="of:=STDEV(IF([.F64:.AMJ64]&lt;&gt;0;[.F64:.AMJ64]))" office:value-type="float" office:value="0.645497224367903" calcext:value-type="float">
            <text:p>0.645497224367903</text:p>
          </table:table-cell>
          <table:table-cell table:number-columns-repeated="13" table:style-name="ce520" office:value-type="float" office:value="5" calcext:value-type="float">
            <text:p>5</text:p>
          </table:table-cell>
          <table:table-cell table:style-name="ce520" office:value-type="float" office:value="2.5" calcext:value-type="float">
            <text:p>2.5</text:p>
          </table:table-cell>
          <table:table-cell table:style-name="ce520" office:value-type="float" office:value="5" calcext:value-type="float">
            <text:p>5</text:p>
          </table:table-cell>
          <table:table-cell table:style-name="ce520" table:number-columns-repeated="15"/>
          <table:table-cell table:style-name="ce625" table:number-columns-repeated="989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94" office:value-type="float" office:value="0" calcext:value-type="float">
            <text:p>0</text:p>
          </table:table-cell>
          <table:table-cell table:style-name="ce694" table:number-columns-repeated="32"/>
          <table:table-cell table:style-name="ce680" table:number-columns-repeated="989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1" calcext:value-type="float">
            <text:p>0.1</text:p>
          </table:table-cell>
          <table:table-cell table:style-name="ce692" table:number-columns-repeated="2"/>
          <table:table-cell table:style-name="ce667" table:number-columns-repeated="30"/>
          <table:table-cell table:style-name="ce680" table:number-columns-repeated="989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BTOTAL(109;[.C37:.C65])" office:value-type="float" office:value="140" calcext:value-type="float">
            <text:p>140</text:p>
          </table:table-cell>
          <table:table-cell table:style-name="ce693" table:number-columns-repeated="2"/>
          <table:table-cell table:style-name="ce693" table:formula="of:=SUBTOTAL(109;[.F37:.F65])" office:value-type="float" office:value="140" calcext:value-type="float">
            <text:p>140</text:p>
          </table:table-cell>
          <table:table-cell table:style-name="ce693" table:formula="of:=SUBTOTAL(109;[.G37:.G65])" office:value-type="float" office:value="130" calcext:value-type="float">
            <text:p>130</text:p>
          </table:table-cell>
          <table:table-cell table:style-name="ce693" table:formula="of:=SUBTOTAL(109;[.H37:.H65])" office:value-type="float" office:value="140" calcext:value-type="float">
            <text:p>140</text:p>
          </table:table-cell>
          <table:table-cell table:style-name="ce693" table:formula="of:=SUBTOTAL(109;[.I37:.I65])" office:value-type="float" office:value="140" calcext:value-type="float">
            <text:p>140</text:p>
          </table:table-cell>
          <table:table-cell table:style-name="ce693" table:formula="of:=SUBTOTAL(109;[.J37:.J65])" office:value-type="float" office:value="140" calcext:value-type="float">
            <text:p>140</text:p>
          </table:table-cell>
          <table:table-cell table:style-name="ce693" table:formula="of:=SUBTOTAL(109;[.K37:.K65])" office:value-type="float" office:value="140" calcext:value-type="float">
            <text:p>140</text:p>
          </table:table-cell>
          <table:table-cell table:style-name="ce693" table:formula="of:=SUBTOTAL(109;[.L37:.L65])" office:value-type="float" office:value="140" calcext:value-type="float">
            <text:p>140</text:p>
          </table:table-cell>
          <table:table-cell table:style-name="ce693" table:formula="of:=SUBTOTAL(109;[.M37:.M65])" office:value-type="float" office:value="140" calcext:value-type="float">
            <text:p>140</text:p>
          </table:table-cell>
          <table:table-cell table:style-name="ce693" table:formula="of:=SUBTOTAL(109;[.N37:.N65])" office:value-type="float" office:value="120" calcext:value-type="float">
            <text:p>120</text:p>
          </table:table-cell>
          <table:table-cell table:style-name="ce693" table:formula="of:=SUBTOTAL(109;[.O37:.O65])" office:value-type="float" office:value="127.5" calcext:value-type="float">
            <text:p>127.5</text:p>
          </table:table-cell>
          <table:table-cell table:style-name="ce693" table:formula="of:=SUBTOTAL(109;[.P37:.P65])" office:value-type="float" office:value="140" calcext:value-type="float">
            <text:p>140</text:p>
          </table:table-cell>
          <table:table-cell table:style-name="ce693" table:formula="of:=SUBTOTAL(109;[.Q37:.Q65])" office:value-type="float" office:value="90" calcext:value-type="float">
            <text:p>90</text:p>
          </table:table-cell>
          <table:table-cell table:style-name="ce693" table:formula="of:=SUBTOTAL(109;[.R37:.R65])" office:value-type="float" office:value="107.5" calcext:value-type="float">
            <text:p>107.5</text:p>
          </table:table-cell>
          <table:table-cell table:style-name="ce693" table:formula="of:=SUBTOTAL(109;[.S37:.S65])" office:value-type="float" office:value="137.5" calcext:value-type="float">
            <text:p>137.5</text:p>
          </table:table-cell>
          <table:table-cell table:style-name="ce693" table:formula="of:=SUBTOTAL(109;[.T37:.T65])" office:value-type="float" office:value="140" calcext:value-type="float">
            <text:p>140</text:p>
          </table:table-cell>
          <table:table-cell table:style-name="ce693" table:formula="of:=SUBTOTAL(109;[.U37:.U65])" office:value-type="float" office:value="0" calcext:value-type="float">
            <text:p>0</text:p>
          </table:table-cell>
          <table:table-cell table:style-name="ce693" table:formula="of:=SUBTOTAL(109;[.V37:.V65])" office:value-type="float" office:value="0" calcext:value-type="float">
            <text:p>0</text:p>
          </table:table-cell>
          <table:table-cell table:style-name="ce693" table:formula="of:=SUBTOTAL(109;[.W37:.W65])" office:value-type="float" office:value="0" calcext:value-type="float">
            <text:p>0</text:p>
          </table:table-cell>
          <table:table-cell table:style-name="ce693" table:formula="of:=SUBTOTAL(109;[.X37:.X65])" office:value-type="float" office:value="0" calcext:value-type="float">
            <text:p>0</text:p>
          </table:table-cell>
          <table:table-cell table:style-name="ce693" table:formula="of:=SUBTOTAL(109;[.Y37:.Y65])" office:value-type="float" office:value="0" calcext:value-type="float">
            <text:p>0</text:p>
          </table:table-cell>
          <table:table-cell table:style-name="ce693" table:formula="of:=SUBTOTAL(109;[.Z37:.Z65])" office:value-type="float" office:value="0" calcext:value-type="float">
            <text:p>0</text:p>
          </table:table-cell>
          <table:table-cell table:style-name="ce693" table:formula="of:=SUBTOTAL(109;[.AA37:.AA65])" office:value-type="float" office:value="0" calcext:value-type="float">
            <text:p>0</text:p>
          </table:table-cell>
          <table:table-cell table:style-name="ce693" table:formula="of:=SUBTOTAL(109;[.AB37:.AB65])" office:value-type="float" office:value="0" calcext:value-type="float">
            <text:p>0</text:p>
          </table:table-cell>
          <table:table-cell table:style-name="ce693" table:formula="of:=SUBTOTAL(109;[.AC37:.AC65])" office:value-type="float" office:value="0" calcext:value-type="float">
            <text:p>0</text:p>
          </table:table-cell>
          <table:table-cell table:style-name="ce693" table:formula="of:=SUBTOTAL(109;[.AD37:.AD65])" office:value-type="float" office:value="0" calcext:value-type="float">
            <text:p>0</text:p>
          </table:table-cell>
          <table:table-cell table:style-name="ce693" table:formula="of:=SUBTOTAL(109;[.AE37:.AE65])" office:value-type="float" office:value="0" calcext:value-type="float">
            <text:p>0</text:p>
          </table:table-cell>
          <table:table-cell table:style-name="ce693" table:formula="of:=SUBTOTAL(109;[.AF37:.AF65])" office:value-type="float" office:value="0" calcext:value-type="float">
            <text:p>0</text:p>
          </table:table-cell>
          <table:table-cell table:style-name="ce693" table:formula="of:=SUBTOTAL(109;[.AG37:.AG65])" office:value-type="float" office:value="0" calcext:value-type="float">
            <text:p>0</text:p>
          </table:table-cell>
          <table:table-cell table:style-name="ce693" table:formula="of:=SUBTOTAL(109;[.AH37:.AH65])" office:value-type="float" office:value="0" calcext:value-type="float">
            <text:p>0</text:p>
          </table:table-cell>
          <table:table-cell table:style-name="ce693" table:formula="of:=SUBTOTAL(109;[.AI37:.AI65])" office:value-type="float" office:value="0" calcext:value-type="float">
            <text:p>0</text:p>
          </table:table-cell>
          <table:table-cell table:number-columns-repeated="989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67]/[.$C$67]" office:value-type="percentage" office:value="1" calcext:value-type="percentage">
            <text:p>100%</text:p>
          </table:table-cell>
          <table:table-cell table:style-name="ce529" table:formula="of:=AVERAGEIF([.F68:.AMJ68];&quot;&lt;&gt;0&quot;)" office:value-type="percentage" office:value="0.939285714285714" calcext:value-type="percentage">
            <text:p>93.93%</text:p>
          </table:table-cell>
          <table:table-cell table:style-name="ce669"/>
          <table:table-cell table:style-name="ce535" table:formula="of:=[.F67]/[.$C$67]" office:value-type="percentage" office:value="1" calcext:value-type="percentage">
            <text:p>100%</text:p>
          </table:table-cell>
          <table:table-cell table:style-name="ce535" table:formula="of:=[.G67]/[.$C$67]" office:value-type="percentage" office:value="0.928571428571429" calcext:value-type="percentage">
            <text:p>93%</text:p>
          </table:table-cell>
          <table:table-cell table:style-name="ce535" table:formula="of:=[.H67]/[.$C$67]" office:value-type="percentage" office:value="1" calcext:value-type="percentage">
            <text:p>100%</text:p>
          </table:table-cell>
          <table:table-cell table:style-name="ce535" table:formula="of:=[.I67]/[.$C$67]" office:value-type="percentage" office:value="1" calcext:value-type="percentage">
            <text:p>100%</text:p>
          </table:table-cell>
          <table:table-cell table:style-name="ce535" table:formula="of:=[.J67]/[.$C$67]" office:value-type="percentage" office:value="1" calcext:value-type="percentage">
            <text:p>100%</text:p>
          </table:table-cell>
          <table:table-cell table:style-name="ce535" table:formula="of:=[.K67]/[.$C$67]" office:value-type="percentage" office:value="1" calcext:value-type="percentage">
            <text:p>100%</text:p>
          </table:table-cell>
          <table:table-cell table:style-name="ce535" table:formula="of:=[.L67]/[.$C$67]" office:value-type="percentage" office:value="1" calcext:value-type="percentage">
            <text:p>100%</text:p>
          </table:table-cell>
          <table:table-cell table:style-name="ce535" table:formula="of:=[.M67]/[.$C$67]" office:value-type="percentage" office:value="1" calcext:value-type="percentage">
            <text:p>100%</text:p>
          </table:table-cell>
          <table:table-cell table:style-name="ce535" table:formula="of:=[.N67]/[.$C$67]" office:value-type="percentage" office:value="0.857142857142857" calcext:value-type="percentage">
            <text:p>86%</text:p>
          </table:table-cell>
          <table:table-cell table:style-name="ce535" table:formula="of:=[.O67]/[.$C$67]" office:value-type="percentage" office:value="0.910714285714286" calcext:value-type="percentage">
            <text:p>91%</text:p>
          </table:table-cell>
          <table:table-cell table:style-name="ce535" table:formula="of:=[.P67]/[.$C$67]" office:value-type="percentage" office:value="1" calcext:value-type="percentage">
            <text:p>100%</text:p>
          </table:table-cell>
          <table:table-cell table:style-name="ce535" table:formula="of:=[.Q67]/[.$C$67]" office:value-type="percentage" office:value="0.642857142857143" calcext:value-type="percentage">
            <text:p>64%</text:p>
          </table:table-cell>
          <table:table-cell table:style-name="ce535" table:formula="of:=[.R67]/[.$C$67]" office:value-type="percentage" office:value="0.767857142857143" calcext:value-type="percentage">
            <text:p>77%</text:p>
          </table:table-cell>
          <table:table-cell table:style-name="ce535" table:formula="of:=[.S67]/[.$C$67]" office:value-type="percentage" office:value="0.982142857142857" calcext:value-type="percentage">
            <text:p>98%</text:p>
          </table:table-cell>
          <table:table-cell table:style-name="ce535" table:formula="of:=[.T67]/[.$C$67]" office:value-type="percentage" office:value="1" calcext:value-type="percentage">
            <text:p>100%</text:p>
          </table:table-cell>
          <table:table-cell table:style-name="ce535" table:formula="of:=[.U67]/[.$C$67]" office:value-type="percentage" office:value="0" calcext:value-type="percentage">
            <text:p>0%</text:p>
          </table:table-cell>
          <table:table-cell table:style-name="ce535" table:formula="of:=[.V67]/[.$C$67]" office:value-type="percentage" office:value="0" calcext:value-type="percentage">
            <text:p>0%</text:p>
          </table:table-cell>
          <table:table-cell table:style-name="ce535" table:formula="of:=[.W67]/[.$C$67]" office:value-type="percentage" office:value="0" calcext:value-type="percentage">
            <text:p>0%</text:p>
          </table:table-cell>
          <table:table-cell table:style-name="ce535" table:formula="of:=[.X67]/[.$C$67]" office:value-type="percentage" office:value="0" calcext:value-type="percentage">
            <text:p>0%</text:p>
          </table:table-cell>
          <table:table-cell table:style-name="ce535" table:formula="of:=[.Y67]/[.$C$67]" office:value-type="percentage" office:value="0" calcext:value-type="percentage">
            <text:p>0%</text:p>
          </table:table-cell>
          <table:table-cell table:style-name="ce535" table:formula="of:=[.Z67]/[.$C$67]" office:value-type="percentage" office:value="0" calcext:value-type="percentage">
            <text:p>0%</text:p>
          </table:table-cell>
          <table:table-cell table:style-name="ce535" table:formula="of:=[.AA67]/[.$C$67]" office:value-type="percentage" office:value="0" calcext:value-type="percentage">
            <text:p>0%</text:p>
          </table:table-cell>
          <table:table-cell table:style-name="ce535" table:formula="of:=[.AB67]/[.$C$67]" office:value-type="percentage" office:value="0" calcext:value-type="percentage">
            <text:p>0%</text:p>
          </table:table-cell>
          <table:table-cell table:style-name="ce535" table:formula="of:=[.AC67]/[.$C$67]" office:value-type="percentage" office:value="0" calcext:value-type="percentage">
            <text:p>0%</text:p>
          </table:table-cell>
          <table:table-cell table:style-name="ce535" table:formula="of:=[.AD67]/[.$C$67]" office:value-type="percentage" office:value="0" calcext:value-type="percentage">
            <text:p>0%</text:p>
          </table:table-cell>
          <table:table-cell table:style-name="ce535" table:formula="of:=[.AE67]/[.$C$67]" office:value-type="percentage" office:value="0" calcext:value-type="percentage">
            <text:p>0%</text:p>
          </table:table-cell>
          <table:table-cell table:style-name="ce535" table:formula="of:=[.AF67]/[.$C$67]" office:value-type="percentage" office:value="0" calcext:value-type="percentage">
            <text:p>0%</text:p>
          </table:table-cell>
          <table:table-cell table:style-name="ce535" table:formula="of:=[.AG67]/[.$C$67]" office:value-type="percentage" office:value="0" calcext:value-type="percentage">
            <text:p>0%</text:p>
          </table:table-cell>
          <table:table-cell table:style-name="ce535" table:formula="of:=[.AH67]/[.$C$67]" office:value-type="percentage" office:value="0" calcext:value-type="percentage">
            <text:p>0%</text:p>
          </table:table-cell>
          <table:table-cell table:style-name="ce535" table:formula="of:=[.AI67]/[.$C$67]" office:value-type="percentage" office:value="0" calcext:value-type="percentage">
            <text:p>0%</text:p>
          </table:table-cell>
          <table:table-cell table:style-name="ce669" table:number-columns-repeated="989"/>
        </table:table-row>
        <table:table-row table:style-name="ro8">
          <table:table-cell table:number-columns-repeated="5"/>
          <table:table-cell table:style-name="ce651" table:number-columns-repeated="30"/>
          <table:table-cell table:number-columns-repeated="989"/>
        </table:table-row>
        <table:table-row table:style-name="ro5">
          <table:table-cell/>
          <table:table-cell office:value-type="string" calcext:value-type="string">
            <text:p>Total Grade</text:p>
          </table:table-cell>
          <table:table-cell table:style-name="ce695" table:formula="of:=[.$C$13]*[.C15]+[.$C$31]*[.C34]+[.$C$66]*[.C68]" office:value-type="percentage" office:value="1" calcext:value-type="percentage">
            <text:p>100.00%</text:p>
          </table:table-cell>
          <table:table-cell table:style-name="ce530" table:formula="of:=AVERAGEIF([.F70:.AMJ70];&quot;&lt;&gt;0&quot;)" office:value-type="percentage" office:value="0.702666666666667" calcext:value-type="percentage">
            <text:p>70.27%</text:p>
          </table:table-cell>
          <table:table-cell table:style-name="ce695"/>
          <table:table-cell table:style-name="ce538" table:formula="of:=ROUND([.$C$13]*[.F15]+[.$C$31]*[.F34]+[.$C$66]*[.F68];2)" office:value-type="percentage" office:value="0.78" calcext:value-type="percentage">
            <text:p>78%</text:p>
          </table:table-cell>
          <table:table-cell table:style-name="ce543" table:formula="of:=ROUND([.$C$13]*[.G15]+[.$C$31]*[.G34]+[.$C$66]*[.G68];2)" office:value-type="percentage" office:value="0.71" calcext:value-type="percentage">
            <text:p>71%</text:p>
          </table:table-cell>
          <table:table-cell table:style-name="ce547" table:formula="of:=ROUND([.$C$13]*[.H15]+[.$C$31]*[.H34]+[.$C$66]*[.H68];2)" office:value-type="percentage" office:value="0.62" calcext:value-type="percentage">
            <text:p>62%</text:p>
          </table:table-cell>
          <table:table-cell table:style-name="ce552" table:formula="of:=ROUND([.$C$13]*[.I15]+[.$C$31]*[.I34]+[.$C$66]*[.I68];2)" office:value-type="percentage" office:value="0.81" calcext:value-type="percentage">
            <text:p>81%</text:p>
          </table:table-cell>
          <table:table-cell table:style-name="ce556" table:formula="of:=ROUND([.$C$13]*[.J15]+[.$C$31]*[.J34]+[.$C$66]*[.J68];2)" office:value-type="percentage" office:value="0.65" calcext:value-type="percentage">
            <text:p>65%</text:p>
          </table:table-cell>
          <table:table-cell table:style-name="ce562" table:formula="of:=ROUND([.$C$13]*[.K15]+[.$C$31]*[.K34]+[.$C$66]*[.K68];2)" office:value-type="percentage" office:value="0.8" calcext:value-type="percentage">
            <text:p>80%</text:p>
          </table:table-cell>
          <table:table-cell table:style-name="ce569" table:formula="of:=ROUND([.$C$13]*[.L15]+[.$C$31]*[.L34]+[.$C$66]*[.L68];2)" office:value-type="percentage" office:value="0.75" calcext:value-type="percentage">
            <text:p>75%</text:p>
          </table:table-cell>
          <table:table-cell table:style-name="ce573" table:formula="of:=ROUND([.$C$13]*[.M15]+[.$C$31]*[.M34]+[.$C$66]*[.M68];2)" office:value-type="percentage" office:value="0.67" calcext:value-type="percentage">
            <text:p>67%</text:p>
          </table:table-cell>
          <table:table-cell table:style-name="ce578" table:formula="of:=ROUND([.$C$13]*[.N15]+[.$C$31]*[.N34]+[.$C$66]*[.N68];2)" office:value-type="percentage" office:value="0.66" calcext:value-type="percentage">
            <text:p>66%</text:p>
          </table:table-cell>
          <table:table-cell table:style-name="ce584" table:formula="of:=ROUND([.$C$13]*[.O15]+[.$C$31]*[.O34]+[.$C$66]*[.O68];2)" office:value-type="percentage" office:value="0.8" calcext:value-type="percentage">
            <text:p>80%</text:p>
          </table:table-cell>
          <table:table-cell table:style-name="ce590" table:formula="of:=ROUND([.$C$13]*[.P15]+[.$C$31]*[.P34]+[.$C$66]*[.P68];2)" office:value-type="percentage" office:value="0.59" calcext:value-type="percentage">
            <text:p>59%</text:p>
          </table:table-cell>
          <table:table-cell table:style-name="ce595" table:formula="of:=ROUND([.$C$13]*[.Q15]+[.$C$31]*[.Q34]+[.$C$66]*[.Q68];2)" office:value-type="percentage" office:value="0.6" calcext:value-type="percentage">
            <text:p>60%</text:p>
          </table:table-cell>
          <table:table-cell table:style-name="ce600" table:formula="of:=ROUND([.$C$13]*[.R15]+[.$C$31]*[.R34]+[.$C$66]*[.R68];2)" office:value-type="percentage" office:value="0.68" calcext:value-type="percentage">
            <text:p>68%</text:p>
          </table:table-cell>
          <table:table-cell table:style-name="ce605" table:formula="of:=ROUND([.$C$13]*[.S15]+[.$C$31]*[.S34]+[.$C$66]*[.S68];2)" office:value-type="percentage" office:value="0.72" calcext:value-type="percentage">
            <text:p>72%</text:p>
          </table:table-cell>
          <table:table-cell table:style-name="ce609" table:formula="of:=ROUND([.$C$13]*[.T15]+[.$C$31]*[.T34]+[.$C$66]*[.T68];2)" office:value-type="percentage" office:value="0.7" calcext:value-type="percentage">
            <text:p>70%</text:p>
          </table:table-cell>
          <table:table-cell table:style-name="ce610" table:formula="of:=ROUND([.$C$13]*[.U15]+[.$C$31]*[.U34]+[.$C$66]*[.U68];2)" office:value-type="percentage" office:value="0" calcext:value-type="percentage">
            <text:p>0%</text:p>
          </table:table-cell>
          <table:table-cell table:style-name="ce611" table:formula="of:=ROUND([.$C$13]*[.V15]+[.$C$31]*[.V34]+[.$C$66]*[.V68];2)" office:value-type="percentage" office:value="0" calcext:value-type="percentage">
            <text:p>0%</text:p>
          </table:table-cell>
          <table:table-cell table:style-name="ce612" table:formula="of:=ROUND([.$C$13]*[.W15]+[.$C$31]*[.W34]+[.$C$66]*[.W68];2)" office:value-type="percentage" office:value="0" calcext:value-type="percentage">
            <text:p>0%</text:p>
          </table:table-cell>
          <table:table-cell table:style-name="ce613" table:formula="of:=ROUND([.$C$13]*[.X15]+[.$C$31]*[.X34]+[.$C$66]*[.X68];2)" office:value-type="percentage" office:value="0" calcext:value-type="percentage">
            <text:p>0%</text:p>
          </table:table-cell>
          <table:table-cell table:style-name="ce614" table:formula="of:=ROUND([.$C$13]*[.Y15]+[.$C$31]*[.Y34]+[.$C$66]*[.Y68];2)" office:value-type="percentage" office:value="0" calcext:value-type="percentage">
            <text:p>0%</text:p>
          </table:table-cell>
          <table:table-cell table:style-name="ce615" table:formula="of:=ROUND([.$C$13]*[.Z15]+[.$C$31]*[.Z34]+[.$C$66]*[.Z68];2)" office:value-type="percentage" office:value="0" calcext:value-type="percentage">
            <text:p>0%</text:p>
          </table:table-cell>
          <table:table-cell table:style-name="ce616" table:formula="of:=ROUND([.$C$13]*[.AA15]+[.$C$31]*[.AA34]+[.$C$66]*[.AA68];2)" office:value-type="percentage" office:value="0" calcext:value-type="percentage">
            <text:p>0%</text:p>
          </table:table-cell>
          <table:table-cell table:style-name="ce617" table:formula="of:=ROUND([.$C$13]*[.AB15]+[.$C$31]*[.AB34]+[.$C$66]*[.AB68];2)" office:value-type="percentage" office:value="0" calcext:value-type="percentage">
            <text:p>0%</text:p>
          </table:table-cell>
          <table:table-cell table:style-name="ce618" table:formula="of:=ROUND([.$C$13]*[.AC15]+[.$C$31]*[.AC34]+[.$C$66]*[.AC68];2)" office:value-type="percentage" office:value="0" calcext:value-type="percentage">
            <text:p>0%</text:p>
          </table:table-cell>
          <table:table-cell table:style-name="ce619" table:formula="of:=ROUND([.$C$13]*[.AD15]+[.$C$31]*[.AD34]+[.$C$66]*[.AD68];2)" office:value-type="percentage" office:value="0" calcext:value-type="percentage">
            <text:p>0%</text:p>
          </table:table-cell>
          <table:table-cell table:style-name="ce620" table:formula="of:=ROUND([.$C$13]*[.AE15]+[.$C$31]*[.AE34]+[.$C$66]*[.AE68];2)" office:value-type="percentage" office:value="0" calcext:value-type="percentage">
            <text:p>0%</text:p>
          </table:table-cell>
          <table:table-cell table:style-name="ce621" table:formula="of:=ROUND([.$C$13]*[.AF15]+[.$C$31]*[.AF34]+[.$C$66]*[.AF68];2)" office:value-type="percentage" office:value="0" calcext:value-type="percentage">
            <text:p>0%</text:p>
          </table:table-cell>
          <table:table-cell table:style-name="ce622" table:formula="of:=ROUND([.$C$13]*[.AG15]+[.$C$31]*[.AG34]+[.$C$66]*[.AG68];2)" office:value-type="percentage" office:value="0" calcext:value-type="percentage">
            <text:p>0%</text:p>
          </table:table-cell>
          <table:table-cell table:style-name="ce623" table:formula="of:=ROUND([.$C$13]*[.AH15]+[.$C$31]*[.AH34]+[.$C$66]*[.AH68];2)" office:value-type="percentage" office:value="0" calcext:value-type="percentage">
            <text:p>0%</text:p>
          </table:table-cell>
          <table:table-cell table:style-name="ce624" table:formula="of:=ROUND([.$C$13]*[.AI15]+[.$C$31]*[.AI34]+[.$C$66]*[.AI68];2)" office:value-type="percentage" office:value="0" calcext:value-type="percentage">
            <text:p>0%</text:p>
          </table:table-cell>
          <table:table-cell table:number-columns-repeated="989"/>
        </table:table-row>
        <table:table-row table:style-name="ro5">
          <table:table-cell/>
          <table:table-cell office:value-type="string" calcext:value-type="string">
            <text:p>Letter Grade</text:p>
          </table:table-cell>
          <table:table-cell/>
          <table:table-cell table:style-name="ce646" table:formula="of:=IF([.D70]&gt;=0.92;&quot;A&quot;;IF([.D70]&gt;=0.9;&quot;A-&quot;;IF([.D70]&gt;=0.88;&quot;B+&quot;;IF([.D70]&gt;=0.82;&quot;B&quot;;IF([.D70]&gt;=0.8;&quot;B-&quot;;IF([.D70]&gt;=0.78;&quot;C+&quot;;IF([.D70]&gt;=0.72;&quot;C&quot;;IF([.D70]&gt;=0.7;&quot;C-&quot;;IF([.D70]&gt;=0.68;&quot;D+&quot;;IF([.D70]&gt;=0.62;&quot;D&quot;;IF([.D70]&gt;=0.6;&quot;D-&quot;;&quot;F&quot;)))))))))))" office:value-type="string" office:string-value="C-" calcext:value-type="string">
            <text:p>C-</text:p>
          </table:table-cell>
          <table:table-cell/>
          <table:table-cell table:style-name="ce646" table:formula="of:=IF([.F70]&gt;=0.92;&quot;A&quot;;IF([.F70]&gt;=0.9;&quot;A-&quot;;IF([.F70]&gt;=0.88;&quot;B+&quot;;IF([.F70]&gt;=0.82;&quot;B&quot;;IF([.F70]&gt;=0.8;&quot;B-&quot;;IF([.F70]&gt;=0.78;&quot;C+&quot;;IF([.F70]&gt;=0.72;&quot;C&quot;;IF([.F70]&gt;=0.7;&quot;C-&quot;;IF([.F70]&gt;=0.68;&quot;D+&quot;;IF([.F70]&gt;=0.62;&quot;D&quot;;IF([.F70]&gt;=0.6;&quot;D-&quot;;&quot;F&quot;)))))))))))" office:value-type="string" office:string-value="C+" calcext:value-type="string">
            <text:p>C+</text:p>
          </table:table-cell>
          <table:table-cell table:style-name="ce646" table:formula="of:=IF([.G70]&gt;=0.92;&quot;A&quot;;IF([.G70]&gt;=0.9;&quot;A-&quot;;IF([.G70]&gt;=0.88;&quot;B+&quot;;IF([.G70]&gt;=0.82;&quot;B&quot;;IF([.G70]&gt;=0.8;&quot;B-&quot;;IF([.G70]&gt;=0.78;&quot;C+&quot;;IF([.G70]&gt;=0.72;&quot;C&quot;;IF([.G70]&gt;=0.7;&quot;C-&quot;;IF([.G70]&gt;=0.68;&quot;D+&quot;;IF([.G70]&gt;=0.62;&quot;D&quot;;IF([.G70]&gt;=0.6;&quot;D-&quot;;&quot;F&quot;)))))))))))" office:value-type="string" office:string-value="C-" calcext:value-type="string">
            <text:p>C-</text:p>
          </table:table-cell>
          <table:table-cell table:formula="of:=IF([.H70]&gt;=0.92;&quot;A&quot;;IF([.H70]&gt;=0.9;&quot;A-&quot;;IF([.H70]&gt;=0.88;&quot;B+&quot;;IF([.H70]&gt;=0.82;&quot;B&quot;;IF([.H70]&gt;=0.8;&quot;B-&quot;;IF([.H70]&gt;=0.78;&quot;C+&quot;;IF([.H70]&gt;=0.72;&quot;C&quot;;IF([.H70]&gt;=0.7;&quot;C-&quot;;IF([.H70]&gt;=0.68;&quot;D+&quot;;IF([.H70]&gt;=0.62;&quot;D&quot;;IF([.H70]&gt;=0.6;&quot;D-&quot;;&quot;F&quot;)))))))))))" office:value-type="string" office:string-value="D" calcext:value-type="string">
            <text:p>D</text:p>
          </table:table-cell>
          <table:table-cell table:formula="of:=IF([.I70]&gt;=0.92;&quot;A&quot;;IF([.I70]&gt;=0.9;&quot;A-&quot;;IF([.I70]&gt;=0.88;&quot;B+&quot;;IF([.I70]&gt;=0.82;&quot;B&quot;;IF([.I70]&gt;=0.8;&quot;B-&quot;;IF([.I70]&gt;=0.78;&quot;C+&quot;;IF([.I70]&gt;=0.72;&quot;C&quot;;IF([.I70]&gt;=0.7;&quot;C-&quot;;IF([.I70]&gt;=0.68;&quot;D+&quot;;IF([.I70]&gt;=0.62;&quot;D&quot;;IF([.I70]&gt;=0.6;&quot;D-&quot;;&quot;F&quot;)))))))))))" office:value-type="string" office:string-value="B-" calcext:value-type="string">
            <text:p>B-</text:p>
          </table:table-cell>
          <table:table-cell table:formula="of:=IF([.J70]&gt;=0.92;&quot;A&quot;;IF([.J70]&gt;=0.9;&quot;A-&quot;;IF([.J70]&gt;=0.88;&quot;B+&quot;;IF([.J70]&gt;=0.82;&quot;B&quot;;IF([.J70]&gt;=0.8;&quot;B-&quot;;IF([.J70]&gt;=0.78;&quot;C+&quot;;IF([.J70]&gt;=0.72;&quot;C&quot;;IF([.J70]&gt;=0.7;&quot;C-&quot;;IF([.J70]&gt;=0.68;&quot;D+&quot;;IF([.J70]&gt;=0.62;&quot;D&quot;;IF([.J70]&gt;=0.6;&quot;D-&quot;;&quot;F&quot;)))))))))))" office:value-type="string" office:string-value="D" calcext:value-type="string">
            <text:p>D</text:p>
          </table:table-cell>
          <table:table-cell table:formula="of:=IF([.K70]&gt;=0.92;&quot;A&quot;;IF([.K70]&gt;=0.9;&quot;A-&quot;;IF([.K70]&gt;=0.88;&quot;B+&quot;;IF([.K70]&gt;=0.82;&quot;B&quot;;IF([.K70]&gt;=0.8;&quot;B-&quot;;IF([.K70]&gt;=0.78;&quot;C+&quot;;IF([.K70]&gt;=0.72;&quot;C&quot;;IF([.K70]&gt;=0.7;&quot;C-&quot;;IF([.K70]&gt;=0.68;&quot;D+&quot;;IF([.K70]&gt;=0.62;&quot;D&quot;;IF([.K70]&gt;=0.6;&quot;D-&quot;;&quot;F&quot;)))))))))))" office:value-type="string" office:string-value="B-" calcext:value-type="string">
            <text:p>B-</text:p>
          </table:table-cell>
          <table:table-cell table:formula="of:=IF([.L70]&gt;=0.92;&quot;A&quot;;IF([.L70]&gt;=0.9;&quot;A-&quot;;IF([.L70]&gt;=0.88;&quot;B+&quot;;IF([.L70]&gt;=0.82;&quot;B&quot;;IF([.L70]&gt;=0.8;&quot;B-&quot;;IF([.L70]&gt;=0.78;&quot;C+&quot;;IF([.L70]&gt;=0.72;&quot;C&quot;;IF([.L70]&gt;=0.7;&quot;C-&quot;;IF([.L70]&gt;=0.68;&quot;D+&quot;;IF([.L70]&gt;=0.62;&quot;D&quot;;IF([.L70]&gt;=0.6;&quot;D-&quot;;&quot;F&quot;)))))))))))" office:value-type="string" office:string-value="C" calcext:value-type="string">
            <text:p>C</text:p>
          </table:table-cell>
          <table:table-cell table:formula="of:=IF([.M70]&gt;=0.92;&quot;A&quot;;IF([.M70]&gt;=0.9;&quot;A-&quot;;IF([.M70]&gt;=0.88;&quot;B+&quot;;IF([.M70]&gt;=0.82;&quot;B&quot;;IF([.M70]&gt;=0.8;&quot;B-&quot;;IF([.M70]&gt;=0.78;&quot;C+&quot;;IF([.M70]&gt;=0.72;&quot;C&quot;;IF([.M70]&gt;=0.7;&quot;C-&quot;;IF([.M70]&gt;=0.68;&quot;D+&quot;;IF([.M70]&gt;=0.62;&quot;D&quot;;IF([.M70]&gt;=0.6;&quot;D-&quot;;&quot;F&quot;)))))))))))" office:value-type="string" office:string-value="D" calcext:value-type="string">
            <text:p>D</text:p>
          </table:table-cell>
          <table:table-cell table:formula="of:=IF([.N70]&gt;=0.92;&quot;A&quot;;IF([.N70]&gt;=0.9;&quot;A-&quot;;IF([.N70]&gt;=0.88;&quot;B+&quot;;IF([.N70]&gt;=0.82;&quot;B&quot;;IF([.N70]&gt;=0.8;&quot;B-&quot;;IF([.N70]&gt;=0.78;&quot;C+&quot;;IF([.N70]&gt;=0.72;&quot;C&quot;;IF([.N70]&gt;=0.7;&quot;C-&quot;;IF([.N70]&gt;=0.68;&quot;D+&quot;;IF([.N70]&gt;=0.62;&quot;D&quot;;IF([.N70]&gt;=0.6;&quot;D-&quot;;&quot;F&quot;)))))))))))" office:value-type="string" office:string-value="D" calcext:value-type="string">
            <text:p>D</text:p>
          </table:table-cell>
          <table:table-cell table:formula="of:=IF([.O70]&gt;=0.92;&quot;A&quot;;IF([.O70]&gt;=0.9;&quot;A-&quot;;IF([.O70]&gt;=0.88;&quot;B+&quot;;IF([.O70]&gt;=0.82;&quot;B&quot;;IF([.O70]&gt;=0.8;&quot;B-&quot;;IF([.O70]&gt;=0.78;&quot;C+&quot;;IF([.O70]&gt;=0.72;&quot;C&quot;;IF([.O70]&gt;=0.7;&quot;C-&quot;;IF([.O70]&gt;=0.68;&quot;D+&quot;;IF([.O70]&gt;=0.62;&quot;D&quot;;IF([.O70]&gt;=0.6;&quot;D-&quot;;&quot;F&quot;)))))))))))" office:value-type="string" office:string-value="B-" calcext:value-type="string">
            <text:p>B-</text:p>
          </table:table-cell>
          <table:table-cell table:formula="of:=IF([.P70]&gt;=0.92;&quot;A&quot;;IF([.P70]&gt;=0.9;&quot;A-&quot;;IF([.P70]&gt;=0.88;&quot;B+&quot;;IF([.P70]&gt;=0.82;&quot;B&quot;;IF([.P70]&gt;=0.8;&quot;B-&quot;;IF([.P70]&gt;=0.78;&quot;C+&quot;;IF([.P70]&gt;=0.72;&quot;C&quot;;IF([.P70]&gt;=0.7;&quot;C-&quot;;IF([.P70]&gt;=0.68;&quot;D+&quot;;IF([.P70]&gt;=0.62;&quot;D&quot;;IF([.P70]&gt;=0.6;&quot;D-&quot;;&quot;F&quot;)))))))))))" office:value-type="string" office:string-value="F" calcext:value-type="string">
            <text:p>F</text:p>
          </table:table-cell>
          <table:table-cell table:formula="of:=IF([.Q70]&gt;=0.92;&quot;A&quot;;IF([.Q70]&gt;=0.9;&quot;A-&quot;;IF([.Q70]&gt;=0.88;&quot;B+&quot;;IF([.Q70]&gt;=0.82;&quot;B&quot;;IF([.Q70]&gt;=0.8;&quot;B-&quot;;IF([.Q70]&gt;=0.78;&quot;C+&quot;;IF([.Q70]&gt;=0.72;&quot;C&quot;;IF([.Q70]&gt;=0.7;&quot;C-&quot;;IF([.Q70]&gt;=0.68;&quot;D+&quot;;IF([.Q70]&gt;=0.62;&quot;D&quot;;IF([.Q70]&gt;=0.6;&quot;D-&quot;;&quot;F&quot;)))))))))))" office:value-type="string" office:string-value="D-" calcext:value-type="string">
            <text:p>D-</text:p>
          </table:table-cell>
          <table:table-cell table:formula="of:=IF([.R70]&gt;=0.92;&quot;A&quot;;IF([.R70]&gt;=0.9;&quot;A-&quot;;IF([.R70]&gt;=0.88;&quot;B+&quot;;IF([.R70]&gt;=0.82;&quot;B&quot;;IF([.R70]&gt;=0.8;&quot;B-&quot;;IF([.R70]&gt;=0.78;&quot;C+&quot;;IF([.R70]&gt;=0.72;&quot;C&quot;;IF([.R70]&gt;=0.7;&quot;C-&quot;;IF([.R70]&gt;=0.68;&quot;D+&quot;;IF([.R70]&gt;=0.62;&quot;D&quot;;IF([.R70]&gt;=0.6;&quot;D-&quot;;&quot;F&quot;)))))))))))" office:value-type="string" office:string-value="D+" calcext:value-type="string">
            <text:p>D+</text:p>
          </table:table-cell>
          <table:table-cell table:formula="of:=IF([.S70]&gt;=0.92;&quot;A&quot;;IF([.S70]&gt;=0.9;&quot;A-&quot;;IF([.S70]&gt;=0.88;&quot;B+&quot;;IF([.S70]&gt;=0.82;&quot;B&quot;;IF([.S70]&gt;=0.8;&quot;B-&quot;;IF([.S70]&gt;=0.78;&quot;C+&quot;;IF([.S70]&gt;=0.72;&quot;C&quot;;IF([.S70]&gt;=0.7;&quot;C-&quot;;IF([.S70]&gt;=0.68;&quot;D+&quot;;IF([.S70]&gt;=0.62;&quot;D&quot;;IF([.S70]&gt;=0.6;&quot;D-&quot;;&quot;F&quot;)))))))))))" office:value-type="string" office:string-value="C" calcext:value-type="string">
            <text:p>C</text:p>
          </table:table-cell>
          <table:table-cell table:formula="of:=IF([.T70]&gt;=0.92;&quot;A&quot;;IF([.T70]&gt;=0.9;&quot;A-&quot;;IF([.T70]&gt;=0.88;&quot;B+&quot;;IF([.T70]&gt;=0.82;&quot;B&quot;;IF([.T70]&gt;=0.8;&quot;B-&quot;;IF([.T70]&gt;=0.78;&quot;C+&quot;;IF([.T70]&gt;=0.72;&quot;C&quot;;IF([.T70]&gt;=0.7;&quot;C-&quot;;IF([.T70]&gt;=0.68;&quot;D+&quot;;IF([.T70]&gt;=0.62;&quot;D&quot;;IF([.T70]&gt;=0.6;&quot;D-&quot;;&quot;F&quot;)))))))))))" office:value-type="string" office:string-value="C-" calcext:value-type="string">
            <text:p>C-</text:p>
          </table:table-cell>
          <table:table-cell table:formula="of:=IF([.U70]&gt;=0.92;&quot;A&quot;;IF([.U70]&gt;=0.9;&quot;A-&quot;;IF([.U70]&gt;=0.88;&quot;B+&quot;;IF([.U70]&gt;=0.82;&quot;B&quot;;IF([.U70]&gt;=0.8;&quot;B-&quot;;IF([.U70]&gt;=0.78;&quot;C+&quot;;IF([.U70]&gt;=0.72;&quot;C&quot;;IF([.U70]&gt;=0.7;&quot;C-&quot;;IF([.U70]&gt;=0.68;&quot;D+&quot;;IF([.U70]&gt;=0.62;&quot;D&quot;;IF([.U70]&gt;=0.6;&quot;D-&quot;;&quot;F&quot;)))))))))))" office:value-type="string" office:string-value="F" calcext:value-type="string">
            <text:p>F</text:p>
          </table:table-cell>
          <table:table-cell table:formula="of:=IF([.V70]&gt;=0.92;&quot;A&quot;;IF([.V70]&gt;=0.9;&quot;A-&quot;;IF([.V70]&gt;=0.88;&quot;B+&quot;;IF([.V70]&gt;=0.82;&quot;B&quot;;IF([.V70]&gt;=0.8;&quot;B-&quot;;IF([.V70]&gt;=0.78;&quot;C+&quot;;IF([.V70]&gt;=0.72;&quot;C&quot;;IF([.V70]&gt;=0.7;&quot;C-&quot;;IF([.V70]&gt;=0.68;&quot;D+&quot;;IF([.V70]&gt;=0.62;&quot;D&quot;;IF([.V70]&gt;=0.6;&quot;D-&quot;;&quot;F&quot;)))))))))))" office:value-type="string" office:string-value="F" calcext:value-type="string">
            <text:p>F</text:p>
          </table:table-cell>
          <table:table-cell table:formula="of:=IF([.W70]&gt;=0.92;&quot;A&quot;;IF([.W70]&gt;=0.9;&quot;A-&quot;;IF([.W70]&gt;=0.88;&quot;B+&quot;;IF([.W70]&gt;=0.82;&quot;B&quot;;IF([.W70]&gt;=0.8;&quot;B-&quot;;IF([.W70]&gt;=0.78;&quot;C+&quot;;IF([.W70]&gt;=0.72;&quot;C&quot;;IF([.W70]&gt;=0.7;&quot;C-&quot;;IF([.W70]&gt;=0.68;&quot;D+&quot;;IF([.W70]&gt;=0.62;&quot;D&quot;;IF([.W70]&gt;=0.6;&quot;D-&quot;;&quot;F&quot;)))))))))))" office:value-type="string" office:string-value="F" calcext:value-type="string">
            <text:p>F</text:p>
          </table:table-cell>
          <table:table-cell table:formula="of:=IF([.X70]&gt;=0.92;&quot;A&quot;;IF([.X70]&gt;=0.9;&quot;A-&quot;;IF([.X70]&gt;=0.88;&quot;B+&quot;;IF([.X70]&gt;=0.82;&quot;B&quot;;IF([.X70]&gt;=0.8;&quot;B-&quot;;IF([.X70]&gt;=0.78;&quot;C+&quot;;IF([.X70]&gt;=0.72;&quot;C&quot;;IF([.X70]&gt;=0.7;&quot;C-&quot;;IF([.X70]&gt;=0.68;&quot;D+&quot;;IF([.X70]&gt;=0.62;&quot;D&quot;;IF([.X70]&gt;=0.6;&quot;D-&quot;;&quot;F&quot;)))))))))))" office:value-type="string" office:string-value="F" calcext:value-type="string">
            <text:p>F</text:p>
          </table:table-cell>
          <table:table-cell table:formula="of:=IF([.Y70]&gt;=0.92;&quot;A&quot;;IF([.Y70]&gt;=0.9;&quot;A-&quot;;IF([.Y70]&gt;=0.88;&quot;B+&quot;;IF([.Y70]&gt;=0.82;&quot;B&quot;;IF([.Y70]&gt;=0.8;&quot;B-&quot;;IF([.Y70]&gt;=0.78;&quot;C+&quot;;IF([.Y70]&gt;=0.72;&quot;C&quot;;IF([.Y70]&gt;=0.7;&quot;C-&quot;;IF([.Y70]&gt;=0.68;&quot;D+&quot;;IF([.Y70]&gt;=0.62;&quot;D&quot;;IF([.Y70]&gt;=0.6;&quot;D-&quot;;&quot;F&quot;)))))))))))" office:value-type="string" office:string-value="F" calcext:value-type="string">
            <text:p>F</text:p>
          </table:table-cell>
          <table:table-cell table:formula="of:=IF([.Z70]&gt;=0.92;&quot;A&quot;;IF([.Z70]&gt;=0.9;&quot;A-&quot;;IF([.Z70]&gt;=0.88;&quot;B+&quot;;IF([.Z70]&gt;=0.82;&quot;B&quot;;IF([.Z70]&gt;=0.8;&quot;B-&quot;;IF([.Z70]&gt;=0.78;&quot;C+&quot;;IF([.Z70]&gt;=0.72;&quot;C&quot;;IF([.Z70]&gt;=0.7;&quot;C-&quot;;IF([.Z70]&gt;=0.68;&quot;D+&quot;;IF([.Z70]&gt;=0.62;&quot;D&quot;;IF([.Z70]&gt;=0.6;&quot;D-&quot;;&quot;F&quot;)))))))))))" office:value-type="string" office:string-value="F" calcext:value-type="string">
            <text:p>F</text:p>
          </table:table-cell>
          <table:table-cell table:formula="of:=IF([.AA70]&gt;=0.92;&quot;A&quot;;IF([.AA70]&gt;=0.9;&quot;A-&quot;;IF([.AA70]&gt;=0.88;&quot;B+&quot;;IF([.AA70]&gt;=0.82;&quot;B&quot;;IF([.AA70]&gt;=0.8;&quot;B-&quot;;IF([.AA70]&gt;=0.78;&quot;C+&quot;;IF([.AA70]&gt;=0.72;&quot;C&quot;;IF([.AA70]&gt;=0.7;&quot;C-&quot;;IF([.AA70]&gt;=0.68;&quot;D+&quot;;IF([.AA70]&gt;=0.62;&quot;D&quot;;IF([.AA70]&gt;=0.6;&quot;D-&quot;;&quot;F&quot;)))))))))))" office:value-type="string" office:string-value="F" calcext:value-type="string">
            <text:p>F</text:p>
          </table:table-cell>
          <table:table-cell table:formula="of:=IF([.AB70]&gt;=0.92;&quot;A&quot;;IF([.AB70]&gt;=0.9;&quot;A-&quot;;IF([.AB70]&gt;=0.88;&quot;B+&quot;;IF([.AB70]&gt;=0.82;&quot;B&quot;;IF([.AB70]&gt;=0.8;&quot;B-&quot;;IF([.AB70]&gt;=0.78;&quot;C+&quot;;IF([.AB70]&gt;=0.72;&quot;C&quot;;IF([.AB70]&gt;=0.7;&quot;C-&quot;;IF([.AB70]&gt;=0.68;&quot;D+&quot;;IF([.AB70]&gt;=0.62;&quot;D&quot;;IF([.AB70]&gt;=0.6;&quot;D-&quot;;&quot;F&quot;)))))))))))" office:value-type="string" office:string-value="F" calcext:value-type="string">
            <text:p>F</text:p>
          </table:table-cell>
          <table:table-cell table:formula="of:=IF([.AC70]&gt;=0.92;&quot;A&quot;;IF([.AC70]&gt;=0.9;&quot;A-&quot;;IF([.AC70]&gt;=0.88;&quot;B+&quot;;IF([.AC70]&gt;=0.82;&quot;B&quot;;IF([.AC70]&gt;=0.8;&quot;B-&quot;;IF([.AC70]&gt;=0.78;&quot;C+&quot;;IF([.AC70]&gt;=0.72;&quot;C&quot;;IF([.AC70]&gt;=0.7;&quot;C-&quot;;IF([.AC70]&gt;=0.68;&quot;D+&quot;;IF([.AC70]&gt;=0.62;&quot;D&quot;;IF([.AC70]&gt;=0.6;&quot;D-&quot;;&quot;F&quot;)))))))))))" office:value-type="string" office:string-value="F" calcext:value-type="string">
            <text:p>F</text:p>
          </table:table-cell>
          <table:table-cell table:formula="of:=IF([.AD70]&gt;=0.92;&quot;A&quot;;IF([.AD70]&gt;=0.9;&quot;A-&quot;;IF([.AD70]&gt;=0.88;&quot;B+&quot;;IF([.AD70]&gt;=0.82;&quot;B&quot;;IF([.AD70]&gt;=0.8;&quot;B-&quot;;IF([.AD70]&gt;=0.78;&quot;C+&quot;;IF([.AD70]&gt;=0.72;&quot;C&quot;;IF([.AD70]&gt;=0.7;&quot;C-&quot;;IF([.AD70]&gt;=0.68;&quot;D+&quot;;IF([.AD70]&gt;=0.62;&quot;D&quot;;IF([.AD70]&gt;=0.6;&quot;D-&quot;;&quot;F&quot;)))))))))))" office:value-type="string" office:string-value="F" calcext:value-type="string">
            <text:p>F</text:p>
          </table:table-cell>
          <table:table-cell table:formula="of:=IF([.AE70]&gt;=0.92;&quot;A&quot;;IF([.AE70]&gt;=0.9;&quot;A-&quot;;IF([.AE70]&gt;=0.88;&quot;B+&quot;;IF([.AE70]&gt;=0.82;&quot;B&quot;;IF([.AE70]&gt;=0.8;&quot;B-&quot;;IF([.AE70]&gt;=0.78;&quot;C+&quot;;IF([.AE70]&gt;=0.72;&quot;C&quot;;IF([.AE70]&gt;=0.7;&quot;C-&quot;;IF([.AE70]&gt;=0.68;&quot;D+&quot;;IF([.AE70]&gt;=0.62;&quot;D&quot;;IF([.AE70]&gt;=0.6;&quot;D-&quot;;&quot;F&quot;)))))))))))" office:value-type="string" office:string-value="F" calcext:value-type="string">
            <text:p>F</text:p>
          </table:table-cell>
          <table:table-cell table:formula="of:=IF([.AF70]&gt;=0.92;&quot;A&quot;;IF([.AF70]&gt;=0.9;&quot;A-&quot;;IF([.AF70]&gt;=0.88;&quot;B+&quot;;IF([.AF70]&gt;=0.82;&quot;B&quot;;IF([.AF70]&gt;=0.8;&quot;B-&quot;;IF([.AF70]&gt;=0.78;&quot;C+&quot;;IF([.AF70]&gt;=0.72;&quot;C&quot;;IF([.AF70]&gt;=0.7;&quot;C-&quot;;IF([.AF70]&gt;=0.68;&quot;D+&quot;;IF([.AF70]&gt;=0.62;&quot;D&quot;;IF([.AF70]&gt;=0.6;&quot;D-&quot;;&quot;F&quot;)))))))))))" office:value-type="string" office:string-value="F" calcext:value-type="string">
            <text:p>F</text:p>
          </table:table-cell>
          <table:table-cell table:formula="of:=IF([.AG70]&gt;=0.92;&quot;A&quot;;IF([.AG70]&gt;=0.9;&quot;A-&quot;;IF([.AG70]&gt;=0.88;&quot;B+&quot;;IF([.AG70]&gt;=0.82;&quot;B&quot;;IF([.AG70]&gt;=0.8;&quot;B-&quot;;IF([.AG70]&gt;=0.78;&quot;C+&quot;;IF([.AG70]&gt;=0.72;&quot;C&quot;;IF([.AG70]&gt;=0.7;&quot;C-&quot;;IF([.AG70]&gt;=0.68;&quot;D+&quot;;IF([.AG70]&gt;=0.62;&quot;D&quot;;IF([.AG70]&gt;=0.6;&quot;D-&quot;;&quot;F&quot;)))))))))))" office:value-type="string" office:string-value="F" calcext:value-type="string">
            <text:p>F</text:p>
          </table:table-cell>
          <table:table-cell table:formula="of:=IF([.AH70]&gt;=0.92;&quot;A&quot;;IF([.AH70]&gt;=0.9;&quot;A-&quot;;IF([.AH70]&gt;=0.88;&quot;B+&quot;;IF([.AH70]&gt;=0.82;&quot;B&quot;;IF([.AH70]&gt;=0.8;&quot;B-&quot;;IF([.AH70]&gt;=0.78;&quot;C+&quot;;IF([.AH70]&gt;=0.72;&quot;C&quot;;IF([.AH70]&gt;=0.7;&quot;C-&quot;;IF([.AH70]&gt;=0.68;&quot;D+&quot;;IF([.AH70]&gt;=0.62;&quot;D&quot;;IF([.AH70]&gt;=0.6;&quot;D-&quot;;&quot;F&quot;)))))))))))" office:value-type="string" office:string-value="F" calcext:value-type="string">
            <text:p>F</text:p>
          </table:table-cell>
          <table:table-cell table:formula="of:=IF([.AI70]&gt;=0.92;&quot;A&quot;;IF([.AI70]&gt;=0.9;&quot;A-&quot;;IF([.AI70]&gt;=0.88;&quot;B+&quot;;IF([.AI70]&gt;=0.82;&quot;B&quot;;IF([.AI70]&gt;=0.8;&quot;B-&quot;;IF([.AI70]&gt;=0.78;&quot;C+&quot;;IF([.AI70]&gt;=0.72;&quot;C&quot;;IF([.AI70]&gt;=0.7;&quot;C-&quot;;IF([.AI70]&gt;=0.68;&quot;D+&quot;;IF([.AI70]&gt;=0.62;&quot;D&quot;;IF([.AI70]&gt;=0.6;&quot;D-&quot;;&quot;F&quot;)))))))))))" office:value-type="string" office:string-value="F" calcext:value-type="string">
            <text:p>F</text:p>
          </table:table-cell>
          <table:table-cell table:formula="of:=IF([.AJ70]&gt;=0.92;&quot;A&quot;;IF([.AJ70]&gt;=0.9;&quot;A-&quot;;IF([.AJ70]&gt;=0.88;&quot;B+&quot;;IF([.AJ70]&gt;=0.82;&quot;B&quot;;IF([.AJ70]&gt;=0.8;&quot;B-&quot;;IF([.AJ70]&gt;=0.78;&quot;C+&quot;;IF([.AJ70]&gt;=0.72;&quot;C&quot;;IF([.AJ70]&gt;=0.7;&quot;C-&quot;;IF([.AJ70]&gt;=0.68;&quot;D+&quot;;IF([.AJ70]&gt;=0.62;&quot;D&quot;;IF([.AJ70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8">
          <table:table-cell table:style-name="ce646" table:number-columns-repeated="7"/>
          <table:table-cell table:number-columns-repeated="1017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2th,Comp'.U4:'12th,Comp'.AMJ7 '12th,Comp'.A22:'12th,Comp'.AMJ23 '12th,Comp'.A37:'12th,Comp'.AMJ39 '12th,Comp'.A63:'12th,Comp'.C64 '12th,Comp'.F63:'12th,Comp'.AMJ64 '12th,Comp'.A9:'12th,Comp'.C11 '12th,Comp'.U9:'12th,Comp'.AMJ11 '12th,Comp'.R9:'12th,Comp'.R9 '12th,Comp'.A8:'12th,Comp'.AMJ8 '12th,Comp'.A6:'12th,Comp'.C7 '12th,Comp'.A29:'12th,Comp'.C29 '12th,Comp'.V27:'12th,Comp'.AMJ29 '12th,Comp'.A4:'12th,Comp'.H5 '12th,Comp'.E6:'12th,Comp'.H7 '12th,Comp'.A18:'12th,Comp'.J21 '12th,Comp'.U18:'12th,Comp'.AMJ21 '12th,Comp'.A24:'12th,Comp'.E28 '12th,Comp'.J27:'12th,Comp'.J29 '12th,Comp'.K24:'12th,Comp'.K26 '12th,Comp'.Q24:'12th,Comp'.AMJ26 '12th,Comp'.A59:'12th,Comp'.AMJ62 '12th,Comp'.A46:'12th,Comp'.F57 '12th,Comp'.H52:'12th,Comp'.M57 '12th,Comp'.A58:'12th,Comp'.P58 '12th,Comp'.R52:'12th,Comp'.AMJ58 '12th,Comp'.O47:'12th,Comp'.P57 '12th,Comp'.A40:'12th,Comp'.K45 '12th,Comp'.T40:'12th,Comp'.AMJ51 '12th,Comp'.H46:'12th,Comp'.K51 '12th,Comp'.M46:'12th,Comp'.M51 '12th,Comp'.O46:'12th,Comp'.R46 '12th,Comp'.R47:'12th,Comp'.R51 '12th,Comp'.M40:'12th,Comp'.R45">
            <calcext:condition calcext:apply-style-name="EveryOtherRow" calcext:value="formula-is(ISEVEN(ROW()))" calcext:base-cell-address="'12th,PC'.A4"/>
            <calcext:condition calcext:apply-style-name="EveryOtherRow2" calcext:value="formula-is(NOT(ISEVEN(ROW())))" calcext:base-cell-address="'12th,PC'.A4"/>
          </calcext:conditional-format>
          <calcext:conditional-format calcext:target-range-address="'12th,Comp'.D63:'12th,Comp'.E63">
            <calcext:condition calcext:apply-style-name="EveryOtherRow" calcext:value="formula-is(ISEVEN(ROW()))" calcext:base-cell-address="'12th,PC'.D63"/>
            <calcext:condition calcext:apply-style-name="EveryOtherRow2" calcext:value="formula-is(NOT(ISEVEN(ROW())))" calcext:base-cell-address="'12th,PC'.D63"/>
          </calcext:conditional-format>
          <calcext:conditional-format calcext:target-range-address="'12th,Comp'.F15:'12th,Comp'.AI15 '12th,Comp'.F34:'12th,Comp'.AI34 '12th,Comp'.F68:'12th,Comp'.AI68">
            <calcext:condition calcext:apply-style-name="Failing" calcext:value="&lt;0.6" calcext:base-cell-address="'12th,PC'.F15"/>
          </calcext:conditional-format>
          <calcext:conditional-format calcext:target-range-address="'12th,Comp'.S9:'12th,Comp'.S9">
            <calcext:condition calcext:apply-style-name="EveryOtherRow" calcext:value="formula-is(ISEVEN(ROW()))" calcext:base-cell-address="'12th,PC'.S9"/>
            <calcext:condition calcext:apply-style-name="EveryOtherRow2" calcext:value="formula-is(NOT(ISEVEN(ROW())))" calcext:base-cell-address="'12th,PC'.S9"/>
          </calcext:conditional-format>
          <calcext:conditional-format calcext:target-range-address="'12th,Comp'.T9:'12th,Comp'.T9">
            <calcext:condition calcext:apply-style-name="EveryOtherRow" calcext:value="formula-is(ISEVEN(ROW()))" calcext:base-cell-address="'12th,PC'.T9"/>
            <calcext:condition calcext:apply-style-name="EveryOtherRow2" calcext:value="formula-is(NOT(ISEVEN(ROW())))" calcext:base-cell-address="'12th,PC'.T9"/>
          </calcext:conditional-format>
          <calcext:conditional-format calcext:target-range-address="'12th,Comp'.Q9:'12th,Comp'.Q9">
            <calcext:condition calcext:apply-style-name="EveryOtherRow" calcext:value="formula-is(ISEVEN(ROW()))" calcext:base-cell-address="'12th,PC'.Q9"/>
            <calcext:condition calcext:apply-style-name="EveryOtherRow2" calcext:value="formula-is(NOT(ISEVEN(ROW())))" calcext:base-cell-address="'12th,PC'.Q9"/>
          </calcext:conditional-format>
          <calcext:conditional-format calcext:target-range-address="'12th,Comp'.D6:'12th,Comp'.D6">
            <calcext:condition calcext:apply-style-name="EveryOtherRow" calcext:value="formula-is(ISEVEN(ROW()))" calcext:base-cell-address="'12th,PC'.D6"/>
            <calcext:condition calcext:apply-style-name="EveryOtherRow2" calcext:value="formula-is(NOT(ISEVEN(ROW())))" calcext:base-cell-address="'12th,PC'.D6"/>
          </calcext:conditional-format>
          <calcext:conditional-format calcext:target-range-address="'12th,Comp'.D7:'12th,Comp'.D7">
            <calcext:condition calcext:apply-style-name="EveryOtherRow" calcext:value="formula-is(ISEVEN(ROW()))" calcext:base-cell-address="'12th,PC'.D7"/>
            <calcext:condition calcext:apply-style-name="EveryOtherRow2" calcext:value="formula-is(NOT(ISEVEN(ROW())))" calcext:base-cell-address="'12th,PC'.D7"/>
          </calcext:conditional-format>
          <calcext:conditional-format calcext:target-range-address="'12th,Comp'.D9:'12th,Comp'.D11">
            <calcext:condition calcext:apply-style-name="EveryOtherRow" calcext:value="formula-is(ISEVEN(ROW()))" calcext:base-cell-address="'12th,PC'.D9"/>
            <calcext:condition calcext:apply-style-name="EveryOtherRow2" calcext:value="formula-is(NOT(ISEVEN(ROW())))" calcext:base-cell-address="'12th,PC'.D9"/>
          </calcext:conditional-format>
          <calcext:conditional-format calcext:target-range-address="'12th,Comp'.D64:'12th,Comp'.E64">
            <calcext:condition calcext:apply-style-name="EveryOtherRow" calcext:value="formula-is(ISEVEN(ROW()))" calcext:base-cell-address="'12th,PC'.D64"/>
            <calcext:condition calcext:apply-style-name="EveryOtherRow2" calcext:value="formula-is(NOT(ISEVEN(ROW())))" calcext:base-cell-address="'12th,PC'.D64"/>
          </calcext:conditional-format>
          <calcext:conditional-format calcext:target-range-address="'12th,Comp'.D29:'12th,Comp'.E29">
            <calcext:condition calcext:apply-style-name="EveryOtherRow" calcext:value="formula-is(ISEVEN(ROW()))" calcext:base-cell-address="'12th,PC'.D29"/>
            <calcext:condition calcext:apply-style-name="EveryOtherRow2" calcext:value="formula-is(NOT(ISEVEN(ROW())))" calcext:base-cell-address="'12th,PC'.D29"/>
          </calcext:conditional-format>
          <calcext:conditional-format calcext:target-range-address="'12th,Comp'.Q10:'12th,Comp'.Q10">
            <calcext:condition calcext:apply-style-name="EveryOtherRow" calcext:value="formula-is(ISEVEN(ROW()))" calcext:base-cell-address="'12th,PC'.Q10"/>
            <calcext:condition calcext:apply-style-name="EveryOtherRow2" calcext:value="formula-is(NOT(ISEVEN(ROW())))" calcext:base-cell-address="'12th,PC'.Q10"/>
          </calcext:conditional-format>
          <calcext:conditional-format calcext:target-range-address="'12th,Comp'.R10:'12th,Comp'.R10">
            <calcext:condition calcext:apply-style-name="EveryOtherRow" calcext:value="formula-is(ISEVEN(ROW()))" calcext:base-cell-address="'12th,PC'.R10"/>
            <calcext:condition calcext:apply-style-name="EveryOtherRow2" calcext:value="formula-is(NOT(ISEVEN(ROW())))" calcext:base-cell-address="'12th,PC'.R10"/>
          </calcext:conditional-format>
          <calcext:conditional-format calcext:target-range-address="'12th,Comp'.S10:'12th,Comp'.S10">
            <calcext:condition calcext:apply-style-name="EveryOtherRow" calcext:value="formula-is(ISEVEN(ROW()))" calcext:base-cell-address="'12th,PC'.S10"/>
            <calcext:condition calcext:apply-style-name="EveryOtherRow2" calcext:value="formula-is(NOT(ISEVEN(ROW())))" calcext:base-cell-address="'12th,PC'.S10"/>
          </calcext:conditional-format>
          <calcext:conditional-format calcext:target-range-address="'12th,Comp'.T10:'12th,Comp'.T10">
            <calcext:condition calcext:apply-style-name="EveryOtherRow" calcext:value="formula-is(ISEVEN(ROW()))" calcext:base-cell-address="'12th,PC'.T10"/>
            <calcext:condition calcext:apply-style-name="EveryOtherRow2" calcext:value="formula-is(NOT(ISEVEN(ROW())))" calcext:base-cell-address="'12th,PC'.T10"/>
          </calcext:conditional-format>
          <calcext:conditional-format calcext:target-range-address="'12th,Comp'.D15:'12th,Comp'.D15">
            <calcext:condition calcext:apply-style-name="Failing" calcext:value="&lt;0.6" calcext:base-cell-address="'12th,PC'.D15"/>
          </calcext:conditional-format>
          <calcext:conditional-format calcext:target-range-address="'12th,Comp'.D34:'12th,Comp'.D34">
            <calcext:condition calcext:apply-style-name="Failing" calcext:value="&lt;0.6" calcext:base-cell-address="'12th,PC'.D34"/>
          </calcext:conditional-format>
          <calcext:conditional-format calcext:target-range-address="'12th,Comp'.D68:'12th,Comp'.D68">
            <calcext:condition calcext:apply-style-name="Failing" calcext:value="&lt;0.6" calcext:base-cell-address="'12th,PC'.D68"/>
          </calcext:conditional-format>
          <calcext:conditional-format calcext:target-range-address="'12th,Comp'.D70:'12th,Comp'.D70">
            <calcext:condition calcext:apply-style-name="Failing" calcext:value="&lt;0.6" calcext:base-cell-address="'12th,PC'.D70"/>
          </calcext:conditional-format>
          <calcext:conditional-format calcext:target-range-address="'12th,Comp'.Q11:'12th,Comp'.Q11">
            <calcext:condition calcext:apply-style-name="EveryOtherRow" calcext:value="formula-is(ISEVEN(ROW()))" calcext:base-cell-address="'12th,PC'.Q11"/>
            <calcext:condition calcext:apply-style-name="EveryOtherRow2" calcext:value="formula-is(NOT(ISEVEN(ROW())))" calcext:base-cell-address="'12th,PC'.Q11"/>
          </calcext:conditional-format>
          <calcext:conditional-format calcext:target-range-address="'12th,Comp'.R11:'12th,Comp'.R11">
            <calcext:condition calcext:apply-style-name="EveryOtherRow" calcext:value="formula-is(ISEVEN(ROW()))" calcext:base-cell-address="'12th,PC'.R11"/>
            <calcext:condition calcext:apply-style-name="EveryOtherRow2" calcext:value="formula-is(NOT(ISEVEN(ROW())))" calcext:base-cell-address="'12th,PC'.R11"/>
          </calcext:conditional-format>
          <calcext:conditional-format calcext:target-range-address="'12th,Comp'.S11:'12th,Comp'.S11">
            <calcext:condition calcext:apply-style-name="EveryOtherRow" calcext:value="formula-is(ISEVEN(ROW()))" calcext:base-cell-address="'12th,PC'.S11"/>
            <calcext:condition calcext:apply-style-name="EveryOtherRow2" calcext:value="formula-is(NOT(ISEVEN(ROW())))" calcext:base-cell-address="'12th,PC'.S11"/>
          </calcext:conditional-format>
          <calcext:conditional-format calcext:target-range-address="'12th,Comp'.T11:'12th,Comp'.T11">
            <calcext:condition calcext:apply-style-name="EveryOtherRow" calcext:value="formula-is(ISEVEN(ROW()))" calcext:base-cell-address="'12th,PC'.T11"/>
            <calcext:condition calcext:apply-style-name="EveryOtherRow2" calcext:value="formula-is(NOT(ISEVEN(ROW())))" calcext:base-cell-address="'12th,PC'.T11"/>
          </calcext:conditional-format>
          <calcext:conditional-format calcext:target-range-address="'12th,Comp'.F70:'12th,Comp'.F70">
            <calcext:condition calcext:apply-style-name="Failing" calcext:value="&lt;0.6" calcext:base-cell-address="'12th,PC'.F70"/>
          </calcext:conditional-format>
          <calcext:conditional-format calcext:target-range-address="'12th,Comp'.G70:'12th,Comp'.G70">
            <calcext:condition calcext:apply-style-name="Failing" calcext:value="&lt;0.6" calcext:base-cell-address="'12th,PC'.G70"/>
          </calcext:conditional-format>
          <calcext:conditional-format calcext:target-range-address="'12th,Comp'.H70:'12th,Comp'.H70">
            <calcext:condition calcext:apply-style-name="Failing" calcext:value="&lt;0.6" calcext:base-cell-address="'12th,PC'.H70"/>
          </calcext:conditional-format>
          <calcext:conditional-format calcext:target-range-address="'12th,Comp'.I70:'12th,Comp'.I70">
            <calcext:condition calcext:apply-style-name="Failing" calcext:value="&lt;0.6" calcext:base-cell-address="'12th,PC'.I70"/>
          </calcext:conditional-format>
          <calcext:conditional-format calcext:target-range-address="'12th,Comp'.J70:'12th,Comp'.J70">
            <calcext:condition calcext:apply-style-name="Failing" calcext:value="&lt;0.6" calcext:base-cell-address="'12th,PC'.J70"/>
          </calcext:conditional-format>
          <calcext:conditional-format calcext:target-range-address="'12th,Comp'.K70:'12th,Comp'.K70">
            <calcext:condition calcext:apply-style-name="Failing" calcext:value="&lt;0.6" calcext:base-cell-address="'12th,PC'.K70"/>
          </calcext:conditional-format>
          <calcext:conditional-format calcext:target-range-address="'12th,Comp'.L70:'12th,Comp'.L70">
            <calcext:condition calcext:apply-style-name="Failing" calcext:value="&lt;0.6" calcext:base-cell-address="'12th,PC'.L70"/>
          </calcext:conditional-format>
          <calcext:conditional-format calcext:target-range-address="'12th,Comp'.M70:'12th,Comp'.M70">
            <calcext:condition calcext:apply-style-name="Failing" calcext:value="&lt;0.6" calcext:base-cell-address="'12th,PC'.M70"/>
          </calcext:conditional-format>
          <calcext:conditional-format calcext:target-range-address="'12th,Comp'.N70:'12th,Comp'.N70">
            <calcext:condition calcext:apply-style-name="Failing" calcext:value="&lt;0.6" calcext:base-cell-address="'12th,PC'.N70"/>
          </calcext:conditional-format>
          <calcext:conditional-format calcext:target-range-address="'12th,Comp'.O70:'12th,Comp'.O70">
            <calcext:condition calcext:apply-style-name="Failing" calcext:value="&lt;0.6" calcext:base-cell-address="'12th,PC'.O70"/>
          </calcext:conditional-format>
          <calcext:conditional-format calcext:target-range-address="'12th,Comp'.P70:'12th,Comp'.P70">
            <calcext:condition calcext:apply-style-name="Failing" calcext:value="&lt;0.6" calcext:base-cell-address="'12th,PC'.P70"/>
          </calcext:conditional-format>
          <calcext:conditional-format calcext:target-range-address="'12th,Comp'.Q70:'12th,Comp'.Q70">
            <calcext:condition calcext:apply-style-name="Failing" calcext:value="&lt;0.6" calcext:base-cell-address="'12th,PC'.Q70"/>
          </calcext:conditional-format>
          <calcext:conditional-format calcext:target-range-address="'12th,Comp'.R70:'12th,Comp'.R70">
            <calcext:condition calcext:apply-style-name="Failing" calcext:value="&lt;0.6" calcext:base-cell-address="'12th,PC'.R70"/>
          </calcext:conditional-format>
          <calcext:conditional-format calcext:target-range-address="'12th,Comp'.S70:'12th,Comp'.S70">
            <calcext:condition calcext:apply-style-name="Failing" calcext:value="&lt;0.6" calcext:base-cell-address="'12th,PC'.S70"/>
          </calcext:conditional-format>
          <calcext:conditional-format calcext:target-range-address="'12th,Comp'.T70:'12th,Comp'.T70">
            <calcext:condition calcext:apply-style-name="Failing" calcext:value="&lt;0.6" calcext:base-cell-address="'12th,PC'.T70"/>
          </calcext:conditional-format>
          <calcext:conditional-format calcext:target-range-address="'12th,Comp'.U70:'12th,Comp'.U70">
            <calcext:condition calcext:apply-style-name="Failing" calcext:value="&lt;0.6" calcext:base-cell-address="'12th,PC'.U70"/>
          </calcext:conditional-format>
          <calcext:conditional-format calcext:target-range-address="'12th,Comp'.V70:'12th,Comp'.V70">
            <calcext:condition calcext:apply-style-name="Failing" calcext:value="&lt;0.6" calcext:base-cell-address="'12th,PC'.V70"/>
          </calcext:conditional-format>
          <calcext:conditional-format calcext:target-range-address="'12th,Comp'.W70:'12th,Comp'.W70">
            <calcext:condition calcext:apply-style-name="Failing" calcext:value="&lt;0.6" calcext:base-cell-address="'12th,PC'.W70"/>
          </calcext:conditional-format>
          <calcext:conditional-format calcext:target-range-address="'12th,Comp'.X70:'12th,Comp'.X70">
            <calcext:condition calcext:apply-style-name="Failing" calcext:value="&lt;0.6" calcext:base-cell-address="'12th,PC'.X70"/>
          </calcext:conditional-format>
          <calcext:conditional-format calcext:target-range-address="'12th,Comp'.Y70:'12th,Comp'.Y70">
            <calcext:condition calcext:apply-style-name="Failing" calcext:value="&lt;0.6" calcext:base-cell-address="'12th,PC'.Y70"/>
          </calcext:conditional-format>
          <calcext:conditional-format calcext:target-range-address="'12th,Comp'.Z70:'12th,Comp'.Z70">
            <calcext:condition calcext:apply-style-name="Failing" calcext:value="&lt;0.6" calcext:base-cell-address="'12th,PC'.Z70"/>
          </calcext:conditional-format>
          <calcext:conditional-format calcext:target-range-address="'12th,Comp'.AA70:'12th,Comp'.AA70">
            <calcext:condition calcext:apply-style-name="Failing" calcext:value="&lt;0.6" calcext:base-cell-address="'12th,PC'.AA70"/>
          </calcext:conditional-format>
          <calcext:conditional-format calcext:target-range-address="'12th,Comp'.AB70:'12th,Comp'.AB70">
            <calcext:condition calcext:apply-style-name="Failing" calcext:value="&lt;0.6" calcext:base-cell-address="'12th,PC'.AB70"/>
          </calcext:conditional-format>
          <calcext:conditional-format calcext:target-range-address="'12th,Comp'.AC70:'12th,Comp'.AC70">
            <calcext:condition calcext:apply-style-name="Failing" calcext:value="&lt;0.6" calcext:base-cell-address="'12th,PC'.AC70"/>
          </calcext:conditional-format>
          <calcext:conditional-format calcext:target-range-address="'12th,Comp'.AD70:'12th,Comp'.AD70">
            <calcext:condition calcext:apply-style-name="Failing" calcext:value="&lt;0.6" calcext:base-cell-address="'12th,PC'.AD70"/>
          </calcext:conditional-format>
          <calcext:conditional-format calcext:target-range-address="'12th,Comp'.AE70:'12th,Comp'.AE70">
            <calcext:condition calcext:apply-style-name="Failing" calcext:value="&lt;0.6" calcext:base-cell-address="'12th,PC'.AE70"/>
          </calcext:conditional-format>
          <calcext:conditional-format calcext:target-range-address="'12th,Comp'.AF70:'12th,Comp'.AF70">
            <calcext:condition calcext:apply-style-name="Failing" calcext:value="&lt;0.6" calcext:base-cell-address="'12th,PC'.AF70"/>
          </calcext:conditional-format>
          <calcext:conditional-format calcext:target-range-address="'12th,Comp'.AG70:'12th,Comp'.AG70">
            <calcext:condition calcext:apply-style-name="Failing" calcext:value="&lt;0.6" calcext:base-cell-address="'12th,PC'.AG70"/>
          </calcext:conditional-format>
          <calcext:conditional-format calcext:target-range-address="'12th,Comp'.AH70:'12th,Comp'.AH70">
            <calcext:condition calcext:apply-style-name="Failing" calcext:value="&lt;0.6" calcext:base-cell-address="'12th,PC'.AH70"/>
          </calcext:conditional-format>
          <calcext:conditional-format calcext:target-range-address="'12th,Comp'.AI70:'12th,Comp'.AI70">
            <calcext:condition calcext:apply-style-name="Failing" calcext:value="&lt;0.6" calcext:base-cell-address="'12th,PC'.AI70"/>
          </calcext:conditional-format>
          <calcext:conditional-format calcext:target-range-address="'12th,Comp'.I4:'12th,Comp'.K7">
            <calcext:condition calcext:apply-style-name="EveryOtherRow" calcext:value="formula-is(ISEVEN(ROW()))" calcext:base-cell-address="'12th,PC'.I4"/>
            <calcext:condition calcext:apply-style-name="EveryOtherRow2" calcext:value="formula-is(NOT(ISEVEN(ROW())))" calcext:base-cell-address="'12th,PC'.I4"/>
          </calcext:conditional-format>
          <calcext:conditional-format calcext:target-range-address="'12th,Comp'.L4:'12th,Comp'.N7">
            <calcext:condition calcext:apply-style-name="EveryOtherRow" calcext:value="formula-is(ISEVEN(ROW()))" calcext:base-cell-address="'12th,PC'.L4"/>
            <calcext:condition calcext:apply-style-name="EveryOtherRow2" calcext:value="formula-is(NOT(ISEVEN(ROW())))" calcext:base-cell-address="'12th,PC'.L4"/>
          </calcext:conditional-format>
          <calcext:conditional-format calcext:target-range-address="'12th,Comp'.O4:'12th,Comp'.Q7">
            <calcext:condition calcext:apply-style-name="EveryOtherRow" calcext:value="formula-is(ISEVEN(ROW()))" calcext:base-cell-address="'12th,PC'.O4"/>
            <calcext:condition calcext:apply-style-name="EveryOtherRow2" calcext:value="formula-is(NOT(ISEVEN(ROW())))" calcext:base-cell-address="'12th,PC'.O4"/>
          </calcext:conditional-format>
          <calcext:conditional-format calcext:target-range-address="'12th,Comp'.R4:'12th,Comp'.T7">
            <calcext:condition calcext:apply-style-name="EveryOtherRow" calcext:value="formula-is(ISEVEN(ROW()))" calcext:base-cell-address="'12th,PC'.R4"/>
            <calcext:condition calcext:apply-style-name="EveryOtherRow2" calcext:value="formula-is(NOT(ISEVEN(ROW())))" calcext:base-cell-address="'12th,PC'.R4"/>
          </calcext:conditional-format>
          <calcext:conditional-format calcext:target-range-address="'12th,Comp'.N9:'12th,Comp'.N9">
            <calcext:condition calcext:apply-style-name="EveryOtherRow" calcext:value="formula-is(ISEVEN(ROW()))" calcext:base-cell-address="'12th,PC'.N9"/>
            <calcext:condition calcext:apply-style-name="EveryOtherRow2" calcext:value="formula-is(NOT(ISEVEN(ROW())))" calcext:base-cell-address="'12th,PC'.N9"/>
          </calcext:conditional-format>
          <calcext:conditional-format calcext:target-range-address="'12th,Comp'.O9:'12th,Comp'.O9">
            <calcext:condition calcext:apply-style-name="EveryOtherRow" calcext:value="formula-is(ISEVEN(ROW()))" calcext:base-cell-address="'12th,PC'.O9"/>
            <calcext:condition calcext:apply-style-name="EveryOtherRow2" calcext:value="formula-is(NOT(ISEVEN(ROW())))" calcext:base-cell-address="'12th,PC'.O9"/>
          </calcext:conditional-format>
          <calcext:conditional-format calcext:target-range-address="'12th,Comp'.P9:'12th,Comp'.P9">
            <calcext:condition calcext:apply-style-name="EveryOtherRow" calcext:value="formula-is(ISEVEN(ROW()))" calcext:base-cell-address="'12th,PC'.P9"/>
            <calcext:condition calcext:apply-style-name="EveryOtherRow2" calcext:value="formula-is(NOT(ISEVEN(ROW())))" calcext:base-cell-address="'12th,PC'.P9"/>
          </calcext:conditional-format>
          <calcext:conditional-format calcext:target-range-address="'12th,Comp'.M9:'12th,Comp'.M9">
            <calcext:condition calcext:apply-style-name="EveryOtherRow" calcext:value="formula-is(ISEVEN(ROW()))" calcext:base-cell-address="'12th,PC'.M9"/>
            <calcext:condition calcext:apply-style-name="EveryOtherRow2" calcext:value="formula-is(NOT(ISEVEN(ROW())))" calcext:base-cell-address="'12th,PC'.M9"/>
          </calcext:conditional-format>
          <calcext:conditional-format calcext:target-range-address="'12th,Comp'.M10:'12th,Comp'.M10">
            <calcext:condition calcext:apply-style-name="EveryOtherRow" calcext:value="formula-is(ISEVEN(ROW()))" calcext:base-cell-address="'12th,PC'.M10"/>
            <calcext:condition calcext:apply-style-name="EveryOtherRow2" calcext:value="formula-is(NOT(ISEVEN(ROW())))" calcext:base-cell-address="'12th,PC'.M10"/>
          </calcext:conditional-format>
          <calcext:conditional-format calcext:target-range-address="'12th,Comp'.N10:'12th,Comp'.N10">
            <calcext:condition calcext:apply-style-name="EveryOtherRow" calcext:value="formula-is(ISEVEN(ROW()))" calcext:base-cell-address="'12th,PC'.N10"/>
            <calcext:condition calcext:apply-style-name="EveryOtherRow2" calcext:value="formula-is(NOT(ISEVEN(ROW())))" calcext:base-cell-address="'12th,PC'.N10"/>
          </calcext:conditional-format>
          <calcext:conditional-format calcext:target-range-address="'12th,Comp'.O10:'12th,Comp'.O10">
            <calcext:condition calcext:apply-style-name="EveryOtherRow" calcext:value="formula-is(ISEVEN(ROW()))" calcext:base-cell-address="'12th,PC'.O10"/>
            <calcext:condition calcext:apply-style-name="EveryOtherRow2" calcext:value="formula-is(NOT(ISEVEN(ROW())))" calcext:base-cell-address="'12th,PC'.O10"/>
          </calcext:conditional-format>
          <calcext:conditional-format calcext:target-range-address="'12th,Comp'.P10:'12th,Comp'.P10">
            <calcext:condition calcext:apply-style-name="EveryOtherRow" calcext:value="formula-is(ISEVEN(ROW()))" calcext:base-cell-address="'12th,PC'.P10"/>
            <calcext:condition calcext:apply-style-name="EveryOtherRow2" calcext:value="formula-is(NOT(ISEVEN(ROW())))" calcext:base-cell-address="'12th,PC'.P10"/>
          </calcext:conditional-format>
          <calcext:conditional-format calcext:target-range-address="'12th,Comp'.M11:'12th,Comp'.M11">
            <calcext:condition calcext:apply-style-name="EveryOtherRow" calcext:value="formula-is(ISEVEN(ROW()))" calcext:base-cell-address="'12th,PC'.M11"/>
            <calcext:condition calcext:apply-style-name="EveryOtherRow2" calcext:value="formula-is(NOT(ISEVEN(ROW())))" calcext:base-cell-address="'12th,PC'.M11"/>
          </calcext:conditional-format>
          <calcext:conditional-format calcext:target-range-address="'12th,Comp'.N11:'12th,Comp'.N11">
            <calcext:condition calcext:apply-style-name="EveryOtherRow" calcext:value="formula-is(ISEVEN(ROW()))" calcext:base-cell-address="'12th,PC'.N11"/>
            <calcext:condition calcext:apply-style-name="EveryOtherRow2" calcext:value="formula-is(NOT(ISEVEN(ROW())))" calcext:base-cell-address="'12th,PC'.N11"/>
          </calcext:conditional-format>
          <calcext:conditional-format calcext:target-range-address="'12th,Comp'.O11:'12th,Comp'.O11">
            <calcext:condition calcext:apply-style-name="EveryOtherRow" calcext:value="formula-is(ISEVEN(ROW()))" calcext:base-cell-address="'12th,PC'.O11"/>
            <calcext:condition calcext:apply-style-name="EveryOtherRow2" calcext:value="formula-is(NOT(ISEVEN(ROW())))" calcext:base-cell-address="'12th,PC'.O11"/>
          </calcext:conditional-format>
          <calcext:conditional-format calcext:target-range-address="'12th,Comp'.P11:'12th,Comp'.P11">
            <calcext:condition calcext:apply-style-name="EveryOtherRow" calcext:value="formula-is(ISEVEN(ROW()))" calcext:base-cell-address="'12th,PC'.P11"/>
            <calcext:condition calcext:apply-style-name="EveryOtherRow2" calcext:value="formula-is(NOT(ISEVEN(ROW())))" calcext:base-cell-address="'12th,PC'.P11"/>
          </calcext:conditional-format>
          <calcext:conditional-format calcext:target-range-address="'12th,Comp'.J9:'12th,Comp'.J9">
            <calcext:condition calcext:apply-style-name="EveryOtherRow" calcext:value="formula-is(ISEVEN(ROW()))" calcext:base-cell-address="'12th,PC'.J9"/>
            <calcext:condition calcext:apply-style-name="EveryOtherRow2" calcext:value="formula-is(NOT(ISEVEN(ROW())))" calcext:base-cell-address="'12th,PC'.J9"/>
          </calcext:conditional-format>
          <calcext:conditional-format calcext:target-range-address="'12th,Comp'.K9:'12th,Comp'.K9">
            <calcext:condition calcext:apply-style-name="EveryOtherRow" calcext:value="formula-is(ISEVEN(ROW()))" calcext:base-cell-address="'12th,PC'.K9"/>
            <calcext:condition calcext:apply-style-name="EveryOtherRow2" calcext:value="formula-is(NOT(ISEVEN(ROW())))" calcext:base-cell-address="'12th,PC'.K9"/>
          </calcext:conditional-format>
          <calcext:conditional-format calcext:target-range-address="'12th,Comp'.L9:'12th,Comp'.L9">
            <calcext:condition calcext:apply-style-name="EveryOtherRow" calcext:value="formula-is(ISEVEN(ROW()))" calcext:base-cell-address="'12th,PC'.L9"/>
            <calcext:condition calcext:apply-style-name="EveryOtherRow2" calcext:value="formula-is(NOT(ISEVEN(ROW())))" calcext:base-cell-address="'12th,PC'.L9"/>
          </calcext:conditional-format>
          <calcext:conditional-format calcext:target-range-address="'12th,Comp'.I9:'12th,Comp'.I9">
            <calcext:condition calcext:apply-style-name="EveryOtherRow" calcext:value="formula-is(ISEVEN(ROW()))" calcext:base-cell-address="'12th,PC'.I9"/>
            <calcext:condition calcext:apply-style-name="EveryOtherRow2" calcext:value="formula-is(NOT(ISEVEN(ROW())))" calcext:base-cell-address="'12th,PC'.I9"/>
          </calcext:conditional-format>
          <calcext:conditional-format calcext:target-range-address="'12th,Comp'.I10:'12th,Comp'.I10">
            <calcext:condition calcext:apply-style-name="EveryOtherRow" calcext:value="formula-is(ISEVEN(ROW()))" calcext:base-cell-address="'12th,PC'.I10"/>
            <calcext:condition calcext:apply-style-name="EveryOtherRow2" calcext:value="formula-is(NOT(ISEVEN(ROW())))" calcext:base-cell-address="'12th,PC'.I10"/>
          </calcext:conditional-format>
          <calcext:conditional-format calcext:target-range-address="'12th,Comp'.J10:'12th,Comp'.J10">
            <calcext:condition calcext:apply-style-name="EveryOtherRow" calcext:value="formula-is(ISEVEN(ROW()))" calcext:base-cell-address="'12th,PC'.J10"/>
            <calcext:condition calcext:apply-style-name="EveryOtherRow2" calcext:value="formula-is(NOT(ISEVEN(ROW())))" calcext:base-cell-address="'12th,PC'.J10"/>
          </calcext:conditional-format>
          <calcext:conditional-format calcext:target-range-address="'12th,Comp'.K10:'12th,Comp'.K10">
            <calcext:condition calcext:apply-style-name="EveryOtherRow" calcext:value="formula-is(ISEVEN(ROW()))" calcext:base-cell-address="'12th,PC'.K10"/>
            <calcext:condition calcext:apply-style-name="EveryOtherRow2" calcext:value="formula-is(NOT(ISEVEN(ROW())))" calcext:base-cell-address="'12th,PC'.K10"/>
          </calcext:conditional-format>
          <calcext:conditional-format calcext:target-range-address="'12th,Comp'.L10:'12th,Comp'.L10">
            <calcext:condition calcext:apply-style-name="EveryOtherRow" calcext:value="formula-is(ISEVEN(ROW()))" calcext:base-cell-address="'12th,PC'.L10"/>
            <calcext:condition calcext:apply-style-name="EveryOtherRow2" calcext:value="formula-is(NOT(ISEVEN(ROW())))" calcext:base-cell-address="'12th,PC'.L10"/>
          </calcext:conditional-format>
          <calcext:conditional-format calcext:target-range-address="'12th,Comp'.I11:'12th,Comp'.I11">
            <calcext:condition calcext:apply-style-name="EveryOtherRow" calcext:value="formula-is(ISEVEN(ROW()))" calcext:base-cell-address="'12th,PC'.I11"/>
            <calcext:condition calcext:apply-style-name="EveryOtherRow2" calcext:value="formula-is(NOT(ISEVEN(ROW())))" calcext:base-cell-address="'12th,PC'.I11"/>
          </calcext:conditional-format>
          <calcext:conditional-format calcext:target-range-address="'12th,Comp'.J11:'12th,Comp'.J11">
            <calcext:condition calcext:apply-style-name="EveryOtherRow" calcext:value="formula-is(ISEVEN(ROW()))" calcext:base-cell-address="'12th,PC'.J11"/>
            <calcext:condition calcext:apply-style-name="EveryOtherRow2" calcext:value="formula-is(NOT(ISEVEN(ROW())))" calcext:base-cell-address="'12th,PC'.J11"/>
          </calcext:conditional-format>
          <calcext:conditional-format calcext:target-range-address="'12th,Comp'.K11:'12th,Comp'.K11">
            <calcext:condition calcext:apply-style-name="EveryOtherRow" calcext:value="formula-is(ISEVEN(ROW()))" calcext:base-cell-address="'12th,PC'.K11"/>
            <calcext:condition calcext:apply-style-name="EveryOtherRow2" calcext:value="formula-is(NOT(ISEVEN(ROW())))" calcext:base-cell-address="'12th,PC'.K11"/>
          </calcext:conditional-format>
          <calcext:conditional-format calcext:target-range-address="'12th,Comp'.L11:'12th,Comp'.L11">
            <calcext:condition calcext:apply-style-name="EveryOtherRow" calcext:value="formula-is(ISEVEN(ROW()))" calcext:base-cell-address="'12th,PC'.L11"/>
            <calcext:condition calcext:apply-style-name="EveryOtherRow2" calcext:value="formula-is(NOT(ISEVEN(ROW())))" calcext:base-cell-address="'12th,PC'.L11"/>
          </calcext:conditional-format>
          <calcext:conditional-format calcext:target-range-address="'12th,Comp'.E9:'12th,Comp'.E11">
            <calcext:condition calcext:apply-style-name="EveryOtherRow" calcext:value="formula-is(ISEVEN(ROW()))" calcext:base-cell-address="'12th,PC'.E9"/>
            <calcext:condition calcext:apply-style-name="EveryOtherRow2" calcext:value="formula-is(NOT(ISEVEN(ROW())))" calcext:base-cell-address="'12th,PC'.E9"/>
          </calcext:conditional-format>
          <calcext:conditional-format calcext:target-range-address="'12th,Comp'.H9:'12th,Comp'.H9">
            <calcext:condition calcext:apply-style-name="EveryOtherRow" calcext:value="formula-is(ISEVEN(ROW()))" calcext:base-cell-address="'12th,PC'.H9"/>
            <calcext:condition calcext:apply-style-name="EveryOtherRow2" calcext:value="formula-is(NOT(ISEVEN(ROW())))" calcext:base-cell-address="'12th,PC'.H9"/>
          </calcext:conditional-format>
          <calcext:conditional-format calcext:target-range-address="'12th,Comp'.H10:'12th,Comp'.H10">
            <calcext:condition calcext:apply-style-name="EveryOtherRow" calcext:value="formula-is(ISEVEN(ROW()))" calcext:base-cell-address="'12th,PC'.H10"/>
            <calcext:condition calcext:apply-style-name="EveryOtherRow2" calcext:value="formula-is(NOT(ISEVEN(ROW())))" calcext:base-cell-address="'12th,PC'.H10"/>
          </calcext:conditional-format>
          <calcext:conditional-format calcext:target-range-address="'12th,Comp'.H11:'12th,Comp'.H11">
            <calcext:condition calcext:apply-style-name="EveryOtherRow" calcext:value="formula-is(ISEVEN(ROW()))" calcext:base-cell-address="'12th,PC'.H11"/>
            <calcext:condition calcext:apply-style-name="EveryOtherRow2" calcext:value="formula-is(NOT(ISEVEN(ROW())))" calcext:base-cell-address="'12th,PC'.H11"/>
          </calcext:conditional-format>
          <calcext:conditional-format calcext:target-range-address="'12th,Comp'.F9:'12th,Comp'.F9">
            <calcext:condition calcext:apply-style-name="EveryOtherRow" calcext:value="formula-is(ISEVEN(ROW()))" calcext:base-cell-address="'12th,PC'.F9"/>
            <calcext:condition calcext:apply-style-name="EveryOtherRow2" calcext:value="formula-is(NOT(ISEVEN(ROW())))" calcext:base-cell-address="'12th,PC'.F9"/>
          </calcext:conditional-format>
          <calcext:conditional-format calcext:target-range-address="'12th,Comp'.G9:'12th,Comp'.G9">
            <calcext:condition calcext:apply-style-name="EveryOtherRow" calcext:value="formula-is(ISEVEN(ROW()))" calcext:base-cell-address="'12th,PC'.G9"/>
            <calcext:condition calcext:apply-style-name="EveryOtherRow2" calcext:value="formula-is(NOT(ISEVEN(ROW())))" calcext:base-cell-address="'12th,PC'.G9"/>
          </calcext:conditional-format>
          <calcext:conditional-format calcext:target-range-address="'12th,Comp'.F10:'12th,Comp'.F10">
            <calcext:condition calcext:apply-style-name="EveryOtherRow" calcext:value="formula-is(ISEVEN(ROW()))" calcext:base-cell-address="'12th,PC'.F10"/>
            <calcext:condition calcext:apply-style-name="EveryOtherRow2" calcext:value="formula-is(NOT(ISEVEN(ROW())))" calcext:base-cell-address="'12th,PC'.F10"/>
          </calcext:conditional-format>
          <calcext:conditional-format calcext:target-range-address="'12th,Comp'.G10:'12th,Comp'.G10">
            <calcext:condition calcext:apply-style-name="EveryOtherRow" calcext:value="formula-is(ISEVEN(ROW()))" calcext:base-cell-address="'12th,PC'.G10"/>
            <calcext:condition calcext:apply-style-name="EveryOtherRow2" calcext:value="formula-is(NOT(ISEVEN(ROW())))" calcext:base-cell-address="'12th,PC'.G10"/>
          </calcext:conditional-format>
          <calcext:conditional-format calcext:target-range-address="'12th,Comp'.F11:'12th,Comp'.F11">
            <calcext:condition calcext:apply-style-name="EveryOtherRow" calcext:value="formula-is(ISEVEN(ROW()))" calcext:base-cell-address="'12th,PC'.F11"/>
            <calcext:condition calcext:apply-style-name="EveryOtherRow2" calcext:value="formula-is(NOT(ISEVEN(ROW())))" calcext:base-cell-address="'12th,PC'.F11"/>
          </calcext:conditional-format>
          <calcext:conditional-format calcext:target-range-address="'12th,Comp'.G11:'12th,Comp'.G11">
            <calcext:condition calcext:apply-style-name="EveryOtherRow" calcext:value="formula-is(ISEVEN(ROW()))" calcext:base-cell-address="'12th,PC'.G11"/>
            <calcext:condition calcext:apply-style-name="EveryOtherRow2" calcext:value="formula-is(NOT(ISEVEN(ROW())))" calcext:base-cell-address="'12th,PC'.G11"/>
          </calcext:conditional-format>
          <calcext:conditional-format calcext:target-range-address="'12th,Comp'.K18:'12th,Comp'.O21">
            <calcext:condition calcext:apply-style-name="EveryOtherRow" calcext:value="formula-is(ISEVEN(ROW()))" calcext:base-cell-address="'12th,PC'.K18"/>
            <calcext:condition calcext:apply-style-name="EveryOtherRow2" calcext:value="formula-is(NOT(ISEVEN(ROW())))" calcext:base-cell-address="'12th,PC'.K18"/>
          </calcext:conditional-format>
          <calcext:conditional-format calcext:target-range-address="'12th,Comp'.P18:'12th,Comp'.T21">
            <calcext:condition calcext:apply-style-name="EveryOtherRow" calcext:value="formula-is(ISEVEN(ROW()))" calcext:base-cell-address="'12th,PC'.P18"/>
            <calcext:condition calcext:apply-style-name="EveryOtherRow2" calcext:value="formula-is(NOT(ISEVEN(ROW())))" calcext:base-cell-address="'12th,PC'.P18"/>
          </calcext:conditional-format>
          <calcext:conditional-format calcext:target-range-address="'12th,Comp'.F27:'12th,Comp'.I29">
            <calcext:condition calcext:apply-style-name="EveryOtherRow" calcext:value="formula-is(ISEVEN(ROW()))" calcext:base-cell-address="'12th,PC'.F27"/>
            <calcext:condition calcext:apply-style-name="EveryOtherRow2" calcext:value="formula-is(NOT(ISEVEN(ROW())))" calcext:base-cell-address="'12th,PC'.F27"/>
          </calcext:conditional-format>
          <calcext:conditional-format calcext:target-range-address="'12th,Comp'.K27:'12th,Comp'.N29">
            <calcext:condition calcext:apply-style-name="EveryOtherRow" calcext:value="formula-is(ISEVEN(ROW()))" calcext:base-cell-address="'12th,PC'.K27"/>
            <calcext:condition calcext:apply-style-name="EveryOtherRow2" calcext:value="formula-is(NOT(ISEVEN(ROW())))" calcext:base-cell-address="'12th,PC'.K27"/>
          </calcext:conditional-format>
          <calcext:conditional-format calcext:target-range-address="'12th,Comp'.O27:'12th,Comp'.Q29">
            <calcext:condition calcext:apply-style-name="EveryOtherRow" calcext:value="formula-is(ISEVEN(ROW()))" calcext:base-cell-address="'12th,PC'.O27"/>
            <calcext:condition calcext:apply-style-name="EveryOtherRow2" calcext:value="formula-is(NOT(ISEVEN(ROW())))" calcext:base-cell-address="'12th,PC'.O27"/>
          </calcext:conditional-format>
          <calcext:conditional-format calcext:target-range-address="'12th,Comp'.R27:'12th,Comp'.U29">
            <calcext:condition calcext:apply-style-name="EveryOtherRow" calcext:value="formula-is(ISEVEN(ROW()))" calcext:base-cell-address="'12th,PC'.R27"/>
            <calcext:condition calcext:apply-style-name="EveryOtherRow2" calcext:value="formula-is(NOT(ISEVEN(ROW())))" calcext:base-cell-address="'12th,PC'.R27"/>
          </calcext:conditional-format>
          <calcext:conditional-format calcext:target-range-address="'12th,Comp'.L24:'12th,Comp'.P26">
            <calcext:condition calcext:apply-style-name="EveryOtherRow" calcext:value="formula-is(ISEVEN(ROW()))" calcext:base-cell-address="'12th,PC'.L24"/>
            <calcext:condition calcext:apply-style-name="EveryOtherRow2" calcext:value="formula-is(NOT(ISEVEN(ROW())))" calcext:base-cell-address="'12th,PC'.L24"/>
          </calcext:conditional-format>
          <calcext:conditional-format calcext:target-range-address="'12th,Comp'.F24:'12th,Comp'.J26">
            <calcext:condition calcext:apply-style-name="EveryOtherRow" calcext:value="formula-is(ISEVEN(ROW()))" calcext:base-cell-address="'12th,PC'.F24"/>
            <calcext:condition calcext:apply-style-name="EveryOtherRow2" calcext:value="formula-is(NOT(ISEVEN(ROW())))" calcext:base-cell-address="'12th,PC'.F24"/>
          </calcext:conditional-format>
          <calcext:conditional-format calcext:target-range-address="'12th,Comp'.G46:'12th,Comp'.G57">
            <calcext:condition calcext:apply-style-name="EveryOtherRow" calcext:value="formula-is(ISEVEN(ROW()))" calcext:base-cell-address="'12th,PC'.G46"/>
            <calcext:condition calcext:apply-style-name="EveryOtherRow2" calcext:value="formula-is(NOT(ISEVEN(ROW())))" calcext:base-cell-address="'12th,PC'.G46"/>
          </calcext:conditional-format>
          <calcext:conditional-format calcext:target-range-address="'12th,Comp'.N46:'12th,Comp'.N57">
            <calcext:condition calcext:apply-style-name="EveryOtherRow" calcext:value="formula-is(ISEVEN(ROW()))" calcext:base-cell-address="'12th,PC'.N46"/>
            <calcext:condition calcext:apply-style-name="EveryOtherRow2" calcext:value="formula-is(NOT(ISEVEN(ROW())))" calcext:base-cell-address="'12th,PC'.N46"/>
          </calcext:conditional-format>
          <calcext:conditional-format calcext:target-range-address="'12th,Comp'.Q47:'12th,Comp'.Q58">
            <calcext:condition calcext:apply-style-name="EveryOtherRow" calcext:value="formula-is(ISEVEN(ROW()))" calcext:base-cell-address="'12th,PC'.Q47"/>
            <calcext:condition calcext:apply-style-name="EveryOtherRow2" calcext:value="formula-is(NOT(ISEVEN(ROW())))" calcext:base-cell-address="'12th,PC'.Q47"/>
          </calcext:conditional-format>
          <calcext:conditional-format calcext:target-range-address="'12th,Comp'.L40:'12th,Comp'.L51">
            <calcext:condition calcext:apply-style-name="EveryOtherRow" calcext:value="formula-is(ISEVEN(ROW()))" calcext:base-cell-address="'12th,PC'.L40"/>
            <calcext:condition calcext:apply-style-name="EveryOtherRow2" calcext:value="formula-is(NOT(ISEVEN(ROW())))" calcext:base-cell-address="'12th,PC'.L40"/>
          </calcext:conditional-format>
          <calcext:conditional-format calcext:target-range-address="'12th,Comp'.S40:'12th,Comp'.S51">
            <calcext:condition calcext:apply-style-name="EveryOtherRow" calcext:value="formula-is(ISEVEN(ROW()))" calcext:base-cell-address="'12th,PC'.S40"/>
            <calcext:condition calcext:apply-style-name="EveryOtherRow2" calcext:value="formula-is(NOT(ISEVEN(ROW())))" calcext:base-cell-address="'12th,PC'.S40"/>
          </calcext:conditional-format>
        </calcext:conditional-formats>
      </table:table>
      <table:table table:name="10th" table:style-name="ta6">
        <table:table-column table:style-name="co1" table:default-cell-style-name="ce651"/>
        <table:table-column table:style-name="co2" table:default-cell-style-name="ce659"/>
        <table:table-column table:style-name="co3" table:default-cell-style-name="ce651"/>
        <table:table-column table:style-name="co4" table:number-columns-repeated="2" table:default-cell-style-name="ce651"/>
        <table:table-column table:style-name="co4" table:default-cell-style-name="ce674"/>
        <table:table-column table:style-name="co4" table:number-columns-repeated="2" table:default-cell-style-name="ce646"/>
        <table:table-column table:style-name="co4" table:default-cell-style-name="ce674"/>
        <table:table-column table:style-name="co4" table:number-columns-repeated="28" table:default-cell-style-name="ce646"/>
        <table:table-column table:style-name="co5" table:number-columns-repeated="987" table:default-cell-style-name="ce646"/>
        <table:table-row table:style-name="ro1">
          <table:table-cell table:style-name="ce646"/>
          <table:table-cell table:style-name="ce652" office:value-type="string" calcext:value-type="string">
            <text:p>Quater 1/10th/Geometry/2016-2017</text:p>
          </table:table-cell>
          <table:table-cell table:style-name="ce646" table:number-columns-repeated="3"/>
          <table:table-cell table:style-name="ce678" table:number-columns-repeated="2"/>
          <table:table-cell table:style-name="ce675" table:number-columns-repeated="11"/>
          <table:table-cell table:number-columns-repeated="1006"/>
        </table:table-row>
        <table:table-row table:style-name="ro2">
          <table:table-cell table:style-name="ce937" office:value-type="string" calcext:value-type="string">
            <text:p>Date Due</text:p>
          </table:table-cell>
          <table:table-cell table:style-name="ce939"/>
          <table:table-cell table:style-name="ce941" office:value-type="string" calcext:value-type="string">
            <text:p>Points Possible for Each Assignment</text:p>
          </table:table-cell>
          <table:table-cell table:style-name="ce941" office:value-type="string" calcext:value-type="string">
            <text:p>Average (non-zero)</text:p>
          </table:table-cell>
          <table:table-cell table:style-name="ce941" office:value-type="string" calcext:value-type="string">
            <text:p>Stdev (non-zero)</text:p>
          </table:table-cell>
          <table:table-cell table:style-name="ce724" office:value-type="string" calcext:value-type="string">
            <text:p>Last, First1</text:p>
          </table:table-cell>
          <table:table-cell table:style-name="ce724" office:value-type="string" calcext:value-type="string">
            <text:p>Last, First2</text:p>
          </table:table-cell>
          <table:table-cell table:style-name="ce724" office:value-type="string" calcext:value-type="string">
            <text:p>Last, First3</text:p>
          </table:table-cell>
          <table:table-cell table:style-name="ce724" office:value-type="string" calcext:value-type="string">
            <text:p>Last, First4</text:p>
          </table:table-cell>
          <table:table-cell table:style-name="ce724" office:value-type="string" calcext:value-type="string">
            <text:p>Last, First5</text:p>
          </table:table-cell>
          <table:table-cell table:style-name="ce724" office:value-type="string" calcext:value-type="string">
            <text:p>Last, First6</text:p>
          </table:table-cell>
          <table:table-cell table:style-name="ce724" office:value-type="string" calcext:value-type="string">
            <text:p>Last, First7</text:p>
          </table:table-cell>
          <table:table-cell table:style-name="ce724" office:value-type="string" calcext:value-type="string">
            <text:p>Last, First8</text:p>
          </table:table-cell>
          <table:table-cell table:style-name="ce724" office:value-type="string" calcext:value-type="string">
            <text:p>Last, First9</text:p>
          </table:table-cell>
          <table:table-cell table:style-name="ce724" office:value-type="string" calcext:value-type="string">
            <text:p>Last, First10</text:p>
          </table:table-cell>
          <table:table-cell table:style-name="ce724" office:value-type="string" calcext:value-type="string">
            <text:p>Last, First11</text:p>
          </table:table-cell>
          <table:table-cell table:style-name="ce724" office:value-type="string" calcext:value-type="string">
            <text:p>Last, First12</text:p>
          </table:table-cell>
          <table:table-cell table:style-name="ce724" office:value-type="string" calcext:value-type="string">
            <text:p>Last, First13</text:p>
          </table:table-cell>
          <table:table-cell table:style-name="ce724" office:value-type="string" calcext:value-type="string">
            <text:p>Last, First14</text:p>
          </table:table-cell>
          <table:table-cell table:style-name="ce941" office:value-type="string" calcext:value-type="string">
            <text:p>Student Name13</text:p>
          </table:table-cell>
          <table:table-cell table:style-name="ce941" office:value-type="string" calcext:value-type="string">
            <text:p>Student Name14</text:p>
          </table:table-cell>
          <table:table-cell table:style-name="ce941" office:value-type="string" calcext:value-type="string">
            <text:p>Student Name15</text:p>
          </table:table-cell>
          <table:table-cell table:style-name="ce941" office:value-type="string" calcext:value-type="string">
            <text:p>Student Name16</text:p>
          </table:table-cell>
          <table:table-cell table:style-name="ce941" office:value-type="string" calcext:value-type="string">
            <text:p>Student Name17</text:p>
          </table:table-cell>
          <table:table-cell table:style-name="ce941" office:value-type="string" calcext:value-type="string">
            <text:p>Student Name18</text:p>
          </table:table-cell>
          <table:table-cell table:style-name="ce941" office:value-type="string" calcext:value-type="string">
            <text:p>Student Name19</text:p>
          </table:table-cell>
          <table:table-cell table:style-name="ce941" office:value-type="string" calcext:value-type="string">
            <text:p>Student Name20</text:p>
          </table:table-cell>
          <table:table-cell table:style-name="ce941" office:value-type="string" calcext:value-type="string">
            <text:p>Student Name21</text:p>
          </table:table-cell>
          <table:table-cell table:style-name="ce941" office:value-type="string" calcext:value-type="string">
            <text:p>Student Name22</text:p>
          </table:table-cell>
          <table:table-cell table:style-name="ce941" office:value-type="string" calcext:value-type="string">
            <text:p>Student Name23</text:p>
          </table:table-cell>
          <table:table-cell table:style-name="ce941" office:value-type="string" calcext:value-type="string">
            <text:p>Student Name24</text:p>
          </table:table-cell>
          <table:table-cell table:style-name="ce941" office:value-type="string" calcext:value-type="string">
            <text:p>Student Name25</text:p>
          </table:table-cell>
          <table:table-cell table:style-name="ce941" office:value-type="string" calcext:value-type="string">
            <text:p>Student Name26</text:p>
          </table:table-cell>
          <table:table-cell table:style-name="ce941" office:value-type="string" calcext:value-type="string">
            <text:p>Student Name27</text:p>
          </table:table-cell>
          <table:table-cell table:style-name="ce941" office:value-type="string" calcext:value-type="string">
            <text:p>Student Name28</text:p>
          </table:table-cell>
          <table:table-cell table:style-name="ce941" office:value-type="string" calcext:value-type="string">
            <text:p>Student Name29</text:p>
          </table:table-cell>
          <table:table-cell table:style-name="ce941" office:value-type="string" calcext:value-type="string">
            <text:p>Student Name30</text:p>
          </table:table-cell>
          <table:table-cell table:style-name="ce941" table:number-columns-repeated="987"/>
        </table:table-row>
        <table:table-row table:style-name="ro9">
          <table:table-cell table:style-name="Header"/>
          <table:table-cell table:style-name="Header" office:value-type="string" calcext:value-type="string">
            <text:p>Tests/Quizzes</text:p>
          </table:table-cell>
          <table:table-cell table:style-name="Header" table:number-columns-repeated="1022"/>
        </table:table-row>
        <table:table-row table:style-name="ro10">
          <table:table-cell table:style-name="ce627" office:value-type="date" office:date-value="2016-09-02" calcext:value-type="date">
            <text:p>9/2/2016</text:p>
          </table:table-cell>
          <table:table-cell table:style-name="ce630" office:value-type="string" calcext:value-type="string">
            <text:p>Test CH 1</text:p>
          </table:table-cell>
          <table:table-cell table:style-name="ce633" table:formula="of:=LARGE([.F4:.AMJ4];3)" office:value-type="float" office:value="44.1176470588235" calcext:value-type="float">
            <text:p>44.1176470588235</text:p>
          </table:table-cell>
          <table:table-cell table:style-name="ce633" table:formula="of:=AVERAGEIF([.F4:.AMJ4];&quot;&lt;&gt;0&quot;)" office:value-type="float" office:value="28.1512605042017" calcext:value-type="float">
            <text:p>28.1512605042017</text:p>
          </table:table-cell>
          <table:table-cell table:style-name="ce633" table:number-matrix-columns-spanned="1" table:number-matrix-rows-spanned="1" table:formula="of:=STDEV(IF([.F4:.AMJ4]&lt;&gt;0;[.F4:.AMJ4]))" office:value-type="float" office:value="14.7607251450036" calcext:value-type="float">
            <text:p>14.7607251450036</text:p>
          </table:table-cell>
          <table:table-cell table:style-name="ce633" table:formula="of:=7/34*100" office:value-type="float" office:value="20.5882352941176" calcext:value-type="float">
            <text:p>20.5882352941176</text:p>
          </table:table-cell>
          <table:table-cell table:style-name="ce633" table:formula="of:=4/34*100" office:value-type="float" office:value="11.7647058823529" calcext:value-type="float">
            <text:p>11.7647058823529</text:p>
          </table:table-cell>
          <table:table-cell table:style-name="ce633" table:formula="of:=15/34*100" office:value-type="float" office:value="44.1176470588235" calcext:value-type="float">
            <text:p>44.1176470588235</text:p>
          </table:table-cell>
          <table:table-cell table:style-name="ce633" table:formula="of:=15/34*100" office:value-type="float" office:value="44.1176470588235" calcext:value-type="float">
            <text:p>44.1176470588235</text:p>
          </table:table-cell>
          <table:table-cell table:style-name="ce908" table:formula="of:=7/34*100" office:value-type="float" office:value="20.5882352941176" calcext:value-type="float">
            <text:p>20.5882352941176</text:p>
          </table:table-cell>
          <table:table-cell table:style-name="ce908" table:formula="of:=4/34*100" office:value-type="float" office:value="11.7647058823529" calcext:value-type="float">
            <text:p>11.7647058823529</text:p>
          </table:table-cell>
          <table:table-cell table:style-name="ce908" table:formula="of:=15/34*100" office:value-type="float" office:value="44.1176470588235" calcext:value-type="float">
            <text:p>44.1176470588235</text:p>
          </table:table-cell>
          <table:table-cell table:style-name="ce908" table:formula="of:=15/34*100" office:value-type="float" office:value="44.1176470588235" calcext:value-type="float">
            <text:p>44.1176470588235</text:p>
          </table:table-cell>
          <table:table-cell table:style-name="ce949" table:formula="of:=7/34*100" office:value-type="float" office:value="20.5882352941176" calcext:value-type="float">
            <text:p>20.5882352941176</text:p>
          </table:table-cell>
          <table:table-cell table:style-name="ce949" table:formula="of:=4/34*100" office:value-type="float" office:value="11.7647058823529" calcext:value-type="float">
            <text:p>11.7647058823529</text:p>
          </table:table-cell>
          <table:table-cell table:style-name="ce966" table:formula="of:=7/34*100" office:value-type="float" office:value="20.5882352941176" calcext:value-type="float">
            <text:p>20.5882352941176</text:p>
          </table:table-cell>
          <table:table-cell table:style-name="ce966" table:formula="of:=4/34*100" office:value-type="float" office:value="11.7647058823529" calcext:value-type="float">
            <text:p>11.7647058823529</text:p>
          </table:table-cell>
          <table:table-cell table:style-name="ce966" table:formula="of:=15/34*100" office:value-type="float" office:value="44.1176470588235" calcext:value-type="float">
            <text:p>44.1176470588235</text:p>
          </table:table-cell>
          <table:table-cell table:style-name="ce966" table:formula="of:=15/34*100" office:value-type="float" office:value="44.1176470588235" calcext:value-type="float">
            <text:p>44.117647058823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12" calcext:value-type="date">
            <text:p>9/12/2016</text:p>
          </table:table-cell>
          <table:table-cell table:style-name="ce630" office:value-type="string" calcext:value-type="string">
            <text:p>Corrections: Test CH 1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number-columns-repeated="6"/>
          <table:table-cell table:style-name="ce908" table:number-columns-repeated="4"/>
          <table:table-cell table:style-name="ce949" table:number-columns-repeated="2"/>
          <table:table-cell table:style-name="ce966" table:number-columns-repeated="4"/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8" calcext:value-type="date">
            <text:p>9/28/2016</text:p>
          </table:table-cell>
          <table:table-cell table:style-name="ce630" office:value-type="string" calcext:value-type="string">
            <text:p>Test CH 2</text:p>
          </table:table-cell>
          <table:table-cell table:style-name="ce633" office:value-type="float" office:value="100" calcext:value-type="float">
            <text:p>100</text:p>
          </table:table-cell>
          <table:table-cell table:style-name="ce633" table:formula="of:=AVERAGEIF([.F6:.AMJ6];&quot;&lt;&gt;0&quot;)" office:value-type="float" office:value="34.1517857142857" calcext:value-type="float">
            <text:p>34.1517857142857</text:p>
          </table:table-cell>
          <table:table-cell table:style-name="ce633" table:number-matrix-columns-spanned="1" table:number-matrix-rows-spanned="1" table:formula="of:=STDEV(IF([.F6:.AMJ6]&lt;&gt;0;[.F6:.AMJ6]))" office:value-type="float" office:value="18.8882835689567" calcext:value-type="float">
            <text:p>18.8882835689567</text:p>
          </table:table-cell>
          <table:table-cell table:style-name="ce633" table:formula="of:=16/32*100" office:value-type="float" office:value="50" calcext:value-type="float">
            <text:p>50</text:p>
          </table:table-cell>
          <table:table-cell table:style-name="ce633" table:formula="of:=2/32*100" office:value-type="float" office:value="6.25" calcext:value-type="float">
            <text:p>6.25</text:p>
          </table:table-cell>
          <table:table-cell table:style-name="ce633" table:formula="of:=15/32*100" office:value-type="float" office:value="46.875" calcext:value-type="float">
            <text:p>46.875</text:p>
          </table:table-cell>
          <table:table-cell table:style-name="ce633" table:formula="of:=12/32*100" office:value-type="float" office:value="37.5" calcext:value-type="float">
            <text:p>37.5</text:p>
          </table:table-cell>
          <table:table-cell table:style-name="ce908" table:formula="of:=16/32*100" office:value-type="float" office:value="50" calcext:value-type="float">
            <text:p>50</text:p>
          </table:table-cell>
          <table:table-cell table:style-name="ce908" table:formula="of:=2/32*100" office:value-type="float" office:value="6.25" calcext:value-type="float">
            <text:p>6.25</text:p>
          </table:table-cell>
          <table:table-cell table:style-name="ce908" table:formula="of:=15/32*100" office:value-type="float" office:value="46.875" calcext:value-type="float">
            <text:p>46.875</text:p>
          </table:table-cell>
          <table:table-cell table:style-name="ce908" table:formula="of:=12/32*100" office:value-type="float" office:value="37.5" calcext:value-type="float">
            <text:p>37.5</text:p>
          </table:table-cell>
          <table:table-cell table:style-name="ce949" table:formula="of:=16/32*100" office:value-type="float" office:value="50" calcext:value-type="float">
            <text:p>50</text:p>
          </table:table-cell>
          <table:table-cell table:style-name="ce949" table:formula="of:=2/32*100" office:value-type="float" office:value="6.25" calcext:value-type="float">
            <text:p>6.25</text:p>
          </table:table-cell>
          <table:table-cell table:style-name="ce966" table:formula="of:=16/32*100" office:value-type="float" office:value="50" calcext:value-type="float">
            <text:p>50</text:p>
          </table:table-cell>
          <table:table-cell table:style-name="ce966" table:formula="of:=2/32*100" office:value-type="float" office:value="6.25" calcext:value-type="float">
            <text:p>6.25</text:p>
          </table:table-cell>
          <table:table-cell table:style-name="ce966" table:formula="of:=15/32*100" office:value-type="float" office:value="46.875" calcext:value-type="float">
            <text:p>46.875</text:p>
          </table:table-cell>
          <table:table-cell table:style-name="ce966" table:formula="of:=12/32*100" office:value-type="float" office:value="37.5" calcext:value-type="float">
            <text:p>37.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8" calcext:value-type="date">
            <text:p>9/28/2016</text:p>
          </table:table-cell>
          <table:table-cell table:style-name="ce630" office:value-type="string" calcext:value-type="string">
            <text:p>Curve: Test CH 2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number-columns-repeated="2"/>
          <table:table-cell table:number-columns-repeated="4" table:style-name="ce633" office:value-type="float" office:value="10" calcext:value-type="float">
            <text:p>10</text:p>
          </table:table-cell>
          <table:table-cell table:number-columns-repeated="4" table:style-name="ce908" office:value-type="float" office:value="10" calcext:value-type="float">
            <text:p>10</text:p>
          </table:table-cell>
          <table:table-cell table:number-columns-repeated="2" table:style-name="ce949" office:value-type="float" office:value="10" calcext:value-type="float">
            <text:p>10</text:p>
          </table:table-cell>
          <table:table-cell table:number-columns-repeated="4" table:style-name="ce966" office:value-type="float" office:value="10" calcext:value-type="float">
            <text:p>1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10-11" calcext:value-type="date">
            <text:p>10/11/2016</text:p>
          </table:table-cell>
          <table:table-cell table:style-name="ce630" office:value-type="string" calcext:value-type="string">
            <text:p>Corrections: Test CH 2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number-columns-repeated="2"/>
          <table:table-cell table:style-name="ce691" table:formula="of:=0*MAX([.$C$6]-([.F6]+[.F7]);0)/2" office:value-type="float" office:value="0" calcext:value-type="float">
            <text:p>0</text:p>
          </table:table-cell>
          <table:table-cell table:style-name="ce822" table:formula="of:=0*MAX([.$C$6]-([.G6]+[.G7]);0)/2" office:value-type="float" office:value="0" calcext:value-type="float">
            <text:p>0</text:p>
          </table:table-cell>
          <table:table-cell table:style-name="ce849" table:formula="of:=0*MAX([.$C$6]-([.H6]+[.H7]);0)/2" office:value-type="float" office:value="0" calcext:value-type="float">
            <text:p>0</text:p>
          </table:table-cell>
          <table:table-cell table:style-name="ce891" table:formula="of:=0*MAX([.$C$6]-([.I6]+[.I7]);0)/2" office:value-type="float" office:value="0" calcext:value-type="float">
            <text:p>0</text:p>
          </table:table-cell>
          <table:table-cell table:style-name="ce909" table:formula="of:=0*MAX([.$C$6]-([.J6]+[.J7]);0)/2" office:value-type="float" office:value="0" calcext:value-type="float">
            <text:p>0</text:p>
          </table:table-cell>
          <table:table-cell table:style-name="ce923" table:formula="of:=0*MAX([.$C$6]-([.K6]+[.K7]);0)/2" office:value-type="float" office:value="0" calcext:value-type="float">
            <text:p>0</text:p>
          </table:table-cell>
          <table:table-cell table:style-name="ce928" table:formula="of:=0*MAX([.$C$6]-([.L6]+[.L7]);0)/2" office:value-type="float" office:value="0" calcext:value-type="float">
            <text:p>0</text:p>
          </table:table-cell>
          <table:table-cell table:style-name="ce935" table:formula="of:=0*MAX([.$C$6]-([.M6]+[.M7]);0)/2" office:value-type="float" office:value="0" calcext:value-type="float">
            <text:p>0</text:p>
          </table:table-cell>
          <table:table-cell table:style-name="ce950" table:formula="of:=0*MAX([.$C$6]-([.N6]+[.N7]);0)/2" office:value-type="float" office:value="0" calcext:value-type="float">
            <text:p>0</text:p>
          </table:table-cell>
          <table:table-cell table:style-name="ce958" table:formula="of:=0*MAX([.$C$6]-([.O6]+[.O7]);0)/2" office:value-type="float" office:value="0" calcext:value-type="float">
            <text:p>0</text:p>
          </table:table-cell>
          <table:table-cell table:style-name="ce967" table:formula="of:=0*MAX([.$C$6]-([.P6]+[.P7]);0)/2" office:value-type="float" office:value="0" calcext:value-type="float">
            <text:p>0</text:p>
          </table:table-cell>
          <table:table-cell table:style-name="ce972" table:formula="of:=0*MAX([.$C$6]-([.Q6]+[.Q7]);0)/2" office:value-type="float" office:value="0" calcext:value-type="float">
            <text:p>0</text:p>
          </table:table-cell>
          <table:table-cell table:style-name="ce978" table:formula="of:=0*MAX([.$C$6]-([.R6]+[.R7]);0)/2" office:value-type="float" office:value="0" calcext:value-type="float">
            <text:p>0</text:p>
          </table:table-cell>
          <table:table-cell table:style-name="ce982" table:formula="of:=0*MAX([.$C$6]-([.S6]+[.S7]);0)/2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10-14" calcext:value-type="date">
            <text:p>10/14/2016</text:p>
          </table:table-cell>
          <table:table-cell table:style-name="ce630" office:value-type="string" calcext:value-type="string">
            <text:p>Final Exam</text:p>
          </table:table-cell>
          <table:table-cell table:style-name="ce633" office:value-type="float" office:value="100" calcext:value-type="float">
            <text:p>100</text:p>
          </table:table-cell>
          <table:table-cell table:style-name="ce635" table:formula="of:=AVERAGEIF([.F9:.AMJ9];&quot;&lt;&gt;0&quot;)" office:value-type="float" office:value="41.010101010101" calcext:value-type="float">
            <text:p>41.010101010101</text:p>
          </table:table-cell>
          <table:table-cell table:style-name="ce635" table:number-matrix-columns-spanned="1" table:number-matrix-rows-spanned="1" table:formula="of:=STDEV(IF([.F9:.AMJ9]&lt;&gt;0;[.F9:.AMJ9]))" office:value-type="float" office:value="16.0358744844989" calcext:value-type="float">
            <text:p>16.0358744844989</text:p>
          </table:table-cell>
          <table:table-cell table:style-name="ce691" table:formula="of:=27/45*[.$C$9]" office:value-type="float" office:value="60" calcext:value-type="float">
            <text:p>60</text:p>
          </table:table-cell>
          <table:table-cell table:style-name="ce824" table:formula="of:=11/45*[.$C$9]" office:value-type="float" office:value="24.4444444444444" calcext:value-type="float">
            <text:p>24.4444444444444</text:p>
          </table:table-cell>
          <table:table-cell table:style-name="ce851" table:formula="of:=17/45*[.$C$9]" office:value-type="float" office:value="37.7777777777778" calcext:value-type="float">
            <text:p>37.7777777777778</text:p>
          </table:table-cell>
          <table:table-cell table:style-name="ce986" table:formula="of:=25/45*[.$C$9]*0" office:value-type="float" office:value="0" calcext:value-type="float">
            <text:p>0</text:p>
          </table:table-cell>
          <table:table-cell table:style-name="ce909" table:formula="of:=27/45*[.$C$9]" office:value-type="float" office:value="60" calcext:value-type="float">
            <text:p>60</text:p>
          </table:table-cell>
          <table:table-cell table:style-name="ce924" table:formula="of:=11/45*[.$C$9]" office:value-type="float" office:value="24.4444444444444" calcext:value-type="float">
            <text:p>24.4444444444444</text:p>
          </table:table-cell>
          <table:table-cell table:style-name="ce929" table:formula="of:=17/45*[.$C$9]" office:value-type="float" office:value="37.7777777777778" calcext:value-type="float">
            <text:p>37.7777777777778</text:p>
          </table:table-cell>
          <table:table-cell table:style-name="ce936" table:formula="of:=25/45*[.$C$9]*0" office:value-type="float" office:value="0" calcext:value-type="float">
            <text:p>0</text:p>
          </table:table-cell>
          <table:table-cell table:style-name="ce950" table:formula="of:=27/45*[.$C$9]" office:value-type="float" office:value="60" calcext:value-type="float">
            <text:p>60</text:p>
          </table:table-cell>
          <table:table-cell table:style-name="ce959" table:formula="of:=11/45*[.$C$9]" office:value-type="float" office:value="24.4444444444444" calcext:value-type="float">
            <text:p>24.4444444444444</text:p>
          </table:table-cell>
          <table:table-cell table:style-name="ce967" table:formula="of:=27/45*[.$C$9]" office:value-type="float" office:value="60" calcext:value-type="float">
            <text:p>60</text:p>
          </table:table-cell>
          <table:table-cell table:style-name="ce973" table:formula="of:=11/45*[.$C$9]" office:value-type="float" office:value="24.4444444444444" calcext:value-type="float">
            <text:p>24.4444444444444</text:p>
          </table:table-cell>
          <table:table-cell table:style-name="ce979" table:formula="of:=17/45*[.$C$9]" office:value-type="float" office:value="37.7777777777778" calcext:value-type="float">
            <text:p>37.7777777777778</text:p>
          </table:table-cell>
          <table:table-cell table:style-name="ce828" table:formula="of:=25/45*[.$C$9]*0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4"/>
          <table:table-cell table:style-name="ce680" table:number-columns-repeated="987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5" calcext:value-type="float">
            <text:p>0.5</text:p>
          </table:table-cell>
          <table:table-cell table:style-name="ce692" table:number-columns-repeated="34"/>
          <table:table-cell table:style-name="ce680" table:number-columns-repeated="987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M([.C4:.C10])" office:value-type="float" office:value="244.117647058824" calcext:value-type="float">
            <text:p>244.117647058824</text:p>
          </table:table-cell>
          <table:table-cell table:style-name="ce693" table:number-columns-repeated="2"/>
          <table:table-cell table:style-name="ce693" table:formula="of:=SUM([.F4:.F10])" office:value-type="float" office:value="140.588235294118" calcext:value-type="float">
            <text:p>140.588235294118</text:p>
          </table:table-cell>
          <table:table-cell table:style-name="ce693" table:formula="of:=SUM([.G4:.G10])" office:value-type="float" office:value="52.4591503267974" calcext:value-type="float">
            <text:p>52.4591503267974</text:p>
          </table:table-cell>
          <table:table-cell table:style-name="ce693" table:formula="of:=SUM([.H4:.H10])" office:value-type="float" office:value="138.770424836601" calcext:value-type="float">
            <text:p>138.770424836601</text:p>
          </table:table-cell>
          <table:table-cell table:style-name="ce693" table:formula="of:=SUM([.I4:.I10])" office:value-type="float" office:value="91.6176470588235" calcext:value-type="float">
            <text:p>91.6176470588235</text:p>
          </table:table-cell>
          <table:table-cell table:style-name="ce693" table:formula="of:=SUM([.J4:.J10])" office:value-type="float" office:value="140.588235294118" calcext:value-type="float">
            <text:p>140.588235294118</text:p>
          </table:table-cell>
          <table:table-cell table:style-name="ce693" table:formula="of:=SUM([.K4:.K10])" office:value-type="float" office:value="52.4591503267974" calcext:value-type="float">
            <text:p>52.4591503267974</text:p>
          </table:table-cell>
          <table:table-cell table:style-name="ce693" table:formula="of:=SUM([.L4:.L10])" office:value-type="float" office:value="138.770424836601" calcext:value-type="float">
            <text:p>138.770424836601</text:p>
          </table:table-cell>
          <table:table-cell table:style-name="ce693" table:formula="of:=SUM([.M4:.M10])" office:value-type="float" office:value="91.6176470588235" calcext:value-type="float">
            <text:p>91.6176470588235</text:p>
          </table:table-cell>
          <table:table-cell table:style-name="ce693" table:formula="of:=SUM([.N4:.N10])" office:value-type="float" office:value="140.588235294118" calcext:value-type="float">
            <text:p>140.588235294118</text:p>
          </table:table-cell>
          <table:table-cell table:style-name="ce693" table:formula="of:=SUM([.O4:.O10])" office:value-type="float" office:value="52.4591503267974" calcext:value-type="float">
            <text:p>52.4591503267974</text:p>
          </table:table-cell>
          <table:table-cell table:style-name="ce693" table:formula="of:=SUM([.P4:.P10])" office:value-type="float" office:value="140.588235294118" calcext:value-type="float">
            <text:p>140.588235294118</text:p>
          </table:table-cell>
          <table:table-cell table:style-name="ce693" table:formula="of:=SUM([.Q4:.Q10])" office:value-type="float" office:value="52.4591503267974" calcext:value-type="float">
            <text:p>52.4591503267974</text:p>
          </table:table-cell>
          <table:table-cell table:style-name="ce693" table:formula="of:=SUM([.R4:.R10])" office:value-type="float" office:value="138.770424836601" calcext:value-type="float">
            <text:p>138.770424836601</text:p>
          </table:table-cell>
          <table:table-cell table:style-name="ce693" table:formula="of:=SUM([.S4:.S10])" office:value-type="float" office:value="91.6176470588235" calcext:value-type="float">
            <text:p>91.6176470588235</text:p>
          </table:table-cell>
          <table:table-cell table:style-name="ce693" table:formula="of:=SUM([.T4:.T10])" office:value-type="float" office:value="0" calcext:value-type="float">
            <text:p>0</text:p>
          </table:table-cell>
          <table:table-cell table:style-name="ce693" table:formula="of:=SUM([.U4:.U10])" office:value-type="float" office:value="0" calcext:value-type="float">
            <text:p>0</text:p>
          </table:table-cell>
          <table:table-cell table:style-name="ce693" table:formula="of:=SUM([.V4:.V10])" office:value-type="float" office:value="0" calcext:value-type="float">
            <text:p>0</text:p>
          </table:table-cell>
          <table:table-cell table:style-name="ce693" table:formula="of:=SUM([.W4:.W10])" office:value-type="float" office:value="0" calcext:value-type="float">
            <text:p>0</text:p>
          </table:table-cell>
          <table:table-cell table:style-name="ce693" table:formula="of:=SUM([.X4:.X10])" office:value-type="float" office:value="0" calcext:value-type="float">
            <text:p>0</text:p>
          </table:table-cell>
          <table:table-cell table:style-name="ce693" table:formula="of:=SUM([.Y4:.Y10])" office:value-type="float" office:value="0" calcext:value-type="float">
            <text:p>0</text:p>
          </table:table-cell>
          <table:table-cell table:style-name="ce693" table:formula="of:=SUM([.Z4:.Z10])" office:value-type="float" office:value="0" calcext:value-type="float">
            <text:p>0</text:p>
          </table:table-cell>
          <table:table-cell table:style-name="ce693" table:formula="of:=SUM([.AA4:.AA10])" office:value-type="float" office:value="0" calcext:value-type="float">
            <text:p>0</text:p>
          </table:table-cell>
          <table:table-cell table:style-name="ce693" table:formula="of:=SUM([.AB4:.AB10])" office:value-type="float" office:value="0" calcext:value-type="float">
            <text:p>0</text:p>
          </table:table-cell>
          <table:table-cell table:style-name="ce693" table:formula="of:=SUM([.AC4:.AC10])" office:value-type="float" office:value="0" calcext:value-type="float">
            <text:p>0</text:p>
          </table:table-cell>
          <table:table-cell table:style-name="ce693" table:formula="of:=SUM([.AD4:.AD10])" office:value-type="float" office:value="0" calcext:value-type="float">
            <text:p>0</text:p>
          </table:table-cell>
          <table:table-cell table:style-name="ce693" table:formula="of:=SUM([.AE4:.AE10])" office:value-type="float" office:value="0" calcext:value-type="float">
            <text:p>0</text:p>
          </table:table-cell>
          <table:table-cell table:style-name="ce693" table:formula="of:=SUM([.AF4:.AF10])" office:value-type="float" office:value="0" calcext:value-type="float">
            <text:p>0</text:p>
          </table:table-cell>
          <table:table-cell table:style-name="ce693" table:formula="of:=SUM([.AG4:.AG10])" office:value-type="float" office:value="0" calcext:value-type="float">
            <text:p>0</text:p>
          </table:table-cell>
          <table:table-cell table:style-name="ce693" table:formula="of:=SUM([.AH4:.AH10])" office:value-type="float" office:value="0" calcext:value-type="float">
            <text:p>0</text:p>
          </table:table-cell>
          <table:table-cell table:style-name="ce693" table:formula="of:=SUM([.AI4:.AI10])" office:value-type="float" office:value="0" calcext:value-type="float">
            <text:p>0</text:p>
          </table:table-cell>
          <table:table-cell table:style-name="ce693" table:formula="of:=SUM([.AJ4:.AJ10])" office:value-type="float" office:value="0" calcext:value-type="float">
            <text:p>0</text:p>
          </table:table-cell>
          <table:table-cell table:style-name="ce693" table:formula="of:=SUM([.AK4:.AK10])" office:value-type="float" office:value="0" calcext:value-type="float">
            <text:p>0</text:p>
          </table:table-cell>
          <table:table-cell table:number-columns-repeated="987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12]/[.$C$12]" office:value-type="percentage" office:value="1" calcext:value-type="percentage">
            <text:p>100%</text:p>
          </table:table-cell>
          <table:table-cell table:style-name="ce944" table:formula="of:=AVERAGEIF([.F13:.AMJ13];&quot;&lt;&gt;0&quot;)" office:value-type="percentage" office:value="0.428175798431823" calcext:value-type="percentage">
            <text:p>42.82%</text:p>
          </table:table-cell>
          <table:table-cell table:style-name="ce669"/>
          <table:table-cell table:style-name="ce976" table:formula="of:=[.F12]/[.$C$12]" office:value-type="percentage" office:value="0.575903614457831" calcext:value-type="percentage">
            <text:p>58%</text:p>
          </table:table-cell>
          <table:table-cell table:style-name="ce976" table:formula="of:=[.G12]/[.$C$12]" office:value-type="percentage" office:value="0.214892904953146" calcext:value-type="percentage">
            <text:p>21%</text:p>
          </table:table-cell>
          <table:table-cell table:style-name="ce976" table:formula="of:=[.H12]/[.$C$12]" office:value-type="percentage" office:value="0.568457161981258" calcext:value-type="percentage">
            <text:p>57%</text:p>
          </table:table-cell>
          <table:table-cell table:style-name="ce976" table:formula="of:=[.I12]/[.$C$12]" office:value-type="percentage" office:value="0.375301204819277" calcext:value-type="percentage">
            <text:p>38%</text:p>
          </table:table-cell>
          <table:table-cell table:style-name="ce976" table:formula="of:=[.J12]/[.$C$12]" office:value-type="percentage" office:value="0.575903614457831" calcext:value-type="percentage">
            <text:p>58%</text:p>
          </table:table-cell>
          <table:table-cell table:style-name="ce976" table:formula="of:=[.K12]/[.$C$12]" office:value-type="percentage" office:value="0.214892904953146" calcext:value-type="percentage">
            <text:p>21%</text:p>
          </table:table-cell>
          <table:table-cell table:style-name="ce976" table:formula="of:=[.L12]/[.$C$12]" office:value-type="percentage" office:value="0.568457161981258" calcext:value-type="percentage">
            <text:p>57%</text:p>
          </table:table-cell>
          <table:table-cell table:style-name="ce976" table:formula="of:=[.M12]/[.$C$12]" office:value-type="percentage" office:value="0.375301204819277" calcext:value-type="percentage">
            <text:p>38%</text:p>
          </table:table-cell>
          <table:table-cell table:style-name="ce976" table:formula="of:=[.N12]/[.$C$12]" office:value-type="percentage" office:value="0.575903614457831" calcext:value-type="percentage">
            <text:p>58%</text:p>
          </table:table-cell>
          <table:table-cell table:style-name="ce976" table:formula="of:=[.O12]/[.$C$12]" office:value-type="percentage" office:value="0.214892904953146" calcext:value-type="percentage">
            <text:p>21%</text:p>
          </table:table-cell>
          <table:table-cell table:style-name="ce976" table:formula="of:=[.P12]/[.$C$12]" office:value-type="percentage" office:value="0.575903614457831" calcext:value-type="percentage">
            <text:p>58%</text:p>
          </table:table-cell>
          <table:table-cell table:style-name="ce976" table:formula="of:=[.Q12]/[.$C$12]" office:value-type="percentage" office:value="0.214892904953146" calcext:value-type="percentage">
            <text:p>21%</text:p>
          </table:table-cell>
          <table:table-cell table:style-name="ce976" table:formula="of:=[.R12]/[.$C$12]" office:value-type="percentage" office:value="0.568457161981258" calcext:value-type="percentage">
            <text:p>57%</text:p>
          </table:table-cell>
          <table:table-cell table:style-name="ce976" table:formula="of:=[.S12]/[.$C$12]" office:value-type="percentage" office:value="0.375301204819277" calcext:value-type="percentage">
            <text:p>38%</text:p>
          </table:table-cell>
          <table:table-cell table:style-name="ce976" table:formula="of:=[.T12]/[.$C$12]" office:value-type="percentage" office:value="0" calcext:value-type="percentage">
            <text:p>0%</text:p>
          </table:table-cell>
          <table:table-cell table:style-name="ce976" table:formula="of:=[.U12]/[.$C$12]" office:value-type="percentage" office:value="0" calcext:value-type="percentage">
            <text:p>0%</text:p>
          </table:table-cell>
          <table:table-cell table:style-name="ce976" table:formula="of:=[.V12]/[.$C$12]" office:value-type="percentage" office:value="0" calcext:value-type="percentage">
            <text:p>0%</text:p>
          </table:table-cell>
          <table:table-cell table:style-name="ce976" table:formula="of:=[.W12]/[.$C$12]" office:value-type="percentage" office:value="0" calcext:value-type="percentage">
            <text:p>0%</text:p>
          </table:table-cell>
          <table:table-cell table:style-name="ce976" table:formula="of:=[.X12]/[.$C$12]" office:value-type="percentage" office:value="0" calcext:value-type="percentage">
            <text:p>0%</text:p>
          </table:table-cell>
          <table:table-cell table:style-name="ce976" table:formula="of:=[.Y12]/[.$C$12]" office:value-type="percentage" office:value="0" calcext:value-type="percentage">
            <text:p>0%</text:p>
          </table:table-cell>
          <table:table-cell table:style-name="ce976" table:formula="of:=[.Z12]/[.$C$12]" office:value-type="percentage" office:value="0" calcext:value-type="percentage">
            <text:p>0%</text:p>
          </table:table-cell>
          <table:table-cell table:style-name="ce976" table:formula="of:=[.AA12]/[.$C$12]" office:value-type="percentage" office:value="0" calcext:value-type="percentage">
            <text:p>0%</text:p>
          </table:table-cell>
          <table:table-cell table:style-name="ce976" table:formula="of:=[.AB12]/[.$C$12]" office:value-type="percentage" office:value="0" calcext:value-type="percentage">
            <text:p>0%</text:p>
          </table:table-cell>
          <table:table-cell table:style-name="ce976" table:formula="of:=[.AC12]/[.$C$12]" office:value-type="percentage" office:value="0" calcext:value-type="percentage">
            <text:p>0%</text:p>
          </table:table-cell>
          <table:table-cell table:style-name="ce976" table:formula="of:=[.AD12]/[.$C$12]" office:value-type="percentage" office:value="0" calcext:value-type="percentage">
            <text:p>0%</text:p>
          </table:table-cell>
          <table:table-cell table:style-name="ce976" table:formula="of:=[.AE12]/[.$C$12]" office:value-type="percentage" office:value="0" calcext:value-type="percentage">
            <text:p>0%</text:p>
          </table:table-cell>
          <table:table-cell table:style-name="ce976" table:formula="of:=[.AF12]/[.$C$12]" office:value-type="percentage" office:value="0" calcext:value-type="percentage">
            <text:p>0%</text:p>
          </table:table-cell>
          <table:table-cell table:style-name="ce976" table:formula="of:=[.AG12]/[.$C$12]" office:value-type="percentage" office:value="0" calcext:value-type="percentage">
            <text:p>0%</text:p>
          </table:table-cell>
          <table:table-cell table:style-name="ce976" table:formula="of:=[.AH12]/[.$C$12]" office:value-type="percentage" office:value="0" calcext:value-type="percentage">
            <text:p>0%</text:p>
          </table:table-cell>
          <table:table-cell table:style-name="ce976" table:formula="of:=[.AI12]/[.$C$12]" office:value-type="percentage" office:value="0" calcext:value-type="percentage">
            <text:p>0%</text:p>
          </table:table-cell>
          <table:table-cell table:style-name="ce976" table:formula="of:=[.AJ12]/[.$C$12]" office:value-type="percentage" office:value="0" calcext:value-type="percentage">
            <text:p>0%</text:p>
          </table:table-cell>
          <table:table-cell table:style-name="ce976" table:formula="of:=[.AK12]/[.$C$12]" office:value-type="percentage" office:value="0" calcext:value-type="percentage">
            <text:p>0%</text:p>
          </table:table-cell>
          <table:table-cell table:style-name="ce669" table:number-columns-repeated="987"/>
        </table:table-row>
        <table:table-row table:style-name="ro11">
          <table:table-cell table:style-name="ce684"/>
          <table:table-cell table:style-name="ce656"/>
          <table:table-cell table:style-name="ce667" table:number-columns-repeated="35"/>
          <table:table-cell table:style-name="ce680" table:number-columns-repeated="987"/>
        </table:table-row>
        <table:table-row table:style-name="ro9">
          <table:table-cell table:style-name="Header"/>
          <table:table-cell table:style-name="Header" office:value-type="string" calcext:value-type="string">
            <text:p>Assignments</text:p>
          </table:table-cell>
          <table:table-cell table:style-name="Header" table:number-columns-repeated="1022"/>
        </table:table-row>
        <table:table-row table:style-name="ro10">
          <table:table-cell table:style-name="ce627" office:value-type="date" office:date-value="2016-08-18" calcext:value-type="date">
            <text:p>8/18/2016</text:p>
          </table:table-cell>
          <table:table-cell table:style-name="ce630" office:value-type="string" calcext:value-type="string">
            <text:p>HW 1.1a: 1-3, 5, 7, 20 (grade: 5, 7, 20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16:.AMJ16];&quot;&lt;&gt;0&quot;)" office:value-type="float" office:value="8.30714285714286" calcext:value-type="float">
            <text:p>8.30714285714286</text:p>
          </table:table-cell>
          <table:table-cell table:style-name="ce633" table:number-matrix-columns-spanned="1" table:number-matrix-rows-spanned="1" table:formula="of:=STDEV(IF([.F16:.AMJ16]&lt;&gt;0;[.F16:.AMJ16]))" office:value-type="float" office:value="1.96956234330773" calcext:value-type="float">
            <text:p>1.96956234330773</text:p>
          </table:table-cell>
          <table:table-cell table:number-columns-repeated="2" table:style-name="ce815" office:value-type="float" office:value="10" calcext:value-type="float">
            <text:p>10</text:p>
          </table:table-cell>
          <table:table-cell table:number-columns-repeated="2" table:style-name="ce815" office:value-type="float" office:value="7.2" calcext:value-type="float">
            <text:p>7.2</text:p>
          </table:table-cell>
          <table:table-cell table:style-name="ce815" office:value-type="float" office:value="6.7" calcext:value-type="float">
            <text:p>6.7</text:p>
          </table:table-cell>
          <table:table-cell table:style-name="ce815" office:value-type="float" office:value="5.4" calcext:value-type="float">
            <text:p>5.4</text:p>
          </table:table-cell>
          <table:table-cell table:style-name="ce930" office:value-type="float" office:value="10" calcext:value-type="float">
            <text:p>10</text:p>
          </table:table-cell>
          <table:table-cell table:style-name="ce930" office:value-type="float" office:value="9.5" calcext:value-type="float">
            <text:p>9.5</text:p>
          </table:table-cell>
          <table:table-cell table:style-name="ce633" office:value-type="float" office:value="10" calcext:value-type="float">
            <text:p>10</text:p>
          </table:table-cell>
          <table:table-cell table:style-name="ce960" office:value-type="float" office:value="5.4" calcext:value-type="float">
            <text:p>5.4</text:p>
          </table:table-cell>
          <table:table-cell table:style-name="ce968" office:value-type="float" office:value="5.4" calcext:value-type="float">
            <text:p>5.4</text:p>
          </table:table-cell>
          <table:table-cell table:style-name="ce974" office:value-type="float" office:value="10" calcext:value-type="float">
            <text:p>10</text:p>
          </table:table-cell>
          <table:table-cell table:style-name="ce974" office:value-type="float" office:value="9.5" calcext:value-type="float">
            <text:p>9.5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4">
          <table:table-cell table:style-name="ce627" office:value-type="date" office:date-value="2016-08-22" calcext:value-type="date">
            <text:p>8/22/2016</text:p>
          </table:table-cell>
          <table:table-cell table:style-name="ce630" office:value-type="string" calcext:value-type="string">
            <text:p>HW 1.1b: 9, 11, 14, 23, 42; HW 1.2a: 1, 4, 16 (grade: 14, 16, 42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17:.AMJ17];&quot;&lt;&gt;0&quot;)" office:value-type="float" office:value="7.66606334841629" calcext:value-type="float">
            <text:p>7.66606334841629</text:p>
          </table:table-cell>
          <table:table-cell table:style-name="ce633" table:number-matrix-columns-spanned="1" table:number-matrix-rows-spanned="1" table:formula="of:=STDEV(IF([.F17:.AMJ17]&lt;&gt;0;[.F17:.AMJ17]))" office:value-type="float" office:value="1.59292364271593" calcext:value-type="float">
            <text:p>1.59292364271593</text:p>
          </table:table-cell>
          <table:table-cell table:style-name="ce815" office:value-type="float" office:value="0" calcext:value-type="float">
            <text:p>0</text:p>
          </table:table-cell>
          <table:table-cell table:style-name="ce815" table:formula="of:=12/17*10" office:value-type="float" office:value="7.05882352941177" calcext:value-type="float">
            <text:p>7.05882352941177</text:p>
          </table:table-cell>
          <table:table-cell table:style-name="ce815" table:formula="of:=15/17*10" office:value-type="float" office:value="8.82352941176471" calcext:value-type="float">
            <text:p>8.82352941176471</text:p>
          </table:table-cell>
          <table:table-cell table:style-name="ce815" table:formula="of:=7/17*10" office:value-type="float" office:value="4.11764705882353" calcext:value-type="float">
            <text:p>4.11764705882353</text:p>
          </table:table-cell>
          <table:table-cell table:style-name="ce815" table:formula="of:=10/17*10" office:value-type="float" office:value="5.88235294117647" calcext:value-type="float">
            <text:p>5.88235294117647</text:p>
          </table:table-cell>
          <table:table-cell table:style-name="ce815" table:formula="of:=12/17*10" office:value-type="float" office:value="7.05882352941177" calcext:value-type="float">
            <text:p>7.05882352941177</text:p>
          </table:table-cell>
          <table:table-cell table:style-name="ce930" office:value-type="float" office:value="8.2" calcext:value-type="float">
            <text:p>8.2</text:p>
          </table:table-cell>
          <table:table-cell table:style-name="ce930" office:value-type="float" office:value="10" calcext:value-type="float">
            <text:p>10</text:p>
          </table:table-cell>
          <table:table-cell table:style-name="ce633" office:value-type="float" office:value="8.2" calcext:value-type="float">
            <text:p>8.2</text:p>
          </table:table-cell>
          <table:table-cell table:style-name="ce960" table:formula="of:=12/17*10" office:value-type="float" office:value="7.05882352941177" calcext:value-type="float">
            <text:p>7.05882352941177</text:p>
          </table:table-cell>
          <table:table-cell table:style-name="ce968" table:formula="of:=12/17*10" office:value-type="float" office:value="7.05882352941177" calcext:value-type="float">
            <text:p>7.05882352941177</text:p>
          </table:table-cell>
          <table:table-cell table:style-name="ce974" office:value-type="float" office:value="8.2" calcext:value-type="float">
            <text:p>8.2</text:p>
          </table:table-cell>
          <table:table-cell table:style-name="ce974" office:value-type="float" office:value="10" calcext:value-type="float">
            <text:p>10</text:p>
          </table:table-cell>
          <table:table-cell table:style-name="ce633" office:value-type="float" office:value="8" calcext:value-type="float">
            <text:p>8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3" calcext:value-type="date">
            <text:p>8/23/2016</text:p>
          </table:table-cell>
          <table:table-cell table:style-name="ce630" office:value-type="string" calcext:value-type="string">
            <text:p>HW 1.2b: 2, 8, 10, 14, 24, 33 (grade: 8, 14, 33; 13m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18:.AMJ18];&quot;&lt;&gt;0&quot;)" office:value-type="float" office:value="8.49285714285714" calcext:value-type="float">
            <text:p>8.49285714285714</text:p>
          </table:table-cell>
          <table:table-cell table:style-name="ce633" table:number-matrix-columns-spanned="1" table:number-matrix-rows-spanned="1" table:formula="of:=STDEV(IF([.F18:.AMJ18]&lt;&gt;0;[.F18:.AMJ18]))" office:value-type="float" office:value="1.41762357253489" calcext:value-type="float">
            <text:p>1.41762357253489</text:p>
          </table:table-cell>
          <table:table-cell table:style-name="ce815" table:formula="of:=7/16*10" office:value-type="float" office:value="4.375" calcext:value-type="float">
            <text:p>4.375</text:p>
          </table:table-cell>
          <table:table-cell table:style-name="ce815" table:formula="of:=15/16*10" office:value-type="float" office:value="9.375" calcext:value-type="float">
            <text:p>9.375</text:p>
          </table:table-cell>
          <table:table-cell table:style-name="ce815" table:formula="of:=15/16*10" office:value-type="float" office:value="9.375" calcext:value-type="float">
            <text:p>9.375</text:p>
          </table:table-cell>
          <table:table-cell table:style-name="ce815" table:formula="of:=12/16*10" office:value-type="float" office:value="7.5" calcext:value-type="float">
            <text:p>7.5</text:p>
          </table:table-cell>
          <table:table-cell table:style-name="ce815" table:formula="of:=14/16*10" office:value-type="float" office:value="8.75" calcext:value-type="float">
            <text:p>8.75</text:p>
          </table:table-cell>
          <table:table-cell table:style-name="ce815" table:formula="of:=15/16*10" office:value-type="float" office:value="9.375" calcext:value-type="float">
            <text:p>9.375</text:p>
          </table:table-cell>
          <table:table-cell table:style-name="ce930" office:value-type="float" office:value="7.8" calcext:value-type="float">
            <text:p>7.8</text:p>
          </table:table-cell>
          <table:table-cell table:style-name="ce930" office:value-type="float" office:value="9" calcext:value-type="float">
            <text:p>9</text:p>
          </table:table-cell>
          <table:table-cell table:style-name="ce633" office:value-type="float" office:value="7.8" calcext:value-type="float">
            <text:p>7.8</text:p>
          </table:table-cell>
          <table:table-cell table:style-name="ce960" table:formula="of:=15/16*10" office:value-type="float" office:value="9.375" calcext:value-type="float">
            <text:p>9.375</text:p>
          </table:table-cell>
          <table:table-cell table:style-name="ce968" table:formula="of:=15/16*10" office:value-type="float" office:value="9.375" calcext:value-type="float">
            <text:p>9.375</text:p>
          </table:table-cell>
          <table:table-cell table:style-name="ce974" office:value-type="float" office:value="7.8" calcext:value-type="float">
            <text:p>7.8</text:p>
          </table:table-cell>
          <table:table-cell table:style-name="ce974" office:value-type="float" office:value="9" calcext:value-type="float">
            <text:p>9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4">
          <table:table-cell table:style-name="ce627" office:value-type="date" office:date-value="2016-08-24" calcext:value-type="date">
            <text:p>8/24/2016</text:p>
          </table:table-cell>
          <table:table-cell table:style-name="ce630" office:value-type="string" calcext:value-type="string">
            <text:p>HW 1.3: 2, 6, 14, 20, 25, 28, 32, 44 (grade: 6, 28, 44; 20m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19:.AMJ19];&quot;&lt;&gt;0&quot;)" office:value-type="float" office:value="6.41818181818182" calcext:value-type="float">
            <text:p>6.41818181818182</text:p>
          </table:table-cell>
          <table:table-cell table:style-name="ce633" table:number-matrix-columns-spanned="1" table:number-matrix-rows-spanned="1" table:formula="of:=STDEV(IF([.F19:.AMJ19]&lt;&gt;0;[.F19:.AMJ19]))" office:value-type="float" office:value="2.54894808963156" calcext:value-type="float">
            <text:p>2.54894808963156</text:p>
          </table:table-cell>
          <table:table-cell table:number-columns-repeated="2" table:style-name="ce815" office:value-type="float" office:value="0" calcext:value-type="float">
            <text:p>0</text:p>
          </table:table-cell>
          <table:table-cell table:style-name="ce815" table:formula="of:=18/20*10" office:value-type="float" office:value="9" calcext:value-type="float">
            <text:p>9</text:p>
          </table:table-cell>
          <table:table-cell table:style-name="ce815" office:value-type="float" office:value="0" calcext:value-type="float">
            <text:p>0</text:p>
          </table:table-cell>
          <table:table-cell table:style-name="ce815" table:formula="of:=17/20*10" office:value-type="float" office:value="8.5" calcext:value-type="float">
            <text:p>8.5</text:p>
          </table:table-cell>
          <table:table-cell table:style-name="ce815" table:formula="of:=6/20*10" office:value-type="float" office:value="3" calcext:value-type="float">
            <text:p>3</text:p>
          </table:table-cell>
          <table:table-cell table:style-name="ce930" office:value-type="float" office:value="8.2" calcext:value-type="float">
            <text:p>8.2</text:p>
          </table:table-cell>
          <table:table-cell table:style-name="ce930" office:value-type="float" office:value="5.25" calcext:value-type="float">
            <text:p>5.25</text:p>
          </table:table-cell>
          <table:table-cell table:style-name="ce633" office:value-type="float" office:value="8.2" calcext:value-type="float">
            <text:p>8.2</text:p>
          </table:table-cell>
          <table:table-cell table:style-name="ce960" table:formula="of:=6/20*10" office:value-type="float" office:value="3" calcext:value-type="float">
            <text:p>3</text:p>
          </table:table-cell>
          <table:table-cell table:style-name="ce968" table:formula="of:=6/20*10" office:value-type="float" office:value="3" calcext:value-type="float">
            <text:p>3</text:p>
          </table:table-cell>
          <table:table-cell table:style-name="ce974" office:value-type="float" office:value="8.2" calcext:value-type="float">
            <text:p>8.2</text:p>
          </table:table-cell>
          <table:table-cell table:style-name="ce974" office:value-type="float" office:value="5.25" calcext:value-type="float">
            <text:p>5.25</text:p>
          </table:table-cell>
          <table:table-cell table:style-name="ce633" office:value-type="float" office:value="9" calcext:value-type="float">
            <text:p>9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4">
          <table:table-cell table:style-name="ce627" office:value-type="date" office:date-value="2016-08-26" calcext:value-type="date">
            <text:p>8/26/2016</text:p>
          </table:table-cell>
          <table:table-cell table:style-name="ce630" office:value-type="string" calcext:value-type="string">
            <text:p>HW 1.4: 4, 8, 10, 18, 20, 24, 30, 36 (grade: 18, 24, 36; 20m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0:.AMJ20];&quot;&lt;&gt;0&quot;)" office:value-type="float" office:value="7.69821428571429" calcext:value-type="float">
            <text:p>7.69821428571429</text:p>
          </table:table-cell>
          <table:table-cell table:style-name="ce633" table:number-matrix-columns-spanned="1" table:number-matrix-rows-spanned="1" table:formula="of:=STDEV(IF([.F20:.AMJ20]&lt;&gt;0;[.F20:.AMJ20]))" office:value-type="float" office:value="1.7038831297305" calcext:value-type="float">
            <text:p>1.7038831297305</text:p>
          </table:table-cell>
          <table:table-cell table:style-name="ce815" table:formula="of:=9/16*10" office:value-type="float" office:value="5.625" calcext:value-type="float">
            <text:p>5.625</text:p>
          </table:table-cell>
          <table:table-cell table:style-name="ce815" table:formula="of:=16/16*10" office:value-type="float" office:value="10" calcext:value-type="float">
            <text:p>10</text:p>
          </table:table-cell>
          <table:table-cell table:style-name="ce815" table:formula="of:=14/16*10" office:value-type="float" office:value="8.75" calcext:value-type="float">
            <text:p>8.75</text:p>
          </table:table-cell>
          <table:table-cell table:style-name="ce815" table:formula="of:=11/16*10" office:value-type="float" office:value="6.875" calcext:value-type="float">
            <text:p>6.875</text:p>
          </table:table-cell>
          <table:table-cell table:style-name="ce815" table:formula="of:=15/16*10" office:value-type="float" office:value="9.375" calcext:value-type="float">
            <text:p>9.375</text:p>
          </table:table-cell>
          <table:table-cell table:style-name="ce815" table:formula="of:=14/16*10" office:value-type="float" office:value="8.75" calcext:value-type="float">
            <text:p>8.75</text:p>
          </table:table-cell>
          <table:table-cell table:style-name="ce930" office:value-type="float" office:value="5.4" calcext:value-type="float">
            <text:p>5.4</text:p>
          </table:table-cell>
          <table:table-cell table:style-name="ce930" office:value-type="float" office:value="9" calcext:value-type="float">
            <text:p>9</text:p>
          </table:table-cell>
          <table:table-cell table:style-name="ce633" office:value-type="float" office:value="5.4" calcext:value-type="float">
            <text:p>5.4</text:p>
          </table:table-cell>
          <table:table-cell table:style-name="ce960" table:formula="of:=14/16*10" office:value-type="float" office:value="8.75" calcext:value-type="float">
            <text:p>8.75</text:p>
          </table:table-cell>
          <table:table-cell table:style-name="ce968" table:formula="of:=14/16*10" office:value-type="float" office:value="8.75" calcext:value-type="float">
            <text:p>8.75</text:p>
          </table:table-cell>
          <table:table-cell table:style-name="ce974" office:value-type="float" office:value="5.4" calcext:value-type="float">
            <text:p>5.4</text:p>
          </table:table-cell>
          <table:table-cell table:style-name="ce974" office:value-type="float" office:value="9" calcext:value-type="float">
            <text:p>9</text:p>
          </table:table-cell>
          <table:table-cell table:style-name="ce633" office:value-type="float" office:value="6.7" calcext:value-type="float">
            <text:p>6.7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4">
          <table:table-cell table:style-name="ce627" office:value-type="date" office:date-value="2016-08-30" calcext:value-type="date">
            <text:p>8/30/2016</text:p>
          </table:table-cell>
          <table:table-cell table:style-name="ce630" office:value-type="string" calcext:value-type="string">
            <text:p>HW 1.5: 4, 6, 10, 12, 18, 20, 24, 32, 50 (grade all; Constance)</text:p>
          </table:table-cell>
          <table:table-cell table:style-name="ce633" office:value-type="float" office:value="9" calcext:value-type="float">
            <text:p>9</text:p>
          </table:table-cell>
          <table:table-cell table:style-name="ce633" table:formula="of:=AVERAGEIF([.F21:.AMJ21];&quot;&lt;&gt;0&quot;)" office:value-type="float" office:value="6.71945701357466" calcext:value-type="float">
            <text:p>6.71945701357466</text:p>
          </table:table-cell>
          <table:table-cell table:style-name="ce633" table:number-matrix-columns-spanned="1" table:number-matrix-rows-spanned="1" table:formula="of:=STDEV(IF([.F21:.AMJ21]&lt;&gt;0;[.F21:.AMJ21]))" office:value-type="float" office:value="2.07790798814713" calcext:value-type="float">
            <text:p>2.07790798814713</text:p>
          </table:table-cell>
          <table:table-cell table:style-name="ce815" office:value-type="float" office:value="0" calcext:value-type="float">
            <text:p>0</text:p>
          </table:table-cell>
          <table:table-cell table:style-name="ce815" table:formula="of:=15/18*10" office:value-type="float" office:value="8.33333333333333" calcext:value-type="float">
            <text:p>8.33333333333333</text:p>
          </table:table-cell>
          <table:table-cell table:style-name="ce815" table:formula="of:=16/18*10" office:value-type="float" office:value="8.88888888888889" calcext:value-type="float">
            <text:p>8.88888888888889</text:p>
          </table:table-cell>
          <table:table-cell table:style-name="ce815" table:formula="of:=16/18*10" office:value-type="float" office:value="8.88888888888889" calcext:value-type="float">
            <text:p>8.88888888888889</text:p>
          </table:table-cell>
          <table:table-cell table:style-name="ce815" table:formula="of:=16/18*10" office:value-type="float" office:value="8.88888888888889" calcext:value-type="float">
            <text:p>8.88888888888889</text:p>
          </table:table-cell>
          <table:table-cell table:style-name="ce815" table:formula="of:=6/18*10" office:value-type="float" office:value="3.33333333333333" calcext:value-type="float">
            <text:p>3.33333333333333</text:p>
          </table:table-cell>
          <table:table-cell table:style-name="ce930" table:formula="of:=12/17*10" office:value-type="float" office:value="7.05882352941177" calcext:value-type="float">
            <text:p>7.05882352941177</text:p>
          </table:table-cell>
          <table:table-cell table:style-name="ce930" table:formula="of:=12/17*10" office:value-type="float" office:value="7.05882352941177" calcext:value-type="float">
            <text:p>7.05882352941177</text:p>
          </table:table-cell>
          <table:table-cell table:style-name="ce633" table:formula="of:=12/17*10" office:value-type="float" office:value="7.05882352941177" calcext:value-type="float">
            <text:p>7.05882352941177</text:p>
          </table:table-cell>
          <table:table-cell table:style-name="ce960" table:formula="of:=6/18*10" office:value-type="float" office:value="3.33333333333333" calcext:value-type="float">
            <text:p>3.33333333333333</text:p>
          </table:table-cell>
          <table:table-cell table:style-name="ce968" table:formula="of:=6/18*10" office:value-type="float" office:value="3.33333333333333" calcext:value-type="float">
            <text:p>3.33333333333333</text:p>
          </table:table-cell>
          <table:table-cell table:style-name="ce974" table:formula="of:=12/17*10" office:value-type="float" office:value="7.05882352941177" calcext:value-type="float">
            <text:p>7.05882352941177</text:p>
          </table:table-cell>
          <table:table-cell table:style-name="ce974" table:formula="of:=12/17*10" office:value-type="float" office:value="7.05882352941177" calcext:value-type="float">
            <text:p>7.05882352941177</text:p>
          </table:table-cell>
          <table:table-cell table:style-name="ce633" table:formula="of:=12/17*10" office:value-type="float" office:value="7.05882352941177" calcext:value-type="float">
            <text:p>7.05882352941177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02" calcext:value-type="date">
            <text:p>9/2/2016</text:p>
          </table:table-cell>
          <table:table-cell table:style-name="ce630" office:value-type="string" calcext:value-type="string">
            <text:p>HW 1.6: 6, 10, 12, 16, 34, 36, 39 (grade all; 2pt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2:.AMJ22];&quot;&lt;&gt;0&quot;)" office:value-type="float" office:value="7.44505494505495" calcext:value-type="float">
            <text:p>7.44505494505495</text:p>
          </table:table-cell>
          <table:table-cell table:style-name="ce633" table:number-matrix-columns-spanned="1" table:number-matrix-rows-spanned="1" table:formula="of:=STDEV(IF([.F22:.AMJ22]&lt;&gt;0;[.F22:.AMJ22]))" office:value-type="float" office:value="2.68267009372444" calcext:value-type="float">
            <text:p>2.68267009372444</text:p>
          </table:table-cell>
          <table:table-cell table:style-name="ce815" office:value-type="float" office:value="0" calcext:value-type="float">
            <text:p>0</text:p>
          </table:table-cell>
          <table:table-cell table:style-name="ce815" table:formula="of:=13/14*10" office:value-type="float" office:value="9.28571428571429" calcext:value-type="float">
            <text:p>9.28571428571429</text:p>
          </table:table-cell>
          <table:table-cell table:style-name="ce815" table:formula="of:=11/14*10" office:value-type="float" office:value="7.85714285714286" calcext:value-type="float">
            <text:p>7.85714285714286</text:p>
          </table:table-cell>
          <table:table-cell table:style-name="ce815" table:formula="of:=4/14*10" office:value-type="float" office:value="2.85714285714286" calcext:value-type="float">
            <text:p>2.85714285714286</text:p>
          </table:table-cell>
          <table:table-cell table:style-name="ce815" table:formula="of:=13/14*10" office:value-type="float" office:value="9.28571428571429" calcext:value-type="float">
            <text:p>9.28571428571429</text:p>
          </table:table-cell>
          <table:table-cell table:style-name="ce925" table:formula="of:=13/14*10" office:value-type="float" office:value="9.28571428571429" calcext:value-type="float">
            <text:p>9.28571428571429</text:p>
          </table:table-cell>
          <table:table-cell table:style-name="ce925" table:formula="of:=11/14*10" office:value-type="float" office:value="7.85714285714286" calcext:value-type="float">
            <text:p>7.85714285714286</text:p>
          </table:table-cell>
          <table:table-cell table:style-name="ce925" table:formula="of:=4/14*10" office:value-type="float" office:value="2.85714285714286" calcext:value-type="float">
            <text:p>2.85714285714286</text:p>
          </table:table-cell>
          <table:table-cell table:style-name="ce633" table:formula="of:=15/16*10" office:value-type="float" office:value="9.375" calcext:value-type="float">
            <text:p>9.375</text:p>
          </table:table-cell>
          <table:table-cell table:style-name="ce961" table:formula="of:=13/14*10" office:value-type="float" office:value="9.28571428571429" calcext:value-type="float">
            <text:p>9.28571428571429</text:p>
          </table:table-cell>
          <table:table-cell table:style-name="ce961" table:formula="of:=11/14*10" office:value-type="float" office:value="7.85714285714286" calcext:value-type="float">
            <text:p>7.85714285714286</text:p>
          </table:table-cell>
          <table:table-cell table:style-name="ce961" table:formula="of:=4/14*10" office:value-type="float" office:value="2.85714285714286" calcext:value-type="float">
            <text:p>2.85714285714286</text:p>
          </table:table-cell>
          <table:table-cell table:style-name="ce633" table:formula="of:=15/16*10" office:value-type="float" office:value="9.375" calcext:value-type="float">
            <text:p>9.375</text:p>
          </table:table-cell>
          <table:table-cell table:style-name="ce633" table:formula="of:=14/16*10" office:value-type="float" office:value="8.75" calcext:value-type="float">
            <text:p>8.7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4">
          <table:table-cell table:style-name="ce627" office:value-type="date" office:date-value="2016-09-05" calcext:value-type="date">
            <text:p>9/5/2016</text:p>
          </table:table-cell>
          <table:table-cell table:style-name="ce630" office:value-type="string" calcext:value-type="string">
            <text:p>Test 1 EC: p. 56 #2, 4, 6, 8, 12, 15-19 (grade all; class)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AVERAGEIF([.F23:.AMJ23];&quot;&lt;&gt;0&quot;)" office:value-type="float" office:value="5" calcext:value-type="float">
            <text:p>5</text:p>
          </table:table-cell>
          <table:table-cell table:style-name="ce633" table:number-matrix-columns-spanned="1" table:number-matrix-rows-spanned="1" table:formula="of:=STDEV(IF([.F23:.AMJ23]&lt;&gt;0;[.F23:.AMJ23]))" office:value-type="float" office:value="2.06155281280883" calcext:value-type="float">
            <text:p>2.06155281280883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9/20*10" office:value-type="float" office:value="4.5" calcext:value-type="float">
            <text:p>4.5</text:p>
          </table:table-cell>
          <table:table-cell table:number-columns-repeated="3" table:style-name="ce633" office:value-type="float" office:value="0" calcext:value-type="float">
            <text:p>0</text:p>
          </table:table-cell>
          <table:table-cell table:style-name="ce926" table:formula="of:=9/20*10" office:value-type="float" office:value="4.5" calcext:value-type="float">
            <text:p>4.5</text:p>
          </table:table-cell>
          <table:table-cell table:number-columns-repeated="2" table:style-name="ce926" office:value-type="float" office:value="0" calcext:value-type="float">
            <text:p>0</text:p>
          </table:table-cell>
          <table:table-cell table:style-name="ce633" table:formula="of:=6/20*10" office:value-type="float" office:value="3" calcext:value-type="float">
            <text:p>3</text:p>
          </table:table-cell>
          <table:table-cell table:style-name="ce962" table:formula="of:=9/20*10" office:value-type="float" office:value="4.5" calcext:value-type="float">
            <text:p>4.5</text:p>
          </table:table-cell>
          <table:table-cell table:number-columns-repeated="2" table:style-name="ce962" office:value-type="float" office:value="0" calcext:value-type="float">
            <text:p>0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17/20*10" office:value-type="float" office:value="8.5" calcext:value-type="float">
            <text:p>8.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07" calcext:value-type="date">
            <text:p>9/7/2016</text:p>
          </table:table-cell>
          <table:table-cell table:style-name="ce630" office:value-type="string" calcext:value-type="string">
            <text:p>HW 2.1: 4, 6, 8, 10, 12, 14, 16, 32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4:.AMJ24];&quot;&lt;&gt;0&quot;)" office:value-type="float" office:value="7.94642857142857" calcext:value-type="float">
            <text:p>7.94642857142857</text:p>
          </table:table-cell>
          <table:table-cell table:style-name="ce633" table:number-matrix-columns-spanned="1" table:number-matrix-rows-spanned="1" table:formula="of:=STDEV(IF([.F24:.AMJ24]&lt;&gt;0;[.F24:.AMJ24]))" office:value-type="float" office:value="1.51967409027704" calcext:value-type="float">
            <text:p>1.51967409027704</text:p>
          </table:table-cell>
          <table:table-cell table:style-name="ce633" table:formula="of:=15/16*10" office:value-type="float" office:value="9.375" calcext:value-type="float">
            <text:p>9.375</text:p>
          </table:table-cell>
          <table:table-cell table:style-name="ce633" table:formula="of:=12/16*10" office:value-type="float" office:value="7.5" calcext:value-type="float">
            <text:p>7.5</text:p>
          </table:table-cell>
          <table:table-cell table:style-name="ce633" table:formula="of:=13/16*10" office:value-type="float" office:value="8.125" calcext:value-type="float">
            <text:p>8.125</text:p>
          </table:table-cell>
          <table:table-cell table:style-name="ce633" table:formula="of:=9/16*10" office:value-type="float" office:value="5.625" calcext:value-type="float">
            <text:p>5.625</text:p>
          </table:table-cell>
          <table:table-cell table:style-name="ce633" table:formula="of:=16/16*10" office:value-type="float" office:value="10" calcext:value-type="float">
            <text:p>10</text:p>
          </table:table-cell>
          <table:table-cell table:style-name="ce926" table:formula="of:=12/16*10" office:value-type="float" office:value="7.5" calcext:value-type="float">
            <text:p>7.5</text:p>
          </table:table-cell>
          <table:table-cell table:style-name="ce926" table:formula="of:=13/16*10" office:value-type="float" office:value="8.125" calcext:value-type="float">
            <text:p>8.125</text:p>
          </table:table-cell>
          <table:table-cell table:style-name="ce926" table:formula="of:=9/16*10" office:value-type="float" office:value="5.625" calcext:value-type="float">
            <text:p>5.625</text:p>
          </table:table-cell>
          <table:table-cell table:style-name="ce633" table:formula="of:=14/16*10" office:value-type="float" office:value="8.75" calcext:value-type="float">
            <text:p>8.75</text:p>
          </table:table-cell>
          <table:table-cell table:style-name="ce962" table:formula="of:=12/16*10" office:value-type="float" office:value="7.5" calcext:value-type="float">
            <text:p>7.5</text:p>
          </table:table-cell>
          <table:table-cell table:style-name="ce962" table:formula="of:=13/16*10" office:value-type="float" office:value="8.125" calcext:value-type="float">
            <text:p>8.125</text:p>
          </table:table-cell>
          <table:table-cell table:style-name="ce962" table:formula="of:=9/16*10" office:value-type="float" office:value="5.625" calcext:value-type="float">
            <text:p>5.625</text:p>
          </table:table-cell>
          <table:table-cell table:style-name="ce633" table:formula="of:=15/16*10" office:value-type="float" office:value="9.375" calcext:value-type="float">
            <text:p>9.375</text:p>
          </table:table-cell>
          <table:table-cell table:style-name="ce633" table:formula="of:=16/16*10" office:value-type="float" office:value="10" calcext:value-type="float">
            <text:p>1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12" calcext:value-type="date">
            <text:p>9/12/2016</text:p>
          </table:table-cell>
          <table:table-cell table:style-name="ce630" office:value-type="string" calcext:value-type="string">
            <text:p>HW 2.2: 3, 4, 8, 10, 12, 18, 20 (grade all/18; class)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5:.AMJ25];&quot;&lt;&gt;0&quot;)" office:value-type="float" office:value="6.85185185185185" calcext:value-type="float">
            <text:p>6.85185185185185</text:p>
          </table:table-cell>
          <table:table-cell table:style-name="ce633" table:number-matrix-columns-spanned="1" table:number-matrix-rows-spanned="1" table:formula="of:=STDEV(IF([.F25:.AMJ25]&lt;&gt;0;[.F25:.AMJ25]))" office:value-type="float" office:value="3.05976141515895" calcext:value-type="float">
            <text:p>3.05976141515895</text:p>
          </table:table-cell>
          <table:table-cell table:number-columns-repeated="4" table:style-name="ce633" office:value-type="float" office:value="0" calcext:value-type="float">
            <text:p>0</text:p>
          </table:table-cell>
          <table:table-cell table:style-name="ce633" table:formula="of:=15/18*10" office:value-type="float" office:value="8.33333333333333" calcext:value-type="float">
            <text:p>8.33333333333333</text:p>
          </table:table-cell>
          <table:table-cell table:number-columns-repeated="3" table:style-name="ce926" office:value-type="float" office:value="0" calcext:value-type="float">
            <text:p>0</text:p>
          </table:table-cell>
          <table:table-cell table:style-name="ce633" table:formula="of:=6/18*10" office:value-type="float" office:value="3.33333333333333" calcext:value-type="float">
            <text:p>3.33333333333333</text:p>
          </table:table-cell>
          <table:table-cell table:number-columns-repeated="3" table:style-name="ce962" office:value-type="float" office:value="0" calcext:value-type="float">
            <text:p>0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16/18*10" office:value-type="float" office:value="8.88888888888889" calcext:value-type="float">
            <text:p>8.88888888888889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14" calcext:value-type="date">
            <text:p>9/14/2016</text:p>
          </table:table-cell>
          <table:table-cell table:style-name="ce630" office:value-type="string" calcext:value-type="string">
            <text:p>HW 2.3: 4, 6, 8, 10, 16, 22, 26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6:.AMJ26];&quot;&lt;&gt;0&quot;)" office:value-type="float" office:value="7.94642857142857" calcext:value-type="float">
            <text:p>7.94642857142857</text:p>
          </table:table-cell>
          <table:table-cell table:style-name="ce633" table:number-matrix-columns-spanned="1" table:number-matrix-rows-spanned="1" table:formula="of:=STDEV(IF([.F26:.AMJ26]&lt;&gt;0;[.F26:.AMJ26]))" office:value-type="float" office:value="0.890302467684448" calcext:value-type="float">
            <text:p>0.890302467684448</text:p>
          </table:table-cell>
          <table:table-cell table:style-name="ce633" table:formula="of:=12/14*10" office:value-type="float" office:value="8.57142857142857" calcext:value-type="float">
            <text:p>8.57142857142857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10/14*10" office:value-type="float" office:value="7.14285714285714" calcext:value-type="float">
            <text:p>7.14285714285714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13/14*10" office:value-type="float" office:value="9.28571428571429" calcext:value-type="float">
            <text:p>9.28571428571429</text:p>
          </table:table-cell>
          <table:table-cell table:style-name="ce926" office:value-type="float" office:value="0" calcext:value-type="float">
            <text:p>0</text:p>
          </table:table-cell>
          <table:table-cell table:style-name="ce926" table:formula="of:=10/14*10" office:value-type="float" office:value="7.14285714285714" calcext:value-type="float">
            <text:p>7.14285714285714</text:p>
          </table:table-cell>
          <table:table-cell table:style-name="ce926" office:value-type="float" office:value="0" calcext:value-type="float">
            <text:p>0</text:p>
          </table:table-cell>
          <table:table-cell table:style-name="ce633" table:formula="of:=12/14*10" office:value-type="float" office:value="8.57142857142857" calcext:value-type="float">
            <text:p>8.57142857142857</text:p>
          </table:table-cell>
          <table:table-cell table:style-name="ce962" office:value-type="float" office:value="0" calcext:value-type="float">
            <text:p>0</text:p>
          </table:table-cell>
          <table:table-cell table:style-name="ce962" table:formula="of:=10/14*10" office:value-type="float" office:value="7.14285714285714" calcext:value-type="float">
            <text:p>7.14285714285714</text:p>
          </table:table-cell>
          <table:table-cell table:style-name="ce962" office:value-type="float" office:value="0" calcext:value-type="float">
            <text:p>0</text:p>
          </table:table-cell>
          <table:table-cell table:style-name="ce633" table:formula="of:=12/14*10" office:value-type="float" office:value="8.57142857142857" calcext:value-type="float">
            <text:p>8.57142857142857</text:p>
          </table:table-cell>
          <table:table-cell table:style-name="ce633" table:formula="of:=10/14*10" office:value-type="float" office:value="7.14285714285714" calcext:value-type="float">
            <text:p>7.14285714285714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16" calcext:value-type="date">
            <text:p>9/16/2016</text:p>
          </table:table-cell>
          <table:table-cell table:style-name="ce630" office:value-type="string" calcext:value-type="string">
            <text:p>HW 2.4: 4, 6, 8, 10, 16, 18, 20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7:.AMJ27];&quot;&lt;&gt;0&quot;)" office:value-type="float" office:value="9.23076923076923" calcext:value-type="float">
            <text:p>9.23076923076923</text:p>
          </table:table-cell>
          <table:table-cell table:style-name="ce633" table:number-matrix-columns-spanned="1" table:number-matrix-rows-spanned="1" table:formula="of:=STDEV(IF([.F27:.AMJ27]&lt;&gt;0;[.F27:.AMJ27]))" office:value-type="float" office:value="0.741249316661102" calcext:value-type="float">
            <text:p>0.741249316661102</text:p>
          </table:table-cell>
          <table:table-cell table:style-name="ce633" table:formula="of:=12/14*10" office:value-type="float" office:value="8.57142857142857" calcext:value-type="float">
            <text:p>8.57142857142857</text:p>
          </table:table-cell>
          <table:table-cell table:style-name="ce633" table:formula="of:=12/14*10" office:value-type="float" office:value="8.57142857142857" calcext:value-type="float">
            <text:p>8.57142857142857</text:p>
          </table:table-cell>
          <table:table-cell table:style-name="ce633" table:formula="of:=14/14*10" office:value-type="float" office:value="10" calcext:value-type="float">
            <text:p>10</text:p>
          </table:table-cell>
          <table:table-cell table:style-name="ce633" office:value-type="float" office:value="0" calcext:value-type="float">
            <text:p>0</text:p>
          </table:table-cell>
          <table:table-cell table:style-name="ce910" table:formula="of:=12/14*10" office:value-type="float" office:value="8.57142857142857" calcext:value-type="float">
            <text:p>8.57142857142857</text:p>
          </table:table-cell>
          <table:table-cell table:style-name="ce910" table:formula="of:=14/14*10" office:value-type="float" office:value="10" calcext:value-type="float">
            <text:p>10</text:p>
          </table:table-cell>
          <table:table-cell table:style-name="ce931" table:formula="of:=12/14*10" office:value-type="float" office:value="8.57142857142857" calcext:value-type="float">
            <text:p>8.57142857142857</text:p>
          </table:table-cell>
          <table:table-cell table:style-name="ce931" table:formula="of:=14/14*10" office:value-type="float" office:value="10" calcext:value-type="float">
            <text:p>10</text:p>
          </table:table-cell>
          <table:table-cell table:style-name="ce953" table:formula="of:=12/14*10" office:value-type="float" office:value="8.57142857142857" calcext:value-type="float">
            <text:p>8.57142857142857</text:p>
          </table:table-cell>
          <table:table-cell table:style-name="ce953" table:formula="of:=14/14*10" office:value-type="float" office:value="10" calcext:value-type="float">
            <text:p>10</text:p>
          </table:table-cell>
          <table:table-cell table:style-name="ce969" table:formula="of:=12/14*10" office:value-type="float" office:value="8.57142857142857" calcext:value-type="float">
            <text:p>8.57142857142857</text:p>
          </table:table-cell>
          <table:table-cell table:style-name="ce969" table:formula="of:=14/14*10" office:value-type="float" office:value="10" calcext:value-type="float">
            <text:p>10</text:p>
          </table:table-cell>
          <table:table-cell table:style-name="ce980" table:formula="of:=12/14*10" office:value-type="float" office:value="8.57142857142857" calcext:value-type="float">
            <text:p>8.57142857142857</text:p>
          </table:table-cell>
          <table:table-cell table:style-name="ce980" table:formula="of:=14/14*10" office:value-type="float" office:value="10" calcext:value-type="float">
            <text:p>1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1" calcext:value-type="date">
            <text:p>9/21/2016</text:p>
          </table:table-cell>
          <table:table-cell table:style-name="ce630" office:value-type="string" calcext:value-type="string">
            <text:p>HW 2.5: 4, 8, 10, 16, 18, 24, 31, 35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8:.AMJ28];&quot;&lt;&gt;0&quot;)" office:value-type="float" office:value="8.97959183673469" calcext:value-type="float">
            <text:p>8.97959183673469</text:p>
          </table:table-cell>
          <table:table-cell table:style-name="ce633" table:number-matrix-columns-spanned="1" table:number-matrix-rows-spanned="1" table:formula="of:=STDEV(IF([.F28:.AMJ28]&lt;&gt;0;[.F28:.AMJ28]))" office:value-type="float" office:value="0.669724615626423" calcext:value-type="float">
            <text:p>0.669724615626423</text:p>
          </table:table-cell>
          <table:table-cell table:style-name="ce817" table:formula="of:=12/14*10" office:value-type="float" office:value="8.57142857142857" calcext:value-type="float">
            <text:p>8.57142857142857</text:p>
          </table:table-cell>
          <table:table-cell table:style-name="ce817" table:formula="of:=12/14*10" office:value-type="float" office:value="8.57142857142857" calcext:value-type="float">
            <text:p>8.57142857142857</text:p>
          </table:table-cell>
          <table:table-cell table:style-name="ce817" table:formula="of:=14/14*10" office:value-type="float" office:value="10" calcext:value-type="float">
            <text:p>10</text:p>
          </table:table-cell>
          <table:table-cell table:style-name="ce897" table:formula="of:=12/14*10" office:value-type="float" office:value="8.57142857142857" calcext:value-type="float">
            <text:p>8.57142857142857</text:p>
          </table:table-cell>
          <table:table-cell table:style-name="ce897" table:formula="of:=12/14*10" office:value-type="float" office:value="8.57142857142857" calcext:value-type="float">
            <text:p>8.57142857142857</text:p>
          </table:table-cell>
          <table:table-cell table:style-name="ce897" table:formula="of:=14/14*10" office:value-type="float" office:value="10" calcext:value-type="float">
            <text:p>10</text:p>
          </table:table-cell>
          <table:table-cell table:style-name="ce932" table:formula="of:=12/14*10" office:value-type="float" office:value="8.57142857142857" calcext:value-type="float">
            <text:p>8.57142857142857</text:p>
          </table:table-cell>
          <table:table-cell table:style-name="ce932" table:formula="of:=12/14*10" office:value-type="float" office:value="8.57142857142857" calcext:value-type="float">
            <text:p>8.57142857142857</text:p>
          </table:table-cell>
          <table:table-cell table:style-name="ce932" table:formula="of:=14/14*10" office:value-type="float" office:value="10" calcext:value-type="float">
            <text:p>10</text:p>
          </table:table-cell>
          <table:table-cell table:style-name="ce963" table:formula="of:=12/14*10" office:value-type="float" office:value="8.57142857142857" calcext:value-type="float">
            <text:p>8.57142857142857</text:p>
          </table:table-cell>
          <table:table-cell table:style-name="ce970" table:formula="of:=12/14*10" office:value-type="float" office:value="8.57142857142857" calcext:value-type="float">
            <text:p>8.57142857142857</text:p>
          </table:table-cell>
          <table:table-cell table:style-name="ce975" table:formula="of:=12/14*10" office:value-type="float" office:value="8.57142857142857" calcext:value-type="float">
            <text:p>8.57142857142857</text:p>
          </table:table-cell>
          <table:table-cell table:style-name="ce975" table:formula="of:=12/14*10" office:value-type="float" office:value="8.57142857142857" calcext:value-type="float">
            <text:p>8.57142857142857</text:p>
          </table:table-cell>
          <table:table-cell table:style-name="ce975" table:formula="of:=14/14*10" office:value-type="float" office:value="10" calcext:value-type="float">
            <text:p>1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3" calcext:value-type="date">
            <text:p>9/23/2016</text:p>
          </table:table-cell>
          <table:table-cell table:style-name="ce630" office:value-type="string" calcext:value-type="string">
            <text:p>HW 2.6: 3, 6, 8, 10, 22, 24, 26</text:p>
          </table:table-cell>
          <table:table-cell table:style-name="ce633" office:value-type="float" office:value="10" calcext:value-type="float">
            <text:p>10</text:p>
          </table:table-cell>
          <table:table-cell table:style-name="ce633" table:formula="of:=AVERAGEIF([.F29:.AMJ29];&quot;&lt;&gt;0&quot;)" office:value-type="float" office:value="7.39087301587302" calcext:value-type="float">
            <text:p>7.39087301587302</text:p>
          </table:table-cell>
          <table:table-cell table:style-name="ce633" table:number-matrix-columns-spanned="1" table:number-matrix-rows-spanned="1" table:formula="of:=STDEV(IF([.F29:.AMJ29]&lt;&gt;0;[.F29:.AMJ29]))" office:value-type="float" office:value="2.65682308410379" calcext:value-type="float">
            <text:p>2.65682308410379</text:p>
          </table:table-cell>
          <table:table-cell table:style-name="ce633" office:value-type="float" office:value="0" calcext:value-type="float">
            <text:p>0</text:p>
          </table:table-cell>
          <table:table-cell table:style-name="ce825" table:formula="of:=11/14*10" office:value-type="float" office:value="7.85714285714286" calcext:value-type="float">
            <text:p>7.85714285714286</text:p>
          </table:table-cell>
          <table:table-cell table:style-name="ce825" table:formula="of:=4/14*10" office:value-type="float" office:value="2.85714285714286" calcext:value-type="float">
            <text:p>2.85714285714286</text:p>
          </table:table-cell>
          <table:table-cell table:style-name="ce825" table:formula="of:=13/14*10" office:value-type="float" office:value="9.28571428571429" calcext:value-type="float">
            <text:p>9.28571428571429</text:p>
          </table:table-cell>
          <table:table-cell table:style-name="ce915" table:formula="of:=13/14*10" office:value-type="float" office:value="9.28571428571429" calcext:value-type="float">
            <text:p>9.28571428571429</text:p>
          </table:table-cell>
          <table:table-cell table:style-name="ce915" table:formula="of:=11/14*10" office:value-type="float" office:value="7.85714285714286" calcext:value-type="float">
            <text:p>7.85714285714286</text:p>
          </table:table-cell>
          <table:table-cell table:style-name="ce915" table:formula="of:=4/14*10" office:value-type="float" office:value="2.85714285714286" calcext:value-type="float">
            <text:p>2.85714285714286</text:p>
          </table:table-cell>
          <table:table-cell table:style-name="ce938" table:formula="of:=15/16*10" office:value-type="float" office:value="9.375" calcext:value-type="float">
            <text:p>9.375</text:p>
          </table:table-cell>
          <table:table-cell table:style-name="ce954" table:formula="of:=13/14*10" office:value-type="float" office:value="9.28571428571429" calcext:value-type="float">
            <text:p>9.28571428571429</text:p>
          </table:table-cell>
          <table:table-cell table:style-name="ce954" table:formula="of:=11/14*10" office:value-type="float" office:value="7.85714285714286" calcext:value-type="float">
            <text:p>7.85714285714286</text:p>
          </table:table-cell>
          <table:table-cell table:number-columns-repeated="2" table:style-name="ce969" office:value-type="float" office:value="0" calcext:value-type="float">
            <text:p>0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886" office:value-type="date" office:date-value="2016-09-27" calcext:value-type="date">
            <text:p>9/27/2016</text:p>
          </table:table-cell>
          <table:table-cell table:style-name="ce889" office:value-type="string" calcext:value-type="string">
            <text:p>HW 2.7: 4, 6, 10, 14, 18, 20, 22, 24, 26, 28, 36, 38</text:p>
          </table:table-cell>
          <table:table-cell table:style-name="ce892" office:value-type="float" office:value="10" calcext:value-type="float">
            <text:p>10</text:p>
          </table:table-cell>
          <table:table-cell table:style-name="ce892" table:formula="of:=AVERAGEIF([.F30:.AMJ30];&quot;&lt;&gt;0&quot;)" office:value-type="float" office:value="6.4258658008658" calcext:value-type="float">
            <text:p>6.4258658008658</text:p>
          </table:table-cell>
          <table:table-cell table:style-name="ce892" table:number-matrix-columns-spanned="1" table:number-matrix-rows-spanned="1" table:formula="of:=STDEV(IF([.F30:.AMJ30]&lt;&gt;0;[.F30:.AMJ30]))" office:value-type="float" office:value="3.20259266829401" calcext:value-type="float">
            <text:p>3.20259266829401</text:p>
          </table:table-cell>
          <table:table-cell table:style-name="ce892" office:value-type="float" office:value="0" calcext:value-type="float">
            <text:p>0</text:p>
          </table:table-cell>
          <table:table-cell table:style-name="ce827" table:formula="of:=11/14*10" office:value-type="float" office:value="7.85714285714286" calcext:value-type="float">
            <text:p>7.85714285714286</text:p>
          </table:table-cell>
          <table:table-cell table:style-name="ce827" table:formula="of:=4/14*10" office:value-type="float" office:value="2.85714285714286" calcext:value-type="float">
            <text:p>2.85714285714286</text:p>
          </table:table-cell>
          <table:table-cell table:style-name="ce827" table:formula="of:=13/14*10" office:value-type="float" office:value="9.28571428571429" calcext:value-type="float">
            <text:p>9.28571428571429</text:p>
          </table:table-cell>
          <table:table-cell table:style-name="ce916" table:formula="of:=13/14*10" office:value-type="float" office:value="9.28571428571429" calcext:value-type="float">
            <text:p>9.28571428571429</text:p>
          </table:table-cell>
          <table:table-cell table:style-name="ce916" table:formula="of:=11/14*10" office:value-type="float" office:value="7.85714285714286" calcext:value-type="float">
            <text:p>7.85714285714286</text:p>
          </table:table-cell>
          <table:table-cell table:style-name="ce916" table:formula="of:=4/14*10" office:value-type="float" office:value="2.85714285714286" calcext:value-type="float">
            <text:p>2.85714285714286</text:p>
          </table:table-cell>
          <table:table-cell table:style-name="ce940" table:formula="of:=15/16*10" office:value-type="float" office:value="9.375" calcext:value-type="float">
            <text:p>9.375</text:p>
          </table:table-cell>
          <table:table-cell table:style-name="ce955" table:formula="of:=13/14*10" office:value-type="float" office:value="9.28571428571429" calcext:value-type="float">
            <text:p>9.28571428571429</text:p>
          </table:table-cell>
          <table:table-cell table:style-name="ce955" table:formula="of:=11/14*10" office:value-type="float" office:value="7.85714285714286" calcext:value-type="float">
            <text:p>7.85714285714286</text:p>
          </table:table-cell>
          <table:table-cell table:style-name="ce969" office:value-type="float" office:value="0" calcext:value-type="float">
            <text:p>0</text:p>
          </table:table-cell>
          <table:table-cell table:style-name="ce969" table:formula="of:=5/24*10" office:value-type="float" office:value="2.08333333333333" calcext:value-type="float">
            <text:p>2.08333333333333</text:p>
          </table:table-cell>
          <table:table-cell table:style-name="ce980" office:value-type="float" office:value="0" calcext:value-type="float">
            <text:p>0</text:p>
          </table:table-cell>
          <table:table-cell table:style-name="ce980" table:formula="of:=5/24*10" office:value-type="float" office:value="2.08333333333333" calcext:value-type="float">
            <text:p>2.08333333333333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9" calcext:value-type="date">
            <text:p>9/29/2016</text:p>
          </table:table-cell>
          <table:table-cell table:style-name="ce630" office:value-type="string" calcext:value-type="string">
            <text:p>Test 2 EC: p. 130: 2, 4, 6, 8, 10, 12, 14, 16, 18, 20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AVERAGEIF([.F31:.AMJ31];&quot;&lt;&gt;0&quot;)" office:value-type="float" office:value="7.64413265306122" calcext:value-type="float">
            <text:p>7.64413265306122</text:p>
          </table:table-cell>
          <table:table-cell table:style-name="ce633" table:number-matrix-columns-spanned="1" table:number-matrix-rows-spanned="1" table:formula="of:=STDEV(IF([.F31:.AMJ31]&lt;&gt;0;[.F31:.AMJ31]))" office:value-type="float" office:value="2.17124583851153" calcext:value-type="float">
            <text:p>2.17124583851153</text:p>
          </table:table-cell>
          <table:table-cell table:style-name="ce633" table:formula="of:=14/20*10" office:value-type="float" office:value="7" calcext:value-type="float">
            <text:p>7</text:p>
          </table:table-cell>
          <table:table-cell table:style-name="ce754" table:formula="of:=11/14*10" office:value-type="float" office:value="7.85714285714286" calcext:value-type="float">
            <text:p>7.85714285714286</text:p>
          </table:table-cell>
          <table:table-cell table:style-name="ce754" table:formula="of:=4/14*10" office:value-type="float" office:value="2.85714285714286" calcext:value-type="float">
            <text:p>2.85714285714286</text:p>
          </table:table-cell>
          <table:table-cell table:style-name="ce754" table:formula="of:=13/14*10" office:value-type="float" office:value="9.28571428571429" calcext:value-type="float">
            <text:p>9.28571428571429</text:p>
          </table:table-cell>
          <table:table-cell table:style-name="ce774" table:formula="of:=13/14*10" office:value-type="float" office:value="9.28571428571429" calcext:value-type="float">
            <text:p>9.28571428571429</text:p>
          </table:table-cell>
          <table:table-cell table:style-name="ce774" table:formula="of:=11/14*10" office:value-type="float" office:value="7.85714285714286" calcext:value-type="float">
            <text:p>7.85714285714286</text:p>
          </table:table-cell>
          <table:table-cell table:style-name="ce774" table:formula="of:=4/14*10" office:value-type="float" office:value="2.85714285714286" calcext:value-type="float">
            <text:p>2.85714285714286</text:p>
          </table:table-cell>
          <table:table-cell table:style-name="ce942" table:formula="of:=15/16*10" office:value-type="float" office:value="9.375" calcext:value-type="float">
            <text:p>9.375</text:p>
          </table:table-cell>
          <table:table-cell table:style-name="ce802" table:formula="of:=13/14*10" office:value-type="float" office:value="9.28571428571429" calcext:value-type="float">
            <text:p>9.28571428571429</text:p>
          </table:table-cell>
          <table:table-cell table:style-name="ce802" table:formula="of:=11/14*10" office:value-type="float" office:value="7.85714285714286" calcext:value-type="float">
            <text:p>7.85714285714286</text:p>
          </table:table-cell>
          <table:table-cell table:style-name="ce633" table:formula="of:=18/20*10" office:value-type="float" office:value="9" calcext:value-type="float">
            <text:p>9</text:p>
          </table:table-cell>
          <table:table-cell table:style-name="ce633" table:formula="of:=15/20*10" office:value-type="float" office:value="7.5" calcext:value-type="float">
            <text:p>7.5</text:p>
          </table:table-cell>
          <table:table-cell table:style-name="ce633" table:formula="of:=16/20*10" office:value-type="float" office:value="8" calcext:value-type="float">
            <text:p>8</text:p>
          </table:table-cell>
          <table:table-cell table:style-name="ce633" table:formula="of:=18/20*10" office:value-type="float" office:value="9" calcext:value-type="float">
            <text:p>9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3">
          <table:table-cell table:style-name="ce627" office:value-type="date" office:date-value="2016-10-04" calcext:value-type="date">
            <text:p>10/4/2016</text:p>
          </table:table-cell>
          <table:table-cell table:style-name="ce630" office:value-type="string" calcext:value-type="string">
            <text:p>HW 3.1: 4, 6, 8, 10, 12, 14, 18, 20, 22, 24, 26, 34</text:p>
          </table:table-cell>
          <table:table-cell table:style-name="ce633" office:value-type="float" office:value="10" calcext:value-type="float">
            <text:p>10</text:p>
          </table:table-cell>
          <table:table-cell table:style-name="ce637" table:formula="of:=AVERAGEIF([.F32:.AMJ32];&quot;&lt;&gt;0&quot;)" office:value-type="float" office:value="8.33333333333333" calcext:value-type="float">
            <text:p>8.33333333333333</text:p>
          </table:table-cell>
          <table:table-cell table:style-name="ce637" table:number-matrix-columns-spanned="1" table:number-matrix-rows-spanned="1" table:formula="of:=STDEV(IF([.F32:.AMJ32]&lt;&gt;0;[.F32:.AMJ32]))" office:value-type="float" office:value="1.36930639376292" calcext:value-type="float">
            <text:p>1.36930639376292</text:p>
          </table:table-cell>
          <table:table-cell table:style-name="ce633" table:formula="of:=23/24*10" office:value-type="float" office:value="9.58333333333333" calcext:value-type="float">
            <text:p>9.58333333333333</text:p>
          </table:table-cell>
          <table:table-cell table:style-name="ce633" office:value-type="float" office:value="0" calcext:value-type="float">
            <text:p>0</text:p>
          </table:table-cell>
          <table:table-cell table:style-name="ce853" table:formula="of:=24/24*10" office:value-type="float" office:value="10" calcext:value-type="float">
            <text:p>10</text:p>
          </table:table-cell>
          <table:table-cell table:style-name="ce633" table:formula="of:=23/24*10" office:value-type="float" office:value="9.58333333333333" calcext:value-type="float">
            <text:p>9.58333333333333</text:p>
          </table:table-cell>
          <table:table-cell table:style-name="ce919" table:formula="of:=23/24*10" office:value-type="float" office:value="9.58333333333333" calcext:value-type="float">
            <text:p>9.58333333333333</text:p>
          </table:table-cell>
          <table:table-cell table:style-name="ce633" table:formula="of:=21/24*10" office:value-type="float" office:value="8.75" calcext:value-type="float">
            <text:p>8.75</text:p>
          </table:table-cell>
          <table:table-cell table:style-name="ce633" table:formula="of:=20/24*10" office:value-type="float" office:value="8.33333333333333" calcext:value-type="float">
            <text:p>8.33333333333333</text:p>
          </table:table-cell>
          <table:table-cell table:style-name="ce633" table:formula="of:=14/24*10" office:value-type="float" office:value="5.83333333333333" calcext:value-type="float">
            <text:p>5.83333333333333</text:p>
          </table:table-cell>
          <table:table-cell table:style-name="ce633" table:formula="of:=17/24*10" office:value-type="float" office:value="7.08333333333333" calcext:value-type="float">
            <text:p>7.08333333333333</text:p>
          </table:table-cell>
          <table:table-cell table:style-name="ce633" table:formula="of:=17/24*10" office:value-type="float" office:value="7.08333333333333" calcext:value-type="float">
            <text:p>7.08333333333333</text:p>
          </table:table-cell>
          <table:table-cell table:style-name="ce633" table:formula="of:=21/24*10" office:value-type="float" office:value="8.75" calcext:value-type="float">
            <text:p>8.75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17/24*10" office:value-type="float" office:value="7.08333333333333" calcext:value-type="float">
            <text:p>7.08333333333333</text:p>
          </table:table-cell>
          <table:table-cell table:style-name="ce633" office:value-type="string" calcext:value-type="string">
            <text:p>late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3">
          <table:table-cell table:style-name="ce627" office:value-type="date" office:date-value="2016-10-06" calcext:value-type="date">
            <text:p>10/6/2016</text:p>
          </table:table-cell>
          <table:table-cell table:style-name="ce630" office:value-type="string" calcext:value-type="string">
            <text:p>HW 3.2: 4, 6, 8, 10, 12, 14, 18, 22, 24, 26, 28, 38</text:p>
          </table:table-cell>
          <table:table-cell table:style-name="ce633" office:value-type="float" office:value="10" calcext:value-type="float">
            <text:p>10</text:p>
          </table:table-cell>
          <table:table-cell table:style-name="ce638" table:formula="of:=AVERAGEIF([.F33:.AMJ33];&quot;&lt;&gt;0&quot;)" office:value-type="float" office:value="7.41550116550117" calcext:value-type="float">
            <text:p>7.41550116550117</text:p>
          </table:table-cell>
          <table:table-cell table:style-name="ce638" table:number-matrix-columns-spanned="1" table:number-matrix-rows-spanned="1" table:formula="of:=STDEV(IF([.F33:.AMJ33]&lt;&gt;0;[.F33:.AMJ33]))" office:value-type="float" office:value="2.48730101574304" calcext:value-type="float">
            <text:p>2.48730101574304</text:p>
          </table:table-cell>
          <table:table-cell table:style-name="ce633" table:formula="of:=23/24*10" office:value-type="float" office:value="9.58333333333333" calcext:value-type="float">
            <text:p>9.58333333333333</text:p>
          </table:table-cell>
          <table:table-cell table:style-name="ce633" office:value-type="float" office:value="0" calcext:value-type="float">
            <text:p>0</text:p>
          </table:table-cell>
          <table:table-cell table:style-name="ce853" table:formula="of:=2/24*10" office:value-type="float" office:value="0.833333333333333" calcext:value-type="float">
            <text:p>0.833333333333333</text:p>
          </table:table-cell>
          <table:table-cell table:style-name="ce633" table:formula="of:=19/24*10" office:value-type="float" office:value="7.91666666666667" calcext:value-type="float">
            <text:p>7.91666666666667</text:p>
          </table:table-cell>
          <table:table-cell table:style-name="ce919" table:formula="of:=23/24*10" office:value-type="float" office:value="9.58333333333333" calcext:value-type="float">
            <text:p>9.58333333333333</text:p>
          </table:table-cell>
          <table:table-cell table:style-name="ce633" table:formula="of:=18/24*10" office:value-type="float" office:value="7.5" calcext:value-type="float">
            <text:p>7.5</text:p>
          </table:table-cell>
          <table:table-cell table:style-name="ce633" table:formula="of:=23/24*10" office:value-type="float" office:value="9.58333333333333" calcext:value-type="float">
            <text:p>9.58333333333333</text:p>
          </table:table-cell>
          <table:table-cell table:style-name="ce633" table:formula="of:=13/24*10" office:value-type="float" office:value="5.41666666666667" calcext:value-type="float">
            <text:p>5.41666666666667</text:p>
          </table:table-cell>
          <table:table-cell table:style-name="ce633" table:formula="of:=13/22*10" office:value-type="float" office:value="5.90909090909091" calcext:value-type="float">
            <text:p>5.90909090909091</text:p>
          </table:table-cell>
          <table:table-cell table:style-name="ce633" table:formula="of:=22/24*10" office:value-type="float" office:value="9.16666666666667" calcext:value-type="float">
            <text:p>9.16666666666667</text:p>
          </table:table-cell>
          <table:table-cell table:style-name="ce633" table:formula="of:=13/22*10" office:value-type="float" office:value="5.90909090909091" calcext:value-type="float">
            <text:p>5.90909090909091</text:p>
          </table:table-cell>
          <table:table-cell table:style-name="ce633" table:formula="of:=19/24*10" office:value-type="float" office:value="7.91666666666667" calcext:value-type="float">
            <text:p>7.91666666666667</text:p>
          </table:table-cell>
          <table:table-cell table:style-name="ce633" table:formula="of:=23/24*10" office:value-type="float" office:value="9.58333333333333" calcext:value-type="float">
            <text:p>9.58333333333333</text:p>
          </table:table-cell>
          <table:table-cell table:style-name="ce633" table:formula="of:=18/24*10" office:value-type="float" office:value="7.5" calcext:value-type="float">
            <text:p>7.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3">
          <table:table-cell table:style-name="ce627" office:value-type="date" office:date-value="2016-10-10" calcext:value-type="date">
            <text:p>10/10/2016</text:p>
          </table:table-cell>
          <table:table-cell table:style-name="ce630" office:value-type="string" calcext:value-type="string">
            <text:p>HW 3.3a: 4, 6, 8, 10, 12, 14, 30</text:p>
          </table:table-cell>
          <table:table-cell table:style-name="ce633" office:value-type="float" office:value="10" calcext:value-type="float">
            <text:p>10</text:p>
          </table:table-cell>
          <table:table-cell table:style-name="ce639" table:formula="of:=AVERAGEIF([.F34:.AMJ34];&quot;&lt;&gt;0&quot;)" office:value-type="float" office:value="9.12087912087912" calcext:value-type="float">
            <text:p>9.12087912087912</text:p>
          </table:table-cell>
          <table:table-cell table:style-name="ce639" table:number-matrix-columns-spanned="1" table:number-matrix-rows-spanned="1" table:formula="of:=STDEV(IF([.F34:.AMJ34]&lt;&gt;0;[.F34:.AMJ34]))" office:value-type="float" office:value="1.20775013443668" calcext:value-type="float">
            <text:p>1.20775013443668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formula="of:=14/14*10" office:value-type="float" office:value="10" calcext:value-type="float">
            <text:p>10</text:p>
          </table:table-cell>
          <table:table-cell table:style-name="ce853" table:formula="of:=12/14*10" office:value-type="float" office:value="8.57142857142857" calcext:value-type="float">
            <text:p>8.57142857142857</text:p>
          </table:table-cell>
          <table:table-cell table:style-name="ce898" table:formula="of:=14/14*10" office:value-type="float" office:value="10" calcext:value-type="float">
            <text:p>10</text:p>
          </table:table-cell>
          <table:table-cell table:style-name="ce919" table:formula="of:=14/14*10" office:value-type="float" office:value="10" calcext:value-type="float">
            <text:p>10</text:p>
          </table:table-cell>
          <table:table-cell table:style-name="ce633" table:formula="of:=10/14*10" office:value-type="float" office:value="7.14285714285714" calcext:value-type="float">
            <text:p>7.14285714285714</text:p>
          </table:table-cell>
          <table:table-cell table:style-name="ce633" table:formula="of:=13/14*10" office:value-type="float" office:value="9.28571428571429" calcext:value-type="float">
            <text:p>9.28571428571429</text:p>
          </table:table-cell>
          <table:table-cell table:style-name="ce633" table:formula="of:=14/14*10" office:value-type="float" office:value="10" calcext:value-type="float">
            <text:p>10</text:p>
          </table:table-cell>
          <table:table-cell table:style-name="ce633" table:formula="of:=14/14*10" office:value-type="float" office:value="10" calcext:value-type="float">
            <text:p>10</text:p>
          </table:table-cell>
          <table:table-cell table:style-name="ce633" table:formula="of:=10/14*10" office:value-type="float" office:value="7.14285714285714" calcext:value-type="float">
            <text:p>7.14285714285714</text:p>
          </table:table-cell>
          <table:table-cell table:style-name="ce633" table:formula="of:=14/14*10" office:value-type="float" office:value="10" calcext:value-type="float">
            <text:p>10</text:p>
          </table:table-cell>
          <table:table-cell table:style-name="ce633" table:formula="of:=13/14*10" office:value-type="float" office:value="9.28571428571429" calcext:value-type="float">
            <text:p>9.28571428571429</text:p>
          </table:table-cell>
          <table:table-cell table:style-name="ce633" table:formula="of:=14/14*10" office:value-type="float" office:value="10" calcext:value-type="float">
            <text:p>10</text:p>
          </table:table-cell>
          <table:table-cell table:style-name="ce633" table:formula="of:=10/14*10" office:value-type="float" office:value="7.14285714285714" calcext:value-type="float">
            <text:p>7.14285714285714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3">
          <table:table-cell table:style-name="ce684"/>
          <table:table-cell table:style-name="ce656" office:value-type="string" calcext:value-type="string">
            <text:p>-</text:p>
          </table:table-cell>
          <table:table-cell table:style-name="ce667" office:value-type="float" office:value="0" calcext:value-type="float">
            <text:p>0</text:p>
          </table:table-cell>
          <table:table-cell table:style-name="ce667" table:number-columns-repeated="34"/>
          <table:table-cell table:style-name="ce680" table:number-columns-repeated="987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4" calcext:value-type="float">
            <text:p>0.4</text:p>
          </table:table-cell>
          <table:table-cell table:style-name="ce692" table:number-columns-repeated="2"/>
          <table:table-cell table:style-name="ce667" table:number-columns-repeated="32"/>
          <table:table-cell table:style-name="ce680" table:number-columns-repeated="987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68" table:formula="of:=SUM([.C16:.C35])" office:value-type="float" office:value="169" calcext:value-type="float">
            <text:p>169</text:p>
          </table:table-cell>
          <table:table-cell table:style-name="ce668" table:number-columns-repeated="2"/>
          <table:table-cell table:style-name="ce668" table:formula="of:=SUM([.F16:.F35])" office:value-type="float" office:value="81.2559523809524" calcext:value-type="float">
            <text:p>81.2559523809524</text:p>
          </table:table-cell>
          <table:table-cell table:style-name="ce668" table:formula="of:=SUM([.G16:.G35])" office:value-type="float" office:value="116.767156862745" calcext:value-type="float">
            <text:p>116.767156862745</text:p>
          </table:table-cell>
          <table:table-cell table:style-name="ce668" table:formula="of:=SUM([.H16:.H35])" office:value-type="float" office:value="123.138608776844" calcext:value-type="float">
            <text:p>123.138608776844</text:p>
          </table:table-cell>
          <table:table-cell table:style-name="ce668" table:formula="of:=SUM([.I16:.I35])" office:value-type="float" office:value="106.992250233427" calcext:value-type="float">
            <text:p>106.992250233427</text:p>
          </table:table-cell>
          <table:table-cell table:style-name="ce668" table:formula="of:=SUM([.J16:.J35])" office:value-type="float" office:value="159.167670401494" calcext:value-type="float">
            <text:p>159.167670401494</text:p>
          </table:table-cell>
          <table:table-cell table:style-name="ce668" table:formula="of:=SUM([.K16:.K35])" office:value-type="float" office:value="125.167156862745" calcext:value-type="float">
            <text:p>125.167156862745</text:p>
          </table:table-cell>
          <table:table-cell table:style-name="ce668" table:formula="of:=SUM([.L16:.L35])" office:value-type="float" office:value="122.700490196078" calcext:value-type="float">
            <text:p>122.700490196078</text:p>
          </table:table-cell>
          <table:table-cell table:style-name="ce668" table:formula="of:=SUM([.M16:.M35])" office:value-type="float" office:value="126.237394957983" calcext:value-type="float">
            <text:p>126.237394957983</text:p>
          </table:table-cell>
          <table:table-cell table:style-name="ce668" table:formula="of:=SUM([.N16:.N35])" office:value-type="float" office:value="149.109581105169" calcext:value-type="float">
            <text:p>149.109581105169</text:p>
          </table:table-cell>
          <table:table-cell table:style-name="ce668" table:formula="of:=SUM([.O16:.O35])" office:value-type="float" office:value="123.738585434174" calcext:value-type="float">
            <text:p>123.738585434174</text:p>
          </table:table-cell>
          <table:table-cell table:style-name="ce668" table:formula="of:=SUM([.P16:.P35])" office:value-type="float" office:value="110.844104914693" calcext:value-type="float">
            <text:p>110.844104914693</text:p>
          </table:table-cell>
          <table:table-cell table:style-name="ce668" table:formula="of:=SUM([.Q16:.Q35])" office:value-type="float" office:value="100.498109243697" calcext:value-type="float">
            <text:p>100.498109243697</text:p>
          </table:table-cell>
          <table:table-cell table:style-name="ce668" table:formula="of:=SUM([.R16:.R35])" office:value-type="float" office:value="128.939775910364" calcext:value-type="float">
            <text:p>128.939775910364</text:p>
          </table:table-cell>
          <table:table-cell table:style-name="ce668" table:formula="of:=SUM([.S16:.S35])" office:value-type="float" office:value="139.766760037348" calcext:value-type="float">
            <text:p>139.766760037348</text:p>
          </table:table-cell>
          <table:table-cell table:style-name="ce668" table:formula="of:=SUM([.T16:.T35])" office:value-type="float" office:value="0" calcext:value-type="float">
            <text:p>0</text:p>
          </table:table-cell>
          <table:table-cell table:style-name="ce668" table:formula="of:=SUM([.U16:.U35])" office:value-type="float" office:value="0" calcext:value-type="float">
            <text:p>0</text:p>
          </table:table-cell>
          <table:table-cell table:style-name="ce668" table:formula="of:=SUM([.V16:.V35])" office:value-type="float" office:value="0" calcext:value-type="float">
            <text:p>0</text:p>
          </table:table-cell>
          <table:table-cell table:style-name="ce668" table:formula="of:=SUM([.W16:.W35])" office:value-type="float" office:value="0" calcext:value-type="float">
            <text:p>0</text:p>
          </table:table-cell>
          <table:table-cell table:style-name="ce668" table:formula="of:=SUM([.X16:.X35])" office:value-type="float" office:value="0" calcext:value-type="float">
            <text:p>0</text:p>
          </table:table-cell>
          <table:table-cell table:style-name="ce668" table:formula="of:=SUM([.Y16:.Y35])" office:value-type="float" office:value="0" calcext:value-type="float">
            <text:p>0</text:p>
          </table:table-cell>
          <table:table-cell table:style-name="ce668" table:formula="of:=SUM([.Z16:.Z35])" office:value-type="float" office:value="0" calcext:value-type="float">
            <text:p>0</text:p>
          </table:table-cell>
          <table:table-cell table:style-name="ce668" table:formula="of:=SUM([.AA16:.AA35])" office:value-type="float" office:value="0" calcext:value-type="float">
            <text:p>0</text:p>
          </table:table-cell>
          <table:table-cell table:style-name="ce668" table:formula="of:=SUM([.AB16:.AB35])" office:value-type="float" office:value="0" calcext:value-type="float">
            <text:p>0</text:p>
          </table:table-cell>
          <table:table-cell table:style-name="ce668" table:formula="of:=SUM([.AC16:.AC35])" office:value-type="float" office:value="0" calcext:value-type="float">
            <text:p>0</text:p>
          </table:table-cell>
          <table:table-cell table:style-name="ce668" table:formula="of:=SUM([.AD16:.AD35])" office:value-type="float" office:value="0" calcext:value-type="float">
            <text:p>0</text:p>
          </table:table-cell>
          <table:table-cell table:style-name="ce668" table:formula="of:=SUM([.AE16:.AE35])" office:value-type="float" office:value="0" calcext:value-type="float">
            <text:p>0</text:p>
          </table:table-cell>
          <table:table-cell table:style-name="ce668" table:formula="of:=SUM([.AF16:.AF35])" office:value-type="float" office:value="0" calcext:value-type="float">
            <text:p>0</text:p>
          </table:table-cell>
          <table:table-cell table:style-name="ce668" table:formula="of:=SUM([.AG16:.AG35])" office:value-type="float" office:value="0" calcext:value-type="float">
            <text:p>0</text:p>
          </table:table-cell>
          <table:table-cell table:style-name="ce668" table:formula="of:=SUM([.AH16:.AH35])" office:value-type="float" office:value="0" calcext:value-type="float">
            <text:p>0</text:p>
          </table:table-cell>
          <table:table-cell table:style-name="ce668" table:formula="of:=SUM([.AI16:.AI35])" office:value-type="float" office:value="0" calcext:value-type="float">
            <text:p>0</text:p>
          </table:table-cell>
          <table:table-cell table:style-name="ce668" table:formula="of:=SUM([.AJ16:.AJ35])" office:value-type="float" office:value="0" calcext:value-type="float">
            <text:p>0</text:p>
          </table:table-cell>
          <table:table-cell table:style-name="ce668" table:formula="of:=SUM([.AK16:.AK35])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685"/>
          <table:table-cell table:style-name="ce657" office:value-type="string" calcext:value-type="string">
            <text:p>Dropped Points</text:p>
          </table:table-cell>
          <table:table-cell table:style-name="ce668" office:value-type="float" office:value="0" calcext:value-type="float">
            <text:p>0</text:p>
          </table:table-cell>
          <table:table-cell table:style-name="ce668" table:number-columns-repeated="2"/>
          <table:table-cell table:number-columns-repeated="32" table:style-name="ce668" office:value-type="float" office:value="0" calcext:value-type="float">
            <text:p>0</text:p>
          </table:table-cell>
          <table:table-cell table:number-columns-repeated="987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37]/([.$C$37]-[.C38])" office:value-type="percentage" office:value="1" calcext:value-type="percentage">
            <text:p>100%</text:p>
          </table:table-cell>
          <table:table-cell table:style-name="ce948" table:formula="of:=AVERAGEIF([.F39:.AMJ39];&quot;&lt;&gt;0&quot;)" office:value-type="percentage" office:value="0.724566186524816" calcext:value-type="percentage">
            <text:p>72.46%</text:p>
          </table:table-cell>
          <table:table-cell table:style-name="ce669"/>
          <table:table-cell table:style-name="ce976" table:formula="of:=[.F37]/([.$C$37]-[.F38])" office:value-type="percentage" office:value="0.480804451958298" calcext:value-type="percentage">
            <text:p>48%</text:p>
          </table:table-cell>
          <table:table-cell table:style-name="ce976" table:formula="of:=[.G37]/([.$C$37]-[.G38])" office:value-type="percentage" office:value="0.690929922264764" calcext:value-type="percentage">
            <text:p>69%</text:p>
          </table:table-cell>
          <table:table-cell table:style-name="ce976" table:formula="of:=[.H37]/([.$C$37]-[.H38])" office:value-type="percentage" office:value="0.728630821164758" calcext:value-type="percentage">
            <text:p>73%</text:p>
          </table:table-cell>
          <table:table-cell table:style-name="ce976" table:formula="of:=[.I37]/([.$C$37]-[.I38])" office:value-type="percentage" office:value="0.633090238067614" calcext:value-type="percentage">
            <text:p>63%</text:p>
          </table:table-cell>
          <table:table-cell table:style-name="ce976" table:formula="of:=[.J37]/([.$C$37]-[.J38])" office:value-type="percentage" office:value="0.941820534920083" calcext:value-type="percentage">
            <text:p>94%</text:p>
          </table:table-cell>
          <table:table-cell table:style-name="ce976" table:formula="of:=[.K37]/([.$C$37]-[.K38])" office:value-type="percentage" office:value="0.740634064276598" calcext:value-type="percentage">
            <text:p>74%</text:p>
          </table:table-cell>
          <table:table-cell table:style-name="ce976" table:formula="of:=[.L37]/([.$C$37]-[.L38])" office:value-type="percentage" office:value="0.726038403527091" calcext:value-type="percentage">
            <text:p>73%</text:p>
          </table:table-cell>
          <table:table-cell table:style-name="ce976" table:formula="of:=[.M37]/([.$C$37]-[.M38])" office:value-type="percentage" office:value="0.746966834070906" calcext:value-type="percentage">
            <text:p>75%</text:p>
          </table:table-cell>
          <table:table-cell table:style-name="ce976" table:formula="of:=[.N37]/([.$C$37]-[.N38])" office:value-type="percentage" office:value="0.882305213640055" calcext:value-type="percentage">
            <text:p>88%</text:p>
          </table:table-cell>
          <table:table-cell table:style-name="ce976" table:formula="of:=[.O37]/([.$C$37]-[.O38])" office:value-type="percentage" office:value="0.732180978900436" calcext:value-type="percentage">
            <text:p>73%</text:p>
          </table:table-cell>
          <table:table-cell table:style-name="ce976" table:formula="of:=[.P37]/([.$C$37]-[.P38])" office:value-type="percentage" office:value="0.655882277601735" calcext:value-type="percentage">
            <text:p>66%</text:p>
          </table:table-cell>
          <table:table-cell table:style-name="ce976" table:formula="of:=[.Q37]/([.$C$37]-[.Q38])" office:value-type="percentage" office:value="0.594663368305902" calcext:value-type="percentage">
            <text:p>59%</text:p>
          </table:table-cell>
          <table:table-cell table:style-name="ce976" table:formula="of:=[.R37]/([.$C$37]-[.R38])" office:value-type="percentage" office:value="0.76295725390748" calcext:value-type="percentage">
            <text:p>76%</text:p>
          </table:table-cell>
          <table:table-cell table:style-name="ce976" table:formula="of:=[.S37]/([.$C$37]-[.S38])" office:value-type="percentage" office:value="0.827022248741706" calcext:value-type="percentage">
            <text:p>83%</text:p>
          </table:table-cell>
          <table:table-cell table:style-name="ce976" table:formula="of:=[.T37]/([.$C$37]-[.T38])" office:value-type="percentage" office:value="0" calcext:value-type="percentage">
            <text:p>0%</text:p>
          </table:table-cell>
          <table:table-cell table:style-name="ce976" table:formula="of:=[.U37]/([.$C$37]-[.U38])" office:value-type="percentage" office:value="0" calcext:value-type="percentage">
            <text:p>0%</text:p>
          </table:table-cell>
          <table:table-cell table:style-name="ce976" table:formula="of:=[.V37]/([.$C$37]-[.V38])" office:value-type="percentage" office:value="0" calcext:value-type="percentage">
            <text:p>0%</text:p>
          </table:table-cell>
          <table:table-cell table:style-name="ce976" table:formula="of:=[.W37]/([.$C$37]-[.W38])" office:value-type="percentage" office:value="0" calcext:value-type="percentage">
            <text:p>0%</text:p>
          </table:table-cell>
          <table:table-cell table:style-name="ce976" table:formula="of:=[.X37]/([.$C$37]-[.X38])" office:value-type="percentage" office:value="0" calcext:value-type="percentage">
            <text:p>0%</text:p>
          </table:table-cell>
          <table:table-cell table:style-name="ce976" table:formula="of:=[.Y37]/([.$C$37]-[.Y38])" office:value-type="percentage" office:value="0" calcext:value-type="percentage">
            <text:p>0%</text:p>
          </table:table-cell>
          <table:table-cell table:style-name="ce976" table:formula="of:=[.Z37]/([.$C$37]-[.Z38])" office:value-type="percentage" office:value="0" calcext:value-type="percentage">
            <text:p>0%</text:p>
          </table:table-cell>
          <table:table-cell table:style-name="ce976" table:formula="of:=[.AA37]/([.$C$37]-[.AA38])" office:value-type="percentage" office:value="0" calcext:value-type="percentage">
            <text:p>0%</text:p>
          </table:table-cell>
          <table:table-cell table:style-name="ce976" table:formula="of:=[.AB37]/([.$C$37]-[.AB38])" office:value-type="percentage" office:value="0" calcext:value-type="percentage">
            <text:p>0%</text:p>
          </table:table-cell>
          <table:table-cell table:style-name="ce976" table:formula="of:=[.AC37]/([.$C$37]-[.AC38])" office:value-type="percentage" office:value="0" calcext:value-type="percentage">
            <text:p>0%</text:p>
          </table:table-cell>
          <table:table-cell table:style-name="ce976" table:formula="of:=[.AD37]/([.$C$37]-[.AD38])" office:value-type="percentage" office:value="0" calcext:value-type="percentage">
            <text:p>0%</text:p>
          </table:table-cell>
          <table:table-cell table:style-name="ce976" table:formula="of:=[.AE37]/([.$C$37]-[.AE38])" office:value-type="percentage" office:value="0" calcext:value-type="percentage">
            <text:p>0%</text:p>
          </table:table-cell>
          <table:table-cell table:style-name="ce976" table:formula="of:=[.AF37]/([.$C$37]-[.AF38])" office:value-type="percentage" office:value="0" calcext:value-type="percentage">
            <text:p>0%</text:p>
          </table:table-cell>
          <table:table-cell table:style-name="ce976" table:formula="of:=[.AG37]/([.$C$37]-[.AG38])" office:value-type="percentage" office:value="0" calcext:value-type="percentage">
            <text:p>0%</text:p>
          </table:table-cell>
          <table:table-cell table:style-name="ce976" table:formula="of:=[.AH37]/([.$C$37]-[.AH38])" office:value-type="percentage" office:value="0" calcext:value-type="percentage">
            <text:p>0%</text:p>
          </table:table-cell>
          <table:table-cell table:style-name="ce976" table:formula="of:=[.AI37]/([.$C$37]-[.AI38])" office:value-type="percentage" office:value="0" calcext:value-type="percentage">
            <text:p>0%</text:p>
          </table:table-cell>
          <table:table-cell table:style-name="ce976" table:formula="of:=[.AJ37]/([.$C$37]-[.AJ38])" office:value-type="percentage" office:value="0" calcext:value-type="percentage">
            <text:p>0%</text:p>
          </table:table-cell>
          <table:table-cell table:style-name="ce976" table:formula="of:=[.AK37]/([.$C$37]-[.AK38])" office:value-type="percentage" office:value="0" calcext:value-type="percentage">
            <text:p>0%</text:p>
          </table:table-cell>
          <table:table-cell table:style-name="ce669" table:number-columns-repeated="987"/>
        </table:table-row>
        <table:table-row table:style-name="ro11">
          <table:table-cell table:style-name="ce684"/>
          <table:table-cell table:style-name="ce656"/>
          <table:table-cell table:style-name="ce667" table:number-columns-repeated="35"/>
          <table:table-cell table:style-name="ce680" table:number-columns-repeated="987"/>
        </table:table-row>
        <table:table-row table:style-name="ro9">
          <table:table-cell table:style-name="Header"/>
          <table:table-cell table:style-name="Header" office:value-type="string" calcext:value-type="string">
            <text:p>Participation</text:p>
          </table:table-cell>
          <table:table-cell table:style-name="Header" table:number-columns-repeated="1022"/>
        </table:table-row>
        <table:table-row table:style-name="ro10">
          <table:table-cell table:style-name="ce627" office:value-type="date" office:date-value="2016-08-15" calcext:value-type="date">
            <text:p>8/15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2:.AMJ42];&quot;&lt;&gt;0&quot;)" office:value-type="float" office:value="5" calcext:value-type="float">
            <text:p>5</text:p>
          </table:table-cell>
          <table:table-cell table:style-name="ce645" table:number-matrix-columns-spanned="1" table:number-matrix-rows-spanned="1" table:formula="of:=STDEV(IF([.F42:.AMJ42]&lt;&gt;0;[.F42:.AMJ42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5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0" calcext:value-type="float">
            <text:p>0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16" calcext:value-type="date">
            <text:p>8/16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3:.AMJ43];&quot;&lt;&gt;0&quot;)" office:value-type="float" office:value="5" calcext:value-type="float">
            <text:p>5</text:p>
          </table:table-cell>
          <table:table-cell table:style-name="ce647" table:number-matrix-columns-spanned="1" table:number-matrix-rows-spanned="1" table:formula="of:=STDEV(IF([.F43:.AMJ43]&lt;&gt;0;[.F43:.AMJ43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0" calcext:value-type="float">
            <text:p>0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17" calcext:value-type="date">
            <text:p>8/17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4:.AMJ44];&quot;&lt;&gt;0&quot;)" office:value-type="float" office:value="5" calcext:value-type="float">
            <text:p>5</text:p>
          </table:table-cell>
          <table:table-cell table:style-name="ce648" table:number-matrix-columns-spanned="1" table:number-matrix-rows-spanned="1" table:formula="of:=STDEV(IF([.F44:.AMJ44]&lt;&gt;0;[.F44:.AMJ44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18" calcext:value-type="date">
            <text:p>8/18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5:.AMJ45];&quot;&lt;&gt;0&quot;)" office:value-type="float" office:value="5" calcext:value-type="float">
            <text:p>5</text:p>
          </table:table-cell>
          <table:table-cell table:style-name="ce649" table:number-matrix-columns-spanned="1" table:number-matrix-rows-spanned="1" table:formula="of:=STDEV(IF([.F45:.AMJ45]&lt;&gt;0;[.F45:.AMJ45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19" calcext:value-type="date">
            <text:p>8/19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6:.AMJ46];&quot;&lt;&gt;0&quot;)" office:value-type="float" office:value="5" calcext:value-type="float">
            <text:p>5</text:p>
          </table:table-cell>
          <table:table-cell table:style-name="ce650" table:number-matrix-columns-spanned="1" table:number-matrix-rows-spanned="1" table:formula="of:=STDEV(IF([.F46:.AMJ46]&lt;&gt;0;[.F46:.AMJ46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2" calcext:value-type="date">
            <text:p>8/22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7:.AMJ47];&quot;&lt;&gt;0&quot;)" office:value-type="float" office:value="4.82142857142857" calcext:value-type="float">
            <text:p>4.82142857142857</text:p>
          </table:table-cell>
          <table:table-cell table:style-name="ce653" table:number-matrix-columns-spanned="1" table:number-matrix-rows-spanned="1" table:formula="of:=STDEV(IF([.F47:.AMJ47]&lt;&gt;0;[.F47:.AMJ47]))" office:value-type="float" office:value="0.668153104781061" calcext:value-type="float">
            <text:p>0.668153104781061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3" calcext:value-type="date">
            <text:p>8/23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8:.AMJ48];&quot;&lt;&gt;0&quot;)" office:value-type="float" office:value="5" calcext:value-type="float">
            <text:p>5</text:p>
          </table:table-cell>
          <table:table-cell table:style-name="ce654" table:number-matrix-columns-spanned="1" table:number-matrix-rows-spanned="1" table:formula="of:=STDEV(IF([.F48:.AMJ48]&lt;&gt;0;[.F48:.AMJ48]))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4" calcext:value-type="date">
            <text:p>8/24/2016</text:p>
          </table:table-cell>
          <table:table-cell table:style-name="ce630" office:value-type="string" calcext:value-type="string">
            <text:p>Bellwork (3-ish people got #1)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49:.AMJ49];&quot;&lt;&gt;0&quot;)" office:value-type="float" office:value="3.95833333333333" calcext:value-type="float">
            <text:p>3.95833333333333</text:p>
          </table:table-cell>
          <table:table-cell table:style-name="ce655" table:number-matrix-columns-spanned="1" table:number-matrix-rows-spanned="1" table:formula="of:=STDEV(IF([.F49:.AMJ49]&lt;&gt;0;[.F49:.AMJ49]))" office:value-type="float" office:value="1.28732162636109" calcext:value-type="float">
            <text:p>1.28732162636109</text:p>
          </table:table-cell>
          <table:table-cell table:style-name="ce633" office:value-type="float" office:value="5" calcext:value-type="float">
            <text:p>5</text:p>
          </table:table-cell>
          <table:table-cell table:style-name="ce755" office:value-type="float" office:value="5" calcext:value-type="float">
            <text:p>5</text:p>
          </table:table-cell>
          <table:table-cell table:style-name="ce946" office:value-type="float" office:value="2.5" calcext:value-type="float">
            <text:p>2.5</text:p>
          </table:table-cell>
          <table:table-cell table:style-name="ce633" office:value-type="float" office:value="2.5" calcext:value-type="float">
            <text:p>2.5</text:p>
          </table:table-cell>
          <table:table-cell table:style-name="ce776" office:value-type="float" office:value="2.5" calcext:value-type="float">
            <text:p>2.5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795" office:value-type="float" office:value="2.5" calcext:value-type="float">
            <text:p>2.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number-columns-repeated="2" table:style-name="ce633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5" calcext:value-type="date">
            <text:p>8/25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0:.AMJ50];&quot;&lt;&gt;0&quot;)" office:value-type="float" office:value="5" calcext:value-type="float">
            <text:p>5</text:p>
          </table:table-cell>
          <table:table-cell table:style-name="ce660" table:number-matrix-columns-spanned="1" table:number-matrix-rows-spanned="1" table:formula="of:=STDEV(IF([.F50:.AMJ50]&lt;&gt;0;[.F50:.AMJ50]))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755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6" calcext:value-type="date">
            <text:p>8/26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1:.AMJ51];&quot;&lt;&gt;0&quot;)" office:value-type="float" office:value="4.64285714285714" calcext:value-type="float">
            <text:p>4.64285714285714</text:p>
          </table:table-cell>
          <table:table-cell table:style-name="ce661" table:number-matrix-columns-spanned="1" table:number-matrix-rows-spanned="1" table:formula="of:=STDEV(IF([.F51:.AMJ51]&lt;&gt;0;[.F51:.AMJ51]))" office:value-type="float" office:value="0.907841299003203" calcext:value-type="float">
            <text:p>0.907841299003203</text:p>
          </table:table-cell>
          <table:table-cell table:style-name="ce633" office:value-type="float" office:value="2.5" calcext:value-type="float">
            <text:p>2.5</text:p>
          </table:table-cell>
          <table:table-cell table:style-name="ce755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776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29" calcext:value-type="date">
            <text:p>8/29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2:.AMJ52];&quot;&lt;&gt;0&quot;)" office:value-type="float" office:value="4.10714285714286" calcext:value-type="float">
            <text:p>4.10714285714286</text:p>
          </table:table-cell>
          <table:table-cell table:style-name="ce662" table:number-matrix-columns-spanned="1" table:number-matrix-rows-spanned="1" table:formula="of:=STDEV(IF([.F52:.AMJ52]&lt;&gt;0;[.F52:.AMJ52]))" office:value-type="float" office:value="1.24311289524712" calcext:value-type="float">
            <text:p>1.24311289524712</text:p>
          </table:table-cell>
          <table:table-cell table:style-name="ce633" office:value-type="float" office:value="2.5" calcext:value-type="float">
            <text:p>2.5</text:p>
          </table:table-cell>
          <table:table-cell table:style-name="ce755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77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number-columns-repeated="2" table:style-name="ce633" office:value-type="float" office:value="2.5" calcext:value-type="float">
            <text:p>2.5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30" calcext:value-type="date">
            <text:p>8/30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3:.AMJ53];&quot;&lt;&gt;0&quot;)" office:value-type="float" office:value="4.28571428571429" calcext:value-type="float">
            <text:p>4.28571428571429</text:p>
          </table:table-cell>
          <table:table-cell table:style-name="ce663" table:number-matrix-columns-spanned="1" table:number-matrix-rows-spanned="1" table:formula="of:=STDEV(IF([.F53:.AMJ53]&lt;&gt;0;[.F53:.AMJ53]))" office:value-type="float" office:value="1.17201807734624" calcext:value-type="float">
            <text:p>1.17201807734624</text:p>
          </table:table-cell>
          <table:table-cell table:style-name="ce633" office:value-type="float" office:value="2.5" calcext:value-type="float">
            <text:p>2.5</text:p>
          </table:table-cell>
          <table:table-cell table:style-name="ce755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number-columns-repeated="2" table:style-name="ce633" office:value-type="float" office:value="2.5" calcext:value-type="float">
            <text:p>2.5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8-31" calcext:value-type="date">
            <text:p>8/31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4:.AMJ54];&quot;&lt;&gt;0&quot;)" office:value-type="float" office:value="5" calcext:value-type="float">
            <text:p>5</text:p>
          </table:table-cell>
          <table:table-cell table:style-name="ce664" table:number-matrix-columns-spanned="1" table:number-matrix-rows-spanned="1" table:formula="of:=STDEV(IF([.F54:.AMJ54]&lt;&gt;0;[.F54:.AMJ54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767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88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06" calcext:value-type="date">
            <text:p>9/6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5:.AMJ55];&quot;&lt;&gt;0&quot;)" office:value-type="float" office:value="5" calcext:value-type="float">
            <text:p>5</text:p>
          </table:table-cell>
          <table:table-cell table:style-name="ce665" table:number-matrix-columns-spanned="1" table:number-matrix-rows-spanned="1" table:formula="of:=STDEV(IF([.F55:.AMJ55]&lt;&gt;0;[.F55:.AMJ55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767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88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08" calcext:value-type="date">
            <text:p>9/8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6:.AMJ56];&quot;&lt;&gt;0&quot;)" office:value-type="float" office:value="5" calcext:value-type="float">
            <text:p>5</text:p>
          </table:table-cell>
          <table:table-cell table:style-name="ce666" table:number-matrix-columns-spanned="1" table:number-matrix-rows-spanned="1" table:formula="of:=STDEV(IF([.F56:.AMJ56]&lt;&gt;0;[.F56:.AMJ56]))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946" office:value-type="float" office:value="5" calcext:value-type="float">
            <text:p>5</text:p>
          </table:table-cell>
          <table:table-cell table:style-name="ce767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88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3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13" calcext:value-type="date">
            <text:p>9/13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7:.AMJ57];&quot;&lt;&gt;0&quot;)" office:value-type="float" office:value="4.80769230769231" calcext:value-type="float">
            <text:p>4.80769230769231</text:p>
          </table:table-cell>
          <table:table-cell table:style-name="ce670" table:number-matrix-columns-spanned="1" table:number-matrix-rows-spanned="1" table:formula="of:=STDEV(IF([.F57:.AMJ57]&lt;&gt;0;[.F57:.AMJ57]))" office:value-type="float" office:value="0.693375245281536" calcext:value-type="float">
            <text:p>0.693375245281536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946" office:value-type="float" office:value="5" calcext:value-type="float">
            <text:p>5</text:p>
          </table:table-cell>
          <table:table-cell table:style-name="ce767" office:value-type="float" office:value="5" calcext:value-type="float">
            <text:p>5</text:p>
          </table:table-cell>
          <table:table-cell table:style-name="ce776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788" office:value-type="float" office:value="5" calcext:value-type="float">
            <text:p>5</text:p>
          </table:table-cell>
          <table:table-cell table:style-name="ce795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number-columns-repeated="3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15" calcext:value-type="date">
            <text:p>9/15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8:.AMJ58];&quot;&lt;&gt;0&quot;)" office:value-type="float" office:value="4.79166666666667" calcext:value-type="float">
            <text:p>4.79166666666667</text:p>
          </table:table-cell>
          <table:table-cell table:style-name="ce671" table:number-matrix-columns-spanned="1" table:number-matrix-rows-spanned="1" table:formula="of:=STDEV(IF([.F58:.AMJ58]&lt;&gt;0;[.F58:.AMJ58]))" office:value-type="float" office:value="0.721687836487032" calcext:value-type="float">
            <text:p>0.721687836487032</text:p>
          </table:table-cell>
          <table:table-cell table:style-name="ce633" office:value-type="float" office:value="2.5" calcext:value-type="float">
            <text:p>2.5</text:p>
          </table:table-cell>
          <table:table-cell table:style-name="ce633" office:value-type="float" office:value="0" calcext:value-type="float">
            <text:p>0</text:p>
          </table:table-cell>
          <table:table-cell table:style-name="ce761" office:value-type="float" office:value="5" calcext:value-type="float">
            <text:p>5</text:p>
          </table:table-cell>
          <table:table-cell table:style-name="ce767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788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3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0" calcext:value-type="date">
            <text:p>9/20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59:.AMJ59];&quot;&lt;&gt;0&quot;)" office:value-type="float" office:value="4.80769230769231" calcext:value-type="float">
            <text:p>4.80769230769231</text:p>
          </table:table-cell>
          <table:table-cell table:style-name="ce672" table:number-matrix-columns-spanned="1" table:number-matrix-rows-spanned="1" table:formula="of:=STDEV(IF([.F59:.AMJ59]&lt;&gt;0;[.F59:.AMJ59]))" office:value-type="float" office:value="0.693375245281536" calcext:value-type="float">
            <text:p>0.693375245281536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761" office:value-type="float" office:value="5" calcext:value-type="float">
            <text:p>5</text:p>
          </table:table-cell>
          <table:table-cell table:number-columns-repeated="3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2" calcext:value-type="date">
            <text:p>9/22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60:.AMJ60];&quot;&lt;&gt;0&quot;)" office:value-type="float" office:value="5" calcext:value-type="float">
            <text:p>5</text:p>
          </table:table-cell>
          <table:table-cell table:style-name="ce252" table:number-matrix-columns-spanned="1" table:number-matrix-rows-spanned="1" table:formula="of:=STDEV(IF([.F60:.AMJ60]&lt;&gt;0;[.F60:.AMJ60]))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761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26" calcext:value-type="date">
            <text:p>9/26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61:.AMJ61];&quot;&lt;&gt;0&quot;)" office:value-type="float" office:value="5" calcext:value-type="float">
            <text:p>5</text:p>
          </table:table-cell>
          <table:table-cell table:style-name="ce676" table:number-matrix-columns-spanned="1" table:number-matrix-rows-spanned="1" table:formula="of:=STDEV(IF([.F61:.AMJ61]&lt;&gt;0;[.F61:.AMJ61]))" office:value-type="float" office:value="0" calcext:value-type="float">
            <text:p>0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3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09-30" calcext:value-type="date">
            <text:p>9/30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62:.AMJ62];&quot;&lt;&gt;0&quot;)" office:value-type="float" office:value="5" calcext:value-type="float">
            <text:p>5</text:p>
          </table:table-cell>
          <table:table-cell table:style-name="ce677" table:number-matrix-columns-spanned="1" table:number-matrix-rows-spanned="1" table:formula="of:=STDEV(IF([.F62:.AMJ62]&lt;&gt;0;[.F62:.AMJ62]))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7"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10-03" calcext:value-type="date">
            <text:p>10/3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33" table:formula="of:=AVERAGEIF([.F63:.AMJ63];&quot;&lt;&gt;0&quot;)" office:value-type="float" office:value="5" calcext:value-type="float">
            <text:p>5</text:p>
          </table:table-cell>
          <table:table-cell table:style-name="ce679" table:number-matrix-columns-spanned="1" table:number-matrix-rows-spanned="1" table:formula="of:=STDEV(IF([.F63:.AMJ63]&lt;&gt;0;[.F63:.AMJ63]))" office:value-type="float" office:value="0" calcext:value-type="float">
            <text:p>0</text:p>
          </table:table-cell>
          <table:table-cell table:number-columns-repeated="6"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number-columns-repeated="2" table:style-name="ce633" office:value-type="float" office:value="0" calcext:value-type="float">
            <text:p>0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10-05" calcext:value-type="date">
            <text:p>10/5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41" table:formula="of:=AVERAGEIF([.F64:.AMJ64];&quot;&lt;&gt;0&quot;)" office:value-type="float" office:value="3.88888888888889" calcext:value-type="float">
            <text:p>3.88888888888889</text:p>
          </table:table-cell>
          <table:table-cell table:style-name="ce641" table:number-matrix-columns-spanned="1" table:number-matrix-rows-spanned="1" table:formula="of:=STDEV(IF([.F64:.AMJ64]&lt;&gt;0;[.F64:.AMJ64]))" office:value-type="float" office:value="1.31761569173683" calcext:value-type="float">
            <text:p>1.31761569173683</text:p>
          </table:table-cell>
          <table:table-cell table:style-name="ce633" office:value-type="float" office:value="2.5" calcext:value-type="float">
            <text:p>2.5</text:p>
          </table:table-cell>
          <table:table-cell table:number-columns-repeated="2" table:style-name="ce633" office:value-type="float" office:value="0" calcext:value-type="float">
            <text:p>0</text:p>
          </table:table-cell>
          <table:table-cell table:style-name="ce633" office:value-type="float" office:value="2.5" calcext:value-type="float">
            <text:p>2.5</text:p>
          </table:table-cell>
          <table:table-cell table:number-columns-repeated="2" table:style-name="ce633" office:value-type="float" office:value="5" calcext:value-type="float">
            <text:p>5</text:p>
          </table:table-cell>
          <table:table-cell table:number-columns-repeated="2" table:style-name="ce633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2.5" calcext:value-type="float">
            <text:p>2.5</text:p>
          </table:table-cell>
          <table:table-cell table:style-name="ce633" office:value-type="float" office:value="0" calcext:value-type="float">
            <text:p>0</text:p>
          </table:table-cell>
          <table:table-cell table:style-name="ce633" office:value-type="float" office:value="2.5" calcext:value-type="float">
            <text:p>2.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27" office:value-type="date" office:date-value="2016-10-07" calcext:value-type="date">
            <text:p>10/7/2016</text:p>
          </table:table-cell>
          <table:table-cell table:style-name="ce630" office:value-type="string" calcext:value-type="string">
            <text:p>Bellwork</text:p>
          </table:table-cell>
          <table:table-cell table:style-name="ce633" office:value-type="float" office:value="5" calcext:value-type="float">
            <text:p>5</text:p>
          </table:table-cell>
          <table:table-cell table:style-name="ce642" table:formula="of:=AVERAGEIF([.F65:.AMJ65];&quot;&lt;&gt;0&quot;)" office:value-type="float" office:value="5" calcext:value-type="float">
            <text:p>5</text:p>
          </table:table-cell>
          <table:table-cell table:style-name="ce642" table:number-matrix-columns-spanned="1" table:number-matrix-rows-spanned="1" table:formula="of:=STDEV(IF([.F65:.AMJ65]&lt;&gt;0;[.F65:.AMJ65]))" office:value-type="float" office:value="0" calcext:value-type="float">
            <text:p>0</text:p>
          </table:table-cell>
          <table:table-cell table:style-name="ce633" office:value-type="float" office:value="5" calcext:value-type="float">
            <text:p>5</text:p>
          </table:table-cell>
          <table:table-cell table:style-name="ce633" office:value-type="float" office:value="0" calcext:value-type="float">
            <text:p>0</text:p>
          </table:table-cell>
          <table:table-cell table:number-columns-repeated="7" table:style-name="ce633" office:value-type="float" office:value="5" calcext:value-type="float">
            <text:p>5</text:p>
          </table:table-cell>
          <table:table-cell table:style-name="ce810" office:value-type="float" office:value="5" calcext:value-type="float">
            <text:p>5</text:p>
          </table:table-cell>
          <table:table-cell table:number-columns-repeated="4" table:style-name="ce633" office:value-type="float" office:value="5" calcext:value-type="float">
            <text:p>5</text:p>
          </table:table-cell>
          <table:table-cell table:style-name="ce633" table:number-columns-repeated="18"/>
          <table:table-cell table:style-name="ce1007" table:number-columns-repeated="987"/>
        </table:table-row>
        <table:table-row table:style-name="ro10">
          <table:table-cell table:style-name="ce684"/>
          <table:table-cell table:style-name="ce656" office:value-type="string" calcext:value-type="string">
            <text:p>-</text:p>
          </table:table-cell>
          <table:table-cell table:style-name="ce694" office:value-type="float" office:value="0" calcext:value-type="float">
            <text:p>0</text:p>
          </table:table-cell>
          <table:table-cell table:style-name="ce667" table:number-columns-repeated="2"/>
          <table:table-cell table:style-name="ce694" table:number-columns-repeated="32"/>
          <table:table-cell table:style-name="ce680" table:number-columns-repeated="987"/>
        </table:table-row>
        <table:table-row table:style-name="ro11">
          <table:table-cell table:style-name="ce684"/>
          <table:table-cell table:style-name="ce688" office:value-type="string" calcext:value-type="string">
            <text:p>Weight</text:p>
          </table:table-cell>
          <table:table-cell table:style-name="ce692" office:value-type="float" office:value="0.1" calcext:value-type="float">
            <text:p>0.1</text:p>
          </table:table-cell>
          <table:table-cell table:style-name="ce692" table:number-columns-repeated="2"/>
          <table:table-cell table:style-name="ce667" table:number-columns-repeated="32"/>
          <table:table-cell table:style-name="ce680" table:number-columns-repeated="987"/>
        </table:table-row>
        <table:table-row table:style-name="ro5">
          <table:table-cell table:style-name="ce685"/>
          <table:table-cell table:style-name="ce657" office:value-type="string" calcext:value-type="string">
            <text:p>Total Points Possible</text:p>
          </table:table-cell>
          <table:table-cell table:style-name="ce693" table:formula="of:=SUBTOTAL(109;[.C42:.C66])" office:value-type="float" office:value="120" calcext:value-type="float">
            <text:p>120</text:p>
          </table:table-cell>
          <table:table-cell table:style-name="ce693" table:number-columns-repeated="2"/>
          <table:table-cell table:style-name="ce693" table:formula="of:=SUBTOTAL(109;[.F42:.F66])" office:value-type="float" office:value="102.5" calcext:value-type="float">
            <text:p>102.5</text:p>
          </table:table-cell>
          <table:table-cell table:style-name="ce693" table:formula="of:=SUBTOTAL(109;[.G42:.G66])" office:value-type="float" office:value="82.5" calcext:value-type="float">
            <text:p>82.5</text:p>
          </table:table-cell>
          <table:table-cell table:style-name="ce693" table:formula="of:=SUBTOTAL(109;[.H42:.H66])" office:value-type="float" office:value="102.5" calcext:value-type="float">
            <text:p>102.5</text:p>
          </table:table-cell>
          <table:table-cell table:style-name="ce693" table:formula="of:=SUBTOTAL(109;[.I42:.I66])" office:value-type="float" office:value="95" calcext:value-type="float">
            <text:p>95</text:p>
          </table:table-cell>
          <table:table-cell table:style-name="ce693" table:formula="of:=SUBTOTAL(109;[.J42:.J66])" office:value-type="float" office:value="107.5" calcext:value-type="float">
            <text:p>107.5</text:p>
          </table:table-cell>
          <table:table-cell table:style-name="ce693" table:formula="of:=SUBTOTAL(109;[.K42:.K66])" office:value-type="float" office:value="120" calcext:value-type="float">
            <text:p>120</text:p>
          </table:table-cell>
          <table:table-cell table:style-name="ce693" table:formula="of:=SUBTOTAL(109;[.L42:.L66])" office:value-type="float" office:value="92.5" calcext:value-type="float">
            <text:p>92.5</text:p>
          </table:table-cell>
          <table:table-cell table:style-name="ce693" table:formula="of:=SUBTOTAL(109;[.M42:.M66])" office:value-type="float" office:value="102.5" calcext:value-type="float">
            <text:p>102.5</text:p>
          </table:table-cell>
          <table:table-cell table:style-name="ce693" table:formula="of:=SUBTOTAL(109;[.N42:.N66])" office:value-type="float" office:value="110" calcext:value-type="float">
            <text:p>110</text:p>
          </table:table-cell>
          <table:table-cell table:style-name="ce693" table:formula="of:=SUBTOTAL(109;[.O42:.O66])" office:value-type="float" office:value="120" calcext:value-type="float">
            <text:p>120</text:p>
          </table:table-cell>
          <table:table-cell table:style-name="ce693" table:formula="of:=SUBTOTAL(109;[.P42:.P66])" office:value-type="float" office:value="112.5" calcext:value-type="float">
            <text:p>112.5</text:p>
          </table:table-cell>
          <table:table-cell table:style-name="ce693" table:formula="of:=SUBTOTAL(109;[.Q42:.Q66])" office:value-type="float" office:value="107.5" calcext:value-type="float">
            <text:p>107.5</text:p>
          </table:table-cell>
          <table:table-cell table:style-name="ce693" table:formula="of:=SUBTOTAL(109;[.R42:.R66])" office:value-type="float" office:value="102.5" calcext:value-type="float">
            <text:p>102.5</text:p>
          </table:table-cell>
          <table:table-cell table:style-name="ce693" table:formula="of:=SUBTOTAL(109;[.S42:.S66])" office:value-type="float" office:value="97.5" calcext:value-type="float">
            <text:p>97.5</text:p>
          </table:table-cell>
          <table:table-cell table:style-name="ce693" table:formula="of:=SUBTOTAL(109;[.T42:.T66])" office:value-type="float" office:value="0" calcext:value-type="float">
            <text:p>0</text:p>
          </table:table-cell>
          <table:table-cell table:style-name="ce693" table:formula="of:=SUBTOTAL(109;[.U42:.U66])" office:value-type="float" office:value="0" calcext:value-type="float">
            <text:p>0</text:p>
          </table:table-cell>
          <table:table-cell table:style-name="ce693" table:formula="of:=SUBTOTAL(109;[.V42:.V66])" office:value-type="float" office:value="0" calcext:value-type="float">
            <text:p>0</text:p>
          </table:table-cell>
          <table:table-cell table:style-name="ce693" table:formula="of:=SUBTOTAL(109;[.W42:.W66])" office:value-type="float" office:value="0" calcext:value-type="float">
            <text:p>0</text:p>
          </table:table-cell>
          <table:table-cell table:style-name="ce693" table:formula="of:=SUBTOTAL(109;[.X42:.X66])" office:value-type="float" office:value="0" calcext:value-type="float">
            <text:p>0</text:p>
          </table:table-cell>
          <table:table-cell table:style-name="ce693" table:formula="of:=SUBTOTAL(109;[.Y42:.Y66])" office:value-type="float" office:value="0" calcext:value-type="float">
            <text:p>0</text:p>
          </table:table-cell>
          <table:table-cell table:style-name="ce693" table:formula="of:=SUBTOTAL(109;[.Z42:.Z66])" office:value-type="float" office:value="0" calcext:value-type="float">
            <text:p>0</text:p>
          </table:table-cell>
          <table:table-cell table:style-name="ce693" table:formula="of:=SUBTOTAL(109;[.AA42:.AA66])" office:value-type="float" office:value="0" calcext:value-type="float">
            <text:p>0</text:p>
          </table:table-cell>
          <table:table-cell table:style-name="ce693" table:formula="of:=SUBTOTAL(109;[.AB42:.AB66])" office:value-type="float" office:value="0" calcext:value-type="float">
            <text:p>0</text:p>
          </table:table-cell>
          <table:table-cell table:style-name="ce693" table:formula="of:=SUBTOTAL(109;[.AC42:.AC66])" office:value-type="float" office:value="0" calcext:value-type="float">
            <text:p>0</text:p>
          </table:table-cell>
          <table:table-cell table:style-name="ce693" table:formula="of:=SUBTOTAL(109;[.AD42:.AD66])" office:value-type="float" office:value="0" calcext:value-type="float">
            <text:p>0</text:p>
          </table:table-cell>
          <table:table-cell table:style-name="ce693" table:formula="of:=SUBTOTAL(109;[.AE42:.AE66])" office:value-type="float" office:value="0" calcext:value-type="float">
            <text:p>0</text:p>
          </table:table-cell>
          <table:table-cell table:style-name="ce693" table:formula="of:=SUBTOTAL(109;[.AF42:.AF66])" office:value-type="float" office:value="0" calcext:value-type="float">
            <text:p>0</text:p>
          </table:table-cell>
          <table:table-cell table:style-name="ce693" table:formula="of:=SUBTOTAL(109;[.AG42:.AG66])" office:value-type="float" office:value="0" calcext:value-type="float">
            <text:p>0</text:p>
          </table:table-cell>
          <table:table-cell table:style-name="ce693" table:formula="of:=SUBTOTAL(109;[.AH42:.AH66])" office:value-type="float" office:value="0" calcext:value-type="float">
            <text:p>0</text:p>
          </table:table-cell>
          <table:table-cell table:style-name="ce693" table:formula="of:=SUBTOTAL(109;[.AI42:.AI66])" office:value-type="float" office:value="0" calcext:value-type="float">
            <text:p>0</text:p>
          </table:table-cell>
          <table:table-cell table:style-name="ce693" table:formula="of:=SUBTOTAL(109;[.AJ42:.AJ66])" office:value-type="float" office:value="0" calcext:value-type="float">
            <text:p>0</text:p>
          </table:table-cell>
          <table:table-cell table:style-name="ce693" table:formula="of:=SUBTOTAL(109;[.AK42:.AK66])" office:value-type="float" office:value="0" calcext:value-type="float">
            <text:p>0</text:p>
          </table:table-cell>
          <table:table-cell table:number-columns-repeated="987"/>
        </table:table-row>
        <table:table-row table:style-name="ro12">
          <table:table-cell table:style-name="ce669"/>
          <table:table-cell table:style-name="ce658" office:value-type="string" calcext:value-type="string">
            <text:p>Percentages (Points earned/Points Possible)</text:p>
          </table:table-cell>
          <table:table-cell table:style-name="ce669" table:formula="of:=[.C68]/[.$C$68]" office:value-type="percentage" office:value="1" calcext:value-type="percentage">
            <text:p>100%</text:p>
          </table:table-cell>
          <table:table-cell table:style-name="ce951" table:formula="of:=AVERAGEIF([.F69:.AMJ69];&quot;&lt;&gt;0&quot;)" office:value-type="percentage" office:value="0.866071428571429" calcext:value-type="percentage">
            <text:p>86.61%</text:p>
          </table:table-cell>
          <table:table-cell table:style-name="ce669"/>
          <table:table-cell table:style-name="ce976" table:formula="of:=[.F68]/[.$C$68]" office:value-type="percentage" office:value="0.854166666666667" calcext:value-type="percentage">
            <text:p>85%</text:p>
          </table:table-cell>
          <table:table-cell table:style-name="ce976" table:formula="of:=[.G68]/[.$C$68]" office:value-type="percentage" office:value="0.6875" calcext:value-type="percentage">
            <text:p>69%</text:p>
          </table:table-cell>
          <table:table-cell table:style-name="ce976" table:formula="of:=[.H68]/[.$C$68]" office:value-type="percentage" office:value="0.854166666666667" calcext:value-type="percentage">
            <text:p>85%</text:p>
          </table:table-cell>
          <table:table-cell table:style-name="ce976" table:formula="of:=[.I68]/[.$C$68]" office:value-type="percentage" office:value="0.791666666666667" calcext:value-type="percentage">
            <text:p>79%</text:p>
          </table:table-cell>
          <table:table-cell table:style-name="ce976" table:formula="of:=[.J68]/[.$C$68]" office:value-type="percentage" office:value="0.895833333333333" calcext:value-type="percentage">
            <text:p>90%</text:p>
          </table:table-cell>
          <table:table-cell table:style-name="ce976" table:formula="of:=[.K68]/[.$C$68]" office:value-type="percentage" office:value="1" calcext:value-type="percentage">
            <text:p>100%</text:p>
          </table:table-cell>
          <table:table-cell table:style-name="ce976" table:formula="of:=[.L68]/[.$C$68]" office:value-type="percentage" office:value="0.770833333333333" calcext:value-type="percentage">
            <text:p>77%</text:p>
          </table:table-cell>
          <table:table-cell table:style-name="ce976" table:formula="of:=[.M68]/[.$C$68]" office:value-type="percentage" office:value="0.854166666666667" calcext:value-type="percentage">
            <text:p>85%</text:p>
          </table:table-cell>
          <table:table-cell table:style-name="ce976" table:formula="of:=[.N68]/[.$C$68]" office:value-type="percentage" office:value="0.916666666666667" calcext:value-type="percentage">
            <text:p>92%</text:p>
          </table:table-cell>
          <table:table-cell table:style-name="ce976" table:formula="of:=[.O68]/[.$C$68]" office:value-type="percentage" office:value="1" calcext:value-type="percentage">
            <text:p>100%</text:p>
          </table:table-cell>
          <table:table-cell table:style-name="ce976" table:formula="of:=[.P68]/[.$C$68]" office:value-type="percentage" office:value="0.9375" calcext:value-type="percentage">
            <text:p>94%</text:p>
          </table:table-cell>
          <table:table-cell table:style-name="ce976" table:formula="of:=[.Q68]/[.$C$68]" office:value-type="percentage" office:value="0.895833333333333" calcext:value-type="percentage">
            <text:p>90%</text:p>
          </table:table-cell>
          <table:table-cell table:style-name="ce976" table:formula="of:=[.R68]/[.$C$68]" office:value-type="percentage" office:value="0.854166666666667" calcext:value-type="percentage">
            <text:p>85%</text:p>
          </table:table-cell>
          <table:table-cell table:style-name="ce976" table:formula="of:=[.S68]/[.$C$68]" office:value-type="percentage" office:value="0.8125" calcext:value-type="percentage">
            <text:p>81%</text:p>
          </table:table-cell>
          <table:table-cell table:style-name="ce976" table:formula="of:=[.T68]/[.$C$68]" office:value-type="percentage" office:value="0" calcext:value-type="percentage">
            <text:p>0%</text:p>
          </table:table-cell>
          <table:table-cell table:style-name="ce976" table:formula="of:=[.U68]/[.$C$68]" office:value-type="percentage" office:value="0" calcext:value-type="percentage">
            <text:p>0%</text:p>
          </table:table-cell>
          <table:table-cell table:style-name="ce976" table:formula="of:=[.V68]/[.$C$68]" office:value-type="percentage" office:value="0" calcext:value-type="percentage">
            <text:p>0%</text:p>
          </table:table-cell>
          <table:table-cell table:style-name="ce976" table:formula="of:=[.W68]/[.$C$68]" office:value-type="percentage" office:value="0" calcext:value-type="percentage">
            <text:p>0%</text:p>
          </table:table-cell>
          <table:table-cell table:style-name="ce976" table:formula="of:=[.X68]/[.$C$68]" office:value-type="percentage" office:value="0" calcext:value-type="percentage">
            <text:p>0%</text:p>
          </table:table-cell>
          <table:table-cell table:style-name="ce976" table:formula="of:=[.Y68]/[.$C$68]" office:value-type="percentage" office:value="0" calcext:value-type="percentage">
            <text:p>0%</text:p>
          </table:table-cell>
          <table:table-cell table:style-name="ce976" table:formula="of:=[.Z68]/[.$C$68]" office:value-type="percentage" office:value="0" calcext:value-type="percentage">
            <text:p>0%</text:p>
          </table:table-cell>
          <table:table-cell table:style-name="ce976" table:formula="of:=[.AA68]/[.$C$68]" office:value-type="percentage" office:value="0" calcext:value-type="percentage">
            <text:p>0%</text:p>
          </table:table-cell>
          <table:table-cell table:style-name="ce976" table:formula="of:=[.AB68]/[.$C$68]" office:value-type="percentage" office:value="0" calcext:value-type="percentage">
            <text:p>0%</text:p>
          </table:table-cell>
          <table:table-cell table:style-name="ce976" table:formula="of:=[.AC68]/[.$C$68]" office:value-type="percentage" office:value="0" calcext:value-type="percentage">
            <text:p>0%</text:p>
          </table:table-cell>
          <table:table-cell table:style-name="ce976" table:formula="of:=[.AD68]/[.$C$68]" office:value-type="percentage" office:value="0" calcext:value-type="percentage">
            <text:p>0%</text:p>
          </table:table-cell>
          <table:table-cell table:style-name="ce976" table:formula="of:=[.AE68]/[.$C$68]" office:value-type="percentage" office:value="0" calcext:value-type="percentage">
            <text:p>0%</text:p>
          </table:table-cell>
          <table:table-cell table:style-name="ce976" table:formula="of:=[.AF68]/[.$C$68]" office:value-type="percentage" office:value="0" calcext:value-type="percentage">
            <text:p>0%</text:p>
          </table:table-cell>
          <table:table-cell table:style-name="ce976" table:formula="of:=[.AG68]/[.$C$68]" office:value-type="percentage" office:value="0" calcext:value-type="percentage">
            <text:p>0%</text:p>
          </table:table-cell>
          <table:table-cell table:style-name="ce976" table:formula="of:=[.AH68]/[.$C$68]" office:value-type="percentage" office:value="0" calcext:value-type="percentage">
            <text:p>0%</text:p>
          </table:table-cell>
          <table:table-cell table:style-name="ce976" table:formula="of:=[.AI68]/[.$C$68]" office:value-type="percentage" office:value="0" calcext:value-type="percentage">
            <text:p>0%</text:p>
          </table:table-cell>
          <table:table-cell table:style-name="ce976" table:formula="of:=[.AJ68]/[.$C$68]" office:value-type="percentage" office:value="0" calcext:value-type="percentage">
            <text:p>0%</text:p>
          </table:table-cell>
          <table:table-cell table:style-name="ce976" table:formula="of:=[.AK68]/[.$C$68]" office:value-type="percentage" office:value="0" calcext:value-type="percentage">
            <text:p>0%</text:p>
          </table:table-cell>
          <table:table-cell table:style-name="ce669" table:number-columns-repeated="987"/>
        </table:table-row>
        <table:table-row table:style-name="ro8">
          <table:table-cell table:number-columns-repeated="5"/>
          <table:table-cell table:style-name="ce651" table:number-columns-repeated="32"/>
          <table:table-cell table:number-columns-repeated="987"/>
        </table:table-row>
        <table:table-row table:style-name="ro5">
          <table:table-cell/>
          <table:table-cell office:value-type="string" calcext:value-type="string">
            <text:p>Total Grade</text:p>
          </table:table-cell>
          <table:table-cell table:style-name="ce695" table:formula="of:=[.$C$11]*[.C13]+[.$C$36]*[.C39]+[.$C$67]*[.C69]" office:value-type="percentage" office:value="1" calcext:value-type="percentage">
            <text:p>100.00%</text:p>
          </table:table-cell>
          <table:table-cell table:style-name="ce952" table:formula="of:=AVERAGEIF([.F71:.AMJ71];&quot;&lt;&gt;0&quot;)" office:value-type="percentage" office:value="0.588571428571428" calcext:value-type="percentage">
            <text:p>58.86%</text:p>
          </table:table-cell>
          <table:table-cell table:style-name="ce695"/>
          <table:table-cell table:style-name="ce820" table:formula="of:=ROUND([.$C$11]*[.F13]+[.$C$36]*[.F39]+[.$C$67]*[.F69];2)" office:value-type="percentage" office:value="0.57" calcext:value-type="percentage">
            <text:p>57%</text:p>
          </table:table-cell>
          <table:table-cell table:style-name="ce836" table:formula="of:=ROUND([.$C$11]*[.G13]+[.$C$36]*[.G39]+[.$C$67]*[.G69];2)" office:value-type="percentage" office:value="0.45" calcext:value-type="percentage">
            <text:p>45%</text:p>
          </table:table-cell>
          <table:table-cell table:style-name="ce884" table:formula="of:=ROUND([.$C$11]*[.H13]+[.$C$36]*[.H39]+[.$C$67]*[.H69];2)" office:value-type="percentage" office:value="0.66" calcext:value-type="percentage">
            <text:p>66%</text:p>
          </table:table-cell>
          <table:table-cell table:style-name="ce900" table:formula="of:=ROUND([.$C$11]*[.I13]+[.$C$36]*[.I39]+[.$C$67]*[.I69];2)" office:value-type="percentage" office:value="0.52" calcext:value-type="percentage">
            <text:p>52%</text:p>
          </table:table-cell>
          <table:table-cell table:style-name="ce922" table:formula="of:=ROUND([.$C$11]*[.J13]+[.$C$36]*[.J39]+[.$C$67]*[.J69];2)" office:value-type="percentage" office:value="0.75" calcext:value-type="percentage">
            <text:p>75%</text:p>
          </table:table-cell>
          <table:table-cell table:style-name="ce927" table:formula="of:=ROUND([.$C$11]*[.K13]+[.$C$36]*[.K39]+[.$C$67]*[.K69];2)" office:value-type="percentage" office:value="0.5" calcext:value-type="percentage">
            <text:p>50%</text:p>
          </table:table-cell>
          <table:table-cell table:style-name="ce934" table:formula="of:=ROUND([.$C$11]*[.L13]+[.$C$36]*[.L39]+[.$C$67]*[.L69];2)" office:value-type="percentage" office:value="0.65" calcext:value-type="percentage">
            <text:p>65%</text:p>
          </table:table-cell>
          <table:table-cell table:style-name="ce947" table:formula="of:=ROUND([.$C$11]*[.M13]+[.$C$36]*[.M39]+[.$C$67]*[.M69];2)" office:value-type="percentage" office:value="0.57" calcext:value-type="percentage">
            <text:p>57%</text:p>
          </table:table-cell>
          <table:table-cell table:style-name="ce957" table:formula="of:=ROUND([.$C$11]*[.N13]+[.$C$36]*[.N39]+[.$C$67]*[.N69];2)" office:value-type="percentage" office:value="0.73" calcext:value-type="percentage">
            <text:p>73%</text:p>
          </table:table-cell>
          <table:table-cell table:style-name="ce965" table:formula="of:=ROUND([.$C$11]*[.O13]+[.$C$36]*[.O39]+[.$C$67]*[.O69];2)" office:value-type="percentage" office:value="0.5" calcext:value-type="percentage">
            <text:p>50%</text:p>
          </table:table-cell>
          <table:table-cell table:style-name="ce971" table:formula="of:=ROUND([.$C$11]*[.P13]+[.$C$36]*[.P39]+[.$C$67]*[.P69];2)" office:value-type="percentage" office:value="0.64" calcext:value-type="percentage">
            <text:p>64%</text:p>
          </table:table-cell>
          <table:table-cell table:style-name="ce977" table:formula="of:=ROUND([.$C$11]*[.Q13]+[.$C$36]*[.Q39]+[.$C$67]*[.Q69];2)" office:value-type="percentage" office:value="0.43" calcext:value-type="percentage">
            <text:p>43%</text:p>
          </table:table-cell>
          <table:table-cell table:style-name="ce981" table:formula="of:=ROUND([.$C$11]*[.R13]+[.$C$36]*[.R39]+[.$C$67]*[.R69];2)" office:value-type="percentage" office:value="0.67" calcext:value-type="percentage">
            <text:p>67%</text:p>
          </table:table-cell>
          <table:table-cell table:style-name="ce984" table:formula="of:=ROUND([.$C$11]*[.S13]+[.$C$36]*[.S39]+[.$C$67]*[.S69];2)" office:value-type="percentage" office:value="0.6" calcext:value-type="percentage">
            <text:p>60%</text:p>
          </table:table-cell>
          <table:table-cell table:style-name="ce985" table:formula="of:=ROUND([.$C$11]*[.T13]+[.$C$36]*[.T39]+[.$C$67]*[.T69];2)" office:value-type="percentage" office:value="0" calcext:value-type="percentage">
            <text:p>0%</text:p>
          </table:table-cell>
          <table:table-cell table:style-name="ce987" table:formula="of:=ROUND([.$C$11]*[.U13]+[.$C$36]*[.U39]+[.$C$67]*[.U69];2)" office:value-type="percentage" office:value="0" calcext:value-type="percentage">
            <text:p>0%</text:p>
          </table:table-cell>
          <table:table-cell table:style-name="ce988" table:formula="of:=ROUND([.$C$11]*[.V13]+[.$C$36]*[.V39]+[.$C$67]*[.V69];2)" office:value-type="percentage" office:value="0" calcext:value-type="percentage">
            <text:p>0%</text:p>
          </table:table-cell>
          <table:table-cell table:style-name="ce989" table:formula="of:=ROUND([.$C$11]*[.W13]+[.$C$36]*[.W39]+[.$C$67]*[.W69];2)" office:value-type="percentage" office:value="0" calcext:value-type="percentage">
            <text:p>0%</text:p>
          </table:table-cell>
          <table:table-cell table:style-name="ce990" table:formula="of:=ROUND([.$C$11]*[.X13]+[.$C$36]*[.X39]+[.$C$67]*[.X69];2)" office:value-type="percentage" office:value="0" calcext:value-type="percentage">
            <text:p>0%</text:p>
          </table:table-cell>
          <table:table-cell table:style-name="ce991" table:formula="of:=ROUND([.$C$11]*[.Y13]+[.$C$36]*[.Y39]+[.$C$67]*[.Y69];2)" office:value-type="percentage" office:value="0" calcext:value-type="percentage">
            <text:p>0%</text:p>
          </table:table-cell>
          <table:table-cell table:style-name="ce992" table:formula="of:=ROUND([.$C$11]*[.Z13]+[.$C$36]*[.Z39]+[.$C$67]*[.Z69];2)" office:value-type="percentage" office:value="0" calcext:value-type="percentage">
            <text:p>0%</text:p>
          </table:table-cell>
          <table:table-cell table:style-name="ce993" table:formula="of:=ROUND([.$C$11]*[.AA13]+[.$C$36]*[.AA39]+[.$C$67]*[.AA69];2)" office:value-type="percentage" office:value="0" calcext:value-type="percentage">
            <text:p>0%</text:p>
          </table:table-cell>
          <table:table-cell table:style-name="ce994" table:formula="of:=ROUND([.$C$11]*[.AB13]+[.$C$36]*[.AB39]+[.$C$67]*[.AB69];2)" office:value-type="percentage" office:value="0" calcext:value-type="percentage">
            <text:p>0%</text:p>
          </table:table-cell>
          <table:table-cell table:style-name="ce995" table:formula="of:=ROUND([.$C$11]*[.AC13]+[.$C$36]*[.AC39]+[.$C$67]*[.AC69];2)" office:value-type="percentage" office:value="0" calcext:value-type="percentage">
            <text:p>0%</text:p>
          </table:table-cell>
          <table:table-cell table:style-name="ce996" table:formula="of:=ROUND([.$C$11]*[.AD13]+[.$C$36]*[.AD39]+[.$C$67]*[.AD69];2)" office:value-type="percentage" office:value="0" calcext:value-type="percentage">
            <text:p>0%</text:p>
          </table:table-cell>
          <table:table-cell table:style-name="ce998" table:formula="of:=ROUND([.$C$11]*[.AE13]+[.$C$36]*[.AE39]+[.$C$67]*[.AE69];2)" office:value-type="percentage" office:value="0" calcext:value-type="percentage">
            <text:p>0%</text:p>
          </table:table-cell>
          <table:table-cell table:style-name="ce999" table:formula="of:=ROUND([.$C$11]*[.AF13]+[.$C$36]*[.AF39]+[.$C$67]*[.AF69];2)" office:value-type="percentage" office:value="0" calcext:value-type="percentage">
            <text:p>0%</text:p>
          </table:table-cell>
          <table:table-cell table:style-name="ce1001" table:formula="of:=ROUND([.$C$11]*[.AG13]+[.$C$36]*[.AG39]+[.$C$67]*[.AG69];2)" office:value-type="percentage" office:value="0" calcext:value-type="percentage">
            <text:p>0%</text:p>
          </table:table-cell>
          <table:table-cell table:style-name="ce1002" table:formula="of:=ROUND([.$C$11]*[.AH13]+[.$C$36]*[.AH39]+[.$C$67]*[.AH69];2)" office:value-type="percentage" office:value="0" calcext:value-type="percentage">
            <text:p>0%</text:p>
          </table:table-cell>
          <table:table-cell table:style-name="ce1003" table:formula="of:=ROUND([.$C$11]*[.AI13]+[.$C$36]*[.AI39]+[.$C$67]*[.AI69];2)" office:value-type="percentage" office:value="0" calcext:value-type="percentage">
            <text:p>0%</text:p>
          </table:table-cell>
          <table:table-cell table:style-name="ce1004" table:formula="of:=ROUND([.$C$11]*[.AJ13]+[.$C$36]*[.AJ39]+[.$C$67]*[.AJ69];2)" office:value-type="percentage" office:value="0" calcext:value-type="percentage">
            <text:p>0%</text:p>
          </table:table-cell>
          <table:table-cell table:style-name="ce1005" table:formula="of:=ROUND([.$C$11]*[.AK13]+[.$C$36]*[.AK39]+[.$C$67]*[.AK69];2)" office:value-type="percentage" office:value="0" calcext:value-type="percentage">
            <text:p>0%</text:p>
          </table:table-cell>
          <table:table-cell table:number-columns-repeated="987"/>
        </table:table-row>
        <table:table-row table:style-name="ro5">
          <table:table-cell/>
          <table:table-cell office:value-type="string" calcext:value-type="string">
            <text:p>Letter Grade</text:p>
          </table:table-cell>
          <table:table-cell/>
          <table:table-cell table:style-name="ce646" table:formula="of:=IF([.D71]&gt;=0.92;&quot;A&quot;;IF([.D71]&gt;=0.9;&quot;A-&quot;;IF([.D71]&gt;=0.88;&quot;B+&quot;;IF([.D71]&gt;=0.82;&quot;B&quot;;IF([.D71]&gt;=0.8;&quot;B-&quot;;IF([.D71]&gt;=0.78;&quot;C+&quot;;IF([.D71]&gt;=0.72;&quot;C&quot;;IF([.D71]&gt;=0.7;&quot;C-&quot;;IF([.D71]&gt;=0.68;&quot;D+&quot;;IF([.D71]&gt;=0.62;&quot;D&quot;;IF([.D71]&gt;=0.6;&quot;D-&quot;;&quot;F&quot;)))))))))))" office:value-type="string" office:string-value="F" calcext:value-type="string">
            <text:p>F</text:p>
          </table:table-cell>
          <table:table-cell/>
          <table:table-cell table:style-name="ce646" table:formula="of:=IF([.F71]&gt;=0.92;&quot;A&quot;;IF([.F71]&gt;=0.9;&quot;A-&quot;;IF([.F71]&gt;=0.88;&quot;B+&quot;;IF([.F71]&gt;=0.82;&quot;B&quot;;IF([.F71]&gt;=0.8;&quot;B-&quot;;IF([.F71]&gt;=0.78;&quot;C+&quot;;IF([.F71]&gt;=0.72;&quot;C&quot;;IF([.F71]&gt;=0.7;&quot;C-&quot;;IF([.F71]&gt;=0.68;&quot;D+&quot;;IF([.F71]&gt;=0.62;&quot;D&quot;;IF([.F71]&gt;=0.6;&quot;D-&quot;;&quot;F&quot;)))))))))))" office:value-type="string" office:string-value="F" calcext:value-type="string">
            <text:p>F</text:p>
          </table:table-cell>
          <table:table-cell table:formula="of:=IF([.G71]&gt;=0.92;&quot;A&quot;;IF([.G71]&gt;=0.9;&quot;A-&quot;;IF([.G71]&gt;=0.88;&quot;B+&quot;;IF([.G71]&gt;=0.82;&quot;B&quot;;IF([.G71]&gt;=0.8;&quot;B-&quot;;IF([.G71]&gt;=0.78;&quot;C+&quot;;IF([.G71]&gt;=0.72;&quot;C&quot;;IF([.G71]&gt;=0.7;&quot;C-&quot;;IF([.G71]&gt;=0.68;&quot;D+&quot;;IF([.G71]&gt;=0.62;&quot;D&quot;;IF([.G71]&gt;=0.6;&quot;D-&quot;;&quot;F&quot;)))))))))))" office:value-type="string" office:string-value="F" calcext:value-type="string">
            <text:p>F</text:p>
          </table:table-cell>
          <table:table-cell table:formula="of:=IF([.H71]&gt;=0.92;&quot;A&quot;;IF([.H71]&gt;=0.9;&quot;A-&quot;;IF([.H71]&gt;=0.88;&quot;B+&quot;;IF([.H71]&gt;=0.82;&quot;B&quot;;IF([.H71]&gt;=0.8;&quot;B-&quot;;IF([.H71]&gt;=0.78;&quot;C+&quot;;IF([.H71]&gt;=0.72;&quot;C&quot;;IF([.H71]&gt;=0.7;&quot;C-&quot;;IF([.H71]&gt;=0.68;&quot;D+&quot;;IF([.H71]&gt;=0.62;&quot;D&quot;;IF([.H71]&gt;=0.6;&quot;D-&quot;;&quot;F&quot;)))))))))))" office:value-type="string" office:string-value="D" calcext:value-type="string">
            <text:p>D</text:p>
          </table:table-cell>
          <table:table-cell table:style-name="ce646" table:formula="of:=IF([.I71]&gt;=0.92;&quot;A&quot;;IF([.I71]&gt;=0.9;&quot;A-&quot;;IF([.I71]&gt;=0.88;&quot;B+&quot;;IF([.I71]&gt;=0.82;&quot;B&quot;;IF([.I71]&gt;=0.8;&quot;B-&quot;;IF([.I71]&gt;=0.78;&quot;C+&quot;;IF([.I71]&gt;=0.72;&quot;C&quot;;IF([.I71]&gt;=0.7;&quot;C-&quot;;IF([.I71]&gt;=0.68;&quot;D+&quot;;IF([.I71]&gt;=0.62;&quot;D&quot;;IF([.I71]&gt;=0.6;&quot;D-&quot;;&quot;F&quot;)))))))))))" office:value-type="string" office:string-value="F" calcext:value-type="string">
            <text:p>F</text:p>
          </table:table-cell>
          <table:table-cell table:formula="of:=IF([.J71]&gt;=0.92;&quot;A&quot;;IF([.J71]&gt;=0.9;&quot;A-&quot;;IF([.J71]&gt;=0.88;&quot;B+&quot;;IF([.J71]&gt;=0.82;&quot;B&quot;;IF([.J71]&gt;=0.8;&quot;B-&quot;;IF([.J71]&gt;=0.78;&quot;C+&quot;;IF([.J71]&gt;=0.72;&quot;C&quot;;IF([.J71]&gt;=0.7;&quot;C-&quot;;IF([.J71]&gt;=0.68;&quot;D+&quot;;IF([.J71]&gt;=0.62;&quot;D&quot;;IF([.J71]&gt;=0.6;&quot;D-&quot;;&quot;F&quot;)))))))))))" office:value-type="string" office:string-value="C" calcext:value-type="string">
            <text:p>C</text:p>
          </table:table-cell>
          <table:table-cell table:formula="of:=IF([.K71]&gt;=0.92;&quot;A&quot;;IF([.K71]&gt;=0.9;&quot;A-&quot;;IF([.K71]&gt;=0.88;&quot;B+&quot;;IF([.K71]&gt;=0.82;&quot;B&quot;;IF([.K71]&gt;=0.8;&quot;B-&quot;;IF([.K71]&gt;=0.78;&quot;C+&quot;;IF([.K71]&gt;=0.72;&quot;C&quot;;IF([.K71]&gt;=0.7;&quot;C-&quot;;IF([.K71]&gt;=0.68;&quot;D+&quot;;IF([.K71]&gt;=0.62;&quot;D&quot;;IF([.K71]&gt;=0.6;&quot;D-&quot;;&quot;F&quot;)))))))))))" office:value-type="string" office:string-value="F" calcext:value-type="string">
            <text:p>F</text:p>
          </table:table-cell>
          <table:table-cell table:formula="of:=IF([.L71]&gt;=0.92;&quot;A&quot;;IF([.L71]&gt;=0.9;&quot;A-&quot;;IF([.L71]&gt;=0.88;&quot;B+&quot;;IF([.L71]&gt;=0.82;&quot;B&quot;;IF([.L71]&gt;=0.8;&quot;B-&quot;;IF([.L71]&gt;=0.78;&quot;C+&quot;;IF([.L71]&gt;=0.72;&quot;C&quot;;IF([.L71]&gt;=0.7;&quot;C-&quot;;IF([.L71]&gt;=0.68;&quot;D+&quot;;IF([.L71]&gt;=0.62;&quot;D&quot;;IF([.L71]&gt;=0.6;&quot;D-&quot;;&quot;F&quot;)))))))))))" office:value-type="string" office:string-value="D" calcext:value-type="string">
            <text:p>D</text:p>
          </table:table-cell>
          <table:table-cell table:formula="of:=IF([.M71]&gt;=0.92;&quot;A&quot;;IF([.M71]&gt;=0.9;&quot;A-&quot;;IF([.M71]&gt;=0.88;&quot;B+&quot;;IF([.M71]&gt;=0.82;&quot;B&quot;;IF([.M71]&gt;=0.8;&quot;B-&quot;;IF([.M71]&gt;=0.78;&quot;C+&quot;;IF([.M71]&gt;=0.72;&quot;C&quot;;IF([.M71]&gt;=0.7;&quot;C-&quot;;IF([.M71]&gt;=0.68;&quot;D+&quot;;IF([.M71]&gt;=0.62;&quot;D&quot;;IF([.M71]&gt;=0.6;&quot;D-&quot;;&quot;F&quot;)))))))))))" office:value-type="string" office:string-value="F" calcext:value-type="string">
            <text:p>F</text:p>
          </table:table-cell>
          <table:table-cell table:formula="of:=IF([.N71]&gt;=0.92;&quot;A&quot;;IF([.N71]&gt;=0.9;&quot;A-&quot;;IF([.N71]&gt;=0.88;&quot;B+&quot;;IF([.N71]&gt;=0.82;&quot;B&quot;;IF([.N71]&gt;=0.8;&quot;B-&quot;;IF([.N71]&gt;=0.78;&quot;C+&quot;;IF([.N71]&gt;=0.72;&quot;C&quot;;IF([.N71]&gt;=0.7;&quot;C-&quot;;IF([.N71]&gt;=0.68;&quot;D+&quot;;IF([.N71]&gt;=0.62;&quot;D&quot;;IF([.N71]&gt;=0.6;&quot;D-&quot;;&quot;F&quot;)))))))))))" office:value-type="string" office:string-value="C" calcext:value-type="string">
            <text:p>C</text:p>
          </table:table-cell>
          <table:table-cell table:formula="of:=IF([.O71]&gt;=0.92;&quot;A&quot;;IF([.O71]&gt;=0.9;&quot;A-&quot;;IF([.O71]&gt;=0.88;&quot;B+&quot;;IF([.O71]&gt;=0.82;&quot;B&quot;;IF([.O71]&gt;=0.8;&quot;B-&quot;;IF([.O71]&gt;=0.78;&quot;C+&quot;;IF([.O71]&gt;=0.72;&quot;C&quot;;IF([.O71]&gt;=0.7;&quot;C-&quot;;IF([.O71]&gt;=0.68;&quot;D+&quot;;IF([.O71]&gt;=0.62;&quot;D&quot;;IF([.O71]&gt;=0.6;&quot;D-&quot;;&quot;F&quot;)))))))))))" office:value-type="string" office:string-value="F" calcext:value-type="string">
            <text:p>F</text:p>
          </table:table-cell>
          <table:table-cell table:formula="of:=IF([.P71]&gt;=0.92;&quot;A&quot;;IF([.P71]&gt;=0.9;&quot;A-&quot;;IF([.P71]&gt;=0.88;&quot;B+&quot;;IF([.P71]&gt;=0.82;&quot;B&quot;;IF([.P71]&gt;=0.8;&quot;B-&quot;;IF([.P71]&gt;=0.78;&quot;C+&quot;;IF([.P71]&gt;=0.72;&quot;C&quot;;IF([.P71]&gt;=0.7;&quot;C-&quot;;IF([.P71]&gt;=0.68;&quot;D+&quot;;IF([.P71]&gt;=0.62;&quot;D&quot;;IF([.P71]&gt;=0.6;&quot;D-&quot;;&quot;F&quot;)))))))))))" office:value-type="string" office:string-value="D" calcext:value-type="string">
            <text:p>D</text:p>
          </table:table-cell>
          <table:table-cell table:formula="of:=IF([.Q71]&gt;=0.92;&quot;A&quot;;IF([.Q71]&gt;=0.9;&quot;A-&quot;;IF([.Q71]&gt;=0.88;&quot;B+&quot;;IF([.Q71]&gt;=0.82;&quot;B&quot;;IF([.Q71]&gt;=0.8;&quot;B-&quot;;IF([.Q71]&gt;=0.78;&quot;C+&quot;;IF([.Q71]&gt;=0.72;&quot;C&quot;;IF([.Q71]&gt;=0.7;&quot;C-&quot;;IF([.Q71]&gt;=0.68;&quot;D+&quot;;IF([.Q71]&gt;=0.62;&quot;D&quot;;IF([.Q71]&gt;=0.6;&quot;D-&quot;;&quot;F&quot;)))))))))))" office:value-type="string" office:string-value="F" calcext:value-type="string">
            <text:p>F</text:p>
          </table:table-cell>
          <table:table-cell table:formula="of:=IF([.R71]&gt;=0.92;&quot;A&quot;;IF([.R71]&gt;=0.9;&quot;A-&quot;;IF([.R71]&gt;=0.88;&quot;B+&quot;;IF([.R71]&gt;=0.82;&quot;B&quot;;IF([.R71]&gt;=0.8;&quot;B-&quot;;IF([.R71]&gt;=0.78;&quot;C+&quot;;IF([.R71]&gt;=0.72;&quot;C&quot;;IF([.R71]&gt;=0.7;&quot;C-&quot;;IF([.R71]&gt;=0.68;&quot;D+&quot;;IF([.R71]&gt;=0.62;&quot;D&quot;;IF([.R71]&gt;=0.6;&quot;D-&quot;;&quot;F&quot;)))))))))))" office:value-type="string" office:string-value="D" calcext:value-type="string">
            <text:p>D</text:p>
          </table:table-cell>
          <table:table-cell table:formula="of:=IF([.S71]&gt;=0.92;&quot;A&quot;;IF([.S71]&gt;=0.9;&quot;A-&quot;;IF([.S71]&gt;=0.88;&quot;B+&quot;;IF([.S71]&gt;=0.82;&quot;B&quot;;IF([.S71]&gt;=0.8;&quot;B-&quot;;IF([.S71]&gt;=0.78;&quot;C+&quot;;IF([.S71]&gt;=0.72;&quot;C&quot;;IF([.S71]&gt;=0.7;&quot;C-&quot;;IF([.S71]&gt;=0.68;&quot;D+&quot;;IF([.S71]&gt;=0.62;&quot;D&quot;;IF([.S71]&gt;=0.6;&quot;D-&quot;;&quot;F&quot;)))))))))))" office:value-type="string" office:string-value="D-" calcext:value-type="string">
            <text:p>D-</text:p>
          </table:table-cell>
          <table:table-cell table:formula="of:=IF([.T71]&gt;=0.92;&quot;A&quot;;IF([.T71]&gt;=0.9;&quot;A-&quot;;IF([.T71]&gt;=0.88;&quot;B+&quot;;IF([.T71]&gt;=0.82;&quot;B&quot;;IF([.T71]&gt;=0.8;&quot;B-&quot;;IF([.T71]&gt;=0.78;&quot;C+&quot;;IF([.T71]&gt;=0.72;&quot;C&quot;;IF([.T71]&gt;=0.7;&quot;C-&quot;;IF([.T71]&gt;=0.68;&quot;D+&quot;;IF([.T71]&gt;=0.62;&quot;D&quot;;IF([.T71]&gt;=0.6;&quot;D-&quot;;&quot;F&quot;)))))))))))" office:value-type="string" office:string-value="F" calcext:value-type="string">
            <text:p>F</text:p>
          </table:table-cell>
          <table:table-cell table:formula="of:=IF([.U71]&gt;=0.92;&quot;A&quot;;IF([.U71]&gt;=0.9;&quot;A-&quot;;IF([.U71]&gt;=0.88;&quot;B+&quot;;IF([.U71]&gt;=0.82;&quot;B&quot;;IF([.U71]&gt;=0.8;&quot;B-&quot;;IF([.U71]&gt;=0.78;&quot;C+&quot;;IF([.U71]&gt;=0.72;&quot;C&quot;;IF([.U71]&gt;=0.7;&quot;C-&quot;;IF([.U71]&gt;=0.68;&quot;D+&quot;;IF([.U71]&gt;=0.62;&quot;D&quot;;IF([.U71]&gt;=0.6;&quot;D-&quot;;&quot;F&quot;)))))))))))" office:value-type="string" office:string-value="F" calcext:value-type="string">
            <text:p>F</text:p>
          </table:table-cell>
          <table:table-cell table:formula="of:=IF([.V71]&gt;=0.92;&quot;A&quot;;IF([.V71]&gt;=0.9;&quot;A-&quot;;IF([.V71]&gt;=0.88;&quot;B+&quot;;IF([.V71]&gt;=0.82;&quot;B&quot;;IF([.V71]&gt;=0.8;&quot;B-&quot;;IF([.V71]&gt;=0.78;&quot;C+&quot;;IF([.V71]&gt;=0.72;&quot;C&quot;;IF([.V71]&gt;=0.7;&quot;C-&quot;;IF([.V71]&gt;=0.68;&quot;D+&quot;;IF([.V71]&gt;=0.62;&quot;D&quot;;IF([.V71]&gt;=0.6;&quot;D-&quot;;&quot;F&quot;)))))))))))" office:value-type="string" office:string-value="F" calcext:value-type="string">
            <text:p>F</text:p>
          </table:table-cell>
          <table:table-cell table:formula="of:=IF([.W71]&gt;=0.92;&quot;A&quot;;IF([.W71]&gt;=0.9;&quot;A-&quot;;IF([.W71]&gt;=0.88;&quot;B+&quot;;IF([.W71]&gt;=0.82;&quot;B&quot;;IF([.W71]&gt;=0.8;&quot;B-&quot;;IF([.W71]&gt;=0.78;&quot;C+&quot;;IF([.W71]&gt;=0.72;&quot;C&quot;;IF([.W71]&gt;=0.7;&quot;C-&quot;;IF([.W71]&gt;=0.68;&quot;D+&quot;;IF([.W71]&gt;=0.62;&quot;D&quot;;IF([.W71]&gt;=0.6;&quot;D-&quot;;&quot;F&quot;)))))))))))" office:value-type="string" office:string-value="F" calcext:value-type="string">
            <text:p>F</text:p>
          </table:table-cell>
          <table:table-cell table:formula="of:=IF([.X71]&gt;=0.92;&quot;A&quot;;IF([.X71]&gt;=0.9;&quot;A-&quot;;IF([.X71]&gt;=0.88;&quot;B+&quot;;IF([.X71]&gt;=0.82;&quot;B&quot;;IF([.X71]&gt;=0.8;&quot;B-&quot;;IF([.X71]&gt;=0.78;&quot;C+&quot;;IF([.X71]&gt;=0.72;&quot;C&quot;;IF([.X71]&gt;=0.7;&quot;C-&quot;;IF([.X71]&gt;=0.68;&quot;D+&quot;;IF([.X71]&gt;=0.62;&quot;D&quot;;IF([.X71]&gt;=0.6;&quot;D-&quot;;&quot;F&quot;)))))))))))" office:value-type="string" office:string-value="F" calcext:value-type="string">
            <text:p>F</text:p>
          </table:table-cell>
          <table:table-cell table:formula="of:=IF([.Y71]&gt;=0.92;&quot;A&quot;;IF([.Y71]&gt;=0.9;&quot;A-&quot;;IF([.Y71]&gt;=0.88;&quot;B+&quot;;IF([.Y71]&gt;=0.82;&quot;B&quot;;IF([.Y71]&gt;=0.8;&quot;B-&quot;;IF([.Y71]&gt;=0.78;&quot;C+&quot;;IF([.Y71]&gt;=0.72;&quot;C&quot;;IF([.Y71]&gt;=0.7;&quot;C-&quot;;IF([.Y71]&gt;=0.68;&quot;D+&quot;;IF([.Y71]&gt;=0.62;&quot;D&quot;;IF([.Y71]&gt;=0.6;&quot;D-&quot;;&quot;F&quot;)))))))))))" office:value-type="string" office:string-value="F" calcext:value-type="string">
            <text:p>F</text:p>
          </table:table-cell>
          <table:table-cell table:formula="of:=IF([.Z71]&gt;=0.92;&quot;A&quot;;IF([.Z71]&gt;=0.9;&quot;A-&quot;;IF([.Z71]&gt;=0.88;&quot;B+&quot;;IF([.Z71]&gt;=0.82;&quot;B&quot;;IF([.Z71]&gt;=0.8;&quot;B-&quot;;IF([.Z71]&gt;=0.78;&quot;C+&quot;;IF([.Z71]&gt;=0.72;&quot;C&quot;;IF([.Z71]&gt;=0.7;&quot;C-&quot;;IF([.Z71]&gt;=0.68;&quot;D+&quot;;IF([.Z71]&gt;=0.62;&quot;D&quot;;IF([.Z71]&gt;=0.6;&quot;D-&quot;;&quot;F&quot;)))))))))))" office:value-type="string" office:string-value="F" calcext:value-type="string">
            <text:p>F</text:p>
          </table:table-cell>
          <table:table-cell table:formula="of:=IF([.AA71]&gt;=0.92;&quot;A&quot;;IF([.AA71]&gt;=0.9;&quot;A-&quot;;IF([.AA71]&gt;=0.88;&quot;B+&quot;;IF([.AA71]&gt;=0.82;&quot;B&quot;;IF([.AA71]&gt;=0.8;&quot;B-&quot;;IF([.AA71]&gt;=0.78;&quot;C+&quot;;IF([.AA71]&gt;=0.72;&quot;C&quot;;IF([.AA71]&gt;=0.7;&quot;C-&quot;;IF([.AA71]&gt;=0.68;&quot;D+&quot;;IF([.AA71]&gt;=0.62;&quot;D&quot;;IF([.AA71]&gt;=0.6;&quot;D-&quot;;&quot;F&quot;)))))))))))" office:value-type="string" office:string-value="F" calcext:value-type="string">
            <text:p>F</text:p>
          </table:table-cell>
          <table:table-cell table:formula="of:=IF([.AB71]&gt;=0.92;&quot;A&quot;;IF([.AB71]&gt;=0.9;&quot;A-&quot;;IF([.AB71]&gt;=0.88;&quot;B+&quot;;IF([.AB71]&gt;=0.82;&quot;B&quot;;IF([.AB71]&gt;=0.8;&quot;B-&quot;;IF([.AB71]&gt;=0.78;&quot;C+&quot;;IF([.AB71]&gt;=0.72;&quot;C&quot;;IF([.AB71]&gt;=0.7;&quot;C-&quot;;IF([.AB71]&gt;=0.68;&quot;D+&quot;;IF([.AB71]&gt;=0.62;&quot;D&quot;;IF([.AB71]&gt;=0.6;&quot;D-&quot;;&quot;F&quot;)))))))))))" office:value-type="string" office:string-value="F" calcext:value-type="string">
            <text:p>F</text:p>
          </table:table-cell>
          <table:table-cell table:formula="of:=IF([.AC71]&gt;=0.92;&quot;A&quot;;IF([.AC71]&gt;=0.9;&quot;A-&quot;;IF([.AC71]&gt;=0.88;&quot;B+&quot;;IF([.AC71]&gt;=0.82;&quot;B&quot;;IF([.AC71]&gt;=0.8;&quot;B-&quot;;IF([.AC71]&gt;=0.78;&quot;C+&quot;;IF([.AC71]&gt;=0.72;&quot;C&quot;;IF([.AC71]&gt;=0.7;&quot;C-&quot;;IF([.AC71]&gt;=0.68;&quot;D+&quot;;IF([.AC71]&gt;=0.62;&quot;D&quot;;IF([.AC71]&gt;=0.6;&quot;D-&quot;;&quot;F&quot;)))))))))))" office:value-type="string" office:string-value="F" calcext:value-type="string">
            <text:p>F</text:p>
          </table:table-cell>
          <table:table-cell table:formula="of:=IF([.AD71]&gt;=0.92;&quot;A&quot;;IF([.AD71]&gt;=0.9;&quot;A-&quot;;IF([.AD71]&gt;=0.88;&quot;B+&quot;;IF([.AD71]&gt;=0.82;&quot;B&quot;;IF([.AD71]&gt;=0.8;&quot;B-&quot;;IF([.AD71]&gt;=0.78;&quot;C+&quot;;IF([.AD71]&gt;=0.72;&quot;C&quot;;IF([.AD71]&gt;=0.7;&quot;C-&quot;;IF([.AD71]&gt;=0.68;&quot;D+&quot;;IF([.AD71]&gt;=0.62;&quot;D&quot;;IF([.AD71]&gt;=0.6;&quot;D-&quot;;&quot;F&quot;)))))))))))" office:value-type="string" office:string-value="F" calcext:value-type="string">
            <text:p>F</text:p>
          </table:table-cell>
          <table:table-cell table:formula="of:=IF([.AE71]&gt;=0.92;&quot;A&quot;;IF([.AE71]&gt;=0.9;&quot;A-&quot;;IF([.AE71]&gt;=0.88;&quot;B+&quot;;IF([.AE71]&gt;=0.82;&quot;B&quot;;IF([.AE71]&gt;=0.8;&quot;B-&quot;;IF([.AE71]&gt;=0.78;&quot;C+&quot;;IF([.AE71]&gt;=0.72;&quot;C&quot;;IF([.AE71]&gt;=0.7;&quot;C-&quot;;IF([.AE71]&gt;=0.68;&quot;D+&quot;;IF([.AE71]&gt;=0.62;&quot;D&quot;;IF([.AE71]&gt;=0.6;&quot;D-&quot;;&quot;F&quot;)))))))))))" office:value-type="string" office:string-value="F" calcext:value-type="string">
            <text:p>F</text:p>
          </table:table-cell>
          <table:table-cell table:formula="of:=IF([.AF71]&gt;=0.92;&quot;A&quot;;IF([.AF71]&gt;=0.9;&quot;A-&quot;;IF([.AF71]&gt;=0.88;&quot;B+&quot;;IF([.AF71]&gt;=0.82;&quot;B&quot;;IF([.AF71]&gt;=0.8;&quot;B-&quot;;IF([.AF71]&gt;=0.78;&quot;C+&quot;;IF([.AF71]&gt;=0.72;&quot;C&quot;;IF([.AF71]&gt;=0.7;&quot;C-&quot;;IF([.AF71]&gt;=0.68;&quot;D+&quot;;IF([.AF71]&gt;=0.62;&quot;D&quot;;IF([.AF71]&gt;=0.6;&quot;D-&quot;;&quot;F&quot;)))))))))))" office:value-type="string" office:string-value="F" calcext:value-type="string">
            <text:p>F</text:p>
          </table:table-cell>
          <table:table-cell table:formula="of:=IF([.AG71]&gt;=0.92;&quot;A&quot;;IF([.AG71]&gt;=0.9;&quot;A-&quot;;IF([.AG71]&gt;=0.88;&quot;B+&quot;;IF([.AG71]&gt;=0.82;&quot;B&quot;;IF([.AG71]&gt;=0.8;&quot;B-&quot;;IF([.AG71]&gt;=0.78;&quot;C+&quot;;IF([.AG71]&gt;=0.72;&quot;C&quot;;IF([.AG71]&gt;=0.7;&quot;C-&quot;;IF([.AG71]&gt;=0.68;&quot;D+&quot;;IF([.AG71]&gt;=0.62;&quot;D&quot;;IF([.AG71]&gt;=0.6;&quot;D-&quot;;&quot;F&quot;)))))))))))" office:value-type="string" office:string-value="F" calcext:value-type="string">
            <text:p>F</text:p>
          </table:table-cell>
          <table:table-cell table:formula="of:=IF([.AH71]&gt;=0.92;&quot;A&quot;;IF([.AH71]&gt;=0.9;&quot;A-&quot;;IF([.AH71]&gt;=0.88;&quot;B+&quot;;IF([.AH71]&gt;=0.82;&quot;B&quot;;IF([.AH71]&gt;=0.8;&quot;B-&quot;;IF([.AH71]&gt;=0.78;&quot;C+&quot;;IF([.AH71]&gt;=0.72;&quot;C&quot;;IF([.AH71]&gt;=0.7;&quot;C-&quot;;IF([.AH71]&gt;=0.68;&quot;D+&quot;;IF([.AH71]&gt;=0.62;&quot;D&quot;;IF([.AH71]&gt;=0.6;&quot;D-&quot;;&quot;F&quot;)))))))))))" office:value-type="string" office:string-value="F" calcext:value-type="string">
            <text:p>F</text:p>
          </table:table-cell>
          <table:table-cell table:formula="of:=IF([.AI71]&gt;=0.92;&quot;A&quot;;IF([.AI71]&gt;=0.9;&quot;A-&quot;;IF([.AI71]&gt;=0.88;&quot;B+&quot;;IF([.AI71]&gt;=0.82;&quot;B&quot;;IF([.AI71]&gt;=0.8;&quot;B-&quot;;IF([.AI71]&gt;=0.78;&quot;C+&quot;;IF([.AI71]&gt;=0.72;&quot;C&quot;;IF([.AI71]&gt;=0.7;&quot;C-&quot;;IF([.AI71]&gt;=0.68;&quot;D+&quot;;IF([.AI71]&gt;=0.62;&quot;D&quot;;IF([.AI71]&gt;=0.6;&quot;D-&quot;;&quot;F&quot;)))))))))))" office:value-type="string" office:string-value="F" calcext:value-type="string">
            <text:p>F</text:p>
          </table:table-cell>
          <table:table-cell table:formula="of:=IF([.AJ71]&gt;=0.92;&quot;A&quot;;IF([.AJ71]&gt;=0.9;&quot;A-&quot;;IF([.AJ71]&gt;=0.88;&quot;B+&quot;;IF([.AJ71]&gt;=0.82;&quot;B&quot;;IF([.AJ71]&gt;=0.8;&quot;B-&quot;;IF([.AJ71]&gt;=0.78;&quot;C+&quot;;IF([.AJ71]&gt;=0.72;&quot;C&quot;;IF([.AJ71]&gt;=0.7;&quot;C-&quot;;IF([.AJ71]&gt;=0.68;&quot;D+&quot;;IF([.AJ71]&gt;=0.62;&quot;D&quot;;IF([.AJ71]&gt;=0.6;&quot;D-&quot;;&quot;F&quot;)))))))))))" office:value-type="string" office:string-value="F" calcext:value-type="string">
            <text:p>F</text:p>
          </table:table-cell>
          <table:table-cell table:number-columns-repeated="988"/>
        </table:table-row>
        <table:table-row table:style-name="ro8">
          <table:table-cell table:number-columns-repeated="3"/>
          <table:table-cell table:style-name="ce646"/>
          <table:table-cell/>
          <table:table-cell table:style-name="ce646"/>
          <table:table-cell table:number-columns-repeated="2"/>
          <table:table-cell table:style-name="ce646"/>
          <table:table-cell table:number-columns-repeated="1015"/>
        </table:table-row>
        <table:table-row table:style-name="ro8" table:number-rows-repeated="104850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10th.T4:10th.AMJ7 10th.P31:10th.AMJ31 10th.N42:10th.AMJ50 10th.A32:10th.C34 10th.K32:10th.AMJ34 10th.I32:10th.I33 10th.F32:10th.G34 10th.A64:10th.C65 10th.A42:10th.D63 10th.A8:10th.E8 10th.T8:10th.AMJ9 10th.A9:10th.C9 10th.A4:10th.I7 10th.A16:10th.E22 10th.R22:10th.AMJ26 10th.S16:10th.AMJ21 10th.N16:10th.N26 10th.A23:10th.J26 10th.A27:10th.I27 10th.T27:10th.AMJ30 10th.A28:10th.E28 10th.A30:10th.F31 10th.A29:10th.F30 10th.P51:10th.AMJ65 10th.F42:10th.F60 10th.I42:10th.I53 10th.K42:10th.L53 10th.N51:10th.N57 10th.F61:10th.N65 10th.I59:10th.N60 10th.K54:10th.K57 10th.J58:10th.K58 10th.M58:10th.N58 10th.G42:10th.G48 10th.G54:10th.G60">
            <calcext:condition calcext:apply-style-name="EveryOtherRow" calcext:value="formula-is(ISEVEN(ROW()))" calcext:base-cell-address="'12th,Comp'.A4"/>
            <calcext:condition calcext:apply-style-name="EveryOtherRow2" calcext:value="formula-is(NOT(ISEVEN(ROW())))" calcext:base-cell-address="'12th,Comp'.A4"/>
          </calcext:conditional-format>
          <calcext:conditional-format calcext:target-range-address="10th.D32:10th.E32">
            <calcext:condition calcext:apply-style-name="EveryOtherRow" calcext:value="formula-is(ISEVEN(ROW()))" calcext:base-cell-address="'12th,Comp'.D32"/>
            <calcext:condition calcext:apply-style-name="EveryOtherRow2" calcext:value="formula-is(NOT(ISEVEN(ROW())))" calcext:base-cell-address="'12th,Comp'.D32"/>
          </calcext:conditional-format>
          <calcext:conditional-format calcext:target-range-address="10th.J32:10th.J34">
            <calcext:condition calcext:apply-style-name="EveryOtherRow" calcext:value="formula-is(ISEVEN(ROW()))" calcext:base-cell-address="'12th,Comp'.J32"/>
            <calcext:condition calcext:apply-style-name="EveryOtherRow2" calcext:value="formula-is(NOT(ISEVEN(ROW())))" calcext:base-cell-address="'12th,Comp'.J32"/>
          </calcext:conditional-format>
          <calcext:conditional-format calcext:target-range-address="10th.H32:10th.H34">
            <calcext:condition calcext:apply-style-name="EveryOtherRow" calcext:value="formula-is(ISEVEN(ROW()))" calcext:base-cell-address="'12th,Comp'.H32"/>
            <calcext:condition calcext:apply-style-name="EveryOtherRow2" calcext:value="formula-is(NOT(ISEVEN(ROW())))" calcext:base-cell-address="'12th,Comp'.H32"/>
          </calcext:conditional-format>
          <calcext:conditional-format calcext:target-range-address="10th.F13:10th.AK13 10th.F39:10th.AK39 10th.F69:10th.AK69">
            <calcext:condition calcext:apply-style-name="Failing" calcext:value="&lt;0.6" calcext:base-cell-address="'12th,Comp'.F13"/>
          </calcext:conditional-format>
          <calcext:conditional-format calcext:target-range-address="10th.D64:10th.E64">
            <calcext:condition calcext:apply-style-name="EveryOtherRow" calcext:value="formula-is(ISEVEN(ROW()))" calcext:base-cell-address="'12th,Comp'.D64"/>
            <calcext:condition calcext:apply-style-name="EveryOtherRow2" calcext:value="formula-is(NOT(ISEVEN(ROW())))" calcext:base-cell-address="'12th,Comp'.D64"/>
          </calcext:conditional-format>
          <calcext:conditional-format calcext:target-range-address="10th.D33:10th.E33">
            <calcext:condition calcext:apply-style-name="EveryOtherRow" calcext:value="formula-is(ISEVEN(ROW()))" calcext:base-cell-address="'12th,Comp'.D33"/>
            <calcext:condition calcext:apply-style-name="EveryOtherRow2" calcext:value="formula-is(NOT(ISEVEN(ROW())))" calcext:base-cell-address="'12th,Comp'.D33"/>
          </calcext:conditional-format>
          <calcext:conditional-format calcext:target-range-address="10th.E63:10th.E63">
            <calcext:condition calcext:apply-style-name="EveryOtherRow" calcext:value="formula-is(ISEVEN(ROW()))" calcext:base-cell-address="'12th,Comp'.E63"/>
            <calcext:condition calcext:apply-style-name="EveryOtherRow2" calcext:value="formula-is(NOT(ISEVEN(ROW())))" calcext:base-cell-address="'12th,Comp'.E63"/>
          </calcext:conditional-format>
          <calcext:conditional-format calcext:target-range-address="10th.E62:10th.E62">
            <calcext:condition calcext:apply-style-name="EveryOtherRow" calcext:value="formula-is(ISEVEN(ROW()))" calcext:base-cell-address="'12th,Comp'.E62"/>
            <calcext:condition calcext:apply-style-name="EveryOtherRow2" calcext:value="formula-is(NOT(ISEVEN(ROW())))" calcext:base-cell-address="'12th,Comp'.E62"/>
          </calcext:conditional-format>
          <calcext:conditional-format calcext:target-range-address="10th.E42:10th.E42">
            <calcext:condition calcext:apply-style-name="EveryOtherRow" calcext:value="formula-is(ISEVEN(ROW()))" calcext:base-cell-address="'12th,Comp'.E42"/>
            <calcext:condition calcext:apply-style-name="EveryOtherRow2" calcext:value="formula-is(NOT(ISEVEN(ROW())))" calcext:base-cell-address="'12th,Comp'.E42"/>
          </calcext:conditional-format>
          <calcext:conditional-format calcext:target-range-address="10th.E43:10th.E43">
            <calcext:condition calcext:apply-style-name="EveryOtherRow" calcext:value="formula-is(ISEVEN(ROW()))" calcext:base-cell-address="'12th,Comp'.E43"/>
            <calcext:condition calcext:apply-style-name="EveryOtherRow2" calcext:value="formula-is(NOT(ISEVEN(ROW())))" calcext:base-cell-address="'12th,Comp'.E43"/>
          </calcext:conditional-format>
          <calcext:conditional-format calcext:target-range-address="10th.E44:10th.E44">
            <calcext:condition calcext:apply-style-name="EveryOtherRow" calcext:value="formula-is(ISEVEN(ROW()))" calcext:base-cell-address="'12th,Comp'.E44"/>
            <calcext:condition calcext:apply-style-name="EveryOtherRow2" calcext:value="formula-is(NOT(ISEVEN(ROW())))" calcext:base-cell-address="'12th,Comp'.E44"/>
          </calcext:conditional-format>
          <calcext:conditional-format calcext:target-range-address="10th.E45:10th.E45">
            <calcext:condition calcext:apply-style-name="EveryOtherRow" calcext:value="formula-is(ISEVEN(ROW()))" calcext:base-cell-address="'12th,Comp'.E45"/>
            <calcext:condition calcext:apply-style-name="EveryOtherRow2" calcext:value="formula-is(NOT(ISEVEN(ROW())))" calcext:base-cell-address="'12th,Comp'.E45"/>
          </calcext:conditional-format>
          <calcext:conditional-format calcext:target-range-address="10th.E46:10th.E46">
            <calcext:condition calcext:apply-style-name="EveryOtherRow" calcext:value="formula-is(ISEVEN(ROW()))" calcext:base-cell-address="'12th,Comp'.E46"/>
            <calcext:condition calcext:apply-style-name="EveryOtherRow2" calcext:value="formula-is(NOT(ISEVEN(ROW())))" calcext:base-cell-address="'12th,Comp'.E46"/>
          </calcext:conditional-format>
          <calcext:conditional-format calcext:target-range-address="10th.E47:10th.E47">
            <calcext:condition calcext:apply-style-name="EveryOtherRow" calcext:value="formula-is(ISEVEN(ROW()))" calcext:base-cell-address="'12th,Comp'.E47"/>
            <calcext:condition calcext:apply-style-name="EveryOtherRow2" calcext:value="formula-is(NOT(ISEVEN(ROW())))" calcext:base-cell-address="'12th,Comp'.E47"/>
          </calcext:conditional-format>
          <calcext:conditional-format calcext:target-range-address="10th.E48:10th.E48">
            <calcext:condition calcext:apply-style-name="EveryOtherRow" calcext:value="formula-is(ISEVEN(ROW()))" calcext:base-cell-address="'12th,Comp'.E48"/>
            <calcext:condition calcext:apply-style-name="EveryOtherRow2" calcext:value="formula-is(NOT(ISEVEN(ROW())))" calcext:base-cell-address="'12th,Comp'.E48"/>
          </calcext:conditional-format>
          <calcext:conditional-format calcext:target-range-address="10th.E49:10th.E49">
            <calcext:condition calcext:apply-style-name="EveryOtherRow" calcext:value="formula-is(ISEVEN(ROW()))" calcext:base-cell-address="'12th,Comp'.E49"/>
            <calcext:condition calcext:apply-style-name="EveryOtherRow2" calcext:value="formula-is(NOT(ISEVEN(ROW())))" calcext:base-cell-address="'12th,Comp'.E49"/>
          </calcext:conditional-format>
          <calcext:conditional-format calcext:target-range-address="10th.E50:10th.E50">
            <calcext:condition calcext:apply-style-name="EveryOtherRow" calcext:value="formula-is(ISEVEN(ROW()))" calcext:base-cell-address="'12th,Comp'.E50"/>
            <calcext:condition calcext:apply-style-name="EveryOtherRow2" calcext:value="formula-is(NOT(ISEVEN(ROW())))" calcext:base-cell-address="'12th,Comp'.E50"/>
          </calcext:conditional-format>
          <calcext:conditional-format calcext:target-range-address="10th.E51:10th.E51">
            <calcext:condition calcext:apply-style-name="EveryOtherRow" calcext:value="formula-is(ISEVEN(ROW()))" calcext:base-cell-address="'12th,Comp'.E51"/>
            <calcext:condition calcext:apply-style-name="EveryOtherRow2" calcext:value="formula-is(NOT(ISEVEN(ROW())))" calcext:base-cell-address="'12th,Comp'.E51"/>
          </calcext:conditional-format>
          <calcext:conditional-format calcext:target-range-address="10th.E52:10th.E52">
            <calcext:condition calcext:apply-style-name="EveryOtherRow" calcext:value="formula-is(ISEVEN(ROW()))" calcext:base-cell-address="'12th,Comp'.E52"/>
            <calcext:condition calcext:apply-style-name="EveryOtherRow2" calcext:value="formula-is(NOT(ISEVEN(ROW())))" calcext:base-cell-address="'12th,Comp'.E52"/>
          </calcext:conditional-format>
          <calcext:conditional-format calcext:target-range-address="10th.E53:10th.E53">
            <calcext:condition calcext:apply-style-name="EveryOtherRow" calcext:value="formula-is(ISEVEN(ROW()))" calcext:base-cell-address="'12th,Comp'.E53"/>
            <calcext:condition calcext:apply-style-name="EveryOtherRow2" calcext:value="formula-is(NOT(ISEVEN(ROW())))" calcext:base-cell-address="'12th,Comp'.E53"/>
          </calcext:conditional-format>
          <calcext:conditional-format calcext:target-range-address="10th.E54:10th.E54">
            <calcext:condition calcext:apply-style-name="EveryOtherRow" calcext:value="formula-is(ISEVEN(ROW()))" calcext:base-cell-address="'12th,Comp'.E54"/>
            <calcext:condition calcext:apply-style-name="EveryOtherRow2" calcext:value="formula-is(NOT(ISEVEN(ROW())))" calcext:base-cell-address="'12th,Comp'.E54"/>
          </calcext:conditional-format>
          <calcext:conditional-format calcext:target-range-address="10th.E55:10th.E55">
            <calcext:condition calcext:apply-style-name="EveryOtherRow" calcext:value="formula-is(ISEVEN(ROW()))" calcext:base-cell-address="'12th,Comp'.E55"/>
            <calcext:condition calcext:apply-style-name="EveryOtherRow2" calcext:value="formula-is(NOT(ISEVEN(ROW())))" calcext:base-cell-address="'12th,Comp'.E55"/>
          </calcext:conditional-format>
          <calcext:conditional-format calcext:target-range-address="10th.E56:10th.E56">
            <calcext:condition calcext:apply-style-name="EveryOtherRow" calcext:value="formula-is(ISEVEN(ROW()))" calcext:base-cell-address="'12th,Comp'.E56"/>
            <calcext:condition calcext:apply-style-name="EveryOtherRow2" calcext:value="formula-is(NOT(ISEVEN(ROW())))" calcext:base-cell-address="'12th,Comp'.E56"/>
          </calcext:conditional-format>
          <calcext:conditional-format calcext:target-range-address="10th.E57:10th.E57">
            <calcext:condition calcext:apply-style-name="EveryOtherRow" calcext:value="formula-is(ISEVEN(ROW()))" calcext:base-cell-address="'12th,Comp'.E57"/>
            <calcext:condition calcext:apply-style-name="EveryOtherRow2" calcext:value="formula-is(NOT(ISEVEN(ROW())))" calcext:base-cell-address="'12th,Comp'.E57"/>
          </calcext:conditional-format>
          <calcext:conditional-format calcext:target-range-address="10th.E58:10th.E58">
            <calcext:condition calcext:apply-style-name="EveryOtherRow" calcext:value="formula-is(ISEVEN(ROW()))" calcext:base-cell-address="'12th,Comp'.E58"/>
            <calcext:condition calcext:apply-style-name="EveryOtherRow2" calcext:value="formula-is(NOT(ISEVEN(ROW())))" calcext:base-cell-address="'12th,Comp'.E58"/>
          </calcext:conditional-format>
          <calcext:conditional-format calcext:target-range-address="10th.E59:10th.E59">
            <calcext:condition calcext:apply-style-name="EveryOtherRow" calcext:value="formula-is(ISEVEN(ROW()))" calcext:base-cell-address="'12th,Comp'.E59"/>
            <calcext:condition calcext:apply-style-name="EveryOtherRow2" calcext:value="formula-is(NOT(ISEVEN(ROW())))" calcext:base-cell-address="'12th,Comp'.E59"/>
          </calcext:conditional-format>
          <calcext:conditional-format calcext:target-range-address="10th.E60:10th.E60">
            <calcext:condition calcext:apply-style-name="EveryOtherRow" calcext:value="formula-is(ISEVEN(ROW()))" calcext:base-cell-address="'12th,Comp'.E60"/>
            <calcext:condition calcext:apply-style-name="EveryOtherRow2" calcext:value="formula-is(NOT(ISEVEN(ROW())))" calcext:base-cell-address="'12th,Comp'.E60"/>
          </calcext:conditional-format>
          <calcext:conditional-format calcext:target-range-address="10th.E61:10th.E61">
            <calcext:condition calcext:apply-style-name="EveryOtherRow" calcext:value="formula-is(ISEVEN(ROW()))" calcext:base-cell-address="'12th,Comp'.E61"/>
            <calcext:condition calcext:apply-style-name="EveryOtherRow2" calcext:value="formula-is(NOT(ISEVEN(ROW())))" calcext:base-cell-address="'12th,Comp'.E61"/>
          </calcext:conditional-format>
          <calcext:conditional-format calcext:target-range-address="10th.D65:10th.E65">
            <calcext:condition calcext:apply-style-name="EveryOtherRow" calcext:value="formula-is(ISEVEN(ROW()))" calcext:base-cell-address="'12th,Comp'.D65"/>
            <calcext:condition calcext:apply-style-name="EveryOtherRow2" calcext:value="formula-is(NOT(ISEVEN(ROW())))" calcext:base-cell-address="'12th,Comp'.D65"/>
          </calcext:conditional-format>
          <calcext:conditional-format calcext:target-range-address="10th.D34:10th.E34">
            <calcext:condition calcext:apply-style-name="EveryOtherRow" calcext:value="formula-is(ISEVEN(ROW()))" calcext:base-cell-address="'12th,Comp'.D34"/>
            <calcext:condition calcext:apply-style-name="EveryOtherRow2" calcext:value="formula-is(NOT(ISEVEN(ROW())))" calcext:base-cell-address="'12th,Comp'.D34"/>
          </calcext:conditional-format>
          <calcext:conditional-format calcext:target-range-address="10th.I34:10th.I34">
            <calcext:condition calcext:apply-style-name="EveryOtherRow" calcext:value="formula-is(ISEVEN(ROW()))" calcext:base-cell-address="'12th,Comp'.I34"/>
            <calcext:condition calcext:apply-style-name="EveryOtherRow2" calcext:value="formula-is(NOT(ISEVEN(ROW())))" calcext:base-cell-address="'12th,Comp'.I34"/>
          </calcext:conditional-format>
          <calcext:conditional-format calcext:target-range-address="10th.D69:10th.D69">
            <calcext:condition calcext:apply-style-name="Failing" calcext:value="&lt;0.6" calcext:base-cell-address="'12th,Comp'.D69"/>
          </calcext:conditional-format>
          <calcext:conditional-format calcext:target-range-address="10th.D71:10th.D71">
            <calcext:condition calcext:apply-style-name="Failing" calcext:value="&lt;0.6" calcext:base-cell-address="'12th,Comp'.D71"/>
          </calcext:conditional-format>
          <calcext:conditional-format calcext:target-range-address="10th.D39:10th.D39">
            <calcext:condition calcext:apply-style-name="Failing" calcext:value="&lt;0.6" calcext:base-cell-address="'12th,Comp'.D39"/>
          </calcext:conditional-format>
          <calcext:conditional-format calcext:target-range-address="10th.D13:10th.D13">
            <calcext:condition calcext:apply-style-name="Failing" calcext:value="&lt;0.6" calcext:base-cell-address="'12th,Comp'.D13"/>
          </calcext:conditional-format>
          <calcext:conditional-format calcext:target-range-address="10th.F8:10th.F9">
            <calcext:condition calcext:apply-style-name="EveryOtherRow" calcext:value="formula-is(ISEVEN(ROW()))" calcext:base-cell-address="'12th,Comp'.F8"/>
            <calcext:condition calcext:apply-style-name="EveryOtherRow2" calcext:value="formula-is(NOT(ISEVEN(ROW())))" calcext:base-cell-address="'12th,Comp'.F8"/>
          </calcext:conditional-format>
          <calcext:conditional-format calcext:target-range-address="10th.G8:10th.G8">
            <calcext:condition calcext:apply-style-name="EveryOtherRow" calcext:value="formula-is(ISEVEN(ROW()))" calcext:base-cell-address="'12th,Comp'.G8"/>
            <calcext:condition calcext:apply-style-name="EveryOtherRow2" calcext:value="formula-is(NOT(ISEVEN(ROW())))" calcext:base-cell-address="'12th,Comp'.G8"/>
          </calcext:conditional-format>
          <calcext:conditional-format calcext:target-range-address="10th.H8:10th.H8">
            <calcext:condition calcext:apply-style-name="EveryOtherRow" calcext:value="formula-is(ISEVEN(ROW()))" calcext:base-cell-address="'12th,Comp'.H8"/>
            <calcext:condition calcext:apply-style-name="EveryOtherRow2" calcext:value="formula-is(NOT(ISEVEN(ROW())))" calcext:base-cell-address="'12th,Comp'.H8"/>
          </calcext:conditional-format>
          <calcext:conditional-format calcext:target-range-address="10th.I8:10th.I8">
            <calcext:condition calcext:apply-style-name="EveryOtherRow" calcext:value="formula-is(ISEVEN(ROW()))" calcext:base-cell-address="'12th,Comp'.I8"/>
            <calcext:condition calcext:apply-style-name="EveryOtherRow2" calcext:value="formula-is(NOT(ISEVEN(ROW())))" calcext:base-cell-address="'12th,Comp'.I8"/>
          </calcext:conditional-format>
          <calcext:conditional-format calcext:target-range-address="10th.D9:10th.E9">
            <calcext:condition calcext:apply-style-name="EveryOtherRow" calcext:value="formula-is(ISEVEN(ROW()))" calcext:base-cell-address="'12th,Comp'.D9"/>
            <calcext:condition calcext:apply-style-name="EveryOtherRow2" calcext:value="formula-is(NOT(ISEVEN(ROW())))" calcext:base-cell-address="'12th,Comp'.D9"/>
          </calcext:conditional-format>
          <calcext:conditional-format calcext:target-range-address="10th.G9:10th.G9">
            <calcext:condition calcext:apply-style-name="EveryOtherRow" calcext:value="formula-is(ISEVEN(ROW()))" calcext:base-cell-address="'12th,Comp'.G9"/>
            <calcext:condition calcext:apply-style-name="EveryOtherRow2" calcext:value="formula-is(NOT(ISEVEN(ROW())))" calcext:base-cell-address="'12th,Comp'.G9"/>
          </calcext:conditional-format>
          <calcext:conditional-format calcext:target-range-address="10th.H9:10th.H9">
            <calcext:condition calcext:apply-style-name="EveryOtherRow" calcext:value="formula-is(ISEVEN(ROW()))" calcext:base-cell-address="'12th,Comp'.H9"/>
            <calcext:condition calcext:apply-style-name="EveryOtherRow2" calcext:value="formula-is(NOT(ISEVEN(ROW())))" calcext:base-cell-address="'12th,Comp'.H9"/>
          </calcext:conditional-format>
          <calcext:conditional-format calcext:target-range-address="10th.I9:10th.I9">
            <calcext:condition calcext:apply-style-name="EveryOtherRow" calcext:value="formula-is(ISEVEN(ROW()))" calcext:base-cell-address="'12th,Comp'.I9"/>
            <calcext:condition calcext:apply-style-name="EveryOtherRow2" calcext:value="formula-is(NOT(ISEVEN(ROW())))" calcext:base-cell-address="'12th,Comp'.I9"/>
          </calcext:conditional-format>
          <calcext:conditional-format calcext:target-range-address="10th.F71:10th.F71">
            <calcext:condition calcext:apply-style-name="Failing" calcext:value="&lt;0.6" calcext:base-cell-address="'12th,Comp'.F71"/>
          </calcext:conditional-format>
          <calcext:conditional-format calcext:target-range-address="10th.G71:10th.G71">
            <calcext:condition calcext:apply-style-name="Failing" calcext:value="&lt;0.6" calcext:base-cell-address="'12th,Comp'.G71"/>
          </calcext:conditional-format>
          <calcext:conditional-format calcext:target-range-address="10th.H71:10th.H71">
            <calcext:condition calcext:apply-style-name="Failing" calcext:value="&lt;0.6" calcext:base-cell-address="'12th,Comp'.H71"/>
          </calcext:conditional-format>
          <calcext:conditional-format calcext:target-range-address="10th.I71:10th.I71">
            <calcext:condition calcext:apply-style-name="Failing" calcext:value="&lt;0.6" calcext:base-cell-address="'12th,Comp'.I71"/>
          </calcext:conditional-format>
          <calcext:conditional-format calcext:target-range-address="10th.J71:10th.J71">
            <calcext:condition calcext:apply-style-name="Failing" calcext:value="&lt;0.6" calcext:base-cell-address="'12th,Comp'.J71"/>
          </calcext:conditional-format>
          <calcext:conditional-format calcext:target-range-address="10th.K71:10th.K71">
            <calcext:condition calcext:apply-style-name="Failing" calcext:value="&lt;0.6" calcext:base-cell-address="'12th,Comp'.K71"/>
          </calcext:conditional-format>
          <calcext:conditional-format calcext:target-range-address="10th.L71:10th.L71">
            <calcext:condition calcext:apply-style-name="Failing" calcext:value="&lt;0.6" calcext:base-cell-address="'12th,Comp'.L71"/>
          </calcext:conditional-format>
          <calcext:conditional-format calcext:target-range-address="10th.M71:10th.M71">
            <calcext:condition calcext:apply-style-name="Failing" calcext:value="&lt;0.6" calcext:base-cell-address="'12th,Comp'.M71"/>
          </calcext:conditional-format>
          <calcext:conditional-format calcext:target-range-address="10th.N71:10th.N71">
            <calcext:condition calcext:apply-style-name="Failing" calcext:value="&lt;0.6" calcext:base-cell-address="'12th,Comp'.N71"/>
          </calcext:conditional-format>
          <calcext:conditional-format calcext:target-range-address="10th.O71:10th.O71">
            <calcext:condition calcext:apply-style-name="Failing" calcext:value="&lt;0.6" calcext:base-cell-address="'12th,Comp'.O71"/>
          </calcext:conditional-format>
          <calcext:conditional-format calcext:target-range-address="10th.P71:10th.P71">
            <calcext:condition calcext:apply-style-name="Failing" calcext:value="&lt;0.6" calcext:base-cell-address="'12th,Comp'.P71"/>
          </calcext:conditional-format>
          <calcext:conditional-format calcext:target-range-address="10th.Q71:10th.Q71">
            <calcext:condition calcext:apply-style-name="Failing" calcext:value="&lt;0.6" calcext:base-cell-address="'12th,Comp'.Q71"/>
          </calcext:conditional-format>
          <calcext:conditional-format calcext:target-range-address="10th.R71:10th.R71">
            <calcext:condition calcext:apply-style-name="Failing" calcext:value="&lt;0.6" calcext:base-cell-address="'12th,Comp'.R71"/>
          </calcext:conditional-format>
          <calcext:conditional-format calcext:target-range-address="10th.S71:10th.S71">
            <calcext:condition calcext:apply-style-name="Failing" calcext:value="&lt;0.6" calcext:base-cell-address="'12th,Comp'.S71"/>
          </calcext:conditional-format>
          <calcext:conditional-format calcext:target-range-address="10th.T71:10th.T71">
            <calcext:condition calcext:apply-style-name="Failing" calcext:value="&lt;0.6" calcext:base-cell-address="'12th,Comp'.T71"/>
          </calcext:conditional-format>
          <calcext:conditional-format calcext:target-range-address="10th.U71:10th.U71">
            <calcext:condition calcext:apply-style-name="Failing" calcext:value="&lt;0.6" calcext:base-cell-address="'12th,Comp'.U71"/>
          </calcext:conditional-format>
          <calcext:conditional-format calcext:target-range-address="10th.V71:10th.V71">
            <calcext:condition calcext:apply-style-name="Failing" calcext:value="&lt;0.6" calcext:base-cell-address="'12th,Comp'.V71"/>
          </calcext:conditional-format>
          <calcext:conditional-format calcext:target-range-address="10th.W71:10th.W71">
            <calcext:condition calcext:apply-style-name="Failing" calcext:value="&lt;0.6" calcext:base-cell-address="'12th,Comp'.W71"/>
          </calcext:conditional-format>
          <calcext:conditional-format calcext:target-range-address="10th.X71:10th.X71">
            <calcext:condition calcext:apply-style-name="Failing" calcext:value="&lt;0.6" calcext:base-cell-address="'12th,Comp'.X71"/>
          </calcext:conditional-format>
          <calcext:conditional-format calcext:target-range-address="10th.Y71:10th.Y71">
            <calcext:condition calcext:apply-style-name="Failing" calcext:value="&lt;0.6" calcext:base-cell-address="'12th,Comp'.Y71"/>
          </calcext:conditional-format>
          <calcext:conditional-format calcext:target-range-address="10th.Z71:10th.Z71">
            <calcext:condition calcext:apply-style-name="Failing" calcext:value="&lt;0.6" calcext:base-cell-address="'12th,Comp'.Z71"/>
          </calcext:conditional-format>
          <calcext:conditional-format calcext:target-range-address="10th.AA71:10th.AA71">
            <calcext:condition calcext:apply-style-name="Failing" calcext:value="&lt;0.6" calcext:base-cell-address="'12th,Comp'.AA71"/>
          </calcext:conditional-format>
          <calcext:conditional-format calcext:target-range-address="10th.AB71:10th.AB71">
            <calcext:condition calcext:apply-style-name="Failing" calcext:value="&lt;0.6" calcext:base-cell-address="'12th,Comp'.AB71"/>
          </calcext:conditional-format>
          <calcext:conditional-format calcext:target-range-address="10th.AC71:10th.AC71">
            <calcext:condition calcext:apply-style-name="Failing" calcext:value="&lt;0.6" calcext:base-cell-address="'12th,Comp'.AC71"/>
          </calcext:conditional-format>
          <calcext:conditional-format calcext:target-range-address="10th.AD71:10th.AD71">
            <calcext:condition calcext:apply-style-name="Failing" calcext:value="&lt;0.6" calcext:base-cell-address="'12th,Comp'.AD71"/>
          </calcext:conditional-format>
          <calcext:conditional-format calcext:target-range-address="10th.AE71:10th.AE71">
            <calcext:condition calcext:apply-style-name="Failing" calcext:value="&lt;0.6" calcext:base-cell-address="'12th,Comp'.AE71"/>
          </calcext:conditional-format>
          <calcext:conditional-format calcext:target-range-address="10th.AF71:10th.AF71">
            <calcext:condition calcext:apply-style-name="Failing" calcext:value="&lt;0.6" calcext:base-cell-address="'12th,Comp'.AF71"/>
          </calcext:conditional-format>
          <calcext:conditional-format calcext:target-range-address="10th.AG71:10th.AG71">
            <calcext:condition calcext:apply-style-name="Failing" calcext:value="&lt;0.6" calcext:base-cell-address="'12th,Comp'.AG71"/>
          </calcext:conditional-format>
          <calcext:conditional-format calcext:target-range-address="10th.AH71:10th.AH71">
            <calcext:condition calcext:apply-style-name="Failing" calcext:value="&lt;0.6" calcext:base-cell-address="'12th,Comp'.AH71"/>
          </calcext:conditional-format>
          <calcext:conditional-format calcext:target-range-address="10th.AI71:10th.AI71">
            <calcext:condition calcext:apply-style-name="Failing" calcext:value="&lt;0.6" calcext:base-cell-address="'12th,Comp'.AI71"/>
          </calcext:conditional-format>
          <calcext:conditional-format calcext:target-range-address="10th.AJ71:10th.AJ71">
            <calcext:condition calcext:apply-style-name="Failing" calcext:value="&lt;0.6" calcext:base-cell-address="'12th,Comp'.AJ71"/>
          </calcext:conditional-format>
          <calcext:conditional-format calcext:target-range-address="10th.AK71:10th.AK71">
            <calcext:condition calcext:apply-style-name="Failing" calcext:value="&lt;0.6" calcext:base-cell-address="'12th,Comp'.AK71"/>
          </calcext:conditional-format>
          <calcext:conditional-format calcext:target-range-address="10th.J4:10th.M7">
            <calcext:condition calcext:apply-style-name="EveryOtherRow" calcext:value="formula-is(ISEVEN(ROW()))" calcext:base-cell-address="'12th,Comp'.J4"/>
            <calcext:condition calcext:apply-style-name="EveryOtherRow2" calcext:value="formula-is(NOT(ISEVEN(ROW())))" calcext:base-cell-address="'12th,Comp'.J4"/>
          </calcext:conditional-format>
          <calcext:conditional-format calcext:target-range-address="10th.J8:10th.J9">
            <calcext:condition calcext:apply-style-name="EveryOtherRow" calcext:value="formula-is(ISEVEN(ROW()))" calcext:base-cell-address="'12th,Comp'.J8"/>
            <calcext:condition calcext:apply-style-name="EveryOtherRow2" calcext:value="formula-is(NOT(ISEVEN(ROW())))" calcext:base-cell-address="'12th,Comp'.J8"/>
          </calcext:conditional-format>
          <calcext:conditional-format calcext:target-range-address="10th.K8:10th.K8">
            <calcext:condition calcext:apply-style-name="EveryOtherRow" calcext:value="formula-is(ISEVEN(ROW()))" calcext:base-cell-address="'12th,Comp'.K8"/>
            <calcext:condition calcext:apply-style-name="EveryOtherRow2" calcext:value="formula-is(NOT(ISEVEN(ROW())))" calcext:base-cell-address="'12th,Comp'.K8"/>
          </calcext:conditional-format>
          <calcext:conditional-format calcext:target-range-address="10th.L8:10th.L8">
            <calcext:condition calcext:apply-style-name="EveryOtherRow" calcext:value="formula-is(ISEVEN(ROW()))" calcext:base-cell-address="'12th,Comp'.L8"/>
            <calcext:condition calcext:apply-style-name="EveryOtherRow2" calcext:value="formula-is(NOT(ISEVEN(ROW())))" calcext:base-cell-address="'12th,Comp'.L8"/>
          </calcext:conditional-format>
          <calcext:conditional-format calcext:target-range-address="10th.M8:10th.M8">
            <calcext:condition calcext:apply-style-name="EveryOtherRow" calcext:value="formula-is(ISEVEN(ROW()))" calcext:base-cell-address="'12th,Comp'.M8"/>
            <calcext:condition calcext:apply-style-name="EveryOtherRow2" calcext:value="formula-is(NOT(ISEVEN(ROW())))" calcext:base-cell-address="'12th,Comp'.M8"/>
          </calcext:conditional-format>
          <calcext:conditional-format calcext:target-range-address="10th.K9:10th.K9">
            <calcext:condition calcext:apply-style-name="EveryOtherRow" calcext:value="formula-is(ISEVEN(ROW()))" calcext:base-cell-address="'12th,Comp'.K9"/>
            <calcext:condition calcext:apply-style-name="EveryOtherRow2" calcext:value="formula-is(NOT(ISEVEN(ROW())))" calcext:base-cell-address="'12th,Comp'.K9"/>
          </calcext:conditional-format>
          <calcext:conditional-format calcext:target-range-address="10th.L9:10th.L9">
            <calcext:condition calcext:apply-style-name="EveryOtherRow" calcext:value="formula-is(ISEVEN(ROW()))" calcext:base-cell-address="'12th,Comp'.L9"/>
            <calcext:condition calcext:apply-style-name="EveryOtherRow2" calcext:value="formula-is(NOT(ISEVEN(ROW())))" calcext:base-cell-address="'12th,Comp'.L9"/>
          </calcext:conditional-format>
          <calcext:conditional-format calcext:target-range-address="10th.M9:10th.M9">
            <calcext:condition calcext:apply-style-name="EveryOtherRow" calcext:value="formula-is(ISEVEN(ROW()))" calcext:base-cell-address="'12th,Comp'.M9"/>
            <calcext:condition calcext:apply-style-name="EveryOtherRow2" calcext:value="formula-is(NOT(ISEVEN(ROW())))" calcext:base-cell-address="'12th,Comp'.M9"/>
          </calcext:conditional-format>
          <calcext:conditional-format calcext:target-range-address="10th.N4:10th.O7">
            <calcext:condition calcext:apply-style-name="EveryOtherRow" calcext:value="formula-is(ISEVEN(ROW()))" calcext:base-cell-address="'12th,Comp'.N4"/>
            <calcext:condition calcext:apply-style-name="EveryOtherRow2" calcext:value="formula-is(NOT(ISEVEN(ROW())))" calcext:base-cell-address="'12th,Comp'.N4"/>
          </calcext:conditional-format>
          <calcext:conditional-format calcext:target-range-address="10th.N8:10th.N9">
            <calcext:condition calcext:apply-style-name="EveryOtherRow" calcext:value="formula-is(ISEVEN(ROW()))" calcext:base-cell-address="'12th,Comp'.N8"/>
            <calcext:condition calcext:apply-style-name="EveryOtherRow2" calcext:value="formula-is(NOT(ISEVEN(ROW())))" calcext:base-cell-address="'12th,Comp'.N8"/>
          </calcext:conditional-format>
          <calcext:conditional-format calcext:target-range-address="10th.O8:10th.O8">
            <calcext:condition calcext:apply-style-name="EveryOtherRow" calcext:value="formula-is(ISEVEN(ROW()))" calcext:base-cell-address="'12th,Comp'.O8"/>
            <calcext:condition calcext:apply-style-name="EveryOtherRow2" calcext:value="formula-is(NOT(ISEVEN(ROW())))" calcext:base-cell-address="'12th,Comp'.O8"/>
          </calcext:conditional-format>
          <calcext:conditional-format calcext:target-range-address="10th.O9:10th.O9">
            <calcext:condition calcext:apply-style-name="EveryOtherRow" calcext:value="formula-is(ISEVEN(ROW()))" calcext:base-cell-address="'12th,Comp'.O9"/>
            <calcext:condition calcext:apply-style-name="EveryOtherRow2" calcext:value="formula-is(NOT(ISEVEN(ROW())))" calcext:base-cell-address="'12th,Comp'.O9"/>
          </calcext:conditional-format>
          <calcext:conditional-format calcext:target-range-address="10th.P4:10th.S7">
            <calcext:condition calcext:apply-style-name="EveryOtherRow" calcext:value="formula-is(ISEVEN(ROW()))" calcext:base-cell-address="'12th,Comp'.P4"/>
            <calcext:condition calcext:apply-style-name="EveryOtherRow2" calcext:value="formula-is(NOT(ISEVEN(ROW())))" calcext:base-cell-address="'12th,Comp'.P4"/>
          </calcext:conditional-format>
          <calcext:conditional-format calcext:target-range-address="10th.P8:10th.P9">
            <calcext:condition calcext:apply-style-name="EveryOtherRow" calcext:value="formula-is(ISEVEN(ROW()))" calcext:base-cell-address="'12th,Comp'.P8"/>
            <calcext:condition calcext:apply-style-name="EveryOtherRow2" calcext:value="formula-is(NOT(ISEVEN(ROW())))" calcext:base-cell-address="'12th,Comp'.P8"/>
          </calcext:conditional-format>
          <calcext:conditional-format calcext:target-range-address="10th.Q8:10th.Q8">
            <calcext:condition calcext:apply-style-name="EveryOtherRow" calcext:value="formula-is(ISEVEN(ROW()))" calcext:base-cell-address="'12th,Comp'.Q8"/>
            <calcext:condition calcext:apply-style-name="EveryOtherRow2" calcext:value="formula-is(NOT(ISEVEN(ROW())))" calcext:base-cell-address="'12th,Comp'.Q8"/>
          </calcext:conditional-format>
          <calcext:conditional-format calcext:target-range-address="10th.R8:10th.R8">
            <calcext:condition calcext:apply-style-name="EveryOtherRow" calcext:value="formula-is(ISEVEN(ROW()))" calcext:base-cell-address="'12th,Comp'.R8"/>
            <calcext:condition calcext:apply-style-name="EveryOtherRow2" calcext:value="formula-is(NOT(ISEVEN(ROW())))" calcext:base-cell-address="'12th,Comp'.R8"/>
          </calcext:conditional-format>
          <calcext:conditional-format calcext:target-range-address="10th.S8:10th.S8">
            <calcext:condition calcext:apply-style-name="EveryOtherRow" calcext:value="formula-is(ISEVEN(ROW()))" calcext:base-cell-address="'12th,Comp'.S8"/>
            <calcext:condition calcext:apply-style-name="EveryOtherRow2" calcext:value="formula-is(NOT(ISEVEN(ROW())))" calcext:base-cell-address="'12th,Comp'.S8"/>
          </calcext:conditional-format>
          <calcext:conditional-format calcext:target-range-address="10th.Q9:10th.Q9">
            <calcext:condition calcext:apply-style-name="EveryOtherRow" calcext:value="formula-is(ISEVEN(ROW()))" calcext:base-cell-address="'12th,Comp'.Q9"/>
            <calcext:condition calcext:apply-style-name="EveryOtherRow2" calcext:value="formula-is(NOT(ISEVEN(ROW())))" calcext:base-cell-address="'12th,Comp'.Q9"/>
          </calcext:conditional-format>
          <calcext:conditional-format calcext:target-range-address="10th.R9:10th.R9">
            <calcext:condition calcext:apply-style-name="EveryOtherRow" calcext:value="formula-is(ISEVEN(ROW()))" calcext:base-cell-address="'12th,Comp'.R9"/>
            <calcext:condition calcext:apply-style-name="EveryOtherRow2" calcext:value="formula-is(NOT(ISEVEN(ROW())))" calcext:base-cell-address="'12th,Comp'.R9"/>
          </calcext:conditional-format>
          <calcext:conditional-format calcext:target-range-address="10th.S9:10th.S9">
            <calcext:condition calcext:apply-style-name="EveryOtherRow" calcext:value="formula-is(ISEVEN(ROW()))" calcext:base-cell-address="'12th,Comp'.S9"/>
            <calcext:condition calcext:apply-style-name="EveryOtherRow2" calcext:value="formula-is(NOT(ISEVEN(ROW())))" calcext:base-cell-address="'12th,Comp'.S9"/>
          </calcext:conditional-format>
          <calcext:conditional-format calcext:target-range-address="10th.F16:10th.K21 10th.F22:10th.J22">
            <calcext:condition calcext:apply-style-name="EveryOtherRow" calcext:value="formula-is(ISEVEN(ROW()))" calcext:base-cell-address="'12th,Comp'.F16"/>
            <calcext:condition calcext:apply-style-name="EveryOtherRow2" calcext:value="formula-is(NOT(ISEVEN(ROW())))" calcext:base-cell-address="'12th,Comp'.F16"/>
          </calcext:conditional-format>
          <calcext:conditional-format calcext:target-range-address="10th.L16:10th.M21">
            <calcext:condition calcext:apply-style-name="EveryOtherRow" calcext:value="formula-is(ISEVEN(ROW()))" calcext:base-cell-address="'12th,Comp'.L16"/>
            <calcext:condition calcext:apply-style-name="EveryOtherRow2" calcext:value="formula-is(NOT(ISEVEN(ROW())))" calcext:base-cell-address="'12th,Comp'.L16"/>
          </calcext:conditional-format>
          <calcext:conditional-format calcext:target-range-address="10th.Q16:10th.R21">
            <calcext:condition calcext:apply-style-name="EveryOtherRow" calcext:value="formula-is(ISEVEN(ROW()))" calcext:base-cell-address="'12th,Comp'.Q16"/>
            <calcext:condition calcext:apply-style-name="EveryOtherRow2" calcext:value="formula-is(NOT(ISEVEN(ROW())))" calcext:base-cell-address="'12th,Comp'.Q16"/>
          </calcext:conditional-format>
          <calcext:conditional-format calcext:target-range-address="10th.P16:10th.P21">
            <calcext:condition calcext:apply-style-name="EveryOtherRow" calcext:value="formula-is(ISEVEN(ROW()))" calcext:base-cell-address="'12th,Comp'.P16"/>
            <calcext:condition calcext:apply-style-name="EveryOtherRow2" calcext:value="formula-is(NOT(ISEVEN(ROW())))" calcext:base-cell-address="'12th,Comp'.P16"/>
          </calcext:conditional-format>
          <calcext:conditional-format calcext:target-range-address="10th.O16:10th.O21">
            <calcext:condition calcext:apply-style-name="EveryOtherRow" calcext:value="formula-is(ISEVEN(ROW()))" calcext:base-cell-address="'12th,Comp'.O16"/>
            <calcext:condition calcext:apply-style-name="EveryOtherRow2" calcext:value="formula-is(NOT(ISEVEN(ROW())))" calcext:base-cell-address="'12th,Comp'.O16"/>
          </calcext:conditional-format>
          <calcext:conditional-format calcext:target-range-address="10th.K23:10th.M26">
            <calcext:condition calcext:apply-style-name="EveryOtherRow" calcext:value="formula-is(ISEVEN(ROW()))" calcext:base-cell-address="'12th,Comp'.K23"/>
            <calcext:condition calcext:apply-style-name="EveryOtherRow2" calcext:value="formula-is(NOT(ISEVEN(ROW())))" calcext:base-cell-address="'12th,Comp'.K23"/>
          </calcext:conditional-format>
          <calcext:conditional-format calcext:target-range-address="10th.K22:10th.M22">
            <calcext:condition calcext:apply-style-name="EveryOtherRow" calcext:value="formula-is(ISEVEN(ROW()))" calcext:base-cell-address="'12th,Comp'.K22"/>
            <calcext:condition calcext:apply-style-name="EveryOtherRow2" calcext:value="formula-is(NOT(ISEVEN(ROW())))" calcext:base-cell-address="'12th,Comp'.K22"/>
          </calcext:conditional-format>
          <calcext:conditional-format calcext:target-range-address="10th.O23:10th.Q26">
            <calcext:condition calcext:apply-style-name="EveryOtherRow" calcext:value="formula-is(ISEVEN(ROW()))" calcext:base-cell-address="'12th,Comp'.O23"/>
            <calcext:condition calcext:apply-style-name="EveryOtherRow2" calcext:value="formula-is(NOT(ISEVEN(ROW())))" calcext:base-cell-address="'12th,Comp'.O23"/>
          </calcext:conditional-format>
          <calcext:conditional-format calcext:target-range-address="10th.O22:10th.Q22">
            <calcext:condition calcext:apply-style-name="EveryOtherRow" calcext:value="formula-is(ISEVEN(ROW()))" calcext:base-cell-address="'12th,Comp'.O22"/>
            <calcext:condition calcext:apply-style-name="EveryOtherRow2" calcext:value="formula-is(NOT(ISEVEN(ROW())))" calcext:base-cell-address="'12th,Comp'.O22"/>
          </calcext:conditional-format>
          <calcext:conditional-format calcext:target-range-address="10th.J27:10th.K27">
            <calcext:condition calcext:apply-style-name="EveryOtherRow" calcext:value="formula-is(ISEVEN(ROW()))" calcext:base-cell-address="'12th,Comp'.J27"/>
            <calcext:condition calcext:apply-style-name="EveryOtherRow2" calcext:value="formula-is(NOT(ISEVEN(ROW())))" calcext:base-cell-address="'12th,Comp'.J27"/>
          </calcext:conditional-format>
          <calcext:conditional-format calcext:target-range-address="10th.L27:10th.M27">
            <calcext:condition calcext:apply-style-name="EveryOtherRow" calcext:value="formula-is(ISEVEN(ROW()))" calcext:base-cell-address="'12th,Comp'.L27"/>
            <calcext:condition calcext:apply-style-name="EveryOtherRow2" calcext:value="formula-is(NOT(ISEVEN(ROW())))" calcext:base-cell-address="'12th,Comp'.L27"/>
          </calcext:conditional-format>
          <calcext:conditional-format calcext:target-range-address="10th.N27:10th.O27">
            <calcext:condition calcext:apply-style-name="EveryOtherRow" calcext:value="formula-is(ISEVEN(ROW()))" calcext:base-cell-address="'12th,Comp'.N27"/>
            <calcext:condition calcext:apply-style-name="EveryOtherRow2" calcext:value="formula-is(NOT(ISEVEN(ROW())))" calcext:base-cell-address="'12th,Comp'.N27"/>
          </calcext:conditional-format>
          <calcext:conditional-format calcext:target-range-address="10th.P29:10th.Q30 10th.P27:10th.Q27">
            <calcext:condition calcext:apply-style-name="EveryOtherRow" calcext:value="formula-is(ISEVEN(ROW()))" calcext:base-cell-address="'12th,Comp'.P27"/>
            <calcext:condition calcext:apply-style-name="EveryOtherRow2" calcext:value="formula-is(NOT(ISEVEN(ROW())))" calcext:base-cell-address="'12th,Comp'.P27"/>
          </calcext:conditional-format>
          <calcext:conditional-format calcext:target-range-address="10th.S29:10th.S30 10th.R27:10th.S27 10th.R29:10th.R30">
            <calcext:condition calcext:apply-style-name="EveryOtherRow" calcext:value="formula-is(ISEVEN(ROW()))" calcext:base-cell-address="'12th,Comp'.R27"/>
            <calcext:condition calcext:apply-style-name="EveryOtherRow2" calcext:value="formula-is(NOT(ISEVEN(ROW())))" calcext:base-cell-address="'12th,Comp'.R27"/>
          </calcext:conditional-format>
          <calcext:conditional-format calcext:target-range-address="10th.F28:10th.H28">
            <calcext:condition calcext:apply-style-name="EveryOtherRow" calcext:value="formula-is(ISEVEN(ROW()))" calcext:base-cell-address="'12th,Comp'.F28"/>
            <calcext:condition calcext:apply-style-name="EveryOtherRow2" calcext:value="formula-is(NOT(ISEVEN(ROW())))" calcext:base-cell-address="'12th,Comp'.F28"/>
          </calcext:conditional-format>
          <calcext:conditional-format calcext:target-range-address="10th.I28:10th.K28">
            <calcext:condition calcext:apply-style-name="EveryOtherRow" calcext:value="formula-is(ISEVEN(ROW()))" calcext:base-cell-address="'12th,Comp'.I28"/>
            <calcext:condition calcext:apply-style-name="EveryOtherRow2" calcext:value="formula-is(NOT(ISEVEN(ROW())))" calcext:base-cell-address="'12th,Comp'.I28"/>
          </calcext:conditional-format>
          <calcext:conditional-format calcext:target-range-address="10th.L28:10th.N28">
            <calcext:condition calcext:apply-style-name="EveryOtherRow" calcext:value="formula-is(ISEVEN(ROW()))" calcext:base-cell-address="'12th,Comp'.L28"/>
            <calcext:condition calcext:apply-style-name="EveryOtherRow2" calcext:value="formula-is(NOT(ISEVEN(ROW())))" calcext:base-cell-address="'12th,Comp'.L28"/>
          </calcext:conditional-format>
          <calcext:conditional-format calcext:target-range-address="10th.O28:10th.O28">
            <calcext:condition calcext:apply-style-name="EveryOtherRow" calcext:value="formula-is(ISEVEN(ROW()))" calcext:base-cell-address="'12th,Comp'.O28"/>
            <calcext:condition calcext:apply-style-name="EveryOtherRow2" calcext:value="formula-is(NOT(ISEVEN(ROW())))" calcext:base-cell-address="'12th,Comp'.O28"/>
          </calcext:conditional-format>
          <calcext:conditional-format calcext:target-range-address="10th.P28:10th.P28">
            <calcext:condition calcext:apply-style-name="EveryOtherRow" calcext:value="formula-is(ISEVEN(ROW()))" calcext:base-cell-address="'12th,Comp'.P28"/>
            <calcext:condition calcext:apply-style-name="EveryOtherRow2" calcext:value="formula-is(NOT(ISEVEN(ROW())))" calcext:base-cell-address="'12th,Comp'.P28"/>
          </calcext:conditional-format>
          <calcext:conditional-format calcext:target-range-address="10th.Q28:10th.S28">
            <calcext:condition calcext:apply-style-name="EveryOtherRow" calcext:value="formula-is(ISEVEN(ROW()))" calcext:base-cell-address="'12th,Comp'.Q28"/>
            <calcext:condition calcext:apply-style-name="EveryOtherRow2" calcext:value="formula-is(NOT(ISEVEN(ROW())))" calcext:base-cell-address="'12th,Comp'.Q28"/>
          </calcext:conditional-format>
          <calcext:conditional-format calcext:target-range-address="10th.M29:10th.M29">
            <calcext:condition calcext:apply-style-name="EveryOtherRow" calcext:value="formula-is(ISEVEN(ROW()))" calcext:base-cell-address="'12th,Comp'.M29"/>
            <calcext:condition calcext:apply-style-name="EveryOtherRow2" calcext:value="formula-is(NOT(ISEVEN(ROW())))" calcext:base-cell-address="'12th,Comp'.M29"/>
          </calcext:conditional-format>
          <calcext:conditional-format calcext:target-range-address="10th.G29:10th.I29">
            <calcext:condition calcext:apply-style-name="EveryOtherRow" calcext:value="formula-is(ISEVEN(ROW()))" calcext:base-cell-address="'12th,Comp'.G29"/>
            <calcext:condition calcext:apply-style-name="EveryOtherRow2" calcext:value="formula-is(NOT(ISEVEN(ROW())))" calcext:base-cell-address="'12th,Comp'.G29"/>
          </calcext:conditional-format>
          <calcext:conditional-format calcext:target-range-address="10th.J29:10th.L29">
            <calcext:condition calcext:apply-style-name="EveryOtherRow" calcext:value="formula-is(ISEVEN(ROW()))" calcext:base-cell-address="'12th,Comp'.J29"/>
            <calcext:condition calcext:apply-style-name="EveryOtherRow2" calcext:value="formula-is(NOT(ISEVEN(ROW())))" calcext:base-cell-address="'12th,Comp'.J29"/>
          </calcext:conditional-format>
          <calcext:conditional-format calcext:target-range-address="10th.N29:10th.O29">
            <calcext:condition calcext:apply-style-name="EveryOtherRow" calcext:value="formula-is(ISEVEN(ROW()))" calcext:base-cell-address="'12th,Comp'.N29"/>
            <calcext:condition calcext:apply-style-name="EveryOtherRow2" calcext:value="formula-is(NOT(ISEVEN(ROW())))" calcext:base-cell-address="'12th,Comp'.N29"/>
          </calcext:conditional-format>
          <calcext:conditional-format calcext:target-range-address="10th.M30:10th.M30">
            <calcext:condition calcext:apply-style-name="EveryOtherRow" calcext:value="formula-is(ISEVEN(ROW()))" calcext:base-cell-address="'12th,Comp'.M30"/>
            <calcext:condition calcext:apply-style-name="EveryOtherRow2" calcext:value="formula-is(NOT(ISEVEN(ROW())))" calcext:base-cell-address="'12th,Comp'.M30"/>
          </calcext:conditional-format>
          <calcext:conditional-format calcext:target-range-address="10th.G30:10th.I30">
            <calcext:condition calcext:apply-style-name="EveryOtherRow" calcext:value="formula-is(ISEVEN(ROW()))" calcext:base-cell-address="'12th,Comp'.G30"/>
            <calcext:condition calcext:apply-style-name="EveryOtherRow2" calcext:value="formula-is(NOT(ISEVEN(ROW())))" calcext:base-cell-address="'12th,Comp'.G30"/>
          </calcext:conditional-format>
          <calcext:conditional-format calcext:target-range-address="10th.J30:10th.L30">
            <calcext:condition calcext:apply-style-name="EveryOtherRow" calcext:value="formula-is(ISEVEN(ROW()))" calcext:base-cell-address="'12th,Comp'.J30"/>
            <calcext:condition calcext:apply-style-name="EveryOtherRow2" calcext:value="formula-is(NOT(ISEVEN(ROW())))" calcext:base-cell-address="'12th,Comp'.J30"/>
          </calcext:conditional-format>
          <calcext:conditional-format calcext:target-range-address="10th.N30:10th.O30">
            <calcext:condition calcext:apply-style-name="EveryOtherRow" calcext:value="formula-is(ISEVEN(ROW()))" calcext:base-cell-address="'12th,Comp'.N30"/>
            <calcext:condition calcext:apply-style-name="EveryOtherRow2" calcext:value="formula-is(NOT(ISEVEN(ROW())))" calcext:base-cell-address="'12th,Comp'.N30"/>
          </calcext:conditional-format>
          <calcext:conditional-format calcext:target-range-address="10th.M31:10th.M31">
            <calcext:condition calcext:apply-style-name="EveryOtherRow" calcext:value="formula-is(ISEVEN(ROW()))" calcext:base-cell-address="'12th,Comp'.M31"/>
            <calcext:condition calcext:apply-style-name="EveryOtherRow2" calcext:value="formula-is(NOT(ISEVEN(ROW())))" calcext:base-cell-address="'12th,Comp'.M31"/>
          </calcext:conditional-format>
          <calcext:conditional-format calcext:target-range-address="10th.G31:10th.I31">
            <calcext:condition calcext:apply-style-name="EveryOtherRow" calcext:value="formula-is(ISEVEN(ROW()))" calcext:base-cell-address="'12th,Comp'.G31"/>
            <calcext:condition calcext:apply-style-name="EveryOtherRow2" calcext:value="formula-is(NOT(ISEVEN(ROW())))" calcext:base-cell-address="'12th,Comp'.G31"/>
          </calcext:conditional-format>
          <calcext:conditional-format calcext:target-range-address="10th.J31:10th.L31">
            <calcext:condition calcext:apply-style-name="EveryOtherRow" calcext:value="formula-is(ISEVEN(ROW()))" calcext:base-cell-address="'12th,Comp'.J31"/>
            <calcext:condition calcext:apply-style-name="EveryOtherRow2" calcext:value="formula-is(NOT(ISEVEN(ROW())))" calcext:base-cell-address="'12th,Comp'.J31"/>
          </calcext:conditional-format>
          <calcext:conditional-format calcext:target-range-address="10th.N31:10th.O31">
            <calcext:condition calcext:apply-style-name="EveryOtherRow" calcext:value="formula-is(ISEVEN(ROW()))" calcext:base-cell-address="'12th,Comp'.N31"/>
            <calcext:condition calcext:apply-style-name="EveryOtherRow2" calcext:value="formula-is(NOT(ISEVEN(ROW())))" calcext:base-cell-address="'12th,Comp'.N31"/>
          </calcext:conditional-format>
          <calcext:conditional-format calcext:target-range-address="10th.H43:10th.H60">
            <calcext:condition calcext:apply-style-name="EveryOtherRow" calcext:value="formula-is(ISEVEN(ROW()))" calcext:base-cell-address="'12th,Comp'.H43"/>
            <calcext:condition calcext:apply-style-name="EveryOtherRow2" calcext:value="formula-is(NOT(ISEVEN(ROW())))" calcext:base-cell-address="'12th,Comp'.H43"/>
          </calcext:conditional-format>
          <calcext:conditional-format calcext:target-range-address="10th.H42:10th.H57">
            <calcext:condition calcext:apply-style-name="EveryOtherRow" calcext:value="formula-is(ISEVEN(ROW()))" calcext:base-cell-address="'12th,Comp'.H42"/>
            <calcext:condition calcext:apply-style-name="EveryOtherRow2" calcext:value="formula-is(NOT(ISEVEN(ROW())))" calcext:base-cell-address="'12th,Comp'.H42"/>
          </calcext:conditional-format>
          <calcext:conditional-format calcext:target-range-address="10th.J42:10th.J57">
            <calcext:condition calcext:apply-style-name="EveryOtherRow" calcext:value="formula-is(ISEVEN(ROW()))" calcext:base-cell-address="'12th,Comp'.J42"/>
            <calcext:condition calcext:apply-style-name="EveryOtherRow2" calcext:value="formula-is(NOT(ISEVEN(ROW())))" calcext:base-cell-address="'12th,Comp'.J42"/>
          </calcext:conditional-format>
          <calcext:conditional-format calcext:target-range-address="10th.M42:10th.M57">
            <calcext:condition calcext:apply-style-name="EveryOtherRow" calcext:value="formula-is(ISEVEN(ROW()))" calcext:base-cell-address="'12th,Comp'.M42"/>
            <calcext:condition calcext:apply-style-name="EveryOtherRow2" calcext:value="formula-is(NOT(ISEVEN(ROW())))" calcext:base-cell-address="'12th,Comp'.M42"/>
          </calcext:conditional-format>
          <calcext:conditional-format calcext:target-range-address="10th.O51:10th.O65">
            <calcext:condition calcext:apply-style-name="EveryOtherRow" calcext:value="formula-is(ISEVEN(ROW()))" calcext:base-cell-address="'12th,Comp'.O51"/>
            <calcext:condition calcext:apply-style-name="EveryOtherRow2" calcext:value="formula-is(NOT(ISEVEN(ROW())))" calcext:base-cell-address="'12th,Comp'.O51"/>
          </calcext:conditional-format>
          <calcext:conditional-format calcext:target-range-address="10th.L54:10th.L58">
            <calcext:condition calcext:apply-style-name="EveryOtherRow" calcext:value="formula-is(ISEVEN(ROW()))" calcext:base-cell-address="'12th,Comp'.L54"/>
            <calcext:condition calcext:apply-style-name="EveryOtherRow2" calcext:value="formula-is(NOT(ISEVEN(ROW())))" calcext:base-cell-address="'12th,Comp'.L54"/>
          </calcext:conditional-format>
          <calcext:conditional-format calcext:target-range-address="10th.I54:10th.I58">
            <calcext:condition calcext:apply-style-name="EveryOtherRow" calcext:value="formula-is(ISEVEN(ROW()))" calcext:base-cell-address="'12th,Comp'.I54"/>
            <calcext:condition calcext:apply-style-name="EveryOtherRow2" calcext:value="formula-is(NOT(ISEVEN(ROW())))" calcext:base-cell-address="'12th,Comp'.I54"/>
          </calcext:conditional-format>
          <calcext:conditional-format calcext:target-range-address="10th.G49:10th.G53">
            <calcext:condition calcext:apply-style-name="EveryOtherRow" calcext:value="formula-is(ISEVEN(ROW()))" calcext:base-cell-address="'12th,Comp'.G49"/>
            <calcext:condition calcext:apply-style-name="EveryOtherRow2" calcext:value="formula-is(NOT(ISEVEN(ROW())))" calcext:base-cell-address="'12th,Comp'.G49"/>
          </calcext:conditional-format>
        </calcext:conditional-formats>
      </table:table>
      <table:table table:name="Report" table:style-name="ta1" table:print-ranges="Report.A1:Report.F23 Report.A25:Report.F53 Report.A55:Report.F83 Report.A85:Report.F113 Report.A115:Report.F143">
        <office:forms form:automatic-focus="false" form:apply-design-mode="false"/>
        <table:table-column table:style-name="co6" table:default-cell-style-name="Default"/>
        <table:table-column table:style-name="co7" table:default-cell-style-name="ce196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7">
          <table:table-cell office:value-type="string" calcext:value-type="string">
            <text:p>Last, First1</text:p>
          </table:table-cell>
          <table:table-cell table:style-name="Default"/>
          <table:table-cell office:value-type="string" calcext:value-type="string">
            <text:p>Last, First2</text:p>
          </table:table-cell>
          <table:table-cell/>
          <table:table-cell office:value-type="string" calcext:value-type="string">
            <text:p>Last, First3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0.8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0.0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90.6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26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47.9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83.0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2.3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8.5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6.5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50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3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7% = B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4</text:p>
          </table:table-cell>
          <table:table-cell table:style-name="Default"/>
          <table:table-cell office:value-type="string" calcext:value-type="string">
            <text:p>Last, First5</text:p>
          </table:table-cell>
          <table:table-cell/>
          <table:table-cell office:value-type="string" calcext:value-type="string">
            <text:p>Last, First6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7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5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45.8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3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2.7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3.0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8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4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36.5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9% = C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8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2% = F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7</text:p>
          </table:table-cell>
          <table:table-cell table:style-name="Default"/>
          <table:table-cell office:value-type="string" calcext:value-type="string">
            <text:p>Last, First8</text:p>
          </table:table-cell>
          <table:table-cell/>
          <table:table-cell office:value-type="string" calcext:value-type="string">
            <text:p>Last, First9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75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5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8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9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9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7.7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0.8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53.8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69.2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3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5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3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0</text:p>
          </table:table-cell>
          <table:table-cell table:style-name="Default"/>
          <table:table-cell office:value-type="string" calcext:value-type="string">
            <text:p>Last, First11</text:p>
          </table:table-cell>
          <table:table-cell/>
          <table:table-cell office:value-type="string" calcext:value-type="string">
            <text:p>Last, First12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45.0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6.4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5.6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49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7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6.9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6.5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8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4.2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51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4% = 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% = C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</text:p>
          </table:table-cell>
          <table:table-cell table:style-name="Default"/>
          <table:table-cell office:value-type="string" calcext:value-type="string">
            <text:p>Last, First2</text:p>
          </table:table-cell>
          <table:table-cell/>
          <table:table-cell office:value-type="string" calcext:value-type="string">
            <text:p>Last, First3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1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9.1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1.7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1.9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1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6.9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2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2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4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2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8% = C+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4</text:p>
          </table:table-cell>
          <table:table-cell table:style-name="Default"/>
          <table:table-cell office:value-type="string" calcext:value-type="string">
            <text:p>Last, First5</text:p>
          </table:table-cell>
          <table:table-cell/>
          <table:table-cell office:value-type="string" calcext:value-type="string">
            <text:p>Last, First6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2.2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5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1.7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105.0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9.2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3.4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9.3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5.7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2.9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92% = 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9% = D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5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7</text:p>
          </table:table-cell>
          <table:table-cell table:style-name="Default"/>
          <table:table-cell office:value-type="string" calcext:value-type="string">
            <text:p>Last, First8</text:p>
          </table:table-cell>
          <table:table-cell/>
          <table:table-cell office:value-type="string" calcext:value-type="string">
            <text:p>Last, First9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7.7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3.0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6.3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4.0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5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9.5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2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2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9.3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83% = 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1% = B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% = C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0</text:p>
          </table:table-cell>
          <table:table-cell table:style-name="Default"/>
          <table:table-cell office:value-type="string" calcext:value-type="string">
            <text:p>Last, First11</text:p>
          </table:table-cell>
          <table:table-cell/>
          <table:table-cell office:value-type="string" calcext:value-type="string">
            <text:p>Last, First12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1.7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1.7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3.1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1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3.5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1.6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78.6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2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5.7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3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6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5% = C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3</text:p>
          </table:table-cell>
          <table:table-cell table:style-name="Default"/>
          <table:table-cell office:value-type="string" calcext:value-type="string">
            <text:p>Last, First14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1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1.7%</text:p>
          </table:table-cell>
          <table:table-cell/>
          <table:table-cell table:style-name="ce1961"/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4.4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8.5%</text:p>
          </table:table-cell>
          <table:table-cell/>
          <table:table-cell table:style-name="ce1961"/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9.3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/>
          <table:table-cell table:style-name="ce1961"/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6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8% = D+</text:p>
          </table:table-cell>
          <table:table-cell table:number-columns-repeated="2"/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</text:p>
          </table:table-cell>
          <table:table-cell table:style-name="Default"/>
          <table:table-cell office:value-type="string" calcext:value-type="string">
            <text:p>Last, First2</text:p>
          </table:table-cell>
          <table:table-cell/>
          <table:table-cell office:value-type="string" calcext:value-type="string">
            <text:p>Last, First3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55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1.0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97.9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82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42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96.3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8.6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3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0.9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0% = C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7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7% = A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4</text:p>
          </table:table-cell>
          <table:table-cell table:style-name="Default"/>
          <table:table-cell office:value-type="string" calcext:value-type="string">
            <text:p>Last, First5</text:p>
          </table:table-cell>
          <table:table-cell/>
          <table:table-cell office:value-type="string" calcext:value-type="string">
            <text:p>Last, First6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43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8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9.8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23.4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3.9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0.6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68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79.5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38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9% = D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7% = C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7</text:p>
          </table:table-cell>
          <table:table-cell table:style-name="Default"/>
          <table:table-cell office:value-type="string" calcext:value-type="string">
            <text:p>Last, First8</text:p>
          </table:table-cell>
          <table:table-cell/>
          <table:table-cell office:value-type="string" calcext:value-type="string">
            <text:p>Last, First9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9.1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5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84.4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6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31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9.9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5.5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6.4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6.4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5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4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3% = B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0</text:p>
          </table:table-cell>
          <table:table-cell table:style-name="Default"/>
          <table:table-cell office:value-type="string" calcext:value-type="string">
            <text:p>Last, First11</text:p>
          </table:table-cell>
          <table:table-cell/>
          <table:table-cell office:value-type="string" calcext:value-type="string">
            <text:p>Last, First12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1.0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1.5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56.7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3.0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1.3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4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0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3.2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2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7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% = C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3</text:p>
          </table:table-cell>
          <table:table-cell table:style-name="Default"/>
          <table:table-cell office:value-type="string" calcext:value-type="string">
            <text:p>Last, First14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62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6.9%</text:p>
          </table:table-cell>
          <table:table-cell/>
          <table:table-cell table:style-name="ce1961"/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90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35.3%</text:p>
          </table:table-cell>
          <table:table-cell/>
          <table:table-cell table:style-name="ce1961"/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3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/>
          <table:table-cell table:style-name="ce1961"/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7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3% = D</text:p>
          </table:table-cell>
          <table:table-cell table:number-columns-repeated="2"/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</text:p>
          </table:table-cell>
          <table:table-cell table:style-name="Default"/>
          <table:table-cell office:value-type="string" calcext:value-type="string">
            <text:p>Last, First2</text:p>
          </table:table-cell>
          <table:table-cell/>
          <table:table-cell office:value-type="string" calcext:value-type="string">
            <text:p>Last, First3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8.2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9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7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5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7.3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2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8% = C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1% = C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2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4</text:p>
          </table:table-cell>
          <table:table-cell table:style-name="Default"/>
          <table:table-cell office:value-type="string" calcext:value-type="string">
            <text:p>Last, First5</text:p>
          </table:table-cell>
          <table:table-cell/>
          <table:table-cell office:value-type="string" calcext:value-type="string">
            <text:p>Last, First6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2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1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4.0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3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2.4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82.1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81% = B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5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0% = B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7</text:p>
          </table:table-cell>
          <table:table-cell table:style-name="Default"/>
          <table:table-cell office:value-type="string" calcext:value-type="string">
            <text:p>Last, First8</text:p>
          </table:table-cell>
          <table:table-cell/>
          <table:table-cell office:value-type="string" calcext:value-type="string">
            <text:p>Last, First9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2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8.4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9.2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59.2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6.7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8.7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5.7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5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7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6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0</text:p>
          </table:table-cell>
          <table:table-cell table:style-name="Default"/>
          <table:table-cell office:value-type="string" calcext:value-type="string">
            <text:p>Last, First11</text:p>
          </table:table-cell>
          <table:table-cell/>
          <table:table-cell office:value-type="string" calcext:value-type="string">
            <text:p>Last, First12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93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0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7.2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0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47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49.6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1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64.3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80% = B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9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0% = D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3</text:p>
          </table:table-cell>
          <table:table-cell table:style-name="Default"/>
          <table:table-cell office:value-type="string" calcext:value-type="string">
            <text:p>Last, First14</text:p>
          </table:table-cell>
          <table:table-cell/>
          <table:table-cell office:value-type="string" calcext:value-type="string">
            <text:p>Last, First15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1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3.3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57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5.0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0.0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76.8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8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8% = D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2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% = C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</text:p>
          </table:table-cell>
          <table:table-cell table:style-name="Default"/>
          <table:table-cell office:value-type="string" calcext:value-type="string">
            <text:p>Last, First2</text:p>
          </table:table-cell>
          <table:table-cell/>
          <table:table-cell office:value-type="string" calcext:value-type="string">
            <text:p>Last, First3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8.2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9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7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5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7.3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2.9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8% = C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1% = C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2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4</text:p>
          </table:table-cell>
          <table:table-cell table:style-name="Default"/>
          <table:table-cell office:value-type="string" calcext:value-type="string">
            <text:p>Last, First5</text:p>
          </table:table-cell>
          <table:table-cell/>
          <table:table-cell office:value-type="string" calcext:value-type="string">
            <text:p>Last, First6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2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1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4.0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3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2.4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82.1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81% = B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5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0% = B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7</text:p>
          </table:table-cell>
          <table:table-cell table:style-name="Default"/>
          <table:table-cell office:value-type="string" calcext:value-type="string">
            <text:p>Last, First8</text:p>
          </table:table-cell>
          <table:table-cell/>
          <table:table-cell office:value-type="string" calcext:value-type="string">
            <text:p>Last, First9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82.9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8.4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9.2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59.2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6.7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8.7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5.7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75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7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6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0</text:p>
          </table:table-cell>
          <table:table-cell table:style-name="Default"/>
          <table:table-cell office:value-type="string" calcext:value-type="string">
            <text:p>Last, First11</text:p>
          </table:table-cell>
          <table:table-cell/>
          <table:table-cell office:value-type="string" calcext:value-type="string">
            <text:p>Last, First12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93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0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7.2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0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47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49.6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91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64.3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80% = B-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9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0% = D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3</text:p>
          </table:table-cell>
          <table:table-cell table:style-name="Default"/>
          <table:table-cell office:value-type="string" calcext:value-type="string">
            <text:p>Last, First14</text:p>
          </table:table-cell>
          <table:table-cell/>
          <table:table-cell office:value-type="string" calcext:value-type="string">
            <text:p>Last, First15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71.3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63.3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57.8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5.0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0.0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76.8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8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8% = D+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2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0% = C-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</text:p>
          </table:table-cell>
          <table:table-cell table:style-name="Default"/>
          <table:table-cell office:value-type="string" calcext:value-type="string">
            <text:p>Last, First2</text:p>
          </table:table-cell>
          <table:table-cell/>
          <table:table-cell office:value-type="string" calcext:value-type="string">
            <text:p>Last, First3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57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21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6.8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48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9.1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2.9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5.4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68.8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5.4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57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5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6% = D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4</text:p>
          </table:table-cell>
          <table:table-cell table:style-name="Default"/>
          <table:table-cell office:value-type="string" calcext:value-type="string">
            <text:p>Last, First5</text:p>
          </table:table-cell>
          <table:table-cell/>
          <table:table-cell office:value-type="string" calcext:value-type="string">
            <text:p>Last, First6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21.5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63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94.2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4.1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79.2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9.6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100.0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52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5% =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0% = F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7</text:p>
          </table:table-cell>
          <table:table-cell table:style-name="Default"/>
          <table:table-cell office:value-type="string" calcext:value-type="string">
            <text:p>Last, First8</text:p>
          </table:table-cell>
          <table:table-cell/>
          <table:table-cell office:value-type="string" calcext:value-type="string">
            <text:p>Last, First9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56.8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37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6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2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74.7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88.2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77.1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5.4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1.7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5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7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3% = C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0</text:p>
          </table:table-cell>
          <table:table-cell table:style-name="Default"/>
          <table:table-cell office:value-type="string" calcext:value-type="string">
            <text:p>Last, First11</text:p>
          </table:table-cell>
          <table:table-cell/>
          <table:table-cell office:value-type="string" calcext:value-type="string">
            <text:p>Last, First12</text:p>
          </table:table-cell>
          <table:table-cell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21.5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57.6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21.5%</text:p>
          </table:table-cell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3.2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65.6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59.5%</text:p>
          </table:table-cell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100.0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93.8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9.6%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50% = 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4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3% = F</text:p>
          </table:table-cell>
        </table:table-row>
        <table:table-row table:style-name="ro17">
          <table:table-cell/>
          <table:table-cell table:style-name="Default"/>
          <table:table-cell table:number-columns-repeated="4"/>
        </table:table-row>
        <table:table-row table:style-name="ro17">
          <table:table-cell office:value-type="string" calcext:value-type="string">
            <text:p>Last, First13</text:p>
          </table:table-cell>
          <table:table-cell table:style-name="Default"/>
          <table:table-cell office:value-type="string" calcext:value-type="string">
            <text:p>Last, First14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Tests/Quizzes</text:p>
          </table:table-cell>
          <table:table-cell office:value-type="string" calcext:value-type="string">
            <text:p>56.8%</text:p>
          </table:table-cell>
          <table:table-cell office:value-type="string" calcext:value-type="string">
            <text:p>Tests/Quizzes</text:p>
          </table:table-cell>
          <table:table-cell table:style-name="ce1961" office:value-type="string" calcext:value-type="string">
            <text:p>37.5%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Assignments</text:p>
          </table:table-cell>
          <table:table-cell office:value-type="string" calcext:value-type="string">
            <text:p>76.3%</text:p>
          </table:table-cell>
          <table:table-cell office:value-type="string" calcext:value-type="string">
            <text:p>Assignments</text:p>
          </table:table-cell>
          <table:table-cell table:style-name="ce1961" office:value-type="string" calcext:value-type="string">
            <text:p>82.7%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Participation</text:p>
          </table:table-cell>
          <table:table-cell office:value-type="string" calcext:value-type="string">
            <text:p>85.4%</text:p>
          </table:table-cell>
          <table:table-cell office:value-type="string" calcext:value-type="string">
            <text:p>Participation</text:p>
          </table:table-cell>
          <table:table-cell table:style-name="ce1961" office:value-type="string" calcext:value-type="string">
            <text:p>81.2%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67% = 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0% = D-</text:p>
          </table:table-cell>
          <table:table-cell table:number-columns-repeated="2"/>
        </table:table-row>
        <table:table-row table:style-name="ro17" table:number-rows-repeated="2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3">
          <table:table-cell table:number-columns-repeated="6"/>
        </table:table-row>
        <table:table-row table:style-name="ro17" table:number-rows-repeated="3">
          <table:table-cell/>
          <table:table-cell table:style-name="Default"/>
          <table:table-cell table:number-columns-repeated="4"/>
        </table:table-row>
        <table:table-row table:style-name="ro17" table:number-rows-repeated="2">
          <table:table-cell table:number-columns-repeated="6"/>
        </table:table-row>
        <table:table-row table:style-name="ro17">
          <table:table-cell table:number-columns-repeated="6"/>
        </table:table-row>
      </table:table>
      <table:named-expressions/>
      <table:database-ranges>
        <table:database-range table:name="__Anonymous_DB__1" table:target-range-address="11th.A19:11th.AMJ29" table:contains-header="false" table:orientation="column"/>
        <table:database-range table:name="__Anonymous_Sheet_DB__1" table:target-range-address="11th.F1:11th.Q1048576" table:contains-header="false" table:orientation="column">
          <table:sort>
            <table:sort-by table:field-number="1" table:data-type="automatic"/>
          </table:sort>
        </table:database-range>
        <table:database-range table:name="__Anonymous_Sheet_DB__2" table:target-range-address="8th.F1:8th.S1048576" table:contains-header="false" table:orientation="column">
          <table:sort>
            <table:sort-by table:field-number="1" table:data-type="automatic"/>
          </table:sort>
        </table:database-range>
        <table:database-range table:name="__Anonymous_Sheet_DB__3" table:target-range-address="9th.F1:9th.S1048576" table:contains-header="false" table:orientation="column">
          <table:sort>
            <table:sort-by table:field-number="1" table:data-type="automatic"/>
          </table:sort>
        </table:database-range>
        <table:database-range table:name="__Anonymous_Sheet_DB__4" table:target-range-address="'12th,PC'.F1:'12th,PC'.T1048576" table:contains-header="false" table:orientation="column">
          <table:sort>
            <table:sort-by table:field-number="1" table:data-type="automatic"/>
          </table:sort>
        </table:database-range>
        <table:database-range table:name="__Anonymous_Sheet_DB__5" table:target-range-address="'12th,Comp'.F1:'12th,Comp'.T1048576" table:contains-header="false" table:orientation="column">
          <table:sort>
            <table:sort-by table:field-number="1" table:data-type="automatic"/>
          </table:sort>
        </table:database-range>
        <table:database-range table:name="__Anonymous_Sheet_DB__6" table:target-range-address="10th.F1:10th.S104857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2" svg:font-family="Garamond"/>
    <style:font-face style:name="Garamond1" svg:font-family="Garamond" style:font-family-generic="roman"/>
    <style:font-face style:name="Garamond" svg:font-family="Garamond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date-style style:name="N134">
      <number:day-of-week/>
      <number:text>, </number:text>
      <number:month/>
      <number:text>/</number:text>
      <number:day/>
      <number:text>/</number:text>
      <number:year/>
    </number:date-style>
    <number:percentage-style style:name="N135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ext-properties fo:color="#212121" style:text-outline="false" style:text-line-through-style="none" style:text-line-through-type="none" style:font-name="Garamond" fo:font-family="Garamond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Failing" style:family="table-cell" style:parent-style-name="Default">
      <style:table-cell-properties fo:background-color="#ff3333"/>
    </style:style>
    <style:style style:name="EveryOtherRow" style:family="table-cell" style:parent-style-name="Default">
      <style:table-cell-properties fo:background-color="#eeeeee"/>
    </style:style>
    <style:style style:name="EveryOtherRow2" style:family="table-cell" style:parent-style-name="Default">
      <style:table-cell-properties fo:background-color="#cccccc"/>
    </style:style>
    <style:style style:name="Header" style:family="table-cell" style:parent-style-name="Default" style:data-style-name="N0">
      <style:table-cell-properties fo:border-bottom="none" fo:background-color="#99999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aramond1" fo:font-family="Garamond" style:font-family-generic="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3:33:45.929019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8:00:57.939542683</meta:creation-date>
    <dc:date>2017-12-01T13:34:08.799850075</dc:date>
    <meta:editing-duration>P36DT20H1M21S</meta:editing-duration>
    <meta:editing-cycles>1253</meta:editing-cycles>
    <meta:generator>LibreOffice/5.4.3.2$Linux_X86_64 LibreOffice_project/40m0$Build-2</meta:generator>
    <meta:print-date>2016-10-17T15:14:54.878387822</meta:print-date>
    <meta:document-statistic meta:table-count="8" meta:cell-count="8404" meta:object-count="0"/>
  </office:meta>
</office:document-meta>
</file>